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复活节后，西班牙将将前六个豹2A4坦克送到乌克兰</text:span>
</text:h>
      <text:p text:style-name="P4">
作者: ['АРМІЯINFORM']</text:p>
      <text:p text:style-name="P4">
时间: 2023-03-31T35:00:00-04:00</text:p>
      <text:p text:style-name="P4">
描述: “ Ozure，乌克兰人要求的负责人 - 对Impapovtryan的辩护。 至关重要...与乌克兰2022年的战争，与乌克兰的战争是今天的最新消息，今天与乌克兰2022年的新闻战争，今天的最后一场新闻是乌克兰和俄罗斯之间的战争，当与乌克兰与乌克兰战争之间的战争是否会发生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3/ispani.jpeg" text:style-name="Internet_20_link" text:visited-style-name="Visited_20_Internet_20_Link">
ispani.jpe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2" text:anchor-type="as-char" svg:width="6.9236in" svg:height="3.956343in" draw:z-index="0">
<draw:image xlink:href="../Images/AРМІЯINFORM/2023-03-31T35-00-00-04-00/ispani.jpeg" xlink:type="simple" xlink:show="embed" xlink:actuate="onLoad" draw:mime-type="image/jpeg"/>
</draw:frame>
“现在，乌克兰人的主要需求是防空。 这在战场上至关重要。 他们还需要长长的武器。 我们给他们提供了相当多的此类机会。 我们还研究它们并保证提供的武器提供。” Glavrapenthane Lloyd Austin说。 关于乌克兰收到现代战斗机的收到，乌克兰人将来会得到战斗机吗？ 我们都相信是的。 它可能是F16或其他第四架飞机。” 奥斯汀还认为，乌克兰有一个“非常好的机会”在2023年春季成功进行矛盾，而牺牲了俄罗斯军队和西方武器的巨大耗尽。</text:p>
      <text:p text:style-name="P4">
今年加拿大将向乌克兰提供加拿大24亿加元的贷款(18亿美元)支持预算。</text:p>
      <text:p text:style-name="P4">
复活节后，西班牙将将前六个豹2A4坦克送到乌克兰。</text:p>
      <text:p text:style-name="P4">
波兰计划在反攻势的前夕增加弹药的产量。 据总理马特斯·莫拉维斯基(Mateusz Moravtsky)称，波兰计划分配4.625亿美元的预算投资。</text:p>
      <text:p text:style-name="P4">
马里乌斯·布拉斯查克(Mariusz Blaschak)说，波兰已缔结了一份价值超过10亿个Zlotys的合同，用于生产22个移动性Bystra雷达站，以“保护自己免受俄罗斯的侵害”。</text:p>
      <text:p text:style-name="P4">
在波兰，将很快安装边界上的电子屏障，包括相机和运动传感器的系统。</text:p>
      <text:p text:style-name="P4">
波兰总理马特努斯·摩拉维茨基(Mateusz Moravetsky)批评国际奥林匹克委员会的决定，允许在某些条件下俄罗斯和白俄罗斯运动员的绿叶运动员。</text:p>
      <text:p text:style-name="P4">
塞尔维亚政府在欧盟的支持下，用绿色能力设备派出四辆卡车前往乌克兰，以支持乌克兰的能源部门。</text:p>
      <text:p text:style-name="P4">
欧洲能源联盟Ientso-E决定将乌克兰进口能力进一步提高到目前700兆瓦的850兆瓦。</text:p>
      <text:p text:style-name="P4">
法国国民议会是法国议会的下庭，采用了一项决议，在其中认可了1932  -  1933年的种族隔离人群的全体态度。</text:p>
      <text:p text:style-name="P4">
欧洲议会对占领乌克兰黄丝带的抵抗运动的行动一直保持着团结。</text:p>
      <text:p text:style-name="P4">
斯洛伐克议会谴责了俄罗斯联邦的罪行，犯下了针对乌克兰妇女观念的罪行。</text:p>
      <text:p text:style-name="P4">
美国总统乔·拜登(Joe Biden)表示，他担心俄罗斯计划将战术核武器放置在邻国白俄罗斯。在俄罗斯释放战略进攻武器后，美国停止了有关其核力量的数据传输。</text:p>
      <text:p text:style-name="P4">
布鲁塞尔正式确认了欧盟成员国自愿减少气体消耗15％的政治协议一年。</text:p>
      <text:p text:style-name="P4">
资料来源：<text:a xlink:type="simple" xlink:href="https://szru.gov.ua/news-media/publications/300323-ukraina-i-svit--proty-rosiiskoi-ahresii-sanktsii-v-dii" text:style-name="Internet_20_link" text:visited-style-name="Visited_20_Internet_20_Link">
乌克兰的外部情报服务</text:a>
</text:p>
      <text:p text:style-name="P4">
News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NEWS-->
      <text:h text:style-name="P10" text:outline-level="1">
<text:span text:style-name="T4">
据怀疑</text:span>
</text:h>
      <text:p text:style-name="P4">
作者: ['АРМІЯINFORM']</text:p>
      <text:p text:style-name="P4">
时间: 2023-03-31T36:00:00-04:00</text:p>
      <text:p text:style-name="P4">
描述: 对于专有的Kerivnitva办公室，已确定的检察长，与乌克兰2022的战争，与乌克兰的战争是今天的最新消息，今天与乌克兰2022年的新闻战，将于今天与乌克兰2022年，乌克兰和俄罗斯之间以及俄罗斯与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ofgen.jpeg" text:style-name="Internet_20_link" text:visited-style-name="Visited_20_Internet_20_Link">
ofgen.jpe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 text:anchor-type="as-char" svg:width="6.9236in" svg:height="4.661891in" draw:z-index="0">
<draw:image xlink:href="../Images/AРМІЯINFORM/2023-03-31T36-00-00-04-00/ofgen.jpeg" xlink:type="simple" xlink:show="embed" xlink:actuate="onLoad" draw:mime-type="image/jpeg"/>
</draw:frame>
在检察官办公室的程序指导下，可以确定，三名军人怀疑俄罗斯联邦武装部队违反了骨盆法律(艺术的第2部分。 28，艺术第1部分。 乌克兰《刑法》的438).</text:p>
      <text:p text:style-name="P4">
Про це<text:a xlink:type="simple" xlink:href="https://www.facebook.com/pgo.gov.ua/posts/pfbid02A3LJ3183wuZsrh6wJoJw1oZWtV6EME4srQp6YA469WErUjBhoKA6Nve7rr7p8TaGl" text:style-name="Internet_20_link" text:visited-style-name="Visited_20_Internet_20_Link">
повідомляє</text:a>
检察长办公室。</text:p>
      <text:p text:style-name="P4">
嫌疑人 - 第37卫队的军队机动步枪Don-Budapest Red Banner of Brigade红星的命令(37 OMSBR，军事单位69647)俄罗斯联邦，俄罗斯共和国的土著人，俄罗斯联邦蒂尔库特地区的奇塔地区。</text:p>
      <text:p text:style-name="P4">
根据调查，2022年3月，犯罪嫌疑人与其他军事人员一起是基夫地区的定居点之一。 他们恐吓和平，是由反恐怖主义行动力量的人和参与者寻求的，不断检查平民房屋的所有前提。</text:p>
      <text:p text:style-name="P4">
经过20天的占领，包括嫌疑人在内的俄罗斯军队开始闯入一个私人住宅的庭院，两个妇女在那里生活了一个年轻女孩。 它始终以三个人的成分不断变化。</text:p>
      <text:p text:style-name="P4">
犯罪嫌疑人不断地证明武器的存在，考虑到房屋中男人的看法，将其中一名妇女带到了他们被强奸的车库中。 目前，其他人仍在街上，以支持其亲戚和邻居的可能抵抗。</text:p>
      <text:p text:style-name="P4">
其中一个在占领期间犯下了性质的暴力行为，另一个在每天的一周中采取了两次此类行动，而第三次采取了这种行动。</text:p>
      <text:p text:style-name="P4">
预审调查是由乌克兰国家警察进行的。</text:p>
      <text:p text:style-name="P4">
News Source: <text:a xlink:type="simple" xlink:href="https://armyinform.com.ua/2023/03/31/trom-rashystam-yaki-pid-chas-okupacziyi-gvaltuvaly-zhinku-na-kyyivshhyni-povidomleno-pro-pidozru/" text:style-name="Internet_20_link" text:visited-style-name="Visited_20_Internet_20_Link">
https://armyinform.com.ua/2023/03/31/trom-rashystam-yaki-pid-chas-okupacziyi-gvaltuvaly-zhinku-na-kyyivshhyni-povidomleno-pro-pidozru/</text:a>
</text:p>
      <!--NEWS-->
      <text:h text:style-name="P10" text:outline-level="1">
<text:span text:style-name="T4">
麦当劳的俄罗斯模仿在工作的第一年是无利可图的</text:span>
</text:h>
      <text:p text:style-name="P4">
作者: ['АРМІЯINFORM']</text:p>
      <text:p text:style-name="P4">
时间: 2023-03-31T37:00:00-04:00</text:p>
      <text:p text:style-name="P4">
描述: Svist -post -post -Algrades中的新产品之一是美国同伴...与乌克兰2022年的战争，与乌克兰的最新新闻，今天与乌克兰2022年的新闻战争，今天将在乌克兰和俄罗斯之间发生战争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3/tochka_1.jpg" text:style-name="Internet_20_link" text:visited-style-name="Visited_20_Internet_20_Link">
tochka_1.jpg</text:a>
']</text:p>
      <text:p text:style-name="P4">
标签: ['STOPRUSSIA', 'АГРЕСІЯ РФ', 'ВТОРГНЕННЯ РФ', 'ЕКОНОМІКА РФ', 'КРАХ РОСІЙСЬКОЇ ЕКОНОМІКИ', 'СЛУЖБА ЗОВНІШНЬОЇ РОЗВІДКИ УКРАЇНИ']</text:p>
      <text:p text:style-name="P4">
类别: News</text:p>
      <!--METADATA-->
      <text:p text:style-name="P4">
<draw:frame draw:style-name="fr1" draw:name="Image4" text:anchor-type="as-char" svg:width="6.9236in" svg:height="4.519361in" draw:z-index="0">
<draw:image xlink:href="../Images/AРМІЯINFORM/2023-03-31T37-00-00-04-00/tochka_1.jpg" xlink:type="simple" xlink:show="embed" xlink:actuate="onLoad" draw:mime-type="image/jpeg"/>
</draw:frame>
嘉吉是世界上最大的农业供应商之一，它是俄罗斯谷物十大出口商的一部分，它将停止从下一个农业年份出口谷物(12023年7月至2024年6月30日).</text:p>
      <text:p text:style-name="P4">
Австрійські інвестори вимагають від банківської групи Raiffeisen BankInternational під час загальних зборів зробити чіткі заяви щодо подальшої долібізнесу в росії.</text:p>
      <text:p text:style-name="P4">
уряд рф всіляко намагається завадити іноземним компаніям позбутися бізнесу наросії та додатково нажитися на їхньому капіталі: останнім рішенням є вимогасплати до російського бюджету 10 % вартості активів компаній, оцінених під часпродажу.</text:p>
      <text:p text:style-name="P4">
Видобуток газу на найбільших родовищах західного сибіру впаде на третину до2040 року через виснаження запасів, що легко видобуваються, попередив урядглава міненерго ніколай шульгінов. До 2040 року показник видобутку газу внадим-пур-тазовському регіоні ямало-ненецького автономного округу скоротитьсядо 255 млрд. За даними росстату, 2022 року в росії було видобуто близько 672млрд кубометрів газу. З урахуванням прогнозу шульгінова щодо падіння видобуткув янао, загальний показник може впасти до 460 млрд куб. м, або більш як на 30%. При цьому обсяг внутрішнього споживання газу в росії становить 470 млрд.куб. м, як раніше оцінював віце-прем’єр алєксандр новак. Таким чином, росіяможе не мати вільних обсягів для експорту. Падіння видобутку на 30 % можепризвести до скорочення надходжень до бюджету на 1 трлн руб.</text:p>
      <text:p text:style-name="P4">
Продажі на рф мобільних пристроїв (耳机，“智能”手表，健身追踪器)第一季度将减少20％。 去年夏天开始的伪造设备的数量是由俄罗斯造成的。 鲜为人知的制造商的技术已经占据了几乎一半的俄罗斯，一些电子商店认识到其与著名外国品牌的生产的视觉相似性，但警告说，它只是一个“复制品”。 还有很高的风险是，为其他国家设计的设备将在俄罗斯不起作用，或者以后会关闭。非营利组织“ Rosian System倾销”在检查日本美食，商店，高级级零售网络的著名网络餐厅期间，在40％的产品中发现了40％的大肠杆菌，以及一家Listeriabacterium，一家Listeriabacterium，可能导致李斯特氏病。</text:p>
      <text:p text:style-name="P4">
在2022年第四季度，按国际财务报告按国际标准的俄罗斯伦塔大型超市的净利润为95％ - 高达2.07亿卢布； 根据年度结果，64.5％ - 高达4.85毫升卢布。</text:p>
      <text:p text:style-name="P4">
莫斯科物理学和技术大学的学生被迫教中文。 从课程中排除了西班牙语，德国Tafntzuz。 相反，为学生提供了两个小时的英语。 该大学的新闻服务指出，毕业生应依靠其科学和研究工作在最新的科学出版物上，其中27％是用中文编写的。 此外，大学打算教学生阅读技术文档，俄罗斯联合会越来越多地以中文存在。</text:p>
      <text:p text:style-name="P4">
联邦服务局局长伊斯波尼亚(Ispolnia)下令Zheyev向Rosttek Corporation的负责人派出了一张正式传单，并提出了生产生产的定罪者，并为军事工业综合体的需求提供各种服务。 同时，Tambov面包店开始生产无人机，因为需要在乌克兰战斗的俄罗斯联邦占领部队。</text:p>
      <text:p text:style-name="P4">
在所谓的“东部垃圾填埋场”上，其中包括克拉斯诺亚尔斯克，极端西伯利亚人，跨杆人和俄罗斯的达内沃斯塔铁路，引入了货物运输的优先级：军事货物，紧急情况，紧急情况，货物，代表普京和煤炭。 石油和天然气公司抱怨运输组织中的“系统困难”，这导致了向消费者供应原材料的供应，并要求政府将其添加到第四组运输序列中。</text:p>
      <text:p text:style-name="P4">
俄罗斯的移动运营商将废除伊扎克斯坦，吉尔吉扎和亚美尼亚的漫游。</text:p>
      <text:p text:style-name="P4">
资料来源：<text:a xlink:type="simple" xlink:href="https://szru.gov.ua/news-media/publications/300323-ukraina-i-svit--proty-rosiiskoi-ahresii-sanktsii-v-dii" text:style-name="Internet_20_link" text:visited-style-name="Visited_20_Internet_20_Link">
乌克兰的外部情报服务</text:a>
</text:p>
      <text:p text:style-name="P4">
News Source: <text:a xlink:type="simple" xlink:href="https://armyinform.com.ua/2023/03/31/rosijska-parodiya-na-mcdonalds-vyyavylasya-zbytkovoyu-u-pershyj-zhe-rik-roboty/" text:style-name="Internet_20_link" text:visited-style-name="Visited_20_Internet_20_Link">
https://armyinform.com.ua/2023/03/31/rosijska-parodiya-na-mcdonalds-vyyavylasya-zbytkovoyu-u-pershyj-zhe-rik-roboty/</text:a>
</text:p>
      <!--NEWS-->
      <text:h text:style-name="P10" text:outline-level="1">
<text:span text:style-name="T4">
内阁批准从可能的敌对行动的领土上提供业务赠款</text:span>
</text:h>
      <text:p text:style-name="P4">
作者: ['АРМІЯINFORM']</text:p>
      <text:p text:style-name="P4">
时间: 2023-03-31T38:00:00-04:00</text:p>
      <text:p text:style-name="P4">
描述: 支队正在阐明voznutsky oses的标准，雅基·梅（Yaki May）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06/fejk-groshi-1.jpg" text:style-name="Internet_20_link" text:visited-style-name="Visited_20_Internet_20_Link">
fejk-groshi-1.jpg</text:a>
']</text:p>
      <text:p text:style-name="P4">
标签: ['STOPRUSSIA', 'АГРЕСІЯ РФ', 'ВТОРГНЕННЯ РФ', 'МІНРЕІНТЕГРАЦІЇ']</text:p>
      <text:p text:style-name="P4">
类别: News</text:p>
      <!--METADATA-->
      <text:p text:style-name="P4">
<draw:frame draw:style-name="fr1" draw:name="Image5" text:anchor-type="as-char" svg:width="6.9236in" svg:height="4.33302in" draw:z-index="0">
<draw:image xlink:href="../Images/AРМІЯINFORM/2023-03-31T38-00-00-04-00/fejk-groshi-1.jpg" xlink:type="simple" xlink:show="embed" xlink:actuate="onLoad" draw:mime-type="image/jpeg"/>
</draw:frame>
政府已经阐明了确定有权申请赠款以创建或发展自己的业务的人的标准。</text:p>
      <text:p text:style-name="P4">
关于它<text:a xlink:type="simple" xlink:href="https://minre.gov.ua/2023/03/30/kabmin-shvalyv-nadannya-grantiv-biznesu-z-terytorij-mozhlyvyh-bojovyh-dij/" text:style-name="Internet_20_link" text:visited-style-name="Visited_20_Internet_20_Link">
报告</text:a>
乌克兰暂时占领领土的重新融入部。</text:p>
      <text:p text:style-name="P4">
相应的变化是由经济部根据免疫改善的倡议开发的。 从现在开始，来自可能的战斗人员领土领土的商业实体也将能够索取赠款。</text:p>
      <text:p text:style-name="P4">
例如，这些领土包括哈尔基夫地区的很大一部分，但同时没有经济和商业活动。</text:p>
      <text:p text:style-name="P4">
仅针对在主动敌对行动的临时占领领土上进行的实体提供限制，该实体未根据重返社会命令的部门确定完成的日期或敌对行动的日期。</text:p>
      <text:p text:style-name="P4">
<text:span text:style-name="T4">
采用更改涉及以下状态计划：</text:span>
</text:p>
      <text:p text:style-name="P4">
<text:span text:style-name="T5">
为创建或开发自己的业务提供微观奖励； </text:span>
为园艺，浆果和葡萄栽培的创造或发展提供赠款； *授予建立或开发温室的赠款。</text:p>
      <text:p text:style-name="P4">
此外，部长的内阁批准了为敌对行动，由于战争及其家人而授予参与者的程序。 根据员工人数，退伍军人将能够获得2.5亿至100万的Hryvnias的赠款。 这是为了促进国内流离失所者的新工作，并由退伍军人解释。</text:p>
      <text:p text:style-name="P4">
News Source: <text:a xlink:type="simple" xlink:href="https://armyinform.com.ua/2023/03/31/kabmin-shvalyv-nadannya-grantiv-biznesu-z-terytorij-mozhlyvyh-bojovyh-dij/" text:style-name="Internet_20_link" text:visited-style-name="Visited_20_Internet_20_Link">
https://armyinform.com.ua/2023/03/31/kabmin-shvalyv-nadannya-grantiv-biznesu-z-terytorij-mozhlyvyh-bojovyh-dij/</text:a>
</text:p>
      <!--NEWS-->
      <text:h text:style-name="P10" text:outline-level="1">
<text:span text:style-name="T4">
打击错误信息的中心揭示了白天被占用者传播的操纵</text:span>
</text:h>
      <text:p text:style-name="P4">
作者: ['АРМІЯINFORM']</text:p>
      <text:p text:style-name="P4">
时间: 2023-03-31T39:00:00-04:00</text:p>
      <text:p text:style-name="P4">
描述: Wizin -Formati Viyaviv中心将于2010年3月30日缝制：假...与乌克兰2022年的战争，与乌克兰的战争，今天与乌克兰的最新新闻，新闻战争，乌克兰2022年最后一次与乌克兰的新闻，今天，将在今天发生战争，将在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3/336794006_763070498543766_3832786597724948784_n.jpg" text:style-name="Internet_20_link" text:visited-style-name="Visited_20_Internet_20_Link">
336794006_763070498543766_3832786597724948784_n.jpg</text:a>
']</text:p>
      <text:p text:style-name="P4">
标签: ['ДЕЗІНФОРМАЦІЯ', 'РОСІЙСЬКІ ФЕЙКИ', 'ФЕЙКИ РФ', 'ЦЕНТР ПРОТИДІЇ ДЕЗІНФОРМАЦІЇ']</text:p>
      <text:p text:style-name="P4">
类别: News</text:p>
      <!--METADATA-->
      <text:p text:style-name="P4">
<draw:frame draw:style-name="fr1" draw:name="Image6" text:anchor-type="as-char" svg:width="6.9236in" svg:height="5.683122in" draw:z-index="0">
<draw:image xlink:href="../Images/AРМІЯINFORM/2023-03-31T39-00-00-04-00/336794006_763070498543766_3832786597724948784_n.jpg" xlink:type="simple" xlink:show="embed" xlink:actuate="onLoad" draw:mime-type="image/jpeg"/>
</draw:frame>
打击错误信息中心发现，在30.03.2023中，入侵者传播：</text:p>
      <text:p text:style-name="P4">
<text:span text:style-name="T4">
 伪造的 </text:span>
</text:p>
      <text:p text:style-name="P4">
俄罗斯外交部外交部的副手说：“在基辅，他们忽略了Zaporizhzhya NPP的安全问题，并准备隐瞒其政治野心。”</text:p>
      <text:p text:style-name="P4">
<text:span text:style-name="T4">
错误信息</text:span>
</text:p>
      <text:p text:style-name="P4">
卢甘斯克(Lugansk)合作者A. Marochko表示：“乌克兰已在巴赫穆特瓦(Bakhmutversion-Reconnaissance)团体下转移，穿着俄罗斯联邦武装部队的形式。 …在角色下，他们执行总部的单独任务，并用作快速响应的组。”</text:p>
      <text:p text:style-name="P4">
<text:span text:style-name="T4">
操纵</text:span>
</text:p>
      <text:p text:style-name="P4">
扎克哈罗夫(RFM)的外交部发言人终止了基辅 - 佩奇斯克·拉夫拉(Kiev-Pechersk Lavra)的租赁。 Zelensky和其他乌克兰神 - 破坏者对问题不感兴趣，他们仅由个人丰富的愿望来管理。 …这是美国和君士坦丁堡支持的任意性。 这种行动以最糟糕的一词浸入了中世纪的乌克兰。”</text:p>
      <text:p text:style-name="P4">
News Source: <text:a xlink:type="simple" xlink:href="https://armyinform.com.ua/2023/03/31/czentr-protydiyi-dezinformacziyi-vyyavyv-yaki-manipulyacziyi-okupanty-poshyryly-30-bereznya/" text:style-name="Internet_20_link" text:visited-style-name="Visited_20_Internet_20_Link">
https://armyinform.com.ua/2023/03/31/czentr-protydiyi-dezinformacziyi-vyyavyv-yaki-manipulyacziyi-okupanty-poshyryly-30-bereznya/</text:a>
</text:p>
      <!--NEWS-->
      <text:h text:style-name="P10" text:outline-level="1">
<text:span text:style-name="T4">
关于白俄罗斯，经济中雇用的数量记录了另一种反记录</text:span>
</text:h>
      <text:p text:style-name="P4">
作者: ['АРМІЯINFORM']</text:p>
      <text:p text:style-name="P4">
时间: 2023-03-31T40:00:00-04:00</text:p>
      <text:p text:style-name="P4">
描述: 美国国会有一项新的民主法律，主权是正确的...与乌克兰2022年的战争，与乌克兰的最新新闻，今天与乌克兰的新闻战争，今天与乌克兰的新闻战争最后一次，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1/lukashenko-breshe.jpg" text:style-name="Internet_20_link" text:visited-style-name="Visited_20_Internet_20_Link">
lukashenko-breshe.jpg</text:a>
']</text:p>
      <text:p text:style-name="P4">
标签: ['STOPRUSSIA', 'АГРЕСІЯ РФ', 'БІЛОРУСЬ', 'ВТОРГНЕННЯ РФ']</text:p>
      <text:p text:style-name="P4">
类别: News</text:p>
      <!--METADATA-->
      <text:p text:style-name="P4">
<draw:frame draw:style-name="fr1" draw:name="Image7" text:anchor-type="as-char" svg:width="6.9236in" svg:height="4.3161in" draw:z-index="0">
<draw:image xlink:href="../Images/AРМІЯINFORM/2023-03-31T40-00-00-04-00/lukashenko-breshe.jpg" xlink:type="simple" xlink:show="embed" xlink:actuate="onLoad" draw:mime-type="image/jpeg"/>
</draw:frame>
美国国会正在制定关于民主的新法律，白俄罗斯人类主权的主权。 法律的更新将使白俄罗斯民主运动和民间社会的帮助更加有效。</text:p>
      <text:p text:style-name="P4">
拉脱维亚国家公司LatvijasDzelzceļš(拉脱维亚铁路)她对Belzhd Wagon Park的所有货物运输进行了无限期禁令。 它适用于装载和空杆，以及向其他承运人出租的棒。 现在将在拉脱维亚联系。</text:p>
      <text:p text:style-name="P4">
立陶宛国家安全与国防部的SEJM委员会已更新了针对乌克兰的军事侵略法律草案。除其他外，该项目包括禁止塔罗西亚进口塔罗西亚进口塔罗西亚的人。 早些时候，立陶宛服务记录了白俄罗斯塔罗士(Belarus Tarosia)的乌克兰货币现金流量增加。 他们认为，在战斗人员期间，乌克兰可以偷钱，现在他们正试图在立陶宛合法化。</text:p>
      <text:p text:style-name="P4">
2月，白俄罗斯在欧亚国家的年度农产品价格上涨方面首先出现了，到去年2月，这一价格上涨了19.7％。 为了进行比较：在亚美尼亚，在哈萨克斯坦，价格上涨了8.4％，增长了7.3％。</text:p>
      <text:p text:style-name="P4">
据Belstat称，白俄罗斯的下一个反记录是经济剂量的记录。 2月，有400万人1.724亿人。 较早的数字在去年12月记录。 对于经济中的这一数量的员工，低于400万人的标记不反对。 3月28日，该国共有1万名工人不够</text:p>
      <text:p text:style-name="P4">
根据白俄罗斯理事会的决定，国防部于2023年举行了9000名军人的军事会议。</text:p>
      <text:p text:style-name="P4">
资料来源：<text:a xlink:type="simple" xlink:href="https://szru.gov.ua/news-media/publications/300323-ukraina-i-svit--proty-rosiiskoi-ahresii-sanktsii-v-dii" text:style-name="Internet_20_link" text:visited-style-name="Visited_20_Internet_20_Link">
乌克兰的外部情报服务</text:a>
</text:p>
      <text:p text:style-name="P4">
News Source: <text:a xlink:type="simple" xlink:href="https://armyinform.com.ua/2023/03/31/na-bilorusi-zafiksuvaly-chergovyj-antyrekord-za-kilkistyu-zajnyatyh-v-ekonomiczi/" text:style-name="Internet_20_link" text:visited-style-name="Visited_20_Internet_20_Link">
https://armyinform.com.ua/2023/03/31/na-bilorusi-zafiksuvaly-chergovyj-antyrekord-za-kilkistyu-zajnyatyh-v-ekonomiczi/</text:a>
</text:p>
      <!--NEWS-->
      <text:h text:style-name="P10" text:outline-level="1">
<text:span text:style-name="T4">
俄罗斯联邦将乌克兰人附加到所谓的“人道主义”任务中的努力 - 敌对宣传的另一种行为</text:span>
</text:h>
      <text:p text:style-name="P4">
作者: ['АРМІЯINFORM']</text:p>
      <text:p text:style-name="P4">
时间: 2023-03-31T41:00:00-04:00</text:p>
      <text:p text:style-name="P4">
描述: dezhava-agresorkoy我被自己的“人道主义者”绘制在自己的特里特（Teritor），……与乌克兰2022年的战争，与乌克兰与乌克兰的最新新闻，今天与乌克兰的新闻战争，乌克兰2022年最后一次，将在今天，乌克兰和俄罗斯之间的战争将是一场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1/koordshtab.jpg" text:style-name="Internet_20_link" text:visited-style-name="Visited_20_Internet_20_Link">
koordshtab.jpg</text:a>
']</text:p>
      <text:p text:style-name="P4">
标签: ['STOPRUSSIA', 'АГРЕСІЯ РФ', 'ВТОРГНЕННЯ РФ', 'КООРДИНАЦІЙНИЙ ШТАБ']</text:p>
      <text:p text:style-name="P4">
类别: News</text:p>
      <!--METADATA-->
      <text:p text:style-name="P4">
<draw:frame draw:style-name="fr1" draw:name="Image8" text:anchor-type="as-char" svg:width="6.9236in" svg:height="5.971605in" draw:z-index="0">
<draw:image xlink:href="../Images/AРМІЯINFORM/2023-03-31T41-00-00-04-00/koordshtab.jpg" xlink:type="simple" xlink:show="embed" xlink:actuate="onLoad" draw:mime-type="image/jpeg"/>
</draw:frame>
Dezhava-Gagressor开始自行发起所谓的“人道主义措施”，该作品宣布乌克兰官员的参与，包括协调总部的代表，负责战俘管理。</text:p>
      <text:p text:style-name="P4">
关于它<text:a xlink:type="simple" xlink:href="https://koordshtab.gov.ua/archive/1295" text:style-name="Internet_20_link" text:visited-style-name="Visited_20_Internet_20_Link">
告知</text:a>
战俘的协调总部。</text:p>
      <text:p text:style-name="P4">
有关参与俄罗斯一方发起的任何眼睛或信函事件的信息，乌克兰的代表并非如此。 这样的匿名和陈述旨在抹黑乌克兰官员。</text:p>
      <text:p text:style-name="P4">
类似的挑衅是敌人IPSO的一种形式。 在人道目标的掩护下，他们确实被要求复制国际组织的工作，即侵略者国家不允许将囚犯和平民人质和被驱逐的儿童置于侵略者国家。</text:p>
      <text:p text:style-name="P4">
我们敦促俄罗斯一方履行日内瓦公约，以确保Chervonoro -Rrest国际委员会代表的精致和完整地进入拘留所，而不是出于宣传目的进行伪造。</text:p>
      <text:p text:style-name="P4">
协调总部进行的工作以解放我们所有挑衅性囚禁的公民是在封闭的模式下进行的，并且不涉及参与这一无与伦比的人。</text:p>
      <text:p text:style-name="P4">
侵略者国家代表将乌克兰人附加到所谓的“人道主义”措施或任务中只是俄罗斯宣传的另一种行为。</text:p>
      <text:p text:style-name="P4">
News Source: <text:a xlink:type="simple" xlink:href="https://armyinform.com.ua/2023/03/31/namagannya-rf-doluchyty-ukrayincziv-do-tak-zvanyh-gumanitarnyh-misij-chergovyj-akt-vorozhoyi-propagandy/" text:style-name="Internet_20_link" text:visited-style-name="Visited_20_Internet_20_Link">
https://armyinform.com.ua/2023/03/31/namagannya-rf-doluchyty-ukrayincziv-do-tak-zvanyh-gumanitarnyh-misij-chergovyj-akt-vorozhoyi-propagandy/</text:a>
</text:p>
      <!--NEWS-->
      <text:h text:style-name="P10" text:outline-level="1">
<text:span text:style-name="T4">
我们的战士白天击退了80多次敌人袭击</text:span>
</text:h>
      <text:p text:style-name="P4">
作者: ['АРМІЯINFORM']</text:p>
      <text:p text:style-name="P4">
时间: 2023-03-31T42:00:00-04:00</text:p>
      <text:p text:style-name="P4">
描述: 在Teritarian，Bilorus Trivay，与Pidogotovka Pidrozhiv作战...与乌克兰2022年的战争，与乌克兰的最新新闻战争，今天与乌克兰2022年最后一次与乌克兰的新闻战争，乌克兰和俄罗斯之间的战争将与俄罗斯和俄罗斯之间发生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1/zsu-1.jpg" text:style-name="Internet_20_link" text:visited-style-name="Visited_20_Internet_20_Link">
zsu-1.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9" text:anchor-type="as-char" svg:width="6.9236in" svg:height="3.894525in" draw:z-index="0">
<draw:image xlink:href="../Images/AРМІЯINFORM/2023-03-31T42-00-00-04-00/zsu-1.jpg" xlink:type="simple" xlink:show="embed" xlink:actuate="onLoad" draw:mime-type="image/jpeg"/>
</draw:frame>
**🔥i</text:p>
      <text:p text:style-name="P4">
在白俄罗斯共和国领土上，有对俄罗斯联邦武装部队领土部队的战斗训练的措施。 对手精确地在库尔斯克塔布尔戈罗德地区的边界地区维持军事存在。</text:p>
      <text:p text:style-name="P4">
在Facebook上关于它<text:a xlink:type="simple" xlink:href="https://www.facebook.com/GeneralStaff.ua/posts/pfbid0WXsJZroUpoxWQgybrgHzchfP1GcEYcwE8nsYzFoM4pYWAWnzzz3gqho9UoZJKVRvl" text:style-name="Internet_20_link" text:visited-style-name="Visited_20_Internet_20_Link">
报告</text:a>
武装部队的总人员。</text:p>
      <text:p text:style-name="P4">
“敌人专注于纳兹皮扬斯基，莱曼，巴赫穆特，阿夫迪夫斯基和马林斯卡亚的进攻行动的主要努力。 乌克兰国防军部队反映了80多次敌方袭击。 Bigorivka，Bakhmut，Avdiivka和Marinka定居点仍然是敌对行动的蔬菜。”</text:p>
      <text:p text:style-name="P4">
News Source: <text:a xlink:type="simple" xlink:href="https://armyinform.com.ua/2023/03/31/nashi-voyiny-protyagom-doby-vidbyly-ponad-80-vorozhyh-atak/" text:style-name="Internet_20_link" text:visited-style-name="Visited_20_Internet_20_Link">
https://armyinform.com.ua/2023/03/31/nashi-voyiny-protyagom-doby-vidbyly-ponad-80-vorozhyh-atak/</text:a>
</text:p>
      <!--NEWS-->
      <text:h text:style-name="P10" text:outline-level="1">
<text:span text:style-name="T4">
乌克兰的国防军中和9个敌对的无人机“ Shahaned-136”</text:span>
</text:h>
      <text:p text:style-name="P4">
作者: ['АРМІЯINFORM']</text:p>
      <text:p text:style-name="P4">
时间: 2023-03-31T43:00:00-04:00</text:p>
      <text:p text:style-name="P4">
描述: 在Kurkiyansky ta Limanskoye，Vorog Viv的前进不成功...与乌克兰2022年的战争，与乌克兰的最新新闻战争，今天与乌克兰2022年的新闻战争，乌克兰与乌克兰和俄罗斯之间的战争将与乌克兰之间的战争，当在不久的将来，是否会与乌克兰进行战争，与乌克兰的战争，今天的乌克兰新闻，乌克兰新闻在俄罗斯的乌克兰新闻</text:p>
      <text:p text:style-name="P4">
图片: ['<text:a xlink:type="simple" xlink:href="https://armyinform.com.ua/wp-content/uploads/2023/03/ataka-droniv-1.jpg" text:style-name="Internet_20_link" text:visited-style-name="Visited_20_Internet_20_Link">
ataka-droniv-1.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10" text:anchor-type="as-char" svg:width="6.9236in" svg:height="3.894525in" draw:z-index="0">
<draw:image xlink:href="../Images/AРМІЯINFORM/2023-03-31T43-00-00-04-00/ataka-droniv-1.jpg" xlink:type="simple" xlink:show="embed" xlink:actuate="onLoad" draw:mime-type="image/jpeg"/>
</draw:frame>
Shahamed Type UAV。 说明性照片<text:span text:style-name="T4">
🔥俄罗斯完成的情况</text:span>
</text:p>
      <text:p text:style-name="P4">
在库皮斯克(Kupyansk)和利曼(Liman)的指示中，敌人领导了斯特尔马基夫卡(Stelmakhivka)，库兹明(Kuzmin)和贝雷斯托夫(Berestov)地区的不成功进攻活动。 炮兵剪切是一个两年两年，西方，两年，Masyutivka，Sinkivka Kupyansk Ikrohmal Kharkiv地区； Novoselovskoye，Nevskoye和Bigoriv Kalugansk地区，以及Rozdolivka，Wells，Torke，Siversk，并提供给Donetsk地区。</text:p>
      <text:p text:style-name="P4">
在Facebook上关于它<text:a xlink:type="simple" xlink:href="https://www.facebook.com/GeneralStaff.ua/posts/pfbid0WXsJZroUpoxWQgybrgHzchfP1GcEYcwE8nsYzFoM4pYWAWnzzz3gqho9UoZJKVRvl" text:style-name="Internet_20_link" text:visited-style-name="Visited_20_Internet_20_Link">
报告</text:a>
武装部队的总人员。</text:p>
      <text:p text:style-name="P4">
“敌人继续忽略战争的法律和习俗，利用我国平民公民的恐怖分子对应的策略。 到了晚上，随着S-300项目的使用，在城市的平民基础设施上制作了9个火箭发射器。 对于航空罢工的任务，他使用了1036年的10次冲击无人机，其中9个摧毁了我们的捍卫者。”</text:p>
      <text:p text:style-name="P4">
News Source: <text:a xlink:type="simple" xlink:href="https://armyinform.com.ua/2023/03/31/syly-oborony-ukrayiny-zneshkodyly-9-vorozhyh-bpla-shahed-136/" text:style-name="Internet_20_link" text:visited-style-name="Visited_20_Internet_20_Link">
https://armyinform.com.ua/2023/03/31/syly-oborony-ukrayiny-zneshkodyly-9-vorozhyh-bpla-shahed-136/</text:a>
</text:p>
      <!--NEWS-->
      <text:h text:style-name="P10" text:outline-level="1">
<text:span text:style-name="T4">
乌克兰炮兵袭击了管理点和敌人的6个重点领域</text:span>
</text:h>
      <text:p text:style-name="P4">
作者: ['АРМІЯINFORM']</text:p>
      <text:p text:style-name="P4">
时间: 2023-03-31T44:00:00-04:00</text:p>
      <text:p text:style-name="P4">
描述: 在巴赫穆特州，Vorog是袭击对我们Zahisniki Mista Bakhmut的袭击...与2022年与乌克兰的战争，与乌克兰的战争是今天的最新新闻，这是与乌克兰2022年与乌克兰的新闻，今天将有今天，将会有乌克兰和俄罗斯之间的战争以及2022年与乌克兰的战争是一年在俄罗斯的乌克兰媒体</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11" text:anchor-type="as-char" svg:width="6.9236in" svg:height="3.80798in" draw:z-index="0">
<draw:image xlink:href="../Images/AРМІЯINFORM/2023-03-31T44-00-00-04-00/raketni-vijska-ta-artyleriya-nazemnyh-ugrupovan-vijsk.jpg" xlink:type="simple" xlink:show="embed" xlink:actuate="onLoad" draw:mime-type="image/jpeg"/>
</draw:frame>
说明性照片<text:span text:style-name="T4">
🔥俄罗斯入侵的情况</text:span>
</text:p>
      <text:p text:style-name="P4">
在巴赫穆特(Bakhmut)的方向上，敌人继续袭击巴赫穆特(Bakhmut)，我们的组织击退了22次袭击。 同时，敌人在顿涅茨克地区的Orikhovo-vasylivka地区领导了不成功的进攻。</text:p>
      <text:p text:style-name="P4">
在Facebook上关于它<text:a xlink:type="simple" xlink:href="https://www.facebook.com/GeneralStaff.ua/posts/pfbid0WXsJZroUpoxWQgybrgHzchfP1GcEYcwE8nsYzFoM4pYWAWnzzz3gqho9UoZJKVRvl" text:style-name="Internet_20_link" text:visited-style-name="Visited_20_Internet_20_Link">
报告</text:a>
武装部队的总人员。</text:p>
      <text:p text:style-name="P4">
“在过去的一天中，国防军的航空在集中力量中袭击了6杆。 该消息写道。</text:p>
      <text:p text:style-name="P4">
News Source: <text:a xlink:type="simple" xlink:href="https://armyinform.com.ua/2023/03/31/ukrayinski-artylerysty-vrazyly-punkt-upravlinnya-ta-6-rajoniv-zoseredzhennya-protyvnyka/" text:style-name="Internet_20_link" text:visited-style-name="Visited_20_Internet_20_Link">
https://armyinform.com.ua/2023/03/31/ukrayinski-artylerysty-vrazyly-punkt-upravlinnya-ta-6-rajoniv-zoseredzhennya-protyvnyka/</text:a>
</text:p>
      <!--NEWS-->
      <text:h text:style-name="P10" text:outline-level="1">
<text:span text:style-name="T4">
乌克兰为退伍军人提出了“战争无形后果”的最新指南</text:span>
</text:h>
      <text:p text:style-name="P4">
作者: ['АРМІЯINFORM']</text:p>
      <text:p text:style-name="P4">
时间: 2023-03-31T45:00:00-04:00</text:p>
      <text:p text:style-name="P4">
描述: Dovidnik Bulo Pid是由2020年Rotski Nato Zviskovokova Kar'ri制作的...与乌克兰2022年的战争，与乌克兰的最新新闻，今天与乌克兰的新闻战争，今天与乌克兰2022年的新闻战争，今天将在乌克兰和俄罗斯之间发生战争，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2/12/630_360_1462927657-8164.jpg" text:style-name="Internet_20_link" text:visited-style-name="Visited_20_Internet_20_Link">
630_360_1462927657-8164.jpg</text:a>
']</text:p>
      <text:p text:style-name="P4">
标签: ['ВЕТЕРАНИ', 'МІНВЕТЕРАНІВ', 'ПТСР']</text:p>
      <text:p text:style-name="P4">
类别: News</text:p>
      <!--METADATA-->
      <text:p text:style-name="P4">
<draw:frame draw:style-name="fr1" draw:name="Image12" text:anchor-type="as-char" svg:width="6.9236in" svg:height="3.954686in" draw:z-index="0">
<draw:image xlink:href="../Images/AРМІЯINFORM/2023-03-31T45-00-00-04-00/630_360_1462927657-8164.jpg" xlink:type="simple" xlink:show="embed" xlink:actuate="onLoad" draw:mime-type="image/jpeg"/>
</draw:frame>
该目录由北约的课程职业计划于2020年为乌克兰的北约民用办公室编写，这是乌克兰退伍军人部建设的一部分。 鉴于目录的实际利益和相关性，在2023年，它是针对医生，社会和社会雇员，公共和志愿组织成员的众多要求，这些要求在其恢复的不同阶段被退伍军人烘烤。</text:p>
      <text:p text:style-name="P4">
关于它<text:a xlink:type="simple" xlink:href="https://mva.gov.ua/ua/news/minveteraniv-prezentuye-onovlenij-pislya-shirokomasshtabnoyi-agresiyi-rf-dovidnik-nevidimi-naslidki-vijni" text:style-name="Internet_20_link" text:visited-style-name="Visited_20_Internet_20_Link">
报告</text:a>
乌克兰退伍军人部。</text:p>
      <text:p text:style-name="P4">
该出版物是根据与家庭的退伍军人合作，科学工作和国际经验的实践经验准备的，专门致力于处理创伤及其后果的各个方面。 此<text:a xlink:type="simple" xlink:href="https://mva.gov.ua/storage/app/sites/1/uploaded-files/%D0%9D%D0%B5%D0%B2%D0%B8%D0%B4%D0%B8%D0%BC%D1%96%20%D0%BD%D0%B0%D1%81%D0%BB%D1%96%D0%B4%D0%BA%D0%B8%20%D0%B2%D1%96%D0%B9%D0%BD%D0%B8%202023.pdf" text:style-name="Internet_20_link" text:visited-style-name="Visited_20_Internet_20_Link">
手册</text:a>
这是一个有用且有效的工具，以可访问的形式提供了步骤 - 逐步指示和建议，以识别和克服发生战争的人的PTSD和其他非负性心理状态的后果。</text:p>
      <text:p text:style-name="P4">
News Source: <text:a xlink:type="simple" xlink:href="https://armyinform.com.ua/2023/03/31/v-ukrayini-prezentuvaly-onovlenyj-dovidnyk-dlya-veteraniv-nevydymi-naslidky-vijny/" text:style-name="Internet_20_link" text:visited-style-name="Visited_20_Internet_20_Link">
https://armyinform.com.ua/2023/03/31/v-ukrayini-prezentuvaly-onovlenyj-dovidnyk-dlya-veteraniv-nevydymi-naslidky-vijny/</text:a>
</text:p>
      <!--NEWS-->
      <text:h text:style-name="P10" text:outline-level="1">
<text:span text:style-name="T4">
国防军一天淘汰了近500名入侵者，摧毁了5个坦克和9个无人机</text:span>
</text:h>
      <text:p text:style-name="P4">
作者: ['АРМІЯINFORM']</text:p>
      <text:p text:style-name="P4">
时间: 2023-03-31T46:00:00-04:00</text:p>
      <text:p text:style-name="P4">
描述: Zagalni Boyov，在02.24.22至03/31/23 Orintovo成为：...与乌克兰2022年战争，与乌克兰的战争，今天与乌克兰的最新新闻，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vtraty_03-31-2023-scaled.jpg" text:style-name="Internet_20_link" text:visited-style-name="Visited_20_Internet_20_Link">
vtraty_03-31-2023-scaled.jpg</text:a>
']</text:p>
      <text:p text:style-name="P4">
标签: ['ВТРАТИ ВОРОГА', 'ГШ ЗС УКРАЇНИ']</text:p>
      <text:p text:style-name="P4">
类别: News</text:p>
      <!--METADATA-->
      <text:p text:style-name="P4">
<draw:frame draw:style-name="fr1" draw:name="Image13" text:anchor-type="as-char" svg:width="6.9236in" svg:height="6.975527in" draw:z-index="0">
<draw:image xlink:href="../Images/AРМІЯINFORM/2023-03-31T46-00-00-04-00/vtraty_03-31-2023-scaled.jpg" xlink:type="simple" xlink:show="embed" xlink:actuate="onLoad" draw:mime-type="image/jpeg"/>
</draw:frame>
从24.02.22到31.03.23的敌人的总损失将定向：</text:p>
      <text:p text:style-name="P4">
<text:span text:style-name="T4">
<text:span text:style-name="T5">
人员 -  </text:span>
* 173360(+460)淘汰的人</text:span>
<text:span text:style-name="T5">
坦克 -  </text:span>
<text:span text:style-name="T5">
 3615(+5)</text:span>
<text:span text:style-name="T4">
战斗装甲车 -  </text:span>
 6977(+3)<text:span text:style-name="T4">
<text:span text:style-name="T5">
炮兵系统 -  </text:span>
<text:span text:style-name="T5">
 2675(+4)</text:span>
 </text:span>
 rszv- <text:span text:style-name="T4">
 526(0)</text:span>
<text:span text:style-name="T5">
防防防防防空防 -  </text:span>
<text:span text:style-name="T5">
 278(0)</text:span>
<text:span text:style-name="T4">
飞机 -  </text:span>
 306(0)<text:span text:style-name="T4">
<text:span text:style-name="T5">
直升机 -  </text:span>
* 291(0)</text:span>
<text:span text:style-name="T5">
无人机手术战术水平 -  </text:span>
<text:span text:style-name="T5">
 2248(+9)</text:span>
<text:span text:style-name="T4">
有翼的导弹 -  </text:span>
 911(0)<text:span text:style-name="T4">
<text:span text:style-name="T5">
船 /船 -  </text:span>
* 18(0)</text:span>
<text:span text:style-name="T5">
汽车设备和坦克 -  </text:span>
<text:span text:style-name="T5">
 5521(+3)</text:span>
<text:span text:style-name="T4">
特殊技术 -  </text:span>
 294(+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31.03.23。</text:p>
      <text:p text:style-name="P4">
News Source: <text:a xlink:type="simple" xlink:href="https://armyinform.com.ua/2023/03/31/syly-oborony-likviduvaly-za-dobu-majzhe-500-okupantiv-znyshhyly-5-tankiv-i-9-bpla/" text:style-name="Internet_20_link" text:visited-style-name="Visited_20_Internet_20_Link">
https://armyinform.com.ua/2023/03/31/syly-oborony-likviduvaly-za-dobu-majzhe-500-okupantiv-znyshhyly-5-tankiv-i-9-bpla/</text:a>
</text:p>
      <!--NEWS-->
      <text:h text:style-name="P10" text:outline-level="1">
<text:span text:style-name="T4">
45个欧安组织国家对绑架俄罗斯儿童的绑架进行了调查-DmytroKuleba</text:span>
</text:h>
      <text:p text:style-name="P4">
作者: ['АРМІЯINFORM']</text:p>
      <text:p text:style-name="P4">
时间: 2023-03-31T47:00:00-04:00</text:p>
      <text:p text:style-name="P4">
描述: 45个在єvropi（obsn）Initziyu的组织废话的权力成员...与乌克兰2022年的战争，与乌克兰与乌克兰的最新消息，今天与乌克兰2022年的战争，今天最后一次与乌克兰战争，乌克兰和俄罗斯和战争之间的战争将发生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2/10/dmytro-kuleba.jpg" text:style-name="Internet_20_link" text:visited-style-name="Visited_20_Internet_20_Link">
dmytro-kuleba.jpg</text:a>
']</text:p>
      <text:p text:style-name="P4">
标签: ['STOPRUSSIA', 'ДМИТРО КУЛЕБА', 'ОБСЄ']</text:p>
      <text:p text:style-name="P4">
类别: News</text:p>
      <!--METADATA-->
      <text:p text:style-name="P4">
<draw:frame draw:style-name="fr1" draw:name="Image14" text:anchor-type="as-char" svg:width="6.9236in" svg:height="4.608521in" draw:z-index="0">
<draw:image xlink:href="../Images/AРМІЯINFORM/2023-03-31T47-00-00-04-00/dmytro-kuleba.jpg" xlink:type="simple" xlink:show="embed" xlink:actuate="onLoad" draw:mime-type="image/jpeg"/>
</draw:frame>
Dmytro Kuleba。 照片：乌克兰外交部</text:p>
      <text:p text:style-name="P4">
45欧洲安全与合作组织的成员国(奥斯科)他们启动了使用SO称为莫斯科的机制来调查乌克兰占领俄罗斯地区儿童的驱逐出境。</text:p>
      <text:p text:style-name="P4">
关于它<text:a xlink:type="simple" xlink:href="https://twitter.com/DmytroKuleba/status/1641472732591210497" text:style-name="Internet_20_link" text:visited-style-name="Visited_20_Internet_20_Link">
陈述</text:a>
外交大臣德米特里·库莱布(Dmitry Kuleb)在Twitter上。</text:p>
      <text:p text:style-name="P4">
“我祝贺莫斯科机制的45个国家的启动，以解决俄罗斯乌克兰儿童的暴力运动问题。”</text:p>
      <text:p text:style-name="P4">
他补充说，乌克兰需要果断的联合行动来阻止这种种族隔离，将儿童带回乌克兰，并确保带来有罪的参考。</text:p>
      <text:p text:style-name="P4">
News Source: <text:a xlink:type="simple" xlink:href="https://armyinform.com.ua/2023/03/31/45-krayin-obsye-inicziyuvaly-rozsliduvannya-shhodo-vykradennya-rf-ukrayinskyh-ditej-dmytro-kuleba/" text:style-name="Internet_20_link" text:visited-style-name="Visited_20_Internet_20_Link">
https://armyinform.com.ua/2023/03/31/45-krayin-obsye-inicziyuvaly-rozsliduvannya-shhodo-vykradennya-rf-ukrayinskyh-ditej-dmytro-kuleba/</text:a>
</text:p>
      <!--NEWS-->
      <text:h text:style-name="P10" text:outline-level="1">
<text:span text:style-name="T4">
Alexei Reznikov会见了欧盟政策与安全委员会</text:span>
</text:h>
      <text:p text:style-name="P4">
作者: ['АРМІЯINFORM']</text:p>
      <text:p text:style-name="P4">
时间: 2023-03-31T48:00:00-04:00</text:p>
      <text:p text:style-name="P4">
描述: 乌克兰Oleki Reznikov的最低限度辩护30桦木标记Zustych Iz代表团Komiz ...与乌克兰2022年的战争，与乌克兰与乌克兰的最新新闻，今天与乌克兰2022年的新闻战争，今天，乌克兰和俄罗斯之间的战争将是一场战争与乌克兰的战争将是不久的</text:p>
      <text:p text:style-name="P4">
图片: ['<text:a xlink:type="simple" xlink:href="https://armyinform.com.ua/wp-content/uploads/2023/03/02268487acec2e032776e04a4000815559e4250b.jpg" text:style-name="Internet_20_link" text:visited-style-name="Visited_20_Internet_20_Link">
02268487acec2e032776e04a4000815559e4250b.jpg</text:a>
', '<text:a xlink:type="simple" xlink:href="https://armyinform.com.ua/wp-content/uploads/2023/03/cfa4c0ed4d5ac5fd03b6b5c43d9e5929e90aa108.jpg" text:style-name="Internet_20_link" text:visited-style-name="Visited_20_Internet_20_Link">
cfa4c0ed4d5ac5fd03b6b5c43d9e5929e90aa108.jpg</text:a>
', '<text:a xlink:type="simple" xlink:href="https://armyinform.com.ua/wp-content/uploads/2023/03/5a8072c006d1bf6914fb74904596ef5aa2677d8e.jpg" text:style-name="Internet_20_link" text:visited-style-name="Visited_20_Internet_20_Link">
5a8072c006d1bf6914fb74904596ef5aa2677d8e.jpg</text:a>
']</text:p>
      <text:p text:style-name="P4">
标签: ['КОМІТЕТ ЄВРОПЕЙСЬКОГО СОЮЗУ', 'МІНІСТР ОБОРОНИ УКРАЇНИ ОЛЕКСІЙ РЕЗНІКОВ']</text:p>
      <text:p text:style-name="P4">
类别: News</text:p>
      <!--METADATA-->
      <text:p text:style-name="P4">
<draw:frame draw:style-name="fr1" draw:name="Image15" text:anchor-type="as-char" svg:width="6.9236in" svg:height="4.615733in" draw:z-index="0">
<draw:image xlink:href="../Images/AРМІЯINFORM/2023-03-31T48-00-00-04-00/02268487acec2e032776e04a4000815559e4250b.jpg" xlink:type="simple" xlink:show="embed" xlink:actuate="onLoad" draw:mime-type="image/jpeg"/>
</draw:frame>
3月30日，乌克兰国防部长Oleksiy Reznikov与Dolphin Pronk委员会主席Choliiz的政策与安全委员会举行了一次会议。</text:p>
      <text:p text:style-name="P4">
关于它<text:a xlink:type="simple" xlink:href="https://www.mil.gov.ua/news/2023/03/31/ukraina-%E2%80%93-klyuchovij-element-micznoi-sistemi-mizhnarodnoi-bezpekovoi-arhitekturi-oleksij-reznikov-delegaczii-komitetu-es-z-pitan-politiki-ta-bezpeki/" text:style-name="Internet_20_link" text:visited-style-name="Visited_20_Internet_20_Link">
告知</text:a>
国防部乌克兰。</text:p>
      <text:p text:style-name="P4">
国防部长向欧洲合作伙伴通报了当前情况，特别是在北部，东部和南部的方向。 欧盟和国外乌克兰军人的准备也将引起人们的注意，以协助乌克兰国防军。</text:p>
      <text:p text:style-name="P4">
Alexei Reznikov感谢外国合作伙伴的事实，即从俄罗斯大型入侵的头几天开始，欧洲联盟在乌克兰是团结的，并为我们的国家提供了在政治，经济，军事和人道主义领域的全面支持和援助。</text:p>
      <text:p text:style-name="P4">
<draw:frame draw:style-name="fr1" draw:name="Image16" text:anchor-type="as-char" svg:width="6.9236in" svg:height="4.615733in" draw:z-index="0">
<draw:image xlink:href="../Images/AРМІЯINFORM/2023-03-31T48-00-00-04-00/cfa4c0ed4d5ac5fd03b6b5c43d9e5929e90aa108.jpg" xlink:type="simple" xlink:show="embed" xlink:actuate="onLoad" draw:mime-type="image/jpeg"/>
</draw:frame>
 - 我感谢您的国家系统的支持和工作。 由于武装部队的西方武器的供应，他们在战场上取得了成功。 但是，我们眨了眨眼，首先是乌克兰需要的，因此，乌克兰需要首先，重型设备和准备好的储备。 我们有兴趣对乌克兰军队进行各个级别的培训：从对旅级单位进行集体培训的士兵进行个人培训。 我个人说服乌克兰的捍卫者和捍卫者士气很高。 Alexei Reznikov说，我会自信地说，我们的男孩和女孩准备继续争夺乌克兰。</text:p>
      <text:p text:style-name="P4">
国防部长强调，乌克兰预计将有未来的维尔纽斯·萨米特纳托(Vilnius Samitnato)，这应该证明我们的州不仅是可靠的伙伴，而且还应该对俄罗斯侵略者进行了很好的研究并能够与之抗争。</text:p>
      <ul>
        <li>
俄罗斯是对北约的主要威胁。 只有乌克兰在实践中才知道如何从整个文明世界的敌人开始。 因此，我们在北大西洋联盟和欧盟的收购是乌克兰国防机构是强大的国际安全建筑体系的关键要素之一。</li>
      </ul>
      <text:p text:style-name="P4">
<draw:frame draw:style-name="fr1" draw:name="Image17" text:anchor-type="as-char" svg:width="6.9236in" svg:height="4.615733in" draw:z-index="0">
<draw:image xlink:href="../Images/AРМІЯINFORM/2023-03-31T48-00-00-04-00/5a8072c006d1bf6914fb74904596ef5aa2677d8e.jpg" xlink:type="simple" xlink:show="embed" xlink:actuate="onLoad" draw:mime-type="image/jpeg"/>
</draw:frame>
欧盟代表在取得胜利的途中表示支持乌克兰。</text:p>
      <ul>
        <li>
乌克兰国防部长先生!我代表出席会议的欧洲国家的40多名代表，对乌克兰的所有捍卫者表示感谢和尊重，他们不仅捍卫了自己的国家，而且捍卫整个欧洲的内容。 Delphin Pronk说，我们将与您赢得胜利。</li>
      </ul>
      <text:p text:style-name="P4">
News Source: <text:a xlink:type="simple" xlink:href="https://armyinform.com.ua/2023/03/31/oleksij-reznikov-proviv-zustrich-iz-delegacziyeyu-komitetu-yes-z-pytan-polityky-ta-bezpeky/" text:style-name="Internet_20_link" text:visited-style-name="Visited_20_Internet_20_Link">
https://armyinform.com.ua/2023/03/31/oleksij-reznikov-proviv-zustrich-iz-delegacziyeyu-komitetu-yes-z-pytan-polityky-ta-bezpeky/</text:a>
</text:p>
      <!--NEWS-->
      <text:h text:style-name="P10" text:outline-level="1">
<text:span text:style-name="T4">
在巴赫穆特（Bakhmut），时间对抗敌人-Anna Malyar</text:span>
</text:h>
      <text:p text:style-name="P4">
作者: ['АРМІЯINFORM']</text:p>
      <text:p text:style-name="P4">
时间: 2023-03-31T59:00:00-04:00</text:p>
      <text:p text:style-name="P4">
描述: Bakhmutsky的字面命令，丈夫的丈夫Biitsiv是...与乌克兰2022年战争，与乌克兰的最新消息，今天与乌克兰的新闻，今天与乌克兰的新闻战争，今天与乌克兰的新闻战争，乌克兰和俄罗斯之间的战争将发生战争，以及何时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artyleriya.jpg" text:style-name="Internet_20_link" text:visited-style-name="Visited_20_Internet_20_Link">
artyleriya.jpg</text:a>
']</text:p>
      <text:p text:style-name="P4">
标签: ['STOPRUSSIA', 'БАХМУТ', 'ГАННА МАЛЯР']</text:p>
      <text:p text:style-name="P4">
类别: News</text:p>
      <!--METADATA-->
      <text:p text:style-name="P4">
<draw:frame draw:style-name="fr1" draw:name="Image18" text:anchor-type="as-char" svg:width="6.9236in" svg:height="4.615733in" draw:z-index="0">
<draw:image xlink:href="../Images/AРМІЯINFORM/2023-03-31T59-00-00-04-00/artyleriya.jpg" xlink:type="simple" xlink:show="embed" xlink:actuate="onLoad" draw:mime-type="image/jpeg"/>
</draw:frame>
说明性照片</text:p>
      <text:p text:style-name="P4">
我们指挥在巴赫穆特方向的有能力的行动以及战斗机为敌人做出的勇气，这些长期战斗是在大规模互动中最昂贵的。</text:p>
      <text:p text:style-name="P4">
乌克兰·安娜·马利亚(Telegrams)的乌克兰国防部副部长强调了这一点(https://t.me/annamaliar/603).</text:p>
      <text:p text:style-name="P4">
«Витрачені ворогом на захоплення Бахмута час, зброя, техніка та величезнакількість загиблих з точки зору військової доцільності не виправдовують себе»,— зазначила вона.</text:p>
      <text:p text:style-name="P4">
Втім, за словами Ганни Маляр, ворог не полишає свої плани та пішов на принципі підняв ставки на шкоду собі.</text:p>
      <text:p text:style-name="P4">
«Це дуже «по-російськи», логікою не зрозуміти», — резюмувала заступницяМіністра оборони України.</text:p>
      <text:p text:style-name="P4">
News Source: <text:a xlink:type="simple" xlink:href="https://armyinform.com.ua/2023/03/31/u-bahmuti-chas-graye-proty-voroga-ganna-malyar/" text:style-name="Internet_20_link" text:visited-style-name="Visited_20_Internet_20_Link">
https://armyinform.com.ua/2023/03/31/u-bahmuti-chas-graye-proty-voroga-ganna-malyar/</text:a>
</text:p>
      <!--NEWS-->
      <text:h text:style-name="P10" text:outline-level="1">
<text:span text:style-name="T4">
军事医生得到了30毫米的弹丸，并挽救了一名服务员的生命</text:span>
</text:h>
      <text:p text:style-name="P4">
作者: ['АРМІЯINFORM']</text:p>
      <text:p text:style-name="P4">
时间: 2023-03-31T95:00:00-04:00</text:p>
      <text:p text:style-name="P4">
描述: 在一个IZ区Vikonnya Zavdan Vorozhi 30毫米BMP的BMP的PID小时的日子...与乌克兰2022年的战争，与乌克兰的最新新闻，今天与乌克兰2022年的新闻战争，今天上次与乌克兰的新闻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3/photo_2023-03-31_18-28-51.jpg" text:style-name="Internet_20_link" text:visited-style-name="Visited_20_Internet_20_Link">
photo_2023-03-31_18-28-51.jpg</text:a>
', '<text:a xlink:type="simple" xlink:href="https://armyinform.com.ua/wp-content/uploads/2023/03/photo_2023-03-31_18-28-52.jpg" text:style-name="Internet_20_link" text:visited-style-name="Visited_20_Internet_20_Link">
photo_2023-03-31_18-28-52.jpg</text:a>
']</text:p>
      <text:p text:style-name="P4">
标签: []</text:p>
      <text:p text:style-name="P4">
类别: News</text:p>
      <!--METADATA-->
      <text:p text:style-name="P4">
<draw:frame draw:style-name="fr1" draw:name="Image19" text:anchor-type="as-char" svg:width="6.9236in" svg:height="5.804039in" draw:z-index="0">
<draw:image xlink:href="../Images/AРМІЯINFORM/2023-03-31T95-00-00-04-00/photo_2023-03-31_18-28-51.jpg" xlink:type="simple" xlink:show="embed" xlink:actuate="onLoad" draw:mime-type="image/jpeg"/>
</draw:frame>
前几天，在任务之一的战斗中，敌人的30毫米BMP炮弹击中了战士，穿过他的背部，并卡在肝脏服务员中。</text:p>
      <text:p text:style-name="P4">
关于它<text:a xlink:type="simple" xlink:href="https://t.me/militarymediacenter/1594" text:style-name="Internet_20_link" text:visited-style-name="Visited_20_Internet_20_Link">
报告</text:a>
军事媒体中心。</text:p>
      <text:p text:style-name="P4">
<draw:frame draw:style-name="fr1" draw:name="Image20" text:anchor-type="as-char" svg:width="6.9236in" svg:height="5.804039in" draw:z-index="0">
<draw:image xlink:href="../Images/AРМІЯINFORM/2023-03-31T95-00-00-04-00/photo_2023-03-31_18-28-52.jpg" xlink:type="simple" xlink:show="embed" xlink:actuate="onLoad" draw:mime-type="image/jpeg"/>
</draw:frame>
第66届OMB的军事医生每天都在没有疲劳的情况下工作，这是最好的外科医生和专家，他进行了成功的行动，并挽救了辩护人的生命。军事服务员已经恢复了该系统，并与他的战斗 - 贿赂，在位置执行战斗任务!</text:p>
      <text:p text:style-name="P4">
News Source: <text:a xlink:type="simple" xlink:href="https://armyinform.com.ua/2023/03/31/vijskovi-medyky-distaly-30-mm-snaryad-ta-vryatuvaly-zhyttya-vijskovosluzhbovczyu/" text:style-name="Internet_20_link" text:visited-style-name="Visited_20_Internet_20_Link">
https://armyinform.com.ua/2023/03/31/vijskovi-medyky-distaly-30-mm-snaryad-ta-vryatuvaly-zhyttya-vijskovosluzhbovczyu/</text:a>
</text:p>
      <!--NEWS-->
      <text:h text:style-name="P10" text:outline-level="1">
<text:span text:style-name="T4">
与俄罗斯联邦关系的外交形式只有在所有俄罗斯军队从乌克兰领土上撤离并在合作伙伴国家 - 沃洛迪米尔·泽伦斯基（Volodymyr Zelenskyy）参与之后才有可能</text:span>
</text:h>
      <text:p text:style-name="P4">
作者: ['АРМІЯINFORM']</text:p>
      <text:p text:style-name="P4">
时间: 2023-03-31T97:00:00-04:00</text:p>
      <text:p text:style-name="P4">
描述: 总统Volodymyr Zelensky，Sho Fiksacii的神灵是Agression Viyin，Yaku ...与乌克兰2022年的战争，与乌克兰与乌克兰的最新新闻，今天与乌克兰的新闻，今天与乌克兰的新闻战争，今天上次与乌克兰的新闻战，乌克兰和俄罗斯和俄罗斯之间的战争以及俄罗斯和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29a3d7f6515ed656364fe6d88398bb9b_1680285395_extra_large.jpeg" text:style-name="Internet_20_link" text:visited-style-name="Visited_20_Internet_20_Link">
29a3d7f6515ed656364fe6d88398bb9b_1680285395_extra_large.jpeg</text:a>
', '<text:a xlink:type="simple" xlink:href="https://armyinform.com.ua/wp-content/uploads/2023/03/0c0b79afdab52db9d6fa66854085a620_1680287772_wysiwyg.jpeg" text:style-name="Internet_20_link" text:visited-style-name="Visited_20_Internet_20_Link">
0c0b79afdab52db9d6fa66854085a620_1680287772_wysiwyg.jpeg</text:a>
']</text:p>
      <text:p text:style-name="P4">
标签: ['STOPRUSSIA', 'АГРЕСІЯ РФ', 'ВОЛОДИМИР ЗЕЛЕНСЬКИЙ', 'ВТОРГНЕННЯ РФ']</text:p>
      <text:p text:style-name="P4">
类别: News</text:p>
      <!--METADATA-->
      <text:p text:style-name="P4">
<draw:frame draw:style-name="fr1" draw:name="Image21" text:anchor-type="as-char" svg:width="6.9236in" svg:height="4.617948in" draw:z-index="0">
<draw:image xlink:href="../Images/AРМІЯINFORM/2023-03-31T97-00-00-04-00/29a3d7f6515ed656364fe6d88398bb9b_1680285395_extra_large.jpeg" xlink:type="simple" xlink:show="embed" xlink:actuate="onLoad" draw:mime-type="image/jpeg"/>
</draw:frame>
总统弗拉基米尔·泽伦斯基(Vladimir Zelensky)指出，俄罗斯针对乌克兰解决的侵略性结果的固定应以外交方式进行，但只有在所有俄罗斯军队从乌克兰领土和伙伴国家提出的情况下撤出。</text:p>
      <text:p text:style-name="P4">
国家元首在与摩尔多瓦，斯洛伐克，斯洛文尼亚和克罗地亚的新闻发布会上的联合人物期间表示，这是基辅的布坎峰会的结果。</text:p>
      <text:p text:style-name="P4">
“这将是战争结束的固定。 但是，只有在大桌子上，只有体面的国家和俄罗斯联邦的代表。 我非常强烈地说，当时谁将成为俄罗斯联邦的代表，俄罗斯联邦没有战斗将从我们领土上释放所有部队。 然后开始外交格式。 但是，我们将把它们全部击倒，然后没有这样的人与这样的人交谈。 因为我们会失去的人会受到很多伤亡。 关于这些人的交谈呢？ 他们必须孤立，无人认领。”总统说。</text:p>
      <text:p text:style-name="P4">
沃迪米尔·泽伦斯基(Volodymyr Zelensky)回忆说，乌克兰提出了和平的公式，并采取了一系列特定的行动，这将导致战争结束。</text:p>
      <text:p text:style-name="P4">
<draw:frame draw:style-name="fr1" draw:name="Image22" text:anchor-type="as-char" svg:width="6.9236in" svg:height="4.612849in" draw:z-index="0">
<draw:image xlink:href="../Images/AРМІЯINFORM/2023-03-31T97-00-00-04-00/0c0b79afdab52db9d6fa66854085a620_1680287772_wysiwyg.jpeg" xlink:type="simple" xlink:show="embed" xlink:actuate="onLoad" draw:mime-type="image/jpeg"/>
</draw:frame>
“因为我们想要和平。 而我们正在谈论的所有何时要去的就是乌克兰的支持。 我们不支持战争，我们支持胜利，这是结果。 我们支持和平，”他说。</text:p>
      <text:p text:style-name="P4">
根据国家元首的说法，俄罗斯打算在白俄罗斯放置核的说法表明，俄罗斯领导人在中国领导层的结果对俄罗斯联邦没有成功。</text:p>
      <text:p text:style-name="P4">
“有必要表明，在普京的指导下，俄罗斯完全失去了主观性。 第二个是俄罗斯总统需要展示政治步骤或胜利。 而且他无法在战场上做到这一点。他们发动了这场血腥的战争，但很明显他会变成什么。” Volodymyr Zelenskyy解释说。</text:p>
      <text:p text:style-name="P4">
总统回答有关与中国人民共和国首脑对话的问题，总统指出，尽可能多的国家很重要，包括那些在战争中没有明确支持的人。</text:p>
      <text:p text:style-name="P4">
News Source: <text:a xlink:type="simple" xlink:href="https://armyinform.com.ua/2023/03/31/dyplomatychnyj-format-vidnosyn-iz-rf-mozhlyvyj-lyshe-pislya-vyvedennya-vsih-rosijskyh-vijsk-iz-terytoriyi-ukrayiny-j-za-uchastyu-derzhav-partneriv-volodymyr-zelenskyj/" text:style-name="Internet_20_link" text:visited-style-name="Visited_20_Internet_20_Link">
https://armyinform.com.ua/2023/03/31/dyplomatychnyj-format-vidnosyn-iz-rf-mozhlyvyj-lyshe-pislya-vyvedennya-vsih-rosijskyh-vijsk-iz-terytoriyi-ukrayiny-j-za-uchastyu-derzhav-partneriv-volodymyr-zelenskyj/</text:a>
</text:p>
      <!--NEWS-->
      <text:h text:style-name="P10" text:outline-level="1">
<text:span text:style-name="T4">
Zelensky对Boguslaev实施了制裁，以及来自俄罗斯和伊朗的许多个人和法人实体</text:span>
</text:h>
      <text:p text:style-name="P4">
作者: Ukrinform (Person)</text:p>
      <text:p text:style-name="P4">
出版商: Укринформ (Organization)</text:p>
      <text:p text:style-name="P4">
出版时间: 2023-04-01T-104:14:00+03:00</text:p>
      <text:p text:style-name="P4">
修改时间: 2023-04-01T15:14:00+03:00</text:p>
      <text:p text:style-name="P4">
描述: 乌克兰沃罗迪米尔·泽伦斯基（Volodymyr Zelensky）总裁曾在乌克兰国家安全与国防委员会对个人经济和其他限制性措施（制裁）的申请以及修正案中生效。  - 乌克林。</text:p>
      <text:p text:style-name="P4">
图片: ["<text:a xlink:type="simple" xlink:href="https://static.ukrinform.com/photos/2022_09/thumb_files/630_360_1663862325-924.jpg" text:style-name="Internet_20_link" text:visited-style-name="Visited_20_Internet_20_Link">
630_360_16638...</text:a>
"]</text:p>
      <text:p text:style-name="P4">
标签: ['РНБО', 'Санкції', 'Зеленський']</text:p>
      <text:p text:style-name="P4">
类型: Article</text:p>
      <!--METADATA-->
      <text:p text:style-name="P4">
<draw:frame draw:style-name="fr1" draw:name="Image23" text:anchor-type="as-char" svg:width="6.9236in" svg:height="3.956343in" draw:z-index="0">
<draw:image xlink:href="../Images/yкринформ/2023-04-01T-104-14-00-03-00/630_360_1663862325-924.jpg" xlink:type="simple" xlink:show="embed" xlink:actuate="onLoad" draw:mime-type="image/jpeg"/>
</draw:frame>
乌克兰沃罗迪米尔Zelensky总统做出了决定(制裁).</text:p>
      <text:p text:style-name="P4">
Як передає Укрінформ, в <text:a xlink:type="simple" xlink:href="https://www.president.gov.ua/documents/1912023-46269" text:style-name="Internet_20_link" text:visited-style-name="Visited_20_Internet_20_Link">
</text:a>
由国务总统出版，是：“在2023年4月1日生效的国家安全委员会和乌克兰辩护的决定”(制裁)»(随附的)”。</text:p>
      <text:p text:style-name="P4">
对NSDC决定的执行的控制权归属于乌克兰国家安全与国防委员会秘书。</text:p>
      <text:p text:style-name="P4">
<text:span text:style-name="T4">
另请阅读：</text:span>
 <text:a xlink:type="simple" xlink:href="https://www.ukrinform.ua/rubric-polytics/3679951-zelenskij-anonsuvav-novi-sankcii-rnbo.html" text:style-name="Internet_20_link" text:visited-style-name="Visited_20_Internet_20_Link">
</text:a>
根据NSDC的决定，使用个人经济和计算措施(制裁)来自俄罗斯牛泰兰人的许多个人和法人实体。</text:p>
      <text:p text:style-name="P4">
特别是，制裁适用于240名个人，包括前摩托车总统维亚切斯拉夫·博格斯拉夫(Vyacheslav Boguslaev)，被指控乌克兰在该州。</text:p>
      <text:p text:style-name="P4">
还采用了多达155个法人实体。 制裁将有效10年。</text:p>
      <text:p text:style-name="P4">
此外，对2022年10月19日乌克兰国家安全委员会的裁决进行了修正，以“在申请和个人经济和其他限制性措施的申请和修正案中(制裁)»，由2022年10月19日的总统法令提出。726/2022。</text:p>
      <text:p text:style-name="P4">
<text:span text:style-name="T4">
另请阅读：</text:span>
 <text:a xlink:type="simple" xlink:href="https://www.ukrinform.ua/rubric-polytics/3665587-sankcii-rnbo-zelenskij-anonsuvav-na-zavtra-cergovij-uridicnij-krok.html" text:style-name="Internet_20_link" text:visited-style-name="Visited_20_Internet_20_Link">
</text:a>
同样在国家元首发表了一项法令<text:a xlink:type="simple" xlink:href="https://www.president.gov.ua/documents/1922023-46273" text:style-name="Internet_20_link" text:visited-style-name="Visited_20_Internet_20_Link">
</text:a>
，据此，适用了33名俄罗斯联邦公民的人。</text:p>
      <text:p text:style-name="P4">
对多达225个法人实体的制裁，尤其是对以院士M.F.命名的联合储存公司“信息卫星系统”的制裁。 Reshetnyova“，“ Plastmas Plant”，“ Kazan Motor -Building Industrial Association”，“ Armavir Electrotechnical Plant”，“通信工程的杜布诺斯基工厂”。</text:p>
      <text:p text:style-name="P4">
正如乌克林福姆(Ukrinform)所报道的那样，乌克兰总统根据145/2023号法令的规定，对2023年3月10日的SPRO决定对针对个人和法人实体的制裁，尤其是与博彩公司和彩票业务有关的决定。</text:p>
      <text:p text:style-name="P4">
News Source: <text:a xlink:type="simple" xlink:href="https://www.ukrinform.ua/rubric-ato/3690307-zelenskij-vviv-sankcii-proti-boguslaeva-ta-nizki-fizicnih-ta-uridicnih-osib-z-rosii-ta-iranu.html" text:style-name="Internet_20_link" text:visited-style-name="Visited_20_Internet_20_Link">
https://www.ukrinform.ua/rubric-ato/3690307-zelenskij-vviv-sankcii-proti-boguslaeva-ta-nizki-fizicnih-ta-uridicnih-osib-z-rosii-ta-iranu.html</text:a>
</text:p>
      <!--NEWS-->
      <text:h text:style-name="P10" text:outline-level="1">
<text:span text:style-name="T4">
巴塞罗那在埃尔奇局外人击败了洛杉矶联赛</text:span>
</text:h>
      <text:p text:style-name="P4">
作者: Ukrinform (Person)</text:p>
      <text:p text:style-name="P4">
出版商: Укринформ (Organization)</text:p>
      <text:p text:style-name="P4">
出版时间: 2023-04-01T-11:51:00+03:00</text:p>
      <text:p text:style-name="P4">
修改时间: 2023-04-01T23:51:00+03:00</text:p>
      <text:p text:style-name="P4">
描述: 巴塞罗那球员在西班牙锦标赛精英赛的第27轮比赛中击败了“埃尔奇”。  - 乌克林。</text:p>
      <text:p text:style-name="P4">
图片: ["<text:a xlink:type="simple" xlink:href="https://static.ukrinform.com/photos/2023_04/thumb_files/630_360_1680380338-193.jpg" text:style-name="Internet_20_link" text:visited-style-name="Visited_20_Internet_20_Link">
630_360_16803...</text:a>
"]</text:p>
      <text:p text:style-name="P4">
标签: ['Барселона', 'Футбол']</text:p>
      <text:p text:style-name="P4">
类型: Article</text:p>
      <!--METADATA-->
      <text:p text:style-name="P4">
<draw:frame draw:style-name="fr1" draw:name="Image24" text:anchor-type="as-char" svg:width="6.9236in" svg:height="3.956343in" draw:z-index="0">
<draw:image xlink:href="../Images/yкринформ/2023-04-01T-11-51-00-03-00/630_360_1680380338-193.jpg" xlink:type="simple" xlink:show="embed" xlink:actuate="onLoad" draw:mime-type="image/jpeg"/>
</draw:frame>
巴塞罗那出口的巴塞罗那球员在西班牙冠军第27届Turielite分区中造成了毁灭性的失败。</text:p>
      <text:p text:style-name="P4">
乌克林福姆报道，在Elche的Estadio Manuel Martinez Valero举行的比赛结束了以4：0的好处。</text:p>
      <text:p text:style-name="P4">
加泰罗尼亚人的成功带来了前锋罗伯特·勒万多夫斯基的目标(20，66分钟)，法蒂的Ans(56)你费拉纳·托雷萨(70).</text:p>
      <text:p text:style-name="P4">
<text:span text:style-name="T4">
Читайте також:</text:span>
 <text:a xlink:type="simple" xlink:href="https://www.ukrinform.ua/rubric-sports/3686465-barselonu-mozut-vidstoroniti-na-odin-sezon-vid-ucasti-u-evrokubkah.html" text:style-name="Internet_20_link" text:visited-style-name="Visited_20_Internet_20_Link">
 </text:a>
巴塞罗那获得了71分，并继续在拉利加(Laliga)的积分榜上领先。 第二个是“真实的”(56)，该，将于4月2日举办Valicolid。 埃尔奇(13)它仍然留在Primera，在第20名。</text:p>
      <text:p text:style-name="P4">
照片：法新社。</text:p>
      <text:p text:style-name="P4">
News Source: <text:a xlink:type="simple" xlink:href="https://www.ukrinform.ua/rubric-sports/3690439-barselona-rozgromila-autsajdera-la-ligi-v-elce.html" text:style-name="Internet_20_link" text:visited-style-name="Visited_20_Internet_20_Link">
https://www.ukrinform.ua/rubric-sports/3690439-barselona-rozgromila-autsajdera-la-ligi-v-elce.html</text:a>
</text:p>
      <!--NEWS-->
      <text:h text:style-name="P10" text:outline-level="1">
<text:span text:style-name="T4">
俄罗斯留在布查（Bucha），但普京没有打破乌克兰人的意愿-Yermak</text:span>
</text:h>
      <text:p text:style-name="P4">
作者: Ukrinform (Person)</text:p>
      <text:p text:style-name="P4">
出版商: Укринформ (Organization)</text:p>
      <text:p text:style-name="P4">
出版时间: 2023-04-01T-133:23:14+03:00</text:p>
      <text:p text:style-name="P4">
修改时间: 2023-04-01T13:23:14+03:00</text:p>
      <text:p text:style-name="P4">
描述: 俄罗斯军队在布达的乌克兰灵魂被吓到，但俄罗斯总统弗拉基米尔·普京没有打破乌克兰人的意愿。  - 乌克林。</text:p>
      <text:p text:style-name="P4">
图片: ["<text:a xlink:type="simple" xlink:href="https://static.ukrinform.com/photos/2022_07/thumb_files/630_360_1658841023-649.jpeg" text:style-name="Internet_20_link" text:visited-style-name="Visited_20_Internet_20_Link">
630_360_16588...</text:a>
"]</text:p>
      <text:p text:style-name="P4">
标签: ['Буча', 'путін', 'росія', 'Єрмак']</text:p>
      <text:p text:style-name="P4">
类型: Article</text:p>
      <!--METADATA-->
      <text:p text:style-name="P4">
<draw:frame draw:style-name="fr1" draw:name="Image25" text:anchor-type="as-char" svg:width="6.9236in" svg:height="3.956343in" draw:z-index="0">
<draw:image xlink:href="../Images/yкринформ/2023-04-01T-133-23-14-03-00/630_360_1658841023-649.jpeg" xlink:type="simple" xlink:show="embed" xlink:actuate="onLoad" draw:mime-type="image/jpeg"/>
</draw:frame>
俄罗斯军队被吓到布达的乌克兰灵魂，但Rfvolodir Putin总统并没有打破乌克兰人的意愿。</text:p>
      <text:p text:style-name="P4">
根据乌克林福姆的说法，在[]的列中关于它(https://www.politico.eu/article/ukraine-volodymyr-zelenskyy-russia-war-fury-grief-remembering-bucha/amp/)总统办公室安德里·耶尔马克(Andriy Yermak)写道。</text:p>
      <text:p text:style-name="P4">
“克里姆林宫没有安全。 俄罗斯已经向乌克兰的灵魂施加了伤痕，但普京并没有打破我们的意志。”他说。</text:p>
      <text:p text:style-name="P4">
根据耶尔马克(Yermak)的说法，现在最需要乌克兰人认识到世界犯罪分子受世界管辖的世界。</text:p>
      <text:p text:style-name="P4">
“对于那些寻求从平民大规模谋杀中获利的人来说，国际餐桌上应该没有地方。 Buchch的幽灵将是联合国的走廊，在这里，俄罗斯作为安全理事会的不变成员的地位嘲笑组织的名称和目的。” OPC补充说。</text:p>
      <text:p text:style-name="P4">
<text:span text:style-name="T4">
另请阅读：</text:span>
 <text:a xlink:type="simple" xlink:href="https://www.ukrinform.ua/rubric-polytics/3690218-buca-moze-buti-miscem-sudu-nad-rosijskimi-voennimi-zlocincami-smigal.html" text:style-name="Internet_20_link" text:visited-style-name="Visited_20_Internet_20_Link">
</text:a>
耶尔马克还强调，乌克兰人将继续继续战斗。</text:p>
      <text:p text:style-name="P4">
“我们将继续需要武器和弹药，我们非常感谢帮助我们补充您股票的朋友。 我们还需要更严格的制裁来增加对俄罗斯精英的压力。 克里姆林宫的克莱托克斯试图成为一个文明的世界，但文明中唯一的地方是他们的监狱。”他说。</text:p>
      <text:p text:style-name="P4">
据报道，据报道，2022年3月31日，国防部队从俄罗斯入侵中释放了这座城市<text:a xlink:type="simple" xlink:href="https://www.ukrinform.ua/tag-buca" text:style-name="Internet_20_link" text:visited-style-name="Visited_20_Internet_20_Link">
</text:a>
在基辅地区。 布查幸存了33天的职业，执法人员记录了侵略者犯下的9000次战争罪。</text:p>
      <text:p text:style-name="P4">
<text:span text:style-name="T5">
foto：总统办公室</text:span>
</text:p>
      <text:p text:style-name="P4">
News Source: <text:a xlink:type="simple" xlink:href="https://www.ukrinform.ua/rubric-ato/3690260-rosia-zalisila-srami-u-buci-ale-putin-ne-zlamav-volu-ukrainciv-ermak.html" text:style-name="Internet_20_link" text:visited-style-name="Visited_20_Internet_20_Link">
https://www.ukrinform.ua/rubric-ato/3690260-rosia-zalisila-srami-u-buci-ale-putin-ne-zlamav-volu-ukrainciv-ermak.html</text:a>
</text:p>
      <!--NEWS-->
      <text:h text:style-name="P10" text:outline-level="1">
<text:span text:style-name="T4">
在“大进攻”框架内的俄罗斯人未能完成普京 - 尤索夫的任务到4月到4月</text:span>
</text:h>
      <text:p text:style-name="P4">
作者: Ukrinform (Person)</text:p>
      <text:p text:style-name="P4">
出版商: Укринформ (Organization)</text:p>
      <text:p text:style-name="P4">
出版时间: 2023-04-01T-135:22:00+03:00</text:p>
      <text:p text:style-name="P4">
修改时间: 2023-04-01T13:22:00+03:00</text:p>
      <text:p text:style-name="P4">
描述: 俄罗斯军队无法在3月底之前履行俄罗斯联邦弗拉基米尔·普京（Vladimir Putin）的任务。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Донбас', 'путін', 'Розвідка', 'Війна з росією']</text:p>
      <text:p text:style-name="P4">
类型: Article</text:p>
      <!--METADATA-->
      <text:p text:style-name="P4">
<draw:frame draw:style-name="fr1" draw:name="Image26" text:anchor-type="as-char" svg:width="6.9236in" svg:height="3.956343in" draw:z-index="0">
<draw:image xlink:href="../Images/yкринформ/2023-04-01T-135-22-00-03-00/630_360_1674657236-888.jpg" xlink:type="simple" xlink:show="embed" xlink:actuate="onLoad" draw:mime-type="image/jpeg"/>
</draw:frame>
作为其所谓的“大进攻”的一部分，俄罗斯军队无法征服俄罗斯联邦总统弗拉基米尔·普京(Vladimir Putin)的任务，以便在3月底之前赢得顿涅茨克·塔卢加斯克(Donetsk Talugansk)地区。</text:p>
      <text:p text:style-name="P4">
据报道，据乌克林福姆(Ukrinform)说，据报道<text:a xlink:type="simple" xlink:href="https://gur.gov.ua/content/plan-putina-shchodo-donbasu-provalyvsia.html" text:style-name="Internet_20_link" text:visited-style-name="Visited_20_Internet_20_Link">
</text:a>
。</text:p>
      <text:p text:style-name="P4">
“目前，乌克兰看到了这项运动的冠军，这被称为“新俄罗斯进攻”。但是，在2月24日全面入侵的条件下，值得我们提醒我们乌克兰和世界各地的全世界。 ，2022年。试图使乌克兰社会士气低落，并使我们所说的伙伴和盟友士气士气，他们为此提供了更多的帮助。” Yusov说。</text:p>
      <text:p text:style-name="P4">
<text:span text:style-name="T4">
另请阅读：</text:span>
 <text:a xlink:type="simple" xlink:href="https://www.ukrinform.ua/rubric-crimea/3686879-poki-e-mozlivist-u-gur-zaklikali-kolaborantiv-viizdzati-z-krimu.html" text:style-name="Internet_20_link" text:visited-style-name="Visited_20_Internet_20_Link">
</text:a>
根据GUR代表的说法，“普京在乌克兰的占领队面前设定的常规条款和任务，尤其是在乌克兰战争目的地之后的瓦莱里·杰拉西莫夫(Valery Gerasimov)之前。”</text:p>
      <text:p text:style-name="P4">
Yusov还补充说，在战场上可以看到“大进攻”的结果 - 被清算的俄罗斯人和军事装备的数量增加了。</text:p>
      <ul>
        <li>
强调：“这意味着，俄罗斯人所说的这场可耻战争的战略目标都没有得到实现和将被实现。”</li>
      </ul>
      <text:p text:style-name="P4">
<text:span text:style-name="T4">
另请阅读：</text:span>
 <text:a xlink:type="simple" xlink:href="https://www.ukrinform.ua/rubric-ato/3685064-ce-cekae-vsih-zradnikiv-usov-pro-likvidaciu-organizatora-kativen-na-hersonsini.html" text:style-name="Internet_20_link" text:visited-style-name="Visited_20_Internet_20_Link">
</text:a>
根据乌克林的说法，根据英国情报人员的说法，俄罗斯军事发言人是人员的临时优势，这是由于“部分动员”而获得的，也是开始进行“冬季进攻”一般的努力。</text:p>
      <text:p text:style-name="P4">
News Source: <text:a xlink:type="simple" xlink:href="https://www.ukrinform.ua/rubric-ato/3690256-rosiani-u-ramkah-velikogo-nastupu-ne-zumili-do-kvitna-vikonati-zavdanna-putina-usov.html" text:style-name="Internet_20_link" text:visited-style-name="Visited_20_Internet_20_Link">
https://www.ukrinform.ua/rubric-ato/3690256-rosiani-u-ramkah-velikogo-nastupu-ne-zumili-do-kvitna-vikonati-zavdanna-putina-usov.html</text:a>
</text:p>
      <!--NEWS-->
      <text:h text:style-name="P10" text:outline-level="1">
<text:span text:style-name="T4">
乌克兰和斯洛伐克继续增强了汽油进口的保证能力的影响</text:span>
</text:h>
      <text:p text:style-name="P4">
作者: Ukrinform (Person)</text:p>
      <text:p text:style-name="P4">
出版商: Укринформ (Organization)</text:p>
      <text:p text:style-name="P4">
出版时间: 2023-04-01T-137:19:00+03:00</text:p>
      <text:p text:style-name="P4">
修改时间: 2023-04-01T13:19:00+03:00</text:p>
      <text:p text:style-name="P4">
描述: Slovak GTS Eustream和LLC“乌克兰GTS运营商”的运营商同意将增加的保证能力的到期到2023年9月30日。  - 乌克林。</text:p>
      <text:p text:style-name="P4">
图片: ["<text:a xlink:type="simple" xlink:href="https://static.ukrinform.com/photos/2021_05/thumb_files/630_360_1622194486-658.jpeg" text:style-name="Internet_20_link" text:visited-style-name="Visited_20_Internet_20_Link">
630_360_16221...</text:a>
"]</text:p>
      <text:p text:style-name="P4">
标签: ['Газ', 'Імпорт', 'Україна', 'ГТС України', 'Словаччина']</text:p>
      <text:p text:style-name="P4">
类型: Article</text:p>
      <!--METADATA-->
      <text:p text:style-name="P4">
<draw:frame draw:style-name="fr1" draw:name="Image27" text:anchor-type="as-char" svg:width="6.9236in" svg:height="3.956343in" draw:z-index="0">
<draw:image xlink:href="../Images/yкринформ/2023-04-01T-137-19-00-03-00/630_360_1622194486-658.jpeg" xlink:type="simple" xlink:show="embed" xlink:actuate="onLoad" draw:mime-type="image/jpeg"/>
</draw:frame>
GTS Eustream和LLC“乌克兰GTS的运营商”的斯洛伐克运营商同意了在2023年9月30日之前增加担保能力的有效性。</text:p>
      <text:p text:style-name="P4">
根据乌克林福姆的说法，新闻服务报告<text:a xlink:type="simple" xlink:href="https://tsoua.com/news/eustream-prodovzhyv-diyu-zbilshenyh-garantovanyh-potuzhnostej-dlya-importu-gazu-v-ukrayinu/" text:style-name="Internet_20_link" text:visited-style-name="Visited_20_Internet_20_Link">
</text:a>
。</text:p>
      <text:p text:style-name="P4">
该公司提醒该公司，自2022年2月以来，OGTSU与斯洛伐克合作伙伴一起提供了每天有4200万辆汽油进口的保证能力，而不是2700万立方米，自2014年以来就可以使用。斯洛伐克同事的这一步骤促进了整合天然气市场，业务发展和业务发展。加强该地区天然气供应的安全。</text:p>
      <text:p text:style-name="P4">
“总的来说，现在有保证从欧盟国家进口的进口，分别为每天5400万立方米。 OGTSU补充说，也可以从摩尔多瓦和罗马尼亚从跨性别路线的南部方向进口400万立方米。” Ogtsu补充说。</text:p>
      <text:p text:style-name="P4">
<text:span text:style-name="T4">
另请阅读：</text:span>
 <text:a xlink:type="simple" xlink:href="https://www.ukrinform.ua/rubric-economy/3688508-evrokomisia-rozrobit-mehanizm-finansovih-garantij-dla-ucasnikiv-rinku-gazu-v-ukraini-cernisov.html" text:style-name="Internet_20_link" text:visited-style-name="Visited_20_Internet_20_Link">
</text:a>
在不久的将来，OGTSU和斯洛伐克合作伙伴计划确定短期中期目标和实施方式。</text:p>
      <text:p text:style-name="P4">
德米特里说：“在欧洲能源体系转型的这一阶段，改革欧洲的天然气市场，来源的多元化和供应途径，必须使现有的天然气基础设施的潜力必要。我们专注于这项任务。” Lippa首席执行官。</text:p>
      <text:p text:style-name="P4">
据报道，乌克兰和波兰天然气运输系统的运营商已签署了有关改善州际管道的合作的备忘录。</text:p>
      <text:p text:style-name="P4">
News Source: <text:a xlink:type="simple" xlink:href="https://www.ukrinform.ua/rubric-economy/3690241-ukraina-i-slovaccina-prodovzili-diu-zbilsenih-garantovanih-potuznostej-dla-importu-gazu.html" text:style-name="Internet_20_link" text:visited-style-name="Visited_20_Internet_20_Link">
https://www.ukrinform.ua/rubric-economy/3690241-ukraina-i-slovaccina-prodovzili-diu-zbilsenih-garantovanih-potuznostej-dla-importu-gazu.html</text:a>
</text:p>
      <!--NEWS-->
      <text:h text:style-name="P10" text:outline-level="1">
<text:span text:style-name="T4">
UPL在2月至3月任命了最佳足球运动员和教练的竞争者</text:span>
</text:h>
      <text:p text:style-name="P4">
作者: Ukrinform (Person)</text:p>
      <text:p text:style-name="P4">
出版商: Укринформ (Organization)</text:p>
      <text:p text:style-name="P4">
出版时间: 2023-04-01T-139:18:11+03:00</text:p>
      <text:p text:style-name="P4">
修改时间: 2023-04-01T13:18:11+03:00</text:p>
      <text:p text:style-name="P4">
描述: 乌克兰足球英超联赛宣布了候选人的名字，以表彰2023年2月和3月的最佳球员和教练。  - 乌克林。</text:p>
      <text:p text:style-name="P4">
图片: ["<text:a xlink:type="simple" xlink:href="https://static.ukrinform.com/photos/2023_04/thumb_files/630_360_1680344195-247.jpg" text:style-name="Internet_20_link" text:visited-style-name="Visited_20_Internet_20_Link">
630_360_16803...</text:a>
"]</text:p>
      <text:p text:style-name="P4">
标签: ['Футбол', "Прем'єр-ліга", 'Україна']</text:p>
      <text:p text:style-name="P4">
类型: Article</text:p>
      <!--METADATA-->
      <text:p text:style-name="P4">
<draw:frame draw:style-name="fr1" draw:name="Image28" text:anchor-type="as-char" svg:width="6.9236in" svg:height="3.956343in" draw:z-index="0">
<draw:image xlink:href="../Images/yкринформ/2023-04-01T-139-18-11-03-00/630_360_1680344195-247.jpg" xlink:type="simple" xlink:show="embed" xlink:actuate="onLoad" draw:mime-type="image/jpeg"/>
</draw:frame>
乌克兰足球英超联赛宣布了被提名人的名字，以表彰2023年2月和3月的最佳球员和教练。</text:p>
      <text:p text:style-name="P4">
在球员中<text:a xlink:type="simple" xlink:href="https://upl.ua/ua/news/view/6992" text:style-name="Internet_20_link" text:visited-style-name="Visited_20_Internet_20_Link">
</text:a>
因为将在乔治·苏达科夫之间赢得胜利(“沙克塔尔·顿涅茨克)，Eduardo Gerrero(Zorya，卢甘斯克)，Taunta Seferi(Vorskla，Poltava)和Ziga Badibang(Chernomorets，Odesa)，报道乌克林福姆。</text:p>
      <text:p text:style-name="P4">
胜利训练师也提名了四名 - 帕特里克·范·鲁文(Patrick Van Leuven)(“星星”)，谢尔盖·科瓦特(Sergey Kovalets)(ingulets，petrove)，罗马·格里戈尔丘克(Roman Grigorchuk)(Chernomorets)和伊戈罗维奇(“矿工”).</text:p>
      <text:p text:style-name="P4">
<text:span text:style-name="T4">
Читайте також:</text:span>
 <text:a xlink:type="simple" xlink:href="https://www.ukrinform.ua/rubric-sports/3689100-minaj-ta-ingulec-rozpocnut-19j-tur-futbolnoi-premerligi-ukraini.html" text:style-name="Internet_20_link" text:visited-style-name="Visited_20_Internet_20_Link">
 </text:a>
投票可在UPL官方网站上获得。</text:p>
      <text:p text:style-name="P4">
照片：UPL.UA。</text:p>
      <text:p text:style-name="P4">
News Source: <text:a xlink:type="simple" xlink:href="https://www.ukrinform.ua/rubric-sports/3690257-upl-nazvala-pretendentiv-na-krasogo-futbolista-i-trenera-u-lutomuberezni.html" text:style-name="Internet_20_link" text:visited-style-name="Visited_20_Internet_20_Link">
https://www.ukrinform.ua/rubric-sports/3690257-upl-nazvala-pretendentiv-na-krasogo-futbolista-i-trenera-u-lutomuberezni.html</text:a>
</text:p>
      <!--NEWS-->
      <text:h text:style-name="P10" text:outline-level="1">
<text:span text:style-name="T4">
Yermak会见了国际体操联合会主席</text:span>
</text:h>
      <text:p text:style-name="P4">
作者: Ukrinform (Person)</text:p>
      <text:p text:style-name="P4">
出版商: Укринформ (Organization)</text:p>
      <text:p text:style-name="P4">
出版时间: 2023-04-01T-13:36:00+03:00</text:p>
      <text:p text:style-name="P4">
修改时间: 2023-04-01T23:36:00+03:00</text:p>
      <text:p text:style-name="P4">
描述: 总统主管安德里·耶尔马克（Andriy Yermak）会见了国际体操联合会莫里纳里·瓦塔纳贝（Morinari Vatanabe），他正在乌克兰访问。  - 乌克林。</text:p>
      <text:p text:style-name="P4">
图片: ["<text:a xlink:type="simple" xlink:href="https://static.ukrinform.com/photos/2023_04/thumb_files/630_360_1680381218-549.jpeg" text:style-name="Internet_20_link" text:visited-style-name="Visited_20_Internet_20_Link">
630_360_16803...</text:a>
", "<text:a xlink:type="simple" xlink:href="https://static.ukrinform.com/photos/2023_04/1680381261-174.jpeg" text:style-name="Internet_20_link" text:visited-style-name="Visited_20_Internet_20_Link">
1680381261-17...</text:a>
", "<text:a xlink:type="simple" xlink:href="https://static.ukrinform.com/photos/2023_04/1680381368-497.jpeg" text:style-name="Internet_20_link" text:visited-style-name="Visited_20_Internet_20_Link">
1680381368-49...</text:a>
", "<text:a xlink:type="simple" xlink:href="https://static.ukrinform.com/photos/2023_04/1680381304-940.jpeg" text:style-name="Internet_20_link" text:visited-style-name="Visited_20_Internet_20_Link">
1680381304-94...</text:a>
", "<text:a xlink:type="simple" xlink:href="https://static.ukrinform.com/photos/2023_04/1680381171-663.jpeg" text:style-name="Internet_20_link" text:visited-style-name="Visited_20_Internet_20_Link">
1680381171-66...</text:a>
", "<text:a xlink:type="simple" xlink:href="https://static.ukrinform.com/photos/2023_04/1680381133-402.jpeg" text:style-name="Internet_20_link" text:visited-style-name="Visited_20_Internet_20_Link">
1680381133-40...</text:a>
"]</text:p>
      <text:p text:style-name="P4">
标签: ['Японія', 'Гімнастика', 'Олімпіада', 'Санкції', 'Спорт', 'Єрмак', 'Офіс Президента']</text:p>
      <text:p text:style-name="P4">
类型: Article</text:p>
      <!--METADATA-->
      <text:p text:style-name="P4">
<draw:frame draw:style-name="fr1" draw:name="Image29" text:anchor-type="as-char" svg:width="6.9236in" svg:height="3.956343in" draw:z-index="0">
<draw:image xlink:href="../Images/yкринформ/2023-04-01T-13-36-00-03-00/630_360_1680381218-549.jpeg" xlink:type="simple" xlink:show="embed" xlink:actuate="onLoad" draw:mime-type="image/jpeg"/>
</draw:frame>
总统主管安德里·耶尔马克(Andriy Yermak)会见了乌克兰国际体操联合会莫里纳里沃特纳贝(Morinari Watanabe)的主席。</text:p>
      <text:p text:style-name="P4">
关于它报告<text:a xlink:type="simple" xlink:href="https://www.president.gov.ua/news/kerivnik-ofisu-prezidenta-ukrayini-zustrivsya-z-prezidentom-82029" text:style-name="Internet_20_link" text:visited-style-name="Visited_20_Internet_20_Link">
</text:a>
，报道乌克林福姆。</text:p>
      <text:p text:style-name="P4">
会议由顾问 - 儿童康复权利总统达里乌斯·格拉西姆楚克(Darius Gerasimchuk)，姐姐V.O.参加了会议。 第36 Brigadorsk步兵Sergiy Volynsky Tatiana Kharko的指挥官，青年和体育Gutzait部长，乌克兰运动员，奥林匹克Oleksa Olenagovorova。</text:p>
      <text:p text:style-name="P4">
会议的参与者告诉沃特那纳州莫利纳里俄罗斯反对乌克兰的侵略，包括针对乌克兰儿童的罪行，包括暴力驱逐出境。 乌克兰的代表强调，俄罗斯联邦利用运动员促进侵略，因此他们呼吁支持该计划，以防止俄罗斯和白俄罗斯运动员参加2024年的Volympiad。</text:p>
      <text:p text:style-name="P4">
<draw:frame draw:style-name="fr1" draw:name="Image30" text:anchor-type="as-char" svg:width="6.9236in" svg:height="4.613521in" draw:z-index="0">
<draw:image xlink:href="../Images/yкринформ/2023-04-01T-13-36-00-03-00/1680381261-174.jpeg" xlink:type="simple" xlink:show="embed" xlink:actuate="onLoad" draw:mime-type="image/jpeg"/>
</draw:frame>
总统办公室负责人指出，俄罗斯体操代表中有90％是俄罗斯军队俱乐部的成员 -  CSKA，CSKA基本上由俄罗斯俄罗斯联邦代表，正是那些参与轰炸，毁灭乌克兰城市和杀戮的人每天的乌克兰人。</text:p>
      <text:p text:style-name="P4">
“我们知道制裁是最好的非致命方式。 因此，乌克兰人承担了继续制裁的必要性。 他们的物种之一不是让俄罗斯和白俄罗斯运动员有机会参加奥运会吉格拉姆和其他国际比赛。”耶尔马克说。</text:p>
      <text:p text:style-name="P4">
他强调，乌克兰试图将俄罗斯军队从其土地上驱逐出境，以恢复领土的完整性。 至于支持俄罗斯侵略的人，必须采取所有国际组织(包括不可商业组织)的适当步骤。</text:p>
      <text:p text:style-name="P4">
“我传达了总统的问候 - 他真诚地感谢您对Dukraine的个人访问，尤其是考虑在决定俄罗斯和白俄罗斯运动员参加比赛的框架内提供的信息。 我们希望您能理解我们的痛苦，纳术。”耶尔马克说。</text:p>
      <text:p text:style-name="P4">
<draw:frame draw:style-name="fr1" draw:name="Image31" text:anchor-type="as-char" svg:width="6.9236in" svg:height="4.613521in" draw:z-index="0">
<draw:image xlink:href="../Images/yкринформ/2023-04-01T-13-36-00-03-00/1680381368-497.jpeg" xlink:type="simple" xlink:show="embed" xlink:actuate="onLoad" draw:mime-type="image/jpeg"/>
</draw:frame>
</text:p>
      <text:p text:style-name="P4">
如前所述，Daria Gerasimchuk更详细地讲述了俄罗斯与反乌克兰儿童的罪行。 她指出，自从全面入侵RF468以来，乌克兰的年轻公民被俄罗斯侵略者杀害，有944名儿童受伤，俄罗斯军队强奸了13名，俄罗斯军队强奸了数十万稳定，并强行从乌克兰出口，进一步出口了公民身份的变化。</text:p>
      <text:p text:style-name="P4">
<draw:frame draw:style-name="fr1" draw:name="Image32" text:anchor-type="as-char" svg:width="6.9236in" svg:height="4.613521in" draw:z-index="0">
<draw:image xlink:href="../Images/yкринформ/2023-04-01T-13-36-00-03-00/1680381304-940.jpeg" xlink:type="simple" xlink:show="embed" xlink:actuate="onLoad" draw:mime-type="image/jpeg"/>
</draw:frame>
顾问 - 总统专员说：“我们了解，俄罗斯为了在乌克兰选择的目的而遵守其种族灭绝政策，以选择对我们最重要的孩子。”</text:p>
      <text:p text:style-name="P4">
她告诉渡边的年轻体操运动员亚历山德拉·帕斯卡(Alexandra Pascal)的故事，这是由于俄罗斯联邦的火箭袭击而导致的腿。 根据Mamadivchyk Maria在纳入期间的说法，她的女儿受到了许多麻烦的伤害，她受到了复杂的待遇，最重要的是 - 失去了甘草来通过截肢来完成她最喜欢的体操。 但是，电流有假体并逐渐返回课程。</text:p>
      <text:p text:style-name="P4">
玛丽亚·帕斯卡(Maria Pascal)还谈到了撤离俄罗斯运动员参加维德利姆竞赛的运动员，并呼吁国际体操联合会负责人支持这一呼吁。</text:p>
      <text:p text:style-name="P4">
青年和体育部长反过来强调，俄罗斯的262名运动员也梦想着<text:a xlink:type="simple" xlink:href="https://www.ukrinform.ua/tag-olimpiada" text:style-name="Internet_20_link" text:visited-style-name="Visited_20_Internet_20_Link">
</text:a>
和国际冠军。 RFTT军队还摧毁了乌克兰的363个体育设施。</text:p>
      <text:p text:style-name="P4">
Vadim Gutzait强调说：“对我们来说，重要的是，在体育比赛和奥运会的运动员中，他们都支持这场战争并参加支持这场战争的大小。”在这场战争中，乌克兰运动员的谋杀案很差。</text:p>
      <text:p text:style-name="P4">
<text:span text:style-name="T4">
另请阅读：</text:span>
 <text:a xlink:type="simple" xlink:href="https://www.ukrinform.ua/rubric-sports/3689051-minmolodsportu-vistupilo-iz-zaavou-stosovno-risenna-vikonkomu-mok-vid-28-berezna.html" text:style-name="Internet_20_link" text:visited-style-name="Visited_20_Internet_20_Link">
</text:a>
就她而言，埃琳娜·戈沃罗瓦(Elena Govorova)指出，乌克兰的运动员永远不会理解俄罗斯运动员国际比赛的存在，他们因侵略俄罗斯联邦而失去了亲戚和亲戚，访问了该职业，在储存设施中或与之相关。不断突破轰炸。</text:p>
      <text:p text:style-name="P4">
<draw:frame draw:style-name="fr1" draw:name="Image33" text:anchor-type="as-char" svg:width="6.9236in" svg:height="4.613521in" draw:z-index="0">
<draw:image xlink:href="../Images/yкринформ/2023-04-01T-13-36-00-03-00/1680381171-663.jpeg" xlink:type="simple" xlink:show="embed" xlink:actuate="onLoad" draw:mime-type="image/jpeg"/>
</draw:frame>
</text:p>
      <text:p text:style-name="P4">
姐姐V.O. Sergey Voleynsky Tetianaharko的第36海军陆战队的指挥官提醒奥运会的基本原则是对和平世界社会的支持，俄罗斯违反了它，并将其军事派往和平的乌克兰人口，强奸妇女，儿童，儿童，侵犯了所有人，违反了人类，侵犯了人类，侵犯了人类，违反了人类，违反了人类，违反了人类，侵犯了人类，违反了人类，侵犯了人类，违反了人类，违反了人类，违反了人类，违反了人类，违反了人类，违反权利和规则。 个人强调了战俘问题，因为她的兄弟通过了俄罗斯的沃隆，他处于不人道的条件。</text:p>
      <text:p text:style-name="P4">
<draw:frame draw:style-name="fr1" draw:name="Image34" text:anchor-type="as-char" svg:width="6.9236in" svg:height="4.613521in" draw:z-index="0">
<draw:image xlink:href="../Images/yкринформ/2023-04-01T-13-36-00-03-00/1680381133-402.jpeg" xlink:type="simple" xlink:show="embed" xlink:actuate="onLoad" draw:mime-type="image/jpeg"/>
</draw:frame>
“他的兄弟返回乌克兰瘫痪的人，他们的体重减少了40公斤，被囚禁的人死亡……这就是俄罗斯联邦之手的一切。 我认为阻止这种恐怖的方法是防止俄罗斯参加奥运会。文明世界应该表现出其真实价值观。”卡尔科说。</text:p>
      <text:p text:style-name="P4">
<text:span text:style-name="T4">
另请阅读：</text:span>
 <text:a xlink:type="simple" xlink:href="https://www.ukrinform.ua/rubric-polytics/3688989-mok-rizikue-uvijti-v-istoriu-ak-organizacia-so-poturae-agresoram-kuleba.html" text:style-name="Internet_20_link" text:visited-style-name="Visited_20_Internet_20_Link">
</text:a>
在会议上，瓦塔纳布指出，他是乌克兰和乌克兰体操的朋友。 他说，他访问了布查(Bucha)，在那里他用自己的眼睛看到了俄罗斯士兵的后果，并与当地居民进行了交流。</text:p>
      <text:p text:style-name="P4">
“我感到你的痛苦。 那些支持战争的人应该受到严厉的惩罚，”国际体操联合会主席总结道。</text:p>
      <text:p text:style-name="P4">
据报道，国际联合会<text:a xlink:type="simple" xlink:href="https://www.ukrinform.ua/rubric-sports/3689367-miznarodni-sportivni-federacii-prodovzuut-zberigati-sankcii-proti-rosian-i-bilorusiv.html" text:style-name="Internet_20_link" text:visited-style-name="Visited_20_Internet_20_Link">
</text:a>
尽管提出了IOC的建议，即使他们成为国际比赛。</text:p>
      <text:p text:style-name="P4">
_foto：op _</text:p>
      <text:p text:style-name="P4">
News Source: <text:a xlink:type="simple" xlink:href="https://www.ukrinform.ua/rubric-sports/3690436-ermak-zustrivsa-z-prezidentom-miznarodnoi-federacii-gimnastiki.html" text:style-name="Internet_20_link" text:visited-style-name="Visited_20_Internet_20_Link">
https://www.ukrinform.ua/rubric-sports/3690436-ermak-zustrivsa-z-prezidentom-miznarodnoi-federacii-gimnastiki.html</text:a>
</text:p>
      <!--NEWS-->
      <text:h text:style-name="P10" text:outline-level="1">
<text:span text:style-name="T4">
明天在乌克兰将下雨，下午至12°</text:span>
</text:h>
      <text:p text:style-name="P4">
作者: Ukrinform (Person)</text:p>
      <text:p text:style-name="P4">
出版商: Укринформ (Organization)</text:p>
      <text:p text:style-name="P4">
出版时间: 2023-04-01T-15:15:00+03:00</text:p>
      <text:p text:style-name="P4">
修改时间: 2023-04-01T23:15:00+03:00</text:p>
      <text:p text:style-name="P4">
描述: 在乌克兰，4月2日，在喀尔巴阡山脉的降雨，夜间温度为4-9°，东部的温度为4-9°，喀尔巴阡山脉的温度约为0°，下午7-12°。  - 乌克林。</text:p>
      <text:p text:style-name="P4">
图片: ["<text:a xlink:type="simple" xlink:href="https://static.ukrinform.com/photos/2020_12/thumb_files/630_360_1609431493-211.jpeg" text:style-name="Internet_20_link" text:visited-style-name="Visited_20_Internet_20_Link">
630_360_16094...</text:a>
"]</text:p>
      <text:p text:style-name="P4">
标签: ['Дощ', 'Погода', 'Прогноз']</text:p>
      <text:p text:style-name="P4">
类型: Article</text:p>
      <!--METADATA-->
      <text:p text:style-name="P4">
<draw:frame draw:style-name="fr1" draw:name="Image35" text:anchor-type="as-char" svg:width="6.9236in" svg:height="3.956343in" draw:z-index="0">
<draw:image xlink:href="../Images/yкринформ/2023-04-01T-15-15-00-03-00/630_360_1609431493-211.jpeg" xlink:type="simple" xlink:show="embed" xlink:actuate="onLoad" draw:mime-type="image/jpeg"/>
</draw:frame>
在乌克兰，4月2日，在喀尔巴阡山脉的降雨，夜间温度为4-9°，东部的温度为4-9°，喀尔巴阡山脉的温度约为0°，下午7-12°。</text:p>
      <text:p text:style-name="P4">
乌克兰形式在乌克兰水文气象学中心报道。</text:p>
      <text:p text:style-name="P4">
“ <text:a xlink:type="simple" xlink:href="https://www.ukrinform.ua/tag-dos" text:style-name="Internet_20_link" text:visited-style-name="Visited_20_Internet_20_Link">
</text:a>
，在湿雪的喀尔巴阡山脉中，只有夜晚的末期没有降水。 东南风，在西北的西孔中，5-10 m/s。 晚上4-9°，东部和喀尔巴阡山脉大约0°； 在该国南部的7-12°下午，跨电视道高达15°。”</text:p>
      <text:p text:style-name="P4">
在基辅和周日该地区，预计降雨。 东南风，5-10m/s。 在首都，夜晚的温度为7-9°，白天约10°，在晚上4-9°的基辅地区，下午7-12°。</text:p>
      <text:p text:style-name="P4">
根据预测，南部地区的温和度预计将在4月3日晚上(下午在乌克兰)在潮湿的雪地西部的小雨； 4月4日，在西部的西部，中部地区的一个小湿地位于南部地区(下午和在右岸)中雨； 在不同的功率上没有明显的降水。</text:p>
      <text:p text:style-name="P4">
在该国西部的路上，在冰上。 在4月3日，在南部，西部地区的阵风为15-20 m/s。</text:p>
      <text:p text:style-name="P4">
该国南部和东部的温度在晚上1-6°温暖，第10-15°(4月4日在敖德萨和mykolaiv地区5-10°热); 4月3日，4月4日，4月4日，1-6°霜冻，在喀尔巴阡山脉，下午1-6°热的喀尔巴阡山脉人。 4月3日，4月3日，4月4日，下午3-8°，在4月3日，4月3日，4月3日，在夜晚的其余部分中。</text:p>
      <text:p text:style-name="P4">
在基辅和4月3日该地区，晚上是温和的，下午，4月4日下午的小雨可能会在下午的湿雪，中度降雨。 风主要是7-12 m/s。 在4月3日的首都，晚上3-5°的温度，下午5-7°，4月4日晚上，大约0°，下午3-5°热； 4月4日，在夜间3-6°热的基辅地区，热量从2°到3°霜； 下午3-8°。</text:p>
      <text:p text:style-name="P4">
预报员将于4月5日至6日在乌克兰举行，有时在西部，Zhytomyr和Vinnytsia地区有潮湿的雪地，仅在4月5日晚上在Transcarpathia，以及4月6日下午，4月6日下午，在南部地区没有降水。</text:p>
      <text:p text:style-name="P4">
<text:span text:style-name="T4">
另请阅读：</text:span>
 <text:a xlink:type="simple" xlink:href="https://www.ukrinform.ua/rubric-regions/3690235-ratuvalniki-poperedzaut-pro-znacnu-lavinnu-nebezpeku-u-gorah.html" text:style-name="Internet_20_link" text:visited-style-name="Visited_20_Internet_20_Link">
</text:a>
</text:p>
      <text:p text:style-name="P4">
在基辅和该地区，预计中度是温和的，4月6日。 晚上2-4°的丑陋温度在下午7-9°； 晚上在基辅地区，下午5-10°。</text:p>
      <text:p text:style-name="P4">
News Source: <text:a xlink:type="simple" xlink:href="https://www.ukrinform.ua/rubric-regions/3690324-v-ukraini-zavtra-dositime-vden-do-12.html" text:style-name="Internet_20_link" text:visited-style-name="Visited_20_Internet_20_Link">
https://www.ukrinform.ua/rubric-regions/3690324-v-ukraini-zavtra-dositime-vden-do-12.html</text:a>
</text:p>
      <!--NEWS-->
      <text:h text:style-name="P10" text:outline-level="1">
<text:span text:style-name="T4">
我们知道谁将在查尔斯顿锦标赛上玩Svitolin</text:span>
</text:h>
      <text:p text:style-name="P4">
作者: Ukrinform (Person)</text:p>
      <text:p text:style-name="P4">
出版商: Укринформ (Organization)</text:p>
      <text:p text:style-name="P4">
出版时间: 2023-04-01T-17:09:18+03:00</text:p>
      <text:p text:style-name="P4">
修改时间: 2023-04-01T23:09:18+03:00</text:p>
      <text:p text:style-name="P4">
描述: Angelina Kalinina和Lesya Turenko也将基于比赛。  - 乌克林。</text:p>
      <text:p text:style-name="P4">
图片: ["<text:a xlink:type="simple" xlink:href="https://static.ukrinform.com/photos/2023_04/thumb_files/630_360_1680379603-979.jpg" text:style-name="Internet_20_link" text:visited-style-name="Visited_20_Internet_20_Link">
630_360_16803...</text:a>
"]</text:p>
      <text:p text:style-name="P4">
标签: ['Світоліна', 'Теніс']</text:p>
      <text:p text:style-name="P4">
类型: Article</text:p>
      <!--METADATA-->
      <text:p text:style-name="P4">
<draw:frame draw:style-name="fr1" draw:name="Image36" text:anchor-type="as-char" svg:width="6.9236in" svg:height="3.956343in" draw:z-index="0">
<draw:image xlink:href="../Images/yкринформ/2023-04-01T-17-09-18-03-00/630_360_1680379603-979.jpg" xlink:type="simple" xlink:show="embed" xlink:actuate="onLoad" draw:mime-type="image/jpeg"/>
</draw:frame>
锦标赛还将基于安吉丽娜·卡利娜(Angelina Kalinina)和莱西亚·图伦科(Lesya Turenko)。</text:p>
      <text:p text:style-name="P4">
查尔斯顿的WTA 500土壤锦标赛的主要网格<text:a xlink:type="simple" xlink:href="https://twitter.com/CharlestonOpen/status/1642248395690504194" text:style-name="Internet_20_link" text:visited-style-name="Visited_20_Internet_20_Link">
</text:a>
乌克林福姆报道，新闻服务。</text:p>
      <text:p text:style-name="P4">
在第一轮比赛中，乌克兰Elina Svitolina的基金会将与哈萨克斯坦的反代表性尤利亚·普特塞瓦(Yulia Putintseva)竞争。 早些时候，乌克兰赢得了8名目击者中的6个。 第二圈会议的获胜者将与第七播种的埃卡特琳娜·亚历山德罗夫(Ekaterina Alexandrov)对抗。</text:p>
      <text:p text:style-name="P4">
另一个乌克兰安吉丽娜·卡利尼娜(Angelina Kalinina)在一开始就收到了重新组织者的第11个播种人数，由安娜·卡林斯卡亚(Anna Kalinskaya)设计，他以前曾在三场比赛中打过两场比赛。</text:p>
      <text:p text:style-name="P4">
Lesya Tsurenko将在第一轮比赛中与竞争对手的资格赛竞争。</text:p>
      <text:p text:style-name="P4">
<text:span text:style-name="T4">
另请阅读：</text:span>
 <text:a xlink:type="simple" xlink:href="https://www.ukrinform.ua/rubric-sports/3689133-svitolina-vistupit-na-gruntovomu-turniri-itf-u-portugalii.html" text:style-name="Internet_20_link" text:visited-style-name="Visited_20_Internet_20_Link">
</text:a>
正如乌克林福姆(Ukrinform)报道的那样，斯维托利纳(Svitolina)在与怀孕有关和女儿的诞生的年度停顿后重返巡回演出，埃琳娜(Elina)将在第二个男人中扮演：2014年，她到达了第三个圈子，让路给了贝迪迪比奇奇(Belindibenchich)。</text:p>
      <text:p text:style-name="P4">
照片：btu.org.ua</text:p>
      <text:p text:style-name="P4">
News Source: <text:a xlink:type="simple" xlink:href="https://www.ukrinform.ua/rubric-sports/3690431-vidomo-z-kim-zigrae-svitolina-na-turniri-u-carlstoni.html" text:style-name="Internet_20_link" text:visited-style-name="Visited_20_Internet_20_Link">
https://www.ukrinform.ua/rubric-sports/3690431-vidomo-z-kim-zigrae-svitolina-na-turniri-u-carlstoni.html</text:a>
</text:p>
      <!--NEWS-->
      <text:h text:style-name="P10" text:outline-level="1">
<text:span text:style-name="T4">
Ukrenergo的头在明年冬天命名了四个准备组件</text:span>
</text:h>
      <text:p text:style-name="P4">
作者: Ukrinform (Person)</text:p>
      <text:p text:style-name="P4">
出版商: Укринформ (Organization)</text:p>
      <text:p text:style-name="P4">
出版时间: 2023-04-01T-20:57:00+03:00</text:p>
      <text:p text:style-name="P4">
修改时间: 2023-04-01T22:57:00+03:00</text:p>
      <text:p text:style-name="P4">
描述: 需要四个关键组成部分来为乌克兰的电力系统准备下一个冬天和可能的恐怖袭击。  - 乌克林。</text:p>
      <text:p text:style-name="P4">
图片: ["<text:a xlink:type="simple" xlink:href="https://static.ukrinform.com/photos/2022_12/thumb_files/630_360_1671101060-438.jpg" text:style-name="Internet_20_link" text:visited-style-name="Visited_20_Internet_20_Link">
630_360_16711...</text:a>
"]</text:p>
      <text:p text:style-name="P4">
标签: ['Енергетика', 'Опалювальний сезон', 'Укренерго', 'Кудрицький']</text:p>
      <text:p text:style-name="P4">
类型: Article</text:p>
      <!--METADATA-->
      <text:p text:style-name="P4">
<draw:frame draw:style-name="fr1" draw:name="Image37" text:anchor-type="as-char" svg:width="6.9236in" svg:height="3.956343in" draw:z-index="0">
<draw:image xlink:href="../Images/yкринформ/2023-04-01T-20-57-00-03-00/630_360_1671101060-438.jpg" xlink:type="simple" xlink:show="embed" xlink:actuate="onLoad" draw:mime-type="image/jpeg"/>
</draw:frame>
乌克兰电力系统在下一个冬天的准备和俄罗斯可能的恐怖袭击需要四个关键组成部分。</text:p>
      <text:p text:style-name="P4">
根据乌克林福姆的说法，Teleterna“ One News”的唯一新闻<text:a xlink:type="simple" xlink:href="https://t.me/s/Ukrenergo" text:style-name="Internet_20_link" text:visited-style-name="Visited_20_Internet_20_Link">
</text:a>
NEC“ Ukrenergo”委员会主席VolodyMyrkudrytsky</text:p>
      <text:p text:style-name="P4">
这样的关键组成部分是对能量对象的物理保护，生成，设备和金融的更新。</text:p>
      <text:p text:style-name="P4">
“我们正在积极准备下一个冬天，并做出可以保护我们的设施的决定。 我们非常感谢国家机构恢复乌克兰的基础设施，我们与此合作以保护医疗基础设施和至关重要的能源对象。”</text:p>
      <text:p text:style-name="P4">
<text:span text:style-name="T4">
另请阅读：</text:span>
 <text:a xlink:type="simple" xlink:href="https://www.ukrinform.ua/rubric-economy/3690265-generacia-elektroenergii-povnistu-zabezpecue-potrebi-spozivaciv-galusenko.html" text:style-name="Internet_20_link" text:visited-style-name="Visited_20_Internet_20_Link">
</text:a>
据他说，计划是有时间去下一个<text:a xlink:type="simple" xlink:href="https://www.ukrinform.ua/tag-opaluvalnij-sezon" text:style-name="Internet_20_link" text:visited-style-name="Visited_20_Internet_20_Link">
</text:a>
显着增强能源保护，并使变电站对冲击更具抵抗力。</text:p>
      <text:p text:style-name="P4">
除了对物体的物理保护外，还要恢复冬季的热电厂的热电厂，冬季制备冬季发电厂也很重要。</text:p>
      <text:p text:style-name="P4">
“对网络，发电厂维修所需的足够数量的设备进行调节并带给乌克兰也很重要。 货币成本对于修复损坏的能源，变电站，网络也很重要。 这些关键组成部分应该出现，以便准备并通过下个季节的压力和大规模分散注意力的情况。” Kudrytsky总结道。</text:p>
      <text:p text:style-name="P4">
<text:span text:style-name="T4">
另请阅读：</text:span>
 <text:a xlink:type="simple" xlink:href="https://www.ukrinform.ua/rubric-economy/3688653-u-najblizci-piv-roku-situacia-v-energosistemi-bude-zbalansovanou-ukrenergo.html" text:style-name="Internet_20_link" text:visited-style-name="Visited_20_Internet_20_Link">
</text:a>
作为 <text:a xlink:type="simple" xlink:href="https://www.ukrinform.ua/rubric-economy/3689105-ukraina-domovilasa-pro-zalucenna-ekstrenoi-energeticnoi-dopomogi-z-15-krain-es.html" text:style-name="Internet_20_link" text:visited-style-name="Visited_20_Internet_20_Link">
 </text:a>
，Ukrenergo NEC已与15位系统性运营商签署了一个Ento-e欧洲能源联盟，这将使公司能够寻求库存情况的帮助。</text:p>
      <text:p text:style-name="P4">
<text:span text:style-name="T5">
foto：dtek</text:span>
</text:p>
      <text:p text:style-name="P4">
News Source: <text:a xlink:type="simple" xlink:href="https://www.ukrinform.ua/rubric-economy/3690430-golova-ukrenergo-nazvav-cotiri-komponenti-pidgotovki-do-nastupnoi-zimi.html" text:style-name="Internet_20_link" text:visited-style-name="Visited_20_Internet_20_Link">
https://www.ukrinform.ua/rubric-economy/3690430-golova-ukrenergo-nazvav-cotiri-komponenti-pidgotovki-do-nastupnoi-zimi.html</text:a>
</text:p>
      <!--NEWS-->
      <text:h text:style-name="P10" text:outline-level="1">
<text:span text:style-name="T4">
该网站的英文语言版本的翻译器</text:span>
</text:h>
      <text:p text:style-name="P4">
作者: Ukrinform (Person)</text:p>
      <text:p text:style-name="P4">
出版商: Укринформ (Organization)</text:p>
      <text:p text:style-name="P4">
出版时间: 2023-04-01T-22:36:00+03:00</text:p>
      <text:p text:style-name="P4">
修改时间: 2023-04-01T22:36:00+03:00</text:p>
      <text:p text:style-name="P4">
描述: 乌克兰国家信息局乌克林福姆正在寻找本网站的英语语言版本的翻译（正式就业，官方就业）。  - 乌克林。</text:p>
      <text:p text:style-name="P4">
图片: ["<text:a xlink:type="simple" xlink:href="https://static.ukrinform.com/photos/2023_02/thumb_files/630_360_1676289797-474.jpg" text:style-name="Internet_20_link" text:visited-style-name="Visited_20_Internet_20_Link">
630_360_16762...</text:a>
"]</text:p>
      <text:p text:style-name="P4">
标签: ['Укрінформ']</text:p>
      <text:p text:style-name="P4">
类型: Article</text:p>
      <!--METADATA-->
      <text:p text:style-name="P4">
<draw:frame draw:style-name="fr1" draw:name="Image38" text:anchor-type="as-char" svg:width="6.9236in" svg:height="3.956343in" draw:z-index="0">
<draw:image xlink:href="../Images/yкринформ/2023-04-01T-22-36-00-03-00/630_360_1676289797-474.jpg" xlink:type="simple" xlink:show="embed" xlink:actuate="onLoad" draw:mime-type="image/jpeg"/>
</draw:frame>
乌克兰国家信息局乌克林福姆正在寻找该网站英语语言版本的翻译(正式就业).</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Khizhnyak赢得了立陶宛的拳击比赛</text:span>
</text:h>
      <text:p text:style-name="P4">
作者: Ukrinform (Person)</text:p>
      <text:p text:style-name="P4">
出版商: Укринформ (Organization)</text:p>
      <text:p text:style-name="P4">
出版时间: 2023-04-01T-24:20:18+03:00</text:p>
      <text:p text:style-name="P4">
修改时间: 2023-04-01T22:20:18+03:00</text:p>
      <text:p text:style-name="P4">
描述: 在决赛中，乌克兰人比哈萨克斯坦·贾尼贝克·卡特贝耶夫强。  - 乌克林。</text:p>
      <text:p text:style-name="P4">
图片: ["<text:a xlink:type="simple" xlink:href="https://static.ukrinform.com/photos/2023_04/thumb_files/630_360_1680376780-104.jpeg" text:style-name="Internet_20_link" text:visited-style-name="Visited_20_Internet_20_Link">
630_360_16803...</text:a>
"]</text:p>
      <text:p text:style-name="P4">
标签: ['Бокс', 'Олександр Хижняк']</text:p>
      <text:p text:style-name="P4">
类型: Article</text:p>
      <!--METADATA-->
      <text:p text:style-name="P4">
<draw:frame draw:style-name="fr1" draw:name="Image39" text:anchor-type="as-char" svg:width="6.9236in" svg:height="3.956343in" draw:z-index="0">
<draw:image xlink:href="../Images/yкринформ/2023-04-01T-24-20-18-03-00/630_360_1680376780-104.jpeg" xlink:type="simple" xlink:show="embed" xlink:actuate="onLoad" draw:mime-type="image/jpeg"/>
</draw:frame>
在决赛中，乌克兰人比哈萨克斯坦·贾尼贝克·卡特贝耶夫强。</text:p>
      <text:p text:style-name="P4">
乌克林福姆报道，乌克兰拳击手Oleksandr Khizhniak赢得了乌克兰福尼亚立陶宛Kaunas的国际课程。</text:p>
      <text:p text:style-name="P4">
在决赛中，他的重量为80公斤，反对哈萨克斯坦Janibek Kartbayev。</text:p>
      <text:p text:style-name="P4">
在第二轮比赛中，乌克兰人派对手击倒。</text:p>
      <text:p text:style-name="P4">
战斗持续了所有三轮比赛，最终是法官胜利的一致决定。</text:p>
      <text:p text:style-name="P4">
<text:span text:style-name="T4">
另请阅读：</text:span>
 <text:a xlink:type="simple" xlink:href="https://www.ukrinform.ua/rubric-sports/3690423-ukrainec-zahareev-vigrav-bokserskij-turnir-u-litvi.html" text:style-name="Internet_20_link" text:visited-style-name="Visited_20_Internet_20_Link">
</text:a>
正如乌克林福姆报道的那样，乌克兰的尤尔扎克哈里夫在同一场比赛“金”中获胜。</text:p>
      <text:p text:style-name="P4">
照片：Getty图像</text:p>
      <text:p text:style-name="P4">
News Source: <text:a xlink:type="simple" xlink:href="https://www.ukrinform.ua/rubric-sports/3690428-hiznak-vigrav-bokserskij-turnir-u-litvi.html" text:style-name="Internet_20_link" text:visited-style-name="Visited_20_Internet_20_Link">
https://www.ukrinform.ua/rubric-sports/3690428-hiznak-vigrav-bokserskij-turnir-u-litvi.html</text:a>
</text:p>
      <!--NEWS-->
      <text:h text:style-name="P10" text:outline-level="1">
<text:span text:style-name="T4">
武装部队的总参谋长祝贺英国空军成立105周年</text:span>
</text:h>
      <text:p text:style-name="P4">
作者: Ukrinform (Person)</text:p>
      <text:p text:style-name="P4">
出版商: Укринформ (Organization)</text:p>
      <text:p text:style-name="P4">
出版时间: 2023-04-01T-26:17:00+03:00</text:p>
      <text:p text:style-name="P4">
修改时间: 2023-04-01T22:17:00+03:00</text:p>
      <text:p text:style-name="P4">
描述: 武装部队的总参谋长向英国英国和北爱尔兰的空军表示祝贺，该创作成立105周年。  - 乌克林。</text:p>
      <text:p text:style-name="P4">
图片: ["<text:a xlink:type="simple" xlink:href="https://static.ukrinform.com/photos/2023_04/thumb_files/630_360_1680376444-299.jpg" text:style-name="Internet_20_link" text:visited-style-name="Visited_20_Internet_20_Link">
630_360_16803...</text:a>
"]</text:p>
      <text:p text:style-name="P4">
标签: ['Авіація', 'Британія', 'Генштаб', 'ЗСУ']</text:p>
      <text:p text:style-name="P4">
类型: Article</text:p>
      <!--METADATA-->
      <text:p text:style-name="P4">
<draw:frame draw:style-name="fr1" draw:name="Image40" text:anchor-type="as-char" svg:width="6.9236in" svg:height="3.956343in" draw:z-index="0">
<draw:image xlink:href="../Images/yкринформ/2023-04-01T-26-17-00-03-00/630_360_1680376444-299.jpg" xlink:type="simple" xlink:show="embed" xlink:actuate="onLoad" draw:mime-type="image/jpeg"/>
</draw:frame>
武装部队的武装部队向英国英国和北爱尔兰英国的空军表示祝贺，该作品成立105周年。</text:p>
      <text:p text:style-name="P4">
根据乌克林福姆的说法，武装部队的总参谋部报告了<text:a xlink:type="simple" xlink:href="http://www.facebook.com/GeneralStaff.ua/posts/pfbid0WaGhrngivjHvpMRRsLMXUfnxTMLR9Kvb6ZNY5p16fubLLyHXnFV5uULHjwU5txG9l" text:style-name="Internet_20_link" text:visited-style-name="Visited_20_Internet_20_Link">
</text:a>
.</text:p>
      <text:p text:style-name="P4">
"1 квітня 2023 року, Збройні Сили України вітають колег та колежанок, друзівта подруг, союзників та союзниць із Королівських Повітряних Сил Збройних СилСполученого Королівства Великої Британії та Північної Ірландії з 105річницею!", - ідеться у повідомленні.</text:p>
      <text:p text:style-name="P4">
У зв'язку з цим у Генштабі наводять слова головного маршала авіаціїКоролівських Повітряних сил сера Майка Вігстона. "Україна є життєво важливимвипробуванням нашої спільної рішучості протистояти неспровокованомузалякуванню та агресії. Це також життєво важливе повідомлення для всього світу– далеко за межами безпеки Європи – де інші союзники та партнери стикаються зпостійними, а іноді й екзистенційними загрозами з боку державних і недержавнихучасників та проксі сил", - відзначив він під час Глобальної конференціїкомандувачів повітряних та космічних сил, яка відбулася у 2022 році.</text:p>
      <text:p text:style-name="P4">
Віддаючи належне надзвичайній стійкості українських сил та використанню нимиповітряно-космічної техніки, сер Вігстон зазначив, що це різко контрастує зросійськими агресорами, яким непосильно зберегти повітряний контроль, поприперевагу технологій і ресурсів. Він констатував, що неспроможність інвестуватиу своїх людей призвела до того, що російські сили втратили переваги у війні,які можна здобути лише шляхом інтенсивної роботи та навчання з партнерами.</text:p>
      <text:p text:style-name="P4">
<text:span text:style-name="T4">
Читайте також:</text:span>
 <text:a xlink:type="simple" xlink:href="https://www.ukrinform.ua/rubric-ato/3690276-zaluznij-pokazav-ak-zsu-z-britanskih-garmat-znisili-rosijskij-spis.html" text:style-name="Internet_20_link" text:visited-style-name="Visited_20_Internet_20_Link">
 </text:a>
值得注意的是，在塔尔迪·爱尔兰英国英国空中空军空军空军空军空军空军空军战争开始之后，携带重要的设备和人员。 全球这次同等飞行超过30次。</text:p>
      <text:p text:style-name="P4">
除其他事项外，运输了190万发子弹，超过25000套装甲，超过86,000架头盔和5.5万单位的反坦克<text:a xlink:type="simple" xlink:href="https://www.ukrinform.ua/tag-zbroa" text:style-name="Internet_20_link" text:visited-style-name="Visited_20_Internet_20_Link">
</text:a>
 .</text:p>
      <text:p text:style-name="P4">
正如乌克林福姆报道的，在英国乌克兰军队<text:a xlink:type="simple" xlink:href="http://www.ukrinform.ua/rubric-ato/3689495-u-britanii-ukrainski-vijskovi-navcali-avstralijskih-instruktoriv-vizivati-u-sniznu-pogodu.html" text:style-name="Internet_20_link" text:visited-style-name="Visited_20_Internet_20_Link">
</text:a>
在天气中生存并隐藏雪。</text:p>
      <text:p text:style-name="P4">
News Source: <text:a xlink:type="simple" xlink:href="https://www.ukrinform.ua/rubric-ato/3690427-genstab-zsu-privitav-povitrani-sili-britanii-zi-105u-ricniceu-stvorenna.html" text:style-name="Internet_20_link" text:visited-style-name="Visited_20_Internet_20_Link">
https://www.ukrinform.ua/rubric-ato/3690427-genstab-zsu-privitav-povitrani-sili-britanii-zi-105u-ricniceu-stvorenna.html</text:a>
</text:p>
      <!--NEWS-->
      <text:h text:style-name="P10" text:outline-level="1">
<text:span text:style-name="T4">
俄罗斯人在苏米地区解雇了两个社区</text:span>
</text:h>
      <text:p text:style-name="P4">
作者: Ukrinform (Person)</text:p>
      <text:p text:style-name="P4">
出版商: Укринформ (Organization)</text:p>
      <text:p text:style-name="P4">
出版时间: 2023-04-01T-29:58:00+03:00</text:p>
      <text:p text:style-name="P4">
修改时间: 2023-04-01T21:58:00+03:00</text:p>
      <text:p text:style-name="P4">
描述: 4月1日，星期六，俄罗斯军队使用SAU，迫击炮和AGS向Sumy地区的Belopilsk和Essman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41" text:anchor-type="as-char" svg:width="6.9236in" svg:height="3.956343in" draw:z-index="0">
<draw:image xlink:href="../Images/yкринформ/2023-04-01T-29-58-00-03-00/630_360_1479558145-5682.jpg" xlink:type="simple" xlink:show="embed" xlink:actuate="onLoad" draw:mime-type="image/jpeg"/>
</draw:frame>
Usbota，4月1日，俄罗斯军队使用SAU，迫击炮和AGS向Sumy地区的Belopilsk和Esman Community开枪。</text:p>
      <text:p text:style-name="P4">
关于它报告了<text:a xlink:type="simple" xlink:href="https://www.facebook.com/sumska.oda/posts/pfbid02wTNcCrVap1NNey3ao8g6FetF2YU4ddywMcakXiGG6ovLMeaNS7AbyNufB1AhfuzFl" text:style-name="Internet_20_link" text:visited-style-name="Visited_20_Internet_20_Link">
</text:a>
，报道乌克林福姆。</text:p>
      <text:p text:style-name="P4">
如图所述，敌人用SAU解雇了Essman社区-7个溃疡。</text:p>
      <text:p text:style-name="P4">
<text:span text:style-name="T4">
另请阅读：</text:span>
 <text:a xlink:type="simple" xlink:href="https://www.ukrinform.ua/rubric-ato/3690376-armia-rf-vdarila-raketami-po-avdiivci.html" text:style-name="Internet_20_link" text:visited-style-name="Visited_20_Internet_20_Link">
</text:a>
Belopolsk社区从俄罗斯联邦领土上开火(29爆炸)，以及用AGS开火-10张照片。</text:p>
      <text:p text:style-name="P4">
根据OVA的说法，它没有后果。</text:p>
      <text:p text:style-name="P4">
<text:span text:style-name="T4">
另请阅读：</text:span>
 <text:a xlink:type="simple" xlink:href="https://www.ukrinform.ua/rubric-ato/3690338-rosiani-trici-obstrilali-prikordonna-cernigivsini-i-sumsini-14-prilotiv.html" text:style-name="Internet_20_link" text:visited-style-name="Visited_20_Internet_20_Link">
</text:a>
据报道，在3月31日，入侵者向苏米地区的诺夫哥罗德，贝洛皮尔，霍宾斯克和埃斯曼社区开火。 到了晚上，俄罗斯炮兵向中间和巴达社区开火。</text:p>
      <text:p text:style-name="P4">
照片说明性</text:p>
      <text:p text:style-name="P4">
News Source: <text:a xlink:type="simple" xlink:href="https://www.ukrinform.ua/rubric-ato/3690424-rosiani-obstrilali-dvi-gromadi-na-sumsini.html" text:style-name="Internet_20_link" text:visited-style-name="Visited_20_Internet_20_Link">
https://www.ukrinform.ua/rubric-ato/3690424-rosiani-obstrilali-dvi-gromadi-na-sumsini.html</text:a>
</text:p>
      <!--NEWS-->
      <text:h text:style-name="P10" text:outline-level="1">
<text:span text:style-name="T4">
乌克兰Zakhareev成为Kaunas拳击比赛的获胜者</text:span>
</text:h>
      <text:p text:style-name="P4">
作者: Ukrinform (Person)</text:p>
      <text:p text:style-name="P4">
出版商: Укринформ (Organization)</text:p>
      <text:p text:style-name="P4">
出版时间: 2023-04-01T-31:54:00+03:00</text:p>
      <text:p text:style-name="P4">
修改时间: 2023-04-01T21:54:00+03:00</text:p>
      <text:p text:style-name="P4">
描述: 拳击世界冠军乌克兰尤里·扎哈里夫（Yuri Zakhareev）在立陶宛考纳斯（Kaunas）赢得了阿尔加达斯·肖特萨斯（Algardas Shotsytsas）国际比赛。  - 乌克林。</text:p>
      <text:p text:style-name="P4">
图片: ["<text:a xlink:type="simple" xlink:href="https://static.ukrinform.com/photos/2023_04/thumb_files/630_360_1680375254-615.jpg" text:style-name="Internet_20_link" text:visited-style-name="Visited_20_Internet_20_Link">
630_360_16803...</text:a>
"]</text:p>
      <text:p text:style-name="P4">
标签: ['Бокс']</text:p>
      <text:p text:style-name="P4">
类型: Article</text:p>
      <!--METADATA-->
      <text:p text:style-name="P4">
<draw:frame draw:style-name="fr1" draw:name="Image42" text:anchor-type="as-char" svg:width="6.9236in" svg:height="3.956343in" draw:z-index="0">
<draw:image xlink:href="../Images/yкринформ/2023-04-01T-31-54-00-03-00/630_360_1680375254-615.jpg" xlink:type="simple" xlink:show="embed" xlink:actuate="onLoad" draw:mime-type="image/jpeg"/>
</draw:frame>
拳击冠军-2021乌克兰尤里·扎哈里夫(Yuri Zakhareev)在立陶宛考纳斯(Kaunas)赢得了Algirdas Shotsikas International Turner。</text:p>
      <text:p text:style-name="P4">
乌克林福姆报道，在重量类别的决赛中，高达71公斤的Zakhareyev赢得了来自波兰的Cesar Zakiyech。</text:p>
      <text:p text:style-name="P4">
<text:span text:style-name="T4">
另请阅读：</text:span>
 <text:a xlink:type="simple" xlink:href="https://www.ukrinform.ua/rubric-sports/3690073-ukrainskij-bokser-zahareev-vijsov-do-finalu-bokserskogo-turniru.html" text:style-name="Internet_20_link" text:visited-style-name="Visited_20_Internet_20_Link">
</text:a>
据报道，由于四分之一决赛在同胞Maximimolodan上取得的成功，Odesa Zakhareev的学生进入了欧洲运动会-2023 Polyshchi，在这里获得了2024年奥运会-2024的许可。</text:p>
      <text:p text:style-name="P4">
照片：fbu.org.ua。</text:p>
      <text:p text:style-name="P4">
News Source: <text:a xlink:type="simple" xlink:href="https://www.ukrinform.ua/rubric-sports/3690423-ukrainec-zahareev-vigrav-bokserskij-turnir-u-litvi.html" text:style-name="Internet_20_link" text:visited-style-name="Visited_20_Internet_20_Link">
https://www.ukrinform.ua/rubric-sports/3690423-ukrainec-zahareev-vigrav-bokserskij-turnir-u-litvi.html</text:a>
</text:p>
      <!--NEWS-->
      <text:h text:style-name="P10" text:outline-level="1">
<text:span text:style-name="T4">
Zelensky讲了大约一周的积极消息来保护乌克兰</text:span>
</text:h>
      <text:p text:style-name="P4">
作者: Ukrinform (Person)</text:p>
      <text:p text:style-name="P4">
出版商: Укринформ (Organization)</text:p>
      <text:p text:style-name="P4">
出版时间: 2023-04-01T-33:42:00+03:00</text:p>
      <text:p text:style-name="P4">
修改时间: 2023-04-01T21:42:00+03:00</text:p>
      <text:p text:style-name="P4">
描述: 沃迪米尔·泽伦斯基（Volodymyr Zelenskyy）总统感谢国际伙伴本周的决定，旨在协助乌克兰国防和金融领域。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Франція', 'Макрон', 'Зеленський', 'Війна з росією']</text:p>
      <text:p text:style-name="P4">
类型: Article</text:p>
      <!--METADATA-->
      <text:p text:style-name="P4">
<draw:frame draw:style-name="fr1" draw:name="Image43" text:anchor-type="as-char" svg:width="6.9236in" svg:height="3.956343in" draw:z-index="0">
<draw:image xlink:href="../Images/yкринформ/2023-04-01T-33-42-00-03-00/630_360_1677220159-612.png" xlink:type="simple" xlink:show="embed" xlink:actuate="onLoad" draw:mime-type="image/png"/>
</draw:frame>
Zelensky的总统官员感谢国际合作伙伴的周刊，旨在协助乌克兰国防和财务领域。</text:p>
      <text:p text:style-name="P4">
他在[]中说(https://www.youtube.com/watch?v=gr-EQBb7L2A&amp;ab_channel=UkrinformTV)，报道乌克林福姆。</text:p>
      <text:p text:style-name="P4">
国家负责人说：“总的来说，本周给乌克兰带来了许多积极的消息，以保护我们的所有自由国家的正常生活。”</text:p>
      <text:p text:style-name="P4">
特别是，他感谢德国在防御性支持方面的新步骤，克罗地亚 - 下一套军事援助，马其顿北部 - 对直升机，斯洛伐克和斯洛文尼亚的决定。</text:p>
      <text:p text:style-name="P4">
<text:span text:style-name="T4">
另请阅读：</text:span>
 <text:a xlink:type="simple" xlink:href="https://www.ukrinform.ua/rubric-ato/3690416-prezident-na-rosiu-ocikue-sistemna-vidpovidalnist-na-deportaciu-ditej-z-ukraini.html" text:style-name="Internet_20_link" text:visited-style-name="Visited_20_Internet_20_Link">
</text:a>
Zelensky感谢加拿大的财政支持 - 资金已经收到了乌克兰的资金。</text:p>
      <text:p text:style-name="P4">
他还感谢IMF为乌克兰提供的新计划：“该计划已获得批准。</text:p>
      <text:p text:style-name="P4">
此外，总统感谢法国的不变支持。</text:p>
      <text:p text:style-name="P4">
<text:span text:style-name="T4">
另请阅读：</text:span>
 <text:a xlink:type="simple" xlink:href="https://www.ukrinform.ua/rubric-ato/3690307-zelenskij-vviv-sankcii-proti-boguslaeva-ta-nizki-fizicnih-ta-uridicnih-osib-z-rosii-ta-iranu.html" text:style-name="Internet_20_link" text:visited-style-name="Visited_20_Internet_20_Link">
</text:a>
正如乌克林福姆报道的<text:a xlink:type="simple" xlink:href="https://www.ukrinform.ua/rubric-polytics/3690317-zelenskij-proviv-rozmovu-iz-makronom-govorili-pro-oboronnu-vzaemodiu-miz-krainami.html" text:style-name="Internet_20_link" text:visited-style-name="Visited_20_Internet_20_Link">
</text:a>
。 乌克兰领导人向对话者通报了前面的情况。</text:p>
      <text:p text:style-name="P4">
总统还讨论了在直接国际事件的背景下实施和平tascoorder的进一步步骤。</text:p>
      <text:p text:style-name="P4">
照片：作品</text:p>
      <text:p text:style-name="P4">
News Source: <text:a xlink:type="simple" xlink:href="https://www.ukrinform.ua/rubric-ato/3690418-zelenskij-rozpoviv-pro-tizden-pozitivnih-novin-dla-zahistu-ukraini.html" text:style-name="Internet_20_link" text:visited-style-name="Visited_20_Internet_20_Link">
https://www.ukrinform.ua/rubric-ato/3690418-zelenskij-rozpoviv-pro-tizden-pozitivnih-novin-dla-zahistu-ukraini.html</text:a>
</text:p>
      <!--NEWS-->
      <text:h text:style-name="P10" text:outline-level="1">
<text:span text:style-name="T4">
APL：“切尔西”让位给“阿斯顿·威利”</text:span>
</text:h>
      <text:p text:style-name="P4">
作者: Ukrinform (Person)</text:p>
      <text:p text:style-name="P4">
出版商: Укринформ (Organization)</text:p>
      <text:p text:style-name="P4">
出版时间: 2023-04-01T-35:35:24+03:00</text:p>
      <text:p text:style-name="P4">
修改时间: 2023-04-01T21:35:24+03:00</text:p>
      <text:p text:style-name="P4">
描述: Mudryk没有利用一些机会来标记他在英格兰的首次亮相目标。  - 乌克林。</text:p>
      <text:p text:style-name="P4">
图片: ["<text:a xlink:type="simple" xlink:href="https://static.ukrinform.com/photos/2023_04/thumb_files/630_360_1680374081-414.jpg" text:style-name="Internet_20_link" text:visited-style-name="Visited_20_Internet_20_Link">
630_360_16803...</text:a>
"]</text:p>
      <text:p text:style-name="P4">
标签: ['Челсі', 'Футбол', 'АПЛ']</text:p>
      <text:p text:style-name="P4">
类型: Article</text:p>
      <!--METADATA-->
      <text:p text:style-name="P4">
<draw:frame draw:style-name="fr1" draw:name="Image44" text:anchor-type="as-char" svg:width="6.9236in" svg:height="3.956343in" draw:z-index="0">
<draw:image xlink:href="../Images/yкринформ/2023-04-01T-35-35-24-03-00/630_360_1680374081-414.jpg" xlink:type="simple" xlink:show="embed" xlink:actuate="onLoad" draw:mime-type="image/jpeg"/>
</draw:frame>
穆德里克(Mudryk)并没有得到一些机会来区分他在英格兰的首次亮相目标。</text:p>
      <text:p text:style-name="P4">
乌克林福姆报道，切尔西在英超联赛2：0的第29轮中失去了阿斯顿维拉。</text:p>
      <text:p text:style-name="P4">
沃特金斯(Wotkins)和麦金(McGinn)指出，伦敦俱乐部进攻更多，但错过了第56分钟的两个进球。</text:p>
      <text:p text:style-name="P4">
Mudryk在切尔西度过了第八场比赛。 在第六分钟区分明智的第一个机会。 乌克兰人在守门员的错误之后拦截了球，但他与埃米利亚诺·马丁内斯(Emiliano Martinez)闯入了罚球区。</text:p>
      <text:p text:style-name="P4">
迈克尔已经以1：0为代价来支持客人。Vinti与马丁内斯(Martinez)没什么大不了的时刻。</text:p>
      <text:p text:style-name="P4">
在第57分钟，Blue Graham Potter的主教练取代了乌克兰人。</text:p>
      <text:p text:style-name="P4">
在取代了场上的情况之后，没有改变 - 阿斯顿维拉证明了比赛的比分为2：0。</text:p>
      <text:p text:style-name="P4">
<text:span text:style-name="T4">
另请阅读：</text:span>
 <text:a xlink:type="simple" xlink:href="https://www.ukrinform.ua/rubric-sports/3690391-apl-arsenal-iz-zincenkom-vdoma-rozgromiv-lids.html" text:style-name="Internet_20_link" text:visited-style-name="Visited_20_Internet_20_Link">
</text:a>
正如乌克林福姆(Ukrinform)报道的，在另一场比赛中，阿森纳被盖子击败。</text:p>
      <text:p text:style-name="P4">
照片：Getty图像</text:p>
      <text:p text:style-name="P4">
News Source: <text:a xlink:type="simple" xlink:href="https://www.ukrinform.ua/rubric-sports/3690420-apl-celsi-postupivsa-aston-villi.html" text:style-name="Internet_20_link" text:visited-style-name="Visited_20_Internet_20_Link">
https://www.ukrinform.ua/rubric-sports/3690420-apl-celsi-postupivsa-aston-villi.html</text:a>
</text:p>
      <!--NEWS-->
      <text:h text:style-name="P10" text:outline-level="1">
<text:span text:style-name="T4">
法院派遣了UOC -MP Paul的大都会逮捕了60天</text:span>
</text:h>
      <text:p text:style-name="P4">
作者: Ukrinform (Person)</text:p>
      <text:p text:style-name="P4">
出版商: Укринформ (Organization)</text:p>
      <text:p text:style-name="P4">
出版时间: 2023-04-01T-37:31:00+03:00</text:p>
      <text:p text:style-name="P4">
修改时间: 2023-04-01T21:31:00+03:00</text:p>
      <text:p text:style-name="P4">
描述: 基辅的舍维奇维斯基地区法院选择了莫斯科乌克兰东正教大都会大都会大教堂的基辅佩德拉·拉夫拉（Kiev-Pechersk Lavra）的限制，以24小时的房屋逮捕了60天。  - 乌克林。</text:p>
      <text:p text:style-name="P4">
图片: ["<text:a xlink:type="simple" xlink:href="https://static.ukrinform.com/photos/2023_04/thumb_files/630_360_1680342758-978.jpeg" text:style-name="Internet_20_link" text:visited-style-name="Visited_20_Internet_20_Link">
630_360_16803...</text:a>
"]</text:p>
      <text:p text:style-name="P4">
标签: ['Домашній арешт', 'Суд', 'УПЦ МП']</text:p>
      <text:p text:style-name="P4">
类型: Article</text:p>
      <!--METADATA-->
      <text:p text:style-name="P4">
<draw:frame draw:style-name="fr1" draw:name="Image45" text:anchor-type="as-char" svg:width="6.9236in" svg:height="3.956343in" draw:z-index="0">
<draw:image xlink:href="../Images/yкринформ/2023-04-01T-37-31-00-03-00/630_360_1680342758-978.jpeg" xlink:type="simple" xlink:show="embed" xlink:actuate="onLoad" draw:mime-type="image/jpeg"/>
</draw:frame>
基夫京夫斯基郡的Shevchenkivsky地方法院选择了一项限制，由莫斯科父权制帕维尔的乌克兰东正教教堂的基辅 - 佩奇斯克拉夫拉大都会州长以24小时的逮捕形式限制了60天。</text:p>
      <text:p text:style-name="P4">
这是乌克利福通讯员的报道。</text:p>
      <text:p text:style-name="P4">
法院迫使大都会戴上电子手镯。</text:p>
      <text:p text:style-name="P4">
正如乌克林福姆(Ukrinform)报道的，基辅的舍维尔基夫斯基地方法院，该法院考虑了大都会帕维尔(Metropolitan Pavel)的约束措施，<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另请阅读：</text:span>
 <text:a xlink:type="simple" xlink:href="https://www.ukrinform.ua/rubric-kyiv/3690361-bila-kievopecerskoi-lavri-prohodit-miting-proti-upc-mp.html" text:style-name="Internet_20_link" text:visited-style-name="Visited_20_Internet_20_Link">
</text:a>
随后，法院在4月1日18.30和[]举行了一次有关预防措施的预防措施的会议和<text:a xlink:type="simple" xlink:href="https://www.ukrinform.ua/rubric-society/3690374-sud-pogodiv-primusovij-privid-mitropolita-upc-mp-pavla-na-vecirne-zasidanna.html" text:style-name="Internet_20_link" text:visited-style-name="Visited_20_Internet_20_Link">
</text:a>
。</text:p>
      <text:p text:style-name="P4">
4月1日上午，乌克兰的安全局<text:a xlink:type="simple" xlink:href="https://www.ukrinform.ua/rubric-society/3690193-sbu-vrucila-pidozru-mitropolitu-upc-mp-pavlu.html" text:style-name="Internet_20_link" text:visited-style-name="Visited_20_Internet_20_Link">
</text:a>
。 在他的房子里搜查了。</text:p>
      <text:p text:style-name="P4">
News Source: <text:a xlink:type="simple" xlink:href="https://www.ukrinform.ua/rubric-society/3690409-sud-vidpraviv-mitropolita-upc-mp-pavla-pid-domasnij-arest-na-60-dib.html" text:style-name="Internet_20_link" text:visited-style-name="Visited_20_Internet_20_Link">
https://www.ukrinform.ua/rubric-society/3690409-sud-vidpraviv-mitropolita-upc-mp-pavla-pid-domasnij-arest-na-60-dib.html</text:a>
</text:p>
      <!--NEWS-->
      <text:h text:style-name="P10" text:outline-level="1">
<text:span text:style-name="T4">
在Mariupol，入侵者在街上巡逻：寻找抵抗运动的参与者</text:span>
</text:h>
      <text:p text:style-name="P4">
作者: Ukrinform (Person)</text:p>
      <text:p text:style-name="P4">
出版商: Укринформ (Organization)</text:p>
      <text:p text:style-name="P4">
出版时间: 2023-04-01T-39:20:00+03:00</text:p>
      <text:p text:style-name="P4">
修改时间: 2023-04-01T21:20:00+03:00</text:p>
      <text:p text:style-name="P4">
描述: 在Mariupol，入侵者在协作机器爆炸后继续加强街道，入侵者正在寻找抵抗运动的参与者。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Маріуполь', 'Національний спротив', 'Війна з росією']</text:p>
      <text:p text:style-name="P4">
类型: Article</text:p>
      <!--METADATA-->
      <text:p text:style-name="P4">
<draw:frame draw:style-name="fr1" draw:name="Image46" text:anchor-type="as-char" svg:width="6.9236in" svg:height="3.956343in" draw:z-index="0">
<draw:image xlink:href="../Images/yкринформ/2023-04-01T-39-20-00-03-00/630_360_1668461240-442.jpg" xlink:type="simple" xlink:show="embed" xlink:actuate="onLoad" draw:mime-type="image/jpeg"/>
</draw:frame>
在爆炸性合作者之后，入侵者正在寻找抵抗运动的参与者，继续加强街道。</text:p>
      <text:p text:style-name="P4">
这是在[]中报道的(https://t.me/andriyshTime/8220)据报道，乌克林福姆(Ukrinform)报道说，市长Andryushchenko的顾问。</text:p>
      <text:p text:style-name="P4">
“增加的街道巡逻并未结束。 Rosgv​​ardia仍在寻找Mmariupol的一名抵抗运动的成员，他们“很容易地”对俄罗斯人的顶级 - 塔马里波尔斯的复苏。 好吧，没有结果，”证词写道。</text:p>
      <text:p text:style-name="P4">
<text:span text:style-name="T4">
另请阅读：</text:span>
 <text:a xlink:type="simple" xlink:href="https://www.ukrinform.ua/rubric-regions/3690209-zagarbniki-demontuut-zrujnovani-budinki-v-primorskomu-rajoni-mariupola.html" text:style-name="Internet_20_link" text:visited-style-name="Visited_20_Internet_20_Link">
</text:a>
Andryushchenko也出版了<text:a xlink:type="simple" xlink:href="https://t.me/andriyshTime/8221" text:style-name="Internet_20_link" text:visited-style-name="Visited_20_Internet_20_Link">
</text:a>
，在回声上，城市街道上的大量安全部队。</text:p>
      <text:p text:style-name="P4">
“这就是如何从中间在野马中清洗的方法。 搜索，文档检查，总控制。 在这种情况下，每分钟的风险，我们的Mariupols收集了有关占领者，基地和运动的数据。 他们从武装部队提供了卡鲁纳 - 贝斯特，并减去最高的马拉索塔。”市长顾问写道。</text:p>
      <text:p text:style-name="P4">
<text:span text:style-name="T4">
另请阅读：</text:span>
 <text:a xlink:type="simple" xlink:href="https://www.ukrinform.ua/rubric-ato/3690026-u-mariupoli-zagarbniki-peremisuut-vijskovu-tehniku-podali-vid-linii-mozlivogo-urazenna.html" text:style-name="Internet_20_link" text:visited-style-name="Visited_20_Internet_20_Link">
</text:a>
据马里波尔市议会称，3月27日，占领军当地领导人之一的城市在该市被炸毁。 抵抗力量的目的是米哈伊尔·莫斯克文(Mikhail Moskvin)，他是被称为“警察”的负责人。该人负责组织过过滤措施，这使该市平民逮捕了大规模逮捕。 爆炸后，卡马格文(Carmagvin)在医院。</text:p>
      <text:p text:style-name="P4">
News Source: <text:a xlink:type="simple" xlink:href="https://www.ukrinform.ua/rubric-regions/3690263-u-mariupoli-zagarbniki-posileno-patruluut-vulici-sukaut-ucasnikiv-ruhu-sprotivu.html" text:style-name="Internet_20_link" text:visited-style-name="Visited_20_Internet_20_Link">
https://www.ukrinform.ua/rubric-regions/3690263-u-mariupoli-zagarbniki-posileno-patruluut-vulici-sukaut-ucasnikiv-ruhu-sprotivu.html</text:a>
</text:p>
      <!--NEWS-->
      <text:h text:style-name="P10" text:outline-level="1">
<text:span text:style-name="T4">
总裁：预计俄罗斯从乌克兰驱逐儿童的系统责任</text:span>
</text:h>
      <text:p text:style-name="P4">
作者: Ukrinform (Person)</text:p>
      <text:p text:style-name="P4">
出版商: Укринформ (Organization)</text:p>
      <text:p text:style-name="P4">
出版时间: 2023-04-01T-41:12:00+03:00</text:p>
      <text:p text:style-name="P4">
修改时间: 2023-04-01T21:12:00+03:00</text:p>
      <text:p text:style-name="P4">
描述: 欧安组织（OSCE）发起了一项关于俄罗斯驱逐出境和乌克兰儿童同化的国际报告的工作，这是侵略者国家对这一犯罪的系统责任的一步。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Депортація', 'Діти', 'ОБСЄ', 'Зеленський', 'Війна з росією']</text:p>
      <text:p text:style-name="P4">
类型: Article</text:p>
      <!--METADATA-->
      <text:p text:style-name="P4">
<draw:frame draw:style-name="fr1" draw:name="Image47" text:anchor-type="as-char" svg:width="6.9236in" svg:height="3.956343in" draw:z-index="0">
<draw:image xlink:href="../Images/yкринформ/2023-04-01T-41-12-00-03-00/630_360_1677264924-906.jpg" xlink:type="simple" xlink:show="embed" xlink:actuate="onLoad" draw:mime-type="image/jpeg"/>
</draw:frame>
她一直在研究驱逐出境的国际报告，并试图用俄罗斯吸收乌克兰儿童，这是侵略者国家对这一犯罪的系统责任的一步。</text:p>
      <text:p text:style-name="P4">
Volodymyr Zelenskyy在[]中报道了这一点。(https://www.youtube.com/watch?v=gr-EQBb7L2A)在战争的第402天之际。</text:p>
      <text:p text:style-name="P4">
“在OSCE下，第一份单独的国际报告的工作开始是通过俄罗斯儿童的暴力驱逐出境和我们的孩子的磨损的企图来管理的……俄罗斯正在系统地和计算出来，这是同上。它参与了。”总统说。</text:p>
      <text:p text:style-name="P4">
视频： <text:a xlink:type="simple" xlink:href="https://t.me/OP_UA/9144" text:style-name="Internet_20_link" text:visited-style-name="Visited_20_Internet_20_Link">
</text:a>
Zelensky强调，俄罗斯联邦的这一罪行是我们时代最愤世嫉俗，最反人类的犯罪之一。</text:p>
      <text:p text:style-name="P4">
<text:span text:style-name="T4">
另请阅读：</text:span>
 <text:a xlink:type="simple" xlink:href="https://www.ukrinform.ua/rubric-society/3688754-deportacia-ditej-do-rosii-minreintegracii-pidtverdzue-majze-20-tisac-vipadkiv.html" text:style-name="Internet_20_link" text:visited-style-name="Visited_20_Internet_20_Link">
</text:a>
正如乌克林福姆报道的那样，在乌克兰的支持下，有45个国家 /地区激活了这种“莫斯科机制”，以应对乌克兰人的强迫运动<text:a xlink:type="simple" xlink:href="https://www.ukrinform.ua/tag-diti" text:style-name="Internet_20_link" text:visited-style-name="Visited_20_Internet_20_Link">
</text:a>
俄罗斯联邦对侵犯俄罗斯对乌克兰的积极战争的侵犯和人道主义后果的背景。</text:p>
      <text:p text:style-name="P4">
_foto：op _</text:p>
      <text:p text:style-name="P4">
News Source: <text:a xlink:type="simple" xlink:href="https://www.ukrinform.ua/rubric-ato/3690416-prezident-na-rosiu-ocikue-sistemna-vidpovidalnist-na-deportaciu-ditej-z-ukraini.html" text:style-name="Internet_20_link" text:visited-style-name="Visited_20_Internet_20_Link">
https://www.ukrinform.ua/rubric-ato/3690416-prezident-na-rosiu-ocikue-sistemna-vidpovidalnist-na-deportaciu-ditej-z-ukraini.html</text:a>
</text:p>
      <!--NEWS-->
      <text:h text:style-name="P10" text:outline-level="1">
<text:span text:style-name="T4">
美国国会同意出售波兰800 Hellfire导弹</text:span>
</text:h>
      <text:p text:style-name="P4">
作者: Ukrinform (Person)</text:p>
      <text:p text:style-name="P4">
出版商: Укринформ (Organization)</text:p>
      <text:p text:style-name="P4">
出版时间: 2023-04-01T-43:04:00+03:00</text:p>
      <text:p text:style-name="P4">
修改时间: 2023-04-01T21:04:00+03:00</text:p>
      <text:p text:style-name="P4">
描述: 美国国会批准了波兰购买了800次控制的空气收获导弹地狱之火。  - 乌克林。</text:p>
      <text:p text:style-name="P4">
图片: ["<text:a xlink:type="simple" xlink:href="https://static.ukrinform.com/photos/2016_01/thumb_files/630_360_1452247972-9694-hellfire.jpg" text:style-name="Internet_20_link" text:visited-style-name="Visited_20_Internet_20_Link">
630_360_14522...</text:a>
"]</text:p>
      <text:p text:style-name="P4">
标签: ['Польща', 'Ракета', 'Конгрес США', 'Маріуш Блащак']</text:p>
      <text:p text:style-name="P4">
类型: Article</text:p>
      <!--METADATA-->
      <text:p text:style-name="P4">
<draw:frame draw:style-name="fr1" draw:name="Image48" text:anchor-type="as-char" svg:width="6.9236in" svg:height="3.956343in" draw:z-index="0">
<draw:image xlink:href="../Images/yкринформ/2023-04-01T-43-04-00-03-00/630_360_1452247972-9694-hellfire.jpg" xlink:type="simple" xlink:show="embed" xlink:actuate="onLoad" draw:mime-type="image/jpeg"/>
</draw:frame>
美国国会批准了波兰购买了800次控制的空气收获导弹地狱之火。</text:p>
      <text:p text:style-name="P4">
关于<text:a xlink:type="simple" xlink:href="https://twitter.com/mblaszczak/status/1642061098965712896" text:style-name="Internet_20_link" text:visited-style-name="Visited_20_Internet_20_Link">
</text:a>
波兰国防部长Mariusblashchak写道，Viceremier-Minister写道。</text:p>
      <text:p text:style-name="P4">
“美国国会批准购买800波兰<text:a xlink:type="simple" xlink:href="https://www.ukrinform.ua/tag-raketa" text:style-name="Internet_20_link" text:visited-style-name="Visited_20_Internet_20_Link">
</text:a>
Hellfire，将配备波兰支持AW149附件。 我们开始就价格进行谈判，”布拉沙克写道。</text:p>
      <text:p text:style-name="P4">
<text:span text:style-name="T4">
另请阅读：</text:span>
 <text:a xlink:type="simple" xlink:href="https://www.ukrinform.ua/rubric-ato/3683429-dla-perevagi-nad-vorogom-u-povitri-ukraini-potribni-zahidni-litaki-cetvertogo-pokolinna-ignat.html" text:style-name="Internet_20_link" text:visited-style-name="Visited_20_Internet_20_Link">
</text:a>
众所周知，AGM-114 Hellfire是空气地球类的受控反坦克导弹。 它来自直升机，飞机，无人车，陆地车辆。</text:p>
      <text:p text:style-name="P4">
News Source: <text:a xlink:type="simple" xlink:href="https://www.ukrinform.ua/rubric-world/3690414-kongres-ssa-pogodivsa-prodati-polsi-800-raket-hellfire.html" text:style-name="Internet_20_link" text:visited-style-name="Visited_20_Internet_20_Link">
https://www.ukrinform.ua/rubric-world/3690414-kongres-ssa-pogodivsa-prodati-polsi-800-raket-hellfire.html</text:a>
</text:p>
      <!--NEWS-->
      <text:h text:style-name="P10" text:outline-level="1">
<text:span text:style-name="T4">
俄罗斯在联合国理事会的总统职位证明了破产机构-Zelensky</text:span>
</text:h>
      <text:p text:style-name="P4">
作者: Ukrinform (Person)</text:p>
      <text:p text:style-name="P4">
出版商: Укринформ (Organization)</text:p>
      <text:p text:style-name="P4">
出版时间: 2023-04-01T-46:58:40+03:00</text:p>
      <text:p text:style-name="P4">
修改时间: 2023-04-01T20:58:40+03:00</text:p>
      <text:p text:style-name="P4">
描述: 国家通过儿童死亡的炮击无法保留提供和平的器官。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ООН', 'Зеленський', 'Війна з росією']</text:p>
      <text:p text:style-name="P4">
类型: Article</text:p>
      <!--METADATA-->
      <text:p text:style-name="P4">
<draw:frame draw:style-name="fr1" draw:name="Image49" text:anchor-type="as-char" svg:width="6.9236in" svg:height="3.956343in" draw:z-index="0">
<draw:image xlink:href="../Images/yкринформ/2023-04-01T-46-58-40-03-00/630_360_1679682020-565.jpeg" xlink:type="simple" xlink:show="embed" xlink:actuate="onLoad" draw:mime-type="image/jpeg"/>
</draw:frame>
国家通过儿童死亡的炮击无法保存在提供的体内。</text:p>
      <text:p text:style-name="P4">
这是由沃罗迪米尔·泽伦斯基(Volodymyr Zelenskyy)总统在<text:a xlink:type="simple" xlink:href="https://www.youtube.com/watch" text:style-name="Internet_20_link" text:visited-style-name="Visited_20_Internet_20_Link">
</text:a>
，乌克林通讯员报告。</text:p>
      <text:p text:style-name="P4">
“昨天，俄罗斯军队杀死了另一个乌克兰的孩子，一个五个月大的男人，他被称为达尼洛。这证明了这种机构的破产更加全面。”他说。</text:p>
      <text:p text:style-name="P4">
<text:span text:style-name="T4">
另请阅读：</text:span>
 <text:a xlink:type="simple" xlink:href="https://www.ukrinform.ua/rubric-ato/3690401-sogodni-derzavaterorist-pocala-golovuvati-v-radbezi-oon-zelenskij.html" text:style-name="Internet_20_link" text:visited-style-name="Visited_20_Internet_20_Link">
</text:a>
据总统称，俄罗斯已经做出了所有可能的恐怖形式。 联合国安全委员会中，州长总统证明了该全球机构的成熟改革 - “恐怖分子国家和任何其他想成为恐怖分子的国家都无法摧毁和平。”</text:p>
      <text:p text:style-name="P4">
泽伦斯基说：“恐怖分子必须输，他们必须对恐怖负责，而不会在任何地方出现。”</text:p>
      <text:p text:style-name="P4">
据报道，联合国安理会总统每月都在变更。 1月，日本于2月 - 马耳他在3月 - 莫比奇(Mobic)在4月根据计划 - 俄罗斯5月 - 瑞士，6月 - 阿联酋。</text:p>
      <text:p text:style-name="P4">
<text:span text:style-name="T4">
另请阅读：</text:span>
 <text:a xlink:type="simple" xlink:href="https://www.ukrinform.ua/rubric-economy/3690406-zelenskij-vviv-sankcii-proti-bils-ak-650-fizicnih-i-uridicnih-osib-aki-pracuut-na-agresiu-rf.html" text:style-name="Internet_20_link" text:visited-style-name="Visited_20_Internet_20_Link">
</text:a>
乌克兰Dmytro Kuleba外交部长<text:a xlink:type="simple" xlink:href="https://www.ukrinform.ua/rubric-polytics/3690355-kuleba-zaklikav-ne-dati-moskvi-zlovzivati-golovuvannam-u-radbezi-oon.html" text:style-name="Internet_20_link" text:visited-style-name="Visited_20_Internet_20_Link">
</text:a>
。</text:p>
      <text:p text:style-name="P4">
照片：作品</text:p>
      <text:p text:style-name="P4">
News Source: <text:a xlink:type="simple" xlink:href="https://www.ukrinform.ua/rubric-polytics/3690413-golovuvanna-rosii-v-radbezi-oon-dovodit-bankrutstvo-institucii-zelenskij.html" text:style-name="Internet_20_link" text:visited-style-name="Visited_20_Internet_20_Link">
https://www.ukrinform.ua/rubric-polytics/3690413-golovuvanna-rosii-v-radbezi-oon-dovodit-bankrutstvo-institucii-zelenskij.html</text:a>
</text:p>
      <!--NEWS-->
      <text:h text:style-name="P10" text:outline-level="1">
<text:span text:style-name="T4">
乌克兰计划成为可再生能源开发的欧洲枢纽</text:span>
</text:h>
      <text:p text:style-name="P4">
作者: Ukrinform (Person)</text:p>
      <text:p text:style-name="P4">
出版商: Укринформ (Organization)</text:p>
      <text:p text:style-name="P4">
出版时间: 2023-04-01T-48:54:00+03:00</text:p>
      <text:p text:style-name="P4">
修改时间: 2023-04-01T20:54:00+03:00</text:p>
      <text:p text:style-name="P4">
描述: 乌克兰计划成为欧洲枢纽，以开发可再生能源，尤其是太阳能和风力，以及氢技术和生物能源。  - 乌克林。</text:p>
      <text:p text:style-name="P4">
图片: ["<text:a xlink:type="simple" xlink:href="https://static.ukrinform.com/photos/2023_04/thumb_files/630_360_1680351934-336.jpg" text:style-name="Internet_20_link" text:visited-style-name="Visited_20_Internet_20_Link">
630_360_16803...</text:a>
", "<text:a xlink:type="simple" xlink:href="https://static.ukrinform.com/photos/2023_04/1680351934-217.jpg" text:style-name="Internet_20_link" text:visited-style-name="Visited_20_Internet_20_Link">
1680351934-21...</text:a>
"]</text:p>
      <text:p text:style-name="P4">
标签: ['Енергетика', 'Міненерго', 'Німеччина']</text:p>
      <text:p text:style-name="P4">
类型: Article</text:p>
      <!--METADATA-->
      <text:p text:style-name="P4">
<draw:frame draw:style-name="fr1" draw:name="Image50" text:anchor-type="as-char" svg:width="6.9236in" svg:height="3.956343in" draw:z-index="0">
<draw:image xlink:href="../Images/yкринформ/2023-04-01T-48-54-00-03-00/630_360_1680351934-336.jpg" xlink:type="simple" xlink:show="embed" xlink:actuate="onLoad" draw:mime-type="image/jpeg"/>
</draw:frame>
乌克兰计划成为欧洲的枢纽，以开发可再生能源，perdent和风力，以及氢技术和生物能源。</text:p>
      <text:p text:style-name="P4">
乌克林福姆(Ukrinform)表示，乌克兰雅罗斯拉夫·德姆申科夫(Yaroslav Demchenkov)的能源副部长在与欧洲欧洲外交部德国安娜·卢曼(Anna Lurmann)的州会议上说，<text:a xlink:type="simple" xlink:href="https://mev.gov.ua/novyna/ukrayina-rozrakhovuye-na-dopomohu-nimechchyny-dlya-ostatochnoho-vytisnennya-rosiyi-z" text:style-name="Internet_20_link" text:visited-style-name="Visited_20_Internet_20_Link">
</text:a>
。</text:p>
      <text:p text:style-name="P4">
Demchenkov说：“乌克兰可以成为欧洲可持续能源的枢纽，我们将自己设定为恢复能源部门的续签计划中的雄心勃勃的目标。”</text:p>
      <text:p text:style-name="P4">
<draw:frame draw:style-name="fr1" draw:name="Image51" text:anchor-type="as-char" svg:width="6.9236in" svg:height="9.231467in" draw:z-index="0">
<draw:image xlink:href="../Images/yкринформ/2023-04-01T-48-54-00-03-00/1680351934-217.jpg" xlink:type="simple" xlink:show="embed" xlink:actuate="onLoad" draw:mime-type="image/jpeg"/>
</draw:frame>
<text:span text:style-name="T4">
另请阅读：</text:span>
 <text:a xlink:type="simple" xlink:href="https://www.ukrinform.ua/rubric-economy/3689673-nimeccina-moze-stati-partnerom-ukraini-u-sferi-virobnictva-vodnu-minenergo.html" text:style-name="Internet_20_link" text:visited-style-name="Visited_20_Internet_20_Link">
</text:a>
值得注意的是，在会议期间，双方讨论了增加伸展合作的方向，并强调在乌克兰能源部门重建期间加速绿色过渡过程的必要性。</text:p>
      <text:p text:style-name="P4">
据报道，能源部已经发展，在不久的将来将宣传国家目标计划的概念，用于支持可再生能源的分销生产(res).</text:p>
      <text:p text:style-name="P4">
Фото: Міненерго</text:p>
      <text:p text:style-name="P4">
News Source: <text:a xlink:type="simple" xlink:href="https://www.ukrinform.ua/rubric-economy/3690309-ukraina-planue-stati-habom-evropi-u-rozvitku-vidnovluvanoi-energetiki.html" text:style-name="Internet_20_link" text:visited-style-name="Visited_20_Internet_20_Link">
https://www.ukrinform.ua/rubric-economy/3690309-ukraina-planue-stati-habom-evropi-u-rozvitku-vidnovluvanoi-energetiki.html</text:a>
</text:p>
      <!--NEWS-->
      <text:h text:style-name="P10" text:outline-level="1">
<text:span text:style-name="T4">
FHU评为2022/23乌克兰冠军的最佳球员</text:span>
</text:h>
      <text:p text:style-name="P4">
作者: Ukrinform (Person)</text:p>
      <text:p text:style-name="P4">
出版商: Укринформ (Organization)</text:p>
      <text:p text:style-name="P4">
出版时间: 2023-04-01T-50:50:21+03:00</text:p>
      <text:p text:style-name="P4">
修改时间: 2023-04-01T20:50:21+03:00</text:p>
      <text:p text:style-name="P4">
描述: 该国的冠军成为猎鹰。  - 乌克林。</text:p>
      <text:p text:style-name="P4">
图片: ["<text:a xlink:type="simple" xlink:href="https://static.ukrinform.com/photos/2023_04/thumb_files/630_360_1680371338-256.jpg" text:style-name="Internet_20_link" text:visited-style-name="Visited_20_Internet_20_Link">
630_360_16803...</text:a>
"]</text:p>
      <text:p text:style-name="P4">
标签: ['хокей']</text:p>
      <text:p text:style-name="P4">
类型: Article</text:p>
      <!--METADATA-->
      <text:p text:style-name="P4">
<draw:frame draw:style-name="fr1" draw:name="Image52" text:anchor-type="as-char" svg:width="6.9236in" svg:height="3.956343in" draw:z-index="0">
<draw:image xlink:href="../Images/yкринформ/2023-04-01T-50-50-21-03-00/630_360_1680371338-256.jpg" xlink:type="simple" xlink:show="embed" xlink:actuate="onLoad" draw:mime-type="image/jpeg"/>
</draw:frame>
乌克兰的冠军成为基辅的“猎鹰”。</text:p>
      <text:p text:style-name="P4">
乌克兰曲棍球联合会<text:a xlink:type="simple" xlink:href="https://fhu.com.ua/news/indyvidualni-nagorody-sezonu-2022-23-znajshly-svoyih-geroyiv/" text:style-name="Internet_20_link" text:visited-style-name="Visited_20_Internet_20_Link">
</text:a>
乌克林福姆报道，个人提名的获奖者在2022/23赛季的成绩中获得了冠军。</text:p>
      <text:p text:style-name="P4">
最终名单介绍了四支球队的曲棍球运动员 - “ Kremenchuk”，“ Legion”，“ Falcon”和“ Dnipro”。</text:p>
      <text:p text:style-name="P4">
冠军的得分手-Vitaliy Doll(Kremenchuk)最好的年轻球员是Andrey Krivonozhkin(“军团”)最好的守门员是爱德华·扎克赫琴(dnipro)最好的后卫是Yevgeny市政​​厅(dnipro)最好的前锋是Sergei Babinets(“鹘”)常规冠军中最有用的球员(MVP) -  Vitaliy Doll(Kremenchuk)季后赛中最有用的球员(MVP)-Sergey Babinets(“鹘”)<text:span text:style-name="T4">
另请阅读：</text:span>
 <text:a xlink:type="simple" xlink:href="https://www.ukrinform.ua/rubric-sports/3690110-sokil-cempion-ukraini-z-hokeu.html" text:style-name="Internet_20_link" text:visited-style-name="Visited_20_Internet_20_Link">
</text:a>
正如乌克林福姆报道的那样，该国的冠军成为了“猎鹰”，在游戏摄影的决赛中，“ kremenchuk”。 第三名 - 在dnipro中。</text:p>
      <text:p text:style-name="P4">
照片：fhu.com.ua</text:p>
      <text:p text:style-name="P4">
News Source: <text:a xlink:type="simple" xlink:href="https://www.ukrinform.ua/rubric-sports/3690410-fhu-nazvala-najkrasih-gravciv-cempionatu-ukraini-202223.html" text:style-name="Internet_20_link" text:visited-style-name="Visited_20_Internet_20_Link">
https://www.ukrinform.ua/rubric-sports/3690410-fhu-nazvala-najkrasih-gravciv-cempionatu-ukraini-202223.html</text:a>
</text:p>
      <!--NEWS-->
      <text:h text:style-name="P10" text:outline-level="1">
<text:span text:style-name="T4">
在Ternopil，为Azov卡车收集了将近一百万的Hryvnias</text:span>
</text:h>
      <text:p text:style-name="P4">
作者: Ukrinform (Person)</text:p>
      <text:p text:style-name="P4">
出版商: Укринформ (Organization)</text:p>
      <text:p text:style-name="P4">
出版时间: 2023-04-01T-52:48:25+03:00</text:p>
      <text:p text:style-name="P4">
修改时间: 2023-04-01T20:48:25+03:00</text:p>
      <text:p text:style-name="P4">
描述: 在Ternopil，一个晚上在音乐会上收集了将近一百万的Hryvnias，为Azov的卡车收集。  - 乌克林。</text:p>
      <text:p text:style-name="P4">
图片: ["<text:a xlink:type="simple" xlink:href="https://static.ukrinform.com/photos/2023_04/thumb_files/630_360_1680370244-9077.jpeg" text:style-name="Internet_20_link" text:visited-style-name="Visited_20_Internet_20_Link">
630_360_16803...</text:a>
"]</text:p>
      <text:p text:style-name="P4">
标签: ['Аукціон', 'Автомобіль', 'Концерт', 'ЗСУ', 'Гроші', 'Благодійність', 'Тернопіль']</text:p>
      <text:p text:style-name="P4">
类型: Article</text:p>
      <!--METADATA-->
      <text:p text:style-name="P4">
<draw:frame draw:style-name="fr1" draw:name="Image53" text:anchor-type="as-char" svg:width="6.9236in" svg:height="3.956343in" draw:z-index="0">
<draw:image xlink:href="../Images/yкринформ/2023-04-01T-52-48-25-03-00/630_360_1680370244-9077.jpeg" xlink:type="simple" xlink:show="embed" xlink:actuate="onLoad" draw:mime-type="image/jpeg"/>
</draw:frame>
在音乐会上，Unteropol在一个晚上筹集了近50万hryvnias，为Azov负载。</text:p>
      <text:p text:style-name="P4">
这是在[]中报道的(https://www.facebook.com/pokrova.bf/posts/pfbid0Y6jPvx2AuZZJ7dw2iDjX5udRJeVZYwEZ9TvgfTmC13bjdndf4tGnwb8NjkJ9a9Uxl)乌克林福姆报道，Pokrova慈善基金会。</text:p>
      <text:p text:style-name="P4">
“ Ternopil帮助NSU旅“ Azov”。在慈善之夜“人民的力量”文化宫殿“ Berezil”中设法收集了472 382 HRYVNIAS”，这是演讲的读物。</text:p>
      <text:p text:style-name="P4">
根据组织者的说法，这些是从拍卖西部的门票和大厅的慈善盒子的出售中收益。</text:p>
      <text:p text:style-name="P4">
<text:a xlink:type="simple" xlink:href="https://static.ukrinform.com/photos/2023_04/1680370244-6099.jpeg" text:style-name="Internet_20_link" text:visited-style-name="Visited_20_Internet_20_Link">
</text:a>
 <text:a xlink:type="simple" xlink:href="https://static.ukrinform.com/photos/2023_04/1680370243-4679.jpeg" text:style-name="Internet_20_link" text:visited-style-name="Visited_20_Internet_20_Link">
</text:a>
 <text:a xlink:type="simple" xlink:href="https://static.ukrinform.com/photos/2023_04/1680370243-5601.jpeg" text:style-name="Internet_20_link" text:visited-style-name="Visited_20_Internet_20_Link">
</text:a>
 <text:a xlink:type="simple" xlink:href="https://static.ukrinform.com/photos/2023_04/1680370243-6928.jpeg" text:style-name="Internet_20_link" text:visited-style-name="Visited_20_Internet_20_Link">
</text:a>
 <text:a xlink:type="simple" xlink:href="https://static.ukrinform.com/photos/2023_04/1680370243-1716.jpeg" text:style-name="Internet_20_link" text:visited-style-name="Visited_20_Internet_20_Link">
</text:a>
 <text:a xlink:type="simple" xlink:href="https://static.ukrinform.com/photos/2023_04/1680370243-8687.jpeg" text:style-name="Internet_20_link" text:visited-style-name="Visited_20_Internet_20_Link">
</text:a>
 <text:a xlink:type="simple" xlink:href="https://static.ukrinform.com/photos/2023_04/1680370243-3197.jpeg" text:style-name="Internet_20_link" text:visited-style-name="Visited_20_Internet_20_Link">
</text:a>
 <text:a xlink:type="simple" xlink:href="https://static.ukrinform.com/photos/2023_04/1680370244-9077.jpeg" text:style-name="Internet_20_link" text:visited-style-name="Visited_20_Internet_20_Link">
</text:a>
 <text:a xlink:type="simple" xlink:href="https://static.ukrinform.com/photos/2023_04/1680370244-3032.jpeg" text:style-name="Internet_20_link" text:visited-style-name="Visited_20_Internet_20_Link">
</text:a>
<text:span text:style-name="T4">
另请阅读：</text:span>
 <text:a xlink:type="simple" xlink:href="https://www.ukrinform.ua/rubric-regions/3688977-na-lvivsini-nezraca-divcinka-zibrala-ponad-650-tisac-dla-zsu.html" text:style-name="Internet_20_link" text:visited-style-name="Visited_20_Internet_20_Link">
</text:a>
“对所有有才华的艺术家的感谢(https://www.ukrinform.ua/tag-volonteri)免费原则被命名为Nazakhi。 他们帮助从Rivne，Ternopil Svitozary，Svitozary，Duo“ Virgin”，BABI“ Babi” Ternopil，Lisapetet Battalion，Lesiksam / Lesyksam，“来自Rivne，Ternopil Svitozary，Svitozary，Svitozary，Svitozary，Svitozary，Svitozary，Svitozary，Svitozary，二人组”，Lesiksam / Lesyksam，“</text:p>
      <text:p text:style-name="P4">
乌克兰的乌克兰沃迪米尔·韦尔明斯基(Volodymyr Verminsky)和乌克兰人民艺术家瓦西尔·克莱斯坦(Vasylkhlystun)的荣誉艺术家也加入了。</text:p>
      <text:p text:style-name="P4">
据报道，这些资金将用于为阿佐夫旅购买四辆卡车。</text:p>
      <text:p text:style-name="P4">
News Source: <text:a xlink:type="simple" xlink:href="https://www.ukrinform.ua/rubric-regions/3690408-u-ternopoli-zibrali-majze-piv-miljona-griven-na-vantazivki-dla-azovu.html" text:style-name="Internet_20_link" text:visited-style-name="Visited_20_Internet_20_Link">
https://www.ukrinform.ua/rubric-regions/3690408-u-ternopoli-zibrali-majze-piv-miljona-griven-na-vantazivki-dla-azovu.html</text:a>
</text:p>
      <!--NEWS-->
      <text:h text:style-name="P10" text:outline-level="1">
<text:span text:style-name="T4">
Zelensky对从事俄罗斯侵略的650多个个人和法人实体实施了制裁</text:span>
</text:h>
      <text:p text:style-name="P4">
作者: Ukrinform (Person)</text:p>
      <text:p text:style-name="P4">
出版商: Укринформ (Organization)</text:p>
      <text:p text:style-name="P4">
出版时间: 2023-04-01T-54:41:26+03:00</text:p>
      <text:p text:style-name="P4">
修改时间: 2023-04-01T20:41:26+03:00</text:p>
      <text:p text:style-name="P4">
描述: 在乌克兰，制裁名单已与650多个为俄罗斯侵略的个人和法人实体补充，包括俄罗斯官员，麦克风和合作者。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Санкції', 'Зеленський', 'Війна з росією']</text:p>
      <text:p text:style-name="P4">
类型: Article</text:p>
      <!--METADATA-->
      <text:p text:style-name="P4">
<draw:frame draw:style-name="fr1" draw:name="Image54" text:anchor-type="as-char" svg:width="6.9236in" svg:height="3.956343in" draw:z-index="0">
<draw:image xlink:href="../Images/yкринформ/2023-04-01T-54-41-26-03-00/630_360_1678962741-175.jpeg" xlink:type="simple" xlink:show="embed" xlink:actuate="onLoad" draw:mime-type="image/jpeg"/>
</draw:frame>
制裁名单已得到650多名为俄罗斯侵略的身体和法人，包括俄罗斯官员，麦克风和合作者。</text:p>
      <text:p text:style-name="P4">
这是由沃迪米尔·Zelenskyy总统在[]中报道的。(https://www.youtube.com/watch?v=1TtD-F4k3Pg&amp;embeds_euri=https%3A%2F%2Fwww.president.gov.ua%2F&amp;feature=emb_logo&amp;ab_channel=%D0%9E%D1%84%D1%96%D1%81%D0%9F%D1%80%D0%B5%D0%B7%D0%B8%D0%B4%D0%B5%D0%BD%D1%82%D0%B0%D0%A3%D0%BA%D1%80%D0%B0%D1%97%D0%BD%D0%B8)，乌克林通讯员报告。</text:p>
      <text:p text:style-name="P4">
“他已经针对那些为俄罗斯侵略的人签署了两项制裁。这是侵略者国家的官员，其数百家公司和合作者。将有650多个新制裁。NSDC将继续这项工作。恐怖分子在为他们致敬，提供或造成恐怖恐怖的恐怖 - 将避免任何责任。”国家负责人强调。</text:p>
      <text:p text:style-name="P4">
<text:span text:style-name="T4">
另请阅读：</text:span>
 <text:a xlink:type="simple" xlink:href="https://www.ukrinform.ua/rubric-ato/3690401-sogodni-derzavaterorist-pocala-golovuvati-v-radbezi-oon-zelenskij.html" text:style-name="Internet_20_link" text:visited-style-name="Visited_20_Internet_20_Link">
</text:a>
他还回忆说，本周，瑞士加入了十个欧盟 - 银行。 总统强调了这一事实的重要性：国家从国家军事政治意义上“占据俄罗斯恐怖的明显道德立场，根据规则摧毁全球秩序”。</text:p>
      <text:p text:style-name="P4">
国家元首感谢瑞士的决定，并指出只有团结才能将和平作为国际关系的基础。</text:p>
      <text:p text:style-name="P4">
<text:span text:style-name="T4">
另请阅读：</text:span>
 <text:a xlink:type="simple" xlink:href="https://www.ukrinform.ua/rubric-polytics/3679951-zelenskij-anonsuvav-novi-sankcii-rnbo.html" text:style-name="Internet_20_link" text:visited-style-name="Visited_20_Internet_20_Link">
</text:a>
Zelensky还强调，那些发起并发动与乌克兰战争的人正在等待诉讼，恐怖分子是绝缘的。</text:p>
      <text:p text:style-name="P4">
正如乌克林福姆报道的那样，沃罗迪米尔总统Zelenskyy <text:a xlink:type="simple" xlink:href="https://www.ukrinform.ua/rubric-ato/3690307-zelenskij-vviv-sankcii-proti-boguslaeva-ta-nizki-fizicnih-ta-uridicnih-osib-z-rosii-ta-iranu.html" text:style-name="Internet_20_link" text:visited-style-name="Visited_20_Internet_20_Link">
</text:a>
。</text:p>
      <text:p text:style-name="P4">
照片：作品</text:p>
      <text:p text:style-name="P4">
News Source: <text:a xlink:type="simple" xlink:href="https://www.ukrinform.ua/rubric-economy/3690406-zelenskij-vviv-sankcii-proti-bils-ak-650-fizicnih-i-uridicnih-osib-aki-pracuut-na-agresiu-rf.html" text:style-name="Internet_20_link" text:visited-style-name="Visited_20_Internet_20_Link">
https://www.ukrinform.ua/rubric-economy/3690406-zelenskij-vviv-sankcii-proti-bils-ak-650-fizicnih-i-uridicnih-osib-aki-pracuut-na-agresiu-rf.html</text:a>
</text:p>
      <!--NEWS-->
      <text:h text:style-name="P10" text:outline-level="1">
<text:span text:style-name="T4">
乌克兰开始有一项有关电子居民的法律</text:span>
</text:h>
      <text:p text:style-name="P4">
作者: Ukrinform (Person)</text:p>
      <text:p text:style-name="P4">
出版商: Укринформ (Organization)</text:p>
      <text:p text:style-name="P4">
出版时间: 2023-04-01T-56:26:17+03:00</text:p>
      <text:p text:style-name="P4">
修改时间: 2023-04-01T20:26:17+03:00</text:p>
      <text:p text:style-name="P4">
描述: 关于电子居民的法律开始了，这将使外国IT专家成为乌克兰的企业家并在线缴税。  - 乌克林。</text:p>
      <text:p text:style-name="P4">
图片: ["<text:a xlink:type="simple" xlink:href="https://static.ukrinform.com/photos/2023_04/thumb_files/630_360_1680369542-433.png" text:style-name="Internet_20_link" text:visited-style-name="Visited_20_Internet_20_Link">
630_360_16803...</text:a>
"]</text:p>
      <text:p text:style-name="P4">
标签: ['Бізнес', 'Україна', 'Мінцифри']</text:p>
      <text:p text:style-name="P4">
类型: Article</text:p>
      <!--METADATA-->
      <text:p text:style-name="P4">
<draw:frame draw:style-name="fr1" draw:name="Image55" text:anchor-type="as-char" svg:width="6.9236in" svg:height="3.956343in" draw:z-index="0">
<draw:image xlink:href="../Images/yкринформ/2023-04-01T-56-26-17-03-00/630_360_1680369542-433.png" xlink:type="simple" xlink:show="embed" xlink:actuate="onLoad" draw:mime-type="image/png"/>
</draw:frame>
开始有关电子居民的法律，这将使外国IT专家成为乌克兰的企业家，并在线缴税。</text:p>
      <text:p text:style-name="P4">
据报道<text:a xlink:type="simple" xlink:href="https://thedigital.gov.ua/news/pershi-v-skhidniy-evropi-v-ukraini-pochav-diyati-zakon-pro-e-rezidentstvo-shcho-dozvolit-inozemtsyam-vesti-biznes-ta-splachuvati-podatki-onlayn" text:style-name="Internet_20_link" text:visited-style-name="Visited_20_Internet_20_Link">
</text:a>
乌克林福姆报道，数字化转型部。</text:p>
      <text:p text:style-name="P4">
国防部指出，在所有必要的其他法律框架批准之后，外国IT专家将能够成为乌克兰的企业家，并对国家预算 - 在线支付税款。</text:p>
      <text:p text:style-name="P4">
如今，当局正在测试外国人可以申请居民身份的服务。</text:p>
      <text:p text:style-name="P4">
“完成测试后，我们计划吸引大约1000个电子居民。(https://www.ukrinform.ua/tag-nacbank)，这将有助于充分启动项目。 这是关于将资金以货币为单位的自身支出的可能性。</text:p>
      <text:p text:style-name="P4">
<text:span text:style-name="T4">
另请阅读：</text:span>
 <text:a xlink:type="simple" xlink:href="https://www.ukrinform.ua/rubric-technology/3686102-mincifri-pogliblue-tehnologicnu-spivpracu-z-evropou.html" text:style-name="Internet_20_link" text:visited-style-name="Visited_20_Internet_20_Link">
</text:a>
据他介绍，该项目将为预算带来更多的利润，并将乌克兰作为世界品牌的世界提高，并提高其在国际评级中的地位，包括开展业务。</text:p>
      <text:p text:style-name="P4">
电子居民项目的启动将使外国人几次点击成为乌克兰的企业家。 通过现代技术，开放银行帐户并管理它们；通过电子签名签名文件； 对优先审计缴税。</text:p>
      <text:p text:style-name="P4">
根据法律，在乌克兰有收入的企业家不能成为电子居民。 俄罗斯公民和“灰色”或“黑色”列表中的国家也不能成为电子居民。</text:p>
      <text:p text:style-name="P4">
<text:span text:style-name="T4">
另请阅读：</text:span>
 <text:a xlink:type="simple" xlink:href="https://www.ukrinform.ua/rubric-technology/3683738-ukraina-otrimala-vid-evrosouzu-174-miljona-evro-na-rozvitok-eposlug.html" text:style-name="Internet_20_link" text:visited-style-name="Visited_20_Internet_20_Link">
</text:a>
</text:p>
      <text:p text:style-name="P4">
3月，NBU <text:a xlink:type="simple" xlink:href="https://www.ukrinform.ua/rubric-economy/3679426-nbu-nadav-pravo-erezidentam-vidkrivati-rahunki-v-banku.html" text:style-name="Internet_20_link" text:visited-style-name="Visited_20_Internet_20_Link">
</text:a>
电子居民与银行开设经常账户的权利。  照片：Minisfra</text:p>
      <text:p text:style-name="P4">
News Source: <text:a xlink:type="simple" xlink:href="https://www.ukrinform.ua/rubric-technology/3690402-v-ukraini-pocav-diati-zakon-pro-erezidentstvo.html" text:style-name="Internet_20_link" text:visited-style-name="Visited_20_Internet_20_Link">
https://www.ukrinform.ua/rubric-technology/3690402-v-ukraini-pocav-diati-zakon-pro-erezidentstvo.html</text:a>
</text:p>
      <!--NEWS-->
      <text:h text:style-name="P10" text:outline-level="1">
<text:span text:style-name="T4">
今天，恐怖分子开始主持联合国议会 - 泽伦斯基</text:span>
</text:h>
      <text:p text:style-name="P4">
作者: Ukrinform (Person)</text:p>
      <text:p text:style-name="P4">
出版商: Укринформ (Organization)</text:p>
      <text:p text:style-name="P4">
出版时间: 2023-04-01T-58:16:38+03:00</text:p>
      <text:p text:style-name="P4">
修改时间: 2023-04-01T20:16:38+03:00</text:p>
      <text:p text:style-name="P4">
描述: 今天，恐怖分子开始主持联合国议会，昨天俄罗斯军队杀死了另一名乌克兰儿童。  - 乌克林。</text:p>
      <text:p text:style-name="P4">
图片: ["<text:a xlink:type="simple" xlink:href="https://static.ukrinform.com/photos/2023_04/thumb_files/630_360_1680369161-243.jpeg" text:style-name="Internet_20_link" text:visited-style-name="Visited_20_Internet_20_Link">
630_360_16803...</text:a>
"]</text:p>
      <text:p text:style-name="P4">
标签: ['Звернення', 'Зеленський', 'Війна з росією']</text:p>
      <text:p text:style-name="P4">
类型: Article</text:p>
      <!--METADATA-->
      <text:p text:style-name="P4">
<draw:frame draw:style-name="fr1" draw:name="Image56" text:anchor-type="as-char" svg:width="6.9236in" svg:height="3.956343in" draw:z-index="0">
<draw:image xlink:href="../Images/yкринформ/2023-04-01T-58-16-38-03-00/630_360_1680369161-243.jpeg" xlink:type="simple" xlink:show="embed" xlink:actuate="onLoad" draw:mime-type="image/jpeg"/>
</draw:frame>
当今的恐怖分子开始主持联合国安理会，昨天俄罗斯军队出现了另一个乌克兰儿童。</text:p>
      <text:p text:style-name="P4">
在您的[]中(https://www.youtube.com/watch?v=1TtD-F4k3Pg&amp;embeds_euri=https%3A%2F%2Fwww.president.gov.ua%2F&amp;feature=emb_logo&amp;ab_channel=%D0%9E%D1%84%D1%96%D1%81%D0%9F%D1%80%D0%B5%D0%B7%D0%B8%D0%B4%D0%B5%D0%BD%D1%82%D0%B0%D0%A3%D0%BA%D1%80%D0%B0%D1%97%D0%BD%D0%B8)乌克林福姆报道，乌克兰沃迪米尔·Zelenskyy总统说。</text:p>
      <text:p text:style-name="P4">
<text:a xlink:type="simple" xlink:href="https://t.me/OP_UA/9144" text:style-name="Internet_20_link" text:visited-style-name="Visited_20_Internet_20_Link">
</text:a>
_ <text:span text:style-name="T4">
我希望健康，亲爱的乌克兰人!</text:span>
 _</text:p>
      <text:p text:style-name="P4">
他针对那些为俄罗斯侵略的人签署了两项制裁法令。</text:p>
      <text:p text:style-name="P4">
这些是侵略者国家的官员，其麦克风五百公司和合作者。有650多个新制裁。</text:p>
      <text:p text:style-name="P4">
NSDC将继续这项工作。 那些帮助恐怖分子工作，提供或生产恐怖武器的人都没有责任。</text:p>
      <text:p text:style-name="P4">
阻止恐怖同伙，孤立恐怖分子，其失败和司法程序是所有开始并以国际秩序对乌克兰发动战争的人。</text:p>
      <text:p text:style-name="P4">
顺便说一句，本周，瑞士加入了第十个制裁包。</text:p>
      <text:p text:style-name="P4">
这很重要，当在军事政治意义上是中立的国家，他们仍然明确地将俄罗斯恐怖的道德立场，以根据规则摧毁玫瑰花状秩序。</text:p>
      <text:p text:style-name="P4">
只有团结一致，我们才能维持和平作为国际关系的基础，我感谢维斯特兰的相关决定。</text:p>
      <text:p text:style-name="P4">
他今天与法国总统伊曼纽尔·马克龙(Emmanuel Macron)进行了交谈。 非常详细，一个小时。 关于我们的局势，我们的互动政治，关于我们如何在实施乌克兰和平公式中和平。 我感谢法国不变的支持。</text:p>
      <text:p text:style-name="P4">
总的来说，本周给乌克兰带来了许多积极的消息，以保护我们的所有自由国家的正常生活。</text:p>
      <text:p text:style-name="P4">
在欧安组织的框架内，第一份单独的国际报告的工作开始由俄罗斯儿童的暴力驱逐出境和试图被我们的孩子虐待。</text:p>
      <text:p text:style-name="P4">
俄罗斯的这一罪行是当时最愤世嫉俗，最反人类的犯罪之一。</text:p>
      <text:p text:style-name="P4">
俄罗斯在州一级有系统地并进行计算。 系统性将对他负责。 俄罗斯作为国家和所有参与的责任。</text:p>
      <text:p text:style-name="P4">
我感谢德国本周采取的防御性支持的新步骤。我感谢加拿大的财政支持，这些资金已经从乌克兰州的州预算中获得。</text:p>
      <text:p text:style-name="P4">
我感谢IMF为乌克兰提供的新计划。 该计划已获批准。 该卷超过150亿。 这将有助于我们保护社会稳定。</text:p>
      <text:p text:style-name="P4">
不幸的是，我们的消息也显然是荒谬而破坏性的。 如今，恐怖分子已经开始维护联合国安理会。</text:p>
      <text:p text:style-name="P4">
昨天，俄罗斯军队杀死了另一个乌克兰儿童 - 一个五个月的男人，他被称为达尼洛。 与他的父母一起，来自唐巴斯的Avdiivka。 父母。 俄罗斯炮兵...作为恐怖分子的数百炮弹之一，每天都表演。</text:p>
      <text:p text:style-name="P4">
同时，俄罗斯主持联合国安理会。</text:p>
      <text:p text:style-name="P4">
很难想象某些事实证明了这种机构更具破产的东西...</text:p>
      <text:p text:style-name="P4">
俄罗斯还没有这种恐怖形式。 不会有这样的原因会阻止全球机构的改革，特别是联合国安理会，这显然是成熟的 - 恐怖分子国家和任何其他想成为恐怖分子的国家都无法破坏和平。</text:p>
      <text:p text:style-name="P4">
恐怖分子必须输掉，应负责恐怖，而不是在任何地方出现。</text:p>
      <text:p text:style-name="P4">
荣耀现在所有正在战斗的人!</text:p>
      <text:p text:style-name="P4">
我感谢所有帮助乌克兰的人。 谁根据规则保护国际秩序!谢谢所有拯救并帮助我们的人从俄罗斯炮击中拯救我们的人的人!</text:p>
      <text:p text:style-name="P4">
对所有成年人和儿童的永恒记忆，他们的生命已经消除了俄罗斯的恐怖!</text:p>
      <text:p text:style-name="P4">
_ <text:span text:style-name="T4">
荣耀到乌克兰!</text:span>
 _</text:p>
      <text:p text:style-name="P4">
照片：作品</text:p>
      <text:p text:style-name="P4">
News Source: <text:a xlink:type="simple" xlink:href="https://www.ukrinform.ua/rubric-ato/3690401-sogodni-derzavaterorist-pocala-golovuvati-v-radbezi-oon-zelenskij.html" text:style-name="Internet_20_link" text:visited-style-name="Visited_20_Internet_20_Link">
https://www.ukrinform.ua/rubric-ato/3690401-sogodni-derzavaterorist-pocala-golovuvati-v-radbezi-oon-zelenskij.html</text:a>
</text:p>
      <!--NEWS-->
      <text:h text:style-name="P10" text:outline-level="1">
<text:span text:style-name="T4">
拉特维亚 - 埃斯托尼亚联赛四分之一决赛的第二场比赛中的“普罗米修斯”让位</text:span>
</text:h>
      <text:p text:style-name="P4">
作者: Ukrinform (Person)</text:p>
      <text:p text:style-name="P4">
出版商: Укринформ (Organization)</text:p>
      <text:p text:style-name="P4">
出版时间: 2023-04-01T-60:09:39+03:00</text:p>
      <text:p text:style-name="P4">
修改时间: 2023-04-01T20:09:39+03:00</text:p>
      <text:p text:style-name="P4">
描述: SIV四分之一决赛的决定性第三次会议将于4月3日在里加举行。  - 乌克林。</text:p>
      <text:p text:style-name="P4">
图片: ["<text:a xlink:type="simple" xlink:href="https://static.ukrinform.com/photos/2023_04/thumb_files/630_360_1680368914-821.jpg" text:style-name="Internet_20_link" text:visited-style-name="Visited_20_Internet_20_Link">
630_360_16803...</text:a>
"]</text:p>
      <text:p text:style-name="P4">
标签: ['Баскетбол']</text:p>
      <text:p text:style-name="P4">
类型: Article</text:p>
      <!--METADATA-->
      <text:p text:style-name="P4">
<draw:frame draw:style-name="fr1" draw:name="Image57" text:anchor-type="as-char" svg:width="6.9236in" svg:height="3.956343in" draw:z-index="0">
<draw:image xlink:href="../Images/yкринформ/2023-04-01T-60-09-39-03-00/630_360_1680368914-821.jpg" xlink:type="simple" xlink:show="embed" xlink:actuate="onLoad" draw:mime-type="image/jpeg"/>
</draw:frame>
SIV四分之一决赛的决定性第三次会议将于4月3日在里加举行。</text:p>
      <text:p text:style-name="P4">
在拉脱维亚 - 篮球联赛的1/4决赛的第二场比赛中，爱沙尼亚沃尔姆斯击败了乌克兰普罗米修斯-107：105 2OT，乌克林福姆报道。</text:p>
      <text:p text:style-name="P4">
确定获胜者花了两个加时赛。 由于“ Virmsi”设法击败了Prometheus”(107：105，2 OT)并比较Allia的帐户(1：1).</text:p>
      <text:p text:style-name="P4">
Вирішальна третя зустріч пройде 3 квітня у Ризі, а фінал чотирьох відбудеться7–8 квітня у Таллінні. Якщо «Прометей» вийде у півфінал, то зіграє там із«Тарту» (爱沙尼亚). В іншій парі за вихід у фінал зустрінуться «Калев»(爱沙尼亚)但是里加的船(拉脱维亚).</text:p>
      <text:p text:style-name="P4">
<text:span text:style-name="T4">
Читайте також:</text:span>
 <text:a xlink:type="simple" xlink:href="https://www.ukrinform.ua/rubric-sports/3689163-prometej-zdobuv-peremogu-u-svoij-grupi-u-evrokubku.html" text:style-name="Internet_20_link" text:visited-style-name="Visited_20_Internet_20_Link">
 </text:a>
正如乌克林福姆报道的那样，四分之一决赛的战斗将持续两次乌拉尔的胜利。 第一场比赛于3月25日举行，由Prometheus赢得(91:69)他还学到了系列(1：0).</text:p>
      <text:p text:style-name="P4">
Фото: Getty Image</text:p>
      <text:p text:style-name="P4">
News Source: <text:a xlink:type="simple" xlink:href="https://www.ukrinform.ua/rubric-sports/3690398-prometej-u-drugomu-matci-cvertfinalu-latvijskoestonskoi-ligi-postupivsa-vijmsi.html" text:style-name="Internet_20_link" text:visited-style-name="Visited_20_Internet_20_Link">
https://www.ukrinform.ua/rubric-sports/3690398-prometej-u-drugomu-matci-cvertfinalu-latvijskoestonskoi-ligi-postupivsa-vijmsi.html</text:a>
</text:p>
      <!--NEWS-->
      <text:h text:style-name="P10" text:outline-level="1">
<text:span text:style-name="T4">
哈尔基夫地区的一名居民，他爆炸了一段时间</text:span>
</text:h>
      <text:p text:style-name="P4">
作者: Ukrinform (Person)</text:p>
      <text:p text:style-name="P4">
出版商: Укринформ (Organization)</text:p>
      <text:p text:style-name="P4">
出版时间: 2023-04-01T-63:56:38+03:00</text:p>
      <text:p text:style-name="P4">
修改时间: 2023-04-01T19:56:38+03:00</text:p>
      <text:p text:style-name="P4">
描述: 哈尔基夫地区的一名居民在院子里被炸毁，他的头部和大腿分裂住院。  - 乌克林。</text:p>
      <text:p text:style-name="P4">
图片: ["<text:a xlink:type="simple" xlink:href="https://static.ukrinform.com/photos/2020_12/thumb_files/630_360_1609413669-625.jpg" text:style-name="Internet_20_link" text:visited-style-name="Visited_20_Internet_20_Link">
630_360_16094...</text:a>
"]</text:p>
      <text:p text:style-name="P4">
标签: ['Міна', 'Вибух', 'Харківщина', 'Війна з росією']</text:p>
      <text:p text:style-name="P4">
类型: Article</text:p>
      <!--METADATA-->
      <text:p text:style-name="P4">
<draw:frame draw:style-name="fr1" draw:name="Image58" text:anchor-type="as-char" svg:width="6.9236in" svg:height="3.956343in" draw:z-index="0">
<draw:image xlink:href="../Images/yкринформ/2023-04-01T-63-56-38-03-00/630_360_1609413669-625.jpg" xlink:type="simple" xlink:show="embed" xlink:actuate="onLoad" draw:mime-type="image/jpeg"/>
</draw:frame>
哈尔基夫地区的居民在他院子里的一段浪费中被炸毁，被骨头和大腿碎片住院。</text:p>
      <text:p text:style-name="P4">
这是在[]中报道的(https://www.facebook.com/DSNSKHARKIV)据报道，哈尔基夫地区SESS局局长。</text:p>
      <text:p text:style-name="P4">
“ 4月1日，在1964年的一个男子萨维斯基TG的Izium区，出生在一个未知的[]上爆炸了<text:a xlink:type="simple" xlink:href="https://www.ukrinform.ua/tag-vibuh" text:style-name="Internet_20_link" text:visited-style-name="Visited_20_Internet_20_Link">
</text:a>
主题(拉伸). З діагнозом "мінно-вибухова травма, закрита черепно-мозкова травма, осколкове поранення обличчя зліва та лівого стегна" йогогоспіталізували до обласної клінічної лікарні", - зазначають у рятувальномувідомстві.</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据报道，在哈尔基夫地区，一名男子在自己的院子里爆炸。</text:p>
      <text:p text:style-name="P4">
News Source: <text:a xlink:type="simple" xlink:href="https://www.ukrinform.ua/rubric-regions/3690397-zitela-harkivsini-akij-pidirvavsa-na-roztazci-gospitalizuvali-z-oskolkovimi-poranennami.html" text:style-name="Internet_20_link" text:visited-style-name="Visited_20_Internet_20_Link">
https://www.ukrinform.ua/rubric-regions/3690397-zitela-harkivsini-akij-pidirvavsa-na-roztazci-gospitalizuvali-z-oskolkovimi-poranennami.html</text:a>
</text:p>
      <!--NEWS-->
      <text:h text:style-name="P10" text:outline-level="1">
<text:span text:style-name="T4">
在奥德萨地区的卡车事故中，一对夫妇被杀</text:span>
</text:h>
      <text:p text:style-name="P4">
作者: Ukrinform (Person)</text:p>
      <text:p text:style-name="P4">
出版商: Укринформ (Organization)</text:p>
      <text:p text:style-name="P4">
出版时间: 2023-04-01T-9:54:00+03:00</text:p>
      <text:p text:style-name="P4">
修改时间: 2023-04-01T23:54:00+03:00</text:p>
      <text:p text:style-name="P4">
描述: 由于汽车与卡车碰撞，两人在敖德萨地区的Berezov地区被杀。  - 乌克林。</text:p>
      <text:p text:style-name="P4">
图片: ["<text:a xlink:type="simple" xlink:href="https://static.ukrinform.com/photos/2023_04/thumb_files/630_360_1680381876-812.jpg" text:style-name="Internet_20_link" text:visited-style-name="Visited_20_Internet_20_Link">
630_360_16803...</text:a>
", "<text:a xlink:type="simple" xlink:href="https://static.ukrinform.com/photos/2023_04/1680381869-537.jpg" text:style-name="Internet_20_link" text:visited-style-name="Visited_20_Internet_20_Link">
1680381869-53...</text:a>
", "<text:a xlink:type="simple" xlink:href="https://static.ukrinform.com/photos/2023_04/1680381886-353.jpg" text:style-name="Internet_20_link" text:visited-style-name="Visited_20_Internet_20_Link">
1680381886-35...</text:a>
"]</text:p>
      <text:p text:style-name="P4">
标签: ['ДТП', 'Одещина', 'Загибель', 'Вантажівка']</text:p>
      <text:p text:style-name="P4">
类型: Article</text:p>
      <!--METADATA-->
      <text:p text:style-name="P4">
<draw:frame draw:style-name="fr1" draw:name="Image59" text:anchor-type="as-char" svg:width="6.9236in" svg:height="3.956343in" draw:z-index="0">
<draw:image xlink:href="../Images/yкринформ/2023-04-01T-9-54-00-03-00/630_360_1680381876-812.jpg" xlink:type="simple" xlink:show="embed" xlink:actuate="onLoad" draw:mime-type="image/jpeg"/>
</draw:frame>
由于汽车碰撞，敖德萨地区的Ubereziv地区被两个人杀害。</text:p>
      <text:p text:style-name="P4">
关于它报告<text:a xlink:type="simple" xlink:href="http://od.npu.gov.ua/news/politseiski-vstanovliuiut-obstavyny-dtp-na-trasi-kyiv-odesa-u-berezivskomu-raioni" text:style-name="Internet_20_link" text:visited-style-name="Visited_20_Internet_20_Link">
</text:a>
敖德萨地区，报道乌克林福姆。</text:p>
      <text:p text:style-name="P4">
事故发生在基辅 - 奥德萨高速公路附近的斯塔拉·玛雅基(Stara Mayaki)村附近。</text:p>
      <text:p text:style-name="P4">
“根据初步信息，Daewoo Lanos汽车的驾驶员试图绕过障碍，并没有应付驾驶并与骑车的DAF相撞，该车正在骑行。</text:p>
      <text:p text:style-name="P4">
<draw:frame draw:style-name="fr1" draw:name="Image60" text:anchor-type="as-char" svg:width="6.9236in" svg:height="6.66717in" draw:z-index="0">
<draw:image xlink:href="../Images/yкринформ/2023-04-01T-9-54-00-03-00/1680381869-537.jpg" xlink:type="simple" xlink:show="embed" xlink:actuate="onLoad" draw:mime-type="image/jpeg"/>
</draw:frame>
值得注意的是，这位30岁的卡车司机是Vinnytsia地区的居民，并没有成为。</text:p>
      <text:p text:style-name="P4">
<draw:frame draw:style-name="fr1" draw:name="Image61" text:anchor-type="as-char" svg:width="6.9236in" svg:height="7.484973in" draw:z-index="0">
<draw:image xlink:href="../Images/yкринформ/2023-04-01T-9-54-00-03-00/1680381886-353.jpg" xlink:type="simple" xlink:show="embed" xlink:actuate="onLoad" draw:mime-type="image/jpeg"/>
</draw:frame>
根据《艺术》第3部分的统一调查统一登记册中输入信息的问题。 《刑法》 286(违反交通安全或操作<text:a xlink:type="simple" xlink:href="https://www.ukrinform.ua/tag-transport" text:style-name="Internet_20_link" text:visited-style-name="Visited_20_Internet_20_Link">
</text:a>
由管理导致多个人死亡的传输设施的人).</text:p>
      <text:p text:style-name="P4">
<text:span text:style-name="T4">
Читайте також:</text:span>
 <text:a xlink:type="simple" xlink:href="https://www.ukrinform.ua/rubric-regions/3684105-na-prikarpatti-stalasa-dtp-za-ucastu-avtobusiv-odin-zagiblij-se-14-travmovanih.html" text:style-name="Internet_20_link" text:visited-style-name="Visited_20_Internet_20_Link">
 </text:a>
作为 <text:a xlink:type="simple" xlink:href="http://www.ukrinform.ua/rubric-regions/3686522-u-cernigovi-tavria-zitknulasa-z-marsrutkou-dvoe-zagiblih.html" text:style-name="Internet_20_link" text:visited-style-name="Visited_20_Internet_20_Link">
 </text:a>
在切尔尼夫(Chernihiv)，两人在道路事故中被杀。</text:p>
      <text:p text:style-name="P4">
<text:span text:style-name="T5">
foto：od.npu.gov.ua</text:span>
</text:p>
      <text:p text:style-name="P4">
News Source: <text:a xlink:type="simple" xlink:href="https://www.ukrinform.ua/rubric-regions/3690438-u-dtp-z-vantazivkou-na-odesini-zaginulo-podruzza.html" text:style-name="Internet_20_link" text:visited-style-name="Visited_20_Internet_20_Link">
https://www.ukrinform.ua/rubric-regions/3690438-u-dtp-z-vantazivkou-na-odesini-zaginulo-podruzza.html</text:a>
</text:p>
      <!--NEWS-->
      <text:h text:style-name="P10" text:outline-level="1">
<text:span text:style-name="T4">
在利曼（Liman）的德雷汀（Diretiin），俄罗斯军队炮击了内斯克（Neske），氯托植物（Chervonopopivka），迪布罗瓦（Dibrova），草地的比格里瓦卡（Bigorivka）...</text:span>
</text:h>
      <text:p text:style-name="P4">
作者: liveuamap (Language: en)</text:p>
      <text:p text:style-name="P4">
时间: 2023-04-01T05:04:04</text:p>
      <text:p text:style-name="P4">
地点: Bakhmut (Latitude:48.80788 Longtitude:38.23997)</text:p>
      <text:p text:style-name="P4">
视频: []</text:p>
      <text:p text:style-name="P4">
图片: []</text:p>
      <text:p text:style-name="P4">
标签: ["Russia"]</text:p>
      <text:p text:style-name="P4">
Id: 22552808</text:p>
      <!--METADATA-->
      <text:p text:style-name="P4">
在莱曼(Lyman)的指示，俄罗斯军队炮击了内维斯克(Luhansk)地区的卢汉斯克地区(Donetsk of Spirne of donetsk Region)的Nevske，Chervonopopivka，Dibrova，Dibrova，Bilohorivka，乌克兰武装部队的武装部队说</text:p>
      <text:p text:style-name="P4">
新闻集链接：<text:a xlink:type="simple" xlink:href="https://liveuamap.com/en/2023/1-april-at-lyman-direction-russian-army-shelled-nevske-chervonopopivka" text:style-name="Internet_20_link" text:visited-style-name="Visited_20_Internet_20_Link">
https://liveuamap.com/en/2023/1-APRIL-AT-LYMAN-DIRECTION-RUSSIAN-RUSSIAN-ARMY-SHELLED-NEVSKE-NEVSKE-CHERVONOPOPIVKA</text:a>
</text:p>
      <text:p text:style-name="P4">
News Source: <text:a xlink:type="simple" xlink:href="https://t.me/lumsrc/4384" text:style-name="Internet_20_link" text:visited-style-name="Visited_20_Internet_20_Link">
https://t.me/lumsrc/4384</text:a>
</text:p>
      <!--NEWS-->
      <text:h text:style-name="P10" text:outline-level="1">
<text:span text:style-name="T4">
在库皮斯克指令，俄罗斯军队搁置了卡米卡，phonolivka，masivka，sinkivka，krokhmal ...</text:span>
</text:h>
      <text:p text:style-name="P4">
作者: liveuamap (Language: en)</text:p>
      <text:p text:style-name="P4">
时间: 2023-04-01T05:18:50</text:p>
      <text:p text:style-name="P4">
地点: Kharkiv (Latitude:49.51674 Longtitude:37.9509)</text:p>
      <text:p text:style-name="P4">
视频: []</text:p>
      <text:p text:style-name="P4">
图片: []</text:p>
      <text:p text:style-name="P4">
标签: ["Russia"]</text:p>
      <text:p text:style-name="P4">
Id: 22552824</text:p>
      <!--METADATA-->
      <text:p text:style-name="P4">
乌克兰武装部队在上午的报告中说，俄罗斯的指示俄罗斯军队炮击了卡米卡，菲霍利夫卡，马苏蒂夫卡，塞特尔基夫卡，卡尔基夫地区的克罗克马尔恩和卢汉斯克地区的诺瓦斯伊利夫斯克。</text:p>
      <text:p text:style-name="P4">
新闻集链接：<text:a xlink:type="simple" xlink:href="https://liveuamap.com/en/2023/1-april-at-kupiansk-direction-russian-army-shelled-kamyanka" text:style-name="Internet_20_link" text:visited-style-name="Visited_20_Internet_20_Link">
https://liveuamap.com/en/2023/1-april-at-kupiansk-direction-russian-army-army-shelled-kamyanka</text:a>
</text:p>
      <text:p text:style-name="P4">
News Source: <text:a xlink:type="simple" xlink:href="https://t.me/lumsrc/4383" text:style-name="Internet_20_link" text:visited-style-name="Visited_20_Internet_20_Link">
https://t.me/lumsrc/4383</text:a>
</text:p>
      <!--NEWS-->
      <text:h text:style-name="P10" text:outline-level="1">
<text:span text:style-name="T4">
在Sivershchyna和Slobozhanschyna的指示，俄罗斯军队炮击了Chernihiv的Baranivka ...</text:span>
</text:h>
      <text:p text:style-name="P4">
作者: liveuamap (Language: en)</text:p>
      <text:p text:style-name="P4">
时间: 2023-04-01T05:21:10</text:p>
      <text:p text:style-name="P4">
地点: Vovchansk (Latitude:50.38926 Longtitude:37.42424)</text:p>
      <text:p text:style-name="P4">
视频: []</text:p>
      <text:p text:style-name="P4">
图片: []</text:p>
      <text:p text:style-name="P4">
标签: ["Russia"]</text:p>
      <text:p text:style-name="P4">
Id: 22552826</text:p>
      <!--METADATA-->
      <text:p text:style-name="P4">
在Sivershchyna和Slbozhanschyna的指示，俄罗斯军队炮击了Chernihiv地区的Baranivkaof地区； Katerynivka，Sosnivka，Starykove，Volfyne，Kindrativka，Novomykolayivka，Myropillya，Popivka，Popivka和Oleksandrivka，Veterynarne，Hoptivka，Hoptivka，Hoptivka，Hoptivka，Strilecha，Hlyboke，Hlyboke，Neskuchne，Bochne，Bochne和Budhark of Forners ofert of Fornert ofert of Fornement of Budarkerne of Budarkey of Budarkey of Budarkey of K.</text:p>
      <text:p text:style-name="P4">
新闻集链接：(https://liveuamap.com/en/2023/1-april-at-sivershchyna-and-slobozhanschyna-directions-russian)</text:p>
      <text:p text:style-name="P4">
News Source: <text:a xlink:type="simple" xlink:href="https://t.me/lumsrc/4382" text:style-name="Internet_20_link" text:visited-style-name="Visited_20_Internet_20_Link">
https://t.me/lumsrc/4382</text:a>
</text:p>
      <!--NEWS-->
      <text:h text:style-name="P10" text:outline-level="1">
<text:span text:style-name="T4">
乌克兰的安全服务进行了反智能，搜索和安全操作AG ...</text:span>
</text:h>
      <text:p text:style-name="P4">
作者: liveuamap (Language: en)</text:p>
      <text:p text:style-name="P4">
时间: 2023-04-01T05:44:05</text:p>
      <text:p text:style-name="P4">
地点: Kyiv, Kyiv city (Latitude:50.43424 Longtitude:30.55701)</text:p>
      <text:p text:style-name="P4">
视频: []</text:p>
      <text:p text:style-name="P4">
图片: ["<text:a xlink:type="simple" xlink:href="https://liveuamap.com/pics/2023/04/01/22552834_1.jpg" text:style-name="Internet_20_link" text:visited-style-name="Visited_20_Internet_20_Link">
22552834_1.jpg</text:a>
", "<text:a xlink:type="simple" xlink:href="https://liveuamap.com/pics/2023/04/01/22552834_2.jpg" text:style-name="Internet_20_link" text:visited-style-name="Visited_20_Internet_20_Link">
22552834_2.jpg</text:a>
", "<text:a xlink:type="simple" xlink:href="https://liveuamap.com/pics/2023/04/01/22552834_3.jpg" text:style-name="Internet_20_link" text:visited-style-name="Visited_20_Internet_20_Link">
22552834_3.jpg</text:a>
", "<text:a xlink:type="simple" xlink:href="https://liveuamap.com/pics/2023/04/01/22552834_4.jpg" text:style-name="Internet_20_link" text:visited-style-name="Visited_20_Internet_20_Link">
22552834_4.jpg</text:a>
", "<text:a xlink:type="simple" xlink:href="https://liveuamap.com/pics/2023/04/01/22552834_5.jpg" text:style-name="Internet_20_link" text:visited-style-name="Visited_20_Internet_20_Link">
22552834_5.jpg</text:a>
", "<text:a xlink:type="simple" xlink:href="https://liveuamap.com/pics/2023/04/01/22552834_6.jpg" text:style-name="Internet_20_link" text:visited-style-name="Visited_20_Internet_20_Link">
22552834_6.jpg</text:a>
", "<text:a xlink:type="simple" xlink:href="https://liveuamap.com/pics/2023/04/01/22552834_7.jpg" text:style-name="Internet_20_link" text:visited-style-name="Visited_20_Internet_20_Link">
22552834_7.jpg</text:a>
", "<text:a xlink:type="simple" xlink:href="https://liveuamap.com/pics/2023/04/01/22552834_8.jpg" text:style-name="Internet_20_link" text:visited-style-name="Visited_20_Internet_20_Link">
22552834_8.jpg</text:a>
", "<text:a xlink:type="simple" xlink:href="https://liveuamap.com/pics/2023/04/01/22552834_9.jpg" text:style-name="Internet_20_link" text:visited-style-name="Visited_20_Internet_20_Link">
22552834_9.jpg</text:a>
", "<text:a xlink:type="simple" xlink:href="https://liveuamap.com/pics/2023/04/01/22552834_10.jpg" text:style-name="Internet_20_link" text:visited-style-name="Visited_20_Internet_20_Link">
22552834_10.jpg</text:a>
"]</text:p>
      <text:p text:style-name="P4">
标签: ["Europe", "Central and Eastern Europe"]</text:p>
      <text:p text:style-name="P4">
Id: 22552834</text:p>
      <!--METADATA-->
      <text:p text:style-name="P4">
乌克兰的安全局对莫斯科教会官员进行了反情报，搜查和安全行动  <draw:frame draw:style-name="fr1" draw:name="Image62" text:anchor-type="as-char" svg:width="6.6625in" svg:height="10.0in" draw:z-index="0">
<draw:image xlink:href="../Images/liveuamap/2023-04-01T05-44-05/22552834_1.jpg" xlink:type="simple" xlink:show="embed" xlink:actuate="onLoad" draw:mime-type="image/jpeg"/>
</draw:frame>
<draw:frame draw:style-name="fr1" draw:name="Image63" text:anchor-type="as-char" svg:width="6.6625in" svg:height="10.0in" draw:z-index="0">
<draw:image xlink:href="../Images/liveuamap/2023-04-01T05-44-05/22552834_2.jpg" xlink:type="simple" xlink:show="embed" xlink:actuate="onLoad" draw:mime-type="image/jpeg"/>
</draw:frame>
<draw:frame draw:style-name="fr1" draw:name="Image64" text:anchor-type="as-char" svg:width="6.6625in" svg:height="10.0in" draw:z-index="0">
<draw:image xlink:href="../Images/liveuamap/2023-04-01T05-44-05/22552834_3.jpg" xlink:type="simple" xlink:show="embed" xlink:actuate="onLoad" draw:mime-type="image/jpeg"/>
</draw:frame>
<draw:frame draw:style-name="fr1" draw:name="Image65" text:anchor-type="as-char" svg:width="6.9236in" svg:height="4.612849in" draw:z-index="0">
<draw:image xlink:href="../Images/liveuamap/2023-04-01T05-44-05/22552834_4.jpg" xlink:type="simple" xlink:show="embed" xlink:actuate="onLoad" draw:mime-type="image/jpeg"/>
</draw:frame>
<draw:frame draw:style-name="fr1" draw:name="Image66" text:anchor-type="as-char" svg:width="6.6625in" svg:height="10.0in" draw:z-index="0">
<draw:image xlink:href="../Images/liveuamap/2023-04-01T05-44-05/22552834_5.jpg" xlink:type="simple" xlink:show="embed" xlink:actuate="onLoad" draw:mime-type="image/jpeg"/>
</draw:frame>
<draw:frame draw:style-name="fr1" draw:name="Image67" text:anchor-type="as-char" svg:width="6.9236in" svg:height="4.612849in" draw:z-index="0">
<draw:image xlink:href="../Images/liveuamap/2023-04-01T05-44-05/22552834_6.jpg" xlink:type="simple" xlink:show="embed" xlink:actuate="onLoad" draw:mime-type="image/jpeg"/>
</draw:frame>
<draw:frame draw:style-name="fr1" draw:name="Image68" text:anchor-type="as-char" svg:width="6.6625in" svg:height="10.0in" draw:z-index="0">
<draw:image xlink:href="../Images/liveuamap/2023-04-01T05-44-05/22552834_7.jpg" xlink:type="simple" xlink:show="embed" xlink:actuate="onLoad" draw:mime-type="image/jpeg"/>
</draw:frame>
<draw:frame draw:style-name="fr1" draw:name="Image69" text:anchor-type="as-char" svg:width="6.9236in" svg:height="4.612849in" draw:z-index="0">
<draw:image xlink:href="../Images/liveuamap/2023-04-01T05-44-05/22552834_8.jpg" xlink:type="simple" xlink:show="embed" xlink:actuate="onLoad" draw:mime-type="image/jpeg"/>
</draw:frame>
<draw:frame draw:style-name="fr1" draw:name="Image70" text:anchor-type="as-char" svg:width="6.6625in" svg:height="10.0in" draw:z-index="0">
<draw:image xlink:href="../Images/liveuamap/2023-04-01T05-44-05/22552834_9.jpg" xlink:type="simple" xlink:show="embed" xlink:actuate="onLoad" draw:mime-type="image/jpeg"/>
</draw:frame>
<draw:frame draw:style-name="fr1" draw:name="Image71" text:anchor-type="as-char" svg:width="6.9236in" svg:height="4.612849in" draw:z-index="0">
<draw:image xlink:href="../Images/liveuamap/2023-04-01T05-44-05/22552834_10.jpg" xlink:type="simple" xlink:show="embed" xlink:actuate="onLoad" draw:mime-type="image/jpeg"/>
</draw:frame>
新闻集链接：<text:a xlink:type="simple" xlink:href="https://liveuamap.com/en/2023/1-april-security-service-of-ukraine-conducted-counterintelligence" text:style-name="Internet_20_link" text:visited-style-name="Visited_20_Internet_20_Link">
https://liveuamap.com/en/2023/1-April-security-service-of-ukraine-counterintelligence</text:a>
</text:p>
      <text:p text:style-name="P4">
News Source: <text:a xlink:type="simple" xlink:href="https://t.me/SBUkr/7783" text:style-name="Internet_20_link" text:visited-style-name="Visited_20_Internet_20_Link">
https://t.me/SBUkr/7783</text:a>
</text:p>
      <!--NEWS-->
      <text:h text:style-name="P10" text:outline-level="1">
<text:span text:style-name="T4">
昨天在Zaporizhzhia的Iskander-M袭击俄罗斯导弹罢工的结果82人受伤</text:span>
</text:h>
      <text:p text:style-name="P4">
作者: liveuamap (Language: en)</text:p>
      <text:p text:style-name="P4">
时间: 2023-04-01T06:04:08</text:p>
      <text:p text:style-name="P4">
地点: Zaporizhzhia, Zaporiz'ka oblast (Latitude:47.83681000 Longtitude:35.13574000)</text:p>
      <text:p text:style-name="P4">
视频: []</text:p>
      <text:p text:style-name="P4">
图片: []</text:p>
      <text:p text:style-name="P4">
标签: ["Europe", "Central and Eastern Europe"]</text:p>
      <text:p text:style-name="P4">
Id: 22552841</text:p>
      <!--METADATA-->
      <text:p text:style-name="P4">
82人因昨天与Iskander-M Inzaporizhzhia袭击俄罗斯导弹罢工而受伤</text:p>
      <text:p text:style-name="P4">
新闻集链接：<text:a xlink:type="simple" xlink:href="https://liveuamap.com/en/2023/1-april-82-person-wounded-as-result-of-russian-missile-strike" text:style-name="Internet_20_link" text:visited-style-name="Visited_20_Internet_20_Link">
https://liveuamap.com/en/2023/1-april-82-person-wounded-as-result-ouss of俄罗斯 - 俄罗斯 - 俄罗斯 - 密西西比州 - 史蒂克</text:a>
</text:p>
      <text:p text:style-name="P4">
News Source: <text:a xlink:type="simple" xlink:href="https://t.me/liganet/25704" text:style-name="Internet_20_link" text:visited-style-name="Visited_20_Internet_20_Link">
https://t.me/liganet/25704</text:a>
</text:p>
      <!--NEWS-->
      <text:h text:style-name="P10" text:outline-level="1">
<text:span text:style-name="T4">
1人因俄罗斯炮击而丧生</text:span>
</text:h>
      <text:p text:style-name="P4">
作者: liveuamap (Language: en)</text:p>
      <text:p text:style-name="P4">
时间: 2023-04-01T07:27:21</text:p>
      <text:p text:style-name="P4">
地点: Dvorichna (Latitude:49.84905 Longtitude:37.67641)</text:p>
      <text:p text:style-name="P4">
视频: []</text:p>
      <text:p text:style-name="P4">
图片: []</text:p>
      <text:p text:style-name="P4">
标签: ["Europe", "Central and Eastern Europe"]</text:p>
      <text:p text:style-name="P4">
Id: 22552853</text:p>
      <!--METADATA-->
      <text:p text:style-name="P4">
1人因俄罗斯炮击而丧生</text:p>
      <text:p text:style-name="P4">
新闻集链接：<text:a xlink:type="simple" xlink:href="https://liveuamap.com/en/2023/1-april-1-person-killed-as-result-of-russian-shelling-in" text:style-name="Internet_20_link" text:visited-style-name="Visited_20_Internet_20_Link">
https://liveuamap.com/en/2023/1-april-1-person-kill-kill-kill-as-result-for- roussian-shelling-in</text:a>
</text:p>
      <text:p text:style-name="P4">
News Source: <text:a xlink:type="simple" xlink:href="https://t.me/suspilnenews/19659" text:style-name="Internet_20_link" text:visited-style-name="Visited_20_Internet_20_Link">
https://t.me/suspilnenews/19659</text:a>
</text:p>
      <!--NEWS-->
      <text:h text:style-name="P10" text:outline-level="1">
<text:span text:style-name="T4">
1人在赫尔森（Kherson）俄罗斯炮击中丧生，在科萨斯克（Kozatske）又受伤</text:span>
</text:h>
      <text:p text:style-name="P4">
作者: liveuamap (Language: en)</text:p>
      <text:p text:style-name="P4">
时间: 2023-04-01T08:03:36</text:p>
      <text:p text:style-name="P4">
地点: Kherson (Latitude:46.63718 Longtitude:32.59369)</text:p>
      <text:p text:style-name="P4">
视频: []</text:p>
      <text:p text:style-name="P4">
图片: []</text:p>
      <text:p text:style-name="P4">
标签: ["Europe", "Central and Eastern Europe"]</text:p>
      <text:p text:style-name="P4">
Id: 22552857</text:p>
      <!--METADATA-->
      <text:p text:style-name="P4">
1人在赫尔森(Kherson)俄罗斯炮击中丧生，在科萨斯克(Kozatske)又受伤</text:p>
      <text:p text:style-name="P4">
新闻集链接：<text:a xlink:type="simple" xlink:href="https://liveuamap.com/en/2023/1-april-1-person-killed-in-russian-shelling-in-kherson-one" text:style-name="Internet_20_link" text:visited-style-name="Visited_20_Internet_20_Link">
https://liveuamap.com/en/2023/1-april-1-person-kill-kill--in- in---俄罗斯 - 苏格兰 - 瑞典语 -  kherson-one</text:a>
</text:p>
      <text:p text:style-name="P4">
News Source: <text:a xlink:type="simple" xlink:href="https://t.me/channel24_ua/83056" text:style-name="Internet_20_link" text:visited-style-name="Visited_20_Internet_20_Link">
https://t.me/channel24_ua/83056</text:a>
</text:p>
      <!--NEWS-->
      <text:h text:style-name="P10" text:outline-level="1">
<text:span text:style-name="T4">
Donetsk Oblast（14:21）。 红色警报：空中威胁。 警笛声。 立即掩盖！</text:span>
</text:h>
      <text:p text:style-name="P4">
作者: liveuamap (Language: en)</text:p>
      <text:p text:style-name="P4">
时间: 2023-04-01T08:22:00</text:p>
      <text:p text:style-name="P4">
地点: Donetsk Oblast (Latitude:48.72744 Longtitude:37.5781)</text:p>
      <text:p text:style-name="P4">
视频: []</text:p>
      <text:p text:style-name="P4">
图片: []</text:p>
      <text:p text:style-name="P4">
标签: ["Europe", "Central and Eastern Europe"]</text:p>
      <text:p text:style-name="P4">
Id: 22552861</text:p>
      <!--METADATA-->
      <text:p text:style-name="P4">
Donetsk Oblast(14:21). Red Alert: aerial threat. Sirens sounding. Take covernow!</text:p>
      <text:p text:style-name="P4">
News Collection Link: <text:a xlink:type="simple" xlink:href="https://liveuamap.com/en/2023/01-april-donetsk-oblast1421-red-alert-aerial-g" text:style-name="Internet_20_link" text:visited-style-name="Visited_20_Internet_20_Link">
https://liveuamap.com/en/2023/01-april-donetsk-oblast1421-red-alert-aerial-g</text:a>
</text:p>
      <text:p text:style-name="P4">
News Source: <text:a xlink:type="simple" xlink:href="https://t.me/air_alert_ua/42381" text:style-name="Internet_20_link" text:visited-style-name="Visited_20_Internet_20_Link">
https://t.me/air_alert_ua/42381</text:a>
</text:p>
      <!--NEWS-->
      <text:h text:style-name="P10" text:outline-level="1">
<text:span text:style-name="T4">
泽伦斯基总统与马克龙总统打了电话</text:span>
</text:h>
      <text:p text:style-name="P4">
作者: liveuamap (Language: en)</text:p>
      <text:p text:style-name="P4">
时间: 2023-04-01T08:35:57</text:p>
      <text:p text:style-name="P4">
地点: Kyiv, Kyiv city (Latitude:50.44387 Longtitude:30.52946)</text:p>
      <text:p text:style-name="P4">
视频: []</text:p>
      <text:p text:style-name="P4">
图片: ["<text:a xlink:type="simple" xlink:href="https://liveuamap.com/pics/2023/04/01/22552863_0.jpg" text:style-name="Internet_20_link" text:visited-style-name="Visited_20_Internet_20_Link">
22552863_0.jpg</text:a>
"]</text:p>
      <text:p text:style-name="P4">
标签: ["France", "Central and Eastern Europe"]</text:p>
      <text:p text:style-name="P4">
Id: 22552863</text:p>
      <!--METADATA-->
      <text:p text:style-name="P4">
泽伦斯基总统与马克龙总统打了电话</text:p>
      <text:p text:style-name="P4">
<draw:frame draw:style-name="fr1" draw:name="Image72" text:anchor-type="as-char" svg:width="6.9236in" svg:height="6.9236in" draw:z-index="0">
<draw:image xlink:href="../Images/liveuamap/2023-04-01T08-35-57/22552863_0.jpg" xlink:type="simple" xlink:show="embed" xlink:actuate="onLoad" draw:mime-type="image/jpeg"/>
</draw:frame>
新闻集链接：<text:a xlink:type="simple" xlink:href="https://liveuamap.com/en/2023/1-april-president-zelensky-had-a-phone-call-with-president" text:style-name="Internet_20_link" text:visited-style-name="Visited_20_Internet_20_Link">
https://liveuamap.com/en/2023/1-april-president-zelensky-had-a-a-phone-call-with-president</text:a>
</text:p>
      <text:p text:style-name="P4">
News Source: <text:a xlink:type="simple" xlink:href="https://t.me/V_Zelenskiy_official/5705" text:style-name="Internet_20_link" text:visited-style-name="Visited_20_Internet_20_Link">
https://t.me/V_Zelenskiy_official/5705</text:a>
</text:p>
      <!--NEWS-->
      <text:h text:style-name="P10" text:outline-level="1">
<text:span text:style-name="T4">
Zaporizka Oblast（15:34）。 红色警报：空中威胁。 警笛声。 立即掩盖！</text:span>
</text:h>
      <text:p text:style-name="P4">
作者: liveuamap (Language: en)</text:p>
      <text:p text:style-name="P4">
时间: 2023-04-01T09:36:00</text:p>
      <text:p text:style-name="P4">
地点: Zaporizka Oblast (Latitude:47.612021 Longtitude:35.765261)</text:p>
      <text:p text:style-name="P4">
视频: []</text:p>
      <text:p text:style-name="P4">
图片: []</text:p>
      <text:p text:style-name="P4">
标签: ["Europe", "Central and Eastern Europe"]</text:p>
      <text:p text:style-name="P4">
Id: 22552866</text:p>
      <!--METADATA-->
      <text:p text:style-name="P4">
Zaporizhzhia地区(15:34). Red Alert: aerial threat. Sirens sounding. Take covernow!</text:p>
      <text:p text:style-name="P4">
News Collection Link: <text:a xlink:type="simple" xlink:href="https://liveuamap.com/en/2023/01-april-zaporizka-oblast1534-red-alert-aeriag" text:style-name="Internet_20_link" text:visited-style-name="Visited_20_Internet_20_Link">
https://liveuamap.com/en/2023/01-april-zaporizka-oblast1534-red-alert-aeriag</text:a>
</text:p>
      <text:p text:style-name="P4">
News Source: <text:a xlink:type="simple" xlink:href="https://t.me/air_alert_ua/42383" text:style-name="Internet_20_link" text:visited-style-name="Visited_20_Internet_20_Link">
https://t.me/air_alert_ua/42383</text:a>
</text:p>
      <!--NEWS-->
      <text:h text:style-name="P10" text:outline-level="1">
<text:span text:style-name="T4">
白天，俄罗斯部队开火了乌克兰的八个地区 -  OVA的勃起</text:span>
</text:h>
      <text:p text:style-name="P4">
作者: Ukrinform (Person)</text:p>
      <text:p text:style-name="P4">
出版商: Укринформ (Organization)</text:p>
      <text:p text:style-name="P4">
出版时间: 2023-04-01T10:27:21+03:00</text:p>
      <text:p text:style-name="P4">
修改时间: 2023-04-01T10:27:21+03:00</text:p>
      <text:p text:style-name="P4">
描述: 俄罗斯联邦每天的军队向乌克兰的八个地区开火。  - 乌克林。</text:p>
      <text:p text:style-name="P4">
图片: ["<text:a xlink:type="simple" xlink:href="https://static.ukrinform.com/photos/2023_03/thumb_files/630_360_1680285297-899.jpg" text:style-name="Internet_20_link" text:visited-style-name="Visited_20_Internet_20_Link">
630_360_16802...</text:a>
"]</text:p>
      <text:p text:style-name="P4">
标签: ['Обстріл', 'Війна з росією', 'Регіони']</text:p>
      <text:p text:style-name="P4">
类型: Article</text:p>
      <!--METADATA-->
      <text:p text:style-name="P4">
<draw:frame draw:style-name="fr1" draw:name="Image73" text:anchor-type="as-char" svg:width="6.9236in" svg:height="3.956343in" draw:z-index="0">
<draw:image xlink:href="../Images/yкринформ/2023-04-01T10-27-21-03-00/630_360_1680285297-899.jpg" xlink:type="simple" xlink:show="embed" xlink:actuate="onLoad" draw:mime-type="image/jpeg"/>
</draw:frame>
陆军联合会在乌克兰的八个地区开火了一天。</text:p>
      <text:p text:style-name="P4">
根据乌克林福姆的说法，这是在4月1日星期六9:00的地区军事行政部门的合并信息中指出的有关乌克兰地区的情况。</text:p>
      <text:p text:style-name="P4">
在切尔尼希夫地区，炮兵的敌人三度遭到诺夫哥罗德 - 西弗斯基地区的袭击。 记录了44次爆炸。 三个私人房屋损坏。 毫无疑问。</text:p>
      <text:p text:style-name="P4">
在晚上的苏米(Sumy)地区，从枪管炮兵中，俄罗斯人向中间和布德斯基·特基特(Budeski Terkit)开火。</text:p>
      <text:p text:style-name="P4">
昨天，俄罗斯人击败了Zranogorod，Belopil，Khotinsk和Essman社区的领土。</text:p>
      <text:p text:style-name="P4">
在霍丁社区记录了25个节拍。</text:p>
      <text:p text:style-name="P4">
炮击受到苏米地区居民的伤害。</text:p>
      <text:p text:style-name="P4">
昨天，在Zaporozhye，火箭袭击了其中一个墓地。55个私人房屋遭到破坏。 容易受伤吸引人。</text:p>
      <text:p text:style-name="P4">
<text:span text:style-name="T4">
另请阅读：</text:span>
 <text:a xlink:type="simple" xlink:href="https://www.ukrinform.ua/rubric-ato/3690151-zsu-znisili-vze-173-990-rosijskih-zagarbnikiv.html" text:style-name="Internet_20_link" text:visited-style-name="Visited_20_Internet_20_Link">
</text:a>
昨天，由于奥里克霍夫(Orikhov)的航空造成的打击，两名火箭队受伤了两名火箭工人，​​其中一名处于严重状态。 被损坏的两座 - 储存式建筑物和辅助物质建筑，部分被汽车设备摧毁，在开放式侧面销毁了汽车设备。</text:p>
      <text:p text:style-name="P4">
For the day in the Zaporozhye region, the troops of the Russian Federation carried out 104 shelling 19 inhabited pens: Zaporozhye, Orikhiv, Gulyaypole, Novoandriivka, Magic, Gulyaiwypil, Railway, Novoyakovlivka, Novodanilovka, Bilogir, Olgiv, Svyatova, Old Town, Old镇，马里氏菌，光滑。 有46个破坏报告。</text:p>
      <text:p text:style-name="P4">
昨天，在Dnipropetrovsk地区，敌人两次来自桌子的重型大炮，袭击了尼科波尔区的玛格纳特社区。 在锰损坏的机构，汽车和附属建筑中。</text:p>
      <text:p text:style-name="P4">
在哈尔基夫地区，俄罗斯军队在Slobozhansky的方向上发动了兽医，Hoptovka，射手，深处，非Bochko，Barrel和Budarki。</text:p>
      <text:p text:style-name="P4">
在敌人炮击的库皮斯克(Kupyansk)方向上，定居点在战斗碰撞的闪光下遭受了苦难：Kamianka，Fygolovka，Masyutivka，Sinkivka，Starch。</text:p>
      <text:p text:style-name="P4">
<text:span text:style-name="T4">
另请阅读：</text:span>
 <text:a xlink:type="simple" xlink:href="https://www.ukrinform.ua/rubric-ato/3690148-zelenskij-skazav-koli-zapracue-spectribunal-proti-rosii.html" text:style-name="Internet_20_link" text:visited-style-name="Visited_20_Internet_20_Link">
</text:a>
</text:p>
      <text:p text:style-name="P4">
定居点与战斗碰撞线旁开了，包括索瓦塞尔，内夫斯科伊，氯迪博氏菌，迪布罗瓦，比格里瓦卡。</text:p>
      <text:p text:style-name="P4">
在Starobilsky地区，侵略者由50名俄罗斯联邦军人搜查，这些军人是由单位和军事部队设计的。</text:p>
      <text:p text:style-name="P4">
在顿涅茨克地区，在过去的24小时中，有两人被杀。</text:p>
      <text:p text:style-name="P4">
白天，敌人进行了空袭，击败了S-300 SPR，RSZV“毕业”，炮兵，<text:a xlink:type="simple" xlink:href="https://www.ukrinform.ua/tag-tank" text:style-name="Internet_20_link" text:visited-style-name="Visited_20_Internet_20_Link">
</text:a>
。</text:p>
      <text:p text:style-name="P4">
大火下是Avdiivka，Druzhkivka，Veliky Novosilka，Uremivka，Karlovka。</text:p>
      <text:p text:style-name="P4">
在阿夫迪夫卡(Avdiivka)的炮击中，一个5个月大的男孩和他的祖母被杀，父母受伤。</text:p>
      <text:p text:style-name="P4">
<text:span text:style-name="T4">
另请阅读：</text:span>
 <text:a xlink:type="simple" xlink:href="https://www.ukrinform.ua/rubric-ato/3690187-armia-rf-vbila-v-ukraini-vze-467-ditej.html" text:style-name="Internet_20_link" text:visited-style-name="Visited_20_Internet_20_Link">
</text:a>
在赫尔森地区，入侵者在过去24小时内进行了54次炮击，释放了439个炮弹。 赫尔森地区正处于塔拉蒂勒里的“毕业生”的大火之下。</text:p>
      <text:p text:style-name="P4">
赫森被解雇了五次。 27个贝壳被住宅区击中。</text:p>
      <text:p text:style-name="P4">
三人被杀，两人受伤。</text:p>
      <text:p text:style-name="P4">
在波克罗夫斯克(Postpokrovske)的村庄中，俄罗斯迷你岛炸毁了三名电工，他们从事恢复电网的工作。 根据初步信息，杀死了50岁和45岁的双倍，第三次受伤。</text:p>
      <text:p text:style-name="P4">
此外，那些试图从DNIEPER左岸达卡斯(Dachas)到达船的人们受到俄罗斯炮击。 根据初步数据，受伤的人。</text:p>
      <text:p text:style-name="P4">
另外91人被撤离该地区领土的入侵者。</text:p>
      <text:p text:style-name="P4">
News Source: <text:a xlink:type="simple" xlink:href="https://www.ukrinform.ua/rubric-ato/3690191-za-dobu-rosijski-vijska-obstrilali-visim-oblastej-ukraini-zvedenna-ova.html" text:style-name="Internet_20_link" text:visited-style-name="Visited_20_Internet_20_Link">
https://www.ukrinform.ua/rubric-ato/3690191-za-dobu-rosijski-vijska-obstrilali-visim-oblastej-ukraini-zvedenna-ova.html</text:a>
</text:p>
      <!--NEWS-->
      <text:h text:style-name="P10" text:outline-level="1">
<text:span text:style-name="T4">
死者志愿者阿尔特姆·阿扎罗夫（Artem Azarov）的绘画展示</text:span>
</text:h>
      <text:p text:style-name="P4">
作者: Ukrinform (Person)</text:p>
      <text:p text:style-name="P4">
出版商: Укринформ (Organization)</text:p>
      <text:p text:style-name="P4">
出版时间: 2023-04-01T10:31:40+03:00</text:p>
      <text:p text:style-name="P4">
修改时间: 2023-04-01T10:31:40+03:00</text:p>
      <text:p text:style-name="P4">
描述: 在哈尔基夫（Kharkiv），死去的志愿者阿尔特姆·阿扎罗夫（Artem Azarov）的绘画展览开了 - 博览会有40幅作品。  - 乌克林。</text:p>
      <text:p text:style-name="P4">
图片: ["<text:a xlink:type="simple" xlink:href="https://static.ukrinform.com/photos/2023_04/thumb_files/630_360_1680334291-989.jpg" text:style-name="Internet_20_link" text:visited-style-name="Visited_20_Internet_20_Link">
630_360_16803...</text:a>
"]</text:p>
      <text:p text:style-name="P4">
标签: None</text:p>
      <text:p text:style-name="P4">
类型: Article</text:p>
      <!--METADATA-->
      <text:p text:style-name="P4">
<draw:frame draw:style-name="fr1" draw:name="Image74" text:anchor-type="as-char" svg:width="6.9236in" svg:height="3.956343in" draw:z-index="0">
<draw:image xlink:href="../Images/yкринформ/2023-04-01T10-31-40-03-00/630_360_1680334291-989.jpg" xlink:type="simple" xlink:show="embed" xlink:actuate="onLoad" draw:mime-type="image/jpeg"/>
</draw:frame>
在哈尔基夫(Kharkiv)，已经开放了死去的志愿者阿尔特姆·阿扎罗夫(Artem Azarov)的绘画展览-40个作品展览。</text:p>
      <text:p text:style-name="P4">
关于它在[]中报告(https://t.me/freikorps_org/4413)乌克林福姆报道，Fraricor志愿者部门。</text:p>
      <text:p text:style-name="P4">
“艺术的开放<text:a xlink:type="simple" xlink:href="https://www.ukrinform.ua/tag-vistavka" text:style-name="Internet_20_link" text:visited-style-name="Visited_20_Internet_20_Link">
</text:a>
我们已故的兄弟Artem Azarov。 我们感谢所有来的人，以及那些帮助它发生的人。”该验证说。</text:p>
      <text:p text:style-name="P4">
据指出，博览会有40件作品。 可以再看到两天：4月1日。 该展览在国家法律大学以名字命名。</text:p>
      <text:p text:style-name="P4">
Artem Azarov(“艺术家”) - 毕业于哈尔基夫州艺术学校(专业 - 绘画). З 2018 року навчався в Харківській державнійакадемії дизайну та мистецтв (画架绘画). Також займався боксом (是成年人哈尔基夫地区的冠军，并赢得了Uniargional锦标赛).</text:p>
      <text:p text:style-name="P4">
<text:span text:style-name="T4">
Читайте також:</text:span>
 <text:a xlink:type="simple" xlink:href="https://www.ukrinform.ua/rubric-ato/3690127-bila-oon-u-nujorku-vidkrilasa-vistavka-so-demonstrue-zvirstva-rf-v-ukraini.html" text:style-name="Internet_20_link" text:visited-style-name="Visited_20_Internet_20_Link">
 </text:a>
自2017年以来，他在ATO/OOS区域进行了6次战斗轮换。 他参加了Donetsk地区的沙滩Pervomaisko，Nevelske的定居点的战斗。</text:p>
      <text:p text:style-name="P4">
他于2022年3月5日因在哈尔基夫(Kharkiv)附近的战斗中的迫击炮炮击而去世。“艺术家”现年27岁。</text:p>
      <text:p text:style-name="P4">
<text:span text:style-name="T5">
foto：@freiiikorps_org</text:span>
</text:p>
      <text:p text:style-name="P4">
News Source: <text:a xlink:type="simple" xlink:href="https://www.ukrinform.ua/rubric-culture/3690192-u-harkovi-vidkrilasa-vistavka-kartin-zagiblogo-dobrovolca-artema-azarova.html" text:style-name="Internet_20_link" text:visited-style-name="Visited_20_Internet_20_Link">
https://www.ukrinform.ua/rubric-culture/3690192-u-harkovi-vidkrilasa-vistavka-kartin-zagiblogo-dobrovolca-artema-azarova.html</text:a>
</text:p>
      <!--NEWS-->
      <text:h text:style-name="P10" text:outline-level="1">
<text:span text:style-name="T4">
SBU表示怀疑UOC -MP Paul的大都市</text:span>
</text:h>
      <text:p text:style-name="P4">
作者: Ukrinform (Person)</text:p>
      <text:p text:style-name="P4">
出版商: Укринформ (Organization)</text:p>
      <text:p text:style-name="P4">
出版时间: 2023-04-01T10:35:00+03:00</text:p>
      <text:p text:style-name="P4">
修改时间: 2023-04-01T10:35:00+03:00</text:p>
      <text:p text:style-name="P4">
描述: 乌克兰的安全局表明，莫斯科祖先祖先帕维尔（Swan）的乌克兰东正教教堂的基辅 - 佩奇斯克拉夫拉大都会州长涉嫌。  - 乌克林。</text:p>
      <text:p text:style-name="P4">
图片: ["<text:a xlink:type="simple" xlink:href="https://static.ukrinform.com/photos/2019_01/thumb_files/630_360_1547717796-134.jpg" text:style-name="Internet_20_link" text:visited-style-name="Visited_20_Internet_20_Link">
630_360_15477...</text:a>
"]</text:p>
      <text:p text:style-name="P4">
标签: ['Підозра', 'СБУ', 'УПЦ МП']</text:p>
      <text:p text:style-name="P4">
类型: Article</text:p>
      <!--METADATA-->
      <text:p text:style-name="P4">
<draw:frame draw:style-name="fr1" draw:name="Image75" text:anchor-type="as-char" svg:width="6.9236in" svg:height="3.956343in" draw:z-index="0">
<draw:image xlink:href="../Images/yкринформ/2023-04-01T10-35-00-03-00/630_360_1547717796-134.jpg" xlink:type="simple" xlink:show="embed" xlink:actuate="onLoad" draw:mime-type="image/jpeg"/>
</draw:frame>
乌克兰的服务表达了怀疑莫斯科的大都会东正教教堂的副省副省 - 派克 - 派克·拉维拉(天鹅).</text:p>
      <text:p text:style-name="P4">
Про це повідомляє пресслужба <text:a xlink:type="simple" xlink:href="https://lavra.ua/uk/namisniku-lavri-mitropolitu-pavlu-pratsivniki-sbu-vruchili-pidozru/" text:style-name="Internet_20_link" text:visited-style-name="Visited_20_Internet_20_Link">
 </text:a>
，报道乌克林福姆。</text:p>
      <text:p text:style-name="P4">
“ 2023年4月1日，大约7:30，SBU的工作人员怀疑Vyshgorod和Chornobyl Paul的大都会。(艺术。 161刑法)”， - 消息说。</text:p>
      <text:p text:style-name="P4">
正如所指出的，在基辅 - 佩奇克斯克·拉夫拉(Keiev-Pechersk Lavra)的州长中进行<text:a xlink:type="simple" xlink:href="https://www.ukrinform.ua/tag-obsuk" text:style-name="Internet_20_link" text:visited-style-name="Visited_20_Internet_20_Link">
</text:a>
。 12点钟，他被召唤，之后选择限制措施的问题将得到解决。</text:p>
      <text:p text:style-name="P4">
根据 <text:a xlink:type="simple" xlink:href="https://www.radiosvoboda.org/a/news-pavlo-upts-obshuky/32344751.html" text:style-name="Internet_20_link" text:visited-style-name="Visited_20_Internet_20_Link">
 </text:a>
，对大都市的调查行动是根据《乌克兰刑法》的双向进行的：161-“违反公民平等，具体取决于其种族，国家，地区，区域从属关系，宗教信仰，残疾和其他理由和其他理由”和436 -2-“理由，承认法律。反对乌克兰的联合会，其参与者的荣耀。”</text:p>
      <text:p text:style-name="P4">
SBU中的消息来源确认了有关向州长帕维尔(Pavel)提出怀疑的乌克林形式的信息。</text:p>
      <text:p text:style-name="P4">
<text:span text:style-name="T4">
另请阅读：</text:span>
 <text:a xlink:type="simple" xlink:href="https://www.ukrinform.ua/rubric-society/3690008-viselenna-upc-mp-iz-kievopecerskoi-lavri-moze-trivati-misacami-ekspert.html" text:style-name="Internet_20_link" text:visited-style-name="Visited_20_Internet_20_Link">
</text:a>
如报道，<text:a xlink:type="simple" xlink:href="https://www.ukrinform.ua/rubric-society/3689558-sud-vidmoviv-u-zabezpecenni-pozovu-upc-mp-do-zapovidnika-kievopecerska-lavra.html" text:style-name="Internet_20_link" text:visited-style-name="Visited_20_Internet_20_Link">
</text:a>
乌克兰东正教教堂(莫斯科宗主)致国家预备役“ Kyiv-Pechersk Lavra”，以无效诉讼程序，以继续自由使用邪教建筑和其他国家财产。</text:p>
      <text:p text:style-name="P4">
基辅 - 佩奇斯克·拉夫拉(Kyiv-Pechersk)拉夫拉(Lavra National Reserve)宣布与29岁的乌克兰乌克兰东正教教堂(Ukrainian Orthox Church)从29岁开始享受租约。</text:p>
      <text:p text:style-name="P4">
3月30日，基辅 - 佩奇斯克·拉维拉(Kiev-Pechersk Lavra)财产的文化和信息政策委员会委员会。 但是，UOC的支持者(MP)阻止了委员会的活动。</text:p>
      <text:p text:style-name="P4">
News Source: <text:a xlink:type="simple" xlink:href="https://www.ukrinform.ua/rubric-society/3690193-sbu-vrucila-pidozru-mitropolitu-upc-mp-pavlu.html" text:style-name="Internet_20_link" text:visited-style-name="Visited_20_Internet_20_Link">
https://www.ukrinform.ua/rubric-society/3690193-sbu-vrucila-pidozru-mitropolitu-upc-mp-pavlu.html</text:a>
</text:p>
      <!--NEWS-->
      <text:h text:style-name="P10" text:outline-level="1">
<text:span text:style-name="T4">
3月，国家房地产基金从私有化拍卖中吸引了超过6.27亿</text:span>
</text:h>
      <text:p text:style-name="P4">
作者: Ukrinform (Person)</text:p>
      <text:p text:style-name="P4">
出版商: Укринформ (Organization)</text:p>
      <text:p text:style-name="P4">
出版时间: 2023-04-01T10:40:00+03:00</text:p>
      <text:p text:style-name="P4">
修改时间: 2023-04-01T10:40:00+03:00</text:p>
      <text:p text:style-name="P4">
描述: 在3月，国家财产基金进行了53次私有化拍卖，并筹集了超过6.27亿UAH。  - 乌克林。</text:p>
      <text:p text:style-name="P4">
图片: ["<text:a xlink:type="simple" xlink:href="https://static.ukrinform.com/photos/2019_02/thumb_files/630_360_1551291091-252.jpeg" text:style-name="Internet_20_link" text:visited-style-name="Visited_20_Internet_20_Link">
630_360_15512...</text:a>
"]</text:p>
      <text:p text:style-name="P4">
标签: ['Аукціон', 'Приватизація', 'Гроші', 'Майно']</text:p>
      <text:p text:style-name="P4">
类型: Article</text:p>
      <!--METADATA-->
      <text:p text:style-name="P4">
<draw:frame draw:style-name="fr1" draw:name="Image76" text:anchor-type="as-char" svg:width="6.9236in" svg:height="3.956343in" draw:z-index="0">
<draw:image xlink:href="../Images/yкринформ/2023-04-01T10-40-00-03-00/630_360_1551291091-252.jpeg" xlink:type="simple" xlink:show="embed" xlink:actuate="onLoad" draw:mime-type="image/jpeg"/>
</draw:frame>
国家财产基金进行了53次私有化拍卖，并以6.27亿UAH筹集了筹集资金。</text:p>
      <text:p text:style-name="P4">
关于它报告乌克林福姆，参考新闻服务<text:a xlink:type="simple" xlink:href="https://www.spfu.gov.ua/ua/news/9595.html" text:style-name="Internet_20_link" text:visited-style-name="Visited_20_Internet_20_Link">
</text:a>
。</text:p>
      <text:p text:style-name="P4">
“在2023年3月的私有化拍卖中，胜利率的数量高于UAH 6.27亿。 266名企业家参加了53次拍卖。”</text:p>
      <text:p text:style-name="P4">
在4月3日至4月7日的期间，SPFU计划了16个私有化<text:a xlink:type="simple" xlink:href="https://www.ukrinform.ua/tag-aukcion" text:style-name="Internet_20_link" text:visited-style-name="Visited_20_Internet_20_Link">
</text:a>
。 将提供企业家，尤其是在敖德萨中心，中心和动物育种站的研究所接收企业。</text:p>
      <text:p text:style-name="P4">
<text:span text:style-name="T4">
另请阅读：</text:span>
 <text:a xlink:type="simple" xlink:href="https://www.ukrinform.ua/rubric-economy/3689488-fond-derzmajna-planue-vidnoviti-veliku-privatizaciu.html" text:style-name="Internet_20_link" text:visited-style-name="Visited_20_Internet_20_Link">
</text:a>
“ SPFU筹集的所有资金都去支持国防军。 我们的结果是urriva，例如35个坦克或1600个皮卡。”该基金说。</text:p>
      <text:p text:style-name="P4">
据报道，国家房地产基金计划在今年第二或第三季度出售体积私有化。</text:p>
      <text:p text:style-name="P4">
News Source: <text:a xlink:type="simple" xlink:href="https://www.ukrinform.ua/rubric-economy/3690232-u-berezni-fond-derzmajna-zaluciv-ponad-627-miljoniv-vid-privatizacijnih-aukcioniv.html" text:style-name="Internet_20_link" text:visited-style-name="Visited_20_Internet_20_Link">
https://www.ukrinform.ua/rubric-economy/3690232-u-berezni-fond-derzmajna-zaluciv-ponad-627-miljoniv-vid-privatizacijnih-aukcioniv.html</text:a>
</text:p>
      <!--NEWS-->
      <text:h text:style-name="P10" text:outline-level="1">
<text:span text:style-name="T4">
基辅检查站的运输支票：警方澄清</text:span>
</text:h>
      <text:p text:style-name="P4">
作者: Ukrinform (Person)</text:p>
      <text:p text:style-name="P4">
出版商: Укринформ (Organization)</text:p>
      <text:p text:style-name="P4">
出版时间: 2023-04-01T10:49:26+03:00</text:p>
      <text:p text:style-name="P4">
修改时间: 2023-04-01T10:49:26+03:00</text:p>
      <text:p text:style-name="P4">
描述: 为了基辅和首都地区的安全，必须在检查站验证车辆是必要的稳定和预防措施。  - 乌克林。</text:p>
      <text:p text:style-name="P4">
图片: ["<text:a xlink:type="simple" xlink:href="https://static.ukrinform.com/photos/2023_04/thumb_files/630_360_1680335295-232.jpg" text:style-name="Internet_20_link" text:visited-style-name="Visited_20_Internet_20_Link">
630_360_16803...</text:a>
"]</text:p>
      <text:p text:style-name="P4">
标签: ['Блокпост', 'Поліція', 'Транспорт', 'Київ', 'перевірки']</text:p>
      <text:p text:style-name="P4">
类型: Article</text:p>
      <!--METADATA-->
      <text:p text:style-name="P4">
<draw:frame draw:style-name="fr1" draw:name="Image77" text:anchor-type="as-char" svg:width="6.9236in" svg:height="3.956343in" draw:z-index="0">
<draw:image xlink:href="../Images/yкринформ/2023-04-01T10-49-26-03-00/630_360_1680335295-232.jpg" xlink:type="simple" xlink:show="embed" xlink:actuate="onLoad" draw:mime-type="image/jpeg"/>
</draw:frame>
在检查站处进行检查和运输是必要的稳定和基辅和首都地区安全的预防措施。</text:p>
      <text:p text:style-name="P4">
根据乌克林福姆的说法，这是维基夫州国家警察局主要局长安德里·尼比托夫(Andriy Nebitov)在[]中解释的(https://t.me/andrii_nebytov/1150)。</text:p>
      <text:p text:style-name="P4">
“我定期在社交网络上看到某些公民的愤慨，这是汽车的原因，并检查国防军和[]的检查站。(https://www.ukrinform.ua/tag-policia)，再次，这是Tseno稳定的和预防措施，为了在Tastolian地区的首都安全起见。” Nebitiv说。</text:p>
      <text:p text:style-name="P4">
他说，几乎每天的毒品，武器，炸药被从非法贩运中删除，被通缉的人或需要通过特殊服务进行额外验证的人。</text:p>
      <text:p text:style-name="P4">
<text:span text:style-name="T4">
另请阅读：</text:span>
 <text:a xlink:type="simple" xlink:href="https://www.ukrinform.ua/rubric-kyiv/3689299-vijskova-administracia-perevirila-ak-ukripluut-inzenerni-zagorodzenna-kieva.html" text:style-name="Internet_20_link" text:visited-style-name="Visited_20_Internet_20_Link">
</text:a>
内迪托夫(Neditov)建议不要对社交网络得出过早的结论。</text:p>
      <text:p text:style-name="P4">
“请记住，安全，法律和秩序是我们的共同业务，每个人都是。 一年前，俄罗斯人也不理解“机构的理由”， - 基辅地区警察局长说。</text:p>
      <text:p text:style-name="P4">
据报道，由于在[]的直接军事威胁，于2022年12月24日开始大规模入侵俄罗斯进入乌克兰(https://www.ukrinform.ua/rubric-kyiv)部署了工程创新系统。 许多配备了混凝土块的检查站，在城市的每个区域安装了沙袋，挖洞并挖了。</text:p>
      <text:p text:style-name="P4">
2023年3月初，KMVA与基辅国防军的指挥一起，做出了共同决定，以改善工程障碍体系。</text:p>
      <text:p text:style-name="P4">
_照片：Andrii Nebytov _</text:p>
      <text:p text:style-name="P4">
News Source: <text:a xlink:type="simple" xlink:href="https://www.ukrinform.ua/rubric-kyiv/3690197-perevirki-transportu-na-blokpostah-u-kievi-policia-dala-rozasnenna.html" text:style-name="Internet_20_link" text:visited-style-name="Visited_20_Internet_20_Link">
https://www.ukrinform.ua/rubric-kyiv/3690197-perevirki-transportu-na-blokpostah-u-kievi-policia-dala-rozasnenna.html</text:a>
</text:p>
      <!--NEWS-->
      <text:h text:style-name="P10" text:outline-level="1">
<text:span text:style-name="T4">
俄罗斯的秋季动员和“冬季进攻”失败了 - 英国情报</text:span>
</text:h>
      <text:p text:style-name="P4">
作者: Ukrinform (Person)</text:p>
      <text:p text:style-name="P4">
出版商: Укринформ (Organization)</text:p>
      <text:p text:style-name="P4">
出版时间: 2023-04-01T10:53:00+03:00</text:p>
      <text:p text:style-name="P4">
修改时间: 2023-04-01T10:53:00+03:00</text:p>
      <text:p text:style-name="P4">
描述: 俄罗斯军队浪费了在秋季“部分动员”之外获得的人员暂时优势，并努力开始“冬季进攻”。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Британія', 'Розвідка', 'росія', 'Війна']</text:p>
      <text:p text:style-name="P4">
类型: Article</text:p>
      <!--METADATA-->
      <text:p text:style-name="P4">
<draw:frame draw:style-name="fr1" draw:name="Image78" text:anchor-type="as-char" svg:width="6.9236in" svg:height="3.956343in" draw:z-index="0">
<draw:image xlink:href="../Images/yкринформ/2023-04-01T10-53-00-03-00/630_360_1668461240-442.jpg" xlink:type="simple" xlink:show="embed" xlink:actuate="onLoad" draw:mime-type="image/jpeg"/>
</draw:frame>
鲁斯基卡(Ruskivska)浪费了人事的临时优势，这是由于秋天的“部分动员”而获得的，并努力开始一般的“冬季进攻”。</text:p>
      <text:p text:style-name="P4">
关于<text:a xlink:type="simple" xlink:href="https://twitter.com/DefenceHQ/status/1642054869447049216" text:style-name="Internet_20_link" text:visited-style-name="Visited_20_Internet_20_Link">
</text:a>
乌克林福姆报道，英国国防部报告了情报数据。</text:p>
      <text:p text:style-name="P4">
如图所述，rfgerasimov总参谋长的任期(自2023年1月11日以来)它的特征是为了将俄罗斯的控制权传播到整个地区<text:a xlink:type="simple" xlink:href="https://www.ukrinform.ua/tag-donbas" text:style-name="Internet_20_link" text:visited-style-name="Visited_20_Internet_20_Link">
</text:a>
。 但是，八十天后，这个项目越来越明显。</text:p>
      <text:p text:style-name="P4">
<text:span text:style-name="T4">
另请阅读：</text:span>
 <text:a xlink:type="simple" xlink:href="https://www.ukrinform.ua/rubric-ato/3689280-u-rosii-planuut-mobilizuvati-400-tisac-pid-vigladom-dobrovolciv-britanska-rozvidka.html" text:style-name="Internet_20_link" text:visited-style-name="Visited_20_Internet_20_Link">
</text:a>
在英国情报中，有人指出，在救世主RF上的几个方向上，仅取得了微小的成功，以成千上万的损失，这是一笔巨大的损失，这是由于浪费了他们在人事中的临时优势而获得的巨大损失，并获得了收入。秋天的“部分动员”。</text:p>
      <text:p text:style-name="P4">
还指出，经过十年的工作，总参谋部的杰拉西莫夫(Gerasimov)是一种现实的可能性，它扩大了俄罗斯政治领导能力的限制，将忍受失败。</text:p>
      <text:p text:style-name="P4">
正如乌克林福姆(Ukrinform)报道的那样，在初步摘要中，英国情报人员报道说，在与乌克兰战争期间，俄罗斯联邦至少失去了六个Zoopark-1M反击雷达系统。</text:p>
      <text:p text:style-name="P4">
News Source: <text:a xlink:type="simple" xlink:href="https://www.ukrinform.ua/rubric-ato/3690202-rosia-provalila-osinnu-mobilizaciu-ta-zimovij-nastup-rozvidka-britanii.html" text:style-name="Internet_20_link" text:visited-style-name="Visited_20_Internet_20_Link">
https://www.ukrinform.ua/rubric-ato/3690202-rosia-provalila-osinnu-mobilizaciu-ta-zimovij-nastup-rozvidka-britanii.html</text:a>
</text:p>
      <!--NEWS-->
      <text:h text:style-name="P10" text:outline-level="1">
<text:span text:style-name="T4">
乌克兰人警告使用俄罗斯聊天机器人寻找囚犯</text:span>
</text:h>
      <text:p text:style-name="P4">
作者: Ukrinform (Person)</text:p>
      <text:p text:style-name="P4">
出版商: Укринформ (Organization)</text:p>
      <text:p text:style-name="P4">
出版时间: 2023-04-01T11:10:00+03:00</text:p>
      <text:p text:style-name="P4">
修改时间: 2023-04-01T11:10:00+03:00</text:p>
      <text:p text:style-name="P4">
描述: 战俘管理的协调员警告不要使用各种俄罗斯聊天机器人在被囚禁中找到乌克兰人。  - 乌克林。</text:p>
      <text:p text:style-name="P4">
图片: ["<text:a xlink:type="simple" xlink:href="https://static.ukrinform.com/photos/2023_02/thumb_files/630_360_1676289053-714.jpg" text:style-name="Internet_20_link" text:visited-style-name="Visited_20_Internet_20_Link">
630_360_16762...</text:a>
"]</text:p>
      <text:p text:style-name="P4">
标签: ['Україна', 'Військові', 'Полонені', 'Війна з росією']</text:p>
      <text:p text:style-name="P4">
类型: Article</text:p>
      <!--METADATA-->
      <text:p text:style-name="P4">
<draw:frame draw:style-name="fr1" draw:name="Image79" text:anchor-type="as-char" svg:width="6.9236in" svg:height="3.956343in" draw:z-index="0">
<draw:image xlink:href="../Images/yкринформ/2023-04-01T11-10-00-03-00/630_360_1676289053-714.jpg" xlink:type="simple" xlink:show="embed" xlink:actuate="onLoad" draw:mime-type="image/jpeg"/>
</draw:frame>
捍卫囚犯的统治者警告使用各种俄罗斯聊天机器人在被囚禁中找到乌克兰人。</text:p>
      <text:p text:style-name="P4">
根据乌克林福姆的说法，协调报告了<text:a xlink:type="simple" xlink:href="https://t.me/Koord_shtab/757" text:style-name="Internet_20_link" text:visited-style-name="Visited_20_Internet_20_Link">
</text:a>
。</text:p>
      <text:p text:style-name="P4">
与Bogdan Khmelnytsky的家人举行了一次会议，与Bogdan Khmelnytsky的家人进行了协调。</text:p>
      <text:p text:style-name="P4">
这些问题由协调的代表和[]回答(https://www.ukrinform.ua/tag-zsu)。</text:p>
      <text:p text:style-name="P4">
双方讨论了向受伤者提供医疗服务。 根据演讲，乌克兰人将夺走所有受伤和严重患病的囚禁。</text:p>
      <text:p text:style-name="P4">
“即使有某些信息，协调总部也可能并不总是告诉他们的本地维护地点。它需要进行彻底的验证。毕竟，敌人试图在交流之前误导我们的人民。例如，在电话中，有意命名为名字不同的摄像头无法检查它。”总部说。</text:p>
      <text:p text:style-name="P4">
<text:span text:style-name="T4">
另请阅读：</text:span>
 <text:a xlink:type="simple" xlink:href="https://www.ukrinform.ua/rubric-society/3689393-poraneni-hvori-ta-zinki-u-koordinacijnomu-stabi-nazvali-prioriteti-zvilnenna-polonenih.html" text:style-name="Internet_20_link" text:visited-style-name="Visited_20_Internet_20_Link">
</text:a>
员工代表警告亲戚使用各种俄罗斯聊天机器人来囚禁我们的人民。</text:p>
      <text:p text:style-name="P4">
“请记住，您将与一定需要使用您的痛苦的人进行交流。他们可以勒索。此外，他们可以将信件用于心理压力。向俘虏展示信息”。所有这些操纵。我们准备好接手每个人。”协调代表说。</text:p>
      <text:p text:style-name="P4">
根据乌克林福姆的说法，关于协调状态<text:a xlink:type="simple" xlink:href="https://www.ukrinform.ua/rubric-ato/3689194-rosia-ne-dae-konstruktivnih-vidpovidej-stosovno-ukrainskih-vijskovopolonenih-koordstab.html" text:style-name="Internet_20_link" text:visited-style-name="Visited_20_Internet_20_Link">
</text:a>
招募乌克兰军人。</text:p>
      <text:p text:style-name="P4">
News Source: <text:a xlink:type="simple" xlink:href="https://www.ukrinform.ua/rubric-ato/3690212-ukrainciv-zasteregli-vid-vikoristanna-rosijskih-catbotiv-dla-posuku-polonenih.html" text:style-name="Internet_20_link" text:visited-style-name="Visited_20_Internet_20_Link">
https://www.ukrinform.ua/rubric-ato/3690212-ukrainciv-zasteregli-vid-vikoristanna-rosijskih-catbotiv-dla-posuku-polonenih.html</text:a>
</text:p>
      <!--NEWS-->
      <text:h text:style-name="P10" text:outline-level="1">
<text:span text:style-name="T4">
入侵者拆除了玛丽波尔海滨地区被摧毁的房屋</text:span>
</text:h>
      <text:p text:style-name="P4">
作者: Ukrinform (Person)</text:p>
      <text:p text:style-name="P4">
出版商: Укринформ (Organization)</text:p>
      <text:p text:style-name="P4">
出版时间: 2023-04-01T11:20:26+03:00</text:p>
      <text:p text:style-name="P4">
修改时间: 2023-04-01T11:20:26+03:00</text:p>
      <text:p text:style-name="P4">
描述: 入侵者拆除了马里波尔普里罗斯基（Mariupol Primorsky）地区被摧毁的房屋，在这些领土上，占领当局希望建立一座高层建筑。  - 乌克林。</text:p>
      <text:p text:style-name="P4">
图片: ["<text:a xlink:type="simple" xlink:href="https://static.ukrinform.com/photos/2022_12/thumb_files/630_360_1670665616-259.jpeg" text:style-name="Internet_20_link" text:visited-style-name="Visited_20_Internet_20_Link">
630_360_16706...</text:a>
"]</text:p>
      <text:p text:style-name="P4">
标签: ['Будівництво', 'Маріуполь', 'Війна з росією']</text:p>
      <text:p text:style-name="P4">
类型: Article</text:p>
      <!--METADATA-->
      <text:p text:style-name="P4">
<draw:frame draw:style-name="fr1" draw:name="Image80" text:anchor-type="as-char" svg:width="6.9236in" svg:height="3.956343in" draw:z-index="0">
<draw:image xlink:href="../Images/yкринформ/2023-04-01T11-20-26-03-00/630_360_1670665616-259.jpeg" xlink:type="simple" xlink:show="embed" xlink:actuate="onLoad" draw:mime-type="image/jpeg"/>
</draw:frame>
入侵者拆除了玛丽波尔海岸地区被摧毁的房屋，几个世纪的占领当局希望建立一座高层建筑。</text:p>
      <text:p text:style-name="P4">
相应的视频由市长顾问Petro Andryushchenko发布在<text:a xlink:type="simple" xlink:href="https://t.me/andriyshTime/8218" text:style-name="Internet_20_link" text:visited-style-name="Visited_20_Internet_20_Link">
</text:a>
，报道乌克林福姆。</text:p>
      <text:p text:style-name="P4">
«Mariupol Mariupol区。 曾是。 现在，通常没有从通常的野马那里来这里。 但是，这是他们计划的(再次)俄罗斯建筑。 已经进行了40座高层建筑的招标。 由于投资承包商的风险增加，将在俄罗斯的预算基金中建立，但后来将通过抵押计划返回。” Andryushchenko写道。</text:p>
      <text:p text:style-name="P4">
据他说，实际上，使用俄罗斯资金对占领者的商业界不到一个。</text:p>
      <text:p text:style-name="P4">
“俄罗斯人必须取代这里的人。 在我们的死者<text:a xlink:type="simple" xlink:href="https://www.ukrinform.ua/tag-mariupol" text:style-name="Internet_20_link" text:visited-style-name="Visited_20_Internet_20_Link">
</text:a>
»， -  Andryushchenko说。</text:p>
      <text:p text:style-name="P4">
<text:span text:style-name="T4">
另请阅读：</text:span>
 <text:a xlink:type="simple" xlink:href="https://www.ukrinform.ua/rubric-ato/3690026-u-mariupoli-zagarbniki-peremisuut-vijskovu-tehniku-podali-vid-linii-mozlivogo-urazenna.html" text:style-name="Internet_20_link" text:visited-style-name="Visited_20_Internet_20_Link">
</text:a>
据报道，顿涅茨克地区的玛丽波尔市长瓦迪姆·博伊钦科(Vadim Boychenko)表示<text:a xlink:type="simple" xlink:href="https://www.ukrinform.ua/rubric-vidbudova/3689670-na-vidnovlenna-mariupola-znadobitsa-20-rokiv-mer.html" text:style-name="Internet_20_link" text:visited-style-name="Visited_20_Internet_20_Link">
</text:a>
俄罗斯的侵略造成了玛丽upol最大的人道主义灾难之一。由于敌人的炮击，这座城市几乎被摧毁了90％。 目前，有100,000多名居民被污染。</text:p>
      <text:p text:style-name="P4">
<text:span text:style-name="T5">
照片说明性</text:span>
</text:p>
      <text:p text:style-name="P4">
News Source: <text:a xlink:type="simple" xlink:href="https://www.ukrinform.ua/rubric-regions/3690209-zagarbniki-demontuut-zrujnovani-budinki-v-primorskomu-rajoni-mariupola.html" text:style-name="Internet_20_link" text:visited-style-name="Visited_20_Internet_20_Link">
https://www.ukrinform.ua/rubric-regions/3690209-zagarbniki-demontuut-zrujnovani-budinki-v-primorskomu-rajoni-mariupola.html</text:a>
</text:p>
      <!--NEWS-->
      <text:h text:style-name="P10" text:outline-level="1">
<text:span text:style-name="T4">
在尼古拉耶夫，发射了纯净水的两点</text:span>
</text:h>
      <text:p text:style-name="P4">
作者: Ukrinform (Person)</text:p>
      <text:p text:style-name="P4">
出版商: Укринформ (Organization)</text:p>
      <text:p text:style-name="P4">
出版时间: 2023-04-01T11:24:12+03:00</text:p>
      <text:p text:style-name="P4">
修改时间: 2023-04-01T11:24:12+03:00</text:p>
      <text:p text:style-name="P4">
描述: 在尼古拉耶夫，又发射了两个纯净水点。  - 乌克林。</text:p>
      <text:p text:style-name="P4">
图片: ["<text:a xlink:type="simple" xlink:href="https://static.ukrinform.com/photos/2023_02/thumb_files/630_360_1677603992-966.jpg" text:style-name="Internet_20_link" text:visited-style-name="Visited_20_Internet_20_Link">
630_360_16776...</text:a>
"]</text:p>
      <text:p text:style-name="P4">
标签: ['Миколаїв', 'Вода']</text:p>
      <text:p text:style-name="P4">
类型: Article</text:p>
      <!--METADATA-->
      <text:p text:style-name="P4">
<draw:frame draw:style-name="fr1" draw:name="Image81" text:anchor-type="as-char" svg:width="6.9236in" svg:height="3.950003in" draw:z-index="0">
<draw:image xlink:href="../Images/yкринформ/2023-04-01T11-24-12-03-00/630_360_1677603992-966.jpg" xlink:type="simple" xlink:show="embed" xlink:actuate="onLoad" draw:mime-type="image/jpeg"/>
</draw:frame>
Mightyev又推出了两个纯净水的提取点。</text:p>
      <text:p text:style-name="P4">
这是在[]中报道的(https://t.me/senkevichonline/4147)据报道，乌克林福姆市市长Senkevich。</text:p>
      <text:p text:style-name="P4">
“从OKP中提取纯净水”的“ Mykolaivoblteploenergo”的两个新点已经在城市中发射：AVE。 船，8-a(中学№54)，str。 11个纵向，31 -a。”</text:p>
      <text:p text:style-name="P4">
指示性工作时间表：6：30-20：30。</text:p>
      <text:p text:style-name="P4">
通常，在尼古拉夫已经<text:a xlink:type="simple" xlink:href="https://www.google.com/maps/d/viewer" text:style-name="Internet_20_link" text:visited-style-name="Visited_20_Internet_20_Link">
</text:a>
您可以购买或收集免费饮用水的地方。</text:p>
      <text:p text:style-name="P4">
<text:span text:style-name="T4">
另请阅读：</text:span>
 <text:a xlink:type="simple" xlink:href="https://www.ukrinform.ua/rubric-regions/3689429-unaslidok-negodi-dosi-znestrumleni-12-naselenih-punktiv-u-dvoh-oblastah-dsns.html" text:style-name="Internet_20_link" text:visited-style-name="Visited_20_Internet_20_Link">
</text:a>
据报道，供水<text:a xlink:type="simple" xlink:href="https://www.ukrinform.ua/rubric-regions/3619596-mer-mikolaeva-pro-vodu-mereza-znosena-na-200-i-potrebue-terminovoi-zamini.html" text:style-name="Internet_20_link" text:visited-style-name="Visited_20_Internet_20_Link">
</text:a>
需要紧急替换。 2022年4月12日，由俄罗斯人保留的Dniep​​er-Mykolaiv水仍然无处不在。 5月初，尼古拉(Nikolaev)开始从南部的虫子河(Bug River)提供技术水 - 它被纯化了，但只能将其用于家庭需求。</text:p>
      <text:p text:style-name="P4">
饮用水被坦克带给居民，并从固定桶中出售。</text:p>
      <text:p text:style-name="P4">
News Source: <text:a xlink:type="simple" xlink:href="https://www.ukrinform.ua/rubric-regions/3690214-u-mikolaevi-zapracuvali-se-dvi-tocki-vidaci-ocisenoi-vodi.html" text:style-name="Internet_20_link" text:visited-style-name="Visited_20_Internet_20_Link">
https://www.ukrinform.ua/rubric-regions/3690214-u-mikolaevi-zapracuvali-se-dvi-tocki-vidaci-ocisenoi-vodi.html</text:a>
</text:p>
      <!--NEWS-->
      <text:h text:style-name="P10" text:outline-level="1">
<text:span text:style-name="T4">
Zaporizka Oblast（17:23）。 红色警报：空中威胁。 警笛声。 立即掩盖！</text:span>
</text:h>
      <text:p text:style-name="P4">
作者: liveuamap (Language: en)</text:p>
      <text:p text:style-name="P4">
时间: 2023-04-01T11:25:00</text:p>
      <text:p text:style-name="P4">
地点: Zaporizka Oblast (Latitude:47.612981 Longtitude:35.765841)</text:p>
      <text:p text:style-name="P4">
视频: []</text:p>
      <text:p text:style-name="P4">
图片: []</text:p>
      <text:p text:style-name="P4">
标签: ["Europe", "Central and Eastern Europe"]</text:p>
      <text:p text:style-name="P4">
Id: 22552880</text:p>
      <!--METADATA-->
      <text:p text:style-name="P4">
Zaporizhzhia地区(17:23). Red Alert: aerial threat. Sirens sounding. Take covernow!</text:p>
      <text:p text:style-name="P4">
News Collection Link: <text:a xlink:type="simple" xlink:href="https://liveuamap.com/en/2023/01-april-zaporizka-oblast1723-red-alert-aeriag" text:style-name="Internet_20_link" text:visited-style-name="Visited_20_Internet_20_Link">
https://liveuamap.com/en/2023/01-april-zaporizka-oblast1723-red-alert-aeriag</text:a>
</text:p>
      <text:p text:style-name="P4">
News Source: <text:a xlink:type="simple" xlink:href="https://t.me/air_alert_ua/42385" text:style-name="Internet_20_link" text:visited-style-name="Visited_20_Internet_20_Link">
https://t.me/air_alert_ua/42385</text:a>
</text:p>
      <!--NEWS-->
      <text:h text:style-name="P10" text:outline-level="1">
<text:span text:style-name="T4">
武装部队再获得10辆SUV，以破坏空气 -  NAEV</text:span>
</text:h>
      <text:p text:style-name="P4">
作者: Ukrinform (Person)</text:p>
      <text:p text:style-name="P4">
出版商: Укринформ (Organization)</text:p>
      <text:p text:style-name="P4">
出版时间: 2023-04-01T11:27:00+03:00</text:p>
      <text:p text:style-name="P4">
修改时间: 2023-04-01T11:27:00+03:00</text:p>
      <text:p text:style-name="P4">
描述: 乌克兰士兵再获得10辆汽车，以破坏俄罗斯的空气目的。  - 乌克林。</text:p>
      <text:p text:style-name="P4">
图片: ["<text:a xlink:type="simple" xlink:href="https://static.ukrinform.com/photos/2023_04/thumb_files/630_360_1680355026-8411.jpeg" text:style-name="Internet_20_link" text:visited-style-name="Visited_20_Internet_20_Link">
630_360_16803...</text:a>
"]</text:p>
      <text:p text:style-name="P4">
标签: ['ЗСУ', 'Сергій Наєв', 'Війна з росією']</text:p>
      <text:p text:style-name="P4">
类型: Article</text:p>
      <!--METADATA-->
      <text:p text:style-name="P4">
<draw:frame draw:style-name="fr1" draw:name="Image82" text:anchor-type="as-char" svg:width="6.9236in" svg:height="3.956343in" draw:z-index="0">
<draw:image xlink:href="../Images/yкринформ/2023-04-01T11-27-00-03-00/630_360_1680355026-8411.jpeg" xlink:type="simple" xlink:show="embed" xlink:actuate="onLoad" draw:mime-type="image/jpeg"/>
</draw:frame>
乌克兰士兵再获得10辆汽车，以破坏俄罗斯的空气目的。</text:p>
      <text:p text:style-name="P4">
根据乌克兰的说法，乌克兰·塞吉·纳耶夫(Ukraine Sergiy Nayev)的武装部队联合部队指挥官在[]中报道(https://t.me/SerhiyNaiev/21)OS指挥官说：“乌克兰军方在我们国家的北方方向选举了敌对的空中目的，从而收到了十辆车。”</text:p>
      <text:p text:style-name="P4">
<text:span text:style-name="T5">
viso：<text:a xlink:type="simple" xlink:href="https://t.me/SerhiyNaiev/21" text:style-name="Internet_20_link" text:visited-style-name="Visited_20_Internet_20_Link">
</text:a>
</text:span>
</text:p>
      <text:p text:style-name="P4">
纳夫强调说：“增加移动组的数量正在进行中。”</text:p>
      <text:p text:style-name="P4">
<text:a xlink:type="simple" xlink:href="https://static.ukrinform.com/photos/2023_04/1680355026-9984.jpeg" text:style-name="Internet_20_link" text:visited-style-name="Visited_20_Internet_20_Link">
</text:a>
 <text:a xlink:type="simple" xlink:href="https://static.ukrinform.com/photos/2023_04/1680355026-3831.jpeg" text:style-name="Internet_20_link" text:visited-style-name="Visited_20_Internet_20_Link">
</text:a>
 <text:a xlink:type="simple" xlink:href="https://static.ukrinform.com/photos/2023_04/1680355026-8635.jpeg" text:style-name="Internet_20_link" text:visited-style-name="Visited_20_Internet_20_Link">
</text:a>
 <text:a xlink:type="simple" xlink:href="https://static.ukrinform.com/photos/2023_04/1680355026-8411.jpeg" text:style-name="Internet_20_link" text:visited-style-name="Visited_20_Internet_20_Link">
</text:a>
 <text:a xlink:type="simple" xlink:href="https://static.ukrinform.com/photos/2023_04/1680355026-9369.jpeg" text:style-name="Internet_20_link" text:visited-style-name="Visited_20_Internet_20_Link">
</text:a>
 <text:a xlink:type="simple" xlink:href="https://static.ukrinform.com/photos/2023_04/1680355026-6980.jpeg" text:style-name="Internet_20_link" text:visited-style-name="Visited_20_Internet_20_Link">
</text:a>
 <text:a xlink:type="simple" xlink:href="https://static.ukrinform.com/photos/2023_04/1680355027-3241.jpeg" text:style-name="Internet_20_link" text:visited-style-name="Visited_20_Internet_20_Link">
</text:a>
 <text:a xlink:type="simple" xlink:href="https://static.ukrinform.com/photos/2023_04/1680355027-5802.jpeg" text:style-name="Internet_20_link" text:visited-style-name="Visited_20_Internet_20_Link">
</text:a>
 <text:a xlink:type="simple" xlink:href="https://static.ukrinform.com/photos/2023_04/1680355027-5551.jpeg" text:style-name="Internet_20_link" text:visited-style-name="Visited_20_Internet_20_Link">
</text:a>
 <text:a xlink:type="simple" xlink:href="https://static.ukrinform.com/photos/2023_04/1680355027-8990.jpeg" text:style-name="Internet_20_link" text:visited-style-name="Visited_20_Internet_20_Link">
</text:a>
 <text:a xlink:type="simple" xlink:href="https://static.ukrinform.com/photos/2023_04/1680355027-6070.jpeg" text:style-name="Internet_20_link" text:visited-style-name="Visited_20_Internet_20_Link">
</text:a>
 <text:a xlink:type="simple" xlink:href="https://static.ukrinform.com/photos/2023_04/1680355027-9222.jpeg" text:style-name="Internet_20_link" text:visited-style-name="Visited_20_Internet_20_Link">
</text:a>
 <text:a xlink:type="simple" xlink:href="https://static.ukrinform.com/photos/2023_04/1680355027-1538.jpeg" text:style-name="Internet_20_link" text:visited-style-name="Visited_20_Internet_20_Link">
</text:a>
 <text:a xlink:type="simple" xlink:href="https://static.ukrinform.com/photos/2023_04/1680355028-8056.jpeg" text:style-name="Internet_20_link" text:visited-style-name="Visited_20_Internet_20_Link">
</text:a>
 <text:a xlink:type="simple" xlink:href="https://static.ukrinform.com/photos/2023_04/1680355028-6834.jpeg" text:style-name="Internet_20_link" text:visited-style-name="Visited_20_Internet_20_Link">
</text:a>
 <text:a xlink:type="simple" xlink:href="https://static.ukrinform.com/photos/2023_04/1680355028-4364.jpeg" text:style-name="Internet_20_link" text:visited-style-name="Visited_20_Internet_20_Link">
</text:a>
 <text:a xlink:type="simple" xlink:href="https://static.ukrinform.com/photos/2023_04/1680355028-7021.jpeg" text:style-name="Internet_20_link" text:visited-style-name="Visited_20_Internet_20_Link">
</text:a>
<text:span text:style-name="T4">
另请阅读：</text:span>
 <text:a xlink:type="simple" xlink:href="https://www.ukrinform.ua/rubric-society/3689779-norvezki-blagodijniki-peredali-16-avtomobiliv-dla-zsu.html" text:style-name="Internet_20_link" text:visited-style-name="Visited_20_Internet_20_Link">
</text:a>
正如乌克林福姆报道的，3月31日在基辅地区<text:a xlink:type="simple" xlink:href="https://www.ukrinform.ua/rubric-ato/3690049-desat-brigad-sil-oboroni-otrimali-pozaslahoviki-vid-blagodijnikiv-z-evropi-ta-ssa.html" text:style-name="Internet_20_link" text:visited-style-name="Visited_20_Internet_20_Link">
</text:a>
 <text:a xlink:type="simple" xlink:href="https://www.ukrinform.ua/rubric-ato/3690049-desat-brigad-sil-oboroni-otrimali-pozaslahoviki-vid-blagodijnikiv-z-evropi-ta-ssa.html" text:style-name="Internet_20_link" text:visited-style-name="Visited_20_Internet_20_Link">
</text:a>
关于国防军的需求。</text:p>
      <text:p text:style-name="P4">
News Source: <text:a xlink:type="simple" xlink:href="https://www.ukrinform.ua/rubric-ato/3690216-zsu-otrimali-se-10-pozaslahovikiv-dla-znisenna-povitranih-cilej-naev.html" text:style-name="Internet_20_link" text:visited-style-name="Visited_20_Internet_20_Link">
https://www.ukrinform.ua/rubric-ato/3690216-zsu-otrimali-se-10-pozaslahovikiv-dla-znisenna-povitranih-cilej-naev.html</text:a>
</text:p>
      <!--NEWS-->
      <text:h text:style-name="P10" text:outline-level="1">
<text:span text:style-name="T4">
布查可以是俄罗斯军事罪犯的法院 -  shmigal</text:span>
</text:h>
      <text:p text:style-name="P4">
作者: Ukrinform (Person)</text:p>
      <text:p text:style-name="P4">
出版商: Укринформ (Organization)</text:p>
      <text:p text:style-name="P4">
出版时间: 2023-04-01T11:39:00+03:00</text:p>
      <text:p text:style-name="P4">
修改时间: 2023-04-01T11:39:00+03:00</text:p>
      <text:p text:style-name="P4">
描述: 应该将布查被视为法院在俄罗斯战争罪犯的场所之一，因为在基辅地区的这个城市，普京政权的整个本质都得到了体现。  - 乌克林。</text:p>
      <text:p text:style-name="P4">
图片: ["<text:a xlink:type="simple" xlink:href="https://static.ukrinform.com/photos/2023_03/thumb_files/630_360_1677850992-604.jpg" text:style-name="Internet_20_link" text:visited-style-name="Visited_20_Internet_20_Link">
630_360_16778...</text:a>
"]</text:p>
      <text:p text:style-name="P4">
标签: ['Трибунал', 'Воєнні злочини', 'Шмигаль', 'Війна з росією']</text:p>
      <text:p text:style-name="P4">
类型: Article</text:p>
      <!--METADATA-->
      <text:p text:style-name="P4">
<draw:frame draw:style-name="fr1" draw:name="Image83" text:anchor-type="as-char" svg:width="6.9236in" svg:height="3.956343in" draw:z-index="0">
<draw:image xlink:href="../Images/yкринформ/2023-04-01T11-39-00-03-00/630_360_1677850992-604.jpg" xlink:type="simple" xlink:show="embed" xlink:actuate="onLoad" draw:mime-type="image/jpeg"/>
</draw:frame>
布恰应该被视为法院在俄罗斯战争罪犯的场所的变体之一，因为在基辅地区的这个城市中，有一种普京的政权。</text:p>
      <text:p text:style-name="P4">
正如乌克林福姆报道的那样，关于<text:a xlink:type="simple" xlink:href="https://t.me/Denys_Smyhal/4888" text:style-name="Internet_20_link" text:visited-style-name="Visited_20_Internet_20_Link">
</text:a>
乌克兰丹尼斯·史密斯(Denis Shmigal)的总理宣布。</text:p>
      <text:p text:style-name="P4">
在向俄罗斯的布坎峰会上，他说：“侵略者必须为邪恶付出代价。 自由付款，支付资金，支付流放的身份。”</text:p>
      <text:p text:style-name="P4">
据他说，这需要一个特别的国际<text:a xlink:type="simple" xlink:href="https://www.ukrinform.ua/tag-tribunal" text:style-name="Internet_20_link" text:visited-style-name="Visited_20_Internet_20_Link">
</text:a>
，这将判断上述政治研究。</text:p>
      <text:p text:style-name="P4">
“更多的制裁，包括俄罗斯的核能和重要性。</text:p>
      <text:p text:style-name="P4">
<text:span text:style-name="T4">
另请阅读：</text:span>
 <text:a xlink:type="simple" xlink:href="https://www.ukrinform.ua/rubric-polytics/3690130-duda-buca-nazavzdi-zalisitsa-simvolom-rosijskih-zlociniv-v-ukraini.html" text:style-name="Internet_20_link" text:visited-style-name="Visited_20_Internet_20_Link">
</text:a>
“当盟友在1945年选择法院的地方时，纽伦堡停了下来。由于犯罪意识形态是伪造的。布达还必须考虑其中一位总理。</text:p>
      <text:p text:style-name="P4">
视频：总统办公室</text:p>
      <text:p text:style-name="P4">
正如乌克林福姆报道的那样，有50个州和国际组织得出结论<text:a xlink:type="simple" xlink:href="https://www.ukrinform.ua/rubric-ato/3690101-ucasniki-bucanskogo-samitu-uklali-deklaraciu-sodo-vidpovidalnosti-rf-za-skoeni-v-ukraini-zlocini.html" text:style-name="Internet_20_link" text:visited-style-name="Visited_20_Internet_20_Link">
</text:a>
关于俄罗斯对乌克兰犯下的犯罪的责任。</text:p>
      <text:p text:style-name="P4">
俄罗斯入侵者在布坎地区犯下<text:a xlink:type="simple" xlink:href="https://www.ukrinform.ua/rubric-ato/3689784-rosiani-vcinili-u-bucanskomu-rajoni-ponad-9000-voennih-zlociniv-genprokuror.html" text:style-name="Internet_20_link" text:visited-style-name="Visited_20_Internet_20_Link">
</text:a>
</text:p>
      <text:p text:style-name="P4">
News Source: <text:a xlink:type="simple" xlink:href="https://www.ukrinform.ua/rubric-polytics/3690218-buca-moze-buti-miscem-sudu-nad-rosijskimi-voennimi-zlocincami-smigal.html" text:style-name="Internet_20_link" text:visited-style-name="Visited_20_Internet_20_Link">
https://www.ukrinform.ua/rubric-polytics/3690218-buca-moze-buti-miscem-sudu-nad-rosijskimi-voennimi-zlocincami-smigal.html</text:a>
</text:p>
      <!--NEWS-->
      <text:h text:style-name="P10" text:outline-level="1">
<text:span text:style-name="T4">
武装部队摧毁了南部的俄罗斯破坏者</text:span>
</text:h>
      <text:p text:style-name="P4">
作者: Ukrinform (Person)</text:p>
      <text:p text:style-name="P4">
出版商: Укринформ (Organization)</text:p>
      <text:p text:style-name="P4">
出版时间: 2023-04-01T11:44:10+03:00</text:p>
      <text:p text:style-name="P4">
修改时间: 2023-04-01T11:44:10+03:00</text:p>
      <text:p text:style-name="P4">
描述: 在乌克兰南部，国防部队被一艘俄罗斯摩托艇摧毁，入侵者被重新命令以进行破坏和情报集团以及弹药的现场存储点。  - 乌克林。</text:p>
      <text:p text:style-name="P4">
图片: ["<text:a xlink:type="simple" xlink:href="https://static.ukrinform.com/photos/2023_03/thumb_files/630_360_1678804860-462.jpg" text:style-name="Internet_20_link" text:visited-style-name="Visited_20_Internet_20_Link">
630_360_16788...</text:a>
"]</text:p>
      <text:p text:style-name="P4">
标签: ['ЗСУ', 'Човен', 'Війна з росією']</text:p>
      <text:p text:style-name="P4">
类型: Article</text:p>
      <!--METADATA-->
      <text:p text:style-name="P4">
<draw:frame draw:style-name="fr1" draw:name="Image84" text:anchor-type="as-char" svg:width="6.9236in" svg:height="3.956343in" draw:z-index="0">
<draw:image xlink:href="../Images/yкринформ/2023-04-01T11-44-10-03-00/630_360_1678804860-462.jpg" xlink:type="simple" xlink:show="embed" xlink:actuate="onLoad" draw:mime-type="image/jpeg"/>
</draw:frame>
在乌克兰南部，国防部队被一艘俄罗斯摩托艇摧毁，俄罗斯摩托船被重新命令以破坏和情报集团，以及敌方弹药的野外目的地。</text:p>
      <text:p text:style-name="P4">
根据乌克林福姆的说法，运营命令“南”报告<text:a xlink:type="simple" xlink:href="https://www.facebook.com/OperationalCommandSouth/posts/pfbid02QGJncRfnXeeLQYMVTJZifRGfSKsnzjDqUntbUh83zPhr1S6AnD4ZcamMfh1JkAvzl" text:style-name="Internet_20_link" text:visited-style-name="Visited_20_Internet_20_Link">
</text:a>
“根据我们在左岸作战工作的结果，据点受弹药的现场存储的影响，14种种族主义者的敌人失去了敌人，10个武器和设备：两个大口径：“ Hyacinth B” ”，确认了两个[]。(https://www.ukrinform.ua/tag-bezpilotnik)信息是另一种坦克是另一种坦克，一种坦克是一种坦克，一个坦克是转换为drgcroveratorativatory船的。”</text:p>
      <text:p text:style-name="P4">
<text:span text:style-name="T4">
另请阅读：</text:span>
 <text:a xlink:type="simple" xlink:href="https://www.ukrinform.ua/rubric-ato/3690216-zsu-otrimali-se-10-pozaslahovikiv-dla-znisenna-povitranih-cilej-naev.html" text:style-name="Internet_20_link" text:visited-style-name="Visited_20_Internet_20_Link">
</text:a>
正如乌克林福姆报道的，乌克兰的国防军从2022年2月24日至2023年4月1日<text:a xlink:type="simple" xlink:href="https://www.ukrinform.ua/rubric-ato/3690151-zsu-znisili-vze-173-990-rosijskih-zagarbnikiv.html" text:style-name="Internet_20_link" text:visited-style-name="Visited_20_Internet_20_Link">
</text:a>
 .</text:p>
      <text:p text:style-name="P4">
News Source: <text:a xlink:type="simple" xlink:href="https://www.ukrinform.ua/rubric-ato/3690219-zsu-znisili-na-pivdni-coven-rosijskih-diversantiv-i-polovij-punkt-boepripasiv.html" text:style-name="Internet_20_link" text:visited-style-name="Visited_20_Internet_20_Link">
https://www.ukrinform.ua/rubric-ato/3690219-zsu-znisili-na-pivdni-coven-rosijskih-diversantiv-i-polovij-punkt-boepripasiv.html</text:a>
</text:p>
      <!--NEWS-->
      <text:h text:style-name="P10" text:outline-level="1">
<text:span text:style-name="T4">
俄罗斯航空对Avdiivka进行了2枚导弹罢工</text:span>
</text:h>
      <text:p text:style-name="P4">
作者: liveuamap (Language: en)</text:p>
      <text:p text:style-name="P4">
时间: 2023-04-01T11:48:41</text:p>
      <text:p text:style-name="P4">
地点: Donetsk Oblast (Latitude:48.13402 Longtitude:37.75074)</text:p>
      <text:p text:style-name="P4">
视频: []</text:p>
      <text:p text:style-name="P4">
图片: ["<text:a xlink:type="simple" xlink:href="https://liveuamap.com/pics/2023/04/01/22552904_0.jpg" text:style-name="Internet_20_link" text:visited-style-name="Visited_20_Internet_20_Link">
22552904_0.jpg</text:a>
", "<text:a xlink:type="simple" xlink:href="https://liveuamap.com/pics/2023/04/01/22552904_1.jpg" text:style-name="Internet_20_link" text:visited-style-name="Visited_20_Internet_20_Link">
22552904_1.jpg</text:a>
", "<text:a xlink:type="simple" xlink:href="https://liveuamap.com/pics/2023/04/01/22552904_2.jpg" text:style-name="Internet_20_link" text:visited-style-name="Visited_20_Internet_20_Link">
22552904_2.jpg</text:a>
"]</text:p>
      <text:p text:style-name="P4">
标签: ["Minsk Monitor", "Europe"]</text:p>
      <text:p text:style-name="P4">
Id: 22552904</text:p>
      <!--METADATA-->
      <text:p text:style-name="P4">
俄罗斯航空对Avdiivka进行了2枚导弹罢工</text:p>
      <text:p text:style-name="P4">
<draw:frame draw:style-name="fr1" draw:name="Image85" text:anchor-type="as-char" svg:width="6.9236in" svg:height="5.1927in" draw:z-index="0">
<draw:image xlink:href="../Images/liveuamap/2023-04-01T11-48-41/22552904_0.jpg" xlink:type="simple" xlink:show="embed" xlink:actuate="onLoad" draw:mime-type="image/jpeg"/>
</draw:frame>
<draw:frame draw:style-name="fr1" draw:name="Image86" text:anchor-type="as-char" svg:width="6.9236in" svg:height="5.1927in" draw:z-index="0">
<draw:image xlink:href="../Images/liveuamap/2023-04-01T11-48-41/22552904_1.jpg" xlink:type="simple" xlink:show="embed" xlink:actuate="onLoad" draw:mime-type="image/jpeg"/>
</draw:frame>
<draw:frame draw:style-name="fr1" draw:name="Image87" text:anchor-type="as-char" svg:width="6.9236in" svg:height="5.1927in" draw:z-index="0">
<draw:image xlink:href="../Images/liveuamap/2023-04-01T11-48-41/22552904_2.jpg" xlink:type="simple" xlink:show="embed" xlink:actuate="onLoad" draw:mime-type="image/jpeg"/>
</draw:frame>
新闻集链接：<text:a xlink:type="simple" xlink:href="https://liveuamap.com/en/2023/1-april-russian-aviation-conducted-2-missiles-strikes-against" text:style-name="Internet_20_link" text:visited-style-name="Visited_20_Internet_20_Link">
https://liveuamap.com/en/2023/1-april-russian-aviation-conducted-2-missiles-strikes-against</text:a>
</text:p>
      <text:p text:style-name="P4">
News Source: <text:a xlink:type="simple" xlink:href="https://t.me/ermaka2022/2349" text:style-name="Internet_20_link" text:visited-style-name="Visited_20_Internet_20_Link">
https://t.me/ermaka2022/2349</text:a>
</text:p>
      <!--NEWS-->
      <text:h text:style-name="P10" text:outline-level="1">
<text:span text:style-name="T4">
敌人袭击了顿涅茨克地区的六个定居点 - 警察表明了后果</text:span>
</text:h>
      <text:p text:style-name="P4">
作者: Ukrinform (Person)</text:p>
      <text:p text:style-name="P4">
出版商: Укринформ (Organization)</text:p>
      <text:p text:style-name="P4">
出版时间: 2023-04-01T11:54:00+03:00</text:p>
      <text:p text:style-name="P4">
修改时间: 2023-04-01T11:54:00+03:00</text:p>
      <text:p text:style-name="P4">
描述: 最后一天的俄罗斯军队在3月31日袭击了顿涅茨克地区的六个定居点，被堕落并受伤。  - 乌克林。</text:p>
      <text:p text:style-name="P4">
图片: ["<text:a xlink:type="simple" xlink:href="https://static.ukrinform.com/photos/2023_04/thumb_files/630_360_1680338753-5646.jpeg" text:style-name="Internet_20_link" text:visited-style-name="Visited_20_Internet_20_Link">
630_360_16803...</text:a>
"]</text:p>
      <text:p text:style-name="P4">
标签: ['Донеччина', 'Обстріл', 'Загибель', 'Війна з росією']</text:p>
      <text:p text:style-name="P4">
类型: Article</text:p>
      <!--METADATA-->
      <text:p text:style-name="P4">
<draw:frame draw:style-name="fr1" draw:name="Image88" text:anchor-type="as-char" svg:width="6.9236in" svg:height="3.956343in" draw:z-index="0">
<draw:image xlink:href="../Images/yкринформ/2023-04-01T11-54-00-03-00/630_360_1680338753-5646.jpeg" xlink:type="simple" xlink:show="embed" xlink:actuate="onLoad" draw:mime-type="image/jpeg"/>
</draw:frame>
最后一天的俄罗斯军队在3月31日袭击了顿涅茨克地区的六个居住点，被杀并受伤。</text:p>
      <text:p text:style-name="P4">
正如乌克林福姆报道的那样，它报告了<text:a xlink:type="simple" xlink:href="https://dn.npu.gov.ua/news/rosiiski-viiska-zavdaly-udariv-po-6-naselenykh-punktakh-donechchyny-sered-zahyblykh-dytyna" text:style-name="Internet_20_link" text:visited-style-name="Visited_20_Internet_20_Link">
</text:a>
Bakhmut，Avdiivka，Druzhkivka，Veliky Novosilka，Karlovka，Vremivka被击中。</text:p>
      <text:p text:style-name="P4">
俄罗斯军队使用了航空，“冰雹”，“龙卷风”，炮兵，坦克。</text:p>
      <text:p text:style-name="P4">
12个平民物体，六座住宅建筑，图书馆，专业建筑，行政大楼，商店，煤气管被破坏和损坏。</text:p>
      <text:p text:style-name="P4">
从航空和炮兵中，俄罗斯军队在私人沉积物中被殴打在阿夫迪夫卡(Avdiivka)上。 两个人<text:a xlink:type="simple" xlink:href="https://www.ukrinform.ua/tag-zagibel" text:style-name="Internet_20_link" text:visited-style-name="Visited_20_Internet_20_Link">
</text:a>
，其中是2022年的孩子。 另外两个人受伤。</text:p>
      <text:p text:style-name="P4">
从“龙卷风”中，入侵者袭击了德鲁兹基夫卡。 四部分 - 时间建筑物和社会基础设施已被破坏。</text:p>
      <text:p text:style-name="P4">
<text:span text:style-name="T4">
另请阅读：</text:span>
 <text:a xlink:type="simple" xlink:href="https://www.ukrinform.ua/rubric-ato/3690191-za-dobu-rosijski-vijska-obstrilali-visim-oblastej-ukraini-zvedenna-ova.html" text:style-name="Internet_20_link" text:visited-style-name="Visited_20_Internet_20_Link">
</text:a>
</text:p>
      <text:p text:style-name="P4">
<text:a xlink:type="simple" xlink:href="https://static.ukrinform.com/photos/2023_04/1680338753-6724.jpeg" text:style-name="Internet_20_link" text:visited-style-name="Visited_20_Internet_20_Link">
 </text:a>
 <text:a xlink:type="simple" xlink:href="https://static.ukrinform.com/photos/2023_04/1680338753-5646.jpeg" text:style-name="Internet_20_link" text:visited-style-name="Visited_20_Internet_20_Link">
</text:a>
 <text:a xlink:type="simple" xlink:href="https://static.ukrinform.com/photos/2023_04/1680338753-3263.jpeg" text:style-name="Internet_20_link" text:visited-style-name="Visited_20_Internet_20_Link">
</text:a>
 <text:a xlink:type="simple" xlink:href="https://static.ukrinform.com/photos/2023_04/1680338753-3160.jpeg" text:style-name="Internet_20_link" text:visited-style-name="Visited_20_Internet_20_Link">
</text:a>
 <text:a xlink:type="simple" xlink:href="https://static.ukrinform.com/photos/2023_04/1680338753-7448.jpeg" text:style-name="Internet_20_link" text:visited-style-name="Visited_20_Internet_20_Link">
</text:a>
 <text:a xlink:type="simple" xlink:href="https://static.ukrinform.com/photos/2023_04/1680338753-4358.jpeg" text:style-name="Internet_20_link" text:visited-style-name="Visited_20_Internet_20_Link">
</text:a>
 <text:a xlink:type="simple" xlink:href="https://static.ukrinform.com/photos/2023_04/1680338753-9060.jpeg" text:style-name="Internet_20_link" text:visited-style-name="Visited_20_Internet_20_Link">
</text:a>
 <text:a xlink:type="simple" xlink:href="https://static.ukrinform.com/photos/2023_04/1680338753-8593.jpeg" text:style-name="Internet_20_link" text:visited-style-name="Visited_20_Internet_20_Link">
</text:a>
执法人员登记了22种违反俄罗斯军队的战争法律和习俗的行为。 乌克兰的警察和安全局根据艺术开放了刑事诉讼。 438(违反战争的法律和习俗)乌克兰的刑法。</text:p>
      <text:p text:style-name="P4">
自从强制撤离以来，警方已帮助另外467人撤离 -  58 180人，包括7242 -Children，2622 -2622-残疾人。</text:p>
      <text:p text:style-name="P4">
根据乌克林福姆的说法，根据顿涅茨克地区政府帕维尔·基里伦科(Pavel Kirilenko)的负责人，3月31日，俄罗斯军队杀害了顿涅茨克地区的居民，另外三人受伤。</text:p>
      <text:p text:style-name="P4">
News Source: <text:a xlink:type="simple" xlink:href="https://www.ukrinform.ua/rubric-regions/3690222-vorog-zavdav-udariv-po-sesti-naselenih-punktah-doneccini-e-zertvi.html" text:style-name="Internet_20_link" text:visited-style-name="Visited_20_Internet_20_Link">
https://www.ukrinform.ua/rubric-regions/3690222-vorog-zavdav-udariv-po-sesti-naselenih-punktah-doneccini-e-zertvi.html</text:a>
</text:p>
      <!--NEWS-->
      <text:h text:style-name="P10" text:outline-level="1">
<text:span text:style-name="T4">
Donetsk Oblast，Dnipro，Dnipropetrovska Oblast（18:00）。 红色警报：空中威胁。 警报声音...</text:span>
</text:h>
      <text:p text:style-name="P4">
作者: liveuamap (Language: en)</text:p>
      <text:p text:style-name="P4">
时间: 2023-04-01T12:01:00</text:p>
      <text:p text:style-name="P4">
地点: Donetsk Oblast (Latitude:48.72788 Longtitude:37.57716)</text:p>
      <text:p text:style-name="P4">
视频: []</text:p>
      <text:p text:style-name="P4">
图片: []</text:p>
      <text:p text:style-name="P4">
标签: ["Europe", "Central and Eastern Europe"]</text:p>
      <text:p text:style-name="P4">
Id: 22552907</text:p>
      <!--METADATA-->
      <text:p text:style-name="P4">
顿涅茨克地区，dnipro，dnipropetrovsk地区(18:00). Red Alert: aerialthreat. Sirens sounding. Take cover now!</text:p>
      <text:p text:style-name="P4">
News Collection Link: <text:a xlink:type="simple" xlink:href="https://liveuamap.com/en/2023/01-april-donetsk-oblast-dnipro-dnipropetrovskg" text:style-name="Internet_20_link" text:visited-style-name="Visited_20_Internet_20_Link">
https://liveuamap.com/en/2023/01-april-donetsk-oblast-dnipro-dnipropetrovskg</text:a>
</text:p>
      <text:p text:style-name="P4">
News Source: <text:a xlink:type="simple" xlink:href="https://t.me/air_alert_ua/42389" text:style-name="Internet_20_link" text:visited-style-name="Visited_20_Internet_20_Link">
https://t.me/air_alert_ua/42389</text:a>
</text:p>
      <!--NEWS-->
      <text:h text:style-name="P10" text:outline-level="1">
<text:span text:style-name="T4">
Kharkiv，Kharkivska Oblast（18:01）。 红色警报：空中威胁。 警笛声。 立即掩盖！</text:span>
</text:h>
      <text:p text:style-name="P4">
作者: liveuamap (Language: en)</text:p>
      <text:p text:style-name="P4">
时间: 2023-04-01T12:03:00</text:p>
      <text:p text:style-name="P4">
地点: Kharkiv (Latitude:49.98138 Longtitude:36.25148)</text:p>
      <text:p text:style-name="P4">
视频: []</text:p>
      <text:p text:style-name="P4">
图片: []</text:p>
      <text:p text:style-name="P4">
标签: ["Europe", "Central and Eastern Europe"]</text:p>
      <text:p text:style-name="P4">
Id: 22552908</text:p>
      <!--METADATA-->
      <text:p text:style-name="P4">
哈尔基夫(Kharkiv)，哈尔基夫地区(18:01). Red Alert: aerial threat. Sirens sounding.Take cover now!</text:p>
      <text:p text:style-name="P4">
News Collection Link: <text:a xlink:type="simple" xlink:href="https://liveuamap.com/en/2023/01-april-kharkiv-kharkivska-oblast1801-red-alg" text:style-name="Internet_20_link" text:visited-style-name="Visited_20_Internet_20_Link">
https://liveuamap.com/en/2023/01-april-kharkiv-kharkivska-oblast1801-red-alg</text:a>
</text:p>
      <text:p text:style-name="P4">
News Source: <text:a xlink:type="simple" xlink:href="https://t.me/air_alert_ua/42390" text:style-name="Internet_20_link" text:visited-style-name="Visited_20_Internet_20_Link">
https://t.me/air_alert_ua/42390</text:a>
</text:p>
      <!--NEWS-->
      <text:h text:style-name="P10" text:outline-level="1">
<text:span text:style-name="T4">
几乎没有人想加入PVC -Chubarov在克里米亚</text:span>
</text:h>
      <text:p text:style-name="P4">
作者: Ukrinform (Person)</text:p>
      <text:p text:style-name="P4">
出版商: Укринформ (Organization)</text:p>
      <text:p text:style-name="P4">
出版时间: 2023-04-01T12:08:50+03:00</text:p>
      <text:p text:style-name="P4">
修改时间: 2023-04-01T12:08:50+03:00</text:p>
      <text:p text:style-name="P4">
描述: 在克里米亚，尽管有25万俄罗斯卢布的工资承诺，但实际上不愿意进入PEC。  - 乌克林。</text:p>
      <text:p text:style-name="P4">
图片: ["<text:a xlink:type="simple" xlink:href="https://static.ukrinform.com/photos/2021_07/thumb_files/630_360_1625586413-133.jpg" text:style-name="Internet_20_link" text:visited-style-name="Visited_20_Internet_20_Link">
630_360_16255...</text:a>
"]</text:p>
      <text:p text:style-name="P4">
标签: ['Чубаров', 'Крим', 'Меджліс']</text:p>
      <text:p text:style-name="P4">
类型: Article</text:p>
      <!--METADATA-->
      <text:p text:style-name="P4">
<draw:frame draw:style-name="fr1" draw:name="Image89" text:anchor-type="as-char" svg:width="6.9236in" svg:height="3.956343in" draw:z-index="0">
<draw:image xlink:href="../Images/yкринформ/2023-04-01T12-08-50-03-00/630_360_1625586413-133.jpg" xlink:type="simple" xlink:show="embed" xlink:actuate="onLoad" draw:mime-type="image/jpeg"/>
</draw:frame>
尽管有2.5亿工资的承诺，克里米亚人不想进入PVC。 俄罗斯卢布。</text:p>
      <text:p text:style-name="P4">
克里米亚塔塔尔人的负责人是关于克里米亚塔塔尔人民的国家电信，克里米亚塔塔尔人民的避难所，克里米亚塔塔尔人，克里米亚塔塔尔人，克里米亚塔塔尔人，克里米亚塔塔尔人。</text:p>
      <text:p text:style-name="P4">
“他们试图进入当地人，但是正如骨骼人民报道的那样，几乎没有人想加入它。 虽然工资，如采访中所示，但有25万卢布。” Majlis负责人说。</text:p>
      <text:p text:style-name="P4">
<text:span text:style-name="T4">
另请阅读：</text:span>
 <text:a xlink:type="simple" xlink:href="https://www.ukrinform.ua/rubric-crimea/3690064-medzlis-zaklikae-dolucatisa-do-lav-brigadi-karadag-ta-insih-pidrozdiliv-gvardii-nastupu.html" text:style-name="Internet_20_link" text:visited-style-name="Visited_20_Internet_20_Link">
</text:a>
他指出，根据可用的信息，由于周围的周围环境，是基于尤金·普里戈金(Eugene Prigogine)的一家私人军事公司。</text:p>
      <text:p text:style-name="P4">
“看来，这家由克里米亚·塞吉亚克森诺夫(Crimea Sergiyaksonov)的高卢比(Gaulayter)守护的公司将被称为“利瓦迪亚”(Livadia)。 可惜这样一个温暖的克里米亚名字，他们管理着土匪组。 在这个“利瓦迪亚”中，仍然有一个阴谋名称“车队”的单位。 我认为，他们预计会覆盖俄罗斯的混乱和控制乌克兰领土部分的部分结构。 他们认为峰会将如何使他们的资产保持在这种混乱状态。 也就是说，这样的公司是为了创造唯一的宗教人士的利益而创建的。” Chubarov说。</text:p>
      <text:p text:style-name="P4">
他还指出，克里米亚的人口承受着FSB的压力，这是不可能削弱的。</text:p>
      <text:p text:style-name="P4">
<text:span text:style-name="T4">
另请阅读：</text:span>
 <text:a xlink:type="simple" xlink:href="https://www.ukrinform.ua/rubric-crimea/3688541-aksonov-vikoristovue-dosvid-2014-roku-dla-stvorenna-pvk-u-krimu-cubarov.html" text:style-name="Internet_20_link" text:visited-style-name="Visited_20_Internet_20_Link">
</text:a>
“不幸的是，由于坦克的影响，克里米亚正在发生的事情不能以某种方式最小化，因为俄罗斯已经尽可能地与世界隔离，而且其参与国际组织的参与实际上降低到零。 OSCE只有一个成员。 但是，没有工具至少在某种程度上强迫俄罗斯遵守国际法。 老实说，影响侵略者国家的唯一工具是前线的胜利。我没有亲自看到其他有效的影响力工具。” Chubarov说。</text:p>
      <text:p text:style-name="P4">
同时，他指出，搬到半岛的俄罗斯人知道乌克兰将由乌克兰解放。<text:span text:style-name="T4">
另请阅读：</text:span>
 <text:a xlink:type="simple" xlink:href="https://www.ukrinform.ua/rubric-crimea/3688468-medzlis-zaklikav-mok-ne-dopustiti-rosijskih-ta-biloruskih-sportsmeniv-na-olimpijski-igri.html" text:style-name="Internet_20_link" text:visited-style-name="Visited_20_Internet_20_Link">
</text:a>
正如乌克林福姆报道的那样，在乌克兰国防部的情报中，他们说，俄罗斯入侵者在半岛上为敌对行动做准备中，在临时占领的克里米亚中创建了PVC，但为了个人安全而进行，并确保确保掠夺性属性的不可侵犯性。</text:p>
      <text:p text:style-name="P4">
News Source: <text:a xlink:type="simple" xlink:href="https://www.ukrinform.ua/rubric-crimea/3690227-u-krimu-majze-nema-ohocih-vstupiti-do-pvk-cubarov.html" text:style-name="Internet_20_link" text:visited-style-name="Visited_20_Internet_20_Link">
https://www.ukrinform.ua/rubric-crimea/3690227-u-krimu-majze-nema-ohocih-vstupiti-do-pvk-cubarov.html</text:a>
</text:p>
      <!--NEWS-->
      <text:h text:style-name="P10" text:outline-level="1">
<text:span text:style-name="T4">
在赫尔森地区，一名在一个小迷你的电工死于前夕</text:span>
</text:h>
      <text:p text:style-name="P4">
作者: Ukrinform (Person)</text:p>
      <text:p text:style-name="P4">
出版商: Укринформ (Organization)</text:p>
      <text:p text:style-name="P4">
出版时间: 2023-04-01T12:13:00+03:00</text:p>
      <text:p text:style-name="P4">
修改时间: 2023-04-01T12:13:00+03:00</text:p>
      <text:p text:style-name="P4">
描述: 在赫尔森地区，一名电工在医院死亡，前一天在迷你店里炸毁。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Херсонщина', 'Міна', 'Війна з росією']</text:p>
      <text:p text:style-name="P4">
类型: Article</text:p>
      <!--METADATA-->
      <text:p text:style-name="P4">
<draw:frame draw:style-name="fr1" draw:name="Image90" text:anchor-type="as-char" svg:width="6.9236in" svg:height="3.956343in" draw:z-index="0">
<draw:image xlink:href="../Images/yкринформ/2023-04-01T12-13-00-03-00/630_360_1617451171-445.jpg" xlink:type="simple" xlink:show="embed" xlink:actuate="onLoad" draw:mime-type="image/jpeg"/>
</draw:frame>
医院的纳克森地区去世了一名电工，他在前一天爆炸了迷你。</text:p>
      <text:p text:style-name="P4">
这是在[]中报道的(https://www.facebook.com/khoda.gov.ua/posts/pfbid02v8VKGwX9Q2fGgu6pxuNjzVg8ypXbZZpRiVtxBKUpBqJUzGnchBrvHVscmxPUgNp5l)乌克林福姆报道，Kherson OVA出版社服务。</text:p>
      <text:p text:style-name="P4">
《邮报》写道：“一名32岁的电工因受伤而在医院死亡，这在纳特罗斯群岛(Natrospian)恢复后波克罗夫斯基(Pokrovsky)时爆炸了。”</text:p>
      <text:p text:style-name="P4">
<text:span text:style-name="T4">
另请阅读：</text:span>
 <text:a xlink:type="simple" xlink:href="https://www.ukrinform.ua/rubric-regions/3690145-rosiani-za-dobu-54-razi-obstrilali-hersonsinu-troe-ludej-zaginuli.html" text:style-name="Internet_20_link" text:visited-style-name="Visited_20_Internet_20_Link">
</text:a>
据报道，3月31日，在赫尔森地区的波斯克罗夫斯克村附近Naroi Mini <text:a xlink:type="simple" xlink:href="https://www.ukrinform.ua/rubric-ato/3689776-na-hersonsini-na-mini-pidirvalisa-energetiki-dvoe-zaginuli.html" text:style-name="Internet_20_link" text:visited-style-name="Visited_20_Internet_20_Link">
</text:a>
有三个研究员。 他们致力于恢复电网。 两个人已经到位。</text:p>
      <text:p text:style-name="P4">
News Source: <text:a xlink:type="simple" xlink:href="https://www.ukrinform.ua/rubric-regions/3690231-na-hersonsini-pomer-elektromonter-akij-naperedodni-pidirvavsa-na-mini.html" text:style-name="Internet_20_link" text:visited-style-name="Visited_20_Internet_20_Link">
https://www.ukrinform.ua/rubric-regions/3690231-na-hersonsini-pomer-elektromonter-akij-naperedodni-pidirvavsa-na-mini.html</text:a>
</text:p>
      <!--NEWS-->
      <text:h text:style-name="P10" text:outline-level="1">
<text:span text:style-name="T4">
救援人员警告山区发生巨大的雪崩危险</text:span>
</text:h>
      <text:p text:style-name="P4">
作者: Ukrinform (Person)</text:p>
      <text:p text:style-name="P4">
出版商: Укринформ (Organization)</text:p>
      <text:p text:style-name="P4">
出版时间: 2023-04-01T12:20:04+03:00</text:p>
      <text:p text:style-name="P4">
修改时间: 2023-04-01T12:20:04+03:00</text:p>
      <text:p text:style-name="P4">
描述: 救援人员在4月1日至2日警告跨托普特地区的高级雪崩危险。  - 乌克林。</text:p>
      <text:p text:style-name="P4">
图片: ["<text:a xlink:type="simple" xlink:href="https://static.ukrinform.com/photos/2017_12/thumb_files/630_360_1512207023-6936.jpg" text:style-name="Internet_20_link" text:visited-style-name="Visited_20_Internet_20_Link">
630_360_15122...</text:a>
"]</text:p>
      <text:p text:style-name="P4">
标签: ['ДСНС', 'Лавина', 'Закарпаття']</text:p>
      <text:p text:style-name="P4">
类型: Article</text:p>
      <!--METADATA-->
      <text:p text:style-name="P4">
<draw:frame draw:style-name="fr1" draw:name="Image91" text:anchor-type="as-char" svg:width="6.9236in" svg:height="3.956343in" draw:z-index="0">
<draw:image xlink:href="../Images/yкринформ/2023-04-01T12-20-04-03-00/630_360_1512207023-6936.jpg" xlink:type="simple" xlink:show="embed" xlink:actuate="onLoad" draw:mime-type="image/jpeg"/>
</draw:frame>
救援人员在4月1日至2日警告Theakarpattya地区的高级雪崩危险。</text:p>
      <text:p text:style-name="P4">
根据乌克林福姆的说法，州紧急服务在[]中报告(https://www.facebook.com/MNS.GOV.UA/posts/pfbid02EakQEJperN3QMnsV5VPG6o7kA2LJgF7PxH41qLxiTcBYU3B7KLMzopRjqK3bxDcEl?locale=uk_UA).</text:p>
      <text:p text:style-name="P4">
“1 та 2 квітня на високогір'ї Закарпатської області, у зв’язку з відлигою,очікується значна сніголавинна небезпека (III级)”， - 证词阅读。</text:p>
      <text:p text:style-name="P4">
<text:span text:style-name="T4">
另请阅读：</text:span>
 <text:a xlink:type="simple" xlink:href="https://www.ukrinform.ua/rubric-world/3690138-u-norvegii-zijslo-kilka-snigovih-lavin-cetvero-zagiblih.html" text:style-name="Internet_20_link" text:visited-style-name="Visited_20_Internet_20_Link">
</text:a>
据乌克林福姆称，根据天气预报员的说法，4月1日在南部和乌克兰中心，空气将在乌克兰其他地区从+13升至+15° - 从+9到+12°。 4月2日，在沃尔林，利维夫，利文和跨汽车地区，预计+5至+7°。</text:p>
      <text:p text:style-name="P4">
照片说明性</text:p>
      <text:p text:style-name="P4">
News Source: <text:a xlink:type="simple" xlink:href="https://www.ukrinform.ua/rubric-regions/3690235-ratuvalniki-poperedzaut-pro-znacnu-lavinnu-nebezpeku-u-gorah.html" text:style-name="Internet_20_link" text:visited-style-name="Visited_20_Internet_20_Link">
https://www.ukrinform.ua/rubric-regions/3690235-ratuvalniki-poperedzaut-pro-znacnu-lavinnu-nebezpeku-u-gorah.html</text:a>
</text:p>
      <!--NEWS-->
      <text:h text:style-name="P10" text:outline-level="1">
<text:span text:style-name="T4">
国家银行已改用新一代电子支付系统</text:span>
</text:h>
      <text:p text:style-name="P4">
作者: Ukrinform (Person)</text:p>
      <text:p text:style-name="P4">
出版商: Укринформ (Organization)</text:p>
      <text:p text:style-name="P4">
出版时间: 2023-04-01T12:28:35+03:00</text:p>
      <text:p text:style-name="P4">
修改时间: 2023-04-01T12:28:35+03:00</text:p>
      <text:p text:style-name="P4">
描述: 新一代NBU的电子支付系统 -  9月4日启动的操作。 现在，它根据24/7模式的ISO 20022国际标准运行。  - 乌克林。</text:p>
      <text:p text:style-name="P4">
图片: ["<text:a xlink:type="simple" xlink:href="https://static.ukrinform.com/photos/2023_04/thumb_files/630_360_1680340823-807.png" text:style-name="Internet_20_link" text:visited-style-name="Visited_20_Internet_20_Link">
630_360_16803...</text:a>
"]</text:p>
      <text:p text:style-name="P4">
标签: ['Фінанси', 'Нацбанк', 'Платіжна система']</text:p>
      <text:p text:style-name="P4">
类型: Article</text:p>
      <!--METADATA-->
      <text:p text:style-name="P4">
<draw:frame draw:style-name="fr1" draw:name="Image92" text:anchor-type="as-char" svg:width="6.9236in" svg:height="3.956343in" draw:z-index="0">
<draw:image xlink:href="../Images/yкринформ/2023-04-01T12-28-35-03-00/630_360_1680340823-807.png" xlink:type="simple" xlink:show="embed" xlink:actuate="onLoad" draw:mime-type="image/png"/>
</draw:frame>
NBU电子付款的新一代启动Sep-4。 现在，它根据ISO 20022国际标准在24/7模式下运行。</text:p>
      <text:p text:style-name="P4">
乌克兰国家银行Andriy Pyshny的负责人[]报告了这一点。(https://www.facebook.com/pyshnyy/posts/pfbid0nfoL5CAEdSbcb3MmgfD5AkLw7xPVwadPBgvg35YLPwsKb29RgnBTuFCa7ZxuVh4gl)，报道乌克林福姆。</text:p>
      <text:p text:style-name="P4">
“我们实际上已经与其他欧盟支付系统进行了过渡，该系统仅在ISO 20022下工作了一个月。今天的移民是乌克兰金融机构曾经进行的最大金融机构之一，有一个SAP。付款和金融市场，我想说这些事件是兼容的，”  - 安德烈·皮什尼(Andrei Pishny)说。</text:p>
      <text:p text:style-name="P4">
据他介绍，新一代EPS是使用现代程序和技术手段构建的，这使电子支付更快，更方便，更安全。</text:p>
      <text:p text:style-name="P4">
“然而，正是基地使我们能够准备并发展加入欧盟所需的付款基础设施水平。”(https://www.ukrinform.ua/tag-nacbank)。</text:p>
      <text:p text:style-name="P4">
<text:span text:style-name="T4">
另请阅读：</text:span>
 <text:a xlink:type="simple" xlink:href="https://www.ukrinform.ua/rubric-economy/3686260-nacbank-skasuvav-reestraciu-miznarodnoi-platiznoi-sistemi-leo.html" text:style-name="Internet_20_link" text:visited-style-name="Visited_20_Internet_20_Link">
</text:a>
这是关于乌克兰进入欧元单一支付区的加入(Sepa)下一个版本的Sep-4.1中即时付款功能的功能，该功能的测试计划于2023年为参与者进行。</text:p>
      <text:p text:style-name="P4">
国家银行电子支付系统(母猪) - 国家银行支付系统通过国家银行开设的帐户提供银行付款。 国家银行是该系统的运营商和计算银行。 SEP是乌克兰唯一具有系统上重要的支付系统。 它提供了97％的银行间付款，并在我们国家内部提供工会货币。 SEP属于真实的 - 时间总计算系统。 截至2023年1月1日，67个银行，乌克兰州的州财政部和乌克兰国家银行是2023年1月1日的参与者。</text:p>
      <text:p text:style-name="P4">
作为  <text:a xlink:type="simple" xlink:href="https://www.ukrinform.ua/rubric-economy/3658145-kilkist-operacij-cerez-sistemu-elektronnih-plateziv-nbu-pid-cas-vijni-skorotilasa-majze-na-19.html" text:style-name="Internet_20_link" text:visited-style-name="Visited_20_Internet_20_Link">
 </text:a>
，在2022年通过电子支付系统(母猪)国家银行的付款近3.63亿，比20121年少18.7％。</text:p>
      <text:p text:style-name="P4">
News Source: <text:a xlink:type="simple" xlink:href="https://www.ukrinform.ua/rubric-economy/3690237-nacbank-perejsov-na-sistemu-elektronnih-plateziv-novogo-pokolinna.html" text:style-name="Internet_20_link" text:visited-style-name="Visited_20_Internet_20_Link">
https://www.ukrinform.ua/rubric-economy/3690237-nacbank-perejsov-na-sistemu-elektronnih-plateziv-novogo-pokolinna.html</text:a>
</text:p>
      <!--NEWS-->
      <text:h text:style-name="P10" text:outline-level="1">
<text:span text:style-name="T4">
乌克兰部队恢复了巴赫穆特的职位 -  ISW</text:span>
</text:h>
      <text:p text:style-name="P4">
作者: Ukrinform (Person)</text:p>
      <text:p text:style-name="P4">
出版商: Укринформ (Organization)</text:p>
      <text:p text:style-name="P4">
出版时间: 2023-04-01T12:41:00+03:00</text:p>
      <text:p text:style-name="P4">
修改时间: 2023-04-01T12:41:00+03:00</text:p>
      <text:p text:style-name="P4">
描述: 截至3月31日，乌克兰部队恢复了巴赫穆特周围的职位。  - 乌克林。</text:p>
      <text:p text:style-name="P4">
图片: ["<text:a xlink:type="simple" xlink:href="https://static.ukrinform.com/photos/2023_03/thumb_files/630_360_1679140260-730.jpg" text:style-name="Internet_20_link" text:visited-style-name="Visited_20_Internet_20_Link">
630_360_16791...</text:a>
"]</text:p>
      <text:p text:style-name="P4">
标签: ['Бахмут', 'ЗСУ', 'Війна з росією']</text:p>
      <text:p text:style-name="P4">
类型: Article</text:p>
      <!--METADATA-->
      <text:p text:style-name="P4">
<draw:frame draw:style-name="fr1" draw:name="Image93" text:anchor-type="as-char" svg:width="6.9236in" svg:height="3.956343in" draw:z-index="0">
<draw:image xlink:href="../Images/yкринформ/2023-04-01T12-41-00-03-00/630_360_1679140260-730.jpg" xlink:type="simple" xlink:show="embed" xlink:actuate="onLoad" draw:mime-type="image/jpeg"/>
</draw:frame>
截至3月31日，乌克兰部队恢复了巴赫穆特周围的职位。</text:p>
      <text:p text:style-name="P4">
在下一个<text:a xlink:type="simple" xlink:href="https://www.understandingwar.org/backgrounder/russian-offensive-campaign-assessment-march-31-2023" text:style-name="Internet_20_link" text:visited-style-name="Visited_20_Internet_20_Link">
</text:a>
告知研究所(ISW)，报道乌克林福姆。</text:p>
      <text:p text:style-name="P4">
报告写道：“乌克兰部队恢复了巴赫穆特(Bakhmut)周围的职位，乌克兰官员必须强调3月31日在该地区继续乌克兰辩护的重要性。”</text:p>
      <text:p text:style-name="P4">
ISW与乌克兰总参谋部数据的链接有关，报道说，鲁斯基卡(Ruskivska)继续袭击了巴赫穆特市(Bakhmut)市，并在奥里基沃沃(Orikhovo-Vasilkivka)地区对纽约市西北地区采取了其他不成功的步骤。</text:p>
      <text:p text:style-name="P4">
3月31日的地理位置录像显示，乌克兰部队是巴赫穆特的南 - 西南 - 恢复了损失的位置，距离伊万诺沃半天(距离西南约7公里).</text:p>
      <text:p text:style-name="P4">
<text:span text:style-name="T4">
Читайте також:</text:span>
 <text:a xlink:type="simple" xlink:href="https://www.ukrinform.ua/rubric-ato/3690042-najzapeklisi-boi-tocatsa-za-bilogorivku-bahmut-avdiivku-ta-marinku.html" text:style-name="Internet_20_link" text:visited-style-name="Visited_20_Internet_20_Link">
 </text:a>
该研究所的报告提供了乌克兰甘尼马尔国防部副部长的话，乌克兰·甘尼马尔(Ukraine Gannimar)在周五表示，对巴赫穆特(Bakhmut)的辩护成为“最昂贵”的俄罗斯企图进行敌对行动。 她补充说：“在军事上的权宜下，敌人花费的时间，武器，设备和巨大的损失是不合理的。”</text:p>
      <text:p text:style-name="P4">
声明绘画证实了ISW评估，即乌克兰人<text:a xlink:type="simple" xlink:href="https://www.ukrinform.ua/tag-oborona" text:style-name="Internet_20_link" text:visited-style-name="Visited_20_Internet_20_Link">
</text:a>
只要乌克兰军队强迫俄罗斯军队撤离生活和设备而没有乌克兰军队造成的损失过多，巴赫穆特仍然保持战略性。</text:p>
      <text:p text:style-name="P4">
该报告还概述了武装部队武装部队指挥官亚历山大·西尔斯基上校亚历山大·塞尔斯基上校的观点，即巴赫穆特地区的俄罗斯军队明显感到紧张位置。</text:p>
      <text:p text:style-name="P4">
同时，截至3月31日，俄罗斯军队在ISW报告。</text:p>
      <text:p text:style-name="P4">
<text:span text:style-name="T4">
另请阅读：</text:span>
 <text:a xlink:type="simple" xlink:href="https://www.ukrinform.ua/rubric-ato/3689796-u-bahmuti-vorog-pisov-na-princip-i-pidnav-stavki-malar.html" text:style-name="Internet_20_link" text:visited-style-name="Visited_20_Internet_20_Link">
</text:a>
瓦格纳军队继续对南巴克穆特和南部的袭击，并试图朝西部迈向镀铬。正如乌克林福姆报道的那样，俄罗斯军队继续集中精力，在莱曼，巴赫穆特，阿维迪夫斯基塔玛林方向上采取进攻行动。</text:p>
      <text:p text:style-name="P4">
News Source: <text:a xlink:type="simple" xlink:href="https://www.ukrinform.ua/rubric-ato/3690238-ukrainski-vijska-vidnovili-pozicii-v-rajoni-bahmuta-isw.html" text:style-name="Internet_20_link" text:visited-style-name="Visited_20_Internet_20_Link">
https://www.ukrinform.ua/rubric-ato/3690238-ukrainski-vijska-vidnovili-pozicii-v-rajoni-bahmuta-isw.html</text:a>
</text:p>
      <!--NEWS-->
      <text:h text:style-name="P10" text:outline-level="1">
<text:span text:style-name="T4">
Zelenskaya在战争期间讲述了儿童健康营养的原则</text:span>
</text:h>
      <text:p text:style-name="P4">
作者: Ukrinform (Person)</text:p>
      <text:p text:style-name="P4">
出版商: Укринформ (Organization)</text:p>
      <text:p text:style-name="P4">
出版时间: 2023-04-01T12:44:09+03:00</text:p>
      <text:p text:style-name="P4">
修改时间: 2023-04-01T12:44:09+03:00</text:p>
      <text:p text:style-name="P4">
描述: 总统的妻子Olena Zelenskaya向门户“知道”的许多材料告知了战争中儿童健康营养的原则。  - 乌克林。</text:p>
      <text:p text:style-name="P4">
图片: ["<text:a xlink:type="simple" xlink:href="https://static.ukrinform.com/photos/2022_12/thumb_files/630_360_1672150502-692.jpeg" text:style-name="Internet_20_link" text:visited-style-name="Visited_20_Internet_20_Link">
630_360_16721...</text:a>
", "<text:a xlink:type="simple" xlink:href="https://static.ukrinform.com/photos/2023_04/1680341949-582.jpg" text:style-name="Internet_20_link" text:visited-style-name="Visited_20_Internet_20_Link">
1680341949-58...</text:a>
"]</text:p>
      <text:p text:style-name="P4">
标签: ['Продукти', 'Школа', 'Олена Зеленська']</text:p>
      <text:p text:style-name="P4">
类型: Article</text:p>
      <!--METADATA-->
      <text:p text:style-name="P4">
<draw:frame draw:style-name="fr1" draw:name="Image94" text:anchor-type="as-char" svg:width="6.9236in" svg:height="3.956343in" draw:z-index="0">
<draw:image xlink:href="../Images/yкринформ/2023-04-01T12-44-09-03-00/630_360_1672150502-692.jpeg" xlink:type="simple" xlink:show="embed" xlink:actuate="onLoad" draw:mime-type="image/jpeg"/>
</draw:frame>
总统的妻子奥琳娜·泽伦斯卡亚(Olena Zelenskaya)向门户“我们知道”的许多材料告知了战争中儿童健康营养的原则。</text:p>
      <text:p text:style-name="P4">
根据乌克林福姆的说法，她在[]中写了有关它的文章(https://t.me/FirstLadyOfUkraine/2801)。</text:p>
      <text:p text:style-name="P4">
“我们吃的东西影响了情感，心理和身体状况。 尽管可以限制获得不同食物的机会，但是尝试遵守健康饮食原则仍然很重要。尤其是在孩子方面。”第一夫人强调。</text:p>
      <text:p text:style-name="P4">
<draw:frame draw:style-name="fr1" draw:name="Image95" text:anchor-type="as-char" svg:width="6.9236in" svg:height="9.792495in" draw:z-index="0">
<draw:image xlink:href="../Images/yкринформ/2023-04-01T12-44-09-03-00/1680341949-582.jpg" xlink:type="simple" xlink:show="embed" xlink:actuate="onLoad" draw:mime-type="image/jpeg"/>
</draw:frame>
她指出，门户网站上有几种材料“我们知道”。</text:p>
      <text:p text:style-name="P4">
<text:span text:style-name="T4">
另请阅读：</text:span>
 <text:a xlink:type="simple" xlink:href="https://www.ukrinform.ua/rubric-society/3687928-zelenska-podililasa-videourokami-pro-zdorove-harcuvanna-vid-klopotenka-ta-unisef.html" text:style-name="Internet_20_link" text:visited-style-name="Visited_20_Internet_20_Link">
</text:a>
是的，Zelenska建议阅读什么值得<text:a xlink:type="simple" xlink:href="https://znaimo.gov.ua/korysne-kharchuvannia-u-shkoli-ta-vdoma" text:style-name="Internet_20_link" text:visited-style-name="Visited_20_Internet_20_Link">
</text:a>
进行能源平衡的导航。</text:p>
      <text:p text:style-name="P4">
总统妻子说：“由于持续的空气焦虑，孩子们被迫尽快下降喧闹，这是压力和精力。因此，有必要确保婴儿有适当的小吃。”</text:p>
      <text:p text:style-name="P4">
在材料中“应该放入哪些食物和饮料<text:a xlink:type="simple" xlink:href="https://znaimo.gov.ua/%D1%8F%D0%BA%D1%96-%D0%BF%D1%80%D0%BE%D0%B4%D1%83%D0%BA%D1%82%D0%B8-%D1%82%D0%B0-%D0%BD%D0%B0%D0%BF%D0%BE%D1%96-%D0%BF%D0%BE%D0%BA%D0%BB%D0%B0%D1%81%D1%82%D0%B8-%D0%B4%D0%B8%D1%82%D0%B8%D0%BD%D1%96-%D1%83-%D1%82%D1%80%D0%B8%D0%B2%D0%BE%D0%B6%D0%BD%D1%83-%D0%B2%D0%B0%D0%BB%D1%96%D0%B7%D0%BA%D1%83-0" text:style-name="Internet_20_link" text:visited-style-name="Visited_20_Internet_20_Link">
</text:a>
她报道说：“您需要随身携带的食物清单，以使孩子保持完整的饮食1-2天。</text:p>
      <text:p text:style-name="P4">
<text:span text:style-name="T4">
另请阅读：</text:span>
 <text:a xlink:type="simple" xlink:href="https://www.ukrinform.ua/rubric-society/3684214-na-portali-znaimo-zavilos-menu-dla-skolariv-na-distancijnomu-navcanni-zelenska.html" text:style-name="Internet_20_link" text:visited-style-name="Visited_20_Internet_20_Link">
</text:a>
Zelenskaya还建议阅读有关如何使最佳<text:a xlink:type="simple" xlink:href="https://znaimo.gov.ua/yak-sklasty-optymalnyi-dytiachyi-ratsion" text:style-name="Internet_20_link" text:visited-style-name="Visited_20_Internet_20_Link">
</text:a>
考虑到那些必须是婴儿饮食中的产品，请看<text:a xlink:type="simple" xlink:href="https://www.youtube.com/watch" text:style-name="Internet_20_link" text:visited-style-name="Visited_20_Internet_20_Link">
</text:a>
关于健康的营养盘是什么。</text:p>
      <text:p text:style-name="P4">
News Source: <text:a xlink:type="simple" xlink:href="https://www.ukrinform.ua/rubric-society/3690239-zelenska-rozpovila-pro-principi-zdorovogo-harcuvanna-ditej-pid-cas-vijni.html" text:style-name="Internet_20_link" text:visited-style-name="Visited_20_Internet_20_Link">
https://www.ukrinform.ua/rubric-society/3690239-zelenska-rozpovila-pro-principi-zdorovogo-harcuvanna-ditej-pid-cas-vijni.html</text:a>
</text:p>
      <!--NEWS-->
      <text:h text:style-name="P10" text:outline-level="1">
<text:span text:style-name="T4">
NBA：Mikhailuk在夏洛特与芝加哥的比赛中得到16分</text:span>
</text:h>
      <text:p text:style-name="P4">
作者: Ukrinform (Person)</text:p>
      <text:p text:style-name="P4">
出版商: Укринформ (Organization)</text:p>
      <text:p text:style-name="P4">
出版时间: 2023-04-01T12:51:43+03:00</text:p>
      <text:p text:style-name="P4">
修改时间: 2023-04-01T12:51:43+03:00</text:p>
      <text:p text:style-name="P4">
描述: 连续第四场比赛中，篮球运动员Svyatoslav Mikhailuk的乌克兰国家队的捍卫者在夏洛特NBA俱乐部的首发五场比赛中发表了。  - 乌克林。</text:p>
      <text:p text:style-name="P4">
图片: ["<text:a xlink:type="simple" xlink:href="https://static.ukrinform.com/photos/2023_04/thumb_files/630_360_1680332037-969.jpg" text:style-name="Internet_20_link" text:visited-style-name="Visited_20_Internet_20_Link">
630_360_16803...</text:a>
"]</text:p>
      <text:p text:style-name="P4">
标签: ['Баскетбол', 'НБА', 'Збірна України', 'Святослав Михайлюк']</text:p>
      <text:p text:style-name="P4">
类型: Article</text:p>
      <!--METADATA-->
      <text:p text:style-name="P4">
<draw:frame draw:style-name="fr1" draw:name="Image96" text:anchor-type="as-char" svg:width="6.9236in" svg:height="3.956343in" draw:z-index="0">
<draw:image xlink:href="../Images/yкринформ/2023-04-01T12-51-43-03-00/630_360_1680332037-969.jpg" xlink:type="simple" xlink:show="embed" xlink:actuate="onLoad" draw:mime-type="image/jpeg"/>
</draw:frame>
Svyatoslav Mykhaylyuk是篮球篮球，在首发夏洛特NBA俱乐部连续的第四场比赛中。</text:p>
      <text:p text:style-name="P4">
在一场反对芝加哥的家庭对决中(91：121)乌克兰人收到<text:a xlink:type="simple" xlink:href="https://fbu.ua/news/svyatoslav-mihaylyuk-nabrav-16-ochok-proti-chikago-oleksy-len-zgrav-13-hvilin-za-sakramento" text:style-name="Internet_20_link" text:visited-style-name="Visited_20_Internet_20_Link">
</text:a>
，报道乌克林福姆。</text:p>
      <text:p text:style-name="P4">
Mikhailuk得16分。 这是乌克兰世界表现的第二个指标。 Svyatoslav还进行了5个齿轮，2个射击和1次拦截。</text:p>
      <text:p text:style-name="P4">
在芝加哥输掉了芝加哥之后，米哈布鲁克的俱乐部因三场比赛而打断了他的胜利系列赛。</text:p>
      <text:p text:style-name="P4">
NBA还获得了乌克兰Sakramento Alexeylen中心。 在与波特兰的出口比赛中(138：114)，我们的Bigman从替补席上出来并打了13分钟。</text:p>
      <text:p text:style-name="P4">
<text:span text:style-name="T4">
另请阅读：</text:span>
 <text:a xlink:type="simple" xlink:href="https://www.ukrinform.ua/rubric-sports/3688797-nba-svatoslav-mihajluk-proviv-svou-najkrasu-gru-u-sezoni.html" text:style-name="Internet_20_link" text:visited-style-name="Visited_20_Internet_20_Link">
</text:a>
在这种游戏阴影中，火焰队得到4分，防守2杆和1个盖帽。</text:p>
      <text:p text:style-name="P4">
照片：盖蒂图像。</text:p>
      <text:p text:style-name="P4">
News Source: <text:a xlink:type="simple" xlink:href="https://www.ukrinform.ua/rubric-sports/3690244-nba-mihajluk-nabrav-16-ocok-u-matci-sarlott-proti-cikago.html" text:style-name="Internet_20_link" text:visited-style-name="Visited_20_Internet_20_Link">
https://www.ukrinform.ua/rubric-sports/3690244-nba-mihajluk-nabrav-16-ocok-u-matci-sarlott-proti-cikago.html</text:a>
</text:p>
      <!--NEWS-->
      <text:h text:style-name="P10" text:outline-level="1">
<text:span text:style-name="T4">
检察官办公室要求为UOC MP Paul的大都市逮捕房屋 - 消息来源</text:span>
</text:h>
      <text:p text:style-name="P4">
作者: Ukrinform (Person)</text:p>
      <text:p text:style-name="P4">
出版商: Укринформ (Organization)</text:p>
      <text:p text:style-name="P4">
出版时间: 2023-04-01T12:53:00+03:00</text:p>
      <text:p text:style-name="P4">
修改时间: 2023-04-01T12:53:00+03:00</text:p>
      <text:p text:style-name="P4">
描述: 首都舍夫琴基夫斯基地区法院的检察官提出了要求选举莫斯科莫斯科省乌克兰东正教教堂（SWAN）的大都会，以一场公路的房屋逮捕。  - 乌克林。</text:p>
      <text:p text:style-name="P4">
图片: ["<text:a xlink:type="simple" xlink:href="https://static.ukrinform.com/photos/2023_04/thumb_files/630_360_1680342758-978.jpeg" text:style-name="Internet_20_link" text:visited-style-name="Visited_20_Internet_20_Link">
630_360_16803...</text:a>
"]</text:p>
      <text:p text:style-name="P4">
标签: ['Домашній арешт', 'Прокуратура', 'Київська Лавра']</text:p>
      <text:p text:style-name="P4">
类型: Article</text:p>
      <!--METADATA-->
      <text:p text:style-name="P4">
<draw:frame draw:style-name="fr1" draw:name="Image97" text:anchor-type="as-char" svg:width="6.9236in" svg:height="3.956343in" draw:z-index="0">
<draw:image xlink:href="../Images/yкринформ/2023-04-01T12-53-00-03-00/630_360_1680342758-978.jpeg" xlink:type="simple" xlink:show="embed" xlink:actuate="onLoad" draw:mime-type="image/jpeg"/>
</draw:frame>
首都舍维奇维斯基地区法院的检察官提出要求选举乌克兰东正教大都会的乌克兰东正教宗教教堂乌克兰东正教教堂大都会大都会大都会大都会大都会。(天鹅)预防措施以舌头逮捕的形式。</text:p>
      <text:p text:style-name="P4">
检察官办公室的一个著名对话者已告知这一点。</text:p>
      <text:p text:style-name="P4">
对话者说：“检察官正在要求法院以巡回赛的形式选择一项预防措施 - 逮捕了房屋。”</text:p>
      <text:p text:style-name="P4">
据他说，现在，舍维奇基夫斯基地方法院的帕维尔(Pavel)大选已经开始。</text:p>
      <text:p text:style-name="P4">
<text:span text:style-name="T4">
另请阅读：</text:span>
 <text:a xlink:type="simple" xlink:href="https://www.ukrinform.ua/rubric-society/3690193-sbu-vrucila-pidozru-mitropolitu-upc-mp-pavlu.html" text:style-name="Internet_20_link" text:visited-style-name="Visited_20_Internet_20_Link">
</text:a>
基辅地区检察官办公室的销售，在大都会帕维尔(Metropolitan Pavel)的情况下进行了程序主义，奥利娜·科瓦莱瓦(Olena Kovaleva)证实，法院已开始选择采取预防措施。</text:p>
      <text:p text:style-name="P4">
正如乌克林福姆报道的那样，4月1日左右，乌克兰的安全局涉嫌穆斯科父权制乌克兰东正教教堂的基辅 - 佩奇斯克拉夫拉大都会的州长(天鹅).</text:p>
      <text:p text:style-name="P4">
Слідчі дії щодо митрополита ведуться за двома статтями Кримінального кодексуУкраїни: 161 – "Порушення рівноправності громадян залежно від їх расової,національної, регіональної належності, релігійних переконань, інвалідності таза іншими ознаками" та 436-2 – "Виправдовування, визнання правомірною,заперечення збройної агресії російської федерації проти України, глорифікаціяїї учасників".</text:p>
      <text:p text:style-name="P4">
<text:span text:style-name="T4">
Читайте також:</text:span>
 <text:a xlink:type="simple" xlink:href="https://www.ukrinform.ua/rubric-society/3690030-zapovidnik-kievopecerska-lavra-podav-pozov-proti-upc-mp.html" text:style-name="Internet_20_link" text:visited-style-name="Visited_20_Internet_20_Link">
 </text:a>
在基辅 - 佩奇斯克·拉夫拉(Keev-Pechersk Lavra)的州长进行了搜查中，他被召唤。</text:p>
      <text:p text:style-name="P4">
前 <text:a xlink:type="simple" xlink:href="https://www.ukrinform.ua/rubric-society/3689558-sud-vidmoviv-u-zabezpecenni-pozovu-upc-mp-do-zapovidnika-kievopecerska-lavra.html" text:style-name="Internet_20_link" text:visited-style-name="Visited_20_Internet_20_Link">
 </text:a>
交易无效，拒绝继续自由使用邪教建筑和其他国家财产。</text:p>
      <text:p text:style-name="P4">
基辅 - 佩奇斯克·拉夫拉(Kyiv-Pechersk)拉夫拉(Lavra National Reserve)宣布与29岁的乌克兰乌克兰东正教教堂(Ukrainian Orthox Church)从29岁开始享受租约。</text:p>
      <text:p text:style-name="P4">
<text:span text:style-name="T4">
另请阅读：</text:span>
 <text:a xlink:type="simple" xlink:href="https://www.ukrinform.ua/rubric-society/3689845-do-cerkvi-u-kievopecerskij-lavri-komisiu-mkip-ne-puskali-nevidomi-v-cernecih-rasah.html" text:style-name="Internet_20_link" text:visited-style-name="Visited_20_Internet_20_Link">
</text:a>
</text:p>
      <text:p text:style-name="P4">
执法人员就基辅 - 佩奇斯克·拉夫拉(Keev-Pechersk Lavra)领土上的记者活动妨碍了新闻工作者的活动开幕。 申请人报告说，在射击过程中，对操作员造成的损害的神职人员之一。</text:p>
      <text:p text:style-name="P4">
News Source: <text:a xlink:type="simple" xlink:href="https://www.ukrinform.ua/rubric-society/3690245-prokuratura-prosit-domasnij-arest-dla-mitropolita-upc-mp-pavla-dzerelo.html" text:style-name="Internet_20_link" text:visited-style-name="Visited_20_Internet_20_Link">
https://www.ukrinform.ua/rubric-society/3690245-prokuratura-prosit-domasnij-arest-dla-mitropolita-upc-mp-pavla-dzerelo.html</text:a>
</text:p>
      <!--NEWS-->
      <text:h text:style-name="P10" text:outline-level="1">
<text:span text:style-name="T4">
Zaporizhzhia的导弹打击：在市议会中，宣布了80多个受损房屋</text:span>
</text:h>
      <text:p text:style-name="P4">
作者: Ukrinform (Person)</text:p>
      <text:p text:style-name="P4">
出版商: Укринформ (Organization)</text:p>
      <text:p text:style-name="P4">
出版时间: 2023-04-01T12:56:00+03:00</text:p>
      <text:p text:style-name="P4">
修改时间: 2023-04-01T12:56:00+03:00</text:p>
      <text:p text:style-name="P4">
描述: 在Zaporozhye，3月31日损坏了82座房屋，其中4所遭受了巨大破坏。  - 乌克林。</text:p>
      <text:p text:style-name="P4">
图片: ["<text:a xlink:type="simple" xlink:href="https://static.ukrinform.com/photos/2023_04/thumb_files/630_360_1680343086-733.jpg" text:style-name="Internet_20_link" text:visited-style-name="Visited_20_Internet_20_Link">
630_360_16803...</text:a>
", "<text:a xlink:type="simple" xlink:href="https://static.ukrinform.com/photos/2023_04/1680343086-281.jpg" text:style-name="Internet_20_link" text:visited-style-name="Visited_20_Internet_20_Link">
1680343086-28...</text:a>
", "<text:a xlink:type="simple" xlink:href="https://static.ukrinform.com/photos/2023_04/1680343087-589.jpg" text:style-name="Internet_20_link" text:visited-style-name="Visited_20_Internet_20_Link">
1680343087-58...</text:a>
", "<text:a xlink:type="simple" xlink:href="https://static.ukrinform.com/photos/2023_04/1680343086-823.jpg" text:style-name="Internet_20_link" text:visited-style-name="Visited_20_Internet_20_Link">
1680343086-82...</text:a>
"]</text:p>
      <text:p text:style-name="P4">
标签: ['Будинок', 'Запоріжжя', 'Ракетний удар']</text:p>
      <text:p text:style-name="P4">
类型: Article</text:p>
      <!--METADATA-->
      <text:p text:style-name="P4">
<draw:frame draw:style-name="fr1" draw:name="Image98" text:anchor-type="as-char" svg:width="6.9236in" svg:height="3.956343in" draw:z-index="0">
<draw:image xlink:href="../Images/yкринформ/2023-04-01T12-56-00-03-00/630_360_1680343086-733.jpg" xlink:type="simple" xlink:show="embed" xlink:actuate="onLoad" draw:mime-type="image/jpeg"/>
</draw:frame>
由于俄罗斯炮击在3月31日，乌兹波里兹(Uzporizhzhi)损坏了82栋房屋，其中4栋房屋遭受了巨大破坏。</text:p>
      <text:p text:style-name="P4">
这是由Zaporizhzhya市议会Anatoliy Kurtev在[]的报道的。(https://t.me/kurtievofficial/9812)，报道乌克林福姆。</text:p>
      <text:p text:style-name="P4">
“城市服务和志愿者在没有周末的情况下工作，消除了昨天的后果。 如今，已经知道了82家私营部门的受影响的房屋。 他们中的四个遭受了巨大破坏，另一些人被撞倒了窗户，门，屋顶受损，”消息说。</text:p>
      <text:p text:style-name="P4">
<draw:frame draw:style-name="fr1" draw:name="Image99" text:anchor-type="as-char" svg:width="6.9236in" svg:height="7.768294in" draw:z-index="0">
<draw:image xlink:href="../Images/yкринформ/2023-04-01T12-56-00-03-00/1680343086-281.jpg" xlink:type="simple" xlink:show="embed" xlink:actuate="onLoad" draw:mime-type="image/jpeg"/>
</draw:frame>
值得注意的是，自早晨以来，纽约市专业紧急服务的专家继续工作，拆卸损坏的结构。 Zaporizhremservice工人被OSB窗户关闭，修理屋顶。 Eluas KP员工加载并出口建筑物。 在居民和公用事业的工作中，也有助于志愿者。</text:p>
      <text:p text:style-name="P4">
<draw:frame draw:style-name="fr1" draw:name="Image100" text:anchor-type="as-char" svg:width="6.9236in" svg:height="5.1927in" draw:z-index="0">
<draw:image xlink:href="../Images/yкринформ/2023-04-01T12-56-00-03-00/1680343087-589.jpg" xlink:type="simple" xlink:show="embed" xlink:actuate="onLoad" draw:mime-type="image/jpeg"/>
</draw:frame>
<text:span text:style-name="T4">
另请阅读：</text:span>
 <text:a xlink:type="simple" xlink:href="https://www.ukrinform.ua/rubric-other_news/3690170-na-zaporizzi-vorog-za-dobu-ponad-100-raziv-obstrilav-ukrainski-pozicii-e-poskodzenna.html" text:style-name="Internet_20_link" text:visited-style-name="Visited_20_Internet_20_Link">
</text:a>
</text:p>
      <text:p text:style-name="P4">
<draw:frame draw:style-name="fr1" draw:name="Image101" text:anchor-type="as-char" svg:width="6.9236in" svg:height="9.231467in" draw:z-index="0">
<draw:image xlink:href="../Images/yкринформ/2023-04-01T12-56-00-03-00/1680343086-823.jpg" xlink:type="simple" xlink:show="embed" xlink:actuate="onLoad" draw:mime-type="image/jpeg"/>
</draw:frame>
城市保护区受损房屋的居民 - 尤其是OSB和板岩的名单，已收到150封OSB信件，受损房屋的居民是</text:p>
      <text:p text:style-name="P4">
“社会工作者，为人们提供建议，给他们的心理学家<text:a xlink:type="simple" xlink:href="https://www.ukrinform.ua/tag-gumanitarka" text:style-name="Internet_20_link" text:visited-style-name="Visited_20_Internet_20_Link">
</text:a>
。</text:p>
      <text:p text:style-name="P4">
截至3月31日，据报道，由于Zaporozhye的火箭袭击，截至3月31日，有100多个房屋。</text:p>
      <text:p text:style-name="P4">
_照片：Anatoly Kurtev _</text:p>
      <text:p text:style-name="P4">
News Source: <text:a xlink:type="simple" xlink:href="https://www.ukrinform.ua/rubric-regions/3690251-raketnij-udar-po-zaporizzu-u-miskradi-zaavili-pro-ponad-80-poskodzenih-budinkiv.html" text:style-name="Internet_20_link" text:visited-style-name="Visited_20_Internet_20_Link">
https://www.ukrinform.ua/rubric-regions/3690251-raketnij-udar-po-zaporizzu-u-miskradi-zaavili-pro-ponad-80-poskodzenih-budinkiv.html</text:a>
</text:p>
      <!--NEWS-->
      <text:h text:style-name="P10" text:outline-level="1">
<text:span text:style-name="T4">
怀疑UOC -MP Pavel的大都市：安全服务揭示了详细信息</text:span>
</text:h>
      <text:p text:style-name="P4">
作者: Ukrinform (Person)</text:p>
      <text:p text:style-name="P4">
出版商: Укринформ (Organization)</text:p>
      <text:p text:style-name="P4">
出版时间: 2023-04-01T13:04:00+03:00</text:p>
      <text:p text:style-name="P4">
修改时间: 2023-04-01T13:04:00+03:00</text:p>
      <text:p text:style-name="P4">
描述: 乌克兰的安全局指出，它已为基辅 - 佩奇斯克·拉夫拉·保罗（Petro Lebidy）的前校长介入，以激发宗教敌意，证明并否认俄罗斯反对乌克兰的武装侵略。  - 乌克林。</text:p>
      <text:p text:style-name="P4">
图片: ["<text:a xlink:type="simple" xlink:href="https://static.ukrinform.com/photos/2023_04/thumb_files/630_360_1680343188-164.jpg" text:style-name="Internet_20_link" text:visited-style-name="Visited_20_Internet_20_Link">
630_360_16803...</text:a>
"]</text:p>
      <text:p text:style-name="P4">
标签: ['Підозра', 'СБУ', 'УПЦ МП']</text:p>
      <text:p text:style-name="P4">
类型: Article</text:p>
      <!--METADATA-->
      <text:p text:style-name="P4">
<draw:frame draw:style-name="fr1" draw:name="Image102" text:anchor-type="as-char" svg:width="6.9236in" svg:height="3.956343in" draw:z-index="0">
<draw:image xlink:href="../Images/yкринформ/2023-04-01T13-04-00-03-00/630_360_1680343188-164.jpg" xlink:type="simple" xlink:show="embed" xlink:actuate="onLoad" draw:mime-type="image/jpeg"/>
</draw:frame>
乌克兰的服务指出，它已经收集了关于基辅 - 佩奇斯克·拉夫拉·保罗(Kiev-Pechersk Lavra Paul)前校长的依从性的合理证据基础(彼得·勒德(Peter Lebed))引发了宗教敌意，对俄罗斯联邦对乌克兰的武装侵略的理由和否认。</text:p>
      <text:p text:style-name="P4">
正如乌克林福姆报道的那样，它报告了<text:a xlink:type="simple" xlink:href="https://ssu.gov.ua/novyny/sbu-povidomyla-pro-pidozru-mytropolytu-upts-mp-pavlu-video" text:style-name="Internet_20_link" text:visited-style-name="Visited_20_Internet_20_Link">
</text:a>
特别是，已经确定天鹅在他的公开演讲中反复侮辱了乌克兰人的宗教感，羞辱了其他教派信徒的观点，他能够形成敌对的情绪，并做出了证明或否认俄罗斯行动的言论。 启动的灰语检查证实了这一点。</text:p>
      <text:p text:style-name="P4">
“所有人的违法法律和责任都是相同的，而等级并不总是纯粹意图的关键。今天，敌人试图利用教会环境来促进他的<text:a xlink:type="simple" xlink:href="https://www.ukrinform.ua/tag-propaganda" text:style-name="Internet_20_link" text:visited-style-name="Visited_20_Internet_20_Link">
</text:a>
以及乌克兰社会的分裂。 但是我们不会给他任何道路!SBU系统地阻止了俄罗斯特殊服务的所有尝试，这些服务试图利用其代理商来损害乌克兰的利益和安全。”  -  SBU主席Vasyl Malyuk说。</text:p>
      <text:p text:style-name="P4">
根据收集的证据，Lebidu被告知根据Art的第1部分中的怀疑。 161乌克兰的刑法(违反公民平等，具体取决于离去的种族，国家，区域隶属关系，宗教信仰)苫。 1 st。 436-2(理由，否认俄罗斯反乌克兰联合会的武装侵略，其参与者的荣耀).</text:p>
      <text:p text:style-name="P4">
За місцями проживання і тимчасового перебування фігуранта проводяться слідчідії.</text:p>
      <text:p text:style-name="P4">
Заходи з викриття правопорушення проводились за процесуального керівництваОфісу генерального прокурора.</text:p>
      <text:p text:style-name="P4">
Як нагадали у спецслужбі, у 2022 році СБУ "розпочала комплексніконтррозвідувальні та безпекові заходи (超过40)在UOC的教堂环境中，这是为了停止利鲁斯神职人员的破坏性活动。 由于SBU措施，违反了61名针对61名神职人员的刑事诉讼。 总的来说，法院已经将7个刑期转换为对敌人的个人牧师的判决，包括 其中2次用于换取我们的军人。”“根据情报部门的材料，对UOC的17个工作人员进行了制裁，禁止将近250名ROC牧师进入乌克兰。该消息也终止了公民身份。</text:p>
      <text:p text:style-name="P4">
<text:span text:style-name="T4">
另请阅读：</text:span>
 <text:a xlink:type="simple" xlink:href="https://www.ukrinform.ua/rubric-society/3690245-prokuratura-prosit-domasnij-arest-dla-mitropolita-upc-mp-pavla-dzerelo.html" text:style-name="Internet_20_link" text:visited-style-name="Visited_20_Internet_20_Link">
</text:a>
正如SBU强调的那样，安全部门遵守任何宗教教派的活动，并尊重合法公民，是乌克兰宪法的世界观和宗教自由。</text:p>
      <text:p text:style-name="P4">
SBU规定还发表了勒比迪征服的谈论的记录。</text:p>
      <text:p text:style-name="P4">
根据乌克林福姆的报道，4月1日上午<text:a xlink:type="simple" xlink:href="https://www.ukrinform.ua/rubric-society/3690193-sbu-vrucila-pidozru-mitropolitu-upc-mp-pavlu.html" text:style-name="Internet_20_link" text:visited-style-name="Visited_20_Internet_20_Link">
</text:a>
莫斯科父权生的UOC的Kiev-Pechersk Lavra Metropolitan的扩大(天鹅). На 12-ту годину його викликали на допит, після чого будевирішуватись питання про обрання запобіжного заходу.</text:p>
      <text:p text:style-name="P4">
News Source: <text:a xlink:type="simple" xlink:href="https://www.ukrinform.ua/rubric-society/3690250-pidozra-mitropolitu-upc-mp-pavlu-u-sbu-rozkrili-detali.html" text:style-name="Internet_20_link" text:visited-style-name="Visited_20_Internet_20_Link">
https://www.ukrinform.ua/rubric-society/3690250-pidozra-mitropolitu-upc-mp-pavlu-u-sbu-rozkrili-detali.html</text:a>
</text:p>
      <!--NEWS-->
      <text:h text:style-name="P10" text:outline-level="1">
<text:span text:style-name="T4">
马鲁西亚克（Marusyak</text:span>
</text:h>
      <text:p text:style-name="P4">
作者: Ukrinform (Person)</text:p>
      <text:p text:style-name="P4">
出版商: Укринформ (Organization)</text:p>
      <text:p text:style-name="P4">
出版时间: 2023-04-01T13:05:02+03:00</text:p>
      <text:p text:style-name="P4">
修改时间: 2023-04-01T13:05:02+03:00</text:p>
      <text:p text:style-name="P4">
描述: 乌克兰Yevhen Marusyak在斯洛文尼亚计划的跳板上滑雪时在世界杯上排名第18位。  - 乌克林。</text:p>
      <text:p text:style-name="P4">
图片: ["<text:a xlink:type="simple" xlink:href="https://static.ukrinform.com/photos/2023_04/thumb_files/630_360_1680343005-500.jpg" text:style-name="Internet_20_link" text:visited-style-name="Visited_20_Internet_20_Link">
630_360_16803...</text:a>
"]</text:p>
      <text:p text:style-name="P4">
标签: ['Кубок світу', 'Спорт', 'Україна', 'стрибки на лижах з трампліна']</text:p>
      <text:p text:style-name="P4">
类型: Article</text:p>
      <!--METADATA-->
      <text:p text:style-name="P4">
<draw:frame draw:style-name="fr1" draw:name="Image103" text:anchor-type="as-char" svg:width="6.9236in" svg:height="3.956343in" draw:z-index="0">
<draw:image xlink:href="../Images/yкринформ/2023-04-01T13-05-02-03-00/630_360_1680343005-500.jpg" xlink:type="simple" xlink:show="embed" xlink:actuate="onLoad" draw:mime-type="image/jpeg"/>
</draw:frame>
乌克兰的马鲁西亚克(Marusyak)在斯洛文尼亚计划中以滑雪滑雪的身份在世界杯上排名第18。</text:p>
      <text:p text:style-name="P4">
尤金(Eugene)在决赛中飞行了213.5 m，是比赛成绩之后的第18名。 他的身高250万<text:a xlink:type="simple" xlink:href="http://https://suspilne.media/432294-evgen-marusak-posiv-18-e-misce-na-etapi-kubka-svitu-zi-stribkiv-z-tramplina-ce-najkrasij-rezultat-v-istorii-ukraini/" text:style-name="Internet_20_link" text:visited-style-name="Visited_20_Internet_20_Link">
</text:a>
乌克兰报道乌克兰。</text:p>
      <text:p text:style-name="P4">
警察的第18位是乌克兰历史上最好的结果。</text:p>
      <text:p text:style-name="P4">
先前的唱片在2010年属于Vitaliy Shumbarza-21第21位。</text:p>
      <text:p text:style-name="P4">
马鲁西亚克(Marusyak(噪音后).</text:p>
      <text:p text:style-name="P4">
Це досягнення підкорилося 23-річному спортсмену упродовж одного сезону.</text:p>
      <text:p text:style-name="P4">
<text:span text:style-name="T4">
Читайте також:</text:span>
 <text:a xlink:type="simple" xlink:href="https://www.ukrinform.ua/rubric-sports/3689550-trener-marusaka-borsuk-evgen-zmoze-poborotisa-za-top10-na-kubku-svitu.html" text:style-name="Internet_20_link" text:visited-style-name="Visited_20_Internet_20_Link">
 </text:a>
乌克兰在世界杯历史上的最佳成绩是从跳板上跳跃的：</text:p>
      <text:p text:style-name="P4">
18 \。 尤金·马鲁西亚克(Eugene Marusyak)(2023年4月，Planitsa)21 \。 Vitaliy Shumbarets(2010年1月，萨波罗)25 \。 Vitaliy Shumbarets(2009年3月，Planitsa)26 \。 弗拉基米尔·博世(Vladimir Boschuk)(2009年3月，Lillegammer)26 \。 尤金·马鲁西亚克(Eugene Marusyak)(2023年1月，鲍尔)28 \。 亚历山大·拉扎罗维奇(Alexander Lazarovich)(2009年2月，维灵汉姆)28 \。 Vitaliy Shumbarets(2010年2月，克林根)28 \。 尤金·马鲁西亚克(Eugene Marusyak)(2023年2月，拉什诺夫)29 \。 弗拉基米尔·博世(Vladimir Boschuk)(2009年2月，克林根)30 \。 弗拉基米尔·格里夫卡(Vladimir Glivka)(1996年2月，铁).</text:p>
      <text:p text:style-name="P4">
Фото: Getty Images.</text:p>
      <text:p text:style-name="P4">
News Source: <text:a xlink:type="simple" xlink:href="https://www.ukrinform.ua/rubric-sports/3690252-marusak-vstanoviv-rekord-ukraini-na-kubku-svitu-zi-stribkiv-z-tramplina.html" text:style-name="Internet_20_link" text:visited-style-name="Visited_20_Internet_20_Link">
https://www.ukrinform.ua/rubric-sports/3690252-marusak-vstanoviv-rekord-ukraini-na-kubku-svitu-zi-stribkiv-z-tramplina.html</text:a>
</text:p>
      <!--NEWS-->
      <text:h text:style-name="P10" text:outline-level="1">
<text:span text:style-name="T4">
在切尔尼希夫地区，削弱了对酒精销售的限制</text:span>
</text:h>
      <text:p text:style-name="P4">
作者: Ukrinform (Person)</text:p>
      <text:p text:style-name="P4">
出版商: Укринформ (Organization)</text:p>
      <text:p text:style-name="P4">
出版时间: 2023-04-01T13:11:00+03:00</text:p>
      <text:p text:style-name="P4">
修改时间: 2023-04-01T13:11:00+03:00</text:p>
      <text:p text:style-name="P4">
描述: 在切尔尼希夫地区，对酒精饮料的销售的限制削弱了。  - 乌克林。</text:p>
      <text:p text:style-name="P4">
图片: ["<text:a xlink:type="simple" xlink:href="https://static.ukrinform.com/photos/2020_01/thumb_files/630_360_1578357209-188.jpg" text:style-name="Internet_20_link" text:visited-style-name="Visited_20_Internet_20_Link">
630_360_15783...</text:a>
"]</text:p>
      <text:p text:style-name="P4">
标签: ['Алкоголь', 'Чернігівщина']</text:p>
      <text:p text:style-name="P4">
类型: Article</text:p>
      <!--METADATA-->
      <text:p text:style-name="P4">
<draw:frame draw:style-name="fr1" draw:name="Image104" text:anchor-type="as-char" svg:width="6.9236in" svg:height="3.956343in" draw:z-index="0">
<draw:image xlink:href="../Images/yкринформ/2023-04-01T13-11-00-03-00/630_360_1578357209-188.jpg" xlink:type="simple" xlink:show="embed" xlink:actuate="onLoad" draw:mime-type="image/jpeg"/>
</draw:frame>
外部的，弱化的酒精饮料的限制。</text:p>
      <text:p text:style-name="P4">
对这个 <text:a xlink:type="simple" xlink:href="https://cg.gov.ua/index.php" text:style-name="Internet_20_link" text:visited-style-name="Visited_20_Internet_20_Link">
 </text:a>
乌克林福姆报道，与切尔尼希夫区域管理局公共关系的信息和通信部。</text:p>
      <text:p text:style-name="P4">
“该地区的酒精被削弱。 合适的 <text:a xlink:type="simple" xlink:href="https://cg.gov.ua/index.php" text:style-name="Internet_20_link" text:visited-style-name="Visited_20_Internet_20_Link">
</text:a>
由区域管理的耶稣诞生网站发布。 因此，在餐饮机构中，在11至21年的含酒精物质上，在11至22个小时的餐饮场所中，允许使用含酒精的物质。”</text:p>
      <text:p text:style-name="P4">
<text:span text:style-name="T4">
另请阅读：</text:span>
 <text:a xlink:type="simple" xlink:href="https://www.ukrinform.ua/rubric-kyiv/3684963-u-stolici-z-27-berezna-zminuut-cas-prodazu-alkogolu-v-magazinah.html" text:style-name="Internet_20_link" text:visited-style-name="Visited_20_Internet_20_Link">
</text:a>
值得注意的是，相关决定是在3月30日举行的该地区国防委员会做出的。 同时，强调推销员被属于执法机构的迹象，乌克兰州的州紧急服务，乌克兰国民警卫队，乌克兰的武装部队和其他军事阵型禁止推销员。</text:p>
      <text:p text:style-name="P4">
OVA还补充说，切尔尼希夫(Chernihiv)社区可以独立调整其领土上酒精饮料的销售时间。</text:p>
      <text:p text:style-name="P4">
据报道，去年4月16日在切尔尼希夫地区，持续时间于2月26日持续的酒精饮料的禁令被取消。 随后，在20122年5月初，该禁令再次引入。 在不到一个月的时间里，销售限制。</text:p>
      <text:p text:style-name="P4">
News Source: <text:a xlink:type="simple" xlink:href="https://www.ukrinform.ua/rubric-regions/3690253-na-cernigivsini-poslabili-obmezenna-na-prodaz-alkogolu.html" text:style-name="Internet_20_link" text:visited-style-name="Visited_20_Internet_20_Link">
https://www.ukrinform.ua/rubric-regions/3690253-na-cernigivsini-poslabili-obmezenna-na-prodaz-alkogolu.html</text:a>
</text:p>
      <!--NEWS-->
      <text:h text:style-name="P10" text:outline-level="1">
<text:span text:style-name="T4">
不乏单独的药物：Lyashko保证所有药物都在仓库中</text:span>
</text:h>
      <text:p text:style-name="P4">
作者: Ukrinform (Person)</text:p>
      <text:p text:style-name="P4">
出版商: Укринформ (Organization)</text:p>
      <text:p text:style-name="P4">
出版时间: 2023-04-01T13:13:00+03:00</text:p>
      <text:p text:style-name="P4">
修改时间: 2023-04-01T13:13:00+03:00</text:p>
      <text:p text:style-name="P4">
描述: 卫生部长维克多·莱什科（Viktor Lyashko）表示，分销商的仓库昨天在药房购买了所有药物，他们已经被运送到药房网络。  - 乌克林。</text:p>
      <text:p text:style-name="P4">
图片: ["<text:a xlink:type="simple" xlink:href="https://static.ukrinform.com/photos/2022_02/thumb_files/630_360_1645633108-724.jpg" text:style-name="Internet_20_link" text:visited-style-name="Visited_20_Internet_20_Link">
630_360_16456...</text:a>
"]</text:p>
      <text:p text:style-name="P4">
标签: ['Ляшко', 'Ліки', 'Е-рецепт', 'Єдині новини']</text:p>
      <text:p text:style-name="P4">
类型: Article</text:p>
      <!--METADATA-->
      <text:p text:style-name="P4">
<draw:frame draw:style-name="fr1" draw:name="Image105" text:anchor-type="as-char" svg:width="6.9236in" svg:height="3.956343in" draw:z-index="0">
<draw:image xlink:href="../Images/yкринформ/2023-04-01T13-13-00-03-00/630_360_1645633108-724.jpg" xlink:type="simple" xlink:show="embed" xlink:actuate="onLoad" draw:mime-type="image/jpeg"/>
</draw:frame>
卫生部长维克多·莱什科(Viktor Lyashko)表示，分销商的仓库昨天在药房购买了所有药物，并且已经在药房网络中被稀释了。</text:p>
      <text:p text:style-name="P4">
他在Temachafon的空中说了这一点<text:a xlink:type="simple" xlink:href="https://www.youtube.com/watch" text:style-name="Internet_20_link" text:visited-style-name="Visited_20_Internet_20_Link">
</text:a>
 <text:a xlink:type="simple" xlink:href="https://www.youtube.com/watch" text:style-name="Internet_20_link" text:visited-style-name="Visited_20_Internet_20_Link">
</text:a>
，报告通讯员。</text:p>
      <text:p text:style-name="P4">
“关于沟通 - 纳尔瓦尔保护部正在进行六个月的通信，以引入抗生素的电子处方(准备工作 - 红色。)，然后我们一直说，从4月1日到所有其他食谱<text:a xlink:type="simple" xlink:href="https://www.ukrinform.ua/tag-liki" text:style-name="Internet_20_link" text:visited-style-name="Visited_20_Internet_20_Link">
</text:a>
“， - 强调，回答了一个问题：昨天在为药房创建队列的乌克兰人中是否借口。</text:p>
      <text:p text:style-name="P4">
同时，他指出，仅在基辅观察到药房的队列。</text:p>
      <text:p text:style-name="P4">
“关于药物的可用性，是的，确实，在某些人的演讲之后，首先，基辅市的药房网络炒作了。备用分销商。分销商，周六 - 周日，人们在一个月中带走了什么。”部长说。</text:p>
      <text:p text:style-name="P4">
他回忆说，这种情况是在战争的头几周，“当额外的 -  harbor -emedy毒品和这导致某人躺在他不需要的药物中，而接受治疗的纯洁的人也无法获得治疗给他们”。</text:p>
      <text:p text:style-name="P4">
<text:span text:style-name="T4">
另请阅读：</text:span>
 <text:a xlink:type="simple" xlink:href="https://www.ukrinform.ua/rubric-society/3689561-u-regionah-de-trivaut-bojovi-dii-recepturni-liki-vidpuskatimut-bez-recepta.html" text:style-name="Internet_20_link" text:visited-style-name="Visited_20_Internet_20_Link">
</text:a>
“然后，我们以手动模式监管该国的所有交付。 今天会有这样的事情。 所有药物完全是仓库中分销商的存在，在药房网络上运输，因此不会出现问题。” Lyashko保证。</text:p>
      <text:p text:style-name="P4">
他敦促乌克兰人专门分配官方资源，使用卫生部的遗址和社交网络，卫生部的官员，马拉松的听证会。</text:p>
      <text:p text:style-name="P4">
据报道，自4月1日以来，在乌克兰<text:a xlink:type="simple" xlink:href="https://www.ukrinform.ua/rubric-society/3689917-v-ukraini-zminilisa-pravila-prodazu-recepturnih-likiv.html" text:style-name="Internet_20_link" text:visited-style-name="Visited_20_Internet_20_Link">
</text:a>
，旁边的食谱将继续。</text:p>
      <text:p text:style-name="P4">
News Source: <text:a xlink:type="simple" xlink:href="https://www.ukrinform.ua/rubric-society/3690255-deficitu-okremih-preparativ-nemae-lasko-zapevniv-so-vsi-liki-e-na-skladah.html" text:style-name="Internet_20_link" text:visited-style-name="Visited_20_Internet_20_Link">
https://www.ukrinform.ua/rubric-society/3690255-deficitu-okremih-preparativ-nemae-lasko-zapevniv-so-vsi-liki-e-na-skladah.html</text:a>
</text:p>
      <!--NEWS-->
      <text:h text:style-name="P10" text:outline-level="1">
<text:span text:style-name="T4">
UPL在2月至3月称为最佳足球运动员和教练的竞争者</text:span>
</text:h>
      <text:p text:style-name="P4">
作者: Ukrinform (Person)</text:p>
      <text:p text:style-name="P4">
出版商: Укринформ (Organization)</text:p>
      <text:p text:style-name="P4">
出版时间: 2023-04-01T13:18:11+03:00</text:p>
      <text:p text:style-name="P4">
修改时间: 2023-04-01T13:18:11+03:00</text:p>
      <text:p text:style-name="P4">
描述: 乌克兰足球英超联赛宣布了候选人的名字，以表彰2023年2月和3月的最佳球员和教练。  - 乌克林。</text:p>
      <text:p text:style-name="P4">
图片: ["<text:a xlink:type="simple" xlink:href="https://static.ukrinform.com/photos/2023_04/thumb_files/630_360_1680344195-247.jpg" text:style-name="Internet_20_link" text:visited-style-name="Visited_20_Internet_20_Link">
630_360_16803...</text:a>
"]</text:p>
      <text:p text:style-name="P4">
标签: ['Футбол', "Прем'єр-ліга", 'Україна']</text:p>
      <text:p text:style-name="P4">
类型: Article</text:p>
      <!--METADATA-->
      <text:p text:style-name="P4">
<draw:frame draw:style-name="fr1" draw:name="Image106" text:anchor-type="as-char" svg:width="6.9236in" svg:height="3.956343in" draw:z-index="0">
<draw:image xlink:href="../Images/yкринформ/2023-04-01T13-18-11-03-00/630_360_1680344195-247.jpg" xlink:type="simple" xlink:show="embed" xlink:actuate="onLoad" draw:mime-type="image/jpeg"/>
</draw:frame>
乌克兰五足球英超联赛在2023年2月和3月宣布了最佳球员和培训师的认可名称。</text:p>
      <text:p text:style-name="P4">
在球员中<text:a xlink:type="simple" xlink:href="https://upl.ua/ua/news/view/6992" text:style-name="Internet_20_link" text:visited-style-name="Visited_20_Internet_20_Link">
</text:a>
因为将在乔治·苏达科夫之间赢得胜利(“沙克塔尔·顿涅茨克)，Eduardo Gerrero(Zorya，卢甘斯克)，Taunta Seferi(Vorskla，Poltava)和Ziga Badibang(Chernomorets，Odesa)，报道乌克林福姆。</text:p>
      <text:p text:style-name="P4">
胜利训练师也提名了四名 - 帕特里克·范·鲁文(Patrick Van Leuven)(“星星”)，谢尔盖·科瓦特(Sergey Kovalets)(ingulets，petrove)，罗马·格里戈尔丘克(Roman Grigorchuk)(Chernomorets)和伊戈罗维奇(“矿工”).</text:p>
      <text:p text:style-name="P4">
<text:span text:style-name="T4">
Читайте також:</text:span>
 <text:a xlink:type="simple" xlink:href="https://www.ukrinform.ua/rubric-sports/3689100-minaj-ta-ingulec-rozpocnut-19j-tur-futbolnoi-premerligi-ukraini.html" text:style-name="Internet_20_link" text:visited-style-name="Visited_20_Internet_20_Link">
 </text:a>
投票可在UPL官方网站上获得。</text:p>
      <text:p text:style-name="P4">
照片：UPL.UA。</text:p>
      <text:p text:style-name="P4">
News Source: <text:a xlink:type="simple" xlink:href="https://www.ukrinform.ua/rubric-sports/3690257-upl-nazvala-pretendentiv-na-krasogo-futbolista-i-trenera-u-lutomuberezni.html" text:style-name="Internet_20_link" text:visited-style-name="Visited_20_Internet_20_Link">
https://www.ukrinform.ua/rubric-sports/3690257-upl-nazvala-pretendentiv-na-krasogo-futbolista-i-trenera-u-lutomuberezni.html</text:a>
</text:p>
      <!--NEWS-->
      <text:h text:style-name="P10" text:outline-level="1">
<text:span text:style-name="T4">
乌克兰和斯洛伐克继续增强了汽油进口的保证能力的影响</text:span>
</text:h>
      <text:p text:style-name="P4">
作者: Ukrinform (Person)</text:p>
      <text:p text:style-name="P4">
出版商: Укринформ (Organization)</text:p>
      <text:p text:style-name="P4">
出版时间: 2023-04-01T13:19:00+03:00</text:p>
      <text:p text:style-name="P4">
修改时间: 2023-04-01T13:19:00+03:00</text:p>
      <text:p text:style-name="P4">
描述: Slovak GTS Eustream和LLC“乌克兰GTS运营商”的运营商同意将增加的保证能力的到期到2023年9月30日。  - 乌克林。</text:p>
      <text:p text:style-name="P4">
图片: ["<text:a xlink:type="simple" xlink:href="https://static.ukrinform.com/photos/2021_05/thumb_files/630_360_1622194486-658.jpeg" text:style-name="Internet_20_link" text:visited-style-name="Visited_20_Internet_20_Link">
630_360_16221...</text:a>
"]</text:p>
      <text:p text:style-name="P4">
标签: ['Газ', 'Імпорт', 'Україна', 'ГТС України', 'Словаччина']</text:p>
      <text:p text:style-name="P4">
类型: Article</text:p>
      <!--METADATA-->
      <text:p text:style-name="P4">
<draw:frame draw:style-name="fr1" draw:name="Image107" text:anchor-type="as-char" svg:width="6.9236in" svg:height="3.956343in" draw:z-index="0">
<draw:image xlink:href="../Images/yкринформ/2023-04-01T13-19-00-03-00/630_360_1622194486-658.jpeg" xlink:type="simple" xlink:show="embed" xlink:actuate="onLoad" draw:mime-type="image/jpeg"/>
</draw:frame>
GTS Eustream和LLC“乌克兰GTS的运营商”的斯洛伐克运营商同意了在2023年9月30日之前增加担保能力的有效性。</text:p>
      <text:p text:style-name="P4">
根据乌克林福姆的说法，新闻服务报告<text:a xlink:type="simple" xlink:href="https://tsoua.com/news/eustream-prodovzhyv-diyu-zbilshenyh-garantovanyh-potuzhnostej-dlya-importu-gazu-v-ukrayinu/" text:style-name="Internet_20_link" text:visited-style-name="Visited_20_Internet_20_Link">
</text:a>
。</text:p>
      <text:p text:style-name="P4">
该公司提醒该公司，自2022年2月以来，OGTSU与斯洛伐克合作伙伴一起提供了每天有4200万辆汽油进口的保证能力，而不是2700万立方米，自2014年以来就可以使用。斯洛伐克同事的这一步骤促进了整合天然气市场，业务发展和业务发展。加强该地区天然气供应的安全。</text:p>
      <text:p text:style-name="P4">
“总的来说，现在有保证从欧盟国家进口的进口，分别为每天5400万立方米。 OGTSU补充说，也可以从摩尔多瓦和罗马尼亚从跨性别路线的南部方向进口400万立方米。” Ogtsu补充说。</text:p>
      <text:p text:style-name="P4">
<text:span text:style-name="T4">
另请阅读：</text:span>
 <text:a xlink:type="simple" xlink:href="https://www.ukrinform.ua/rubric-economy/3688508-evrokomisia-rozrobit-mehanizm-finansovih-garantij-dla-ucasnikiv-rinku-gazu-v-ukraini-cernisov.html" text:style-name="Internet_20_link" text:visited-style-name="Visited_20_Internet_20_Link">
</text:a>
在不久的将来，OGTSU和斯洛伐克合作伙伴计划确定短期中期目标和实施方式。</text:p>
      <text:p text:style-name="P4">
德米特里说：“在欧洲能源体系转型的这一阶段，改革欧洲的天然气市场，来源的多元化和供应途径，必须使现有的天然气基础设施的潜力必要。我们专注于这项任务。” Lippa首席执行官。</text:p>
      <text:p text:style-name="P4">
据报道，乌克兰和波兰天然气运输系统的运营商已签署了有关改善州际管道的合作的备忘录。</text:p>
      <text:p text:style-name="P4">
News Source: <text:a xlink:type="simple" xlink:href="https://www.ukrinform.ua/rubric-economy/3690241-ukraina-i-slovaccina-prodovzili-diu-zbilsenih-garantovanih-potuznostej-dla-importu-gazu.html" text:style-name="Internet_20_link" text:visited-style-name="Visited_20_Internet_20_Link">
https://www.ukrinform.ua/rubric-economy/3690241-ukraina-i-slovaccina-prodovzili-diu-zbilsenih-garantovanih-potuznostej-dla-importu-gazu.html</text:a>
</text:p>
      <!--NEWS-->
      <text:h text:style-name="P10" text:outline-level="1">
<text:span text:style-name="T4">
在“大进攻”框架内的俄罗斯人未能完成普京 - 尤索夫的任务到4月到4月</text:span>
</text:h>
      <text:p text:style-name="P4">
作者: Ukrinform (Person)</text:p>
      <text:p text:style-name="P4">
出版商: Укринформ (Organization)</text:p>
      <text:p text:style-name="P4">
出版时间: 2023-04-01T13:22:00+03:00</text:p>
      <text:p text:style-name="P4">
修改时间: 2023-04-01T13:22:00+03:00</text:p>
      <text:p text:style-name="P4">
描述: 俄罗斯军队无法在3月底之前履行俄罗斯联邦弗拉基米尔·普京（Vladimir Putin）的任务。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Донбас', 'путін', 'Розвідка', 'Війна з росією']</text:p>
      <text:p text:style-name="P4">
类型: Article</text:p>
      <!--METADATA-->
      <text:p text:style-name="P4">
<draw:frame draw:style-name="fr1" draw:name="Image108" text:anchor-type="as-char" svg:width="6.9236in" svg:height="3.956343in" draw:z-index="0">
<draw:image xlink:href="../Images/yкринформ/2023-04-01T13-22-00-03-00/630_360_1674657236-888.jpg" xlink:type="simple" xlink:show="embed" xlink:actuate="onLoad" draw:mime-type="image/jpeg"/>
</draw:frame>
作为其所谓的“大进攻”的一部分，俄罗斯军队无法履行俄罗斯总统弗拉基米尔·普京(Vladimir Putin)在3月底征服顿涅茨克和卢坎克地区的任务。</text:p>
      <text:p text:style-name="P4">
据报道，据乌克林福姆(Ukrinform)说，据报道<text:a xlink:type="simple" xlink:href="https://gur.gov.ua/content/plan-putina-shchodo-donbasu-provalyvsia.html" text:style-name="Internet_20_link" text:visited-style-name="Visited_20_Internet_20_Link">
</text:a>
。</text:p>
      <text:p text:style-name="P4">
“目前，乌克兰看到了这项运动的冠军，这被称为“新俄罗斯进攻”。但是，在2月24日全面入侵的条件下，值得我们提醒我们乌克兰和世界各地的全世界。 ，2022年。试图使乌克兰社会士气低落，并使我们所说的伙伴和盟友士气士气，他们为此提供了更多的帮助。” Yusov说。</text:p>
      <text:p text:style-name="P4">
<text:span text:style-name="T4">
另请阅读：</text:span>
 <text:a xlink:type="simple" xlink:href="https://www.ukrinform.ua/rubric-crimea/3686879-poki-e-mozlivist-u-gur-zaklikali-kolaborantiv-viizdzati-z-krimu.html" text:style-name="Internet_20_link" text:visited-style-name="Visited_20_Internet_20_Link">
</text:a>
根据GUR代表的说法，“普京在乌克兰的占领队面前设定的常规条款和任务，尤其是在乌克兰战争目的地之后的瓦莱里·杰拉西莫夫(Valery Gerasimov)之前。”</text:p>
      <text:p text:style-name="P4">
Yusov还补充说，在战场上可以看到“大进攻”的结果 - 被清算的俄罗斯人和军事装备的数量增加了。</text:p>
      <ul>
        <li>
强调：“这意味着，俄罗斯人所说的这场可耻战争的战略目标都没有得到实现和将被实现。”</li>
      </ul>
      <text:p text:style-name="P4">
<text:span text:style-name="T4">
另请阅读：</text:span>
 <text:a xlink:type="simple" xlink:href="https://www.ukrinform.ua/rubric-ato/3685064-ce-cekae-vsih-zradnikiv-usov-pro-likvidaciu-organizatora-kativen-na-hersonsini.html" text:style-name="Internet_20_link" text:visited-style-name="Visited_20_Internet_20_Link">
</text:a>
根据乌克林的说法，根据英国情报人员的说法，俄罗斯军事发言人是人员的临时优势，这是由于“部分动员”而获得的，也是开始进行“冬季进攻”一般的努力。</text:p>
      <text:p text:style-name="P4">
News Source: <text:a xlink:type="simple" xlink:href="https://www.ukrinform.ua/rubric-ato/3690256-rosiani-u-ramkah-velikogo-nastupu-ne-zumili-do-kvitna-vikonati-zavdanna-putina-usov.html" text:style-name="Internet_20_link" text:visited-style-name="Visited_20_Internet_20_Link">
https://www.ukrinform.ua/rubric-ato/3690256-rosiani-u-ramkah-velikogo-nastupu-ne-zumili-do-kvitna-vikonati-zavdanna-putina-usov.html</text:a>
</text:p>
      <!--NEWS-->
      <text:h text:style-name="P10" text:outline-level="1">
<text:span text:style-name="T4">
俄罗斯留在布查（Bucha），但普京没有打破乌克兰人的意愿-Yermak</text:span>
</text:h>
      <text:p text:style-name="P4">
作者: Ukrinform (Person)</text:p>
      <text:p text:style-name="P4">
出版商: Укринформ (Organization)</text:p>
      <text:p text:style-name="P4">
出版时间: 2023-04-01T13:23:14+03:00</text:p>
      <text:p text:style-name="P4">
修改时间: 2023-04-01T13:23:14+03:00</text:p>
      <text:p text:style-name="P4">
描述: 俄罗斯军队在布达的乌克兰灵魂被吓到，但俄罗斯总统弗拉基米尔·普京没有打破乌克兰人的意愿。  - 乌克林。</text:p>
      <text:p text:style-name="P4">
图片: ["<text:a xlink:type="simple" xlink:href="https://static.ukrinform.com/photos/2022_07/thumb_files/630_360_1658841023-649.jpeg" text:style-name="Internet_20_link" text:visited-style-name="Visited_20_Internet_20_Link">
630_360_16588...</text:a>
"]</text:p>
      <text:p text:style-name="P4">
标签: ['Буча', 'путін', 'росія', 'Єрмак']</text:p>
      <text:p text:style-name="P4">
类型: Article</text:p>
      <!--METADATA-->
      <text:p text:style-name="P4">
<draw:frame draw:style-name="fr1" draw:name="Image109" text:anchor-type="as-char" svg:width="6.9236in" svg:height="3.956343in" draw:z-index="0">
<draw:image xlink:href="../Images/yкринформ/2023-04-01T13-23-14-03-00/630_360_1658841023-649.jpeg" xlink:type="simple" xlink:show="embed" xlink:actuate="onLoad" draw:mime-type="image/jpeg"/>
</draw:frame>
俄罗斯的伤疤是在布达的乌克兰灵魂上应用的，但俄罗斯总统弗拉基米特汀并没有打破乌克兰人的意愿。</text:p>
      <text:p text:style-name="P4">
根据乌克林福姆的说法，在[]的列中关于它(https://www.politico.eu/article/ukraine-volodymyr-zelenskyy-russia-war-fury-grief-remembering-bucha/amp/)总统办公室安德里·耶尔马克(Andriy Yermak)写道。</text:p>
      <text:p text:style-name="P4">
“克里姆林宫没有安全。 俄罗斯已经向乌克兰的灵魂施加了伤痕，但普京并没有打破我们的意志。”他说。</text:p>
      <text:p text:style-name="P4">
根据耶尔马克(Yermak)的说法，现在最需要乌克兰人认识到世界犯罪分子受世界管辖的世界。</text:p>
      <text:p text:style-name="P4">
“对于那些寻求从平民大规模谋杀中获利的人来说，国际餐桌上应该没有地方。 Buchch的幽灵将是联合国的走廊，在这里，俄罗斯作为安全理事会的不变成员的地位嘲笑组织的名称和目的。” OPC补充说。</text:p>
      <text:p text:style-name="P4">
<text:span text:style-name="T4">
另请阅读：</text:span>
 <text:a xlink:type="simple" xlink:href="https://www.ukrinform.ua/rubric-polytics/3690218-buca-moze-buti-miscem-sudu-nad-rosijskimi-voennimi-zlocincami-smigal.html" text:style-name="Internet_20_link" text:visited-style-name="Visited_20_Internet_20_Link">
</text:a>
耶尔马克还强调，乌克兰人将继续继续战斗。</text:p>
      <text:p text:style-name="P4">
“我们将继续需要武器和弹药，我们非常感谢帮助我们补充您股票的朋友。 我们还需要更严格的制裁来增加对俄罗斯精英的压力。 克里姆林宫的克莱托克斯试图成为一个文明的世界，但文明中唯一的地方是他们的监狱。”他说。</text:p>
      <text:p text:style-name="P4">
据报道，据报道，2022年3月31日，国防部队从俄罗斯入侵中释放了这座城市<text:a xlink:type="simple" xlink:href="https://www.ukrinform.ua/tag-buca" text:style-name="Internet_20_link" text:visited-style-name="Visited_20_Internet_20_Link">
</text:a>
在基辅地区。 布查幸存了33天的职业，执法人员记录了侵略者犯下的9000次战争罪。</text:p>
      <text:p text:style-name="P4">
<text:span text:style-name="T5">
foto：总统办公室</text:span>
</text:p>
      <text:p text:style-name="P4">
News Source: <text:a xlink:type="simple" xlink:href="https://www.ukrinform.ua/rubric-ato/3690260-rosia-zalisila-srami-u-buci-ale-putin-ne-zlamav-volu-ukrainciv-ermak.html" text:style-name="Internet_20_link" text:visited-style-name="Visited_20_Internet_20_Link">
https://www.ukrinform.ua/rubric-ato/3690260-rosia-zalisila-srami-u-buci-ale-putin-ne-zlamav-volu-ukrainciv-ermak.html</text:a>
</text:p>
      <!--NEWS-->
      <text:h text:style-name="P10" text:outline-level="1">
<text:span text:style-name="T4">
发电完全满足消费者需求-Galushchenko</text:span>
</text:h>
      <text:p text:style-name="P4">
作者: Ukrinform (Person)</text:p>
      <text:p text:style-name="P4">
出版商: Укринформ (Organization)</text:p>
      <text:p text:style-name="P4">
出版时间: 2023-04-01T13:29:21+03:00</text:p>
      <text:p text:style-name="P4">
修改时间: 2023-04-01T13:29:21+03:00</text:p>
      <text:p text:style-name="P4">
描述: 乌克兰赫尔曼·盖申科（Ukraine Herman Galushchenko）的能源部长宣布，4月1日星期六，发电公司完全满足了消费者的需求。  - 乌克林。</text:p>
      <text:p text:style-name="P4">
图片: ["<text:a xlink:type="simple" xlink:href="https://static.ukrinform.com/photos/2023_04/thumb_files/630_360_1680344864-268.jpg" text:style-name="Internet_20_link" text:visited-style-name="Visited_20_Internet_20_Link">
630_360_16803...</text:a>
"]</text:p>
      <text:p text:style-name="P4">
标签: ['Електроенергія', 'Міненерго', 'Галущенко']</text:p>
      <text:p text:style-name="P4">
类型: Article</text:p>
      <!--METADATA-->
      <text:p text:style-name="P4">
<draw:frame draw:style-name="fr1" draw:name="Image110" text:anchor-type="as-char" svg:width="6.9236in" svg:height="3.956343in" draw:z-index="0">
<draw:image xlink:href="../Images/yкринформ/2023-04-01T13-29-21-03-00/630_360_1680344864-268.jpg" xlink:type="simple" xlink:show="embed" xlink:actuate="onLoad" draw:mime-type="image/jpeg"/>
</draw:frame>
乌克兰赫尔曼·盖申科(Herman Galushchenko)的能源部长宣布，4月1日星期六，电力的一代完全满足了消费者的需求。</text:p>
      <text:p text:style-name="P4">
根据乌克林的说法，乌克兰能源部在<text:a xlink:type="simple" xlink:href="https://www.facebook.com/minenergoUkraine/posts/pfbid0pxgaf9VWRLtLshHNWT7RHwPPyW5owYCDdXawYtmak8ct4mkE7eYEXZQS6ew6K7Kl" text:style-name="Internet_20_link" text:visited-style-name="Visited_20_Internet_20_Link">
</text:a>
.</text:p>
      <text:p text:style-name="P4">
Галущенко зазначив, що генерація із резервом має необхідні обсяги потужності,аби забезпечити потреби споживачів електроенергії в усіх областях України.</text:p>
      <text:p text:style-name="P4">
<text:span text:style-name="T4">
Читайте також:</text:span>
 <text:a xlink:type="simple" xlink:href="https://www.ukrinform.ua/rubric-economy/3689311-energosistema-ukraini-pracue-z-rezervom-potuznosti-galusenko.html" text:style-name="Internet_20_link" text:visited-style-name="Visited_20_Internet_20_Link">
 </text:a>
据他说，在Zhytomyr地区，通过维修网络基础设施，可能会限制某些类别消费者的电力供应。</text:p>
      <text:p text:style-name="P4">
通过敌对行动损害的网络的维修仍在继续。</text:p>
      <text:p text:style-name="P4">
特别是，在顿涅茨克地区恢复了21,000范围的电力供应。</text:p>
      <text:p text:style-name="P4">
<text:span text:style-name="T4">
另请阅读：</text:span>
 <text:a xlink:type="simple" xlink:href="https://www.ukrinform.ua/rubric-economy/3689055-vidnovluvalna-energetika-e-pitannam-nacionalnoi-bezpeki-galusenko.html" text:style-name="Internet_20_link" text:visited-style-name="Visited_20_Internet_20_Link">
</text:a>
正如乌克林福姆(Ukrinform)报道的那样，Ukrenergo已与欧洲能源协会的15家系统运营商签署了INTO-E协议，该协议将允许该公司在不可预见的情况下寻求帮助。</text:p>
      <text:p text:style-name="P4">
照片：能源部，Facebook</text:p>
      <text:p text:style-name="P4">
News Source: <text:a xlink:type="simple" xlink:href="https://www.ukrinform.ua/rubric-economy/3690265-generacia-elektroenergii-povnistu-zabezpecue-potrebi-spozivaciv-galusenko.html" text:style-name="Internet_20_link" text:visited-style-name="Visited_20_Internet_20_Link">
https://www.ukrinform.ua/rubric-economy/3690265-generacia-elektroenergii-povnistu-zabezpecue-potrebi-spozivaciv-galusenko.html</text:a>
</text:p>
      <!--NEWS-->
      <text:h text:style-name="P10" text:outline-level="1">
<text:span text:style-name="T4">
教皇出院</text:span>
</text:h>
      <text:p text:style-name="P4">
作者: Ukrinform (Person)</text:p>
      <text:p text:style-name="P4">
出版商: Укринформ (Organization)</text:p>
      <text:p text:style-name="P4">
出版时间: 2023-04-01T13:33:56+03:00</text:p>
      <text:p text:style-name="P4">
修改时间: 2023-04-01T13:33:56+03:00</text:p>
      <text:p text:style-name="P4">
描述: 圣宝的新闻服务告知，弗朗西斯教皇于4月1日星期六从医院出院。 罗马的Agostino Jemelley。  - 乌克林。</text:p>
      <text:p text:style-name="P4">
图片: ["<text:a xlink:type="simple" xlink:href="https://static.ukrinform.com/photos/2018_12/thumb_files/630_360_1545752457-943.jpg" text:style-name="Internet_20_link" text:visited-style-name="Visited_20_Internet_20_Link">
630_360_15457...</text:a>
", "<text:a xlink:type="simple" xlink:href="https://static.ukrinform.com/photos/2023_04/1680344876-228.jpeg" text:style-name="Internet_20_link" text:visited-style-name="Visited_20_Internet_20_Link">
1680344876-22...</text:a>
"]</text:p>
      <text:p text:style-name="P4">
标签: ['Папа Франциск', 'Рим', 'Лікарня']</text:p>
      <text:p text:style-name="P4">
类型: Article</text:p>
      <!--METADATA-->
      <text:p text:style-name="P4">
<draw:frame draw:style-name="fr1" draw:name="Image111" text:anchor-type="as-char" svg:width="6.9236in" svg:height="3.956343in" draw:z-index="0">
<draw:image xlink:href="../Images/yкринформ/2023-04-01T13-33-56-03-00/630_360_1545752457-943.jpg" xlink:type="simple" xlink:show="embed" xlink:actuate="onLoad" draw:mime-type="image/jpeg"/>
</draw:frame>
王位的新闻仪式告知，弗朗西斯教皇于4月1日星期六从医院出院。 罗马的Agostino Jemelley。</text:p>
      <text:p text:style-name="P4">
正如乌克林福姆报道的那样，它报告了<text:a xlink:type="simple" xlink:href="https://www.vaticannews.va/uk/pope/news/2023-04/papa-vypysanyj-z-likarni.html" text:style-name="Internet_20_link" text:visited-style-name="Visited_20_Internet_20_Link">
</text:a>
。</text:p>
      <text:p text:style-name="P4">
值得注意的是，在离开医疗机构之前，这是意大利天主教大学学院<text:a xlink:type="simple" xlink:href="https://www.ukrinform.ua/tag-papa-francisk" text:style-name="Internet_20_link" text:visited-style-name="Visited_20_Internet_20_Link">
</text:a>
他向弗朗克尼尔利及其助手的校长与医院Marko Elephanta的首席执行官和医务人员致意，他们在住院期间照顾了他。</text:p>
      <text:p text:style-name="P4">
在离开汽车之前，教皇还向外部外出的人们致意。 他拥抱了今晚失去女儿的夫妻，并与他们一起祈祷。</text:p>
      <text:p text:style-name="P4">
<draw:frame draw:style-name="fr1" draw:name="Image112" text:anchor-type="as-char" svg:width="6.9236in" svg:height="3.89773in" draw:z-index="0">
<draw:image xlink:href="../Images/yкринформ/2023-04-01T13-33-56-03-00/1680344876-228.jpeg" xlink:type="simple" xlink:show="embed" xlink:actuate="onLoad" draw:mime-type="image/jpeg"/>
</draw:frame>
照片：Vaticannews</text:p>
      <text:p text:style-name="P4">
<text:span text:style-name="T4">
另请阅读：</text:span>
 <text:a xlink:type="simple" xlink:href="https://www.ukrinform.ua/rubric-technology/3688156-poslanna-papi-rimskogo-vidpravlat-u-kosmos.html" text:style-name="Internet_20_link" text:visited-style-name="Visited_20_Internet_20_Link">
</text:a>
教皇从医院去了圣玛丽亚·马吉尔大教堂。 在有福的圣母玛利亚·萨卢斯·波普利·罗曼尼(Populi Romani)的奇迹般的偶像之前，他提出了Zadyti的特殊祈祷，前一天，他在儿科肿瘤学院访问了他的神经外科手术，以及所有患者，以及所有患者和患有遭受疾病的患者失去亲人。</text:p>
      <text:p text:style-name="P4">
据乌克林福姆称，弗朗西斯教皇于3月29日住院。 由于呼吸道感染，罗马的Agostino dzhemelli。在前夕，他抱怨呼吸困难，但没有Covid-19。</text:p>
      <text:p text:style-name="P4">
News Source: <text:a xlink:type="simple" xlink:href="https://www.ukrinform.ua/rubric-world/3690266-papu-rimskogo-vipisali-z-likarni.html" text:style-name="Internet_20_link" text:visited-style-name="Visited_20_Internet_20_Link">
https://www.ukrinform.ua/rubric-world/3690266-papu-rimskogo-vipisali-z-likarni.html</text:a>
</text:p>
      <!--NEWS-->
      <text:h text:style-name="P10" text:outline-level="1">
<text:span text:style-name="T4">
第一期的军事牧师在基辅索非亚举行</text:span>
</text:h>
      <text:p text:style-name="P4">
作者: Ukrinform (Person)</text:p>
      <text:p text:style-name="P4">
出版商: Укринформ (Organization)</text:p>
      <text:p text:style-name="P4">
出版时间: 2023-04-01T13:37:03+03:00</text:p>
      <text:p text:style-name="P4">
修改时间: 2023-04-01T13:37:03+03:00</text:p>
      <text:p text:style-name="P4">
描述: 第一期的军事牧师在索非亚基夫斯卡国家保护区举行，该储备完成了乌克兰武装部队军事牧师的高级培训课程。  - 乌克林。</text:p>
      <text:p text:style-name="P4">
图片: ["<text:a xlink:type="simple" xlink:href="https://static.ukrinform.com/photos/2023_04/thumb_files/630_360_1680345172-1001.jpeg" text:style-name="Internet_20_link" text:visited-style-name="Visited_20_Internet_20_Link">
630_360_16803...</text:a>
"]</text:p>
      <text:p text:style-name="P4">
标签: ['Капелан', 'Софія Київська', 'Епіфаній']</text:p>
      <text:p text:style-name="P4">
类型: Article</text:p>
      <!--METADATA-->
      <text:p text:style-name="P4">
<draw:frame draw:style-name="fr1" draw:name="Image113" text:anchor-type="as-char" svg:width="6.9236in" svg:height="3.956343in" draw:z-index="0">
<draw:image xlink:href="../Images/yкринформ/2023-04-01T13-37-03-03-00/630_360_1680345172-1001.jpeg" xlink:type="simple" xlink:show="embed" xlink:actuate="onLoad" draw:mime-type="image/jpeg"/>
</draw:frame>
索非亚基夫斯卡联盟保护区(Sofia Kyivska Union Reserve)提出了第一期的军事计划，该计划完成了乌克兰武装部队军事营地的高级训练课程。</text:p>
      <text:p text:style-name="P4">
这是乌克利福通讯员的报道。</text:p>
      <text:p text:style-name="P4">
宗教组织的负责人阅读了军事牧师的祈祷，阿普蒂姆(Apotim)奉献了武装部队武装部队军事牧师的名誉旗帜，并奉献了代表的祝福。</text:p>
      <text:p text:style-name="P4">
<text:a xlink:type="simple" xlink:href="https://static.ukrinform.com/photos/2023_04/1680345172-9964.jpeg" text:style-name="Internet_20_link" text:visited-style-name="Visited_20_Internet_20_Link">
</text:a>
 <text:a xlink:type="simple" xlink:href="https://static.ukrinform.com/photos/2023_04/1680345172-4003.jpeg" text:style-name="Internet_20_link" text:visited-style-name="Visited_20_Internet_20_Link">
</text:a>
 <text:a xlink:type="simple" xlink:href="https://static.ukrinform.com/photos/2023_04/1680345172-4069.jpeg" text:style-name="Internet_20_link" text:visited-style-name="Visited_20_Internet_20_Link">
</text:a>
 <text:a xlink:type="simple" xlink:href="https://static.ukrinform.com/photos/2023_04/1680345172-4270.jpeg" text:style-name="Internet_20_link" text:visited-style-name="Visited_20_Internet_20_Link">
</text:a>
 <text:a xlink:type="simple" xlink:href="https://static.ukrinform.com/photos/2023_04/1680345172-9284.jpeg" text:style-name="Internet_20_link" text:visited-style-name="Visited_20_Internet_20_Link">
</text:a>
 <text:a xlink:type="simple" xlink:href="https://static.ukrinform.com/photos/2023_04/1680345172-1001.jpeg" text:style-name="Internet_20_link" text:visited-style-name="Visited_20_Internet_20_Link">
</text:a>
 <text:a xlink:type="simple" xlink:href="https://static.ukrinform.com/photos/2023_04/1680345173-2319.jpeg" text:style-name="Internet_20_link" text:visited-style-name="Visited_20_Internet_20_Link">
</text:a>
 <text:a xlink:type="simple" xlink:href="https://static.ukrinform.com/photos/2023_04/1680345173-7640.jpeg" text:style-name="Internet_20_link" text:visited-style-name="Visited_20_Internet_20_Link">
</text:a>
 <text:a xlink:type="simple" xlink:href="https://static.ukrinform.com/photos/2023_04/1680345173-8102.jpeg" text:style-name="Internet_20_link" text:visited-style-name="Visited_20_Internet_20_Link">
</text:a>
 <text:a xlink:type="simple" xlink:href="https://static.ukrinform.com/photos/2023_04/1680345173-3487.jpeg" text:style-name="Internet_20_link" text:visited-style-name="Visited_20_Internet_20_Link">
</text:a>
 <text:a xlink:type="simple" xlink:href="https://static.ukrinform.com/photos/2023_04/1680345173-6973.jpeg" text:style-name="Internet_20_link" text:visited-style-name="Visited_20_Internet_20_Link">
</text:a>
“牧师被要求回答复杂的精神问题。我们是人民，牧师和军人。在如此艰难的条件下，战争的战争，当军队看到他们的朋友的死亡，他们的科瓦里什之死，然后他通常会出现。牧师被要求激励，给他们希望，爱，对上帝的希望，对上帝的信仰，并相信我们未来的胜利。</text:p>
      <text:p text:style-name="P4">
<text:span text:style-name="T4">
另请阅读：</text:span>
 <text:a xlink:type="simple" xlink:href="https://www.ukrinform.ua/rubric-ato/3683445-epifanij-i-naev-obgovorili-rol-kapelaniv-u-vijsku.html" text:style-name="Internet_20_link" text:visited-style-name="Visited_20_Internet_20_Link">
</text:a>
此外，在完成军事牧师培训后举行了证书仪式。</text:p>
      <text:p text:style-name="P4">
“我要感谢每个人都为您完成了这项课程的事实，并且有人投降了主要官员，而有军事部门的人则获得了冠军。特别是在直接行动的条件下，截然不同。”<text:span text:style-name="T4">
另请阅读：</text:span>
 <text:a xlink:type="simple" xlink:href="https://www.ukrinform.ua/rubric-society/3678751-u-zsu-ne-isnue-posadi-golovnogo-rabina-sluzba-vijskovogo-kapelanstva.html" text:style-name="Internet_20_link" text:visited-style-name="Visited_20_Internet_20_Link">
</text:a>
如报道，国家资格署(现金)注册了牧师专业标准和助理卫生保健项目的发展。</text:p>
      <text:p text:style-name="P4">
News Source: <text:a xlink:type="simple" xlink:href="https://www.ukrinform.ua/rubric-kyiv/3690267-u-sofii-kiivskij-vidbuvsa-persij-vipusk-vijskovih-kapelaniv.html" text:style-name="Internet_20_link" text:visited-style-name="Visited_20_Internet_20_Link">
https://www.ukrinform.ua/rubric-kyiv/3690267-u-sofii-kiivskij-vidbuvsa-persij-vipusk-vijskovih-kapelaniv.html</text:a>
</text:p>
      <!--NEWS-->
      <text:h text:style-name="P10" text:outline-level="1">
<text:span text:style-name="T4">
Tkachenko以及“文化待遇”访问了顿涅茨克地区的捍卫者</text:span>
</text:h>
      <text:p text:style-name="P4">
作者: Ukrinform (Person)</text:p>
      <text:p text:style-name="P4">
出版商: Укринформ (Organization)</text:p>
      <text:p text:style-name="P4">
出版时间: 2023-04-01T13:40:56+03:00</text:p>
      <text:p text:style-name="P4">
修改时间: 2023-04-01T13:40:56+03:00</text:p>
      <text:p text:style-name="P4">
描述: 乌克兰Oleksandr Tkachenko的文化和信息政策部长和文化空降人访问了顿涅茨克地区的军队。  - 乌克林。</text:p>
      <text:p text:style-name="P4">
图片: ["<text:a xlink:type="simple" xlink:href="https://static.ukrinform.com/photos/2023_04/thumb_files/630_360_1680345536-171.jpg" text:style-name="Internet_20_link" text:visited-style-name="Visited_20_Internet_20_Link">
630_360_16803...</text:a>
", "<text:a xlink:type="simple" xlink:href="https://static.ukrinform.com/photos/2023_04/1680345537-394.jpg" text:style-name="Internet_20_link" text:visited-style-name="Visited_20_Internet_20_Link">
1680345537-39...</text:a>
"]</text:p>
      <text:p text:style-name="P4">
标签: ['Донеччина', 'Ткаченко', 'МКІП ']</text:p>
      <text:p text:style-name="P4">
类型: Article</text:p>
      <!--METADATA-->
      <text:p text:style-name="P4">
<draw:frame draw:style-name="fr1" draw:name="Image114" text:anchor-type="as-char" svg:width="6.9236in" svg:height="3.956343in" draw:z-index="0">
<draw:image xlink:href="../Images/yкринформ/2023-04-01T13-40-56-03-00/630_360_1680345536-171.jpg" xlink:type="simple" xlink:show="embed" xlink:actuate="onLoad" draw:mime-type="image/jpeg"/>
</draw:frame>
乌克兰Oleksandr Tkachenko和“文化dessant”的文化和信息政策部长访问了顿涅茨克地区的军队。</text:p>
      <text:p text:style-name="P4">
根据乌克林福姆的说法，这位部长在[]中报道了(https://t.me/otkachenkokyiv/3337)并与乌克兰文化人物一起出版了会议的照片和视频。</text:p>
      <text:p text:style-name="P4">
“我们带着书籍和音乐来到顿涅茨克地区。 乌克兰教育和历史。 Tkachenko说。</text:p>
      <text:p text:style-name="P4">
<draw:frame draw:style-name="fr1" draw:name="Image115" text:anchor-type="as-char" svg:width="6.9236in" svg:height="5.1927in" draw:z-index="0">
<draw:image xlink:href="../Images/yкринформ/2023-04-01T13-40-56-03-00/1680345537-394.jpg" xlink:type="simple" xlink:show="embed" xlink:actuate="onLoad" draw:mime-type="image/jpeg"/>
</draw:frame>
部长“这只是乌克兰文化在战争期间所做的事情的一小部分 - 他们的眼睛和人物如何改变。”</text:p>
      <text:p text:style-name="P4">
<text:span text:style-name="T4">
另请阅读：</text:span>
 <text:a xlink:type="simple" xlink:href="https://www.ukrinform.ua/rubric-culture/3688814-na-doneccini-potriben-kulturnij-desant-tkacenko.html" text:style-name="Internet_20_link" text:visited-style-name="Visited_20_Internet_20_Link">
</text:a>
根据Tkachenko的说法，顿涅茨克地区的军队音乐会是他最惊人，最闪亮的时刻之一。</text:p>
      <text:p text:style-name="P4">
“文化充实，音乐正在处理，正确的词使人们继续前进，诱发和艰苦的斗争。 我们正在努力加强正面的文化成分。” Mkip头强调。</text:p>
      <text:p text:style-name="P4">
正如乌克林福姆报道的那样，特卡钦科与顿涅茨克地区政府的领导人讨论了乌克兰文化人物和乌克兰印刷词的存在。</text:p>
      <text:p text:style-name="P4">
照片：Oleksandr Tkachenko，电报</text:p>
      <text:p text:style-name="P4">
News Source: <text:a xlink:type="simple" xlink:href="https://www.ukrinform.ua/rubric-culture/3690269-tkacenko-razom-iz-kulturnim-desantom-vidvidav-zahisnikiv-doneccini.html" text:style-name="Internet_20_link" text:visited-style-name="Visited_20_Internet_20_Link">
https://www.ukrinform.ua/rubric-culture/3690269-tkacenko-razom-iz-kulturnim-desantom-vidvidav-zahisnikiv-doneccini.html</text:a>
</text:p>
      <!--NEWS-->
      <text:h text:style-name="P10" text:outline-level="1">
<text:span text:style-name="T4">
Zaporozhye墓地上的火箭笔触数量增加到五个</text:span>
</text:h>
      <text:p text:style-name="P4">
作者: Ukrinform (Person)</text:p>
      <text:p text:style-name="P4">
出版商: Укринформ (Organization)</text:p>
      <text:p text:style-name="P4">
出版时间: 2023-04-01T13:43:02+03:00</text:p>
      <text:p text:style-name="P4">
修改时间: 2023-04-01T13:43:02+03:00</text:p>
      <text:p text:style-name="P4">
描述: 由于在Zaporozhye的墓地上进行了火箭袭击，有5人受伤。  - 乌克林。</text:p>
      <text:p text:style-name="P4">
图片: ["<text:a xlink:type="simple" xlink:href="https://static.ukrinform.com/photos/2023_03/thumb_files/630_360_1680266828-830.jpg" text:style-name="Internet_20_link" text:visited-style-name="Visited_20_Internet_20_Link">
630_360_16802...</text:a>
", "<text:a xlink:type="simple" xlink:href="https://static.ukrinform.com/photos/2023_03/1680266828-948.jpg" text:style-name="Internet_20_link" text:visited-style-name="Visited_20_Internet_20_Link">
1680266828-94...</text:a>
"]</text:p>
      <text:p text:style-name="P4">
标签: ['Обстріл', 'Поранені', 'Кладовище', 'Запоріжжя', 'Війна з росією']</text:p>
      <text:p text:style-name="P4">
类型: Article</text:p>
      <!--METADATA-->
      <text:p text:style-name="P4">
<draw:frame draw:style-name="fr1" draw:name="Image116" text:anchor-type="as-char" svg:width="6.9236in" svg:height="3.956343in" draw:z-index="0">
<draw:image xlink:href="../Images/yкринформ/2023-04-01T13-43-02-03-00/630_360_1680266828-830.jpg" xlink:type="simple" xlink:show="embed" xlink:actuate="onLoad" draw:mime-type="image/jpeg"/>
</draw:frame>
此外，在Zaporozhye的墓地中，有5人受伤。</text:p>
      <text:p text:style-name="P4">
关于它报告<text:a xlink:type="simple" xlink:href="https://zp.npu.gov.ua/news/rosiiany-vdaryly-po-naselenykh-punktakh-iz-zrk-s-300-otrk-iskander-i-rszv-smerch-naslidky-vluchan-zadokumentuvala-zaporizka-politsiia" text:style-name="Internet_20_link" text:visited-style-name="Visited_20_Internet_20_Link">
</text:a>
他报告了乌克林福姆。</text:p>
      <text:p text:style-name="P4">
“敌人亲吻了墓地上的伊斯坎德火箭。(https://www.ukrinform.ua/tag-obstril)五人受伤，其中三人是三人和两名妇女。”</text:p>
      <text:p text:style-name="P4">
<draw:frame draw:style-name="fr1" draw:name="Image117" text:anchor-type="as-char" svg:width="6.9236in" svg:height="5.1927in" draw:z-index="0">
<draw:image xlink:href="../Images/yкринформ/2023-04-01T13-43-02-03-00/1680266828-948.jpg" xlink:type="simple" xlink:show="embed" xlink:actuate="onLoad" draw:mime-type="image/jpeg"/>
</draw:frame>
提供医疗服务后，他们得到了门诊治疗。</text:p>
      <text:p text:style-name="P4">
<text:span text:style-name="T4">
另请阅读：</text:span>
 <text:a xlink:type="simple" xlink:href="https://www.ukrinform.ua/rubric-regions/3690251-raketnij-udar-po-zaporizzu-u-miskradi-zaavili-pro-ponad-80-poskodzenih-budinkiv.html" text:style-name="Internet_20_link" text:visited-style-name="Visited_20_Internet_20_Link">
</text:a>
此外，两枚C-300导弹袭击了Zaporozhye企业的领土。 乌里兹拉蒂(Urizlatti)摧毁了行政大楼，窗户损坏，门和附件的外墙。</text:p>
      <text:p text:style-name="P4">
据报道，Zaporizhzhia的郊区昨晚是一次敌对的袭击。Razumivka和下Khortytsya村庄的民用和住宅基础设施。轻率的军队袭击了四个喷气式飞机。 报告了两名受害者。</text:p>
      <text:p text:style-name="P4">
News Source: <text:a xlink:type="simple" xlink:href="https://www.ukrinform.ua/rubric-regions/3690270-kilkist-postrazdalih-vid-raketnogo-udaru-po-kladovisu-v-zaporizzi-zrosla-do-pati.html" text:style-name="Internet_20_link" text:visited-style-name="Visited_20_Internet_20_Link">
https://www.ukrinform.ua/rubric-regions/3690270-kilkist-postrazdalih-vid-raketnogo-udaru-po-kladovisu-v-zaporizzi-zrosla-do-pati.html</text:a>
</text:p>
      <!--NEWS-->
      <text:h text:style-name="P10" text:outline-level="1">
<text:span text:style-name="T4">
lyashko关于控制药物的控制：仍然是4月1日之前的</text:span>
</text:h>
      <text:p text:style-name="P4">
作者: Ukrinform (Person)</text:p>
      <text:p text:style-name="P4">
出版商: Укринформ (Organization)</text:p>
      <text:p text:style-name="P4">
出版时间: 2023-04-01T13:53:08+03:00</text:p>
      <text:p text:style-name="P4">
修改时间: 2023-04-01T13:53:08+03:00</text:p>
      <text:p text:style-name="P4">
描述: 卫生部长维克多·莱什科（Viktor Lyashko）强调，处方药没有带来任何新药，只有额外的服务 -  e -recipe。 在进行积极战斗的领土上，一个人可以在药房购买而无需处方。  - 乌克林。</text:p>
      <text:p text:style-name="P4">
图片: ["<text:a xlink:type="simple" xlink:href="https://static.ukrinform.com/photos/2023_02/thumb_files/630_360_1676015543-511.jpg" text:style-name="Internet_20_link" text:visited-style-name="Visited_20_Internet_20_Link">
630_360_16760...</text:a>
"]</text:p>
      <text:p text:style-name="P4">
标签: ['Ліки', 'Віктор Ляшко', 'Е-рецепт']</text:p>
      <text:p text:style-name="P4">
类型: Article</text:p>
      <!--METADATA-->
      <text:p text:style-name="P4">
<draw:frame draw:style-name="fr1" draw:name="Image118" text:anchor-type="as-char" svg:width="6.9236in" svg:height="3.956343in" draw:z-index="0">
<draw:image xlink:href="../Images/yкринформ/2023-04-01T13-53-08-03-00/630_360_1676015543-511.jpg" xlink:type="simple" xlink:show="embed" xlink:actuate="onLoad" draw:mime-type="image/jpeg"/>
</draw:frame>
卫生部长维克多·莱什科(Viktor Lyashko)强调，他们没有将任何新药带到处方团体中，只出现了其他服务。 在进行积极战斗的领土上，一个人可以在没有处方的情况下给药。</text:p>
      <text:p text:style-name="P4">
他在<text:a xlink:type="simple" xlink:href="https://www.youtube.com/watch" text:style-name="Internet_20_link" text:visited-style-name="Visited_20_Internet_20_Link">
</text:a>
Ukrinform通讯员报告。</text:p>
      <text:p text:style-name="P4">
“没有新的药物进入处方组，加强对假期和其他事物的控制没有变化。 如今，出现了一项额外的服务，从而产生了一些结果。</text:p>
      <text:p text:style-name="P4">
<text:span text:style-name="T4">
另请阅读：</text:span>
 <text:a xlink:type="simple" xlink:href="https://www.ukrinform.ua/rubric-society/3690255-deficitu-okremih-preparativ-nemae-lasko-zapevniv-so-vsi-liki-e-na-skladah.html" text:style-name="Internet_20_link" text:visited-style-name="Visited_20_Internet_20_Link">
</text:a>
他强调说：“食谱药物的问题不受引入电子处方的问题的调节。” “而且我们进行了处方准备。与此同时，当我们说没有需要保存药房的纸质食谱时，我们经常使用药房网络，这使药房可以释放接收者没有处方的毒品，”莱什科说。</text:p>
      <text:p text:style-name="P4">
部长保证，今天的控制不会加强：“截至4月1日的一切，还有一项额外的服务 - 电子食谱的另一项服务，我们可以开始跟踪我们写出的毒品组的内容释放。处方什么疾病或其他药物。”</text:p>
      <text:p text:style-name="P4">
Lyashko补充说，卫生部将被发送给那些医生的认证，例如，这些医生用抗生素或促疾病药物治疗急性呼吸道病毒感染。 部长：“这必须受到影响，因为该概念是我们不知道的一个大问题。”</text:p>
      <text:p text:style-name="P4">
<text:span text:style-name="T4">
另请阅读：</text:span>
 <text:a xlink:type="simple" xlink:href="https://www.ukrinform.ua/rubric-society/3689917-v-ukraini-zminilisa-pravila-prodazu-recepturnih-likiv.html" text:style-name="Internet_20_link" text:visited-style-name="Visited_20_Internet_20_Link">
</text:a>
他补充说，今天的想法已经形成，好像药房工作人员是棋子，应该有这种情况并开始在药房或药房接受治疗。同时，他指出，在由重返社会和积极战斗部的命令确定的领土上，一个人可以来药房来购买任何药物，而无需任何处方和咨询。 Lyashko补充说：“因为我们决定在第一个红色中选择可访问性。”</text:p>
      <text:p text:style-name="P4">
<text:span text:style-name="T4">
另请阅读：</text:span>
 <text:a xlink:type="simple" xlink:href="https://www.ukrinform.ua/rubric-society/3689371-za-ereceptom-z-kvitna-mozna-bude-pridbati-v-aptekah-blizko-60-likiv-moz.html" text:style-name="Internet_20_link" text:visited-style-name="Visited_20_Internet_20_Link">
</text:a>
据报道，自4月1日以来，在乌克兰，处方药将根据电子处方释放，同时它将继续操作和帕普食谱。</text:p>
      <text:p text:style-name="P4">
News Source: <text:a xlink:type="simple" xlink:href="https://www.ukrinform.ua/rubric-society/3690273-lasko-pro-kontrol-nad-prodazem-likiv-zalisaetsa-te-so-bulo-do-1-kvitna.html" text:style-name="Internet_20_link" text:visited-style-name="Visited_20_Internet_20_Link">
https://www.ukrinform.ua/rubric-society/3690273-lasko-pro-kontrol-nad-prodazem-likiv-zalisaetsa-te-so-bulo-do-1-kvitna.html</text:a>
</text:p>
      <!--NEWS-->
      <text:h text:style-name="P10" text:outline-level="1">
<text:span text:style-name="T4">
基辅法院逮捕了莫斯科东正教的大都会帕维尔2个月</text:span>
</text:h>
      <text:p text:style-name="P4">
作者: liveuamap (Language: en)</text:p>
      <text:p text:style-name="P4">
时间: 2023-04-01T13:54:56</text:p>
      <text:p text:style-name="P4">
地点: Kyiv, Kyiv city (Latitude:50.45433 Longtitude:30.51802)</text:p>
      <text:p text:style-name="P4">
视频: []</text:p>
      <text:p text:style-name="P4">
图片: ["<text:a xlink:type="simple" xlink:href="https://liveuamap.com/pics/2023/04/01/22552927_0.jpg" text:style-name="Internet_20_link" text:visited-style-name="Visited_20_Internet_20_Link">
22552927_0.jpg</text:a>
"]</text:p>
      <text:p text:style-name="P4">
标签: []</text:p>
      <text:p text:style-name="P4">
Id: 22552927</text:p>
      <!--METADATA-->
      <text:p text:style-name="P4">
基辅法院逮捕了莫斯科东正教的大都会帕维尔2个月</text:p>
      <text:p text:style-name="P4">
<draw:frame draw:style-name="fr1" draw:name="Image119" text:anchor-type="as-char" svg:width="6.9236in" svg:height="3.782017in" draw:z-index="0">
<draw:image xlink:href="../Images/liveuamap/2023-04-01T13-54-56/22552927_0.jpg" xlink:type="simple" xlink:show="embed" xlink:actuate="onLoad" draw:mime-type="image/jpeg"/>
</draw:frame>
新闻集链接：<text:a xlink:type="simple" xlink:href="https://liveuamap.com/en/2023/1-april-kyiv-court-arrested-metropolit-pavel-of-moscow-orthodox" text:style-name="Internet_20_link" text:visited-style-name="Visited_20_Internet_20_Link">
https://liveuamap.com/en/2023/1-april-kyiv-court-rast--metropolit-papolit-pavelit-pavel-moscow-moscow-ontrodox</text:a>
</text:p>
      <text:p text:style-name="P4">
News Source: <text:a xlink:type="simple" xlink:href="https://t.me/liganet/25722" text:style-name="Internet_20_link" text:visited-style-name="Visited_20_Internet_20_Link">
https://t.me/liganet/25722</text:a>
</text:p>
      <!--NEWS-->
      <text:h text:style-name="P10" text:outline-level="1">
<text:span text:style-name="T4">
“ Ingulets”在第19轮UPL的首发比赛中夺取了“我的”胜利</text:span>
</text:h>
      <text:p text:style-name="P4">
作者: Ukrinform (Person)</text:p>
      <text:p text:style-name="P4">
出版商: Укринформ (Organization)</text:p>
      <text:p text:style-name="P4">
出版时间: 2023-04-01T14:00:00+03:00</text:p>
      <text:p text:style-name="P4">
修改时间: 2023-04-01T14:00:00+03:00</text:p>
      <text:p text:style-name="P4">
描述: 星期六，乌克兰足球锦标赛的第19轮比赛是在英超俱乐部（UPL）中启动的。  - 乌克林。</text:p>
      <text:p text:style-name="P4">
图片: ["<text:a xlink:type="simple" xlink:href="https://static.ukrinform.com/photos/2023_04/thumb_files/630_360_1680329270-539.jpg" text:style-name="Internet_20_link" text:visited-style-name="Visited_20_Internet_20_Link">
630_360_16803...</text:a>
"]</text:p>
      <text:p text:style-name="P4">
标签: ['Футбол', "Прем'єр-ліга", 'Інгулець', 'Минай']</text:p>
      <text:p text:style-name="P4">
类型: Article</text:p>
      <!--METADATA-->
      <text:p text:style-name="P4">
<draw:frame draw:style-name="fr1" draw:name="Image120" text:anchor-type="as-char" svg:width="6.9236in" svg:height="3.956343in" draw:z-index="0">
<draw:image xlink:href="../Images/yкринформ/2023-04-01T14-00-00-03-00/630_360_1680329270-539.jpg" xlink:type="simple" xlink:show="embed" xlink:actuate="onLoad" draw:mime-type="image/jpeg"/>
</draw:frame>
周六，英超俱乐部的乌克兰足球锦标赛第19轮(UPL).</text:p>
      <text:p text:style-name="P4">
Закарпатський «Минай» на останніх секундах поступився «Інгульцю» з Петрового -1:2, передає Укрінформ.</text:p>
      <text:p text:style-name="P4">
Голи: Юрій Кравчук (第21分钟) - 亚历山大·梅尔尼克(Alexander Melnyk)(“ Minaj”，84岁，在运营商中)和(Maxim Kovalev，90+5，受到罚款).</text:p>
      <text:p text:style-name="P4">
«Минай» має 18 очок (第十二位)，ingulets变成22(第八).</text:p>
      <text:p text:style-name="P4">
У ці хвилини у чемпіонаті триває гра харківського «Металіста» з ковалівським«Колосом».</text:p>
      <text:p text:style-name="P4">
Сьогодні також зіграють рівненський «Верес» і криворізький «Кривбас»,«Олександрія» і полтавська «Ворскла».</text:p>
      <text:p text:style-name="P4">
У неділю, 2 квітня, проведуть між союою поєдинки «Львів» та київське «Динамо»(从13.00开始)，Kharkiv Metalist 1925和Dnipro-1(14.00)，敖德萨·切尔诺曼(Odessa Chernomorets)和shakhtar donetsk(15.00)，卢甘斯克“ Zorya”和Lviv“运动”(15.00).</text:p>
      <text:p text:style-name="P4">
<text:span text:style-name="T4">
Читайте також:</text:span>
 <text:a xlink:type="simple" xlink:href="https://www.ukrinform.ua/rubric-sports/3690257-upl-nazvala-pretendentiv-na-krasogo-futbolista-i-trenera-u-lutomuberezni.html" text:style-name="Internet_20_link" text:visited-style-name="Visited_20_Internet_20_Link">
 </text:a>
Shakhtar领先UPL积分榜，其中有42分(17场比赛后)然后-dnipro -1-39(17)，Zorya -37(18)，«dynamo»-33(18)和亚历山大 -  28(17).</text:p>
      <text:p text:style-name="P4">
Фото: upl.ua.</text:p>
      <text:p text:style-name="P4">
News Source: <text:a xlink:type="simple" xlink:href="https://www.ukrinform.ua/rubric-sports/3690275-ingulec-virvav-peremogu-nad-minaem-u-startovij-gri-19go-turu-upl.html" text:style-name="Internet_20_link" text:visited-style-name="Visited_20_Internet_20_Link">
https://www.ukrinform.ua/rubric-sports/3690275-ingulec-virvav-peremogu-nad-minaem-u-startovij-gri-19go-turu-upl.html</text:a>
</text:p>
      <!--NEWS-->
      <text:h text:style-name="P10" text:outline-level="1">
<text:span text:style-name="T4">
Zaluzhny展示了英国枪支的武装部队如何摧毁俄罗斯的“长矛”</text:span>
</text:h>
      <text:p text:style-name="P4">
作者: Ukrinform (Person)</text:p>
      <text:p text:style-name="P4">
出版商: Укринформ (Organization)</text:p>
      <text:p text:style-name="P4">
出版时间: 2023-04-01T14:02:00+03:00</text:p>
      <text:p text:style-name="P4">
修改时间: 2023-04-01T14:02:00+03:00</text:p>
      <text:p text:style-name="P4">
描述: 乌克兰炮兵在英国枪支的帮助下，摧毁了俄罗斯LNG-9长矛与弹药。  - 乌克林。</text:p>
      <text:p text:style-name="P4">
图片: ["<text:a xlink:type="simple" xlink:href="https://static.ukrinform.com/photos/2022_08/thumb_files/630_360_1659874818-414.jpg" text:style-name="Internet_20_link" text:visited-style-name="Visited_20_Internet_20_Link">
630_360_16598...</text:a>
"]</text:p>
      <text:p text:style-name="P4">
标签: ['ЗСУ', 'Валерій Залужний', 'Війна з росією']</text:p>
      <text:p text:style-name="P4">
类型: Article</text:p>
      <!--METADATA-->
      <text:p text:style-name="P4">
<draw:frame draw:style-name="fr1" draw:name="Image121" text:anchor-type="as-char" svg:width="6.9236in" svg:height="3.956343in" draw:z-index="0">
<draw:image xlink:href="../Images/yкринформ/2023-04-01T14-02-00-03-00/630_360_1659874818-414.jpg" xlink:type="simple" xlink:show="embed" xlink:actuate="onLoad" draw:mime-type="image/jpeg"/>
</draw:frame>
在英国枪支的帮助下，乌克兰炮兵将俄罗斯LNG-9“长矛”与弹药一起摧毁。</text:p>
      <text:p text:style-name="P4">
根据乌克林福姆的说法，Valeryzaluzhny在[]中报道了(https://t.me/CinCAFU/447?fbclid=IwAR1EmJjwWfmDKT8qvRmZNG_v3tADp6f83SjcQpOpakZIOxG3RYP9eXmOZcU)通过发布适当的视频。</text:p>
      <text:p text:style-name="P4">
“我们的炮兵在英国Gun119的帮助下完成了战斗任务。 他们与弹药一起摧毁了敌人的LNG-9长矛。 Zaluzhny说，也是损坏的迫击炮2v9“ vasylok”。</text:p>
      <text:p text:style-name="P4">
视频： <text:a xlink:type="simple" xlink:href="https://t.me/CinCAFU/447" text:style-name="Internet_20_link" text:visited-style-name="Visited_20_Internet_20_Link">
</text:a>
<text:span text:style-name="T4">
另请阅读：</text:span>
 <text:a xlink:type="simple" xlink:href="https://www.ukrinform.ua/rubric-ato/3690219-zsu-znisili-na-pivdni-coven-rosijskih-diversantiv-i-polovij-punkt-boepripasiv.html" text:style-name="Internet_20_link" text:visited-style-name="Visited_20_Internet_20_Link">
</text:a>
正如乌克林福姆报道的，乌克兰的国防军从2022年2月24日至2023年4月1日<text:a xlink:type="simple" xlink:href="https://www.ukrinform.ua/rubric-ato/3690151-zsu-znisili-vze-173-990-rosijskih-zagarbnikiv.html" text:style-name="Internet_20_link" text:visited-style-name="Visited_20_Internet_20_Link">
</text:a>
大约有17.3万俄罗斯灰烬，仅在过去的一天中，有630人。</text:p>
      <text:p text:style-name="P4">
News Source: <text:a xlink:type="simple" xlink:href="https://www.ukrinform.ua/rubric-ato/3690276-zaluznij-pokazav-ak-zsu-z-britanskih-garmat-znisili-rosijskij-spis.html" text:style-name="Internet_20_link" text:visited-style-name="Visited_20_Internet_20_Link">
https://www.ukrinform.ua/rubric-ato/3690276-zaluznij-pokazav-ak-zsu-z-britanskih-garmat-znisili-rosijskij-spis.html</text:a>
</text:p>
      <!--NEWS-->
      <text:h text:style-name="P10" text:outline-level="1">
<text:span text:style-name="T4">
敌人向哈尔基夫地区开火，死了</text:span>
</text:h>
      <text:p text:style-name="P4">
作者: Ukrinform (Person)</text:p>
      <text:p text:style-name="P4">
出版商: Укринформ (Organization)</text:p>
      <text:p text:style-name="P4">
出版时间: 2023-04-01T14:05:41+03:00</text:p>
      <text:p text:style-name="P4">
修改时间: 2023-04-01T14:05:41+03:00</text:p>
      <text:p text:style-name="P4">
描述: 由于对哈尔基夫地区的两年库皮斯克地区的敌意炮击，一名平民男子被杀。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122" text:anchor-type="as-char" svg:width="6.9236in" svg:height="3.956343in" draw:z-index="0">
<draw:image xlink:href="../Images/yкринформ/2023-04-01T14-05-41-03-00/630_360_1538997483-946.jpg" xlink:type="simple" xlink:show="embed" xlink:actuate="onLoad" draw:mime-type="image/jpeg"/>
</draw:frame>
一名平民是在哈尔基夫地区的平民管理。</text:p>
      <text:p text:style-name="P4">
这是在[]中报道的(https://t.me/synegubov/5849)乌克林福姆报道，哈尔基维地区军事管理部门负责人Oleg Synigubov报道。</text:p>
      <text:p text:style-name="P4">
“敌人继续炮击该地区的定居点。 今天，在12:00钟点，由于入侵者的罢工，一名43岁的男人在两年的村庄被杀。”</text:p>
      <text:p text:style-name="P4">
<text:span text:style-name="T4">
另请阅读：</text:span>
 <text:a xlink:type="simple" xlink:href="https://www.ukrinform.ua/rubric-ato/3690191-za-dobu-rosijski-vijska-obstrilali-visim-oblastej-ukraini-zvedenna-ova.html" text:style-name="Internet_20_link" text:visited-style-name="Visited_20_Internet_20_Link">
</text:a>
据报道，这两年尸体每天都遭受敌人的炮击。 Uubyansky地区继续战斗。 29该定居点仍在职业中，另外三个 - 在直接发生碰撞的“灰色”区域。</text:p>
      <text:p text:style-name="P4">
News Source: <text:a xlink:type="simple" xlink:href="https://www.ukrinform.ua/rubric-ato/3690277-vorog-obstrilav-harkivsinu-e-zagiblij.html" text:style-name="Internet_20_link" text:visited-style-name="Visited_20_Internet_20_Link">
https://www.ukrinform.ua/rubric-ato/3690277-vorog-obstrilav-harkivsinu-e-zagiblij.html</text:a>
</text:p>
      <!--NEWS-->
      <text:h text:style-name="P10" text:outline-level="1">
<text:span text:style-name="T4">
由于OAE探测，科学家制作了新的详细地图火星</text:span>
</text:h>
      <text:p text:style-name="P4">
作者: Ukrinform (Person)</text:p>
      <text:p text:style-name="P4">
出版商: Укринформ (Organization)</text:p>
      <text:p text:style-name="P4">
出版时间: 2023-04-01T14:08:25+03:00</text:p>
      <text:p text:style-name="P4">
修改时间: 2023-04-01T14:08:25+03:00</text:p>
      <text:p text:style-name="P4">
描述: 在纽约阿布德大学和阿拉伯联合酋长国太空科学中心领导下的一群科学家，得益于Hope Space Phoope，创建了一张新的红色星球详细地图。  - 乌克林。</text:p>
      <text:p text:style-name="P4">
图片: ["<text:a xlink:type="simple" xlink:href="https://static.ukrinform.com/photos/2021_03/thumb_files/630_360_1615976184-846.png" text:style-name="Internet_20_link" text:visited-style-name="Visited_20_Internet_20_Link">
630_360_16159...</text:a>
", "<text:a xlink:type="simple" xlink:href="https://static.ukrinform.com/photos/2023_04/1680347120-359.png" text:style-name="Internet_20_link" text:visited-style-name="Visited_20_Internet_20_Link">
1680347120-35...</text:a>
"]</text:p>
      <text:p text:style-name="P4">
标签: ['Космос', 'Марс', 'ОАЕ', 'Планета']</text:p>
      <text:p text:style-name="P4">
类型: Article</text:p>
      <!--METADATA-->
      <text:p text:style-name="P4">
<draw:frame draw:style-name="fr1" draw:name="Image123" text:anchor-type="as-char" svg:width="6.9236in" svg:height="3.956343in" draw:z-index="0">
<draw:image xlink:href="../Images/yкринформ/2023-04-01T14-08-25-03-00/630_360_1615976184-846.png" xlink:type="simple" xlink:show="embed" xlink:actuate="onLoad" draw:mime-type="image/png"/>
</draw:frame>
在纽约大学阿布扎比的指导下(Nyud)由于希望空间，阿拉伯联合酋长国中央中心为红色星球创建了新的详细地图。</text:p>
      <text:p text:style-name="P4">
正如乌克林福姆报道的那样，它报告了<text:a xlink:type="simple" xlink:href="https://www.space.com/uae-mars-hope-orbiter-new-map" text:style-name="Internet_20_link" text:visited-style-name="Visited_20_Internet_20_Link">
</text:a>
。</text:p>
      <text:p text:style-name="P4">
该地图通过最新的板上希望 - 阿联酋勘探成像师的眼睛显示了红色星球(exi).</text:p>
      <text:p text:style-name="P4">
«Ми плануємо зробити нашу мапу доступною для всієї планети як частину новогота вдосконаленого атласу <text:a xlink:type="simple" xlink:href="https://www.ukrinform.ua/tag-mars" text:style-name="Internet_20_link" text:visited-style-name="Visited_20_Internet_20_Link">
 </text:a>
我们来了。 它将在英语和阿拉伯语下午提供。 我们希望这种可用性将使研究人员成为研究人员的绝妙工具，以及学生更多地了解火星Iprove，以完善阿联酋的空间行业可以提供的机会，” Nyuad Dimitra Atri的小组负责人和研究人员。</text:p>
      <text:p text:style-name="P4">
<draw:frame draw:style-name="fr1" draw:name="Image124" text:anchor-type="as-char" svg:width="6.9236in" svg:height="3.884909in" draw:z-index="0">
<draw:image xlink:href="../Images/yкринформ/2023-04-01T14-08-25-03-00/1680347120-359.png" xlink:type="simple" xlink:show="embed" xlink:actuate="onLoad" draw:mime-type="image/png"/>
</draw:frame>
照片：Nyu Abudhabi</text:p>
      <text:p text:style-name="P4">
值得注意的是，为了创建这张地图，ATRI和团队，在一个火星一年中进行了3,000多个EXI观察，即相当于地球上两年的时期，并将它们团结在一起以形成彩色构图。</text:p>
      <text:p text:style-name="P4">
<text:span text:style-name="T4">
另请阅读：</text:span>
 <text:a xlink:type="simple" xlink:href="https://www.ukrinform.ua/rubric-technology/3689994-nasa-vidkrivae-novij-ofis-programi-misij-na-mars-ta-misac.html" text:style-name="Internet_20_link" text:visited-style-name="Visited_20_Internet_20_Link">
</text:a>
获得的卡以高分辨率显示了红色星球的许多基本地质特征。</text:p>
      <text:p text:style-name="P4">
正如乌克林福姆报道的那样，太空探测“希望”(阿拉伯。  -  Al Amal Abo英语。 -希望)阿拉伯联合酋长国于2020年7月启动。</text:p>
      <text:p text:style-name="P4">
News Source: <text:a xlink:type="simple" xlink:href="https://www.ukrinform.ua/rubric-technology/3690278-uceni-zrobili-novu-detalizovanu-mapu-marsa-zavdaki-zondu-z-oae.html" text:style-name="Internet_20_link" text:visited-style-name="Visited_20_Internet_20_Link">
https://www.ukrinform.ua/rubric-technology/3690278-uceni-zrobili-novu-detalizovanu-mapu-marsa-zavdaki-zondu-z-oae.html</text:a>
</text:p>
      <!--NEWS-->
      <text:h text:style-name="P10" text:outline-level="1">
<text:span text:style-name="T4">
国防军在巴赫穆特方向摧毁162侵略者 - 樱桃</text:span>
</text:h>
      <text:p text:style-name="P4">
作者: Ukrinform (Person)</text:p>
      <text:p text:style-name="P4">
出版商: Укринформ (Organization)</text:p>
      <text:p text:style-name="P4">
出版时间: 2023-04-01T14:14:00+03:00</text:p>
      <text:p text:style-name="P4">
修改时间: 2023-04-01T14:14:00+03:00</text:p>
      <text:p text:style-name="P4">
描述: 在乌克兰国防军当天，消除了162名俄罗斯入侵者，157人受伤。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Бахмут', 'ЗСУ', 'Війна з росією']</text:p>
      <text:p text:style-name="P4">
类型: Article</text:p>
      <!--METADATA-->
      <text:p text:style-name="P4">
<draw:frame draw:style-name="fr1" draw:name="Image125" text:anchor-type="as-char" svg:width="6.9236in" svg:height="3.956343in" draw:z-index="0">
<draw:image xlink:href="../Images/yкринформ/2023-04-01T14-14-00-03-00/630_360_1675335452-443.jpg" xlink:type="simple" xlink:show="embed" xlink:actuate="onLoad" draw:mime-type="image/jpeg"/>
</draw:frame>
在乌克兰国防军期间，162名俄罗斯入侵者被废除。</text:p>
      <text:p text:style-name="P4">
报道说，武装部队的东方紧急武装部队发言人谢尔盖·奇雷维蒂(Sergey Cherevaty)在电视台“统一新闻”的空中报道了这一点。</text:p>
      <text:p text:style-name="P4">
“巴赫穆特仍然是敌人的优先目标之一。在这一天，他击中了巴赫穆特阵线的120杆。</text:p>
      <text:p text:style-name="P4">
<text:span text:style-name="T4">
另请阅读：</text:span>
 <text:a xlink:type="simple" xlink:href="https://www.ukrinform.ua/rubric-ato/3690219-zsu-znisili-na-pivdni-coven-rosijskih-diversantiv-i-polovij-punkt-boepripasiv.html" text:style-name="Internet_20_link" text:visited-style-name="Visited_20_Internet_20_Link">
</text:a>
他指出，如果以前有35-50次攻击，目前有17至25次攻击，巴赫穆特地区的攻击次数略有减少。</text:p>
      <text:p text:style-name="P4">
发言人说：“但是，应该记住的是，这些只是我们国防军中的强大中风。仍然存在复杂的因素，天气状况以及以某种方式过度降级其部队的努力。”</text:p>
      <text:p text:style-name="P4">
<text:span text:style-name="T4">
另请阅读：</text:span>
 <text:a xlink:type="simple" xlink:href="https://www.ukrinform.ua/rubric-ato/3689142-pozicii-zsu-na-bahmutskomu-napramku-za-dobu-obstrilali-244-razi-cerevatij.html" text:style-name="Internet_20_link" text:visited-style-name="Visited_20_Internet_20_Link">
</text:a>
正如乌克林福姆报道的那样，俄罗斯军队继续集中精力，在莱曼，巴赫穆特，阿维迪夫斯基塔玛林方向上采取进攻行动。</text:p>
      <text:p text:style-name="P4">
News Source: <text:a xlink:type="simple" xlink:href="https://www.ukrinform.ua/rubric-ato/3690274-sili-oboroni-znisili-na-bahmutskomu-napramku-162-zagarbnikiv-cerevatij.html" text:style-name="Internet_20_link" text:visited-style-name="Visited_20_Internet_20_Link">
https://www.ukrinform.ua/rubric-ato/3690274-sili-oboroni-znisili-na-bahmutskomu-napramku-162-zagarbnikiv-cerevatij.html</text:a>
</text:p>
      <!--NEWS-->
      <text:h text:style-name="P10" text:outline-level="1">
<text:span text:style-name="T4">
在卢汉斯克地区，入侵者不会停止解雇内维斯科伊，受伤的女人</text:span>
</text:h>
      <text:p text:style-name="P4">
作者: Ukrinform (Person)</text:p>
      <text:p text:style-name="P4">
出版商: Укринформ (Organization)</text:p>
      <text:p text:style-name="P4">
出版时间: 2023-04-01T14:21:50+03:00</text:p>
      <text:p text:style-name="P4">
修改时间: 2023-04-01T14:21:50+03:00</text:p>
      <text:p text:style-name="P4">
描述: 在卢汉斯克地区，从3月31日起，入侵者没有停止开除尼夫斯科耶村，伤害了一名妇女，房屋被摧毁。  - 乌克林。</text:p>
      <text:p text:style-name="P4">
图片: ["<text:a xlink:type="simple" xlink:href="https://static.ukrinform.com/photos/2023_04/thumb_files/630_360_1680347986-375.jpg" text:style-name="Internet_20_link" text:visited-style-name="Visited_20_Internet_20_Link">
630_360_16803...</text:a>
"]</text:p>
      <text:p text:style-name="P4">
标签: ['Луганщина', 'Обстріл', 'Поранені', 'Війна з росією']</text:p>
      <text:p text:style-name="P4">
类型: Article</text:p>
      <!--METADATA-->
      <text:p text:style-name="P4">
<draw:frame draw:style-name="fr1" draw:name="Image126" text:anchor-type="as-char" svg:width="6.9236in" svg:height="3.956343in" draw:z-index="0">
<draw:image xlink:href="../Images/yкринформ/2023-04-01T14-21-50-03-00/630_360_1680347986-375.jpg" xlink:type="simple" xlink:show="embed" xlink:actuate="onLoad" draw:mime-type="image/jpeg"/>
</draw:frame>
从3月31日晚上开始的入侵者不会停止解雇Selonevske，受伤的妇女，房屋被摧毁。</text:p>
      <text:p text:style-name="P4">
关于<text:a xlink:type="simple" xlink:href="https://t.me/luhanskaVTSA/9595" text:style-name="Internet_20_link" text:visited-style-name="Visited_20_Internet_20_Link">
</text:a>
乌克林福姆报道说，卢汉斯地区政府报道。</text:p>
      <text:p text:style-name="P4">
“昨晚俄罗斯人在定居点开放的大火并没有消失。 由于敌人的炮兵<text:a xlink:type="simple" xlink:href="https://www.ukrinform.ua/tag-obstril" text:style-name="Internet_20_link" text:visited-style-name="Visited_20_Internet_20_Link">
</text:a>
1989年的一名妇女出生于创伤，受伤。 急救是由军事医生提供的。受害者被撤离到Kramatorsk的医院。 她的房子损坏了 - 有一个完全摧毁的屋顶。 但是从另一个人的内夫斯基(Nevsky)的家中，只有地面上的漏斗仍然存在。 幸运的是，那一刻，他不在家里。” Alexei Smirnov的Alexei Smirnov说。</text:p>
      <text:p text:style-name="P4">
<text:span text:style-name="T4">
另请阅读：</text:span>
 <text:a xlink:type="simple" xlink:href="https://www.ukrinform.ua/rubric-regions/3690172-na-lugansini-zagarbniki-viselaut-ludej-z-osel-dla-rozkvartiruvanna-svoih-vijskovih.html" text:style-name="Internet_20_link" text:visited-style-name="Visited_20_Internet_20_Link">
</text:a>
他补充说，另外三个私人房屋被摧毁。 有一个旋风，切开的屋顶。</text:p>
      <text:p text:style-name="P4">
据报道，据报道，在利马方向的最后一天，在Makeyevka，Kreminna，Chervonopopivka，Dibrova，Bigorivka和Srebryansky Forestry的定居点附近，充满活力的进攻行动的敌人。(https://www.ukrinform.ua/rubric-ato/3690136-zsu-vidbili-70-atak-zagarbnikiv-na-cotiroh-napramkah.html)Nevskoye，Chervonopovka，Dibrova，Bigorivka，Luhansk地区以及有争议的-donetsk。</text:p>
      <text:p text:style-name="P4">
News Source: <text:a xlink:type="simple" xlink:href="https://www.ukrinform.ua/rubric-ato/3690280-na-lugansini-zagarbniki-ne-pripinaut-obstriluvati-nevske-poranena-zinka.html" text:style-name="Internet_20_link" text:visited-style-name="Visited_20_Internet_20_Link">
https://www.ukrinform.ua/rubric-ato/3690280-na-lugansini-zagarbniki-ne-pripinaut-obstriluvati-nevske-poranena-zinka.html</text:a>
</text:p>
      <!--NEWS-->
      <text:h text:style-name="P10" text:outline-level="1">
<text:span text:style-name="T4">
在与白俄罗斯挑衅的边界上未记录，处于控制状态-NAEV</text:span>
</text:h>
      <text:p text:style-name="P4">
作者: Ukrinform (Person)</text:p>
      <text:p text:style-name="P4">
出版商: Укринформ (Organization)</text:p>
      <text:p text:style-name="P4">
出版时间: 2023-04-01T14:25:00+03:00</text:p>
      <text:p text:style-name="P4">
修改时间: 2023-04-01T14:25:00+03:00</text:p>
      <text:p text:style-name="P4">
描述: 目前，在乌克兰北部边界没有记录敌人的挑衅。  - 乌克林。</text:p>
      <text:p text:style-name="P4">
图片: ["<text:a xlink:type="simple" xlink:href="https://static.ukrinform.com/photos/2023_03/thumb_files/630_360_1678874289-458.jpg" text:style-name="Internet_20_link" text:visited-style-name="Visited_20_Internet_20_Link">
630_360_16788...</text:a>
"]</text:p>
      <text:p text:style-name="P4">
标签: ['білорусь', 'Кордон', 'Сергій Наєв', 'Війна з росією']</text:p>
      <text:p text:style-name="P4">
类型: Article</text:p>
      <!--METADATA-->
      <text:p text:style-name="P4">
<draw:frame draw:style-name="fr1" draw:name="Image127" text:anchor-type="as-char" svg:width="6.9236in" svg:height="3.956343in" draw:z-index="0">
<draw:image xlink:href="../Images/yкринформ/2023-04-01T14-25-00-03-00/630_360_1678874289-458.jpg" xlink:type="simple" xlink:show="embed" xlink:actuate="onLoad" draw:mime-type="image/jpeg"/>
</draw:frame>
目前，在乌克兰的半影响边境中没有记录敌人的挑衅。</text:p>
      <text:p text:style-name="P4">
乌克兰武装部队联合部队的指挥官塞尔吉耶夫将军中尉在对乌克林福音通讯员的评论中说。</text:p>
      <ul>
        <li>
说：“目前没有敌人的挑衅，但是我们一直在监视及时做出反应，以防止挑衅行动。”</li>
      </ul>
      <text:p text:style-name="P4">
据他介绍，乌克兰国防军全天候朝着半攻击的方向监测局势，以识别和中和可能的威胁。 武装部队的指挥官-IN-总司令确保控制北方的局势</text:p>
      <text:p text:style-name="P4">
“俄罗斯军队在边境地区<text:a xlink:type="simple" xlink:href="https://www.ukrinform.ua/tag-bilorus" text:style-name="Internet_20_link" text:visited-style-name="Visited_20_Internet_20_Link">
</text:a>
。 他们也是库尔斯克伊布林斯克地区。 他们进行系统的炮击。 我们的捍卫者进行并控制局势以稳定局势，”中将。</text:p>
      <text:p text:style-name="P4">
据他说，乌克兰的辩护部队还实施了所有必要的敌对空中目标。</text:p>
      <text:p text:style-name="P4">
<text:span text:style-name="T4">
另请阅读：</text:span>
 <text:a xlink:type="simple" xlink:href="https://www.ukrinform.ua/rubric-regions/3688404-naev-u-cernigivskomu-gospitali-vruciv-vidznaki-za-muznist-poranenim-voinam.html" text:style-name="Internet_20_link" text:visited-style-name="Visited_20_Internet_20_Link">
</text:a>
“俄罗斯人对乌克兰使用相同的无人机是“ Shahidi”。支持的无人机，例如“ Orlan”和“ Warta。”，-naev。</text:p>
      <text:p text:style-name="P4">
据报道，4月1日，乌克兰军队获得了<text:a xlink:type="simple" xlink:href="https://www.ukrinform.ua/rubric-ato/3690216-zsu-otrimali-se-10-pozaslahovikiv-dla-znisenna-povitranih-cilej-naev.html" text:style-name="Internet_20_link" text:visited-style-name="Visited_20_Internet_20_Link">
</text:a>
</text:p>
      <text:p text:style-name="P4">
News Source: <text:a xlink:type="simple" xlink:href="https://www.ukrinform.ua/rubric-ato/3690283-na-pivnicnomu-kordoni-vorozi-provokacii-ne-zafiksovani-situacia-pid-kontrolem-naev.html" text:style-name="Internet_20_link" text:visited-style-name="Visited_20_Internet_20_Link">
https://www.ukrinform.ua/rubric-ato/3690283-na-pivnicnomu-kordoni-vorozi-provokacii-ne-zafiksovani-situacia-pid-kontrolem-naev.html</text:a>
</text:p>
      <!--NEWS-->
      <text:h text:style-name="P10" text:outline-level="1">
<text:span text:style-name="T4">
在斯拉夫扬斯克，由于天气恶劣，高层和260个私人家庭</text:span>
</text:h>
      <text:p text:style-name="P4">
作者: Ukrinform (Person)</text:p>
      <text:p text:style-name="P4">
出版商: Укринформ (Organization)</text:p>
      <text:p text:style-name="P4">
出版时间: 2023-04-01T14:32:01+03:00</text:p>
      <text:p text:style-name="P4">
修改时间: 2023-04-01T14:32:01+03:00</text:p>
      <text:p text:style-name="P4">
描述: 在斯拉夫扬斯克（Slavyansk），正在进行消除恶劣天气后果的工作，没有光线，私营部门中有单独的高层建筑和260个订户。  - 乌克林。</text:p>
      <text:p text:style-name="P4">
图片: ["<text:a xlink:type="simple" xlink:href="https://static.ukrinform.com/photos/2022_12/thumb_files/630_360_1671100904-294.jpg" text:style-name="Internet_20_link" text:visited-style-name="Visited_20_Internet_20_Link">
630_360_16711...</text:a>
"]</text:p>
      <text:p text:style-name="P4">
标签: ['Донеччина', "Слов'янськ", 'Негода']</text:p>
      <text:p text:style-name="P4">
类型: Article</text:p>
      <!--METADATA-->
      <text:p text:style-name="P4">
<draw:frame draw:style-name="fr1" draw:name="Image128" text:anchor-type="as-char" svg:width="6.9236in" svg:height="3.956343in" draw:z-index="0">
<draw:image xlink:href="../Images/yкринформ/2023-04-01T14-32-01-03-00/630_360_1671100904-294.jpg" xlink:type="simple" xlink:show="embed" xlink:actuate="onLoad" draw:mime-type="image/jpeg"/>
</draw:frame>
斯拉夫的工作正在进行中，以消除恶劣天气的后果，而没有在私营部门照明单独的高层建筑和260个订户。</text:p>
      <text:p text:style-name="P4">
这是在[]中报道的(https://t.me/slv_vca/7556)乌克林福姆报道，斯拉夫城市政府。</text:p>
      <text:p text:style-name="P4">
“截至昨天的早晨，社区的居民未收到3,000多个申请<text:a xlink:type="simple" xlink:href="https://www.ukrinform.ua/tag-elektroenergia" text:style-name="Internet_20_link" text:visited-style-name="Visited_20_Internet_20_Link">
</text:a>
。 目前，市中心有单独的高层，关于私营部门的260个。”</text:p>
      <text:p text:style-name="P4">
市政厅指出，在热线和RAM上收到的所有申请被记录并录用。</text:p>
      <text:p text:style-name="P4">
<text:span text:style-name="T4">
另请阅读：</text:span>
 <text:a xlink:type="simple" xlink:href="https://www.ukrinform.ua/rubric-regions/3689013-u-slovansku-zapustili-se-odnu-ustanovku-dla-ocisenna-vodi-bez-hloru.html" text:style-name="Internet_20_link" text:visited-style-name="Visited_20_Internet_20_Link">
</text:a>
“执行它们需要时间。 我注意到，维修工作可能需要短期停电在地面的位置。 我要求您理解这一点。</text:p>
      <text:p text:style-name="P4">
城市政府补充说，城市服务正在收获降雪的树木。</text:p>
      <text:p text:style-name="P4">
据报道，由于天气迅速恶化，3月31日在顿涅茨克(Donetsk)，许多树木在公认的雪中掉落。 斯拉夫扬斯克(Slavyansk Light)中没有幸存的街区，在克拉默托克(Kramatorsk)和康斯坦坦尼诺夫卡(Konstantinovka)中，电线传输也是悬崖。</text:p>
      <text:p text:style-name="P4">
News Source: <text:a xlink:type="simple" xlink:href="https://www.ukrinform.ua/rubric-regions/3690288-u-slovansku-cerez-negodu-znestrumleni-bagatopoverhivki-ta-260-privatnih-domovolodin.html" text:style-name="Internet_20_link" text:visited-style-name="Visited_20_Internet_20_Link">
https://www.ukrinform.ua/rubric-regions/3690288-u-slovansku-cerez-negodu-znestrumleni-bagatopoverhivki-ta-260-privatnih-domovolodin.html</text:a>
</text:p>
      <!--NEWS-->
      <text:h text:style-name="P10" text:outline-level="1">
<text:span text:style-name="T4">
五年内乌克兰的名义GDP将达到10.5万亿美元 - 国际货币基金组织</text:span>
</text:h>
      <text:p text:style-name="P4">
作者: Ukrinform (Person)</text:p>
      <text:p text:style-name="P4">
出版商: Укринформ (Organization)</text:p>
      <text:p text:style-name="P4">
出版时间: 2023-04-01T14:32:38+03:00</text:p>
      <text:p text:style-name="P4">
修改时间: 2023-04-01T14:32:38+03:00</text:p>
      <text:p text:style-name="P4">
描述: 根据IMF的预测计算，到2027年，乌克兰的名义GDP可以达到10.5万亿UAH。  - 乌克林。</text:p>
      <text:p text:style-name="P4">
图片: ["<text:a xlink:type="simple" xlink:href="https://static.ukrinform.com/photos/2020_01/thumb_files/630_360_1578575518-950.jpg" text:style-name="Internet_20_link" text:visited-style-name="Visited_20_Internet_20_Link">
630_360_15785...</text:a>
"]</text:p>
      <text:p text:style-name="P4">
标签: ['Економіка', 'МВФ', 'Гроші']</text:p>
      <text:p text:style-name="P4">
类型: Article</text:p>
      <!--METADATA-->
      <text:p text:style-name="P4">
<draw:frame draw:style-name="fr1" draw:name="Image129" text:anchor-type="as-char" svg:width="6.9236in" svg:height="3.956343in" draw:z-index="0">
<draw:image xlink:href="../Images/yкринформ/2023-04-01T14-32-38-03-00/630_360_1578575518-950.jpg" xlink:type="simple" xlink:show="embed" xlink:actuate="onLoad" draw:mime-type="image/jpeg"/>
</draw:frame>
根据国际货币基金组织的掠夺性计算，到2027年，乌克兰的名义GDP可以为10.5万亿UAH。</text:p>
      <text:p text:style-name="P4">
这在[]中指出(https://www.imf.org/en/News/Articles/2023/03/31/pr23101-ukraine-imf-executive-board-approves-usd-billion-new-eff-part-of-overall-support-package)，报道乌克林福姆。</text:p>
      <text:p text:style-name="P4">
值得注意的是，绝对值中名义GDP的动力学将是：2023年至6万亿UAH，2024-7.3万亿UAH，2025-8.6万亿UAH，2026 -9.7万亿UAH和2027-2027-10，10，10，10，10，10，10，10，10，10，10，10，10，10，10，10，10，10，10，10，10 ，1027 5万亿UAH。</text:p>
      <text:p text:style-name="P4">
<text:span text:style-name="T4">
另请阅读：</text:span>
 <text:a xlink:type="simple" xlink:href="https://www.ukrinform.ua/rubric-economy/3690093-nova-programa-mvf-dopomoze-zberegti-makrofinansovu-stabilnist-ukraini-smigal.html" text:style-name="Internet_20_link" text:visited-style-name="Visited_20_Internet_20_Link">
</text:a>
因此，预计实际GDP的年度增加是：2023年 -  1％，2024 -3.2％，2025-6.5％2026-5％和2027-4％。</text:p>
      <text:p text:style-name="P4">
国内生产总值(。  - 国内生产总值，国内生产总值) - 杂质的经济交互，显示了一年中所有最终服务的最终商品的市场价值，无论国家有用的生产因素如何，国家消费，出口和积累的经济领土上的所有最终商品的市场价值。</text:p>
      <text:p text:style-name="P4">
<text:span text:style-name="T4">
另请阅读：</text:span>
 <text:a xlink:type="simple" xlink:href="https://www.ukrinform.ua/rubric-economy/3690077-mvf-shvaliv-programu-finansuvanna-dla-ukraini-na-156-milarda.html" text:style-name="Internet_20_link" text:visited-style-name="Visited_20_Internet_20_Link">
</text:a>
国际货币基金组织执行委员会已有报道(eff)乌克兰的金额为1560万美元。</text:p>
      <text:p text:style-name="P4">
News Source: <text:a xlink:type="simple" xlink:href="https://www.ukrinform.ua/rubric-economy/3690289-nominalnij-vvp-ukraini-za-pat-rokiv-sagne-105-triljona-mvf.html" text:style-name="Internet_20_link" text:visited-style-name="Visited_20_Internet_20_Link">
https://www.ukrinform.ua/rubric-economy/3690289-nominalnij-vvp-ukraini-za-pat-rokiv-sagne-105-triljona-mvf.html</text:a>
</text:p>
      <!--NEWS-->
      <text:h text:style-name="P10" text:outline-level="1">
<text:span text:style-name="T4">
每天有90多人从Deocal Kherson地区撤离</text:span>
</text:h>
      <text:p text:style-name="P4">
作者: Ukrinform (Person)</text:p>
      <text:p text:style-name="P4">
出版商: Укринформ (Organization)</text:p>
      <text:p text:style-name="P4">
出版时间: 2023-04-01T14:35:11+03:00</text:p>
      <text:p text:style-name="P4">
修改时间: 2023-04-01T14:35:11+03:00</text:p>
      <text:p text:style-name="P4">
描述: 3月31日，有90多人从赫尔森地区的DEOCAL领土撤离。  - 乌克林。</text:p>
      <text:p text:style-name="P4">
图片: ["<text:a xlink:type="simple" xlink:href="https://static.ukrinform.com/photos/2022_05/thumb_files/630_360_1651647159-946.jpg" text:style-name="Internet_20_link" text:visited-style-name="Visited_20_Internet_20_Link">
630_360_16516...</text:a>
"]</text:p>
      <text:p text:style-name="P4">
标签: ['Евакуація', 'Херсонщина']</text:p>
      <text:p text:style-name="P4">
类型: Article</text:p>
      <!--METADATA-->
      <text:p text:style-name="P4">
<draw:frame draw:style-name="fr1" draw:name="Image130" text:anchor-type="as-char" svg:width="6.9236in" svg:height="3.956343in" draw:z-index="0">
<draw:image xlink:href="../Images/yкринформ/2023-04-01T14-35-11-03-00/630_360_1651647159-946.jpg" xlink:type="simple" xlink:show="embed" xlink:actuate="onLoad" draw:mime-type="image/jpeg"/>
</draw:frame>
3月31日，3月31日，有90多人撤离了Kherson地区的领土。</text:p>
      <text:p text:style-name="P4">
这是在[]中报道的(https://t.me/khersonskaODA/4810)乌克林福姆报道，区域军事管理。</text:p>
      <text:p text:style-name="P4">
“从德工业领土<text:a xlink:type="simple" xlink:href="https://www.ukrinform.ua/tag-hersonsina" text:style-name="Internet_20_link" text:visited-style-name="Visited_20_Internet_20_Link">
</text:a>
报告说：“有91人被撤离，其中9人是孩子。”</text:p>
      <text:p text:style-name="P4">
根据OVA的说法，该地区继续恢复电网。 作为活力的一天，能量恢复工作是在喂食射线，Khreschenivka，Novopetrivka，Petropavlovka，Kalinovsk，Kalinovsk，Borozenske，Maxim Gorky Village，David Brid，Kiselovka，Kiselovka，Pokrovskoye，Pokrovskoye，Oleksandrivka，belozerk的。 能源在Maximorky村和Beryslav区的Novopetrovka村提出了紧张 - 现在有207个大约207。</text:p>
      <text:p text:style-name="P4">
在Kherson中，继续关闭窗户的轮廓。 此外，3月31日，其中一个教育机构的建筑物的屋顶和其中一所房屋也停在金属框架上。</text:p>
      <text:p text:style-name="P4">
<text:span text:style-name="T4">
另请阅读：</text:span>
 <text:a xlink:type="simple" xlink:href="https://www.ukrinform.ua/rubric-regions/3690231-na-hersonsini-pomer-elektromonter-akij-naperedodni-pidirvavsa-na-mini.html" text:style-name="Internet_20_link" text:visited-style-name="Visited_20_Internet_20_Link">
</text:a>
该地区需求仍在继续。 国家警察爆炸调查了4公顷，抓住了45个爆炸物。 SES的烟火调查了6公顷的领土，被抓住并处置了53个爆炸物。武装部队的划分，三人调查了250多公顷的领土，揭示了47个爆炸物。</text:p>
      <text:p text:style-name="P4">
据报道，每天3月31日俄罗斯军队对弗森地区进行了54次炮击，<text:a xlink:type="simple" xlink:href="https://www.ukrinform.ua/rubric-regions/3690145-rosiani-za-dobu-54-razi-obstrilali-hersonsinu-troe-ludej-zaginuli.html" text:style-name="Internet_20_link" text:visited-style-name="Visited_20_Internet_20_Link">
</text:a>
<text:span text:style-name="T5">
照片说明性</text:span>
</text:p>
      <text:p text:style-name="P4">
News Source: <text:a xlink:type="simple" xlink:href="https://www.ukrinform.ua/rubric-regions/3690293-iz-deokupovanoi-hersonsini-za-dobu-evakuuvali-ponad-90-ludej.html" text:style-name="Internet_20_link" text:visited-style-name="Visited_20_Internet_20_Link">
https://www.ukrinform.ua/rubric-regions/3690293-iz-deokupovanoi-hersonsini-za-dobu-evakuuvali-ponad-90-ludej.html</text:a>
</text:p>
      <!--NEWS-->
      <text:h text:style-name="P10" text:outline-level="1">
<text:span text:style-name="T4">
在乌克兰，大约4.7万公顷的农业土地 - 需要我</text:span>
</text:h>
      <text:p text:style-name="P4">
作者: Ukrinform (Person)</text:p>
      <text:p text:style-name="P4">
出版商: Укринформ (Organization)</text:p>
      <text:p text:style-name="P4">
出版时间: 2023-04-01T14:41:47+03:00</text:p>
      <text:p text:style-name="P4">
修改时间: 2023-04-01T14:41:47+03:00</text:p>
      <text:p text:style-name="P4">
描述: 根据在国家矿山活动的会议上批准的计划，在乌克兰，有必要在九个地区交换约4.7万公顷的农业土地。  - 乌克林。</text:p>
      <text:p text:style-name="P4">
图片: ["<text:a xlink:type="simple" xlink:href="https://static.ukrinform.com/photos/2022_10/thumb_files/630_360_1664984195-898.jpg" text:style-name="Internet_20_link" text:visited-style-name="Visited_20_Internet_20_Link">
630_360_16649...</text:a>
"]</text:p>
      <text:p text:style-name="P4">
标签: ['ДСНС', 'Розмінування', 'Війна з росією', 'Єдині новини']</text:p>
      <text:p text:style-name="P4">
类型: Article</text:p>
      <!--METADATA-->
      <text:p text:style-name="P4">
<draw:frame draw:style-name="fr1" draw:name="Image131" text:anchor-type="as-char" svg:width="6.9236in" svg:height="3.956343in" draw:z-index="0">
<draw:image xlink:href="../Images/yкринформ/2023-04-01T14-41-47-03-00/630_360_1664984195-898.jpg" xlink:type="simple" xlink:show="embed" xlink:actuate="onLoad" draw:mime-type="image/jpeg"/>
</draw:frame>
根据该计划，在国家机构的一次会议上批准了矿业活动，在乌克兰应交换九个州领土的大约4.7万公顷的农业用地。</text:p>
      <text:p text:style-name="P4">
关于它的空气<text:a xlink:type="simple" xlink:href="https://www.youtube.com/watch" text:style-name="Internet_20_link" text:visited-style-name="Visited_20_Internet_20_Link">
</text:a>
 <text:a xlink:type="simple" xlink:href="https://www.youtube.com/watch" text:style-name="Internet_20_link" text:visited-style-name="Visited_20_Internet_20_Link">
</text:a>
乌克林传闻记者报道说，乌克兰·谢尔盖·雷瓦(Ukraine Sergey Reva)的人道主义秘密组织组织工作部负责人说。</text:p>
      <text:p text:style-name="P4">
“去年我们已经完成了<text:a xlink:type="simple" xlink:href="https://www.ukrinform.ua/tag-deokupacia" text:style-name="Internet_20_link" text:visited-style-name="Visited_20_Internet_20_Link">
</text:a>
领土 - 农业。 是基夫，苏米，切尼希夫地区。 我们设法交换了约5万公顷的总面积。 因此，提供秋天的现场收集活动和播种。 今年，我们将这项工作继续挖掘农业用地。在定义的9个单位的领土上。</text:p>
      <text:p text:style-name="P4">
据他说，很难说开采指定领土的过程多长时间，因为尚不清楚“国家领域是什么，其替代的状态是什么，更换的密度是多少。 “</text:p>
      <text:p text:style-name="P4">
“但是我们已经建立了优先级的矩阵，我们将这些磁场的密度(污染的密度)分类。 这都是由地方政府，地区军事行政部门决定的。 今天，我们可以说，这470公顷大约有1,74,000公顷，即立即降临。” Reva说。</text:p>
      <text:p text:style-name="P4">
他补充说，在哈尔基夫地区最困难的情况下，这已经占据了很长时间。</text:p>
      <text:p text:style-name="P4">
“污染密度最高。 我们目前活跃于尼古拉耶夫地区的领土。 我们继续交换苏米地区切尔尼希夫的基辅地区。 也就是说，那些主要集中的地区是集中的。” Reva说。</text:p>
      <text:p text:style-name="P4">
据报道，在乌克兰提议建立一个国家结构，该结构将协调我们国家领土的人道主义贬低，将针对所有相关的组织问题。</text:p>
      <text:p text:style-name="P4">
News Source: <text:a xlink:type="simple" xlink:href="https://www.ukrinform.ua/rubric-society/3690295-v-ukraini-potrebuut-rozminuvanna-blizko-470-tisac-gektariv-silgospugid-dsns.html" text:style-name="Internet_20_link" text:visited-style-name="Visited_20_Internet_20_Link">
https://www.ukrinform.ua/rubric-society/3690295-v-ukraini-potrebuut-rozminuvanna-blizko-470-tisac-gektariv-silgospugid-dsns.html</text:a>
</text:p>
      <!--NEWS-->
      <text:h text:style-name="P10" text:outline-level="1">
<text:span text:style-name="T4">
武装部队在哈尔基夫附近的社区中被一群破坏者清算</text:span>
</text:h>
      <text:p text:style-name="P4">
作者: Ukrinform (Person)</text:p>
      <text:p text:style-name="P4">
出版商: Укринформ (Organization)</text:p>
      <text:p text:style-name="P4">
出版时间: 2023-04-01T14:52:40+03:00</text:p>
      <text:p text:style-name="P4">
修改时间: 2023-04-01T14:52:40+03:00</text:p>
      <text:p text:style-name="P4">
描述: 乌克兰的防守者摧毁了试图在与哈尔科夫接壤的边境德加切维夫社区领土上运作的破坏者。  - 乌克林。</text:p>
      <text:p text:style-name="P4">
图片: ["<text:a xlink:type="simple" xlink:href="https://static.ukrinform.com/photos/2023_03/thumb_files/630_360_1680240754-664.jpg" text:style-name="Internet_20_link" text:visited-style-name="Visited_20_Internet_20_Link">
630_360_16802...</text:a>
"]</text:p>
      <text:p text:style-name="P4">
标签: ['Харків', 'Війна з росією', 'ДРГ']</text:p>
      <text:p text:style-name="P4">
类型: Article</text:p>
      <!--METADATA-->
      <text:p text:style-name="P4">
<draw:frame draw:style-name="fr1" draw:name="Image132" text:anchor-type="as-char" svg:width="6.9236in" svg:height="3.956343in" draw:z-index="0">
<draw:image xlink:href="../Images/yкринформ/2023-04-01T14-52-40-03-00/630_360_1680240754-664.jpg" xlink:type="simple" xlink:show="embed" xlink:actuate="onLoad" draw:mime-type="image/jpeg"/>
</draw:frame>
乌克兰的尊重摧毁了试图在与哈尔科夫接壤的边界德加赫社区领土上运作的破坏者。</text:p>
      <text:p text:style-name="P4">
这是由社区负责人Vyacheslav Zadorenko的报道(https://t.me/zadorenko_v/3879)，报道乌克林福姆。</text:p>
      <text:p text:style-name="P4">
“在过去的两个星期中，敌人从航空和炮兵那里系统地向Dergachivshyna的边界射击。 由于大规模的艺术作品，3月30日在格兰维，兽医和科扎莎·洛潘(Kozacha Lopan)的村庄中损坏了几家私人房屋。 此外，俄罗斯入侵者试图在[]的帮助下对我们的领土进行探索。(https://www.ukrinform.ua/tag-bezpilotnik)和破坏组。 乌克兰的尊重消除了破坏者，并对工人的职位产生了有力的答案。</text:p>
      <text:p text:style-name="P4">
尽管有炮击，但社区计划重建。 根据Zadorenko的说法，已经与日本裔美国人基金会“犹太人国际乌克兰”达成了初步协议，并将与乌克兰 - 斯威斯组织的备忘录与住房部门签署。 社区主席说：“相关过程已经启动。”</text:p>
      <text:p text:style-name="P4">
<text:span text:style-name="T4">
另请阅读：</text:span>
 <text:a xlink:type="simple" xlink:href="https://www.ukrinform.ua/rubric-ato/3690274-sili-oboroni-znisili-na-bahmutskomu-napramku-162-zagarbnikiv-cerevatij.html" text:style-name="Internet_20_link" text:visited-style-name="Visited_20_Internet_20_Link">
</text:a>
Dergachiv Rem继续恢复Slatin和Ruslose中的电网。 4300个以上的订户超过3,700个与光到光线连接(86％)，在俄罗斯Lozova村-2900中的600个订户(20％). У населених пунктахПрудянського, Токарівського, Проходівського округів через замінуваннятериторій та обмежені спроможності саперів ДСНС про відновлення комунікаційговорити зарано, зазначив Задоренко.</text:p>
      <text:p text:style-name="P4">
Як повідомлялося, населені пункти Дергачівської громади були звільнені в ходіконтрнаступу ЗСУ у вересні 2022 року.</text:p>
      <text:p text:style-name="P4">
News Source: <text:a xlink:type="simple" xlink:href="https://www.ukrinform.ua/rubric-ato/3690298-zsu-likviduvali-grupu-diversantiv-u-gromadi-pid-harkovom.html" text:style-name="Internet_20_link" text:visited-style-name="Visited_20_Internet_20_Link">
https://www.ukrinform.ua/rubric-ato/3690298-zsu-likviduvali-grupu-diversantiv-u-gromadi-pid-harkovom.html</text:a>
</text:p>
      <!--NEWS-->
      <text:h text:style-name="P10" text:outline-level="1">
<text:span text:style-name="T4">
UPL：金属主义者与“ Kolos”分开了和平</text:span>
</text:h>
      <text:p text:style-name="P4">
作者: Ukrinform (Person)</text:p>
      <text:p text:style-name="P4">
出版商: Укринформ (Organization)</text:p>
      <text:p text:style-name="P4">
出版时间: 2023-04-01T14:54:17+03:00</text:p>
      <text:p text:style-name="P4">
修改时间: 2023-04-01T14:54:17+03:00</text:p>
      <text:p text:style-name="P4">
描述: 哈尔基夫金属主义者的足球运动员在乌克兰西甲俱乐部（UPL）的第19轮比赛中与科瓦利维斯基·科洛斯（Kovalivsky Kolos）以0-0领先。  - 乌克林。</text:p>
      <text:p text:style-name="P4">
图片: ["<text:a xlink:type="simple" xlink:href="https://static.ukrinform.com/photos/2023_04/thumb_files/630_360_1680347788-653.jpg" text:style-name="Internet_20_link" text:visited-style-name="Visited_20_Internet_20_Link">
630_360_16803...</text:a>
"]</text:p>
      <text:p text:style-name="P4">
标签: ['Футбол', 'Україна', 'ФК Металіст', 'Колос Ковалівка']</text:p>
      <text:p text:style-name="P4">
类型: Article</text:p>
      <!--METADATA-->
      <text:p text:style-name="P4">
<draw:frame draw:style-name="fr1" draw:name="Image133" text:anchor-type="as-char" svg:width="6.9236in" svg:height="3.956343in" draw:z-index="0">
<draw:image xlink:href="../Images/yкринформ/2023-04-01T14-54-17-03-00/630_360_1680347788-653.jpg" xlink:type="simple" xlink:show="embed" xlink:actuate="onLoad" draw:mime-type="image/jpeg"/>
</draw:frame>
足球运动员“金属主义者”在第19个UTRA中与Kovalivsky“ Kolos”打出0-0(UPL).</text:p>
      <text:p text:style-name="P4">
Про це передає Укрінформ.</text:p>
      <text:p text:style-name="P4">
На 47-й хвилині форвард харків'ян Максим Прядун не реалізував пенальті.</text:p>
      <text:p text:style-name="P4">
«Металіст» тепер має 18 очок (第14位)，“ kolos”  -  24(6).</text:p>
      <text:p text:style-name="P4">
У ці хвилини триває поєдинок між рівненським «Вересом» та криворізьким«Кривбасом».</text:p>
      <text:p text:style-name="P4">
У суботу також пройде гра «Олександрія» - «Ворскла» (poltava).</text:p>
      <text:p text:style-name="P4">
У сьогоднішньому стартовому матчі туру «Минай» програв удома «Інгульцю» - 1:2.</text:p>
      <text:p text:style-name="P4">
У неділю, 2 квітня, проведуть між союою поєдинки «Львів» та київське «Динамо»(从13.00开始)，Kharkiv Metalist 1925和Dnipro-1(14.00)，敖德萨·切尔诺曼(Odessa Chernomorets)和shakhtar donetsk(15.00)，卢甘斯克“ Zorya”和Lviv“运动”(15.00).</text:p>
      <text:p text:style-name="P4">
<text:span text:style-name="T4">
Читайте також:</text:span>
 <text:a xlink:type="simple" xlink:href="https://www.ukrinform.ua/rubric-sports/3689851-denis-ignatenko-pidpisav-novij-kontrakt-z-dinamo.html" text:style-name="Internet_20_link" text:visited-style-name="Visited_20_Internet_20_Link">
 </text:a>
Shakhtar领先UPL积分榜，其中有42分(17场比赛后)然后-dnipro -1-39(17)，Zorya -37(18)，«dynamo»-33(18)和亚历山大 -  28(17).</text:p>
      <text:p text:style-name="P4">
Фото: upl.ua.</text:p>
      <text:p text:style-name="P4">
News Source: <text:a xlink:type="simple" xlink:href="https://www.ukrinform.ua/rubric-sports/3690300-upl-metalist-rozijsovsa-mirom-z-kolosom.html" text:style-name="Internet_20_link" text:visited-style-name="Visited_20_Internet_20_Link">
https://www.ukrinform.ua/rubric-sports/3690300-upl-metalist-rozijsovsa-mirom-z-kolosom.html</text:a>
</text:p>
      <!--NEWS-->
      <text:h text:style-name="P10" text:outline-level="1">
<text:span text:style-name="T4">
Schmigal告诉了Chernihiv地区的村庄历史，该村庄遇到了占领周年纪念日</text:span>
</text:h>
      <text:p text:style-name="P4">
作者: Ukrinform (Person)</text:p>
      <text:p text:style-name="P4">
出版商: Укринформ (Organization)</text:p>
      <text:p text:style-name="P4">
出版时间: 2023-04-01T15:00:53+03:00</text:p>
      <text:p text:style-name="P4">
修改时间: 2023-04-01T15:00:53+03:00</text:p>
      <text:p text:style-name="P4">
描述: 乌克兰丹尼斯·史密斯（Denis Shmigal）总理提醒人们，4月1日，在切尔尼夫（Chernihiv）的Yaidyna村（Yaidyna）的一年，该村庄是第一个接管俄罗斯入侵者的人之一，又是乌克兰国旗。  - 乌克林。</text:p>
      <text:p text:style-name="P4">
图片: ["<text:a xlink:type="simple" xlink:href="https://static.ukrinform.com/photos/2023_04/thumb_files/630_360_1680350297-355.jpg" text:style-name="Internet_20_link" text:visited-style-name="Visited_20_Internet_20_Link">
630_360_16803...</text:a>
", "<text:a xlink:type="simple" xlink:href="https://static.ukrinform.com/photos/2023_04/1680350297-718.jpg" text:style-name="Internet_20_link" text:visited-style-name="Visited_20_Internet_20_Link">
1680350297-71...</text:a>
"]</text:p>
      <text:p text:style-name="P4">
标签: ['Чернігівщина', 'Шмигаль', 'Війна з росією']</text:p>
      <text:p text:style-name="P4">
类型: Article</text:p>
      <!--METADATA-->
      <text:p text:style-name="P4">
<draw:frame draw:style-name="fr1" draw:name="Image134" text:anchor-type="as-char" svg:width="6.9236in" svg:height="3.956343in" draw:z-index="0">
<draw:image xlink:href="../Images/yкринформ/2023-04-01T15-00-53-03-00/630_360_1680350297-355.jpg" xlink:type="simple" xlink:show="embed" xlink:actuate="onLoad" draw:mime-type="image/jpeg"/>
</draw:frame>
乌克兰丹尼斯·施米加尔(Denis Shmigal)的总理提醒，4月1日，这一年在切尔尼希夫地区(Chernihiv Region)成为一位全莓(Chernihiv Region)，这是乌克兰国旗再次占领俄罗斯国旗的人之一。</text:p>
      <text:p text:style-name="P4">
正如Ukrinform报道的那样，在[]的帖子中报道了这一点(https://www.facebook.com/dshmyhal/posts/pfbid0wAtBSEngDZgv4vnvtkpVwJHz4YdzQKXW3NmwHyKbtB6NyDjMZ7tTaSaQ6RTwkmN3l).</text:p>
      <text:p text:style-name="P4">
“Село Ягідне. Чернігівщина. Одне з перших взяло на себе удар російськогозагарбника. Сьогодні рівно рік як наші захисники його звільнили”, - зазначивШмигаль.</text:p>
      <text:p text:style-name="P4">
Він згадав, як влітку поспілкувалися з жителями, які розповіли про жахиокупації.</text:p>
      <text:p text:style-name="P4">
<text:span text:style-name="T4">
Читайте також:</text:span>
 <text:a xlink:type="simple" xlink:href="https://www.ukrinform.ua/rubric-polytics/3690218-buca-moze-buti-miscem-sudu-nad-rosijskimi-voennimi-zlocincami-smigal.html" text:style-name="Internet_20_link" text:visited-style-name="Visited_20_Internet_20_Link">
 </text:a>
“敌人开车在学校地下室的浆果的三百多名居民 - 几乎所有村庄的居民 - 在这个月内他在不人道的条件下被劫为人质。作为婴儿。 人们不得不坐着，缺乏食物和氧气，”总理提醒。</text:p>
      <text:p text:style-name="P4">
<draw:frame draw:style-name="fr1" draw:name="Image135" text:anchor-type="as-char" svg:width="6.9236in" svg:height="4.615733in" draw:z-index="0">
<draw:image xlink:href="../Images/yкринформ/2023-04-01T15-00-53-03-00/1680350297-718.jpg" xlink:type="simple" xlink:show="embed" xlink:actuate="onLoad" draw:mime-type="image/jpeg"/>
</draw:frame>
施马尔说，有十名因呼吸急促而死亡，大约十个被入侵者杀死，并强调所有犯有虐待和暴行的罪名肯定会受到惩罚。</text:p>
      <text:p text:style-name="P4">
“这一年就像浆果里的乌克兰国旗。 一年作为贝里再次免费。 经过地狱的村庄和牢不可破的人。 荣耀我们的英勇人民。 向乌克兰的英勇捍卫者荣耀。 他强调。</text:p>
      <text:p text:style-name="P4">
<text:span text:style-name="T4">
另请阅读：</text:span>
 <text:a xlink:type="simple" xlink:href="https://www.ukrinform.ua/rubric-regions/3690036-buca-vistoala-j-ozivae-smigal.html" text:style-name="Internet_20_link" text:visited-style-name="Visited_20_Internet_20_Link">
</text:a>
据乌克林福姆(Ukrinform)报道，2022年6月，执法人员宣布向俄罗斯联邦武装部队的8名军事人员提议，原因是三月份贝里·切尼希夫地区的10名平民死亡。</text:p>
      <text:p text:style-name="P4">
照片：Denis Shmigal，Facebook</text:p>
      <text:p text:style-name="P4">
News Source: <text:a xlink:type="simple" xlink:href="https://www.ukrinform.ua/rubric-regions/3690302-smigal-rozpoviv-istoriu-sela-na-cernigivsini-ake-zustricae-ricnicu-zvilnenna-vid-okupacii.html" text:style-name="Internet_20_link" text:visited-style-name="Visited_20_Internet_20_Link">
https://www.ukrinform.ua/rubric-regions/3690302-smigal-rozpoviv-istoriu-sela-na-cernigivsini-ake-zustricae-ricnicu-zvilnenna-vid-okupacii.html</text:a>
</text:p>
      <!--NEWS-->
      <text:h text:style-name="P10" text:outline-level="1">
<text:span text:style-name="T4">
乌克兰预计，联合国决议将惩罚俄罗斯侵略罪 - 耶尔马克</text:span>
</text:h>
      <text:p text:style-name="P4">
作者: Ukrinform (Person)</text:p>
      <text:p text:style-name="P4">
出版商: Укринформ (Organization)</text:p>
      <text:p text:style-name="P4">
出版时间: 2023-04-01T15:07:22+03:00</text:p>
      <text:p text:style-name="P4">
修改时间: 2023-04-01T15:07:22+03:00</text:p>
      <text:p text:style-name="P4">
描述: 乌克兰预计联合国大会将采取一项决议，要求对俄罗斯造成侵略罪进行惩罚。  - 乌克林。</text:p>
      <text:p text:style-name="P4">
图片: ["<text:a xlink:type="simple" xlink:href="https://static.ukrinform.com/photos/2023_02/thumb_files/630_360_1677425695-215.jpg" text:style-name="Internet_20_link" text:visited-style-name="Visited_20_Internet_20_Link">
630_360_16774...</text:a>
"]</text:p>
      <text:p text:style-name="P4">
标签: ['ООН', 'Резолюція', 'Агресія РФ', 'Єрмак']</text:p>
      <text:p text:style-name="P4">
类型: Article</text:p>
      <!--METADATA-->
      <text:p text:style-name="P4">
<draw:frame draw:style-name="fr1" draw:name="Image136" text:anchor-type="as-char" svg:width="6.9236in" svg:height="3.956343in" draw:z-index="0">
<draw:image xlink:href="../Images/yкринформ/2023-04-01T15-07-22-03-00/630_360_1677425695-215.jpg" xlink:type="simple" xlink:show="embed" xlink:actuate="onLoad" draw:mime-type="image/jpeg"/>
</draw:frame>
乌克兰从联合国大会授予，采用一项决议，要求对侵略进行惩罚。</text:p>
      <text:p text:style-name="P4">
正如乌克林福姆报道了<text:a xlink:type="simple" xlink:href="https://president.gov.ua/news/u-richnicyu-vizvolennya-buchi-u-nyu-jorku-vidkrilas-vistavka-82017" text:style-name="Internet_20_link" text:visited-style-name="Visited_20_Internet_20_Link">
</text:a>
OP主管Andriy Yermak宣布这是在纽约开放的，距离联合国100米，在866 United Plaza国际展览“乌克兰，十字架章节”的场所开放。</text:p>
      <text:p text:style-name="P4">
该展览于3月31日在乌克兰总统办公室的倡议上开幕 - 在布恰(Bucha)从俄罗斯入侵者获释的那天。 它致力于乌克兰俄罗斯的罪行，并在联合国考虑的前夕通过创建国际的问题<text:a xlink:type="simple" xlink:href="https://www.ukrinform.ua/tag-tribunal" text:style-name="Internet_20_link" text:visited-style-name="Visited_20_Internet_20_Link">
</text:a>
这惩罚了俄罗斯侵略罪。</text:p>
      <text:p text:style-name="P4">
该展览是由乌克兰国家历史博物馆在第二次世界大战的支持下在总统办公室的支持下组织的。 它证明了平民，战争儿童和囚犯的俄罗斯犯罪，以及乌克兰的国际人道主义法和领土完整。</text:p>
      <text:p text:style-name="P4">
在大约2000平方米的区域，在远征到新解放的领土时收集了1000多个展览，平民对平民进行了恐怖袭击。</text:p>
      <text:p text:style-name="P4">
埃尔马克(Ermak)在展览开幕式上表示，乌克兰认为为俄罗斯领导人建立国际特别法庭非常重要。</text:p>
      <text:p text:style-name="P4">
<text:span text:style-name="T4">
另请阅读：</text:span>
 <text:a xlink:type="simple" xlink:href="https://www.ukrinform.ua/rubric-polytics/3690130-duda-buca-nazavzdi-zalisitsa-simvolom-rosijskih-zlociniv-v-ukraini.html" text:style-name="Internet_20_link" text:visited-style-name="Visited_20_Internet_20_Link">
</text:a>
他报告说，截至3月底，乌克兰记录了90,000次战争犯罪。</text:p>
      <text:p text:style-name="P4">
Op说：“俄罗斯的军事罪行是如此自大和显而易见，以至于国际刑事法院最近发布了逮捕弗拉基米尔·普京总统的逮捕令。俄罗斯总统犯下的主要和主要犯罪是侵略行为。”</text:p>
      <text:p text:style-name="P4">
同时，根据耶尔马克(Yermak)的说法，普京不仅犯了侵略乌克兰。</text:p>
      <text:p text:style-name="P4">
OP负责人解释说：“所有这些人都必须以功绩获得。</text:p>
      <text:p text:style-name="P4">
根据Yermak的说法，侵略性犯罪是一种基本的孕产妇犯罪，他的委员会中的每个子都应负责。<text:span text:style-name="T4">
另请阅读：</text:span>
 <text:a xlink:type="simple" xlink:href="https://www.ukrinform.ua/rubric-polytics/3690218-buca-moze-buti-miscem-sudu-nad-rosijskimi-voennimi-zlocincami-smigal.html" text:style-name="Internet_20_link" text:visited-style-name="Visited_20_Internet_20_Link">
</text:a>
伊尔马克(Yermak)强调，乌克兰预计联合国大会将采取一项决议，要求对俄罗斯对侵略罪进行惩罚。 他说：“我代表我的疾病，我敦促你们所有人支持这项决议。我要求您尽一切可能对犯罪的恐怖分子进行参考。”</text:p>
      <text:p text:style-name="P4">
正如乌克林福姆报道的，弗拉基米尔<text:a xlink:type="simple" xlink:href="https://www.ukrinform.ua/rubric-ato/3690127-bila-oon-u-nujorku-vidkrilasa-vistavka-so-demonstrue-zvirstva-rf-v-ukraini.html" text:style-name="Internet_20_link" text:visited-style-name="Visited_20_Internet_20_Link">
</text:a>
 - 破坏乌克兰人民。</text:p>
      <text:p text:style-name="P4">
News Source: <text:a xlink:type="simple" xlink:href="https://www.ukrinform.ua/rubric-polytics/3690303-ukraina-ocikue-vid-genasamblei-oon-rezolucii-iz-zaklikom-pokarati-rosiu-za-zlocin-agresii-ermak.html" text:style-name="Internet_20_link" text:visited-style-name="Visited_20_Internet_20_Link">
https://www.ukrinform.ua/rubric-polytics/3690303-ukraina-ocikue-vid-genasamblei-oon-rezolucii-iz-zaklikom-pokarati-rosiu-za-zlocin-agresii-ermak.html</text:a>
</text:p>
      <!--NEWS-->
      <text:h text:style-name="P10" text:outline-level="1">
<text:span text:style-name="T4">
在梅利托波尔（Melitopol），通过医院窗户的侵略者的恐怖跳了一个人</text:span>
</text:h>
      <text:p text:style-name="P4">
作者: Ukrinform (Person)</text:p>
      <text:p text:style-name="P4">
出版商: Укринформ (Organization)</text:p>
      <text:p text:style-name="P4">
出版时间: 2023-04-01T15:14:00+03:00</text:p>
      <text:p text:style-name="P4">
修改时间: 2023-04-01T15:14:00+03:00</text:p>
      <text:p text:style-name="P4">
描述: 暂时占领的梅利托波尔（Melitopol）的医院发生了一个悲惨的病例 - 年轻人跳出窗户。  - 乌克林。</text:p>
      <text:p text:style-name="P4">
图片: ["<text:a xlink:type="simple" xlink:href="https://static.ukrinform.com/photos/2021_03/thumb_files/630_360_1614594978-239.png" text:style-name="Internet_20_link" text:visited-style-name="Visited_20_Internet_20_Link">
630_360_16145...</text:a>
"]</text:p>
      <text:p text:style-name="P4">
标签: ['Мелітополь', 'Самогубство', 'Війна з росією', 'Єдині новини']</text:p>
      <text:p text:style-name="P4">
类型: Article</text:p>
      <!--METADATA-->
      <text:p text:style-name="P4">
<draw:frame draw:style-name="fr1" draw:name="Image137" text:anchor-type="as-char" svg:width="6.9236in" svg:height="3.956343in" draw:z-index="0">
<draw:image xlink:href="../Images/yкринформ/2023-04-01T15-14-00-03-00/630_360_1614594978-239.png" xlink:type="simple" xlink:show="embed" xlink:actuate="onLoad" draw:mime-type="image/png"/>
</draw:frame>
梅利托波(Melitopol)医院的案例很悲惨 - 年轻人跳出窗户。</text:p>
      <text:p text:style-name="P4">
梅利托波尔负责人伊万·费多罗夫(Ivan Fedorov)在国家电视台“一个新闻”“ One News”上告诉乌克林福姆。</text:p>
      <text:p text:style-name="P4">
“从我们医院的五楼，一个平民，是敌人<text:a xlink:type="simple" xlink:href="https://www.ukrinform.ua/tag-samogubstvo" text:style-name="Internet_20_link" text:visited-style-name="Visited_20_Internet_20_Link">
</text:a>
“， - 他说。</text:p>
      <text:p text:style-name="P4">
Fedorov补充说，在自杀发生之前，护送下的那个家伙在创伤室中。</text:p>
      <text:p text:style-name="P4">
据市长称，敌人今天有恐慌的情绪，它破坏了人口。</text:p>
      <text:p text:style-name="P4">
“敌人并没有从被占领的城市逃脱，但相反 - 我们看到他们开始建立几条新的防御线。他们开始使用间隙建立和平与耐心 - 实际上是10公里还在Zaporizhzhia和Donetsk地区以及顿涅茨克地区以及顿涅茨克地区之间建立一个边界，Kherson的侧面仍然是一个。</text:p>
      <text:p text:style-name="P4">
<text:span text:style-name="T4">
另请阅读：</text:span>
 <text:a xlink:type="simple" xlink:href="https://www.ukrinform.ua/rubric-regions/3689191-u-melitopoli-zagarbniki-minuvali-budinki-sob-vlastuvati-perevirki-fedorov.html" text:style-name="Internet_20_link" text:visited-style-name="Visited_20_Internet_20_Link">
</text:a>
据报道，自2月底以来，梅利托波(Melitopol)一直从事临时职业。 本周，SBU报告了四个叛徒对乌泽利托波尔地区的怀疑。</text:p>
      <text:p text:style-name="P4">
News Source: <text:a xlink:type="simple" xlink:href="https://www.ukrinform.ua/rubric-regions/3690305-u-melitopoli-cerez-teror-zagarbnikiv-iz-vikna-likarni-vistribnuv-hlopec.html" text:style-name="Internet_20_link" text:visited-style-name="Visited_20_Internet_20_Link">
https://www.ukrinform.ua/rubric-regions/3690305-u-melitopoli-cerez-teror-zagarbnikiv-iz-vikna-likarni-vistribnuv-hlopec.html</text:a>
</text:p>
      <!--NEWS-->
      <text:h text:style-name="P10" text:outline-level="1">
<text:span text:style-name="T4">
俄罗斯人击中了赫森和该地区，杀死了平民</text:span>
</text:h>
      <text:p text:style-name="P4">
作者: Ukrinform (Person)</text:p>
      <text:p text:style-name="P4">
出版商: Укринформ (Organization)</text:p>
      <text:p text:style-name="P4">
出版时间: 2023-04-01T15:19:00+03:00</text:p>
      <text:p text:style-name="P4">
修改时间: 2023-04-01T15:19:00+03:00</text:p>
      <text:p text:style-name="P4">
描述: 俄罗斯军队向赫尔森炮兵以及科扎兹克村开了枪，亲吻了私营部门。 袭击的结果是，一个人被杀，另一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138" text:anchor-type="as-char" svg:width="6.9236in" svg:height="3.956343in" draw:z-index="0">
<draw:image xlink:href="../Images/yкринформ/2023-04-01T15-19-00-03-00/630_360_1538997483-946.jpg" xlink:type="simple" xlink:show="embed" xlink:actuate="onLoad" draw:mime-type="image/jpeg"/>
</draw:frame>
rfos​​t部队是从赫尔森炮兵以及科扎兹克村射击的，亲吻了私营部门。 袭击的结果是，一个人被杀，另一人受伤。</text:p>
      <text:p text:style-name="P4">
总统办公室Andriy Ermak在[]中报道了这一点。(https://t.me/ermaka2022/2347) <text:a xlink:type="simple" xlink:href="https://t.me/ermaka2022/2347" text:style-name="Internet_20_link" text:visited-style-name="Visited_20_Internet_20_Link">
 </text:a>
转移乌克林。</text:p>
      <text:p text:style-name="P4">
“俄罗斯人<text:a xlink:type="simple" xlink:href="https://www.ukrinform.ua/tag-obstril" text:style-name="Internet_20_link" text:visited-style-name="Visited_20_Internet_20_Link">
</text:a>
赫尔森地区。 从炮兵那里，他们被雷(Kherson)袭击，袭击了私人房屋 - 一个人被杀害。”他写道。</text:p>
      <text:p text:style-name="P4">
同时，伊尔马克(Yermak)指出，他们还向霍森地区的科扎兹克(Kozatsk)村开了枪：他们撞到了一所私人房屋。 攻击受伤。</text:p>
      <text:p text:style-name="P4">
随后，检察长办公室<text:a xlink:type="simple" xlink:href="https://t.me/pgo_gov_ua/10939" text:style-name="Internet_20_link" text:visited-style-name="Visited_20_Internet_20_Link">
</text:a>
报道说，在赫尔森地区检察官办公室的程序领导下，炮击的事实开始是对违反法律和战争习俗的事实进行预审的调查(h。1，2汤匙。 乌克兰《刑法》的438).</text:p>
      <text:p text:style-name="P4">
Слідство встановило, що 1 квітня російські військові здійснили черговийобстріл м. Херсон та смт Козацьке Бериславського району. Ворожі снарядивлучили у житлові будинки, внаслідок чого у місті загинув чоловік. У селищітравмовано чотирьох місцевих. Остаточна кількість потерпілих уточнюється,обстріли тривають.</text:p>
      <text:p text:style-name="P4">
"Прокурори продовжують вживати всі можливі та належні заходи длядокументування воєнних злочинів, вчинених представниками збройних сил рф", -зауважують у відомстві.</text:p>
      <text:p text:style-name="P4">
<text:span text:style-name="T4">
Читайте також:</text:span>
 <text:a xlink:type="simple" xlink:href="https://www.ukrinform.ua/rubric-regions/3690145-rosiani-za-dobu-54-razi-obstrilali-hersonsinu-troe-ludej-zaginuli.html" text:style-name="Internet_20_link" text:visited-style-name="Visited_20_Internet_20_Link">
 </text:a>
正如乌克林福姆(Ukrinform)早些时候报道的那样，来自赫尔森(Kherson)地区3月31日的工业领土<text:a xlink:type="simple" xlink:href="https://www.ukrinform.ua/rubric-regions/3690293-iz-deokupovanoi-hersonsini-za-dobu-evakuuvali-ponad-90-ludej.html" text:style-name="Internet_20_link" text:visited-style-name="Visited_20_Internet_20_Link">
</text:a>
</text:p>
      <text:p text:style-name="P4">
News Source: <text:a xlink:type="simple" xlink:href="https://www.ukrinform.ua/rubric-ato/3690308-rosiani-vdarili-po-hersonu-ta-oblasti-zaginuv-civilnij.html" text:style-name="Internet_20_link" text:visited-style-name="Visited_20_Internet_20_Link">
https://www.ukrinform.ua/rubric-ato/3690308-rosiani-vdarili-po-hersonu-ta-oblasti-zaginuv-civilnij.html</text:a>
</text:p>
      <!--NEWS-->
      <text:h text:style-name="P10" text:outline-level="1">
<text:span text:style-name="T4">
2000年瑞士电车电车被送往Vinnitsa</text:span>
</text:h>
      <text:p text:style-name="P4">
作者: Ukrinform (Person)</text:p>
      <text:p text:style-name="P4">
出版商: Укринформ (Organization)</text:p>
      <text:p text:style-name="P4">
出版时间: 2023-04-01T15:28:09+03:00</text:p>
      <text:p text:style-name="P4">
修改时间: 2023-04-01T15:28:09+03:00</text:p>
      <text:p text:style-name="P4">
描述: 2000年电车的第一台瑞士电车被运送到Vinnitsa。</text:p>
      <text:p text:style-name="P4">
图片: ["<text:a xlink:type="simple" xlink:href="https://static.ukrinform.com/photos/2023_04/thumb_files/630_360_1680352056-630.jpg" text:style-name="Internet_20_link" text:visited-style-name="Visited_20_Internet_20_Link">
630_360_16803...</text:a>
"]</text:p>
      <text:p text:style-name="P4">
标签: ['Вінниця', 'Трамвай']</text:p>
      <text:p text:style-name="P4">
类型: Article</text:p>
      <!--METADATA-->
      <text:p text:style-name="P4">
<draw:frame draw:style-name="fr1" draw:name="Image139" text:anchor-type="as-char" svg:width="6.9236in" svg:height="3.956343in" draw:z-index="0">
<draw:image xlink:href="../Images/yкринформ/2023-04-01T15-28-09-03-00/630_360_1680352056-630.jpg" xlink:type="simple" xlink:show="embed" xlink:actuate="onLoad" draw:mime-type="image/jpeg"/>
</draw:frame>
2000年电车的第一台瑞士电车在Vinnytsia。</text:p>
      <text:p text:style-name="P4">
该视频由市长Sergey Morgunov发布在<text:a xlink:type="simple" xlink:href="https://t.me/morgunovofficial/3363" text:style-name="Internet_20_link" text:visited-style-name="Visited_20_Internet_20_Link">
</text:a>
，报道乌克林福姆。</text:p>
      <text:p text:style-name="P4">
“第一个到达!”  - 官员写道。</text:p>
      <text:p text:style-name="P4">
<text:span text:style-name="T4">
另请阅读：</text:span>
 <text:a xlink:type="simple" xlink:href="https://www.ukrinform.ua/rubric-regions/3689358-u-vinnici-vijsli-na-marsrut-se-devat-polskih-trolejbusiv-solaris.html" text:style-name="Internet_20_link" text:visited-style-name="Visited_20_Internet_20_Link">
</text:a>
据报道，Vinnitsa在1980年代后期在瑞士制造的35辆电车更新了电气运输公园。 他们的50个坐着的沙龙和54个站着的地方。 由于俄罗斯的全面入侵，电车2000电车交付时间表已在2022年发生了变化。</text:p>
      <text:p text:style-name="P4">
News Source: <text:a xlink:type="simple" xlink:href="https://www.ukrinform.ua/rubric-regions/3690310-u-vinnicu-dopravili-persij-svejcarskij-tramvaj-tram-2000.html" text:style-name="Internet_20_link" text:visited-style-name="Visited_20_Internet_20_Link">
https://www.ukrinform.ua/rubric-regions/3690310-u-vinnicu-dopravili-persij-svejcarskij-tramvaj-tram-2000.html</text:a>
</text:p>
      <!--NEWS-->
      <text:h text:style-name="P10" text:outline-level="1">
<text:span text:style-name="T4">
志愿者将继续使用军事药物-NSAU</text:span>
</text:h>
      <text:p text:style-name="P4">
作者: Ukrinform (Person)</text:p>
      <text:p text:style-name="P4">
出版商: Укринформ (Organization)</text:p>
      <text:p text:style-name="P4">
出版时间: 2023-04-01T15:39:00+03:00</text:p>
      <text:p text:style-name="P4">
修改时间: 2023-04-01T15:39:00+03:00</text:p>
      <text:p text:style-name="P4">
描述: 志愿者将继续购买所有必要的药物以发送到前面。  - 乌克林。</text:p>
      <text:p text:style-name="P4">
图片: ["<text:a xlink:type="simple" xlink:href="https://static.ukrinform.com/photos/2022_01/thumb_files/630_360_1642504849-878.jpg" text:style-name="Internet_20_link" text:visited-style-name="Visited_20_Internet_20_Link">
630_360_16425...</text:a>
"]</text:p>
      <text:p text:style-name="P4">
标签: ['Ліки', 'Волонтери']</text:p>
      <text:p text:style-name="P4">
类型: Article</text:p>
      <!--METADATA-->
      <text:p text:style-name="P4">
<draw:frame draw:style-name="fr1" draw:name="Image140" text:anchor-type="as-char" svg:width="6.9236in" svg:height="3.956343in" draw:z-index="0">
<draw:image xlink:href="../Images/yкринформ/2023-04-01T15-39-00-03-00/630_360_1642504849-878.jpg" xlink:type="simple" xlink:show="embed" xlink:actuate="onLoad" draw:mime-type="image/jpeg"/>
</draw:frame>
志愿者将继续购买所有必要的药物来发送鼻涕。</text:p>
      <text:p text:style-name="P4">
乌克兰国家卫生局负责人说(NSAU)乌克林福音通讯员报道，纳塔利亚古萨克(Nataliagusak)在Teleterna“ One News”的空中。</text:p>
      <text:p text:style-name="P4">
“当引入抗生素的电子食谱时，我们已经走了这样的神话。一旦志愿者无法访问。古萨克说。</text:p>
      <text:p text:style-name="P4">
<text:span text:style-name="T4">
另请阅读：</text:span>
 <text:a xlink:type="simple" xlink:href="https://www.ukrinform.ua/rubric-society/3688400-u-regionah-stvorat-centri-psihicnogo-zdorova-moz.html" text:style-name="Internet_20_link" text:visited-style-name="Visited_20_Internet_20_Link">
</text:a>
同时，她指出，有必要采取更高要求的药物选择。</text:p>
      <text:p text:style-name="P4">
古萨克补充说：“但是与此同时，我们说现在在那里战斗的男孩和女孩需要得到治愈。也就是说，还应该有一种准备药物。”</text:p>
      <text:p text:style-name="P4">
据报道，在乌克兰<text:a xlink:type="simple" xlink:href="https://www.ukrinform.ua/rubric-society/3689917-v-ukraini-zminilisa-pravila-prodazu-recepturnih-likiv.html" text:style-name="Internet_20_link" text:visited-style-name="Visited_20_Internet_20_Link">
</text:a>
 .</text:p>
      <text:p text:style-name="P4">
News Source: <text:a xlink:type="simple" xlink:href="https://www.ukrinform.ua/rubric-society/3690314-volonteri-j-nadali-matimut-dostup-do-likiv-dla-vijskovih-nszu.html" text:style-name="Internet_20_link" text:visited-style-name="Visited_20_Internet_20_Link">
https://www.ukrinform.ua/rubric-society/3690314-volonteri-j-nadali-matimut-dostup-do-likiv-dla-vijskovih-nszu.html</text:a>
</text:p>
      <!--NEWS-->
      <text:h text:style-name="P10" text:outline-level="1">
<text:span text:style-name="T4">
Dzhokovich将再次领导最好的网球运动员名单</text:span>
</text:h>
      <text:p text:style-name="P4">
作者: Ukrinform (Person)</text:p>
      <text:p text:style-name="P4">
出版商: Укринформ (Organization)</text:p>
      <text:p text:style-name="P4">
出版时间: 2023-04-01T16:00:28+03:00</text:p>
      <text:p text:style-name="P4">
修改时间: 2023-04-01T16:00:28+03:00</text:p>
      <text:p text:style-name="P4">
描述: 诺瓦克·德约科维奇（Novak Djokovich）将再次成为世界上第一个球拍。  - 乌克林。</text:p>
      <text:p text:style-name="P4">
图片: ["<text:a xlink:type="simple" xlink:href="https://static.ukrinform.com/photos/2023_04/thumb_files/630_360_1680353948-553.jpg" text:style-name="Internet_20_link" text:visited-style-name="Visited_20_Internet_20_Link">
630_360_16803...</text:a>
"]</text:p>
      <text:p text:style-name="P4">
标签: ['Теніс', 'Новак Джокович']</text:p>
      <text:p text:style-name="P4">
类型: Article</text:p>
      <!--METADATA-->
      <text:p text:style-name="P4">
<draw:frame draw:style-name="fr1" draw:name="Image141" text:anchor-type="as-char" svg:width="6.9236in" svg:height="3.956343in" draw:z-index="0">
<draw:image xlink:href="../Images/yкринформ/2023-04-01T16-00-28-03-00/630_360_1680353948-553.jpg" xlink:type="simple" xlink:show="embed" xlink:actuate="onLoad" draw:mime-type="image/jpeg"/>
</draw:frame>
诺瓦科多维奇将再次成为世界上第一个球拍。</text:p>
      <text:p text:style-name="P4">
据报道<text:a xlink:type="simple" xlink:href="https://www.atptour.com/en/rankings/singles" text:style-name="Internet_20_link" text:visited-style-name="Visited_20_Internet_20_Link">
</text:a>
ATP，报道乌克林福姆。</text:p>
      <text:p text:style-name="P4">
22届“大赫尔姆”锦标赛冠军诺瓦克·迪兹科维奇(Novak Dzhokovich)将再次开始ATP评级。</text:p>
      <text:p text:style-name="P4">
<text:span text:style-name="T4">
另请阅读：</text:span>
 <text:a xlink:type="simple" xlink:href="https://www.ukrinform.ua/rubric-sports/3690159-krutih-otrimav-sostij-nomer-posivu-u-vidbori-turniru-atp-250-v-estorili.html" text:style-name="Internet_20_link" text:visited-style-name="Visited_20_Internet_20_Link">
</text:a>
在迈阿密的现任卡拉斯·阿尔卡拉斯(Karlas Alkaras Up)的第一个球拍击败后，他并没有保护去年冠军的积分。</text:p>
      <text:p text:style-name="P4">
照片：盖蒂图像</text:p>
      <text:p text:style-name="P4">
News Source: <text:a xlink:type="simple" xlink:href="https://www.ukrinform.ua/rubric-sports/3690321-dzokovic-znovu-ocolit-spisok-najkrasih-tenisistiv.html" text:style-name="Internet_20_link" text:visited-style-name="Visited_20_Internet_20_Link">
https://www.ukrinform.ua/rubric-sports/3690321-dzokovic-znovu-ocolit-spisok-najkrasih-tenisistiv.html</text:a>
</text:p>
      <!--NEWS-->
      <text:h text:style-name="P10" text:outline-level="1">
<text:span text:style-name="T4">
芬兰应在未来几周成为北约成员 - 外交大臣</text:span>
</text:h>
      <text:p text:style-name="P4">
作者: Ukrinform (Person)</text:p>
      <text:p text:style-name="P4">
出版商: Укринформ (Organization)</text:p>
      <text:p text:style-name="P4">
出版时间: 2023-04-01T16:03:00+03:00</text:p>
      <text:p text:style-name="P4">
修改时间: 2023-04-01T16:03:00+03:00</text:p>
      <text:p text:style-name="P4">
描述: 芬兰应在接下来的几周内正式成为北约成员，联盟秘书长的邀请可能有一天。  - 乌克林。</text:p>
      <text:p text:style-name="P4">
图片: ["<text:a xlink:type="simple" xlink:href="https://static.ukrinform.com/photos/2022_05/thumb_files/630_360_1651463802-652.jpg" text:style-name="Internet_20_link" text:visited-style-name="Visited_20_Internet_20_Link">
630_360_16514...</text:a>
"]</text:p>
      <text:p text:style-name="P4">
标签: ['Фінляндія', 'МЗС', 'НАТО']</text:p>
      <text:p text:style-name="P4">
类型: Article</text:p>
      <!--METADATA-->
      <text:p text:style-name="P4">
<draw:frame draw:style-name="fr1" draw:name="Image142" text:anchor-type="as-char" svg:width="6.9236in" svg:height="3.956343in" draw:z-index="0">
<draw:image xlink:href="../Images/yкринформ/2023-04-01T16-03-00-03-00/630_360_1651463802-652.jpg" xlink:type="simple" xlink:show="embed" xlink:actuate="onLoad" draw:mime-type="image/jpeg"/>
</draw:frame>
芬兰在接下来的几周内已正式成为北约成员，联盟可能会受到联盟秘书的邀请。</text:p>
      <text:p text:style-name="P4">
这是外交部长佩卡·卡维斯托(Pekka Kaavisto)所说的(https://yle.fi/a/74-20025389)。</text:p>
      <text:p text:style-name="P4">
“显然，土耳其将尽快提供Dovashington批准文件，并将其存储在美国国务院。 发生这种情况时，美国人将通知北约斯托尔滕堡秘书长，他将发动入侵。 这可以每天发生。 如果我需要估算，我会说这是大约在星期一，星期二。 如果文件的发送按计划进行，那么下周或一周可以朝北约放置。”卡维斯托说。</text:p>
      <text:p text:style-name="P4">
<text:span text:style-name="T4">
另请阅读：</text:span>
 <text:a xlink:type="simple" xlink:href="https://www.ukrinform.ua/rubric-polytics/3690115-finlandia-dolucilas-do-roboti-z-pritagnenna-do-vidpovidalnosti-lideriv-rf.html" text:style-name="Internet_20_link" text:visited-style-name="Visited_20_Internet_20_Link">
</text:a>
他指出，现在未知会签署最终文件，但无论如何是外交部。</text:p>
      <text:p text:style-name="P4">
在土耳其 <text:a xlink:type="simple" xlink:href="https://www.aa.com.tr/ru/%D1%82%D1%83%D1%80%D1%86%D0%B8%D1%8F/%D0%B2%D1%81%D1%82%D1%83%D0%BF%D0%B8%D0%BB-%D0%B2-%D1%81%D0%B8%D0%BB%D1%83-%D0%B7%D0%B0%D0%BA%D0%BE%D0%BD-%D1%82%D1%83%D1%80%D1%86%D0%B8%D0%B8-%D0%BE-%D1%80%D0%B0%D1%82%D0%B8%D1%84%D0%B8%D0%BA%D0%B0%D1%86%D0%B8%D0%B8-%D0%BF%D1%80%D0%BE%D1%82%D0%BE%D0%BA%D0%BE%D0%BB%D0%B0-%D0%BF%D0%BE-%D1%87%D0%BB%D0%B5%D0%BD%D1%81%D1%82%D0%B2%D1%83-%D1%84%D0%B8%D0%BD%D0%BB%D1%8F%D0%BD%D0%B4%D0%B8%D0%B8-%D0%B2-%D0%BD%D0%B0%D1%82%D0%BE/2860842" text:style-name="Internet_20_link" text:visited-style-name="Visited_20_Internet_20_Link">
</text:a>
北约芬兰成员批准协议的法律。 绑架文件发表在官方罗斯米(Rosmi)政府中。</text:p>
      <text:p text:style-name="P4">
<text:span text:style-name="T4">
另请阅读：</text:span>
 <text:a xlink:type="simple" xlink:href="https://www.ukrinform.ua/rubric-world/3689652-parlament-tureccini-shvaliv-vstup-finlandii-do-nato.html" text:style-name="Internet_20_link" text:visited-style-name="Visited_20_Internet_20_Link">
</text:a>
正如乌克林福姆(Ukrinform(议会)火鸡。</text:p>
      <text:p text:style-name="P4">
News Source: <text:a xlink:type="simple" xlink:href="https://www.ukrinform.ua/rubric-world/3690318-finlandia-mae-stati-clenom-nato-najblizcimi-tiznami-glava-mzs.html" text:style-name="Internet_20_link" text:visited-style-name="Visited_20_Internet_20_Link">
https://www.ukrinform.ua/rubric-world/3690318-finlandia-mae-stati-clenom-nato-najblizcimi-tiznami-glava-mzs.html</text:a>
</text:p>
      <!--NEWS-->
      <text:h text:style-name="P10" text:outline-level="1">
<text:span text:style-name="T4">
基辅的舍维奇基夫斯基地方法院将继续选择一项限制大都会帕维尔的限制</text:span>
</text:h>
      <text:p text:style-name="P4">
作者: Ukrinform (Person)</text:p>
      <text:p text:style-name="P4">
出版商: Укринформ (Organization)</text:p>
      <text:p text:style-name="P4">
出版时间: 2023-04-01T16:16:24+03:00</text:p>
      <text:p text:style-name="P4">
修改时间: 2023-04-01T16:16:24+03:00</text:p>
      <text:p text:style-name="P4">
描述: 基辅舍维奇斯基地方法院将继续在4月3日星期一选择对乌克兰东正教教堂（莫斯科的祖先）进行预防措施。  - 乌克林。</text:p>
      <text:p text:style-name="P4">
图片: ["<text:a xlink:type="simple" xlink:href="https://static.ukrinform.com/photos/2023_04/thumb_files/630_360_1680343374-1333.jpeg" text:style-name="Internet_20_link" text:visited-style-name="Visited_20_Internet_20_Link">
630_360_16803...</text:a>
"]</text:p>
      <text:p text:style-name="P4">
标签: ['Суд', 'УПЦ МП', 'Київ']</text:p>
      <text:p text:style-name="P4">
类型: Article</text:p>
      <!--METADATA-->
      <text:p text:style-name="P4">
<draw:frame draw:style-name="fr1" draw:name="Image143" text:anchor-type="as-char" svg:width="6.9236in" svg:height="3.956343in" draw:z-index="0">
<draw:image xlink:href="../Images/yкринформ/2023-04-01T16-16-24-03-00/630_360_1680343374-1333.jpeg" xlink:type="simple" xlink:show="embed" xlink:actuate="onLoad" draw:mime-type="image/jpeg"/>
</draw:frame>
基辅舍维奇基基岛地方法院将继续选出对乌克兰东正教教会的限制。(莫斯科宗主)保罗(天鹅)4月3日星期一。</text:p>
      <text:p text:style-name="P4">
这是乌克利福通讯员的报道。</text:p>
      <text:p text:style-name="P4">
预防措施的选举被转移到较差的卫生大都会状态。</text:p>
      <text:p text:style-name="P4">
<text:span text:style-name="T4">
另请阅读：</text:span>
 <text:a xlink:type="simple" xlink:href="https://www.ukrinform.ua/rubric-society/3690245-prokuratura-prosit-domasnij-arest-dla-mitropolita-upc-mp-pavla-dzerelo.html" text:style-name="Internet_20_link" text:visited-style-name="Visited_20_Internet_20_Link">
</text:a>
据报道，乌克兰在4月1日上午<text:a xlink:type="simple" xlink:href="https://www.ukrinform.ua/rubric-society/3690250-pidozra-mitropolitu-upc-mp-pavlu-u-sbu-rozkrili-detali.html" text:style-name="Internet_20_link" text:visited-style-name="Visited_20_Internet_20_Link">
</text:a>
根据艺术的第1部分。 乌克兰刑法的161(违反公民平等，具体取决于其种族，民族，区域隶属关系，宗教信仰)和Art的第1部分436-2(理由，否认俄罗斯联邦对乌克兰的武装侵略，荣耀其参与者). У його будинку провели обшуки.</text:p>
      <text:p text:style-name="P4">
News Source: <text:a xlink:type="simple" xlink:href="https://www.ukrinform.ua/rubric-society/3690325-sevcenkivskij-rajsud-kieva-u-ponedilok-prodovzit-obirati-zapobiznij-zahid-mitropolitu-pavlu.html" text:style-name="Internet_20_link" text:visited-style-name="Visited_20_Internet_20_Link">
https://www.ukrinform.ua/rubric-society/3690325-sevcenkivskij-rajsud-kieva-u-ponedilok-prodovzit-obirati-zapobiznij-zahid-mitropolitu-pavlu.html</text:a>
</text:p>
      <!--NEWS-->
      <text:h text:style-name="P10" text:outline-level="1">
<text:span text:style-name="T4">
UPL：克里夫巴斯赢得了“希瑟”</text:span>
</text:h>
      <text:p text:style-name="P4">
作者: Ukrinform (Person)</text:p>
      <text:p text:style-name="P4">
出版商: Укринформ (Organization)</text:p>
      <text:p text:style-name="P4">
出版时间: 2023-04-01T16:21:20+03:00</text:p>
      <text:p text:style-name="P4">
修改时间: 2023-04-01T16:21:20+03:00</text:p>
      <text:p text:style-name="P4">
描述: Kryvorizhka在乌克兰锦标赛中排名第六。  - 乌克林。</text:p>
      <text:p text:style-name="P4">
图片: ["<text:a xlink:type="simple" xlink:href="https://static.ukrinform.com/photos/2023_04/thumb_files/630_360_1680355191-829.jpg" text:style-name="Internet_20_link" text:visited-style-name="Visited_20_Internet_20_Link">
630_360_16803...</text:a>
"]</text:p>
      <text:p text:style-name="P4">
标签: ['Футбол', "Прем'єр-ліга", 'Верес']</text:p>
      <text:p text:style-name="P4">
类型: Article</text:p>
      <!--METADATA-->
      <text:p text:style-name="P4">
<draw:frame draw:style-name="fr1" draw:name="Image144" text:anchor-type="as-char" svg:width="6.9236in" svg:height="3.956343in" draw:z-index="0">
<draw:image xlink:href="../Images/yкринформ/2023-04-01T16-21-20-03-00/630_360_1680355191-829.jpg" xlink:type="simple" xlink:show="embed" xlink:actuate="onLoad" draw:mime-type="image/jpeg"/>
</draw:frame>
Kryvorizhzhka在乌克兰冠军赛中升至第六名。</text:p>
      <text:p text:style-name="P4">
乌克林福姆报道，克里夫巴斯在乌克兰超级联赛的第19轮中克服了“希瑟” 2：1。</text:p>
      <text:p text:style-name="P4">
在Kryvbas中，区分了Prikhodko和Ponedelkin。 “ Heather”以Bliznichenko的中风做出回应。</text:p>
      <text:p text:style-name="P4">
击败希瑟(Heather)的胜利使克里夫巴斯(Kryvbas)上升到了UPL的第六名。</text:p>
      <text:p text:style-name="P4">
<text:span text:style-name="T4">
另请阅读：</text:span>
 <text:a xlink:type="simple" xlink:href="https://www.ukrinform.ua/rubric-sports/3690300-upl-metalist-rozijsovsa-mirom-z-kolosom.html" text:style-name="Internet_20_link" text:visited-style-name="Visited_20_Internet_20_Link">
</text:a>
据报道，沙赫塔尔(Shakhtar)领导乌克兰冠军，在17场比赛后得到42分。</text:p>
      <text:p text:style-name="P4">
照片：FC Kryvbas</text:p>
      <text:p text:style-name="P4">
News Source: <text:a xlink:type="simple" xlink:href="https://www.ukrinform.ua/rubric-sports/3690328-upl-krivbas-peremig-veres.html" text:style-name="Internet_20_link" text:visited-style-name="Visited_20_Internet_20_Link">
https://www.ukrinform.ua/rubric-sports/3690328-upl-krivbas-peremig-veres.html</text:a>
</text:p>
      <!--NEWS-->
      <text:h text:style-name="P10" text:outline-level="1">
<text:span text:style-name="T4">
Seitablaev宣布在一个有关Terroboron力量的大型项目上工作</text:span>
</text:h>
      <text:p text:style-name="P4">
作者: Ukrinform (Person)</text:p>
      <text:p text:style-name="P4">
出版商: Укринформ (Organization)</text:p>
      <text:p text:style-name="P4">
出版时间: 2023-04-01T16:22:40+03:00</text:p>
      <text:p text:style-name="P4">
修改时间: 2023-04-01T16:22:40+03:00</text:p>
      <text:p text:style-name="P4">
描述: 乌克兰董事，编剧和演员阿赫特姆·塞塔布拉耶夫（Akhtem Seitablaev）正在研究一个关于领土国防军的大型项目。  - 乌克林。</text:p>
      <text:p text:style-name="P4">
图片: ["<text:a xlink:type="simple" xlink:href="https://static.ukrinform.com/photos/2018_03/thumb_files/630_360_1520525391-5165.jpg" text:style-name="Internet_20_link" text:visited-style-name="Visited_20_Internet_20_Link">
630_360_15205...</text:a>
"]</text:p>
      <text:p text:style-name="P4">
标签: ['Сеітаблаєв', 'Режисер', 'Тероборона']</text:p>
      <text:p text:style-name="P4">
类型: Article</text:p>
      <!--METADATA-->
      <text:p text:style-name="P4">
<draw:frame draw:style-name="fr1" draw:name="Image145" text:anchor-type="as-char" svg:width="6.9236in" svg:height="3.956343in" draw:z-index="0">
<draw:image xlink:href="../Images/yкринформ/2023-04-01T16-22-40-03-00/630_360_1520525391-5165.jpg" xlink:type="simple" xlink:show="embed" xlink:actuate="onLoad" draw:mime-type="image/jpeg"/>
</draw:frame>
乌克兰董事，编剧和演员阿赫特姆·塞塔布拉耶夫(Akhtem Seitablaev)正在为领土国防军致力于一位大型先知。</text:p>
      <text:p text:style-name="P4">
他在对乌克林福音通讯员的评论中讲述了这件事。</text:p>
      <text:p text:style-name="P4">
“现在，我们正在研究一个关于银色防御的32系列的庞大项目，我们正在为艺术录像带做准备。 此外，我们还从事计算活动 - 通过与我通过服务的通信服务通过通信服务对TRA力量的活动的覆盖范围。”董事说。</text:p>
      <text:p text:style-name="P4">
同时，他强调了信息斗争的重要性。</text:p>
      <text:p text:style-name="P4">
“并不总是对人们所依赖的人，什么强大的承运人有清晰的了解。 及时提供的信息是，有理由是力量。 与几年前的动脉粥样硬化相比，它在乌克兰在信息领域的抵抗力问题上具有乳房的进展。 它成为与信息收益相对应的所有结构的协同作用。 <text:a xlink:type="simple" xlink:href="https://www.ukrinform.ua/tag-vijna" text:style-name="Internet_20_link" text:visited-style-name="Visited_20_Internet_20_Link">
</text:a>
信息操作，以开始验证人口以确保持久性。” Seitablaev强调。</text:p>
      <text:p text:style-name="P4">
<text:span text:style-name="T4">
另请阅读：</text:span>
 <text:a xlink:type="simple" xlink:href="https://www.ukrinform.ua/rubric-culture/3687335-seitablaev-ozvuciv-kita-u-stricci-vartovi-planeti-aka-vijde-v-ukrainskij-prokat-u-kvitni.html" text:style-name="Internet_20_link" text:visited-style-name="Visited_20_Internet_20_Link">
</text:a>
据报道，乌克兰军队<text:a xlink:type="simple" xlink:href="https://www.ukrinform.ua/rubric-ato/3690216-zsu-otrimali-se-10-pozaslahovikiv-dla-znisenna-povitranih-cilej-naev.html" text:style-name="Internet_20_link" text:visited-style-name="Visited_20_Internet_20_Link">
</text:a>
摧毁敌人的空气目的。 其中一位大使预测了Akhtem Seitablaev。</text:p>
      <text:p text:style-name="P4">
News Source: <text:a xlink:type="simple" xlink:href="https://www.ukrinform.ua/rubric-culture/3690329-seitablaev-zaaviv-pro-robotu-nad-velikim-proektom-pro-sili-teroboroni.html" text:style-name="Internet_20_link" text:visited-style-name="Visited_20_Internet_20_Link">
https://www.ukrinform.ua/rubric-culture/3690329-seitablaev-zaaviv-pro-robotu-nad-velikim-proektom-pro-sili-teroboron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01T16:24:00+03:00</text:p>
      <text:p text:style-name="P4">
修改时间: 2023-04-01T16:24: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46" text:anchor-type="as-char" svg:width="6.9236in" svg:height="3.956343in" draw:z-index="0">
<draw:image xlink:href="../Images/yкринформ/2023-04-01T16-24-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47" text:anchor-type="as-char" svg:width="6.9236in" svg:height="6.9236in" draw:z-index="0">
<draw:image xlink:href="../Images/yкринформ/2023-04-01T16-24-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48" text:anchor-type="as-char" svg:width="6.9236in" svg:height="6.9236in" draw:z-index="0">
<draw:image xlink:href="../Images/yкринформ/2023-04-01T16-24-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49" text:anchor-type="as-char" svg:width="6.9236in" svg:height="6.9236in" draw:z-index="0">
<draw:image xlink:href="../Images/yкринформ/2023-04-01T16-24-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50" text:anchor-type="as-char" svg:width="6.9236in" svg:height="6.9236in" draw:z-index="0">
<draw:image xlink:href="../Images/yкринформ/2023-04-01T16-24-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51" text:anchor-type="as-char" svg:width="6.9236in" svg:height="6.9236in" draw:z-index="0">
<draw:image xlink:href="../Images/yкринформ/2023-04-01T16-24-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孩子的迹象：看起来13  -  14年，直至140厘米，薄，头发。</text:p>
      <text:p text:style-name="P4">
衣服：白色T衬衫，黑色裤子，蓝色拖鞋。</text:p>
      <text:p text:style-name="P4">
<text:span text:style-name="T4">
伊丽莎白·曼迪克(Elizabeth Mandic)，16岁</text:span>
</text:p>
      <text:p text:style-name="P4">
<draw:frame draw:style-name="fr1" draw:name="Image152" text:anchor-type="as-char" svg:width="6.9236in" svg:height="6.9236in" draw:z-index="0">
<draw:image xlink:href="../Images/yкринформ/2023-04-01T16-24-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53" text:anchor-type="as-char" svg:width="6.9236in" svg:height="6.9236in" draw:z-index="0">
<draw:image xlink:href="../Images/yкринформ/2023-04-01T16-24-00-03-00/1659948835-931.jpg" xlink:type="simple" xlink:show="embed" xlink:actuate="onLoad" draw:mime-type="image/jpeg"/>
</draw:frame>
</text:p>
      <text:p text:style-name="P4">
标志：看起来17岁，身高170厘米，苗条，短弓形。</text:p>
      <text:p text:style-name="P4">
衣服：黑色T衬衫，蓝色短裤，黑色运动鞋。</text:p>
      <text:p text:style-name="P4">
<draw:frame draw:style-name="fr1" draw:name="Image154" text:anchor-type="as-char" svg:width="6.9236in" svg:height="6.9236in" draw:z-index="0">
<draw:image xlink:href="../Images/yкринформ/2023-04-01T16-24-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55" text:anchor-type="as-char" svg:width="6.9236in" svg:height="6.9236in" draw:z-index="0">
<draw:image xlink:href="../Images/yкринформ/2023-04-01T16-24-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56" text:anchor-type="as-char" svg:width="6.9236in" svg:height="6.9236in" draw:z-index="0">
<draw:image xlink:href="../Images/yкринформ/2023-04-01T16-24-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哈尔基夫（Kharkiv），一个男人在院子里的爆炸装置上爆炸</text:span>
</text:h>
      <text:p text:style-name="P4">
作者: Ukrinform (Person)</text:p>
      <text:p text:style-name="P4">
出版商: Укринформ (Organization)</text:p>
      <text:p text:style-name="P4">
出版时间: 2023-04-01T16:31:54+03:00</text:p>
      <text:p text:style-name="P4">
修改时间: 2023-04-01T16:31:54+03:00</text:p>
      <text:p text:style-name="P4">
描述: 在哈尔基夫地区，一名男子在自己的院子里爆炸在一个未知的爆炸装置上。  - 乌克林。</text:p>
      <text:p text:style-name="P4">
图片: ["<text:a xlink:type="simple" xlink:href="https://static.ukrinform.com/photos/2022_02/thumb_files/630_360_1644425983-426.jpg" text:style-name="Internet_20_link" text:visited-style-name="Visited_20_Internet_20_Link">
630_360_16444...</text:a>
"]</text:p>
      <text:p text:style-name="P4">
标签: ['Міна', 'Харківщина', 'Війна з росією']</text:p>
      <text:p text:style-name="P4">
类型: Article</text:p>
      <!--METADATA-->
      <text:p text:style-name="P4">
<draw:frame draw:style-name="fr1" draw:name="Image157" text:anchor-type="as-char" svg:width="6.9236in" svg:height="3.946452in" draw:z-index="0">
<draw:image xlink:href="../Images/yкринформ/2023-04-01T16-31-54-03-00/630_360_1644425983-426.jpg" xlink:type="simple" xlink:show="embed" xlink:actuate="onLoad" draw:mime-type="image/jpeg"/>
</draw:frame>
Nakarkivshchyna，一个男人在一个未知的爆炸装置上爆炸，这是他自己的院子。</text:p>
      <text:p text:style-name="P4">
Kharkiv Ova Oleg Synigubov的负责人在[]中报告了这一点(https://t.me/synegubov/5850)，报道乌克林福姆。</text:p>
      <text:p text:style-name="P4">
“大约在下午3:30在伊兹地区的多瓦利夫卡村，虽然他自己的方式是一个59岁的男人在一个未知的爆炸装置上受伤。</text:p>
      <text:p text:style-name="P4">
OVA的负责人敦促该地区的所有居民记住<text:a xlink:type="simple" xlink:href="https://www.ukrinform.ua/tag-harkivsina" text:style-name="Internet_20_link" text:visited-style-name="Visited_20_Internet_20_Link">
</text:a>
。 他还提醒说，如果有一个可疑的物体，则绝对不会转动它。 有必要以安全的距离移开并向国家警察报告。</text:p>
      <text:p text:style-name="P4">
<text:span text:style-name="T4">
另请阅读：</text:span>
 <text:a xlink:type="simple" xlink:href="https://www.ukrinform.ua/rubric-ato/3689776-na-hersonsini-na-mini-pidirvalisa-energetiki-dvoe-zaginuli.html" text:style-name="Internet_20_link" text:visited-style-name="Visited_20_Internet_20_Link">
</text:a>
据报道，今天由于对哈尔基夫村库皮斯基村的敌对炮击，今天一名平民被杀。</text:p>
      <text:p text:style-name="P4">
News Source: <text:a xlink:type="simple" xlink:href="https://www.ukrinform.ua/rubric-regions/3690332-na-harkivsini-colovik-pidirvavsa-na-vibuhovomu-pristroi-u-svoemu-dvori.html" text:style-name="Internet_20_link" text:visited-style-name="Visited_20_Internet_20_Link">
https://www.ukrinform.ua/rubric-regions/3690332-na-harkivsini-colovik-pidirvavsa-na-vibuhovomu-pristroi-u-svoemu-dvori.html</text:a>
</text:p>
      <!--NEWS-->
      <text:h text:style-name="P10" text:outline-level="1">
<text:span text:style-name="T4">
小探手的力量根据北约标准“首都学校”开始</text:span>
</text:h>
      <text:p text:style-name="P4">
作者: Ukrinform (Person)</text:p>
      <text:p text:style-name="P4">
出版商: Укринформ (Organization)</text:p>
      <text:p text:style-name="P4">
出版时间: 2023-04-01T16:36:25+03:00</text:p>
      <text:p text:style-name="P4">
修改时间: 2023-04-01T16:36:25+03:00</text:p>
      <text:p text:style-name="P4">
描述: 国防军根据北约成员国“维斯基尔队长”的培训标准开始，旨在迅速解决缺乏合格的中级指挥官的问题。  - 乌克林。</text:p>
      <text:p text:style-name="P4">
图片: ["<text:a xlink:type="simple" xlink:href="https://static.ukrinform.com/photos/2016_08/thumb_files/630_360_1472144389-4562.jpg" text:style-name="Internet_20_link" text:visited-style-name="Visited_20_Internet_20_Link">
630_360_14721...</text:a>
"]</text:p>
      <text:p text:style-name="P4">
标签: ['НАТО', 'ЗСУ', 'Військові навчання']</text:p>
      <text:p text:style-name="P4">
类型: Article</text:p>
      <!--METADATA-->
      <text:p text:style-name="P4">
<draw:frame draw:style-name="fr1" draw:name="Image158" text:anchor-type="as-char" svg:width="6.9236in" svg:height="3.956343in" draw:z-index="0">
<draw:image xlink:href="../Images/yкринформ/2023-04-01T16-36-25-03-00/630_360_1472144389-4562.jpg" xlink:type="simple" xlink:show="embed" xlink:actuate="onLoad" draw:mime-type="image/jpeg"/>
</draw:frame>
Silayerial防御始于北约成员国“ Vyshkil Captains”的培训标准，该标准旨在迅速解决合格的中层指挥官的问题。</text:p>
      <text:p text:style-name="P4">
正如乌克林福姆报道的那样，参考<text:a xlink:type="simple" xlink:href="https://t.me/ministry_of_defense_ua/7365" text:style-name="Internet_20_link" text:visited-style-name="Visited_20_Internet_20_Link">
</text:a>
乌克兰国防部Protess由总部宣布 - 乌克兰大队Sergey Sobko将军领土国防军部队的副指挥官。</text:p>
      <text:p text:style-name="P4">
据他说，在全面入侵The Ternoboronarya的力量之前，刚刚超过6000名人员。</text:p>
      <text:p text:style-name="P4">
“今天我们是成千上万的：有军事经验的人，大多数是昨天。 但是，我们渴望击败入侵者，我们团结一致。”</text:p>
      <text:p text:style-name="P4">
根据Sobko的说法，自从俄罗斯入侵的反思开始以来，并非每个单位都在准备足够的时间。 一些营必须立即担任职位。 其他人能够获得必要的技能。</text:p>
      <text:p text:style-name="P4">
<text:span text:style-name="T4">
另请阅读：</text:span>
 <text:a xlink:type="simple" xlink:href="https://www.ukrinform.ua/rubric-ato/3689622-u-ssa-65-ukrainskih-vijskovih-zaversili-navcanna-na-sistemah-ppo-patriot.html" text:style-name="Internet_20_link" text:visited-style-name="Visited_20_Internet_20_Link">
</text:a>
现在，几乎所有单位都已经具有战斗经验。 Terrobronivtsi参加了Kharkiv和Donetsk地区的反击。 Kiev，Kharkiv，Sumy，Chernihiv，发行了Kherson，Lyman，Izum，Kupyansk和其他城市，回忆起。</text:p>
      <text:p text:style-name="P4">
据他说，今天，特洛伊士兵在最热门的正面执行任务：在煤炭附近，阿维迪夫卡，克雷明纳巴赫穆特。</text:p>
      <text:p text:style-name="P4">
“为了迅速解决中部兰卡，排和嘴的合格指挥官缺乏合格指挥官的问题，我们已经为我们的武装步枪项目开始了一个名为“ Vyshkil Captains”的独特项目，” Sobko告知。</text:p>
      <text:p text:style-name="P4">
该课程基于成员国培训的标准<text:a xlink:type="simple" xlink:href="https://www.ukrinform.ua/tag-nato" text:style-name="Internet_20_link" text:visited-style-name="Visited_20_Internet_20_Link">
</text:a>
俄罗斯 - 乌克兰手表的经历被考虑在内。 课程讲师是经过国外培训并向他人报告的战斗人员。</text:p>
      <text:p text:style-name="P4">
从乌克林福姆(Ukrinform)报道，从2022年2月24日至2023年7月1日，从2023年2月24日开始淘汰了约17.3千990名俄罗斯入侵者。</text:p>
      <text:p text:style-name="P4">
News Source: <text:a xlink:type="simple" xlink:href="https://www.ukrinform.ua/rubric-ato/3690335-sili-teroboroni-rozpocali-zasnovanij-na-standartah-nato-kurs-viskil-kapitaniv.html" text:style-name="Internet_20_link" text:visited-style-name="Visited_20_Internet_20_Link">
https://www.ukrinform.ua/rubric-ato/3690335-sili-teroboroni-rozpocali-zasnovanij-na-standartah-nato-kurs-viskil-kapitaniv.html</text:a>
</text:p>
      <!--NEWS-->
      <text:h text:style-name="P10" text:outline-level="1">
<text:span text:style-name="T4">
俄罗斯人在切尔尼希夫和苏米地区的边界开火了三遍 -  14个“到达”</text:span>
</text:h>
      <text:p text:style-name="P4">
作者: Ukrinform (Person)</text:p>
      <text:p text:style-name="P4">
出版商: Укринформ (Organization)</text:p>
      <text:p text:style-name="P4">
出版时间: 2023-04-01T16:45:00+03:00</text:p>
      <text:p text:style-name="P4">
修改时间: 2023-04-01T16:45:00+03:00</text:p>
      <text:p text:style-name="P4">
描述: 截至4月1日（星期六）下午4:00，俄罗斯军队开火了三倍于切尼夫和苏米地区的边界。  - 乌克林。</text:p>
      <text:p text:style-name="P4">
图片: ["<text:a xlink:type="simple" xlink:href="https://static.ukrinform.com/photos/2023_03/thumb_files/630_360_1677781968-366.jpg" text:style-name="Internet_20_link" text:visited-style-name="Visited_20_Internet_20_Link">
630_360_16777...</text:a>
"]</text:p>
      <text:p text:style-name="P4">
标签: ['Обстріл', 'Сумщина', 'Кордон', 'Чернігівщина', 'Війна з росією']</text:p>
      <text:p text:style-name="P4">
类型: Article</text:p>
      <!--METADATA-->
      <text:p text:style-name="P4">
<draw:frame draw:style-name="fr1" draw:name="Image159" text:anchor-type="as-char" svg:width="6.9236in" svg:height="3.956343in" draw:z-index="0">
<draw:image xlink:href="../Images/yкринформ/2023-04-01T16-45-00-03-00/630_360_1677781968-366.jpg" xlink:type="simple" xlink:show="embed" xlink:actuate="onLoad" draw:mime-type="image/jpeg"/>
</draw:frame>
截至4月1日星期六16:00，俄罗斯军队开火了三次边境和苏米地区。</text:p>
      <text:p text:style-name="P4">
根据乌克林福姆的说法，运营司令部“北”报告了<text:a xlink:type="simple" xlink:href="https://t.me/ok_pivnich1/1621" text:style-name="Internet_20_link" text:visited-style-name="Visited_20_Internet_20_Link">
</text:a>
。</text:p>
      <text:p text:style-name="P4">
从12:10到12:25记录了四杆，大概是从炮兵那里的，对卡波维奇定居点的理解(切尔尼希夫地区).</text:p>
      <text:p text:style-name="P4">
Крім того, з 12:20 до 12:25 зафіксовано три <text:a xlink:type="simple" xlink:href="https://www.ukrinform.ua/tag-obstril" text:style-name="Internet_20_link" text:visited-style-name="Visited_20_Internet_20_Link">
 </text:a>
，可能与液化天然气一起进入了当地的区域(切尔尼希夫地区).</text:p>
      <text:p text:style-name="P4">
<text:span text:style-name="T4">
Читайте також:</text:span>
 <text:a xlink:type="simple" xlink:href="https://www.ukrinform.ua/rubric-ato/3689760-rosiani-vnoci-obstrilali-sumsinu-zi-stvolnoi-artilerii-ta-minometiv.html" text:style-name="Internet_20_link" text:visited-style-name="Visited_20_Internet_20_Link">
 </text:a>
从14:35到14:45还记录了7个节拍，可能是来自Sau的Sau，在Sidorivka区。(Sumy地区).</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Як повідомляв Укрінформ, армія російської федерації за добу  <text:a xlink:type="simple" xlink:href="https://www.ukrinform.ua/rubric-ato/3690191-za-dobu-rosijski-vijska-obstrilali-visim-oblastej-ukraini-zvedenna-ova.html" text:style-name="Internet_20_link" text:visited-style-name="Visited_20_Internet_20_Link">
</text:a>
乌克兰的八个地区。</text:p>
      <text:p text:style-name="P4">
News Source: <text:a xlink:type="simple" xlink:href="https://www.ukrinform.ua/rubric-ato/3690338-rosiani-trici-obstrilali-prikordonna-cernigivsini-i-sumsini-14-prilotiv.html" text:style-name="Internet_20_link" text:visited-style-name="Visited_20_Internet_20_Link">
https://www.ukrinform.ua/rubric-ato/3690338-rosiani-trici-obstrilali-prikordonna-cernigivsini-i-sumsini-14-prilotiv.html</text:a>
</text:p>
      <!--NEWS-->
      <text:h text:style-name="P10" text:outline-level="1">
<text:span text:style-name="T4">
侨民在布达（Bucha）释放的周年纪念日附近举行了一项诉讼</text:span>
</text:h>
      <text:p text:style-name="P4">
作者: Ukrinform (Person)</text:p>
      <text:p text:style-name="P4">
出版商: Укринформ (Organization)</text:p>
      <text:p text:style-name="P4">
出版时间: 2023-04-01T16:50:31+03:00</text:p>
      <text:p text:style-name="P4">
修改时间: 2023-04-01T16:50:31+03:00</text:p>
      <text:p text:style-name="P4">
描述: 由乌克兰人社区以莱西亚·乌克兰卡（Lesya Ukrainka）的名字命名的一项运动在塔拉斯·舍申科（Taras Shevchenko）的纪念碑附近举行，该纪念碑由乌克兰乌克兰乌克兰乌克兰乌克兰人社区组织，旨在纪念乌克兰乌克兰武装部队在奇维夫地区的乌克兰武装部队释放。  - 乌克林。</text:p>
      <text:p text:style-name="P4">
图片: ["<text:a xlink:type="simple" xlink:href="https://static.ukrinform.com/photos/2023_04/thumb_files/630_360_1680356828-607.jpg" text:style-name="Internet_20_link" text:visited-style-name="Visited_20_Internet_20_Link">
630_360_16803...</text:a>
", "<text:a xlink:type="simple" xlink:href="https://static.ukrinform.com/photos/2023_04/1680356845-383.jpg" text:style-name="Internet_20_link" text:visited-style-name="Visited_20_Internet_20_Link">
1680356845-38...</text:a>
", "<text:a xlink:type="simple" xlink:href="https://static.ukrinform.com/photos/2023_04/1680356862-523.jpg" text:style-name="Internet_20_link" text:visited-style-name="Visited_20_Internet_20_Link">
1680356862-52...</text:a>
", "<text:a xlink:type="simple" xlink:href="https://static.ukrinform.com/photos/2023_04/1680356890-378.jpg" text:style-name="Internet_20_link" text:visited-style-name="Visited_20_Internet_20_Link">
1680356890-37...</text:a>
"]</text:p>
      <text:p text:style-name="P4">
标签: ['Буча', 'Діаспора', 'Посольство', 'Північна Македонія', 'Війна з росією']</text:p>
      <text:p text:style-name="P4">
类型: Article</text:p>
      <!--METADATA-->
      <text:p text:style-name="P4">
<draw:frame draw:style-name="fr1" draw:name="Image160" text:anchor-type="as-char" svg:width="6.9236in" svg:height="3.956343in" draw:z-index="0">
<draw:image xlink:href="../Images/yкринформ/2023-04-01T16-50-31-03-00/630_360_1680356828-607.jpg" xlink:type="simple" xlink:show="embed" xlink:actuate="onLoad" draw:mime-type="image/jpeg"/>
</draw:frame>
塔拉斯·舍申科(Taras Shevchenko)在斯科普(Skopje)中心的战场主持了由乌克兰乌克兰人(Lesya Ukrainka Ukrainians)组织的一项行动，以期在基辅地区布恰市武装部队解放周年纪念日。</text:p>
      <text:p text:style-name="P4">
正如乌克林福姆报道的那样，关于<text:a xlink:type="simple" xlink:href="https://www.facebook.com/ua.emb.nmk/posts/pfbid025JEXcxDy4SoyBgWyJBzh8T3kMWuWTt251TUHpVRaQwSjgFGRtTwDg4KhtPeR4yNrl" text:style-name="Internet_20_link" text:visited-style-name="Visited_20_Internet_20_Link">
</text:a>
据报道，乌克兰在马其顿北部的大使馆报道。</text:p>
      <text:p text:style-name="P4">
<draw:frame draw:style-name="fr1" draw:name="Image161" text:anchor-type="as-char" svg:width="6.9236in" svg:height="5.1927in" draw:z-index="0">
<draw:image xlink:href="../Images/yкринформ/2023-04-01T16-50-31-03-00/1680356845-383.jpg" xlink:type="simple" xlink:show="embed" xlink:actuate="onLoad" draw:mime-type="image/jpeg"/>
</draw:frame>
“乌克兰人聚集在一起，以纪念塔苏杜伊布坎悲剧的受害者，俄罗斯对乌克兰的军事侵略是一项严格的俄罗斯军事侵略，”  - 说。</text:p>
      <text:p text:style-name="P4">
<text:span text:style-name="T4">
另请阅读：</text:span>
 <text:a xlink:type="simple" xlink:href="https://www.ukrinform.ua/rubric-diaspora/3676676-ukrainska-gromada-vidvidala-u-skope-premeru-dokumentalnogo-filmu-pro-agresiu-rf.html" text:style-name="Internet_20_link" text:visited-style-name="Visited_20_Internet_20_Link">
</text:a>
</text:p>
      <text:p text:style-name="P4">
<draw:frame draw:style-name="fr1" draw:name="Image162" text:anchor-type="as-char" svg:width="6.9236in" svg:height="5.1927in" draw:z-index="0">
<draw:image xlink:href="../Images/yкринформ/2023-04-01T16-50-31-03-00/1680356862-523.jpg" xlink:type="simple" xlink:show="embed" xlink:actuate="onLoad" draw:mime-type="image/jpeg"/>
</draw:frame>
在活动期间，乌克兰人社区负责人亚历山大·乌尔班维奇(Alexander Urbanovich)宣布了社区的公开信，致俄罗斯大使馆在马其顿北部的代表，呼吁制止对俄罗斯对俄罗斯联邦对独立乌克兰的无兴趣的侵略，并且不支持克里姆林宫的犯罪制度。</text:p>
      <text:p text:style-name="P4">
<draw:frame draw:style-name="fr1" draw:name="Image163" text:anchor-type="as-char" svg:width="6.9236in" svg:height="5.1927in" draw:z-index="0">
<draw:image xlink:href="../Images/yкринформ/2023-04-01T16-50-31-03-00/1680356890-378.jpg" xlink:type="simple" xlink:show="embed" xlink:actuate="onLoad" draw:mime-type="image/jpeg"/>
</draw:frame>
值得注意的是，俄罗斯联邦的所有罪犯都将受到惩罚。</text:p>
      <text:p text:style-name="P4">
我们将提醒，乌克兰人社区以马其顿教育教育为以Lesya Ukrainka和乌克兰大使馆的名字命名<text:a xlink:type="simple" xlink:href="https://www.ukrinform.ua/rubric-diaspora/3680565-ukrainci-vsanuvali-tarasa-sevcenka-u-skope.html" text:style-name="Internet_20_link" text:visited-style-name="Visited_20_Internet_20_Link">
</text:a>
3月9日，纪念乌克兰诗人，作家，艺术家Shevchenko的联合活动将是一个联合活动。</text:p>
      <text:p text:style-name="P4">
<text:span text:style-name="T5">
foto：乌克兰大使馆在北马其顿共和国 / Facebook</text:span>
</text:p>
      <text:p text:style-name="P4">
News Source: <text:a xlink:type="simple" xlink:href="https://www.ukrinform.ua/rubric-diaspora/3690339-diaspora-provela-akciu-u-ricnicu-zvilnenna-buci-bila-pamatnika-sevcenku-u-skope.html" text:style-name="Internet_20_link" text:visited-style-name="Visited_20_Internet_20_Link">
https://www.ukrinform.ua/rubric-diaspora/3690339-diaspora-provela-akciu-u-ricnicu-zvilnenna-buci-bila-pamatnika-sevcenku-u-skope.html</text:a>
</text:p>
      <!--NEWS-->
      <text:h text:style-name="P10" text:outline-level="1">
<text:span text:style-name="T4">
在Uzhgorod，全部-ukrainian柔道锦标赛开始</text:span>
</text:h>
      <text:p text:style-name="P4">
作者: Ukrinform (Person)</text:p>
      <text:p text:style-name="P4">
出版商: Укринформ (Organization)</text:p>
      <text:p text:style-name="P4">
出版时间: 2023-04-01T17:02:29+03:00</text:p>
      <text:p text:style-name="P4">
修改时间: 2023-04-01T17:02:29+03:00</text:p>
      <text:p text:style-name="P4">
描述: 在Uzhgorod中，所有的-Ukrainian柔道锦标赛已经开始，来自DE -Cupoun地区的运动员以及敌对行动的势力。  - 乌克林。</text:p>
      <text:p text:style-name="P4">
图片: ["<text:a xlink:type="simple" xlink:href="https://static.ukrinform.com/photos/2023_04/thumb_files/630_360_1680357493-797.jpg" text:style-name="Internet_20_link" text:visited-style-name="Visited_20_Internet_20_Link">
630_360_16803...</text:a>
", "<text:a xlink:type="simple" xlink:href="https://static.ukrinform.com/photos/2023_04/1680357493-152.jpg" text:style-name="Internet_20_link" text:visited-style-name="Visited_20_Internet_20_Link">
1680357493-15...</text:a>
", "<text:a xlink:type="simple" xlink:href="https://static.ukrinform.com/photos/2023_04/1680357493-935.jpg" text:style-name="Internet_20_link" text:visited-style-name="Visited_20_Internet_20_Link">
1680357493-93...</text:a>
", "<text:a xlink:type="simple" xlink:href="https://static.ukrinform.com/photos/2023_04/1680357513-643.jpg" text:style-name="Internet_20_link" text:visited-style-name="Visited_20_Internet_20_Link">
1680357513-64...</text:a>
"]</text:p>
      <text:p text:style-name="P4">
标签: ['Ужгород', 'Дзюдо', 'Змагання']</text:p>
      <text:p text:style-name="P4">
类型: Article</text:p>
      <!--METADATA-->
      <text:p text:style-name="P4">
<draw:frame draw:style-name="fr1" draw:name="Image164" text:anchor-type="as-char" svg:width="6.9236in" svg:height="3.956343in" draw:z-index="0">
<draw:image xlink:href="../Images/yкринформ/2023-04-01T17-02-29-03-00/630_360_1680357493-797.jpg" xlink:type="simple" xlink:show="embed" xlink:actuate="onLoad" draw:mime-type="image/jpeg"/>
</draw:frame>
在Uzhgorodistartzartzartzarts攻击全部-ukrainian柔道锦标赛中，还竞争了竞争性的运动员以及敌对行动的人。</text:p>
      <text:p text:style-name="P4">
这是在[]中报道的(https://t.me/zakarpatskaODA/4194)乌克林福姆报道，Transcarpathian OVA。</text:p>
      <text:p text:style-name="P4">
“今天在Uzhgorod，III All -Ukrainian公开赛与柔道“ Randori Spring Cup”。来自该国不同地区的数百名运动员已经到达了一个前区，以争取主要的奖励信息。</text:p>
      <text:p text:style-name="P4">
<draw:frame draw:style-name="fr1" draw:name="Image165" text:anchor-type="as-char" svg:width="6.9236in" svg:height="4.602912in" draw:z-index="0">
<draw:image xlink:href="../Images/yкринформ/2023-04-01T17-02-29-03-00/1680357493-152.jpg" xlink:type="simple" xlink:show="embed" xlink:actuate="onLoad" draw:mime-type="image/jpeg"/>
</draw:frame>
<text:span text:style-name="T4">
另请阅读：</text:span>
 <text:a xlink:type="simple" xlink:href="https://www.ukrinform.ua/rubric-sports/3690025-ukrainec-halmatov-vigrav-sriblo-na-etapi-serii-grand-slam-iz-dzudo-u-tureccini.html" text:style-name="Internet_20_link" text:visited-style-name="Visited_20_Internet_20_Link">
</text:a>
</text:p>
      <text:p text:style-name="P4">
<draw:frame draw:style-name="fr1" draw:name="Image166" text:anchor-type="as-char" svg:width="6.9236in" svg:height="4.602912in" draw:z-index="0">
<draw:image xlink:href="../Images/yкринформ/2023-04-01T17-02-29-03-00/1680357493-935.jpg" xlink:type="simple" xlink:show="embed" xlink:actuate="onLoad" draw:mime-type="image/jpeg"/>
</draw:frame>
值得注意的是，在参与者中，有来自进行战斗的地区的战斗机和驱逐领土。</text:p>
      <text:p text:style-name="P4">
<draw:frame draw:style-name="fr1" draw:name="Image167" text:anchor-type="as-char" svg:width="6.9236in" svg:height="4.602912in" draw:z-index="0">
<draw:image xlink:href="../Images/yкринформ/2023-04-01T17-02-29-03-00/1680357513-643.jpg" xlink:type="simple" xlink:show="embed" xlink:actuate="onLoad" draw:mime-type="image/jpeg"/>
</draw:frame>
据报道，乌克兰<text:a xlink:type="simple" xlink:href="https://www.ukrinform.ua/tag-dzudo" text:style-name="Internet_20_link" text:visited-style-name="Visited_20_Internet_20_Link">
</text:a>
在第比利斯赢得了奖牌(乔治亚州)在大满贯系列的下一阶段。</text:p>
      <text:p text:style-name="P4">
News Source: <text:a xlink:type="simple" xlink:href="https://www.ukrinform.ua/rubric-sports/3690344-v-uzgorodi-startuvav-vseukrainskij-turnir-z-dzudo.html" text:style-name="Internet_20_link" text:visited-style-name="Visited_20_Internet_20_Link">
https://www.ukrinform.ua/rubric-sports/3690344-v-uzgorodi-startuvav-vseukrainskij-turnir-z-dzudo.html</text:a>
</text:p>
      <!--NEWS-->
      <text:h text:style-name="P10" text:outline-level="1">
<text:span text:style-name="T4">
在厄瓜多尔有一块土壤滑坡 - 至少23人死亡</text:span>
</text:h>
      <text:p text:style-name="P4">
作者: Ukrinform (Person)</text:p>
      <text:p text:style-name="P4">
出版商: Укринформ (Organization)</text:p>
      <text:p text:style-name="P4">
出版时间: 2023-04-01T17:15:00+03:00</text:p>
      <text:p text:style-name="P4">
修改时间: 2023-04-01T17:15:00+03:00</text:p>
      <text:p text:style-name="P4">
描述: 在阿劳斯市，安第斯山脉中有一个滑坡。 有效约23人死亡，救援部队继续寻求失踪。  - 乌克林。</text:p>
      <text:p text:style-name="P4">
图片: ["<text:a xlink:type="simple" xlink:href="https://static.ukrinform.com/photos/2023_04/thumb_files/630_360_1680359029-659.jpg" text:style-name="Internet_20_link" text:visited-style-name="Visited_20_Internet_20_Link">
630_360_16803...</text:a>
"]</text:p>
      <text:p text:style-name="P4">
标签: ['Еквадор', 'Поранені', 'Загибель', 'Зсув']</text:p>
      <text:p text:style-name="P4">
类型: Article</text:p>
      <!--METADATA-->
      <text:p text:style-name="P4">
<draw:frame draw:style-name="fr1" draw:name="Image168" text:anchor-type="as-char" svg:width="6.9236in" svg:height="3.956343in" draw:z-index="0">
<draw:image xlink:href="../Images/yкринформ/2023-04-01T17-15-00-03-00/630_360_1680359029-659.jpg" xlink:type="simple" xlink:show="embed" xlink:actuate="onLoad" draw:mime-type="image/jpeg"/>
</draw:frame>
在Citylas，安第斯山脉中有一个滑坡。 这是一种23人死亡，救援队伍寻找失踪人员。</text:p>
      <text:p text:style-name="P4">
正如乌克林福姆报道的那样，它报告了<text:a xlink:type="simple" xlink:href="https://www.reuters.com/world/americas/number-dead-ecuador-landslide-rises-23-2023-03-31/" text:style-name="Internet_20_link" text:visited-style-name="Visited_20_Internet_20_Link">
</text:a>
。</text:p>
      <text:p text:style-name="P4">
事件发生在晚上。 根据官方数据，结果大约有850人被转移，57座建筑物被摧毁。</text:p>
      <text:p text:style-name="P4">
死者的数量逐渐增加，因为救援单位接收到已经覆盖了大量土地的房屋。</text:p>
      <text:p text:style-name="P4">
安全方案用于稳定土壤，以便救援人员可以继续在受影响区域(包括使用特殊设备)进行搜索和救援工作。</text:p>
      <text:p text:style-name="P4">
<text:span text:style-name="T4">
另请阅读：</text:span>
 <text:a xlink:type="simple" xlink:href="https://www.ukrinform.ua/rubric-world/3684354-v-ekvadori-stavsa-zemletrus-e-zagibli.html" text:style-name="Internet_20_link" text:visited-style-name="Visited_20_Internet_20_Link">
</text:a>
至少有67人仍然被认为失踪了，有38人受到创伤。</text:p>
      <text:p text:style-name="P4">
额外的紧急机构警告说，2月，阿劳斯247公顷面积的可能转变。</text:p>
      <text:p text:style-name="P4">
周五，当局还发布了有关安第斯山脉其他城市的类似警告。 在强大的前夕<text:a xlink:type="simple" xlink:href="https://www.ukrinform.ua/tag-dos" text:style-name="Internet_20_link" text:visited-style-name="Visited_20_Internet_20_Link">
</text:a>
该地区的道路，桥梁和其他基础设施被摧毁。</text:p>
      <text:p text:style-name="P4">
_照片：EPA _</text:p>
      <text:p text:style-name="P4">
News Source: <text:a xlink:type="simple" xlink:href="https://www.ukrinform.ua/rubric-world/3690352-v-ekvadori-stavsa-zsuvu-gruntu-sonajmense-23-zagiblih.html" text:style-name="Internet_20_link" text:visited-style-name="Visited_20_Internet_20_Link">
https://www.ukrinform.ua/rubric-world/3690352-v-ekvadori-stavsa-zsuvu-gruntu-sonajmense-23-zagiblih.html</text:a>
</text:p>
      <!--NEWS-->
      <text:h text:style-name="P10" text:outline-level="1">
<text:span text:style-name="T4">
里加举行了一次关于乌克兰代表参加的军事外科会议</text:span>
</text:h>
      <text:p text:style-name="P4">
作者: Ukrinform (Person)</text:p>
      <text:p text:style-name="P4">
出版商: Укринформ (Organization)</text:p>
      <text:p text:style-name="P4">
出版时间: 2023-04-01T17:21:49+03:00</text:p>
      <text:p text:style-name="P4">
修改时间: 2023-04-01T17:21:49+03:00</text:p>
      <text:p text:style-name="P4">
描述: 周六，开设了为期两天的里加军事外科手术论坛，考虑到俄罗斯 - 乌克兰战争期间获得的经历，该论坛考虑了军事外科手术的问题。  - 乌克林。</text:p>
      <text:p text:style-name="P4">
图片: ["<text:a xlink:type="simple" xlink:href="https://static.ukrinform.com/photos/2023_04/thumb_files/630_360_1680358246-3228.jpeg" text:style-name="Internet_20_link" text:visited-style-name="Visited_20_Internet_20_Link">
630_360_16803...</text:a>
"]</text:p>
      <text:p text:style-name="P4">
标签: ['Латвія', 'Медицина']</text:p>
      <text:p text:style-name="P4">
类型: Article</text:p>
      <!--METADATA-->
      <text:p text:style-name="P4">
<draw:frame draw:style-name="fr1" draw:name="Image169" text:anchor-type="as-char" svg:width="6.9236in" svg:height="3.956343in" draw:z-index="0">
<draw:image xlink:href="../Images/yкринформ/2023-04-01T17-21-49-03-00/630_360_1680358246-3228.jpeg" xlink:type="simple" xlink:show="embed" xlink:actuate="onLoad" draw:mime-type="image/jpeg"/>
</draw:frame>
周六，考虑到俄罗斯 - 乌克兰战争期间获得的经验，为期两天的里加军事外科手术论坛会议被认为正在考虑军事手术的问题。</text:p>
      <text:p text:style-name="P4">
这是乌克利福通讯员的报道。</text:p>
      <text:p text:style-name="P4">
MSFR2023会议在拉脱维亚大学科学院举行。 该活动是立陶宛第一夫人参加的，他是潘德拉·利维特(Pandera Levite)不断做法的医生。 MSFR2023包括著名的军事手术，来自世界许多国家的显微外科手术 - 拉脱维亚，以色列，美国，芬兰等等。 但是最大的代表和西方的报告数量 - 来自<text:a xlink:type="simple" xlink:href="https://www.youtube.com/watch" text:style-name="Internet_20_link" text:visited-style-name="Visited_20_Internet_20_Link">
</text:a>
该会议的组织者是拉脱维亚微型外科医生Olafs Libermanis和Martinshmalzubris。 去年，他们在乌克兰工作，协助受伤和平民。 他们的计划旨在帮助建立乌克兰大型微型外科训练系统。</text:p>
      <text:p text:style-name="P4">
Boryspil初级援助诊所的负责人<text:a xlink:type="simple" xlink:href="https://www.youtube.com/watch" text:style-name="Internet_20_link" text:visited-style-name="Visited_20_Internet_20_Link">
</text:a>
 <text:a xlink:type="simple" xlink:href="https://www.youtube.com/watch" text:style-name="Internet_20_link" text:visited-style-name="Visited_20_Internet_20_Link">
</text:a>
MSFR2023使用有关在显微外科学习和不可能发展的前景的报告。 这涉及在乌克兰建立一个建设性的微型外科手术的科学和实用中心，除了我们自己的业务外，还可以对专家进行培训和高级培训。</text:p>
      <text:p text:style-name="P4">
<text:a xlink:type="simple" xlink:href="https://static.ukrinform.com/photos/2023_04/1680358246-4598.jpeg" text:style-name="Internet_20_link" text:visited-style-name="Visited_20_Internet_20_Link">
</text:a>
 <text:a xlink:type="simple" xlink:href="https://static.ukrinform.com/photos/2023_04/1680358246-8982.jpeg" text:style-name="Internet_20_link" text:visited-style-name="Visited_20_Internet_20_Link">
</text:a>
 <text:a xlink:type="simple" xlink:href="https://static.ukrinform.com/photos/2023_04/1680358246-8198.jpeg" text:style-name="Internet_20_link" text:visited-style-name="Visited_20_Internet_20_Link">
</text:a>
 <text:a xlink:type="simple" xlink:href="https://static.ukrinform.com/photos/2023_04/1680358246-3228.jpeg" text:style-name="Internet_20_link" text:visited-style-name="Visited_20_Internet_20_Link">
</text:a>
 <text:a xlink:type="simple" xlink:href="https://static.ukrinform.com/photos/2023_04/1680358246-2503.jpeg" text:style-name="Internet_20_link" text:visited-style-name="Visited_20_Internet_20_Link">
</text:a>
 <text:a xlink:type="simple" xlink:href="https://static.ukrinform.com/photos/2023_04/1680358410-2316.jpeg" text:style-name="Internet_20_link" text:visited-style-name="Visited_20_Internet_20_Link">
</text:a>
 <text:a xlink:type="simple" xlink:href="https://static.ukrinform.com/photos/2023_04/1680358495-6909.jpeg" text:style-name="Internet_20_link" text:visited-style-name="Visited_20_Internet_20_Link">
</text:a>
<text:span text:style-name="T4">
另请阅读：</text:span>
 <text:a xlink:type="simple" xlink:href="https://www.ukrinform.ua/rubric-uarazom/3689203-latvijski-mikrohirurgi-rozrobili-proekt-sistemi-pidgotovki-likariv-v-ukraini.html" text:style-name="Internet_20_link" text:visited-style-name="Visited_20_Internet_20_Link">
</text:a>
据报道，在国家康复中心，“牢不可破”的医生进行了重建手术，并从Zar向后卫形成了新的头骨，敌人的弹丸撞到了头上。</text:p>
      <text:p text:style-name="P4">
News Source: <text:a xlink:type="simple" xlink:href="https://www.ukrinform.ua/rubric-society/3690349-u-rizi-vidkrilasa-konferencia-z-vijskovoi-hirurgii-za-ucastu-ukrainskih-predstavnikiv.html" text:style-name="Internet_20_link" text:visited-style-name="Visited_20_Internet_20_Link">
https://www.ukrinform.ua/rubric-society/3690349-u-rizi-vidkrilasa-konferencia-z-vijskovoi-hirurgii-za-ucastu-ukrainskih-predstavnikiv.html</text:a>
</text:p>
      <!--NEWS-->
      <text:h text:style-name="P10" text:outline-level="1">
<text:span text:style-name="T4">
亚历山大在UPL击败了沃斯克拉</text:span>
</text:h>
      <text:p text:style-name="P4">
作者: Ukrinform (Person)</text:p>
      <text:p text:style-name="P4">
出版商: Укринформ (Organization)</text:p>
      <text:p text:style-name="P4">
出版时间: 2023-04-01T17:22:30+03:00</text:p>
      <text:p text:style-name="P4">
修改时间: 2023-04-01T17:22:30+03:00</text:p>
      <text:p text:style-name="P4">
描述: 鲁斯兰·罗丹（Ruslan Rotan）在亚历山大人的首领中赢得了第一场胜利。  - 乌克林。</text:p>
      <text:p text:style-name="P4">
图片: ["<text:a xlink:type="simple" xlink:href="https://static.ukrinform.com/photos/2023_04/thumb_files/630_360_1680358895-703.jpeg" text:style-name="Internet_20_link" text:visited-style-name="Visited_20_Internet_20_Link">
630_360_16803...</text:a>
"]</text:p>
      <text:p text:style-name="P4">
标签: ['Футбол', "Прем'єр-ліга", 'Ворскла', 'Олександрія']</text:p>
      <text:p text:style-name="P4">
类型: Article</text:p>
      <!--METADATA-->
      <text:p text:style-name="P4">
<draw:frame draw:style-name="fr1" draw:name="Image170" text:anchor-type="as-char" svg:width="6.9236in" svg:height="3.956343in" draw:z-index="0">
<draw:image xlink:href="../Images/yкринформ/2023-04-01T17-22-30-03-00/630_360_1680358895-703.jpeg" xlink:type="simple" xlink:show="embed" xlink:actuate="onLoad" draw:mime-type="image/jpeg"/>
</draw:frame>
鲁斯兰坦在亚历山大人的头上赢得了首场胜利。</text:p>
      <text:p text:style-name="P4">
乌克林福姆报道，亚历山德里亚在乌克兰的普瑞米尔联赛第19轮比赛中以3-0击败沃斯克拉。</text:p>
      <text:p text:style-name="P4">
在亚历山大人，库拉科夫和洛金诺夫得分，他得分。</text:p>
      <text:p text:style-name="P4">
胜利使亚历山大在2次距离的距离上接近迪纳摩。</text:p>
      <text:p text:style-name="P4">
<text:span text:style-name="T4">
另请阅读：</text:span>
 <text:a xlink:type="simple" xlink:href="https://www.ukrinform.ua/rubric-sports/3690275-ingulec-virvav-peremogu-nad-minaem-u-startovij-gri-19go-turu-upl.html" text:style-name="Internet_20_link" text:visited-style-name="Visited_20_Internet_20_Link">
</text:a>
据报道，Shakhtar由UPL领导，在17个垫子后得到42分。</text:p>
      <text:p text:style-name="P4">
照片：FC Alexandria</text:p>
      <text:p text:style-name="P4">
News Source: <text:a xlink:type="simple" xlink:href="https://www.ukrinform.ua/rubric-sports/3690350-oleksandria-rozgromila-vorsklu-v-upl.html" text:style-name="Internet_20_link" text:visited-style-name="Visited_20_Internet_20_Link">
https://www.ukrinform.ua/rubric-sports/3690350-oleksandria-rozgromila-vorsklu-v-upl.html</text:a>
</text:p>
      <!--NEWS-->
      <text:h text:style-name="P10" text:outline-level="1">
<text:span text:style-name="T4">
Moravetsky讲述了100个APC Rosomak为乌克兰武装部队的命令</text:span>
</text:h>
      <text:p text:style-name="P4">
作者: Ukrinform (Person)</text:p>
      <text:p text:style-name="P4">
出版商: Укринформ (Organization)</text:p>
      <text:p text:style-name="P4">
出版时间: 2023-04-01T17:23:00+03:00</text:p>
      <text:p text:style-name="P4">
修改时间: 2023-04-01T17:23:00+03:00</text:p>
      <text:p text:style-name="P4">
描述: 对于乌克兰军队，将在波兰购买100辆罗斯马克车轮装甲运输车。  - 乌克林。</text:p>
      <text:p text:style-name="P4">
图片: ["<text:a xlink:type="simple" xlink:href="https://static.ukrinform.com/photos/2023_04/thumb_files/630_360_1680359228-508.jpg" text:style-name="Internet_20_link" text:visited-style-name="Visited_20_Internet_20_Link">
630_360_16803...</text:a>
"]</text:p>
      <text:p text:style-name="P4">
标签: ['Польща', 'Моравецький', 'Війна з росією']</text:p>
      <text:p text:style-name="P4">
类型: Article</text:p>
      <!--METADATA-->
      <text:p text:style-name="P4">
<draw:frame draw:style-name="fr1" draw:name="Image171" text:anchor-type="as-char" svg:width="6.9236in" svg:height="3.956343in" draw:z-index="0">
<draw:image xlink:href="../Images/yкринформ/2023-04-01T17-23-00-03-00/630_360_1680359228-508.jpg" xlink:type="simple" xlink:show="embed" xlink:actuate="onLoad" draw:mime-type="image/jpeg"/>
</draw:frame>
对于乌克兰军队，将在波兰购买100轮装甲的人员。</text:p>
      <text:p text:style-name="P4">
乌克林福姆(Ukrinform)报告说，这是由Mateusz Moravetsky的总理在Semianovitsa-Schlonsky的工厂中指出的，该工厂生产了该设备。(https://www.polskieradio.pl/398/7856/Artykul/3144320,%D1%83%D0%BA%D1%80%D0%B0%D1%97%D0%BD%D0%B0-%D0%B7%D0%B0%D0%BC%D0%BE%D0%B2%D0%B8%D0%BB%D0%B0-%D1%83-%D0%BF%D0%BE%D0%BB%D1%8C%D1%89%D1%96-100-%D0%B1%D1%80%D0%BE%D0%BD%D0%B5%D1%82%D1%80%D0%B0%D0%BD%D1%81%D0%BF%D0%BE%D1%80%D1%82%D0%B5%D1%80%D1%96%D0%B2-rosomak).</text:p>
      <text:p text:style-name="P4">
«Я привіз замовлення, яке отримав учора від Прем’єра України Дениса Шмигаля,на 100 "росомаків", які тут вироблятимуться», — заявив Моравецький.</text:p>
      <text:p text:style-name="P4">
<text:span text:style-name="T4">
Читайте також:</text:span>
 <text:a xlink:type="simple" xlink:href="https://www.ukrinform.ua/rubric-world/3688634-proti-bilorusi-zaprovadat-dodatkovi-sankcii-u-razi-rozmisenna-adernoi-zbroi-rf-moraveckij.html" text:style-name="Internet_20_link" text:visited-style-name="Visited_20_Internet_20_Link">
 </text:a>
他补充说，购买将由支持乌克兰的欧美基金的资金支付。</text:p>
      <text:p text:style-name="P4">
在他看来，罗斯马克装甲运输公司(例如Kraba榴弹炮)成为波兰武器的全国出口品牌，现在波兰已与其他国家进行了销售。 摩拉维茨基指出，Krab附近的设备“是波兰国防工业的骄傲”。</text:p>
      <text:p text:style-name="P4">
据政府负责人说，Semyanovitsa-Schlonsky的工厂每年可以生产100个罗斯马克。</text:p>
      <text:p text:style-name="P4">
<text:span text:style-name="T4">
另请阅读：</text:span>
 <text:a xlink:type="simple" xlink:href="https://www.ukrinform.ua/rubric-other_news/3687366-ukraini-potribni-boepripasi-tut-i-zaraz-moraveckij-proponue-kupuvati-snaradi-poza-mezami-es.html" text:style-name="Internet_20_link" text:visited-style-name="Visited_20_Internet_20_Link">
</text:a>
总理指出，波兰越来越多地投资于制造业。</text:p>
      <text:p text:style-name="P4">
“众所周知，军队的军备需要三件事 - 金钱，金钱，均匀。 波兰预算保证了VPOL国防工业的支出和投资的稳定性。 记住这一点非常重要。 因为被宽恕的人曾经被迫投资别人的投资。 我们不想要它。”摩拉维茨基说。</text:p>
      <text:p text:style-name="P4">
据报道，波兰赞成增加欧洲和平基金，并为乌克兰的武器收购得到了资助。</text:p>
      <text:p text:style-name="P4">
照片：PAP/ZBIGNIEW MEISSNER</text:p>
      <text:p text:style-name="P4">
News Source: <text:a xlink:type="simple" xlink:href="https://www.ukrinform.ua/rubric-ato/3690351-moraveckij-rozpoviv-pro-zamovlenna-100-btr-rosomak-dla-zbrojnih-sil-ukraini.html" text:style-name="Internet_20_link" text:visited-style-name="Visited_20_Internet_20_Link">
https://www.ukrinform.ua/rubric-ato/3690351-moraveckij-rozpoviv-pro-zamovlenna-100-btr-rosomak-dla-zbrojnih-sil-ukraini.html</text:a>
</text:p>
      <!--NEWS-->
      <text:h text:style-name="P10" text:outline-level="1">
<text:span text:style-name="T4">
日本废除了福岛-1 NPP附近该地区的疏散令</text:span>
</text:h>
      <text:p text:style-name="P4">
作者: Ukrinform (Person)</text:p>
      <text:p text:style-name="P4">
出版商: Укринформ (Organization)</text:p>
      <text:p text:style-name="P4">
出版时间: 2023-04-01T17:31:59+03:00</text:p>
      <text:p text:style-name="P4">
修改时间: 2023-04-01T17:31:59+03:00</text:p>
      <text:p text:style-name="P4">
描述: 日本政府废除了灾难发生12年后福岛-1附近托米克地区人口的撤离。  - 乌克林。</text:p>
      <text:p text:style-name="P4">
图片: ["<text:a xlink:type="simple" xlink:href="https://static.ukrinform.com/photos/2012_01/thumb_files/630_360_1327300080-na-bazi-fukusima-1-bude-provedeno-mijnarodnu-konferentsiyu-z-bezpeki-aes.jpg" text:style-name="Internet_20_link" text:visited-style-name="Visited_20_Internet_20_Link">
630_360_13273...</text:a>
"]</text:p>
      <text:p text:style-name="P4">
标签: ['АЕС', 'Японія', 'Евакуація', 'Фукусіма']</text:p>
      <text:p text:style-name="P4">
类型: Article</text:p>
      <!--METADATA-->
      <text:p text:style-name="P4">
<draw:frame draw:style-name="fr1" draw:name="Image172" text:anchor-type="as-char" svg:width="6.9236in" svg:height="3.956343in" draw:z-index="0">
<draw:image xlink:href="../Images/yкринформ/2023-04-01T17-31-59-03-00/630_360_1327300080-na-bazi-fukusima-1-bude-provedeno-mijnarodnu-konferentsiyu-z-bezpeki-aes.jpg" xlink:type="simple" xlink:show="embed" xlink:actuate="onLoad" draw:mime-type="image/jpeg"/>
</draw:frame>
灾难发生12年后，政府取消了福岛-1 tomycapolis地区的人口撤离。</text:p>
      <text:p text:style-name="P4">
关于它报告<text:a xlink:type="simple" xlink:href="https://news.sky.com/story/japan-lifts-evacuation-order-in-town-near-fukushima-12-years-after-nuclear-disaster-12847004" text:style-name="Internet_20_link" text:visited-style-name="Visited_20_Internet_20_Link">
</text:a>
转移乌克林。</text:p>
      <text:p text:style-name="P4">
正如所指出的，位于西南部的Tomioca区的居民于2011年3月撤离。</text:p>
      <text:p text:style-name="P4">
当时，总共有16万名周围人民的居民被撤离<text:a xlink:type="simple" xlink:href="https://www.ukrinform.ua/tag-aes" text:style-name="Internet_20_link" text:visited-style-name="Visited_20_Internet_20_Link">
</text:a>
地区。</text:p>
      <text:p text:style-name="P4">
日本总理福米奥·基希德(Fumio Kishid)在今天的仪式上说：“废除疏散不是恢复的最终目标。”</text:p>
      <text:p text:style-name="P4">
他承诺，当局将继续努力取消现场的所有禁区。</text:p>
      <text:p text:style-name="P4">
<text:span text:style-name="T4">
另请阅读：</text:span>
 <text:a xlink:type="simple" xlink:href="https://www.ukrinform.ua/rubric-world/3689744-aponia-rozsirila-spisok-tovariv-zaboronenih-do-eksportu-v-rosiu.html" text:style-name="Internet_20_link" text:visited-style-name="Visited_20_Internet_20_Link">
</text:a>
据报道，2011年3月，造成海啸的地震在东北海岸附近发生了地震。 巨波覆盖了福岛-1 NPP，这导致了1986年Zbornobyl NPP灾难发生后最大的事故。 Fukushima-1 NPP在三个电源单元中具有反应堆的熔化活性区域。</text:p>
      <text:p text:style-name="P4">
由于一场自然灾害，2011年有1,5.9万人被杀，250万人被认为失踪了。</text:p>
      <text:p text:style-name="P4">
News Source: <text:a xlink:type="simple" xlink:href="https://www.ukrinform.ua/rubric-world/3690353-aponia-skasuvala-nakaz-pro-evakuaciu-u-castini-rajonu-poblizu-aes-fukusima1.html" text:style-name="Internet_20_link" text:visited-style-name="Visited_20_Internet_20_Link">
https://www.ukrinform.ua/rubric-world/3690353-aponia-skasuvala-nakaz-pro-evakuaciu-u-castini-rajonu-poblizu-aes-fukusima1.html</text:a>
</text:p>
      <!--NEWS-->
      <text:h text:style-name="P10" text:outline-level="1">
<text:span text:style-name="T4">
库勒巴敦促不要让莫斯科虐待联合国理事会主席</text:span>
</text:h>
      <text:p text:style-name="P4">
作者: Ukrinform (Person)</text:p>
      <text:p text:style-name="P4">
出版商: Укринформ (Organization)</text:p>
      <text:p text:style-name="P4">
出版时间: 2023-04-01T17:37:54+03:00</text:p>
      <text:p text:style-name="P4">
修改时间: 2023-04-01T17:37:54+03:00</text:p>
      <text:p text:style-name="P4">
描述: 乌克兰·德米特罗·库莱巴（Ukraine Dmytro Kuleba）的外交大臣敦促联合国安理会成员不要允许俄罗斯联邦滥用该机构的主席。  - 乌克林。</text:p>
      <text:p text:style-name="P4">
图片: ["<text:a xlink:type="simple" xlink:href="https://static.ukrinform.com/photos/2023_01/thumb_files/630_360_1674752201-333.jpg" text:style-name="Internet_20_link" text:visited-style-name="Visited_20_Internet_20_Link">
630_360_16747...</text:a>
"]</text:p>
      <text:p text:style-name="P4">
标签: ['Кулеба', 'ООН', 'Війна з росією']</text:p>
      <text:p text:style-name="P4">
类型: Article</text:p>
      <!--METADATA-->
      <text:p text:style-name="P4">
<draw:frame draw:style-name="fr1" draw:name="Image173" text:anchor-type="as-char" svg:width="6.9236in" svg:height="3.956343in" draw:z-index="0">
<draw:image xlink:href="../Images/yкринформ/2023-04-01T17-37-54-03-00/630_360_1674752201-333.jpg" xlink:type="simple" xlink:show="embed" xlink:actuate="onLoad" draw:mime-type="image/jpeg"/>
</draw:frame>
乌克兰·德米特罗·库莱巴的法律部长呼吁联合国安理会成员有机会滥用该机构的主席。</text:p>
      <text:p text:style-name="P4">
外交大臣在<text:a xlink:type="simple" xlink:href="https://twitter.com/DmytroKuleba/status/1642146574779273218" text:style-name="Internet_20_link" text:visited-style-name="Visited_20_Internet_20_Link">
</text:a>
，报道乌克林福姆。</text:p>
      <text:p text:style-name="P4">
“联合国安理会的俄罗斯总统是国际社会的一巴掌。我敦促干预俄罗斯滥用联合国安理会主席的任何企图。(https://www.ukrinform.ua/tag-oon)”， - 部长写道。</text:p>
      <text:p text:style-name="P4">
据报道，联合国安理会总统每月都在变更。 1月，日本于2月 - 马耳他在3月 - 莫比奇(Mobic)在4月根据计划 - 俄罗斯5月 - 瑞士，6月 - 阿联酋。</text:p>
      <text:p text:style-name="P4">
<text:span text:style-name="T4">
另请阅读：</text:span>
 <text:a xlink:type="simple" xlink:href="https://www.ukrinform.ua/rubric-polytics/3690303-ukraina-ocikue-vid-genasamblei-oon-rezolucii-iz-zaklikom-pokarati-rosiu-za-zlocin-agresii-ermak.html" text:style-name="Internet_20_link" text:visited-style-name="Visited_20_Internet_20_Link">
</text:a>
华盛顿官员认为，俄罗斯不是联合国安理会的地方，没有法律途径可以剥夺侵略者的永久会员资格。</text:p>
      <text:p text:style-name="P4">
News Source: <text:a xlink:type="simple" xlink:href="https://www.ukrinform.ua/rubric-polytics/3690355-kuleba-zaklikav-ne-dati-moskvi-zlovzivati-golovuvannam-u-radbezi-oon.html" text:style-name="Internet_20_link" text:visited-style-name="Visited_20_Internet_20_Link">
https://www.ukrinform.ua/rubric-polytics/3690355-kuleba-zaklikav-ne-dati-moskvi-zlovzivati-golovuvannam-u-radbezi-oon.html</text:a>
</text:p>
      <!--NEWS-->
      <text:h text:style-name="P10" text:outline-level="1">
<text:span text:style-name="T4">
一名著名的战斗机和圣战者呼号在巴赫穆特方向被杀死</text:span>
</text:h>
      <text:p text:style-name="P4">
作者: Ukrinform (Person)</text:p>
      <text:p text:style-name="P4">
出版商: Укринформ (Organization)</text:p>
      <text:p text:style-name="P4">
出版时间: 2023-04-01T17:48:00+03:00</text:p>
      <text:p text:style-name="P4">
修改时间: 2023-04-01T17:48:00+03:00</text:p>
      <text:p text:style-name="P4">
描述: 在Bakhmut的方向上，一名著名的战斗机带有呼号“ Mujahide”。  - 乌克林。</text:p>
      <text:p text:style-name="P4">
图片: ["<text:a xlink:type="simple" xlink:href="https://static.ukrinform.com/photos/2021_04/thumb_files/630_360_1617451171-445.jpg" text:style-name="Internet_20_link" text:visited-style-name="Visited_20_Internet_20_Link">
630_360_16174...</text:a>
", "<text:a xlink:type="simple" xlink:href="https://static.ukrinform.com/photos/2023_04/1680360497-331.jpg" text:style-name="Internet_20_link" text:visited-style-name="Visited_20_Internet_20_Link">
1680360497-33...</text:a>
"]</text:p>
      <text:p text:style-name="P4">
标签: ['Загибель', 'ООС', 'Війна з росією']</text:p>
      <text:p text:style-name="P4">
类型: Article</text:p>
      <!--METADATA-->
      <text:p text:style-name="P4">
<draw:frame draw:style-name="fr1" draw:name="Image174" text:anchor-type="as-char" svg:width="6.9236in" svg:height="3.956343in" draw:z-index="0">
<draw:image xlink:href="../Images/yкринформ/2023-04-01T17-48-00-03-00/630_360_1617451171-445.jpg" xlink:type="simple" xlink:show="embed" xlink:actuate="onLoad" draw:mime-type="image/jpeg"/>
</draw:frame>
Nabakhmut的方向被一名著名战斗机杀死，并带有呼号“ Mujahide”。</text:p>
      <text:p text:style-name="P4">
关于<text:a xlink:type="simple" xlink:href="https://t.me/chubarov_refat/1628" text:style-name="Internet_20_link" text:visited-style-name="Visited_20_Internet_20_Link">
</text:a>
乌克林福姆报道，Refat Chubarov报道了Majlisukhrim Tatar People的负责人。</text:p>
      <text:p text:style-name="P4">
“在巴赫穆特(Bakhmut)方向的战斗中，我们的兄弟穆斯林是一位著名的乌克兰战斗机丹尼尔·莱沙克(Danil Lyashuk)，上面有呼号“圣希德”(Mujahide) - 他写道。</text:p>
      <text:p text:style-name="P4">
<draw:frame draw:style-name="fr1" draw:name="Image175" text:anchor-type="as-char" svg:width="6.9236in" svg:height="4.367194in" draw:z-index="0">
<draw:image xlink:href="../Images/yкринформ/2023-04-01T17-48-00-03-00/1680360497-331.jpg" xlink:type="simple" xlink:show="embed" xlink:actuate="onLoad" draw:mime-type="image/jpeg"/>
</draw:frame>
Danil Lyashuk-乌克兰军队，最初来自布雷斯特城(白俄罗斯共和国). Після анексії Криму у 2014 році вирішив воювати на боціУкраїни та став до лав добровольчого батальйону "Торнадо", що діяв на сходіУкраїни в зоні ООС (ato).</text:p>
      <text:p text:style-name="P4">
<text:span text:style-name="T4">
Читайте також:</text:span>
 <text:a xlink:type="simple" xlink:href="https://www.ukrinform.ua/rubric-ato/3690274-sili-oboroni-znisili-na-bahmutskomu-napramku-162-zagarbnikiv-cerevatij.html" text:style-name="Internet_20_link" text:visited-style-name="Visited_20_Internet_20_Link">
 </text:a>
全面入侵开始后的2022年3月(“圣战者”)他再次到达前线。</text:p>
      <text:p text:style-name="P4">
在他去世之前，战斗机被送往俄罗斯军方俘虏的部队时受伤了两次。</text:p>
      <text:p text:style-name="P4">
News Source: <text:a xlink:type="simple" xlink:href="https://www.ukrinform.ua/rubric-ato/3690358-na-bahmutskomu-napramku-zaginuv-vidomij-boec-iz-pozivnim-modzahed.html" text:style-name="Internet_20_link" text:visited-style-name="Visited_20_Internet_20_Link">
https://www.ukrinform.ua/rubric-ato/3690358-na-bahmutskomu-napramku-zaginuv-vidomij-boec-iz-pozivnim-modzahed.html</text:a>
</text:p>
      <!--NEWS-->
      <text:h text:style-name="P10" text:outline-level="1">
<text:span text:style-name="T4">
反对Kiev-Pechersk Lavra附近的UOC-MP通过的集会</text:span>
</text:h>
      <text:p text:style-name="P4">
作者: Ukrinform (Person)</text:p>
      <text:p text:style-name="P4">
出版商: Укринформ (Organization)</text:p>
      <text:p text:style-name="P4">
出版时间: 2023-04-01T17:56:00+03:00</text:p>
      <text:p text:style-name="P4">
修改时间: 2023-04-01T17:56:00+03:00</text:p>
      <text:p text:style-name="P4">
描述: 在基辅 - 佩奇克斯克·拉夫拉（Kiev-Pechersk Lavra）附近，公民对UOC（MP）进行了抗议。  - 乌克林。</text:p>
      <text:p text:style-name="P4">
图片: ["<text:a xlink:type="simple" xlink:href="https://static.ukrinform.com/photos/2023_01/thumb_files/630_360_1673074760-357.jpg" text:style-name="Internet_20_link" text:visited-style-name="Visited_20_Internet_20_Link">
630_360_16730...</text:a>
"]</text:p>
      <text:p text:style-name="P4">
标签: ['Мітинг', 'Київська Лавра', 'Київ']</text:p>
      <text:p text:style-name="P4">
类型: Article</text:p>
      <!--METADATA-->
      <text:p text:style-name="P4">
<draw:frame draw:style-name="fr1" draw:name="Image176" text:anchor-type="as-char" svg:width="6.9236in" svg:height="3.956343in" draw:z-index="0">
<draw:image xlink:href="../Images/yкринформ/2023-04-01T17-56-00-03-00/630_360_1673074760-357.jpg" xlink:type="simple" xlink:show="embed" xlink:actuate="onLoad" draw:mime-type="image/jpeg"/>
</draw:frame>
Bilyakievo-Pechersk Lavra公民对UOC进行抗议(MP).</text:p>
      <text:p text:style-name="P4">
Про це повідомляє кореспондент Укрінформу.</text:p>
      <text:p text:style-name="P4">
Так, декілька сотень людей прийшли на акцію протесту до Києво-Печерськоїлаври. Вони тримають у руках українські прапори, а також плакати: "пашу врашу", "московський патріархат - за російським кораблем", "геть московськихпопів". При цьому вони скандують: "Мерседес на ЗСУ".</text:p>
      <text:p text:style-name="P4">
Біля входу до лаври УПЦ (MP)她安排了一项祈祷服务，其中涉及约1,150人。 莫斯科宗主的祭司已经安装了专栏，并试图改变对手。</text:p>
      <text:p text:style-name="P4">
<text:span text:style-name="T4">
另请阅读：</text:span>
 <text:a xlink:type="simple" xlink:href="https://www.ukrinform.ua/rubric-society/3690250-pidozra-mitropolitu-upc-mp-pavlu-u-sbu-rozkrili-detali.html" text:style-name="Internet_20_link" text:visited-style-name="Visited_20_Internet_20_Link">
</text:a>
正如乌克林福姆报道的<text:a xlink:type="simple" xlink:href="https://www.ukrinform.ua/rubric-society/3690325-sevcenkivskij-rajsud-kieva-u-ponedilok-prodovzit-obirati-zapobiznij-zahid-mitropolitu-pavlu.html" text:style-name="Internet_20_link" text:visited-style-name="Visited_20_Internet_20_Link">
</text:a>
。</text:p>
      <text:p text:style-name="P4">
4月1日上午，乌克兰的安全局<text:a xlink:type="simple" xlink:href="https://www.ukrinform.ua/rubric-society/3690193-sbu-vrucila-pidozru-mitropolitu-upc-mp-pavlu.html" text:style-name="Internet_20_link" text:visited-style-name="Visited_20_Internet_20_Link">
</text:a>
。 在他的房子里搜查了。</text:p>
      <text:p text:style-name="P4">
News Source: <text:a xlink:type="simple" xlink:href="https://www.ukrinform.ua/rubric-kyiv/3690361-bila-kievopecerskoi-lavri-prohodit-miting-proti-upc-mp.html" text:style-name="Internet_20_link" text:visited-style-name="Visited_20_Internet_20_Link">
https://www.ukrinform.ua/rubric-kyiv/3690361-bila-kievopecerskoi-lavri-prohodit-miting-proti-upc-mp.html</text:a>
</text:p>
      <!--NEWS-->
      <text:h text:style-name="P10" text:outline-level="1">
<text:span text:style-name="T4">
美国龙卷风受害者的数量已增加到11</text:span>
</text:h>
      <text:p text:style-name="P4">
作者: Ukrinform (Person)</text:p>
      <text:p text:style-name="P4">
出版商: Укринформ (Organization)</text:p>
      <text:p text:style-name="P4">
出版时间: 2023-04-01T18:15:37+03:00</text:p>
      <text:p text:style-name="P4">
修改时间: 2023-04-01T18:15:37+03:00</text:p>
      <text:p text:style-name="P4">
描述: 由于龙卷风在南部和中西部的龙卷风导致的死亡人数增加到11。-乌克林形式。</text:p>
      <text:p text:style-name="P4">
图片: ["<text:a xlink:type="simple" xlink:href="https://static.ukrinform.com/photos/2021_12/thumb_files/630_360_1639264320-116.jpg" text:style-name="Internet_20_link" text:visited-style-name="Visited_20_Internet_20_Link">
630_360_16392...</text:a>
"]</text:p>
      <text:p text:style-name="P4">
标签: ['США', 'Торнадо']</text:p>
      <text:p text:style-name="P4">
类型: Article</text:p>
      <!--METADATA-->
      <text:p text:style-name="P4">
<draw:frame draw:style-name="fr1" draw:name="Image177" text:anchor-type="as-char" svg:width="6.9236in" svg:height="3.956343in" draw:z-index="0">
<draw:image xlink:href="../Images/yкринформ/2023-04-01T18-15-37-03-00/630_360_1639264320-116.jpg" xlink:type="simple" xlink:show="embed" xlink:actuate="onLoad" draw:mime-type="image/jpeg"/>
</draw:frame>
美国南部和西部的龙卷风数量增加到11。</text:p>
      <text:p text:style-name="P4">
关于它报告<text:a xlink:type="simple" xlink:href="https://apnews.com/article/tornado-arkansas-storm-concert-79fe2da8a6b8bd92970032530b760d20" text:style-name="Internet_20_link" text:visited-style-name="Visited_20_Internet_20_Link">
</text:a>
，报道乌克林福姆。</text:p>
      <text:p text:style-name="P4">
如图所述，在阿肯色州温恩镇被杀了四人。 研究在阿拉巴马州，伊利诺伊州，印第安纳州，密西西比州和Litl Rock进行了注册。</text:p>
      <text:p text:style-name="P4">
<text:span text:style-name="T4">
另请阅读：</text:span>
 <text:a xlink:type="simple" xlink:href="https://www.ukrinform.ua/rubric-world/3690188-u-statah-arkanzas-ta-illinojs-pronissa-tornado-cetvero-zagiblih-i-desatki-poranenih.html" text:style-name="Internet_20_link" text:visited-style-name="Visited_20_Internet_20_Link">
</text:a>
早些时候，据报道，在美国发生了四人死亡。</text:p>
      <text:p text:style-name="P4">
3月26日总统乔·拜登<text:a xlink:type="simple" xlink:href="https://www.ukrinform.ua/rubric-world/3687615-bajden-ogolosiv-nadzvicajnij-stan-u-stati-missisipi-cerez-negodu.html" text:style-name="Internet_20_link" text:visited-style-name="Visited_20_Internet_20_Link">
</text:a>
一场强有力的暴风雨杀死了至少25人。</text:p>
      <text:p text:style-name="P4">
照片说明性</text:p>
      <text:p text:style-name="P4">
News Source: <text:a xlink:type="simple" xlink:href="https://www.ukrinform.ua/rubric-world/3690366-kilkist-zertv-tornado-u-ssa-zrosla-do-11.html" text:style-name="Internet_20_link" text:visited-style-name="Visited_20_Internet_20_Link">
https://www.ukrinform.ua/rubric-world/3690366-kilkist-zertv-tornado-u-ssa-zrosla-do-11.html</text:a>
</text:p>
      <!--NEWS-->
      <text:h text:style-name="P10" text:outline-level="1">
<text:span text:style-name="T4">
4月1日，乌克兰已经出院了3,000多个电子食谱</text:span>
</text:h>
      <text:p text:style-name="P4">
作者: Ukrinform (Person)</text:p>
      <text:p text:style-name="P4">
出版商: Укринформ (Organization)</text:p>
      <text:p text:style-name="P4">
出版时间: 2023-04-01T18:26:41+03:00</text:p>
      <text:p text:style-name="P4">
修改时间: 2023-04-01T18:26:41+03:00</text:p>
      <text:p text:style-name="P4">
描述: 4月1日星期六，乌克兰为各种处方药提供了3,000多种电子食谱。  - 乌克林。</text:p>
      <text:p text:style-name="P4">
图片: ["<text:a xlink:type="simple" xlink:href="https://static.ukrinform.com/photos/2019_03/thumb_files/630_360_1552472966-702.jpeg" text:style-name="Internet_20_link" text:visited-style-name="Visited_20_Internet_20_Link">
630_360_15524...</text:a>
"]</text:p>
      <text:p text:style-name="P4">
标签: ['Ліки', 'МОЗ', 'Е-рецепт']</text:p>
      <text:p text:style-name="P4">
类型: Article</text:p>
      <!--METADATA-->
      <text:p text:style-name="P4">
<draw:frame draw:style-name="fr1" draw:name="Image178" text:anchor-type="as-char" svg:width="6.9236in" svg:height="3.956343in" draw:z-index="0">
<draw:image xlink:href="../Images/yкринформ/2023-04-01T18-26-41-03-00/630_360_1552472966-702.jpeg" xlink:type="simple" xlink:show="embed" xlink:actuate="onLoad" draw:mime-type="image/jpeg"/>
</draw:frame>
4月1日星期六，乌克兰为各种文物出院了3,000多个电子食谱。</text:p>
      <text:p text:style-name="P4">
关于报告<text:a xlink:type="simple" xlink:href="https://moz.gov.ua/article/news/1-kvitnja-v-ukraini-uzhe-vipisano-ponad-3000-elektronnih-receptiv--na-rizni-recepturni-preparati" text:style-name="Internet_20_link" text:visited-style-name="Visited_20_Internet_20_Link">
</text:a>
卫生部，乌克林福姆报告。</text:p>
      <text:p text:style-name="P4">
卫生部强调说：“医生和患者使用服务的第一个结果表明，每次都是徒劳的 - 必要的药物可以在药房中作为伊朗人购买，因为他们的列表和休假条件没有改变。” 。</text:p>
      <text:p text:style-name="P4">
该部门强调，目前药房没有队列，所有药物都可以使用。 同时，大多数必需的药物不需要处方。</text:p>
      <text:p text:style-name="P4">
<text:span text:style-name="T4">
另请阅读：</text:span>
 <text:a xlink:type="simple" xlink:href="https://www.ukrinform.ua/rubric-health/3690158-erecept-moz-sprostovue-mifi.html" text:style-name="Internet_20_link" text:visited-style-name="Visited_20_Internet_20_Link">
</text:a>
卫生部说：“那些仍处方的药物现在可以简单地从电子食谱中收到。在战争时，患者也可以在必要时保留纸质食谱。”</text:p>
      <text:p text:style-name="P4">
同时注意到它正在进行的地区以及收购<text:a xlink:type="simple" xlink:href="https://www.ukrinform.ua/tag-liki" text:style-name="Internet_20_link" text:visited-style-name="Visited_20_Internet_20_Link">
</text:a>
志愿者满足医疗方面的需求。</text:p>
      <text:p text:style-name="P4">
该部门解释说，是否有处方药 - 由制造商确定，在申请注册时，他们指示了释放条款。 在考试期间，该状态已确认或更改。</text:p>
      <text:p text:style-name="P4">
<text:span text:style-name="T4">
另请阅读：</text:span>
 <text:a xlink:type="simple" xlink:href="https://www.ukrinform.ua/rubric-society/3690273-lasko-pro-kontrol-nad-prodazem-likiv-zalisaetsa-te-so-bulo-do-1-kvitna.html" text:style-name="Internet_20_link" text:visited-style-name="Visited_20_Internet_20_Link">
</text:a>
据报道，自2022年8月1日以来，从11月1日开始引入Nanttybiotics的电子配方 - 在麻醉品上(精神病)毒品。 691 936抗菌药物的电子食谱和20 118-用于麻醉药物的药物于2023年在2023年出院。(精神病).</text:p>
      <text:p text:style-name="P4">
Придбати ліки за електронним рецептом в аптеці можна протягом 10 днів (如果是cenarcotic(精神病)药品)或30天内(其余处方药).</text:p>
      <text:p text:style-name="P4">
News Source: <text:a xlink:type="simple" xlink:href="https://www.ukrinform.ua/rubric-society/3690369-v-ukraini-1-kvitna-vze-vipisali-ponad-3-tisaci-elektronnih-receptiv.html" text:style-name="Internet_20_link" text:visited-style-name="Visited_20_Internet_20_Link">
https://www.ukrinform.ua/rubric-society/3690369-v-ukraini-1-kvitna-vze-vipisali-ponad-3-tisaci-elektronnih-receptiv.html</text:a>
</text:p>
      <!--NEWS-->
      <text:h text:style-name="P10" text:outline-level="1">
<text:span text:style-name="T4">
法院同意在晚上的UOC -MP Paul的大都会大都会的强迫驾驶</text:span>
</text:h>
      <text:p text:style-name="P4">
作者: Ukrinform (Person)</text:p>
      <text:p text:style-name="P4">
出版商: Укринформ (Organization)</text:p>
      <text:p text:style-name="P4">
出版时间: 2023-04-01T18:30:00+03:00</text:p>
      <text:p text:style-name="P4">
修改时间: 2023-04-01T18:30:00+03:00</text:p>
      <text:p text:style-name="P4">
描述: 基辅的舍维奇基夫斯基地方法院今天18:30举行了一次会议，以任命为基辅 - 佩奇斯克拉夫拉大都会帕维尔的州长提出预防措施，并同意他的强迫释放。  - 乌克林。</text:p>
      <text:p text:style-name="P4">
图片: ["<text:a xlink:type="simple" xlink:href="https://static.ukrinform.com/photos/2023_04/thumb_files/630_360_1680343375-8446.jpeg" text:style-name="Internet_20_link" text:visited-style-name="Visited_20_Internet_20_Link">
630_360_16803...</text:a>
"]</text:p>
      <text:p text:style-name="P4">
标签: ['Суд', 'УПЦ МП', 'Київська Лавра']</text:p>
      <text:p text:style-name="P4">
类型: Article</text:p>
      <!--METADATA-->
      <text:p text:style-name="P4">
<draw:frame draw:style-name="fr1" draw:name="Image179" text:anchor-type="as-char" svg:width="6.9236in" svg:height="3.956343in" draw:z-index="0">
<draw:image xlink:href="../Images/yкринформ/2023-04-01T18-30-00-03-00/630_360_1680343375-8446.jpeg" xlink:type="simple" xlink:show="embed" xlink:actuate="onLoad" draw:mime-type="image/jpeg"/>
</draw:frame>
基辅的舍维奇基夫斯基地方法院推迟了一次会议，以任命大都会帕维尔·帕维尔(Metropolitan Pavel Pavel)汇合到下午6:30的基辅 - 佩奇斯克·拉维拉(Keiev-Pechersk Lavra)副主席，并同意他的义务带来。</text:p>
      <text:p text:style-name="P4">
关于它报告<text:a xlink:type="simple" xlink:href="https://news.church.ua/2023/04/01/sud-nad-mitropolitom-pavlom-perenesli-na-ponedilok/#2023-04-01" text:style-name="Internet_20_link" text:visited-style-name="Visited_20_Internet_20_Link">
</text:a>
，报道乌克林福姆。</text:p>
      <text:p text:style-name="P4">
“ ...强迫开车(大都会帕夫拉 - 红色。)同意。 会议将于今天下午6:30举行。</text:p>
      <text:p text:style-name="P4">
<text:span text:style-name="T4">
另请阅读：</text:span>
 <text:a xlink:type="simple" xlink:href="https://www.ukrinform.ua/rubric-kyiv/3690361-bila-kievopecerskoi-lavri-prohodit-miting-proti-upc-mp.html" text:style-name="Internet_20_link" text:visited-style-name="Visited_20_Internet_20_Link">
</text:a>
据报道，基辅的Shevchenkivsky地方法院正在考虑选举大都会帕维尔的预防措施，<text:a xlink:type="simple" xlink:href="https://www.ukrinform.ua/rubric-society/3690325-sevcenkivskij-rajsud-kieva-u-ponedilok-prodovzit-obirati-zapobiznij-zahid-mitropolitu-pavlu.html" text:style-name="Internet_20_link" text:visited-style-name="Visited_20_Internet_20_Link">
</text:a>
。</text:p>
      <text:p text:style-name="P4">
随后，UOC大都会的律师(MP)他说，法院在4月1日星期六17:00重新定义了会议，并解决了强迫理性的问题。</text:p>
      <text:p text:style-name="P4">
乌克兰安全服务<text:a xlink:type="simple" xlink:href="https://www.ukrinform.ua/rubric-society/3690193-sbu-vrucila-pidozru-mitropolitu-upc-mp-pavlu.html" text:style-name="Internet_20_link" text:visited-style-name="Visited_20_Internet_20_Link">
</text:a>
。 在他的房子里搜查了。</text:p>
      <text:p text:style-name="P4">
News Source: <text:a xlink:type="simple" xlink:href="https://www.ukrinform.ua/rubric-society/3690374-sud-pogodiv-primusovij-privid-mitropolita-upc-mp-pavla-na-vecirne-zasidanna.html" text:style-name="Internet_20_link" text:visited-style-name="Visited_20_Internet_20_Link">
https://www.ukrinform.ua/rubric-society/3690374-sud-pogodiv-primusovij-privid-mitropolita-upc-mp-pavla-na-vecirne-zasidanna.html</text:a>
</text:p>
      <!--NEWS-->
      <text:h text:style-name="P10" text:outline-level="1">
<text:span text:style-name="T4">
在里文（Rivne），艺术家开始了一场无限期的慈善马拉松 - 他们为武装部队筹集资金</text:span>
</text:h>
      <text:p text:style-name="P4">
作者: Ukrinform (Person)</text:p>
      <text:p text:style-name="P4">
出版商: Укринформ (Organization)</text:p>
      <text:p text:style-name="P4">
出版时间: 2023-04-01T18:35:00+03:00</text:p>
      <text:p text:style-name="P4">
修改时间: 2023-04-01T18:35:00+03:00</text:p>
      <text:p text:style-name="P4">
描述: 在里涅（Rivne），一场无限期的慈善马拉松比赛开始为军队筹集资金。 在第一次动作中，他们为疏散受伤的无人机筹集了资金 - 它将转到达芬奇狼单位。  - 乌克林。</text:p>
      <text:p text:style-name="P4">
图片: ["<text:a xlink:type="simple" xlink:href="https://static.ukrinform.com/photos/2023_04/thumb_files/630_360_1680363313-371.jpg" text:style-name="Internet_20_link" text:visited-style-name="Visited_20_Internet_20_Link">
630_360_16803...</text:a>
"]</text:p>
      <text:p text:style-name="P4">
标签: ['Марафон', 'Рівне', 'Війна з росією']</text:p>
      <text:p text:style-name="P4">
类型: Article</text:p>
      <!--METADATA-->
      <text:p text:style-name="P4">
<draw:frame draw:style-name="fr1" draw:name="Image180" text:anchor-type="as-char" svg:width="6.9236in" svg:height="3.956343in" draw:z-index="0">
<draw:image xlink:href="../Images/yкринформ/2023-04-01T18-35-00-03-00/630_360_1680363313-371.jpg" xlink:type="simple" xlink:show="embed" xlink:actuate="onLoad" draw:mime-type="image/jpeg"/>
</draw:frame>
在Rivnemitka，一场无限期的慈善马拉松比赛开始组装。 在第一个动作中，他们为撤离伤者的田径无人机筹集了资金 - 它将转移到达芬奇狼单位。</text:p>
      <text:p text:style-name="P4">
关于<text:a xlink:type="simple" xlink:href="https://t.me/vitalykoval8/10878" text:style-name="Internet_20_link" text:visited-style-name="Visited_20_Internet_20_Link">
</text:a>
乌克林福姆报道说，里凡尼·奥维蒂利·科瓦尔的负责人报道。</text:p>
      <text:p text:style-name="P4">
“他们开始了一场无限期的慈善马拉松“共同斗争”。 欧洲艺术画廊的第一次会议发生在其中。 从公平和彩票中，有可能取得进球的第五部分-1.1万UAH。”科瓦尔说。</text:p>
      <text:p text:style-name="P4">
根据Koval的说法，对于这些资金，计划为[]购买地面轨道无人机(https://www.ukrinform.ua/tag-evakuacia)来自受伤士兵的战场。</text:p>
      <text:p text:style-name="P4">
值得注意的是，里凡得艺术家支持排“里凡恩·戈”，这将反映乌克兰作为传奇营“狼达芬奇”的一部分。</text:p>
      <text:p text:style-name="P4">
<text:span text:style-name="T4">
另请阅读：</text:span>
 <text:a xlink:type="simple" xlink:href="https://www.ukrinform.ua/rubric-regions/3686842-u-rivnomu-stvorili-mural-na-cest-rozstrilanogo-rosianami-soldata-oleksandra-macievskogo.html" text:style-name="Internet_20_link" text:visited-style-name="Visited_20_Internet_20_Link">
</text:a>
对于无限期的慈善马拉松比赛，艺术家创建了一个志愿者的GWWWT协会，并在战前由我们的军队筹集资金。</text:p>
      <text:p text:style-name="P4">
正如乌克林福姆(Ukrinform(巴斯基莫斯科)为盲人介绍了民防培训。  照片：Rivne新闻</text:p>
      <text:p text:style-name="P4">
News Source: <text:a xlink:type="simple" xlink:href="https://www.ukrinform.ua/rubric-regions/3690373-u-rivnomu-mitci-rozpocali-bezstrokovij-blagodijnij-marafon.html" text:style-name="Internet_20_link" text:visited-style-name="Visited_20_Internet_20_Link">
https://www.ukrinform.ua/rubric-regions/3690373-u-rivnomu-mitci-rozpocali-bezstrokovij-blagodijnij-marafon.html</text:a>
</text:p>
      <!--NEWS-->
      <text:h text:style-name="P10" text:outline-level="1">
<text:span text:style-name="T4">
俄罗斯联邦的军队袭击了Avdiivka的导弹</text:span>
</text:h>
      <text:p text:style-name="P4">
作者: Ukrinform (Person)</text:p>
      <text:p text:style-name="P4">
出版商: Укринформ (Organization)</text:p>
      <text:p text:style-name="P4">
出版时间: 2023-04-01T18:42:00+03:00</text:p>
      <text:p text:style-name="P4">
修改时间: 2023-04-01T18:42:00+03:00</text:p>
      <text:p text:style-name="P4">
描述: 俄罗斯联邦的部队在顿涅茨克地区的阿夫迪夫卡（Avdiivka）进行了火箭袭击，袭击了行政大楼和基础设施。  - 乌克林。</text:p>
      <text:p text:style-name="P4">
图片: ["<text:a xlink:type="simple" xlink:href="https://static.ukrinform.com/photos/2023_04/thumb_files/630_360_1680363738-373.jpg" text:style-name="Internet_20_link" text:visited-style-name="Visited_20_Internet_20_Link">
630_360_16803...</text:a>
"]</text:p>
      <text:p text:style-name="P4">
标签: ['Донеччина', 'Обстріл', 'Війна з росією']</text:p>
      <text:p text:style-name="P4">
类型: Article</text:p>
      <!--METADATA-->
      <text:p text:style-name="P4">
<draw:frame draw:style-name="fr1" draw:name="Image181" text:anchor-type="as-char" svg:width="6.9236in" svg:height="3.956343in" draw:z-index="0">
<draw:image xlink:href="../Images/yкринформ/2023-04-01T18-42-00-03-00/630_360_1680363738-373.jpg" xlink:type="simple" xlink:show="embed" xlink:actuate="onLoad" draw:mime-type="image/jpeg"/>
</draw:frame>
俄罗斯联邦在顿涅茨克地区的阿夫迪夫卡(Avdiivka)进行了导弹罢工，袭击了行政大楼和基础设施。</text:p>
      <text:p text:style-name="P4">
总统办公室Andriy Ermak在[]中报道了这一点。(https://t.me/ermaka2022/2349)他报告了乌克林福姆。</text:p>
      <text:p text:style-name="P4">
“敌人造成了<text:a xlink:type="simple" xlink:href="https://www.ukrinform.ua/tag-raketa" text:style-name="Internet_20_link" text:visited-style-name="Visited_20_Internet_20_Link">
</text:a>
空军Misvdiivka。 Yermak写道：“第一枚火箭袭击了行政大楼，第二枚火箭也击中了Winfradstructure对象。”</text:p>
      <text:p text:style-name="P4">
他还指出，人们在庇护所，因此受害者和受害者。</text:p>
      <text:p text:style-name="P4">
<text:span text:style-name="T4">
另请阅读：</text:span>
 <text:a xlink:type="simple" xlink:href="https://www.ukrinform.ua/rubric-regions/3690222-vorog-zavdav-udariv-po-sesti-naselenih-punktah-doneccini-e-zertvi.html" text:style-name="Internet_20_link" text:visited-style-name="Visited_20_Internet_20_Link">
</text:a>
据报道，在3月31日晚上，在Avdiivtsyard的炮弹炮击期间，一名69岁的妇女和她的5个月大的妇女在私人房屋中被杀。</text:p>
      <text:p text:style-name="P4">
News Source: <text:a xlink:type="simple" xlink:href="https://www.ukrinform.ua/rubric-ato/3690376-armia-rf-vdarila-raketami-po-avdiivci.html" text:style-name="Internet_20_link" text:visited-style-name="Visited_20_Internet_20_Link">
https://www.ukrinform.ua/rubric-ato/3690376-armia-rf-vdarila-raketami-po-avdiivci.html</text:a>
</text:p>
      <!--NEWS-->
      <text:h text:style-name="P10" text:outline-level="1">
<text:span text:style-name="T4">
Vereshchuk正在Kherson地区的工作旅行：议程上</text:span>
</text:h>
      <text:p text:style-name="P4">
作者: Ukrinform (Person)</text:p>
      <text:p text:style-name="P4">
出版商: Укринформ (Organization)</text:p>
      <text:p text:style-name="P4">
出版时间: 2023-04-01T18:53:00+03:00</text:p>
      <text:p text:style-name="P4">
修改时间: 2023-04-01T18:53:00+03:00</text:p>
      <text:p text:style-name="P4">
描述: Viceremier -Minister-临时占领领土的重返社会部长Irina Vereshchuk与团队在Kherson。  - 乌克林。</text:p>
      <text:p text:style-name="P4">
图片: ["<text:a xlink:type="simple" xlink:href="https://static.ukrinform.com/photos/2023_04/thumb_files/630_360_1680364190-903.jpg" text:style-name="Internet_20_link" text:visited-style-name="Visited_20_Internet_20_Link">
630_360_16803...</text:a>
", "<text:a xlink:type="simple" xlink:href="https://static.ukrinform.com/photos/2023_04/1680364231-309.jpg" text:style-name="Internet_20_link" text:visited-style-name="Visited_20_Internet_20_Link">
1680364231-30...</text:a>
"]</text:p>
      <text:p text:style-name="P4">
标签: ['Херсонщина', 'Візит', 'Верещук', 'Мінреінтеграції']</text:p>
      <text:p text:style-name="P4">
类型: Article</text:p>
      <!--METADATA-->
      <text:p text:style-name="P4">
<draw:frame draw:style-name="fr1" draw:name="Image182" text:anchor-type="as-char" svg:width="6.9236in" svg:height="3.956343in" draw:z-index="0">
<draw:image xlink:href="../Images/yкринформ/2023-04-01T18-53-00-03-00/630_360_1680364190-903.jpg" xlink:type="simple" xlink:show="embed" xlink:actuate="onLoad" draw:mime-type="image/jpeg"/>
</draw:frame>
Viceremier -Minister-与团队临时占领领土的重返社会部长是在Kherson地区。</text:p>
      <text:p text:style-name="P4">
关于它报告<text:a xlink:type="simple" xlink:href="https://minre.gov.ua/2023/04/01/viczepremyerka-iryna-vereshhuk-sogodni-na-hersonshhyni/" text:style-name="Internet_20_link" text:visited-style-name="Visited_20_Internet_20_Link">
</text:a>
，报道乌克林福姆。</text:p>
      <text:p text:style-name="P4">
值得注意的是，Trip计划与区域管理，安全部队，当地军事行政部门负责人和候选人阵行举行会议。</text:p>
      <text:p text:style-name="P4">
<draw:frame draw:style-name="fr1" draw:name="Image183" text:anchor-type="as-char" svg:width="6.9236in" svg:height="4.15812in" draw:z-index="0">
<draw:image xlink:href="../Images/yкринформ/2023-04-01T18-53-00-03-00/1680364231-309.jpg" xlink:type="simple" xlink:show="embed" xlink:actuate="onLoad" draw:mime-type="image/jpeg"/>
</draw:frame>
<text:span text:style-name="T4">
另请阅读：</text:span>
 <text:a xlink:type="simple" xlink:href="https://www.ukrinform.ua/rubric-regions/3690293-iz-deokupovanoi-hersonsini-za-dobu-evakuuvali-ponad-90-ludej.html" text:style-name="Internet_20_link" text:visited-style-name="Visited_20_Internet_20_Link">
</text:a>
“关于议程 - 人道主义贬低，社会支付，生命支持和恢复<text:a xlink:type="simple" xlink:href="https://www.ukrinform.ua/tag-deokupacia" text:style-name="Internet_20_link" text:visited-style-name="Visited_20_Internet_20_Link">
</text:a>
社区，在戒严条件下对平民的保护。”  - 在该国说。</text:p>
      <text:p text:style-name="P4">
正如乌克林福姆报道的那样，俄罗斯联邦的部队是从赫尔森炮兵发射的，哥萨克和哥萨克亲吻了私营部门。 一个人被杀，另一人受伤。</text:p>
      <text:p text:style-name="P4">
_照片：Minrontegration _</text:p>
      <text:p text:style-name="P4">
News Source: <text:a xlink:type="simple" xlink:href="https://www.ukrinform.ua/rubric-regions/3690379-veresuk-perebuvae-z-robocim-vizitom-na-hersonsini-so-na-poradku-dennomu.html" text:style-name="Internet_20_link" text:visited-style-name="Visited_20_Internet_20_Link">
https://www.ukrinform.ua/rubric-regions/3690379-veresuk-perebuvae-z-robocim-vizitom-na-hersonsini-so-na-poradku-dennomu.html</text:a>
</text:p>
      <!--NEWS-->
      <text:h text:style-name="P10" text:outline-level="1">
<text:span text:style-name="T4">
武装部队每天反映50多个敌人袭击</text:span>
</text:h>
      <text:p text:style-name="P4">
作者: Ukrinform (Person)</text:p>
      <text:p text:style-name="P4">
出版商: Укринформ (Organization)</text:p>
      <text:p text:style-name="P4">
出版时间: 2023-04-01T18:54:00+03:00</text:p>
      <text:p text:style-name="P4">
修改时间: 2023-04-01T18:54:00+03:00</text:p>
      <text:p text:style-name="P4">
描述: 俄罗斯军队专注于在莱曼，巴赫穆特，阿夫迪夫和玛丽斯基的进攻行动上的主要努力。 超过50次敌人的袭击反映了乌克兰国防军的部队。  - 乌克林。</text:p>
      <text:p text:style-name="P4">
图片: ["<text:a xlink:type="simple" xlink:href="https://static.ukrinform.com/photos/2023_03/thumb_files/630_360_1678804860-462.jpg" text:style-name="Internet_20_link" text:visited-style-name="Visited_20_Internet_20_Link">
630_360_16788...</text:a>
"]</text:p>
      <text:p text:style-name="P4">
标签: ['Обстріл', 'ЗСУ', 'Війна з росією']</text:p>
      <text:p text:style-name="P4">
类型: Article</text:p>
      <!--METADATA-->
      <text:p text:style-name="P4">
<draw:frame draw:style-name="fr1" draw:name="Image184" text:anchor-type="as-char" svg:width="6.9236in" svg:height="3.956343in" draw:z-index="0">
<draw:image xlink:href="../Images/yкринформ/2023-04-01T18-54-00-03-00/630_360_1678804860-462.jpg" xlink:type="simple" xlink:show="embed" xlink:actuate="onLoad" draw:mime-type="image/jpeg"/>
</draw:frame>
Ruskivskaya将基本努力重点放在进行Nalimansk，Bakhmut，Avdiiv和Mariinsky的方向上。乌克兰国防军反映了50多次敌方攻击。</text:p>
      <text:p text:style-name="P4">
根据乌克兰的说法，乌克兰武装部队的总参谋部在[]中报道(https://www.ukrinform.ua/rubric-ato/3690151-zsu-znisili-vze-173-990-rosijskih-zagarbnikiv.html)4月1日将及时信息发布给办公室。</text:p>
      <text:p text:style-name="P4">
消息写道：“白天，敌人击中了2枚导弹，25架飞机罢工，并从射击大火的火箭发射器中射出了6架。”</text:p>
      <text:p text:style-name="P4">
总人员指出，在战场上没有预期的结果，这是对平民的愤世嫉俗的工资。</text:p>
      <text:p text:style-name="P4">
4月1日，星期六，俄罗斯联邦再次袭击了顿涅茨克地区德鲁兹基夫卡的导弹袭击以及乌克兰的其他定居点，并使用了弹道导弹。 平民之间有受伤。</text:p>
      <text:p text:style-name="P4">
<text:span text:style-name="T4">
另请阅读：</text:span>
 <text:a xlink:type="simple" xlink:href="https://www.ukrinform.ua/rubric-ato/3690274-sili-oboroni-znisili-na-bahmutskomu-napramku-162-zagarbnikiv-cerevatij.html" text:style-name="Internet_20_link" text:visited-style-name="Visited_20_Internet_20_Link">
</text:a>
整个乌克兰的进一步导弹和航空罢工的可能性很高。</text:p>
      <text:p text:style-name="P4">
“敌人专注于Nalimansk，Bakhmut，Avdiiv和Mariinsky的进攻行动的主要努力。 白天，乌克兰国防军部队反映了50多次袭击。 最激烈的是为Bakhmut，Avdiivka和Marinka定居点的斗争。”</text:p>
      <text:p text:style-name="P4">
_ <text:span text:style-name="T4">
在Volyn，Polissya，Siversky和Slobozhansky的方向</text:span>
 _ _攻击情况，没有重大变化。</text:p>
      <text:p text:style-name="P4">
在白俄罗斯共和国的政治领导地上继续支持俄罗斯的侵略，这为入侵者领空和领土提供了。</text:p>
      <text:p text:style-name="P4">
白俄罗斯垃圾填埋场继续准备俄罗斯联邦领土兵役部队的部队。 但是，揭示了进攻群体形成的迹象。 白天，俄罗斯军队向切尔尼希夫地区亚历山德罗夫卡的居住笔开火。 Baranivka，Volfine，Katerynivka，Kindrativka，Novomykolaivka，Popivka，Sumy地区以及居住的兽医，Zibine，Okhrimivka和Krasne在Kharkiv地区首先。</text:p>
      <text:p text:style-name="P4">
_ <text:span text:style-name="T4">
在Kupyansk方向</text:span>
 <text:span text:style-name="T5">
敌人的炮击遭到两年，库特科夫卡，西方，Masyutivka，Kupyansk，Sand，Sand，Starch和Novoselivska Kharkiv地区的折磨。</text:span>
 <text:span text:style-name="T4">
在bakhmut方向</text:span>
 _敌人不会阻止巴赫穆特的风暴。 Proteuly的捍卫者勇敢地保持和解。 同时，对手在顿涅茨克地区的博格达尼夫卡(Bogdanivka)是不成功的进攻行动。 在群体期间，Vasyukivka，Orikhovo-Vasylivka，Novomarka，Bakhmut，Bakhmut，Ivanivske，Yar，Yar，Kurdyumivka，Diliyivka，Diliyivka，纽约Tadrukivka的定居点被解雇。</text:p>
      <text:p text:style-name="P4">
_ <text:span text:style-name="T4">
在Avdiiv和Marinsk的方向</text:span>
 _ _敌人在Avdiivka，Severny，Pervomaisky和Marinka地区的Avnimaccountal行动失败了。Embered Avdiivka，Orlovka，Orlovka，Netayagorovo，Netayagorovo，Krasnogorivka，Georgiyivka和Markaa。</text:p>
      <text:p text:style-name="P4">
_ <text:span text:style-name="T4">
在矿物方向上</text:span>
 _ _ _侵略者积极地使用环球调整炮兵的射击，使Pobeda，Novomykhailivka，Velikomedar，Velikomedar，Veliky Novosilka的居住捐赠发射。</text:p>
      <text:p text:style-name="P4">
_ <text:span text:style-name="T4">
在Zaporizhzhya和Kherson的指示中</text:span>
 _俄罗斯军队没有提高积极的速度，改善了国防边界和位置。 定居点，以及战斗碰撞线。 其中包括顿涅茨克地区的Vremivka； Burlatskoye，Lull，Guliaypole，铁路，白板，小型Tokmachka，Mali Shcherbaki，Kamianske Zaporizhhzhya地区，Ask Dudchany，Kachkarivka，Zniivka，Zniivka，Berislav，Berislav，Berislav，Vesele，Vesele，Vesele，Vesele，Mykolaivka，burguna，burguna，kimis and Khersornage and Khersors，Khersors of Khersors and khersors and khorsors of Khersors of Khersors。</text:p>
      <text:p text:style-name="P4">
<text:span text:style-name="T4">
另请阅读：</text:span>
 <text:a xlink:type="simple" xlink:href="https://www.ukrinform.ua/rubric-regions/3690270-kilkist-postrazdalih-vid-raketnogo-udaru-po-kladovisu-v-zaporizzi-zrosla-do-pati.html" text:style-name="Internet_20_link" text:visited-style-name="Visited_20_Internet_20_Link">
</text:a>
俄罗斯入侵者继续对Zaporizhhya地区暂时占领领土的人口进行强制认证。 特别是，在托克马克市，入侵者仅限于未收到俄罗斯联邦护照的乌克兰公民的运动。</text:p>
      <text:p text:style-name="P4">
“入侵者有目的地故意搜索进入城市的更好机会的车辆。 在没有俄罗斯护照的情况下，乌克兰公民禁止进入这座城市。 反过来，FSB代表在搜查房屋时，威胁着当地公民，损失工作，而没有俄罗斯护照就业问题。”</text:p>
      <text:p text:style-name="P4">
<text:span text:style-name="T4">
另请阅读：</text:span>
 <text:a xlink:type="simple" xlink:href="https://www.ukrinform.ua/rubric-ato/3690219-zsu-znisili-na-pivdni-coven-rosijskih-diversantiv-i-polovij-punkt-boepripasiv.html" text:style-name="Internet_20_link" text:visited-style-name="Visited_20_Internet_20_Link">
</text:a>
</text:p>
      <text:p text:style-name="P4">
正如乌克林福姆报道的，乌克兰的国防军从2022年2月24日至2023年4月1日<text:a xlink:type="simple" xlink:href="https://www.ukrinform.ua/rubric-ato/3690151-zsu-znisili-vze-173-990-rosijskih-zagarbnikiv.html" text:style-name="Internet_20_link" text:visited-style-name="Visited_20_Internet_20_Link">
</text:a>
在过去的一天中只有630人。</text:p>
      <text:p text:style-name="P4">
News Source: <text:a xlink:type="simple" xlink:href="https://www.ukrinform.ua/rubric-ato/3690382-vorog-namagaetsa-nastupati-na-cotiroh-napramkah-zsu-za-den-vidbili-ponad-50-atak.html" text:style-name="Internet_20_link" text:visited-style-name="Visited_20_Internet_20_Link">
https://www.ukrinform.ua/rubric-ato/3690382-vorog-namagaetsa-nastupati-na-cotiroh-napramkah-zsu-za-den-vidbili-ponad-50-atak.html</text:a>
</text:p>
      <!--NEWS-->
      <text:h text:style-name="P10" text:outline-level="1">
<text:span text:style-name="T4">
法院选择了对UOC -MP Paul大都市的约束措施</text:span>
</text:h>
      <text:p text:style-name="P4">
作者: Ukrinform (Person)</text:p>
      <text:p text:style-name="P4">
出版商: Укринформ (Organization)</text:p>
      <text:p text:style-name="P4">
出版时间: 2023-04-01T19:06:00+03:00</text:p>
      <text:p text:style-name="P4">
修改时间: 2023-04-01T19:06:00+03:00</text:p>
      <text:p text:style-name="P4">
描述: 基辅的舍维奇基夫斯基地方法院选出了一项预防措施，向莫斯科父权制的乌克兰东正教教堂的基辅 - 佩奇斯克拉夫拉·大都会州长。  - 乌克林。</text:p>
      <text:p text:style-name="P4">
图片: ["<text:a xlink:type="simple" xlink:href="https://static.ukrinform.com/photos/2023_04/thumb_files/630_360_1680365353-945.jpeg" text:style-name="Internet_20_link" text:visited-style-name="Visited_20_Internet_20_Link">
630_360_16803...</text:a>
"]</text:p>
      <text:p text:style-name="P4">
标签: ['Суд', 'УПЦ МП', 'Київська Лавра']</text:p>
      <text:p text:style-name="P4">
类型: Article</text:p>
      <!--METADATA-->
      <text:p text:style-name="P4">
<draw:frame draw:style-name="fr1" draw:name="Image185" text:anchor-type="as-char" svg:width="6.9236in" svg:height="3.956343in" draw:z-index="0">
<draw:image xlink:href="../Images/yкринформ/2023-04-01T19-06-00-03-00/630_360_1680365353-945.jpeg" xlink:type="simple" xlink:show="embed" xlink:actuate="onLoad" draw:mime-type="image/jpeg"/>
</draw:frame>
基辅埃伦斯的Shevchenkivsky地区法院，措施莫斯科父权制帕维尔的乌克兰东正教教堂的基辅 - 佩奇斯克拉夫拉大都会代表。</text:p>
      <text:p text:style-name="P4">
这是乌克利福通讯员的报道。</text:p>
      <text:p text:style-name="P4">
大都会出席会议。</text:p>
      <text:p text:style-name="P4">
据报道，基辅的Shevchenkivsky地方法院正在考虑选举大都会帕维尔的预防措施，<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另请阅读：</text:span>
 <text:a xlink:type="simple" xlink:href="https://www.ukrinform.ua/rubric-kyiv/3690361-bila-kievopecerskoi-lavri-prohodit-miting-proti-upc-mp.html" text:style-name="Internet_20_link" text:visited-style-name="Visited_20_Internet_20_Link">
</text:a>
随后，法院在4月1日18.30和[]举行了一次有关预防措施的预防措施的会议和<text:a xlink:type="simple" xlink:href="https://www.ukrinform.ua/rubric-society/3690374-sud-pogodiv-primusovij-privid-mitropolita-upc-mp-pavla-na-vecirne-zasidanna.html" text:style-name="Internet_20_link" text:visited-style-name="Visited_20_Internet_20_Link">
</text:a>
。</text:p>
      <text:p text:style-name="P4">
4月1日上午，乌克兰的安全局<text:a xlink:type="simple" xlink:href="https://www.ukrinform.ua/rubric-society/3690193-sbu-vrucila-pidozru-mitropolitu-upc-mp-pavlu.html" text:style-name="Internet_20_link" text:visited-style-name="Visited_20_Internet_20_Link">
</text:a>
。 在他的房子里搜查了。</text:p>
      <text:p text:style-name="P4">
News Source: <text:a xlink:type="simple" xlink:href="https://www.ukrinform.ua/rubric-society/3690385-sud-obirae-zapobiznij-zahid-mitropolitu-upc-mp-pavlu.html" text:style-name="Internet_20_link" text:visited-style-name="Visited_20_Internet_20_Link">
https://www.ukrinform.ua/rubric-society/3690385-sud-obirae-zapobiznij-zahid-mitropolitu-upc-mp-pavlu.html</text:a>
</text:p>
      <!--NEWS-->
      <text:h text:style-name="P10" text:outline-level="1">
<text:span text:style-name="T4">
乌克兰kazimirov成为土耳其柔道大满贯的铜牌获得者</text:span>
</text:h>
      <text:p text:style-name="P4">
作者: Ukrinform (Person)</text:p>
      <text:p text:style-name="P4">
出版商: Укринформ (Organization)</text:p>
      <text:p text:style-name="P4">
出版时间: 2023-04-01T19:21:00+03:00</text:p>
      <text:p text:style-name="P4">
修改时间: 2023-04-01T19:21:00+03:00</text:p>
      <text:p text:style-name="P4">
描述: 在安塔利亚（土耳其），柔道的下一个大满贯阶段继续。  - 乌克林。</text:p>
      <text:p text:style-name="P4">
图片: ["<text:a xlink:type="simple" xlink:href="https://static.ukrinform.com/photos/2023_04/thumb_files/630_360_1680366071-188.jpg" text:style-name="Internet_20_link" text:visited-style-name="Visited_20_Internet_20_Link">
630_360_16803...</text:a>
"]</text:p>
      <text:p text:style-name="P4">
标签: ['Дзюдо']</text:p>
      <text:p text:style-name="P4">
类型: Article</text:p>
      <!--METADATA-->
      <text:p text:style-name="P4">
<draw:frame draw:style-name="fr1" draw:name="Image186" text:anchor-type="as-char" svg:width="6.9236in" svg:height="3.956343in" draw:z-index="0">
<draw:image xlink:href="../Images/yкринформ/2023-04-01T19-21-00-03-00/630_360_1680366071-188.jpg" xlink:type="simple" xlink:show="embed" xlink:actuate="onLoad" draw:mime-type="image/jpeg"/>
</draw:frame>
在安塔利亚(火鸡)柔道大满贯的下一个阶段继续。</text:p>
      <text:p text:style-name="P4">
乌克林福姆报道，在比赛的第二天，铜牌是乌克兰弗拉迪斯拉夫·卡齐米罗夫。</text:p>
      <text:p text:style-name="P4">
这位20岁的基辅进入四分之一决赛，在那里他让位给阿塞拜疆Hidaayatugaydarov，在“铜牌”的“安慰”锦标赛中又赢得了今年的西班牙语案，而德国的伊戈尔·旺德克(Igor Wandtke)则赢得了。</text:p>
      <text:p text:style-name="P4">
这是Kazimirov在大满贯职业生涯中的第一个奖项。</text:p>
      <text:p text:style-name="P4">
正如乌克林福姆(Ukrinform)在一天前在安塔利亚(Antalya)报道的那样，“银”(Silver)赢得了乌克兰长达迪尔·哈尔马托夫(Haul -Haul -Haul Dilshot Khalmatov)。</text:p>
      <text:p text:style-name="P4">
<text:span text:style-name="T4">
另请阅读：</text:span>
 <text:a xlink:type="simple" xlink:href="https://www.ukrinform.ua/rubric-sports/3690025-ukrainec-halmatov-vigrav-sriblo-na-etapi-serii-grand-slam-iz-dzudo-u-tureccini.html" text:style-name="Internet_20_link" text:visited-style-name="Visited_20_Internet_20_Link">
</text:a>
4月2日，在乌克兰大满贯系列的土耳其舞台上代表Ruslanabulavina(超过78公斤)，Artem Bubir，Marat Kryzhansky(进攻-90公斤)，Antonsavitsky(100公斤)，Yevgeny Balaevsky和Andriy Kolesnyk(两者都超过100公斤).</text:p>
      <text:p text:style-name="P4">
Зазначимо, що чемпіонат світу з дзюдо відбудеться у Досі (排队)从7天到14天。</text:p>
      <text:p text:style-name="P4">
照片：IJF。</text:p>
      <text:p text:style-name="P4">
News Source: <text:a xlink:type="simple" xlink:href="https://www.ukrinform.ua/rubric-sports/3690387-ukrainec-kazimirov-stav-bronzovim-prizerom-serii-grand-slam-iz-dzudo-u-tureccini.html" text:style-name="Internet_20_link" text:visited-style-name="Visited_20_Internet_20_Link">
https://www.ukrinform.ua/rubric-sports/3690387-ukrainec-kazimirov-stav-bronzovim-prizerom-serii-grand-slam-iz-dzudo-u-tureccini.html</text:a>
</text:p>
      <!--NEWS-->
      <text:h text:style-name="P10" text:outline-level="1">
<text:span text:style-name="T4">
雷兹尼科夫会见了斯洛伐克的国防部长 - 谈到了武器的操作</text:span>
</text:h>
      <text:p text:style-name="P4">
作者: Ukrinform (Person)</text:p>
      <text:p text:style-name="P4">
出版商: Укринформ (Organization)</text:p>
      <text:p text:style-name="P4">
出版时间: 2023-04-01T19:24:00+03:00</text:p>
      <text:p text:style-name="P4">
修改时间: 2023-04-01T19:24:00+03:00</text:p>
      <text:p text:style-name="P4">
描述: 乌克兰国防部阿列克谢·雷兹尼科夫（Alexei Reznikov）和斯洛伐克共和国国防部雅罗斯拉夫·纳迪（Yaroslav Nady）的负责人讨论了斯洛伐克提供的炮兵武器的运作和现代化。  - 乌克林。</text:p>
      <text:p text:style-name="P4">
图片: ["<text:a xlink:type="simple" xlink:href="https://static.ukrinform.com/photos/2023_04/thumb_files/630_360_1680365207-864.jpg" text:style-name="Internet_20_link" text:visited-style-name="Visited_20_Internet_20_Link">
630_360_16803...</text:a>
", "<text:a xlink:type="simple" xlink:href="https://static.ukrinform.com/photos/2023_04/1680365207-858.jpg" text:style-name="Internet_20_link" text:visited-style-name="Visited_20_Internet_20_Link">
1680365207-85...</text:a>
"]</text:p>
      <text:p text:style-name="P4">
标签: ['Міноборони', 'Важке озброєння', 'Зброя', 'Словаччина', 'Резніков']</text:p>
      <text:p text:style-name="P4">
类型: Article</text:p>
      <!--METADATA-->
      <text:p text:style-name="P4">
<draw:frame draw:style-name="fr1" draw:name="Image187" text:anchor-type="as-char" svg:width="6.9236in" svg:height="3.956343in" draw:z-index="0">
<draw:image xlink:href="../Images/yкринформ/2023-04-01T19-24-00-03-00/630_360_1680365207-864.jpg" xlink:type="simple" xlink:show="embed" xlink:actuate="onLoad" draw:mime-type="image/jpeg"/>
</draw:frame>
乌克兰Oleksiy Reznikov部和斯洛伐克共和国斯拉夫罗斯拉夫·纳迪(Slovak Republicaroslav Nadi)的国防部负责人在会议期间讨论了提供斯洛伐克的武器的行动和现代化。</text:p>
      <text:p text:style-name="P4">
正如乌克林福姆报道的那样，它报告了<text:a xlink:type="simple" xlink:href="https://www.mil.gov.ua/news/2023/04/01/dopomogu-ta-litaki-mig-29-yaki-zahishhatimut-nashe-nebo-ta-zhittya-lyudej-–-oleksij-reznikov/" text:style-name="Internet_20_link" text:visited-style-name="Visited_20_Internet_20_Link">
</text:a>
。</text:p>
      <text:p text:style-name="P4">
在会议伦尼科夫和纳迪会议期间，他们讨论了战斗人员的经验，乌克兰士兵的训练以及扩大不同军事专业的培训计划，讨论了炮兵，现代化的运作。</text:p>
      <text:p text:style-name="P4">
Reznikov感谢政府，斯洛伐克人民和个人Yaroslav Nadya Nadyya，包括武装部队的军事援助，包括 -  <text:a xlink:type="simple" xlink:href="https://www.ukrinform.ua/tag-litak" text:style-name="Internet_20_link" text:visited-style-name="Visited_20_Internet_20_Link">
</text:a>
29谁将以其他方式保护乌克兰的天空。</text:p>
      <text:p text:style-name="P4">
<text:span text:style-name="T4">
另请阅读：</text:span>
 <text:a xlink:type="simple" xlink:href="https://www.ukrinform.ua/rubric-polytics/3689939-slovaccina-dopomoze-ukraini-akomoga-svidse-priednatisa-do-es-i-povernuti-svoi-teritorii-premer.html" text:style-name="Internet_20_link" text:visited-style-name="Visited_20_Internet_20_Link">
</text:a>
“斯洛伐克共和国是那些友好的国家之一和我们的邻居，他们真诚地反映乌克兰并尊重我们的主权。我们记得所有善良的武装侵略。乌克兰国防部长强调，天生的斯洛伐克共和国是为了让乌克兰承受和击败这场战争。</text:p>
      <text:p text:style-name="P4">
Reznikov和Nadi与武装部队战士进行了交谈。 从第一批使用西方武器，尤其是斯洛伐克制作的经验，在战斗中听到了外国设计的代表。</text:p>
      <text:p text:style-name="P4">
<draw:frame draw:style-name="fr1" draw:name="Image188" text:anchor-type="as-char" svg:width="6.9236in" svg:height="4.615733in" draw:z-index="0">
<draw:image xlink:href="../Images/yкринформ/2023-04-01T19-24-00-03-00/1680365207-858.jpg" xlink:type="simple" xlink:show="embed" xlink:actuate="onLoad" draw:mime-type="image/jpeg"/>
</draw:frame>
斯洛伐克共和国国防部负责人对乌克兰军事军人表示钦佩，并指出了他们的英雄主义，勇气和真正的士气。</text:p>
      <text:p text:style-name="P4">
<text:span text:style-name="T4">
另请阅读：</text:span>
 <text:a xlink:type="simple" xlink:href="https://www.ukrinform.ua/rubric-ato/3689775-reznikov-delegacii-komitetu-es-ukraini-potribni-vazka-tehnika-ta-pidgotovleni-bijci.html" text:style-name="Internet_20_link" text:visited-style-name="Visited_20_Internet_20_Link">
</text:a>
</text:p>
      <text:p text:style-name="P4">
为了在俄罗斯的武装侵略和与乌克兰国防部的富有成果的工作期间向乌克兰提供全面的援助，Rennikov授予了乌克兰国防部的指导 - “军事合作的发展”。</text:p>
      <text:p text:style-name="P4">
雷兹尼科夫强调说：“我相信我们的进一步合作将尽可能有效。赢得占领国，因为我们保持了一个阵线。”</text:p>
      <text:p text:style-name="P4">
正如乌克林福姆(Ukrinform)报道的那样，乌克兰总理丹尼斯·施米格尔(Denis Shmigal)感谢斯洛伐克 - 斯洛伐克大臣爱德华·赫格(Eduard Heger)的决定<text:a xlink:type="simple" xlink:href="https://www.ukrinform.ua/rubric-ato/3690054-smigal-podakuvav-premeru-slovaccini-za-risenna-peredati-ukraini-litaki-mig29.html" text:style-name="Internet_20_link" text:visited-style-name="Visited_20_Internet_20_Link">
</text:a>
 .</text:p>
      <text:p text:style-name="P4">
News Source: <text:a xlink:type="simple" xlink:href="https://www.ukrinform.ua/rubric-ato/3690386-reznikov-zustrivsa-z-ministrom-oboroni-slovaccini-govorili-pro-ekspluataciu-zbroi.html" text:style-name="Internet_20_link" text:visited-style-name="Visited_20_Internet_20_Link">
https://www.ukrinform.ua/rubric-ato/3690386-reznikov-zustrivsa-z-ministrom-oboroni-slovaccini-govorili-pro-ekspluataciu-zbroi.html</text:a>
</text:p>
      <!--NEWS-->
      <text:h text:style-name="P10" text:outline-level="1">
<text:span text:style-name="T4">
瑞典祝贺芬兰，完成了北约入境的批准程序</text:span>
</text:h>
      <text:p text:style-name="P4">
作者: Ukrinform (Person)</text:p>
      <text:p text:style-name="P4">
出版商: Укринформ (Organization)</text:p>
      <text:p text:style-name="P4">
出版时间: 2023-04-01T19:42:00+03:00</text:p>
      <text:p text:style-name="P4">
修改时间: 2023-04-01T19:42:00+03:00</text:p>
      <text:p text:style-name="P4">
描述: 瑞典外交部向芬兰表示祝贺，并完成了批准其进入北约的长期程序。  - 乌克林。</text:p>
      <text:p text:style-name="P4">
图片: ["<text:a xlink:type="simple" xlink:href="https://static.ukrinform.com/photos/2022_05/thumb_files/630_360_1653410477-749.jpeg" text:style-name="Internet_20_link" text:visited-style-name="Visited_20_Internet_20_Link">
630_360_16534...</text:a>
"]</text:p>
      <text:p text:style-name="P4">
标签: ['Фінляндія', 'НАТО', 'Швеція']</text:p>
      <text:p text:style-name="P4">
类型: Article</text:p>
      <!--METADATA-->
      <text:p text:style-name="P4">
<draw:frame draw:style-name="fr1" draw:name="Image189" text:anchor-type="as-char" svg:width="6.9236in" svg:height="3.956343in" draw:z-index="0">
<draw:image xlink:href="../Images/yкринформ/2023-04-01T19-42-00-03-00/630_360_1653410477-749.jpeg" xlink:type="simple" xlink:show="embed" xlink:actuate="onLoad" draw:mime-type="image/jpeg"/>
</draw:frame>
内政部向芬兰表示祝贺，完成了北约长期批准程序。</text:p>
      <text:p text:style-name="P4">
正如乌克林福姆报道的那样，这在[]中报道了(https://twitter.com/SweMFA/status/1642148431379537920)瑞典外交部。</text:p>
      <text:p text:style-name="P4">
根据该申请，所有北约成员国现在都批准了芬兰的申请，现在芬兰将在未来几天成为该集团的正式成员。</text:p>
      <text:p text:style-name="P4">
“我们很高兴<text:a xlink:type="simple" xlink:href="https://www.ukrinform.ua/tag-finlandia" text:style-name="Internet_20_link" text:visited-style-name="Visited_20_Internet_20_Link">
</text:a>
。 这对我们的兄弟国家很重要，介绍了芬兰和Ishvets。 但是，根据芬兰的说法，直到瑞典也成为集团的成员，他们的会员资格才能完成。</text:p>
      <text:p text:style-name="P4">
<text:span text:style-name="T4">
另请阅读：</text:span>
 <text:a xlink:type="simple" xlink:href="https://www.ukrinform.ua/rubric-world/3690318-finlandia-mae-stati-clenom-nato-najblizcimi-tiznami-glava-mzs.html" text:style-name="Internet_20_link" text:visited-style-name="Visited_20_Internet_20_Link">
</text:a>
他补充说，瑞典政府将继续朝这个方向发展。</text:p>
      <text:p text:style-name="P4">
瑞典部长补充说：“我们的目标是瑞典成为北约的成员，对维尔纽斯峰会具有约束力。”</text:p>
      <text:p text:style-name="P4">
据乌克林福姆报道，芬兰的北约申请<text:a xlink:type="simple" xlink:href="https://www.ukrinform.ua/rubric-world/3689697-usi-kraini-nato-ratifikuvali-zaavku-finlandii-na-vstup-do-alansu-premerministr.html" text:style-name="Internet_20_link" text:visited-style-name="Visited_20_Internet_20_Link">
</text:a>
这为该街区打开了昂贵的国家会员资格。</text:p>
      <text:p text:style-name="P4">
3月30日，大国民议会大会接受了北约芬兰加入的法律草案(议会)火鸡。</text:p>
      <text:p text:style-name="P4">
_照片：eadale.com _</text:p>
      <text:p text:style-name="P4">
News Source: <text:a xlink:type="simple" xlink:href="https://www.ukrinform.ua/rubric-world/3690394-svecia-privitala-finlandiu-iz-zaversennam-proceduri-ratifikacii-vstupu-do-nato.html" text:style-name="Internet_20_link" text:visited-style-name="Visited_20_Internet_20_Link">
https://www.ukrinform.ua/rubric-world/3690394-svecia-privitala-finlandiu-iz-zaversennam-proceduri-ratifikacii-vstupu-do-nato.html</text:a>
</text:p>
      <!--NEWS-->
      <text:h text:style-name="P10" text:outline-level="1">
<text:span text:style-name="T4">
NBU提高了银行的长期流动性标准高达100％</text:span>
</text:h>
      <text:p text:style-name="P4">
作者: Ukrinform (Person)</text:p>
      <text:p text:style-name="P4">
出版商: Укринформ (Organization)</text:p>
      <text:p text:style-name="P4">
出版时间: 2023-04-01T19:46:28+03:00</text:p>
      <text:p text:style-name="P4">
修改时间: 2023-04-01T19:46:28+03:00</text:p>
      <text:p text:style-name="P4">
描述: 国家银行继续实施先前宣布的银行监管要求，特别是将净稳定融资（NSFR）系数提高到100％。  - 乌克林。</text:p>
      <text:p text:style-name="P4">
图片: ["<text:a xlink:type="simple" xlink:href="https://static.ukrinform.com/photos/2020_04/thumb_files/630_360_1588017785-633.jpg" text:style-name="Internet_20_link" text:visited-style-name="Visited_20_Internet_20_Link">
630_360_15880...</text:a>
"]</text:p>
      <text:p text:style-name="P4">
标签: ['Банк', 'Нацбанк', 'фінансування']</text:p>
      <text:p text:style-name="P4">
类型: Article</text:p>
      <!--METADATA-->
      <text:p text:style-name="P4">
<draw:frame draw:style-name="fr1" draw:name="Image190" text:anchor-type="as-char" svg:width="6.9236in" svg:height="3.956343in" draw:z-index="0">
<draw:image xlink:href="../Images/yкринформ/2023-04-01T19-46-28-03-00/630_360_1588017785-633.jpg" xlink:type="simple" xlink:show="embed" xlink:actuate="onLoad" draw:mime-type="image/jpeg"/>
</draw:frame>
国家银行继续实施以前宣布的监管银行，特别是提高了净稳定资金的系数(NSTFR)最多100％。</text:p>
      <text:p text:style-name="P4">
据报道<text:a xlink:type="simple" xlink:href="https://bank.gov.ua/ua/news/all/minimalne-znachennya-koefitsiyentu-chistogo-stabilnogo-finansuvannya-nsfr-z-01-kvitnya-2023-roku-stanovitime-100" text:style-name="Internet_20_link" text:visited-style-name="Visited_20_Internet_20_Link">
</text:a>
，报道乌克林福姆。</text:p>
      <text:p text:style-name="P4">
审慎的流动性标准 - 纯稳定融资或NSFR的系数 - 确定一年中所需的最低流动性水平。 银行对这一标准的实施有助于对更稳定和长期资金来源的和解，从而减少了对短期资源的依赖。</text:p>
      <text:p text:style-name="P4">
<text:span text:style-name="T4">
另请阅读：</text:span>
 <text:a xlink:type="simple" xlink:href="https://www.ukrinform.ua/rubric-economy/3690237-nacbank-perejsov-na-sistemu-elektronnih-plateziv-novogo-pokolinna.html" text:style-name="Internet_20_link" text:visited-style-name="Visited_20_Internet_20_Link">
</text:a>
声明说：“银行固定基础的固定性是降低外汇市场和国际储备，维持课程，可持续减少通货膨胀和改善通货膨胀的必要先决条件。”</text:p>
      <text:p text:style-name="P4">
清洁稳定的资金或NSFR  -  <text:a xlink:type="simple" xlink:href="https://bank.gov.ua/ua/legislation/Resolution_24122019_158" text:style-name="Internet_20_link" text:visited-style-name="Visited_20_Internet_20_Link">
</text:a>
。</text:p>
      <text:p text:style-name="P4">
从2021年10月1日起，NSFR标准的初始值为80％。</text:p>
      <text:p text:style-name="P4">
<text:a xlink:type="simple" xlink:href="https://bank.gov.ua/ua/legislation/Resolution_07032022_40" text:style-name="Internet_20_link" text:visited-style-name="Visited_20_Internet_20_Link">
</text:a>
引入100％NSFR标准的过渡期延长至2023年4月1日。</text:p>
      <text:p text:style-name="P4">
<text:span text:style-name="T4">
另请阅读：</text:span>
 <text:a xlink:type="simple" xlink:href="https://www.ukrinform.ua/rubric-economy/3689823-u-nacbanku-prokomentuvali-zaavu-grupi-raiffeisen-bank-international-sodo-vihodu-z-rf.html" text:style-name="Internet_20_link" text:visited-style-name="Visited_20_Internet_20_Link">
</text:a>
因此，从2023年4月1日起，NSFR标准的最低价值将为100％，符合欧盟立法规则。</text:p>
      <text:p text:style-name="P4">
NSFR是巴塞尔银行委员会针对2007  -  2008年全球金融危机而开发的两个流动性比率之一。</text:p>
      <text:p text:style-name="P4">
根据NBU的说法，截至2023年1月初，乌克兰银行体系中的流动性盈余为UAH 5341.4亿。</text:p>
      <text:p text:style-name="P4">
News Source: <text:a xlink:type="simple" xlink:href="https://www.ukrinform.ua/rubric-economy/3690396-nbu-pidnav-normativ-dovgostrokovoi-likvidnosti-dla-bankiv-do-100.html" text:style-name="Internet_20_link" text:visited-style-name="Visited_20_Internet_20_Link">
https://www.ukrinform.ua/rubric-economy/3690396-nbu-pidnav-normativ-dovgostrokovoi-likvidnosti-dla-bankiv-do-100.html</text:a>
</text:p>
      <!--NEWS-->
      <text:h text:style-name="P10" text:outline-level="1">
<text:span text:style-name="T4">
哈尔基夫地区的一名居民，他爆炸了一段时间</text:span>
</text:h>
      <text:p text:style-name="P4">
作者: Ukrinform (Person)</text:p>
      <text:p text:style-name="P4">
出版商: Укринформ (Organization)</text:p>
      <text:p text:style-name="P4">
出版时间: 2023-04-01T19:56:38+03:00</text:p>
      <text:p text:style-name="P4">
修改时间: 2023-04-01T19:56:38+03:00</text:p>
      <text:p text:style-name="P4">
描述: 哈尔基夫地区的一名居民在院子里被炸毁，他的头部和大腿分裂住院。  - 乌克林。</text:p>
      <text:p text:style-name="P4">
图片: ["<text:a xlink:type="simple" xlink:href="https://static.ukrinform.com/photos/2020_12/thumb_files/630_360_1609413669-625.jpg" text:style-name="Internet_20_link" text:visited-style-name="Visited_20_Internet_20_Link">
630_360_16094...</text:a>
"]</text:p>
      <text:p text:style-name="P4">
标签: ['Міна', 'Вибух', 'Харківщина', 'Війна з росією']</text:p>
      <text:p text:style-name="P4">
类型: Article</text:p>
      <!--METADATA-->
      <text:p text:style-name="P4">
<draw:frame draw:style-name="fr1" draw:name="Image191" text:anchor-type="as-char" svg:width="6.9236in" svg:height="3.956343in" draw:z-index="0">
<draw:image xlink:href="../Images/yкринформ/2023-04-01T19-56-38-03-00/630_360_1609413669-625.jpg" xlink:type="simple" xlink:show="embed" xlink:actuate="onLoad" draw:mime-type="image/jpeg"/>
</draw:frame>
哈尔基夫地区的居民在他院子里的一段浪费中被炸毁，被骨头和大腿碎片住院。</text:p>
      <text:p text:style-name="P4">
这是在[]中报道的(https://www.facebook.com/DSNSKHARKIV)据报道，哈尔基夫地区SESS局局长。</text:p>
      <text:p text:style-name="P4">
“ 4月1日，在1964年的一个男子萨维斯基TG的Izium区，出生在一个未知的[]上爆炸了<text:a xlink:type="simple" xlink:href="https://www.ukrinform.ua/tag-vibuh" text:style-name="Internet_20_link" text:visited-style-name="Visited_20_Internet_20_Link">
</text:a>
主题(拉伸). З діагнозом "мінно-вибухова травма, закрита черепно-мозкова травма, осколкове поранення обличчя зліва та лівого стегна" йогогоспіталізували до обласної клінічної лікарні", - зазначають у рятувальномувідомстві.</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据报道，在哈尔基夫地区，一名男子在自己的院子里爆炸。</text:p>
      <text:p text:style-name="P4">
News Source: <text:a xlink:type="simple" xlink:href="https://www.ukrinform.ua/rubric-regions/3690397-zitela-harkivsini-akij-pidirvavsa-na-roztazci-gospitalizuvali-z-oskolkovimi-poranennami.html" text:style-name="Internet_20_link" text:visited-style-name="Visited_20_Internet_20_Link">
https://www.ukrinform.ua/rubric-regions/3690397-zitela-harkivsini-akij-pidirvavsa-na-roztazci-gospitalizuvali-z-oskolkovimi-poranennami.html</text:a>
</text:p>
      <!--NEWS-->
      <text:h text:style-name="P10" text:outline-level="1">
<text:span text:style-name="T4">
拉特维亚 - 埃斯托尼亚联赛四分之一决赛的第二场比赛中的“普罗米修斯”让位</text:span>
</text:h>
      <text:p text:style-name="P4">
作者: Ukrinform (Person)</text:p>
      <text:p text:style-name="P4">
出版商: Укринформ (Organization)</text:p>
      <text:p text:style-name="P4">
出版时间: 2023-04-01T20:09:39+03:00</text:p>
      <text:p text:style-name="P4">
修改时间: 2023-04-01T20:09:39+03:00</text:p>
      <text:p text:style-name="P4">
描述: SIV四分之一决赛的决定性第三次会议将于4月3日在里加举行。  - 乌克林。</text:p>
      <text:p text:style-name="P4">
图片: ["<text:a xlink:type="simple" xlink:href="https://static.ukrinform.com/photos/2023_04/thumb_files/630_360_1680368914-821.jpg" text:style-name="Internet_20_link" text:visited-style-name="Visited_20_Internet_20_Link">
630_360_16803...</text:a>
"]</text:p>
      <text:p text:style-name="P4">
标签: ['Баскетбол']</text:p>
      <text:p text:style-name="P4">
类型: Article</text:p>
      <!--METADATA-->
      <text:p text:style-name="P4">
<draw:frame draw:style-name="fr1" draw:name="Image192" text:anchor-type="as-char" svg:width="6.9236in" svg:height="3.956343in" draw:z-index="0">
<draw:image xlink:href="../Images/yкринформ/2023-04-01T20-09-39-03-00/630_360_1680368914-821.jpg" xlink:type="simple" xlink:show="embed" xlink:actuate="onLoad" draw:mime-type="image/jpeg"/>
</draw:frame>
SVBL四分之一决赛的法令将于4月3日在里加举行。</text:p>
      <text:p text:style-name="P4">
在拉脱维亚 - 篮球联赛的1/4决赛的第二场比赛中，爱沙尼亚沃尔姆斯击败了乌克兰普罗米修斯-107：105 2OT，乌克林福姆报道。</text:p>
      <text:p text:style-name="P4">
确定获胜者花了两个加时赛。 由于“ Virmsi”设法击败了Prometheus”(107：105，2 OT)并比较Allia的帐户(1：1).</text:p>
      <text:p text:style-name="P4">
Вирішальна третя зустріч пройде 3 квітня у Ризі, а фінал чотирьох відбудеться7–8 квітня у Таллінні. Якщо «Прометей» вийде у півфінал, то зіграє там із«Тарту» (爱沙尼亚). В іншій парі за вихід у фінал зустрінуться «Калев»(爱沙尼亚)但是里加的船(拉脱维亚).</text:p>
      <text:p text:style-name="P4">
<text:span text:style-name="T4">
Читайте також:</text:span>
 <text:a xlink:type="simple" xlink:href="https://www.ukrinform.ua/rubric-sports/3689163-prometej-zdobuv-peremogu-u-svoij-grupi-u-evrokubku.html" text:style-name="Internet_20_link" text:visited-style-name="Visited_20_Internet_20_Link">
 </text:a>
正如乌克林福姆报道的那样，四分之一决赛的战斗将持续两次乌拉尔的胜利。 第一场比赛于3月25日举行，由Prometheus赢得(91:69)他还学到了系列(1：0).</text:p>
      <text:p text:style-name="P4">
Фото: Getty Image</text:p>
      <text:p text:style-name="P4">
News Source: <text:a xlink:type="simple" xlink:href="https://www.ukrinform.ua/rubric-sports/3690398-prometej-u-drugomu-matci-cvertfinalu-latvijskoestonskoi-ligi-postupivsa-vijmsi.html" text:style-name="Internet_20_link" text:visited-style-name="Visited_20_Internet_20_Link">
https://www.ukrinform.ua/rubric-sports/3690398-prometej-u-drugomu-matci-cvertfinalu-latvijskoestonskoi-ligi-postupivsa-vijmsi.html</text:a>
</text:p>
      <!--NEWS-->
      <text:h text:style-name="P10" text:outline-level="1">
<text:span text:style-name="T4">
今天，恐怖分子开始主持联合国议会 - 泽伦斯基</text:span>
</text:h>
      <text:p text:style-name="P4">
作者: Ukrinform (Person)</text:p>
      <text:p text:style-name="P4">
出版商: Укринформ (Organization)</text:p>
      <text:p text:style-name="P4">
出版时间: 2023-04-01T20:16:38+03:00</text:p>
      <text:p text:style-name="P4">
修改时间: 2023-04-01T20:16:38+03:00</text:p>
      <text:p text:style-name="P4">
描述: 今天，恐怖分子开始主持联合国议会，昨天俄罗斯军队杀死了另一名乌克兰儿童。  - 乌克林。</text:p>
      <text:p text:style-name="P4">
图片: ["<text:a xlink:type="simple" xlink:href="https://static.ukrinform.com/photos/2023_04/thumb_files/630_360_1680369161-243.jpeg" text:style-name="Internet_20_link" text:visited-style-name="Visited_20_Internet_20_Link">
630_360_16803...</text:a>
"]</text:p>
      <text:p text:style-name="P4">
标签: ['Звернення', 'Зеленський', 'Війна з росією']</text:p>
      <text:p text:style-name="P4">
类型: Article</text:p>
      <!--METADATA-->
      <text:p text:style-name="P4">
<draw:frame draw:style-name="fr1" draw:name="Image193" text:anchor-type="as-char" svg:width="6.9236in" svg:height="3.956343in" draw:z-index="0">
<draw:image xlink:href="../Images/yкринформ/2023-04-01T20-16-38-03-00/630_360_1680369161-243.jpeg" xlink:type="simple" xlink:show="embed" xlink:actuate="onLoad" draw:mime-type="image/jpeg"/>
</draw:frame>
当今的恐怖分子开始主持联合国安理会，昨天俄罗斯军队出现了另一个乌克兰儿童。</text:p>
      <text:p text:style-name="P4">
在您的[]中(https://www.youtube.com/watch?v=1TtD-F4k3Pg&amp;embeds_euri=https%3A%2F%2Fwww.president.gov.ua%2F&amp;feature=emb_logo&amp;ab_channel=%D0%9E%D1%84%D1%96%D1%81%D0%9F%D1%80%D0%B5%D0%B7%D0%B8%D0%B4%D0%B5%D0%BD%D1%82%D0%B0%D0%A3%D0%BA%D1%80%D0%B0%D1%97%D0%BD%D0%B8)乌克林福姆报道，乌克兰沃迪米尔·Zelenskyy总统说。</text:p>
      <text:p text:style-name="P4">
<text:a xlink:type="simple" xlink:href="https://t.me/OP_UA/9144" text:style-name="Internet_20_link" text:visited-style-name="Visited_20_Internet_20_Link">
</text:a>
_ <text:span text:style-name="T4">
我希望健康，亲爱的乌克兰人!</text:span>
 _</text:p>
      <text:p text:style-name="P4">
他针对那些为俄罗斯侵略的人签署了两项制裁法令。</text:p>
      <text:p text:style-name="P4">
这些是侵略者国家的官员，其麦克风五百公司和合作者。有650多个新制裁。</text:p>
      <text:p text:style-name="P4">
NSDC将继续这项工作。 那些帮助恐怖分子工作，提供或生产恐怖武器的人都没有责任。</text:p>
      <text:p text:style-name="P4">
阻止恐怖同伙，孤立恐怖分子，其失败和司法程序是所有开始并以国际秩序对乌克兰发动战争的人。</text:p>
      <text:p text:style-name="P4">
顺便说一句，本周，瑞士加入了第十个制裁包。</text:p>
      <text:p text:style-name="P4">
这很重要，当在军事政治意义上是中立的国家，他们仍然明确地将俄罗斯恐怖的道德立场，以根据规则摧毁玫瑰花状秩序。</text:p>
      <text:p text:style-name="P4">
只有团结一致，我们才能维持和平作为国际关系的基础，我感谢维斯特兰的相关决定。</text:p>
      <text:p text:style-name="P4">
他今天与法国总统伊曼纽尔·马克龙(Emmanuel Macron)进行了交谈。 非常详细，一个小时。 关于我们的局势，我们的互动政治，关于我们如何在实施乌克兰和平公式中和平。 我感谢法国不变的支持。</text:p>
      <text:p text:style-name="P4">
总的来说，本周给乌克兰带来了许多积极的消息，以保护我们的所有自由国家的正常生活。</text:p>
      <text:p text:style-name="P4">
在欧安组织的框架内，第一份单独的国际报告的工作开始由俄罗斯儿童的暴力驱逐出境和试图被我们的孩子虐待。</text:p>
      <text:p text:style-name="P4">
俄罗斯的这一罪行是当时最愤世嫉俗，最反人类的犯罪之一。</text:p>
      <text:p text:style-name="P4">
俄罗斯在州一级有系统地并进行计算。 系统性将对他负责。 俄罗斯作为国家和所有参与的责任。</text:p>
      <text:p text:style-name="P4">
我感谢德国本周采取的防御性支持的新步骤。我感谢加拿大的财政支持，这些资金已经从乌克兰州的州预算中获得。</text:p>
      <text:p text:style-name="P4">
我感谢IMF为乌克兰提供的新计划。 该计划已获批准。 该卷超过150亿。 这将有助于我们保护社会稳定。</text:p>
      <text:p text:style-name="P4">
不幸的是，我们的消息也显然是荒谬而破坏性的。 如今，恐怖分子已经开始维护联合国安理会。</text:p>
      <text:p text:style-name="P4">
昨天，俄罗斯军队杀死了另一个乌克兰儿童 - 一个五个月的男人，他被称为达尼洛。 与他的父母一起，来自唐巴斯的Avdiivka。 父母。 俄罗斯炮兵...作为恐怖分子的数百炮弹之一，每天都表演。</text:p>
      <text:p text:style-name="P4">
同时，俄罗斯主持联合国安理会。</text:p>
      <text:p text:style-name="P4">
很难想象某些事实证明了这种机构更具破产的东西...</text:p>
      <text:p text:style-name="P4">
俄罗斯还没有这种恐怖形式。 不会有这样的原因会阻止全球机构的改革，特别是联合国安理会，这显然是成熟的 - 恐怖分子国家和任何其他想成为恐怖分子的国家都无法破坏和平。</text:p>
      <text:p text:style-name="P4">
恐怖分子必须输掉，应负责恐怖，而不是在任何地方出现。</text:p>
      <text:p text:style-name="P4">
荣耀现在所有正在战斗的人!</text:p>
      <text:p text:style-name="P4">
我感谢所有帮助乌克兰的人。 谁根据规则保护国际秩序!谢谢所有拯救并帮助我们的人从俄罗斯炮击中拯救我们的人的人!</text:p>
      <text:p text:style-name="P4">
对所有成年人和儿童的永恒记忆，他们的生命已经消除了俄罗斯的恐怖!</text:p>
      <text:p text:style-name="P4">
_ <text:span text:style-name="T4">
荣耀到乌克兰!</text:span>
 _</text:p>
      <text:p text:style-name="P4">
照片：作品</text:p>
      <text:p text:style-name="P4">
News Source: <text:a xlink:type="simple" xlink:href="https://www.ukrinform.ua/rubric-ato/3690401-sogodni-derzavaterorist-pocala-golovuvati-v-radbezi-oon-zelenskij.html" text:style-name="Internet_20_link" text:visited-style-name="Visited_20_Internet_20_Link">
https://www.ukrinform.ua/rubric-ato/3690401-sogodni-derzavaterorist-pocala-golovuvati-v-radbezi-oon-zelenskij.html</text:a>
</text:p>
      <!--NEWS-->
      <text:h text:style-name="P10" text:outline-level="1">
<text:span text:style-name="T4">
乌克兰开始有一项有关电子居民的法律</text:span>
</text:h>
      <text:p text:style-name="P4">
作者: Ukrinform (Person)</text:p>
      <text:p text:style-name="P4">
出版商: Укринформ (Organization)</text:p>
      <text:p text:style-name="P4">
出版时间: 2023-04-01T20:26:17+03:00</text:p>
      <text:p text:style-name="P4">
修改时间: 2023-04-01T20:26:17+03:00</text:p>
      <text:p text:style-name="P4">
描述: 关于电子居民的法律开始了，这将使外国IT专家成为乌克兰的企业家并在线缴税。  - 乌克林。</text:p>
      <text:p text:style-name="P4">
图片: ["<text:a xlink:type="simple" xlink:href="https://static.ukrinform.com/photos/2023_04/thumb_files/630_360_1680369542-433.png" text:style-name="Internet_20_link" text:visited-style-name="Visited_20_Internet_20_Link">
630_360_16803...</text:a>
"]</text:p>
      <text:p text:style-name="P4">
标签: ['Бізнес', 'Україна', 'Мінцифри']</text:p>
      <text:p text:style-name="P4">
类型: Article</text:p>
      <!--METADATA-->
      <text:p text:style-name="P4">
<draw:frame draw:style-name="fr1" draw:name="Image194" text:anchor-type="as-char" svg:width="6.9236in" svg:height="3.956343in" draw:z-index="0">
<draw:image xlink:href="../Images/yкринформ/2023-04-01T20-26-17-03-00/630_360_1680369542-433.png" xlink:type="simple" xlink:show="embed" xlink:actuate="onLoad" draw:mime-type="image/png"/>
</draw:frame>
开始有关电子居民的法律，这将使外国IT专家成为乌克兰的企业家，并在线缴税。</text:p>
      <text:p text:style-name="P4">
据报道<text:a xlink:type="simple" xlink:href="https://thedigital.gov.ua/news/pershi-v-skhidniy-evropi-v-ukraini-pochav-diyati-zakon-pro-e-rezidentstvo-shcho-dozvolit-inozemtsyam-vesti-biznes-ta-splachuvati-podatki-onlayn" text:style-name="Internet_20_link" text:visited-style-name="Visited_20_Internet_20_Link">
</text:a>
乌克林福姆报道，数字化转型部。</text:p>
      <text:p text:style-name="P4">
国防部指出，在所有必要的其他法律框架批准之后，外国IT专家将能够成为乌克兰的企业家，并对国家预算 - 在线支付税款。</text:p>
      <text:p text:style-name="P4">
如今，当局正在测试外国人可以申请居民身份的服务。</text:p>
      <text:p text:style-name="P4">
“完成测试后，我们计划吸引大约1000个电子居民。(https://www.ukrinform.ua/tag-nacbank)，这将有助于充分启动项目。 这是关于将资金以货币为单位的自身支出的可能性。</text:p>
      <text:p text:style-name="P4">
<text:span text:style-name="T4">
另请阅读：</text:span>
 <text:a xlink:type="simple" xlink:href="https://www.ukrinform.ua/rubric-technology/3686102-mincifri-pogliblue-tehnologicnu-spivpracu-z-evropou.html" text:style-name="Internet_20_link" text:visited-style-name="Visited_20_Internet_20_Link">
</text:a>
据他介绍，该项目将为预算带来更多的利润，并将乌克兰作为世界品牌的世界提高，并提高其在国际评级中的地位，包括开展业务。</text:p>
      <text:p text:style-name="P4">
电子居民项目的启动将使外国人几次点击成为乌克兰的企业家。 通过现代技术，开放银行帐户并管理它们；通过电子签名签名文件； 对优先审计缴税。</text:p>
      <text:p text:style-name="P4">
根据法律，在乌克兰有收入的企业家不能成为电子居民。 俄罗斯公民和“灰色”或“黑色”列表中的国家也不能成为电子居民。</text:p>
      <text:p text:style-name="P4">
<text:span text:style-name="T4">
另请阅读：</text:span>
 <text:a xlink:type="simple" xlink:href="https://www.ukrinform.ua/rubric-technology/3683738-ukraina-otrimala-vid-evrosouzu-174-miljona-evro-na-rozvitok-eposlug.html" text:style-name="Internet_20_link" text:visited-style-name="Visited_20_Internet_20_Link">
</text:a>
</text:p>
      <text:p text:style-name="P4">
3月，NBU <text:a xlink:type="simple" xlink:href="https://www.ukrinform.ua/rubric-economy/3679426-nbu-nadav-pravo-erezidentam-vidkrivati-rahunki-v-banku.html" text:style-name="Internet_20_link" text:visited-style-name="Visited_20_Internet_20_Link">
</text:a>
电子居民与银行开设经常账户的权利。  照片：Minisfra</text:p>
      <text:p text:style-name="P4">
News Source: <text:a xlink:type="simple" xlink:href="https://www.ukrinform.ua/rubric-technology/3690402-v-ukraini-pocav-diati-zakon-pro-erezidentstvo.html" text:style-name="Internet_20_link" text:visited-style-name="Visited_20_Internet_20_Link">
https://www.ukrinform.ua/rubric-technology/3690402-v-ukraini-pocav-diati-zakon-pro-erezidentstvo.html</text:a>
</text:p>
      <!--NEWS-->
      <text:h text:style-name="P10" text:outline-level="1">
<text:span text:style-name="T4">
Zelensky对从事俄罗斯侵略的650多个个人和法人实体实施了制裁</text:span>
</text:h>
      <text:p text:style-name="P4">
作者: Ukrinform (Person)</text:p>
      <text:p text:style-name="P4">
出版商: Укринформ (Organization)</text:p>
      <text:p text:style-name="P4">
出版时间: 2023-04-01T20:41:26+03:00</text:p>
      <text:p text:style-name="P4">
修改时间: 2023-04-01T20:41:26+03:00</text:p>
      <text:p text:style-name="P4">
描述: 在乌克兰，制裁名单已与650多个为俄罗斯侵略的个人和法人实体补充，包括俄罗斯官员，麦克风和合作者。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Санкції', 'Зеленський', 'Війна з росією']</text:p>
      <text:p text:style-name="P4">
类型: Article</text:p>
      <!--METADATA-->
      <text:p text:style-name="P4">
<draw:frame draw:style-name="fr1" draw:name="Image195" text:anchor-type="as-char" svg:width="6.9236in" svg:height="3.956343in" draw:z-index="0">
<draw:image xlink:href="../Images/yкринформ/2023-04-01T20-41-26-03-00/630_360_1678962741-175.jpeg" xlink:type="simple" xlink:show="embed" xlink:actuate="onLoad" draw:mime-type="image/jpeg"/>
</draw:frame>
在乌克兰名单中补充了650多个为俄罗斯侵略的个人和法人实体，包括俄罗斯官员，哈拉博塔尔的麦克风公司。</text:p>
      <text:p text:style-name="P4">
这是由沃迪米尔·Zelenskyy总统在[]中报道的。(https://www.youtube.com/watch?v=1TtD-F4k3Pg&amp;embeds_euri=https%3A%2F%2Fwww.president.gov.ua%2F&amp;feature=emb_logo&amp;ab_channel=%D0%9E%D1%84%D1%96%D1%81%D0%9F%D1%80%D0%B5%D0%B7%D0%B8%D0%B4%D0%B5%D0%BD%D1%82%D0%B0%D0%A3%D0%BA%D1%80%D0%B0%D1%97%D0%BD%D0%B8)，乌克林通讯员报告。</text:p>
      <text:p text:style-name="P4">
“他已经针对那些为俄罗斯侵略的人签署了两项制裁。这是侵略者国家的官员，其数百家公司和合作者。将有650多个新制裁。NSDC将继续这项工作。恐怖分子在为他们致敬，提供或造成恐怖恐怖的恐怖 - 将避免任何责任。”国家负责人强调。</text:p>
      <text:p text:style-name="P4">
<text:span text:style-name="T4">
另请阅读：</text:span>
 <text:a xlink:type="simple" xlink:href="https://www.ukrinform.ua/rubric-ato/3690401-sogodni-derzavaterorist-pocala-golovuvati-v-radbezi-oon-zelenskij.html" text:style-name="Internet_20_link" text:visited-style-name="Visited_20_Internet_20_Link">
</text:a>
他还回忆说，本周，瑞士加入了十个欧盟 - 银行。 总统强调了这一事实的重要性：国家从国家军事政治意义上“占据俄罗斯恐怖的明显道德立场，根据规则摧毁全球秩序”。</text:p>
      <text:p text:style-name="P4">
国家元首感谢瑞士的决定，并指出只有团结才能将和平作为国际关系的基础。</text:p>
      <text:p text:style-name="P4">
<text:span text:style-name="T4">
另请阅读：</text:span>
 <text:a xlink:type="simple" xlink:href="https://www.ukrinform.ua/rubric-polytics/3679951-zelenskij-anonsuvav-novi-sankcii-rnbo.html" text:style-name="Internet_20_link" text:visited-style-name="Visited_20_Internet_20_Link">
</text:a>
Zelensky还强调，那些发起并发动与乌克兰战争的人正在等待诉讼，恐怖分子是绝缘的。</text:p>
      <text:p text:style-name="P4">
正如乌克林福姆报道的那样，沃罗迪米尔总统Zelenskyy <text:a xlink:type="simple" xlink:href="https://www.ukrinform.ua/rubric-ato/3690307-zelenskij-vviv-sankcii-proti-boguslaeva-ta-nizki-fizicnih-ta-uridicnih-osib-z-rosii-ta-iranu.html" text:style-name="Internet_20_link" text:visited-style-name="Visited_20_Internet_20_Link">
</text:a>
。</text:p>
      <text:p text:style-name="P4">
照片：作品</text:p>
      <text:p text:style-name="P4">
News Source: <text:a xlink:type="simple" xlink:href="https://www.ukrinform.ua/rubric-economy/3690406-zelenskij-vviv-sankcii-proti-bils-ak-650-fizicnih-i-uridicnih-osib-aki-pracuut-na-agresiu-rf.html" text:style-name="Internet_20_link" text:visited-style-name="Visited_20_Internet_20_Link">
https://www.ukrinform.ua/rubric-economy/3690406-zelenskij-vviv-sankcii-proti-bils-ak-650-fizicnih-i-uridicnih-osib-aki-pracuut-na-agresiu-rf.html</text:a>
</text:p>
      <!--NEWS-->
      <text:h text:style-name="P10" text:outline-level="1">
<text:span text:style-name="T4">
在Ternopil，为Azov卡车收集了将近一百万的Hryvnias</text:span>
</text:h>
      <text:p text:style-name="P4">
作者: Ukrinform (Person)</text:p>
      <text:p text:style-name="P4">
出版商: Укринформ (Organization)</text:p>
      <text:p text:style-name="P4">
出版时间: 2023-04-01T20:48:25+03:00</text:p>
      <text:p text:style-name="P4">
修改时间: 2023-04-01T20:48:25+03:00</text:p>
      <text:p text:style-name="P4">
描述: 在Ternopil，一个晚上在音乐会上收集了将近一百万的Hryvnias，为Azov的卡车收集。  - 乌克林。</text:p>
      <text:p text:style-name="P4">
图片: ["<text:a xlink:type="simple" xlink:href="https://static.ukrinform.com/photos/2023_04/thumb_files/630_360_1680370244-9077.jpeg" text:style-name="Internet_20_link" text:visited-style-name="Visited_20_Internet_20_Link">
630_360_16803...</text:a>
"]</text:p>
      <text:p text:style-name="P4">
标签: ['Аукціон', 'Автомобіль', 'Концерт', 'ЗСУ', 'Гроші', 'Благодійність', 'Тернопіль']</text:p>
      <text:p text:style-name="P4">
类型: Article</text:p>
      <!--METADATA-->
      <text:p text:style-name="P4">
<draw:frame draw:style-name="fr1" draw:name="Image196" text:anchor-type="as-char" svg:width="6.9236in" svg:height="3.956343in" draw:z-index="0">
<draw:image xlink:href="../Images/yкринформ/2023-04-01T20-48-25-03-00/630_360_1680370244-9077.jpeg" xlink:type="simple" xlink:show="embed" xlink:actuate="onLoad" draw:mime-type="image/jpeg"/>
</draw:frame>
在音乐会上，Unteropol在一个晚上筹集了近50万hryvnias，为Azov负载。</text:p>
      <text:p text:style-name="P4">
这是在[]中报道的(https://www.facebook.com/pokrova.bf/posts/pfbid0Y6jPvx2AuZZJ7dw2iDjX5udRJeVZYwEZ9TvgfTmC13bjdndf4tGnwb8NjkJ9a9Uxl)乌克林福姆报道，Pokrova慈善基金会。</text:p>
      <text:p text:style-name="P4">
“ Ternopil帮助NSU旅“ Azov”。在慈善之夜“人民的力量”文化宫殿“ Berezil”中设法收集了472 382 HRYVNIAS”，这是演讲的读物。</text:p>
      <text:p text:style-name="P4">
根据组织者的说法，这些是从拍卖西部的门票和大厅的慈善盒子的出售中收益。</text:p>
      <text:p text:style-name="P4">
<text:a xlink:type="simple" xlink:href="https://static.ukrinform.com/photos/2023_04/1680370244-6099.jpeg" text:style-name="Internet_20_link" text:visited-style-name="Visited_20_Internet_20_Link">
</text:a>
 <text:a xlink:type="simple" xlink:href="https://static.ukrinform.com/photos/2023_04/1680370243-4679.jpeg" text:style-name="Internet_20_link" text:visited-style-name="Visited_20_Internet_20_Link">
</text:a>
 <text:a xlink:type="simple" xlink:href="https://static.ukrinform.com/photos/2023_04/1680370243-5601.jpeg" text:style-name="Internet_20_link" text:visited-style-name="Visited_20_Internet_20_Link">
</text:a>
 <text:a xlink:type="simple" xlink:href="https://static.ukrinform.com/photos/2023_04/1680370243-6928.jpeg" text:style-name="Internet_20_link" text:visited-style-name="Visited_20_Internet_20_Link">
</text:a>
 <text:a xlink:type="simple" xlink:href="https://static.ukrinform.com/photos/2023_04/1680370243-1716.jpeg" text:style-name="Internet_20_link" text:visited-style-name="Visited_20_Internet_20_Link">
</text:a>
 <text:a xlink:type="simple" xlink:href="https://static.ukrinform.com/photos/2023_04/1680370243-8687.jpeg" text:style-name="Internet_20_link" text:visited-style-name="Visited_20_Internet_20_Link">
</text:a>
 <text:a xlink:type="simple" xlink:href="https://static.ukrinform.com/photos/2023_04/1680370243-3197.jpeg" text:style-name="Internet_20_link" text:visited-style-name="Visited_20_Internet_20_Link">
</text:a>
 <text:a xlink:type="simple" xlink:href="https://static.ukrinform.com/photos/2023_04/1680370244-9077.jpeg" text:style-name="Internet_20_link" text:visited-style-name="Visited_20_Internet_20_Link">
</text:a>
 <text:a xlink:type="simple" xlink:href="https://static.ukrinform.com/photos/2023_04/1680370244-3032.jpeg" text:style-name="Internet_20_link" text:visited-style-name="Visited_20_Internet_20_Link">
</text:a>
<text:span text:style-name="T4">
另请阅读：</text:span>
 <text:a xlink:type="simple" xlink:href="https://www.ukrinform.ua/rubric-regions/3688977-na-lvivsini-nezraca-divcinka-zibrala-ponad-650-tisac-dla-zsu.html" text:style-name="Internet_20_link" text:visited-style-name="Visited_20_Internet_20_Link">
</text:a>
“对所有有才华的艺术家的感谢(https://www.ukrinform.ua/tag-volonteri)免费原则被命名为Nazakhi。 他们帮助从Rivne，Ternopil Svitozary，Svitozary，Duo“ Virgin”，BABI“ Babi” Ternopil，Lisapetet Battalion，Lesiksam / Lesyksam，“来自Rivne，Ternopil Svitozary，Svitozary，Svitozary，Svitozary，Svitozary，Svitozary，Svitozary，Svitozary，二人组”，Lesiksam / Lesyksam，“</text:p>
      <text:p text:style-name="P4">
乌克兰的乌克兰沃迪米尔·韦尔明斯基(Volodymyr Verminsky)和乌克兰人民艺术家瓦西尔·克莱斯坦(Vasylkhlystun)的荣誉艺术家也加入了。</text:p>
      <text:p text:style-name="P4">
据报道，这些资金将用于为阿佐夫旅购买四辆卡车。</text:p>
      <text:p text:style-name="P4">
News Source: <text:a xlink:type="simple" xlink:href="https://www.ukrinform.ua/rubric-regions/3690408-u-ternopoli-zibrali-majze-piv-miljona-griven-na-vantazivki-dla-azovu.html" text:style-name="Internet_20_link" text:visited-style-name="Visited_20_Internet_20_Link">
https://www.ukrinform.ua/rubric-regions/3690408-u-ternopoli-zibrali-majze-piv-miljona-griven-na-vantazivki-dla-azovu.html</text:a>
</text:p>
      <!--NEWS-->
      <text:h text:style-name="P10" text:outline-level="1">
<text:span text:style-name="T4">
FHU评为2022/23乌克兰冠军的最佳球员</text:span>
</text:h>
      <text:p text:style-name="P4">
作者: Ukrinform (Person)</text:p>
      <text:p text:style-name="P4">
出版商: Укринформ (Organization)</text:p>
      <text:p text:style-name="P4">
出版时间: 2023-04-01T20:50:21+03:00</text:p>
      <text:p text:style-name="P4">
修改时间: 2023-04-01T20:50:21+03:00</text:p>
      <text:p text:style-name="P4">
描述: 该国的冠军成为猎鹰。  - 乌克林。</text:p>
      <text:p text:style-name="P4">
图片: ["<text:a xlink:type="simple" xlink:href="https://static.ukrinform.com/photos/2023_04/thumb_files/630_360_1680371338-256.jpg" text:style-name="Internet_20_link" text:visited-style-name="Visited_20_Internet_20_Link">
630_360_16803...</text:a>
"]</text:p>
      <text:p text:style-name="P4">
标签: ['хокей']</text:p>
      <text:p text:style-name="P4">
类型: Article</text:p>
      <!--METADATA-->
      <text:p text:style-name="P4">
<draw:frame draw:style-name="fr1" draw:name="Image197" text:anchor-type="as-char" svg:width="6.9236in" svg:height="3.956343in" draw:z-index="0">
<draw:image xlink:href="../Images/yкринформ/2023-04-01T20-50-21-03-00/630_360_1680371338-256.jpg" xlink:type="simple" xlink:show="embed" xlink:actuate="onLoad" draw:mime-type="image/jpeg"/>
</draw:frame>
乌克兰的冠军成为基辅的“猎鹰”。</text:p>
      <text:p text:style-name="P4">
乌克兰曲棍球联合会<text:a xlink:type="simple" xlink:href="https://fhu.com.ua/news/indyvidualni-nagorody-sezonu-2022-23-znajshly-svoyih-geroyiv/" text:style-name="Internet_20_link" text:visited-style-name="Visited_20_Internet_20_Link">
</text:a>
乌克林福姆报道，个人提名的获奖者在2022/23赛季的成绩中获得了冠军。</text:p>
      <text:p text:style-name="P4">
最终名单介绍了四支球队的曲棍球运动员 - “ Kremenchuk”，“ Legion”，“ Falcon”和“ Dnipro”。</text:p>
      <text:p text:style-name="P4">
冠军的得分手-Vitaliy Doll(Kremenchuk)最好的年轻球员是Andrey Krivonozhkin(“军团”)最好的守门员是爱德华·扎克赫琴(dnipro)最好的后卫是Yevgeny市政​​厅(dnipro)最好的前锋是Sergei Babinets(“鹘”)常规冠军中最有用的球员(MVP) -  Vitaliy Doll(Kremenchuk)季后赛中最有用的球员(MVP)-Sergey Babinets(“鹘”)<text:span text:style-name="T4">
另请阅读：</text:span>
 <text:a xlink:type="simple" xlink:href="https://www.ukrinform.ua/rubric-sports/3690110-sokil-cempion-ukraini-z-hokeu.html" text:style-name="Internet_20_link" text:visited-style-name="Visited_20_Internet_20_Link">
</text:a>
正如乌克林福姆报道的那样，该国的冠军成为了“猎鹰”，在游戏摄影的决赛中，“ kremenchuk”。 第三名 - 在dnipro中。</text:p>
      <text:p text:style-name="P4">
照片：fhu.com.ua</text:p>
      <text:p text:style-name="P4">
News Source: <text:a xlink:type="simple" xlink:href="https://www.ukrinform.ua/rubric-sports/3690410-fhu-nazvala-najkrasih-gravciv-cempionatu-ukraini-202223.html" text:style-name="Internet_20_link" text:visited-style-name="Visited_20_Internet_20_Link">
https://www.ukrinform.ua/rubric-sports/3690410-fhu-nazvala-najkrasih-gravciv-cempionatu-ukraini-202223.html</text:a>
</text:p>
      <!--NEWS-->
      <text:h text:style-name="P10" text:outline-level="1">
<text:span text:style-name="T4">
乌克兰计划成为可再生能源开发的欧洲枢纽</text:span>
</text:h>
      <text:p text:style-name="P4">
作者: Ukrinform (Person)</text:p>
      <text:p text:style-name="P4">
出版商: Укринформ (Organization)</text:p>
      <text:p text:style-name="P4">
出版时间: 2023-04-01T20:54:00+03:00</text:p>
      <text:p text:style-name="P4">
修改时间: 2023-04-01T20:54:00+03:00</text:p>
      <text:p text:style-name="P4">
描述: 乌克兰计划成为欧洲枢纽，以开发可再生能源，尤其是太阳能和风力，以及氢技术和生物能源。  - 乌克林。</text:p>
      <text:p text:style-name="P4">
图片: ["<text:a xlink:type="simple" xlink:href="https://static.ukrinform.com/photos/2023_04/thumb_files/630_360_1680351934-336.jpg" text:style-name="Internet_20_link" text:visited-style-name="Visited_20_Internet_20_Link">
630_360_16803...</text:a>
", "<text:a xlink:type="simple" xlink:href="https://static.ukrinform.com/photos/2023_04/1680351934-217.jpg" text:style-name="Internet_20_link" text:visited-style-name="Visited_20_Internet_20_Link">
1680351934-21...</text:a>
"]</text:p>
      <text:p text:style-name="P4">
标签: ['Енергетика', 'Міненерго', 'Німеччина']</text:p>
      <text:p text:style-name="P4">
类型: Article</text:p>
      <!--METADATA-->
      <text:p text:style-name="P4">
<draw:frame draw:style-name="fr1" draw:name="Image198" text:anchor-type="as-char" svg:width="6.9236in" svg:height="3.956343in" draw:z-index="0">
<draw:image xlink:href="../Images/yкринформ/2023-04-01T20-54-00-03-00/630_360_1680351934-336.jpg" xlink:type="simple" xlink:show="embed" xlink:actuate="onLoad" draw:mime-type="image/jpeg"/>
</draw:frame>
乌克兰计划成为欧洲的枢纽，以开发可再生能源，perdent和风力，以及氢技术和生物能源。</text:p>
      <text:p text:style-name="P4">
乌克林福姆(Ukrinform)表示，乌克兰雅罗斯拉夫·德姆申科夫(Yaroslav Demchenkov)的能源副部长在与欧洲欧洲外交部德国安娜·卢曼(Anna Lurmann)的州会议上说，<text:a xlink:type="simple" xlink:href="https://mev.gov.ua/novyna/ukrayina-rozrakhovuye-na-dopomohu-nimechchyny-dlya-ostatochnoho-vytisnennya-rosiyi-z" text:style-name="Internet_20_link" text:visited-style-name="Visited_20_Internet_20_Link">
</text:a>
。</text:p>
      <text:p text:style-name="P4">
Demchenkov说：“乌克兰可以成为欧洲可持续能源的枢纽，我们将自己设定为恢复能源部门的续签计划中的雄心勃勃的目标。”</text:p>
      <text:p text:style-name="P4">
<draw:frame draw:style-name="fr1" draw:name="Image199" text:anchor-type="as-char" svg:width="6.9236in" svg:height="9.231467in" draw:z-index="0">
<draw:image xlink:href="../Images/yкринформ/2023-04-01T20-54-00-03-00/1680351934-217.jpg" xlink:type="simple" xlink:show="embed" xlink:actuate="onLoad" draw:mime-type="image/jpeg"/>
</draw:frame>
<text:span text:style-name="T4">
另请阅读：</text:span>
 <text:a xlink:type="simple" xlink:href="https://www.ukrinform.ua/rubric-economy/3689673-nimeccina-moze-stati-partnerom-ukraini-u-sferi-virobnictva-vodnu-minenergo.html" text:style-name="Internet_20_link" text:visited-style-name="Visited_20_Internet_20_Link">
</text:a>
值得注意的是，在会议期间，双方讨论了增加伸展合作的方向，并强调在乌克兰能源部门重建期间加速绿色过渡过程的必要性。</text:p>
      <text:p text:style-name="P4">
据报道，能源部已经发展，在不久的将来将宣传国家目标计划的概念，用于支持可再生能源的分销生产(res).</text:p>
      <text:p text:style-name="P4">
Фото: Міненерго</text:p>
      <text:p text:style-name="P4">
News Source: <text:a xlink:type="simple" xlink:href="https://www.ukrinform.ua/rubric-economy/3690309-ukraina-planue-stati-habom-evropi-u-rozvitku-vidnovluvanoi-energetiki.html" text:style-name="Internet_20_link" text:visited-style-name="Visited_20_Internet_20_Link">
https://www.ukrinform.ua/rubric-economy/3690309-ukraina-planue-stati-habom-evropi-u-rozvitku-vidnovluvanoi-energetiki.html</text:a>
</text:p>
      <!--NEWS-->
      <text:h text:style-name="P10" text:outline-level="1">
<text:span text:style-name="T4">
俄罗斯在联合国理事会的总统职位证明了破产机构-Zelensky</text:span>
</text:h>
      <text:p text:style-name="P4">
作者: Ukrinform (Person)</text:p>
      <text:p text:style-name="P4">
出版商: Укринформ (Organization)</text:p>
      <text:p text:style-name="P4">
出版时间: 2023-04-01T20:58:40+03:00</text:p>
      <text:p text:style-name="P4">
修改时间: 2023-04-01T20:58:40+03:00</text:p>
      <text:p text:style-name="P4">
描述: 国家通过儿童死亡的炮击无法保留提供和平的器官。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ООН', 'Зеленський', 'Війна з росією']</text:p>
      <text:p text:style-name="P4">
类型: Article</text:p>
      <!--METADATA-->
      <text:p text:style-name="P4">
<draw:frame draw:style-name="fr1" draw:name="Image200" text:anchor-type="as-char" svg:width="6.9236in" svg:height="3.956343in" draw:z-index="0">
<draw:image xlink:href="../Images/yкринформ/2023-04-01T20-58-40-03-00/630_360_1679682020-565.jpeg" xlink:type="simple" xlink:show="embed" xlink:actuate="onLoad" draw:mime-type="image/jpeg"/>
</draw:frame>
国家通过儿童死亡的炮击无法保存在提供的体内。</text:p>
      <text:p text:style-name="P4">
这是由沃罗迪米尔·泽伦斯基(Volodymyr Zelenskyy)总统在<text:a xlink:type="simple" xlink:href="https://www.youtube.com/watch" text:style-name="Internet_20_link" text:visited-style-name="Visited_20_Internet_20_Link">
</text:a>
，乌克林通讯员报告。</text:p>
      <text:p text:style-name="P4">
“昨天，俄罗斯军队杀死了另一个乌克兰的孩子，一个五个月大的男人，他被称为达尼洛。这证明了这种机构的破产更加全面。”他说。</text:p>
      <text:p text:style-name="P4">
<text:span text:style-name="T4">
另请阅读：</text:span>
 <text:a xlink:type="simple" xlink:href="https://www.ukrinform.ua/rubric-ato/3690401-sogodni-derzavaterorist-pocala-golovuvati-v-radbezi-oon-zelenskij.html" text:style-name="Internet_20_link" text:visited-style-name="Visited_20_Internet_20_Link">
</text:a>
据总统称，俄罗斯已经做出了所有可能的恐怖形式。 联合国安全委员会中，州长总统证明了该全球机构的成熟改革 - “恐怖分子国家和任何其他想成为恐怖分子的国家都无法摧毁和平。”</text:p>
      <text:p text:style-name="P4">
泽伦斯基说：“恐怖分子必须输，他们必须对恐怖负责，而不会在任何地方出现。”</text:p>
      <text:p text:style-name="P4">
据报道，联合国安理会总统每月都在变更。 1月，日本于2月 - 马耳他在3月 - 莫比奇(Mobic)在4月根据计划 - 俄罗斯5月 - 瑞士，6月 - 阿联酋。</text:p>
      <text:p text:style-name="P4">
<text:span text:style-name="T4">
另请阅读：</text:span>
 <text:a xlink:type="simple" xlink:href="https://www.ukrinform.ua/rubric-economy/3690406-zelenskij-vviv-sankcii-proti-bils-ak-650-fizicnih-i-uridicnih-osib-aki-pracuut-na-agresiu-rf.html" text:style-name="Internet_20_link" text:visited-style-name="Visited_20_Internet_20_Link">
</text:a>
乌克兰Dmytro Kuleba外交部长<text:a xlink:type="simple" xlink:href="https://www.ukrinform.ua/rubric-polytics/3690355-kuleba-zaklikav-ne-dati-moskvi-zlovzivati-golovuvannam-u-radbezi-oon.html" text:style-name="Internet_20_link" text:visited-style-name="Visited_20_Internet_20_Link">
</text:a>
。</text:p>
      <text:p text:style-name="P4">
照片：作品</text:p>
      <text:p text:style-name="P4">
News Source: <text:a xlink:type="simple" xlink:href="https://www.ukrinform.ua/rubric-polytics/3690413-golovuvanna-rosii-v-radbezi-oon-dovodit-bankrutstvo-institucii-zelenskij.html" text:style-name="Internet_20_link" text:visited-style-name="Visited_20_Internet_20_Link">
https://www.ukrinform.ua/rubric-polytics/3690413-golovuvanna-rosii-v-radbezi-oon-dovodit-bankrutstvo-institucii-zelenskij.html</text:a>
</text:p>
      <!--NEWS-->
      <text:h text:style-name="P10" text:outline-level="1">
<text:span text:style-name="T4">
美国国会同意出售波兰800 Hellfire导弹</text:span>
</text:h>
      <text:p text:style-name="P4">
作者: Ukrinform (Person)</text:p>
      <text:p text:style-name="P4">
出版商: Укринформ (Organization)</text:p>
      <text:p text:style-name="P4">
出版时间: 2023-04-01T21:04:00+03:00</text:p>
      <text:p text:style-name="P4">
修改时间: 2023-04-01T21:04:00+03:00</text:p>
      <text:p text:style-name="P4">
描述: 美国国会批准了波兰购买了800次控制的空气收获导弹地狱之火。  - 乌克林。</text:p>
      <text:p text:style-name="P4">
图片: ["<text:a xlink:type="simple" xlink:href="https://static.ukrinform.com/photos/2016_01/thumb_files/630_360_1452247972-9694-hellfire.jpg" text:style-name="Internet_20_link" text:visited-style-name="Visited_20_Internet_20_Link">
630_360_14522...</text:a>
"]</text:p>
      <text:p text:style-name="P4">
标签: ['Польща', 'Ракета', 'Конгрес США', 'Маріуш Блащак']</text:p>
      <text:p text:style-name="P4">
类型: Article</text:p>
      <!--METADATA-->
      <text:p text:style-name="P4">
<draw:frame draw:style-name="fr1" draw:name="Image201" text:anchor-type="as-char" svg:width="6.9236in" svg:height="3.956343in" draw:z-index="0">
<draw:image xlink:href="../Images/yкринформ/2023-04-01T21-04-00-03-00/630_360_1452247972-9694-hellfire.jpg" xlink:type="simple" xlink:show="embed" xlink:actuate="onLoad" draw:mime-type="image/jpeg"/>
</draw:frame>
美国国会批准了波兰购买了800次控制的空气收获导弹地狱之火。</text:p>
      <text:p text:style-name="P4">
关于<text:a xlink:type="simple" xlink:href="https://twitter.com/mblaszczak/status/1642061098965712896" text:style-name="Internet_20_link" text:visited-style-name="Visited_20_Internet_20_Link">
</text:a>
波兰国防部长Mariusblashchak写道，Viceremier-Minister写道。</text:p>
      <text:p text:style-name="P4">
“美国国会批准购买800波兰<text:a xlink:type="simple" xlink:href="https://www.ukrinform.ua/tag-raketa" text:style-name="Internet_20_link" text:visited-style-name="Visited_20_Internet_20_Link">
</text:a>
Hellfire，将配备波兰支持AW149附件。 我们开始就价格进行谈判，”布拉沙克写道。</text:p>
      <text:p text:style-name="P4">
<text:span text:style-name="T4">
另请阅读：</text:span>
 <text:a xlink:type="simple" xlink:href="https://www.ukrinform.ua/rubric-ato/3683429-dla-perevagi-nad-vorogom-u-povitri-ukraini-potribni-zahidni-litaki-cetvertogo-pokolinna-ignat.html" text:style-name="Internet_20_link" text:visited-style-name="Visited_20_Internet_20_Link">
</text:a>
众所周知，AGM-114 Hellfire是空气地球类的受控反坦克导弹。 它来自直升机，飞机，无人车，陆地车辆。</text:p>
      <text:p text:style-name="P4">
News Source: <text:a xlink:type="simple" xlink:href="https://www.ukrinform.ua/rubric-world/3690414-kongres-ssa-pogodivsa-prodati-polsi-800-raket-hellfire.html" text:style-name="Internet_20_link" text:visited-style-name="Visited_20_Internet_20_Link">
https://www.ukrinform.ua/rubric-world/3690414-kongres-ssa-pogodivsa-prodati-polsi-800-raket-hellfire.html</text:a>
</text:p>
      <!--NEWS-->
      <text:h text:style-name="P10" text:outline-level="1">
<text:span text:style-name="T4">
总裁：预计俄罗斯从乌克兰驱逐儿童的系统责任</text:span>
</text:h>
      <text:p text:style-name="P4">
作者: Ukrinform (Person)</text:p>
      <text:p text:style-name="P4">
出版商: Укринформ (Organization)</text:p>
      <text:p text:style-name="P4">
出版时间: 2023-04-01T21:12:00+03:00</text:p>
      <text:p text:style-name="P4">
修改时间: 2023-04-01T21:12:00+03:00</text:p>
      <text:p text:style-name="P4">
描述: 欧安组织（OSCE）发起了一项关于俄罗斯驱逐出境和乌克兰儿童同化的国际报告的工作，这是侵略者国家对这一犯罪的系统责任的一步。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Депортація', 'Діти', 'ОБСЄ', 'Зеленський', 'Війна з росією']</text:p>
      <text:p text:style-name="P4">
类型: Article</text:p>
      <!--METADATA-->
      <text:p text:style-name="P4">
<draw:frame draw:style-name="fr1" draw:name="Image202" text:anchor-type="as-char" svg:width="6.9236in" svg:height="3.956343in" draw:z-index="0">
<draw:image xlink:href="../Images/yкринформ/2023-04-01T21-12-00-03-00/630_360_1677264924-906.jpg" xlink:type="simple" xlink:show="embed" xlink:actuate="onLoad" draw:mime-type="image/jpeg"/>
</draw:frame>
她一直在研究驱逐出境的国际报告，并试图用俄罗斯吸收乌克兰儿童，这是侵略者国家对这一犯罪的系统责任的一步。</text:p>
      <text:p text:style-name="P4">
Volodymyr Zelenskyy在[]中报道了这一点。(https://www.youtube.com/watch?v=gr-EQBb7L2A)在战争的第402天之际。</text:p>
      <text:p text:style-name="P4">
“在OSCE下，第一份单独的国际报告的工作开始是通过俄罗斯儿童的暴力驱逐出境和我们的孩子的磨损的企图来管理的……俄罗斯正在系统地和计算出来，这是同上。它参与了。”总统说。</text:p>
      <text:p text:style-name="P4">
视频： <text:a xlink:type="simple" xlink:href="https://t.me/OP_UA/9144" text:style-name="Internet_20_link" text:visited-style-name="Visited_20_Internet_20_Link">
</text:a>
Zelensky强调，俄罗斯联邦的这一罪行是我们时代最愤世嫉俗，最反人类的犯罪之一。</text:p>
      <text:p text:style-name="P4">
<text:span text:style-name="T4">
另请阅读：</text:span>
 <text:a xlink:type="simple" xlink:href="https://www.ukrinform.ua/rubric-society/3688754-deportacia-ditej-do-rosii-minreintegracii-pidtverdzue-majze-20-tisac-vipadkiv.html" text:style-name="Internet_20_link" text:visited-style-name="Visited_20_Internet_20_Link">
</text:a>
正如乌克林福姆报道的那样，在乌克兰的支持下，有45个国家 /地区激活了这种“莫斯科机制”，以应对乌克兰人的强迫运动<text:a xlink:type="simple" xlink:href="https://www.ukrinform.ua/tag-diti" text:style-name="Internet_20_link" text:visited-style-name="Visited_20_Internet_20_Link">
</text:a>
俄罗斯联邦对侵犯俄罗斯对乌克兰的积极战争的侵犯和人道主义后果的背景。</text:p>
      <text:p text:style-name="P4">
_foto：op _</text:p>
      <text:p text:style-name="P4">
News Source: <text:a xlink:type="simple" xlink:href="https://www.ukrinform.ua/rubric-ato/3690416-prezident-na-rosiu-ocikue-sistemna-vidpovidalnist-na-deportaciu-ditej-z-ukraini.html" text:style-name="Internet_20_link" text:visited-style-name="Visited_20_Internet_20_Link">
https://www.ukrinform.ua/rubric-ato/3690416-prezident-na-rosiu-ocikue-sistemna-vidpovidalnist-na-deportaciu-ditej-z-ukraini.html</text:a>
</text:p>
      <!--NEWS-->
      <text:h text:style-name="P10" text:outline-level="1">
<text:span text:style-name="T4">
在Mariupol，入侵者在街上巡逻：寻找抵抗运动的参与者</text:span>
</text:h>
      <text:p text:style-name="P4">
作者: Ukrinform (Person)</text:p>
      <text:p text:style-name="P4">
出版商: Укринформ (Organization)</text:p>
      <text:p text:style-name="P4">
出版时间: 2023-04-01T21:20:00+03:00</text:p>
      <text:p text:style-name="P4">
修改时间: 2023-04-01T21:20:00+03:00</text:p>
      <text:p text:style-name="P4">
描述: 在Mariupol，入侵者在协作机器爆炸后继续加强街道，入侵者正在寻找抵抗运动的参与者。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Маріуполь', 'Національний спротив', 'Війна з росією']</text:p>
      <text:p text:style-name="P4">
类型: Article</text:p>
      <!--METADATA-->
      <text:p text:style-name="P4">
<draw:frame draw:style-name="fr1" draw:name="Image203" text:anchor-type="as-char" svg:width="6.9236in" svg:height="3.956343in" draw:z-index="0">
<draw:image xlink:href="../Images/yкринформ/2023-04-01T21-20-00-03-00/630_360_1668461240-442.jpg" xlink:type="simple" xlink:show="embed" xlink:actuate="onLoad" draw:mime-type="image/jpeg"/>
</draw:frame>
在爆炸性合作者之后，入侵者正在寻找抵抗运动的参与者，继续加强街道。</text:p>
      <text:p text:style-name="P4">
这是在[]中报道的(https://t.me/andriyshTime/8220)据报道，乌克林福姆(Ukrinform)报道说，市长Andryushchenko的顾问。</text:p>
      <text:p text:style-name="P4">
“增加的街道巡逻并未结束。 Rosgv​​ardia仍在寻找Mmariupol的一名抵抗运动的成员，他们“很容易地”对俄罗斯人的顶级 - 塔马里波尔斯的复苏。 好吧，没有结果，”证词写道。</text:p>
      <text:p text:style-name="P4">
<text:span text:style-name="T4">
另请阅读：</text:span>
 <text:a xlink:type="simple" xlink:href="https://www.ukrinform.ua/rubric-regions/3690209-zagarbniki-demontuut-zrujnovani-budinki-v-primorskomu-rajoni-mariupola.html" text:style-name="Internet_20_link" text:visited-style-name="Visited_20_Internet_20_Link">
</text:a>
Andryushchenko也出版了<text:a xlink:type="simple" xlink:href="https://t.me/andriyshTime/8221" text:style-name="Internet_20_link" text:visited-style-name="Visited_20_Internet_20_Link">
</text:a>
，在回声上，城市街道上的大量安全部队。</text:p>
      <text:p text:style-name="P4">
“这就是如何从中间在野马中清洗的方法。 搜索，文档检查，总控制。 在这种情况下，每分钟的风险，我们的Mariupols收集了有关占领者，基地和运动的数据。 他们从武装部队提供了卡鲁纳 - 贝斯特，并减去最高的马拉索塔。”市长顾问写道。</text:p>
      <text:p text:style-name="P4">
<text:span text:style-name="T4">
另请阅读：</text:span>
 <text:a xlink:type="simple" xlink:href="https://www.ukrinform.ua/rubric-ato/3690026-u-mariupoli-zagarbniki-peremisuut-vijskovu-tehniku-podali-vid-linii-mozlivogo-urazenna.html" text:style-name="Internet_20_link" text:visited-style-name="Visited_20_Internet_20_Link">
</text:a>
据马里波尔市议会称，3月27日，占领军当地领导人之一的城市在该市被炸毁。 抵抗力量的目的是米哈伊尔·莫斯克文(Mikhail Moskvin)，他是被称为“警察”的负责人。该人负责组织过过滤措施，这使该市平民逮捕了大规模逮捕。 爆炸后，卡马格文(Carmagvin)在医院。</text:p>
      <text:p text:style-name="P4">
News Source: <text:a xlink:type="simple" xlink:href="https://www.ukrinform.ua/rubric-regions/3690263-u-mariupoli-zagarbniki-posileno-patruluut-vulici-sukaut-ucasnikiv-ruhu-sprotivu.html" text:style-name="Internet_20_link" text:visited-style-name="Visited_20_Internet_20_Link">
https://www.ukrinform.ua/rubric-regions/3690263-u-mariupoli-zagarbniki-posileno-patruluut-vulici-sukaut-ucasnikiv-ruhu-sprotivu.html</text:a>
</text:p>
      <!--NEWS-->
      <text:h text:style-name="P10" text:outline-level="1">
<text:span text:style-name="T4">
法院派遣了UOC -MP Paul的大都会逮捕了60天</text:span>
</text:h>
      <text:p text:style-name="P4">
作者: Ukrinform (Person)</text:p>
      <text:p text:style-name="P4">
出版商: Укринформ (Organization)</text:p>
      <text:p text:style-name="P4">
出版时间: 2023-04-01T21:31:00+03:00</text:p>
      <text:p text:style-name="P4">
修改时间: 2023-04-01T21:31:00+03:00</text:p>
      <text:p text:style-name="P4">
描述: 基辅的舍维奇维斯基地区法院选择了莫斯科乌克兰东正教大都会大都会大教堂的基辅佩德拉·拉夫拉（Kiev-Pechersk Lavra）的限制，以24小时的房屋逮捕了60天。  - 乌克林。</text:p>
      <text:p text:style-name="P4">
图片: ["<text:a xlink:type="simple" xlink:href="https://static.ukrinform.com/photos/2023_04/thumb_files/630_360_1680342758-978.jpeg" text:style-name="Internet_20_link" text:visited-style-name="Visited_20_Internet_20_Link">
630_360_16803...</text:a>
"]</text:p>
      <text:p text:style-name="P4">
标签: ['Домашній арешт', 'Суд', 'УПЦ МП']</text:p>
      <text:p text:style-name="P4">
类型: Article</text:p>
      <!--METADATA-->
      <text:p text:style-name="P4">
<draw:frame draw:style-name="fr1" draw:name="Image204" text:anchor-type="as-char" svg:width="6.9236in" svg:height="3.956343in" draw:z-index="0">
<draw:image xlink:href="../Images/yкринформ/2023-04-01T21-31-00-03-00/630_360_1680342758-978.jpeg" xlink:type="simple" xlink:show="embed" xlink:actuate="onLoad" draw:mime-type="image/jpeg"/>
</draw:frame>
基夫京夫斯基郡的Shevchenkivsky地方法院选择了一项限制，由莫斯科父权制帕维尔的乌克兰东正教教堂的基辅 - 佩奇斯克拉夫拉大都会州长以24小时的逮捕形式限制了60天。</text:p>
      <text:p text:style-name="P4">
这是乌克利福通讯员的报道。</text:p>
      <text:p text:style-name="P4">
法院迫使大都会戴上电子手镯。</text:p>
      <text:p text:style-name="P4">
正如乌克林福姆(Ukrinform(https://www.ukrinform.ua/rubric-society/3690325-sevcenkivskij-rajsud-kieva-u-ponedilok-prodovzit-obirati-zapobiznij-zahid-mitropolitu-pavlu.html)。</text:p>
      <text:p text:style-name="P4">
<text:span text:style-name="T4">
另请阅读：</text:span>
 <text:a xlink:type="simple" xlink:href="https://www.ukrinform.ua/rubric-kyiv/3690361-bila-kievopecerskoi-lavri-prohodit-miting-proti-upc-mp.html" text:style-name="Internet_20_link" text:visited-style-name="Visited_20_Internet_20_Link">
</text:a>
随后，法院在4月1日18.30和[]举行了一次有关预防措施的预防措施的会议和<text:a xlink:type="simple" xlink:href="https://www.ukrinform.ua/rubric-society/3690374-sud-pogodiv-primusovij-privid-mitropolita-upc-mp-pavla-na-vecirne-zasidanna.html" text:style-name="Internet_20_link" text:visited-style-name="Visited_20_Internet_20_Link">
</text:a>
。</text:p>
      <text:p text:style-name="P4">
4月1日上午，乌克兰的安全局<text:a xlink:type="simple" xlink:href="https://www.ukrinform.ua/rubric-society/3690193-sbu-vrucila-pidozru-mitropolitu-upc-mp-pavlu.html" text:style-name="Internet_20_link" text:visited-style-name="Visited_20_Internet_20_Link">
</text:a>
。 在他的房子里搜查了。</text:p>
      <text:p text:style-name="P4">
News Source: <text:a xlink:type="simple" xlink:href="https://www.ukrinform.ua/rubric-society/3690409-sud-vidpraviv-mitropolita-upc-mp-pavla-pid-domasnij-arest-na-60-dib.html" text:style-name="Internet_20_link" text:visited-style-name="Visited_20_Internet_20_Link">
https://www.ukrinform.ua/rubric-society/3690409-sud-vidpraviv-mitropolita-upc-mp-pavla-pid-domasnij-arest-na-60-dib.html</text:a>
</text:p>
      <!--NEWS-->
      <text:h text:style-name="P10" text:outline-level="1">
<text:span text:style-name="T4">
APL：“切尔西”让位给“阿斯顿·威利”</text:span>
</text:h>
      <text:p text:style-name="P4">
作者: Ukrinform (Person)</text:p>
      <text:p text:style-name="P4">
出版商: Укринформ (Organization)</text:p>
      <text:p text:style-name="P4">
出版时间: 2023-04-01T21:35:24+03:00</text:p>
      <text:p text:style-name="P4">
修改时间: 2023-04-01T21:35:24+03:00</text:p>
      <text:p text:style-name="P4">
描述: Mudryk没有利用一些机会来标记他在英格兰的首次亮相目标。  - 乌克林。</text:p>
      <text:p text:style-name="P4">
图片: ["<text:a xlink:type="simple" xlink:href="https://static.ukrinform.com/photos/2023_04/thumb_files/630_360_1680374081-414.jpg" text:style-name="Internet_20_link" text:visited-style-name="Visited_20_Internet_20_Link">
630_360_16803...</text:a>
"]</text:p>
      <text:p text:style-name="P4">
标签: ['Челсі', 'Футбол', 'АПЛ']</text:p>
      <text:p text:style-name="P4">
类型: Article</text:p>
      <!--METADATA-->
      <text:p text:style-name="P4">
<draw:frame draw:style-name="fr1" draw:name="Image205" text:anchor-type="as-char" svg:width="6.9236in" svg:height="3.956343in" draw:z-index="0">
<draw:image xlink:href="../Images/yкринформ/2023-04-01T21-35-24-03-00/630_360_1680374081-414.jpg" xlink:type="simple" xlink:show="embed" xlink:actuate="onLoad" draw:mime-type="image/jpeg"/>
</draw:frame>
穆德里克(Mudryk)并没有得到一些机会来区分他在英格兰的首次亮相目标。</text:p>
      <text:p text:style-name="P4">
乌克林福姆报道，切尔西在英超联赛2：0的第29轮中失去了阿斯顿维拉。</text:p>
      <text:p text:style-name="P4">
沃特金斯(Wotkins)和麦金(McGinn)指出，伦敦俱乐部进攻更多，但错过了第56分钟的两个进球。</text:p>
      <text:p text:style-name="P4">
Mudryk在切尔西度过了第八场比赛。 在第六分钟区分明智的第一个机会。 乌克兰人在守门员的错误之后拦截了球，但他与埃米利亚诺·马丁内斯(Emiliano Martinez)闯入了罚球区。</text:p>
      <text:p text:style-name="P4">
迈克尔已经以1：0为代价来支持客人。Vinti与马丁内斯(Martinez)没什么大不了的时刻。</text:p>
      <text:p text:style-name="P4">
在第57分钟，Blue Graham Potter的主教练取代了乌克兰人。</text:p>
      <text:p text:style-name="P4">
在取代了场上的情况之后，没有改变 - 阿斯顿维拉证明了比赛的比分为2：0。</text:p>
      <text:p text:style-name="P4">
<text:span text:style-name="T4">
另请阅读：</text:span>
 <text:a xlink:type="simple" xlink:href="https://www.ukrinform.ua/rubric-sports/3690391-apl-arsenal-iz-zincenkom-vdoma-rozgromiv-lids.html" text:style-name="Internet_20_link" text:visited-style-name="Visited_20_Internet_20_Link">
</text:a>
正如乌克林福姆(Ukrinform)报道的，在另一场比赛中，阿森纳被盖子击败。</text:p>
      <text:p text:style-name="P4">
照片：Getty图像</text:p>
      <text:p text:style-name="P4">
News Source: <text:a xlink:type="simple" xlink:href="https://www.ukrinform.ua/rubric-sports/3690420-apl-celsi-postupivsa-aston-villi.html" text:style-name="Internet_20_link" text:visited-style-name="Visited_20_Internet_20_Link">
https://www.ukrinform.ua/rubric-sports/3690420-apl-celsi-postupivsa-aston-villi.html</text:a>
</text:p>
      <!--NEWS-->
      <text:h text:style-name="P10" text:outline-level="1">
<text:span text:style-name="T4">
Zelensky讲了大约一周的积极消息来保护乌克兰</text:span>
</text:h>
      <text:p text:style-name="P4">
作者: Ukrinform (Person)</text:p>
      <text:p text:style-name="P4">
出版商: Укринформ (Organization)</text:p>
      <text:p text:style-name="P4">
出版时间: 2023-04-01T21:42:00+03:00</text:p>
      <text:p text:style-name="P4">
修改时间: 2023-04-01T21:42:00+03:00</text:p>
      <text:p text:style-name="P4">
描述: 沃迪米尔·泽伦斯基（Volodymyr Zelenskyy）总统感谢国际伙伴本周的决定，旨在协助乌克兰国防和金融领域。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Франція', 'Макрон', 'Зеленський', 'Війна з росією']</text:p>
      <text:p text:style-name="P4">
类型: Article</text:p>
      <!--METADATA-->
      <text:p text:style-name="P4">
<draw:frame draw:style-name="fr1" draw:name="Image206" text:anchor-type="as-char" svg:width="6.9236in" svg:height="3.956343in" draw:z-index="0">
<draw:image xlink:href="../Images/yкринформ/2023-04-01T21-42-00-03-00/630_360_1677220159-612.png" xlink:type="simple" xlink:show="embed" xlink:actuate="onLoad" draw:mime-type="image/png"/>
</draw:frame>
Zelensky的总统官员感谢国际合作伙伴的周刊，旨在协助乌克兰国防和财务领域。</text:p>
      <text:p text:style-name="P4">
他在[]中说(https://www.youtube.com/watch?v=gr-EQBb7L2A&amp;ab_channel=UkrinformTV)，报道乌克林福姆。</text:p>
      <text:p text:style-name="P4">
国家负责人说：“总的来说，本周给乌克兰带来了许多积极的消息，以保护我们的所有自由国家的正常生活。”</text:p>
      <text:p text:style-name="P4">
特别是，他感谢德国在防御性支持方面的新步骤，克罗地亚 - 下一套军事援助，马其顿北部 - 对直升机，斯洛伐克和斯洛文尼亚的决定。</text:p>
      <text:p text:style-name="P4">
<text:span text:style-name="T4">
另请阅读：</text:span>
 <text:a xlink:type="simple" xlink:href="https://www.ukrinform.ua/rubric-ato/3690416-prezident-na-rosiu-ocikue-sistemna-vidpovidalnist-na-deportaciu-ditej-z-ukraini.html" text:style-name="Internet_20_link" text:visited-style-name="Visited_20_Internet_20_Link">
</text:a>
Zelensky感谢加拿大的财政支持 - 资金已经收到了乌克兰的资金。</text:p>
      <text:p text:style-name="P4">
他还感谢IMF为乌克兰提供的新计划：“该计划已获得批准。</text:p>
      <text:p text:style-name="P4">
此外，总统感谢法国的不变支持。</text:p>
      <text:p text:style-name="P4">
<text:span text:style-name="T4">
另请阅读：</text:span>
 <text:a xlink:type="simple" xlink:href="https://www.ukrinform.ua/rubric-ato/3690307-zelenskij-vviv-sankcii-proti-boguslaeva-ta-nizki-fizicnih-ta-uridicnih-osib-z-rosii-ta-iranu.html" text:style-name="Internet_20_link" text:visited-style-name="Visited_20_Internet_20_Link">
</text:a>
正如乌克林福姆报道的<text:a xlink:type="simple" xlink:href="https://www.ukrinform.ua/rubric-polytics/3690317-zelenskij-proviv-rozmovu-iz-makronom-govorili-pro-oboronnu-vzaemodiu-miz-krainami.html" text:style-name="Internet_20_link" text:visited-style-name="Visited_20_Internet_20_Link">
</text:a>
。 乌克兰领导人向对话者通报了前面的情况。</text:p>
      <text:p text:style-name="P4">
总统还讨论了在直接国际事件的背景下实施和平tascoorder的进一步步骤。</text:p>
      <text:p text:style-name="P4">
照片：作品</text:p>
      <text:p text:style-name="P4">
News Source: <text:a xlink:type="simple" xlink:href="https://www.ukrinform.ua/rubric-ato/3690418-zelenskij-rozpoviv-pro-tizden-pozitivnih-novin-dla-zahistu-ukraini.html" text:style-name="Internet_20_link" text:visited-style-name="Visited_20_Internet_20_Link">
https://www.ukrinform.ua/rubric-ato/3690418-zelenskij-rozpoviv-pro-tizden-pozitivnih-novin-dla-zahistu-ukraini.html</text:a>
</text:p>
      <!--NEWS-->
      <text:h text:style-name="P10" text:outline-level="1">
<text:span text:style-name="T4">
乌克兰Zakhareev成为Kaunas拳击比赛的获胜者</text:span>
</text:h>
      <text:p text:style-name="P4">
作者: Ukrinform (Person)</text:p>
      <text:p text:style-name="P4">
出版商: Укринформ (Organization)</text:p>
      <text:p text:style-name="P4">
出版时间: 2023-04-01T21:54:00+03:00</text:p>
      <text:p text:style-name="P4">
修改时间: 2023-04-01T21:54:00+03:00</text:p>
      <text:p text:style-name="P4">
描述: 拳击世界冠军乌克兰尤里·扎哈里夫（Yuri Zakhareev）在立陶宛考纳斯（Kaunas）赢得了阿尔加达斯·肖特萨斯（Algardas Shotsytsas）国际比赛。  - 乌克林。</text:p>
      <text:p text:style-name="P4">
图片: ["<text:a xlink:type="simple" xlink:href="https://static.ukrinform.com/photos/2023_04/thumb_files/630_360_1680375254-615.jpg" text:style-name="Internet_20_link" text:visited-style-name="Visited_20_Internet_20_Link">
630_360_16803...</text:a>
"]</text:p>
      <text:p text:style-name="P4">
标签: ['Бокс']</text:p>
      <text:p text:style-name="P4">
类型: Article</text:p>
      <!--METADATA-->
      <text:p text:style-name="P4">
<draw:frame draw:style-name="fr1" draw:name="Image207" text:anchor-type="as-char" svg:width="6.9236in" svg:height="3.956343in" draw:z-index="0">
<draw:image xlink:href="../Images/yкринформ/2023-04-01T21-54-00-03-00/630_360_1680375254-615.jpg" xlink:type="simple" xlink:show="embed" xlink:actuate="onLoad" draw:mime-type="image/jpeg"/>
</draw:frame>
拳击冠军-2021乌克兰尤里·扎哈里夫(Yuri Zakhareev)在立陶宛考纳斯(Kaunas)赢得了Algirdas Shotsikas International Turner。</text:p>
      <text:p text:style-name="P4">
乌克林福姆报道，在重量类别的决赛中，高达71公斤的Zakhareyev赢得了来自波兰的Cesar Zakiyech。</text:p>
      <text:p text:style-name="P4">
<text:span text:style-name="T4">
另请阅读：</text:span>
 <text:a xlink:type="simple" xlink:href="https://www.ukrinform.ua/rubric-sports/3690073-ukrainskij-bokser-zahareev-vijsov-do-finalu-bokserskogo-turniru.html" text:style-name="Internet_20_link" text:visited-style-name="Visited_20_Internet_20_Link">
</text:a>
据报道，由于四分之一决赛在同胞Maximimolodan上取得的成功，Odesa Zakhareev的学生进入了欧洲运动会-2023 Polyshchi，在这里获得了2024年奥运会-2024的许可。</text:p>
      <text:p text:style-name="P4">
照片：fbu.org.ua。</text:p>
      <text:p text:style-name="P4">
News Source: <text:a xlink:type="simple" xlink:href="https://www.ukrinform.ua/rubric-sports/3690423-ukrainec-zahareev-vigrav-bokserskij-turnir-u-litvi.html" text:style-name="Internet_20_link" text:visited-style-name="Visited_20_Internet_20_Link">
https://www.ukrinform.ua/rubric-sports/3690423-ukrainec-zahareev-vigrav-bokserskij-turnir-u-litvi.html</text:a>
</text:p>
      <!--NEWS-->
      <text:h text:style-name="P10" text:outline-level="1">
<text:span text:style-name="T4">
俄罗斯人在苏米地区解雇了两个社区</text:span>
</text:h>
      <text:p text:style-name="P4">
作者: Ukrinform (Person)</text:p>
      <text:p text:style-name="P4">
出版商: Укринформ (Organization)</text:p>
      <text:p text:style-name="P4">
出版时间: 2023-04-01T21:58:00+03:00</text:p>
      <text:p text:style-name="P4">
修改时间: 2023-04-01T21:58:00+03:00</text:p>
      <text:p text:style-name="P4">
描述: 4月1日，星期六，俄罗斯军队使用SAU，迫击炮和AGS向Sumy地区的Belopilsk和Essman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208" text:anchor-type="as-char" svg:width="6.9236in" svg:height="3.956343in" draw:z-index="0">
<draw:image xlink:href="../Images/yкринформ/2023-04-01T21-58-00-03-00/630_360_1479558145-5682.jpg" xlink:type="simple" xlink:show="embed" xlink:actuate="onLoad" draw:mime-type="image/jpeg"/>
</draw:frame>
4月1日，星期六，俄罗斯军队使用SAU，迫击炮和AGS向苏姆地区的Bilopol和Esman社区开火。</text:p>
      <text:p text:style-name="P4">
关于它报告了<text:a xlink:type="simple" xlink:href="https://www.facebook.com/sumska.oda/posts/pfbid02wTNcCrVap1NNey3ao8g6FetF2YU4ddywMcakXiGG6ovLMeaNS7AbyNufB1AhfuzFl" text:style-name="Internet_20_link" text:visited-style-name="Visited_20_Internet_20_Link">
</text:a>
，报道乌克林福姆。</text:p>
      <text:p text:style-name="P4">
如图所述，敌人用SAU解雇了Essman社区-7个溃疡。</text:p>
      <text:p text:style-name="P4">
<text:span text:style-name="T4">
另请阅读：</text:span>
 <text:a xlink:type="simple" xlink:href="https://www.ukrinform.ua/rubric-ato/3690376-armia-rf-vdarila-raketami-po-avdiivci.html" text:style-name="Internet_20_link" text:visited-style-name="Visited_20_Internet_20_Link">
</text:a>
Belopolsk社区从俄罗斯联邦领土上开火(29爆炸)，以及用AGS开火-10张照片。</text:p>
      <text:p text:style-name="P4">
根据OVA的说法，它没有后果。</text:p>
      <text:p text:style-name="P4">
<text:span text:style-name="T4">
另请阅读：</text:span>
 <text:a xlink:type="simple" xlink:href="https://www.ukrinform.ua/rubric-ato/3690338-rosiani-trici-obstrilali-prikordonna-cernigivsini-i-sumsini-14-prilotiv.html" text:style-name="Internet_20_link" text:visited-style-name="Visited_20_Internet_20_Link">
</text:a>
据报道，在3月31日，入侵者向苏米地区的诺夫哥罗德，贝洛皮尔，霍宾斯克和埃斯曼社区开火。 到了晚上，俄罗斯炮兵向中间和巴达社区开火。</text:p>
      <text:p text:style-name="P4">
照片说明性</text:p>
      <text:p text:style-name="P4">
News Source: <text:a xlink:type="simple" xlink:href="https://www.ukrinform.ua/rubric-ato/3690424-rosiani-obstrilali-dvi-gromadi-na-sumsini.html" text:style-name="Internet_20_link" text:visited-style-name="Visited_20_Internet_20_Link">
https://www.ukrinform.ua/rubric-ato/3690424-rosiani-obstrilali-dvi-gromadi-na-sumsini.html</text:a>
</text:p>
      <!--NEWS-->
      <text:h text:style-name="P10" text:outline-level="1">
<text:span text:style-name="T4">
武装部队的总参谋长祝贺英国空军成立105周年</text:span>
</text:h>
      <text:p text:style-name="P4">
作者: Ukrinform (Person)</text:p>
      <text:p text:style-name="P4">
出版商: Укринформ (Organization)</text:p>
      <text:p text:style-name="P4">
出版时间: 2023-04-01T22:17:00+03:00</text:p>
      <text:p text:style-name="P4">
修改时间: 2023-04-01T22:17:00+03:00</text:p>
      <text:p text:style-name="P4">
描述: 武装部队的总参谋长向英国英国和北爱尔兰的空军表示祝贺，该创作成立105周年。  - 乌克林。</text:p>
      <text:p text:style-name="P4">
图片: ["<text:a xlink:type="simple" xlink:href="https://static.ukrinform.com/photos/2023_04/thumb_files/630_360_1680376444-299.jpg" text:style-name="Internet_20_link" text:visited-style-name="Visited_20_Internet_20_Link">
630_360_16803...</text:a>
"]</text:p>
      <text:p text:style-name="P4">
标签: ['Авіація', 'Британія', 'Генштаб', 'ЗСУ']</text:p>
      <text:p text:style-name="P4">
类型: Article</text:p>
      <!--METADATA-->
      <text:p text:style-name="P4">
<draw:frame draw:style-name="fr1" draw:name="Image209" text:anchor-type="as-char" svg:width="6.9236in" svg:height="3.956343in" draw:z-index="0">
<draw:image xlink:href="../Images/yкринформ/2023-04-01T22-17-00-03-00/630_360_1680376444-299.jpg" xlink:type="simple" xlink:show="embed" xlink:actuate="onLoad" draw:mime-type="image/jpeg"/>
</draw:frame>
武装部队的武装部队向英国英国和北爱尔兰英国的空军表示祝贺，该作品成立105周年。</text:p>
      <text:p text:style-name="P4">
根据乌克林福姆的说法，武装部队的总参谋部报告了<text:a xlink:type="simple" xlink:href="http://www.facebook.com/GeneralStaff.ua/posts/pfbid0WaGhrngivjHvpMRRsLMXUfnxTMLR9Kvb6ZNY5p16fubLLyHXnFV5uULHjwU5txG9l" text:style-name="Internet_20_link" text:visited-style-name="Visited_20_Internet_20_Link">
</text:a>
.</text:p>
      <text:p text:style-name="P4">
"1 квітня 2023 року, Збройні Сили України вітають колег та колежанок, друзівта подруг, союзників та союзниць із Королівських Повітряних Сил Збройних СилСполученого Королівства Великої Британії та Північної Ірландії з 105річницею!", - ідеться у повідомленні.</text:p>
      <text:p text:style-name="P4">
У зв'язку з цим у Генштабі наводять слова головного маршала авіаціїКоролівських Повітряних сил сера Майка Вігстона. "Україна є життєво важливимвипробуванням нашої спільної рішучості протистояти неспровокованомузалякуванню та агресії. Це також життєво важливе повідомлення для всього світу– далеко за межами безпеки Європи – де інші союзники та партнери стикаються зпостійними, а іноді й екзистенційними загрозами з боку державних і недержавнихучасників та проксі сил", - відзначив він під час Глобальної конференціїкомандувачів повітряних та космічних сил, яка відбулася у 2022 році.</text:p>
      <text:p text:style-name="P4">
Віддаючи належне надзвичайній стійкості українських сил та використанню нимиповітряно-космічної техніки, сер Вігстон зазначив, що це різко контрастує зросійськими агресорами, яким непосильно зберегти повітряний контроль, поприперевагу технологій і ресурсів. Він констатував, що неспроможність інвестуватиу своїх людей призвела до того, що російські сили втратили переваги у війні,які можна здобути лише шляхом інтенсивної роботи та навчання з партнерами.</text:p>
      <text:p text:style-name="P4">
<text:span text:style-name="T4">
Читайте також:</text:span>
 <text:a xlink:type="simple" xlink:href="https://www.ukrinform.ua/rubric-ato/3690276-zaluznij-pokazav-ak-zsu-z-britanskih-garmat-znisili-rosijskij-spis.html" text:style-name="Internet_20_link" text:visited-style-name="Visited_20_Internet_20_Link">
 </text:a>
值得注意的是，在塔尔迪·爱尔兰英国英国空中空军空军空军空军空军空军空军战争开始之后，携带重要的设备和人员。 全球这次同等飞行超过30次。</text:p>
      <text:p text:style-name="P4">
除其他事项外，运输了190万发子弹，超过25000套装甲，超过86,000架头盔和5.5万单位的反坦克<text:a xlink:type="simple" xlink:href="https://www.ukrinform.ua/tag-zbroa" text:style-name="Internet_20_link" text:visited-style-name="Visited_20_Internet_20_Link">
</text:a>
 .</text:p>
      <text:p text:style-name="P4">
正如乌克林福姆报道的，在英国乌克兰军队<text:a xlink:type="simple" xlink:href="http://www.ukrinform.ua/rubric-ato/3689495-u-britanii-ukrainski-vijskovi-navcali-avstralijskih-instruktoriv-vizivati-u-sniznu-pogodu.html" text:style-name="Internet_20_link" text:visited-style-name="Visited_20_Internet_20_Link">
</text:a>
在天气中生存并隐藏雪。</text:p>
      <text:p text:style-name="P4">
News Source: <text:a xlink:type="simple" xlink:href="https://www.ukrinform.ua/rubric-ato/3690427-genstab-zsu-privitav-povitrani-sili-britanii-zi-105u-ricniceu-stvorenna.html" text:style-name="Internet_20_link" text:visited-style-name="Visited_20_Internet_20_Link">
https://www.ukrinform.ua/rubric-ato/3690427-genstab-zsu-privitav-povitrani-sili-britanii-zi-105u-ricniceu-stvorenna.html</text:a>
</text:p>
      <!--NEWS-->
      <text:h text:style-name="P10" text:outline-level="1">
<text:span text:style-name="T4">
Khizhnyak赢得了立陶宛的拳击比赛</text:span>
</text:h>
      <text:p text:style-name="P4">
作者: Ukrinform (Person)</text:p>
      <text:p text:style-name="P4">
出版商: Укринформ (Organization)</text:p>
      <text:p text:style-name="P4">
出版时间: 2023-04-01T22:20:18+03:00</text:p>
      <text:p text:style-name="P4">
修改时间: 2023-04-01T22:20:18+03:00</text:p>
      <text:p text:style-name="P4">
描述: 在决赛中，乌克兰人比哈萨克斯坦·贾尼贝克·卡特贝耶夫强。  - 乌克林。</text:p>
      <text:p text:style-name="P4">
图片: ["<text:a xlink:type="simple" xlink:href="https://static.ukrinform.com/photos/2023_04/thumb_files/630_360_1680376780-104.jpeg" text:style-name="Internet_20_link" text:visited-style-name="Visited_20_Internet_20_Link">
630_360_16803...</text:a>
"]</text:p>
      <text:p text:style-name="P4">
标签: ['Бокс', 'Олександр Хижняк']</text:p>
      <text:p text:style-name="P4">
类型: Article</text:p>
      <!--METADATA-->
      <text:p text:style-name="P4">
<draw:frame draw:style-name="fr1" draw:name="Image210" text:anchor-type="as-char" svg:width="6.9236in" svg:height="3.956343in" draw:z-index="0">
<draw:image xlink:href="../Images/yкринформ/2023-04-01T22-20-18-03-00/630_360_1680376780-104.jpeg" xlink:type="simple" xlink:show="embed" xlink:actuate="onLoad" draw:mime-type="image/jpeg"/>
</draw:frame>
在决赛中，乌克兰人比哈萨克斯坦·贾尼贝克·卡特贝耶夫强。</text:p>
      <text:p text:style-name="P4">
乌克林福姆报道，乌克兰拳击手Oleksandr Khizhniak赢得了乌克兰福尼亚立陶宛Kaunas的国际课程。</text:p>
      <text:p text:style-name="P4">
在决赛中，他的重量为80公斤，反对哈萨克斯坦Janibek Kartbayev。</text:p>
      <text:p text:style-name="P4">
在第二轮比赛中，乌克兰人派对手击倒。</text:p>
      <text:p text:style-name="P4">
战斗持续了所有三轮比赛，最终是法官胜利的一致决定。</text:p>
      <text:p text:style-name="P4">
<text:span text:style-name="T4">
另请阅读：</text:span>
 <text:a xlink:type="simple" xlink:href="https://www.ukrinform.ua/rubric-sports/3690423-ukrainec-zahareev-vigrav-bokserskij-turnir-u-litvi.html" text:style-name="Internet_20_link" text:visited-style-name="Visited_20_Internet_20_Link">
</text:a>
正如乌克林福姆报道的那样，乌克兰的尤尔扎克哈里夫在同一场比赛“金”中获胜。</text:p>
      <text:p text:style-name="P4">
照片：Getty图像</text:p>
      <text:p text:style-name="P4">
News Source: <text:a xlink:type="simple" xlink:href="https://www.ukrinform.ua/rubric-sports/3690428-hiznak-vigrav-bokserskij-turnir-u-litvi.html" text:style-name="Internet_20_link" text:visited-style-name="Visited_20_Internet_20_Link">
https://www.ukrinform.ua/rubric-sports/3690428-hiznak-vigrav-bokserskij-turnir-u-litvi.html</text:a>
</text:p>
      <!--NEWS-->
      <text:h text:style-name="P10" text:outline-level="1">
<text:span text:style-name="T4">
该网站的英文语言版本的翻译器</text:span>
</text:h>
      <text:p text:style-name="P4">
作者: Ukrinform (Person)</text:p>
      <text:p text:style-name="P4">
出版商: Укринформ (Organization)</text:p>
      <text:p text:style-name="P4">
出版时间: 2023-04-01T22:36:00+03:00</text:p>
      <text:p text:style-name="P4">
修改时间: 2023-04-01T22:36:00+03:00</text:p>
      <text:p text:style-name="P4">
描述: 乌克兰国家信息局乌克林福姆正在寻找本网站的英语语言版本的翻译（正式就业，官方就业）。  - 乌克林。</text:p>
      <text:p text:style-name="P4">
图片: ["<text:a xlink:type="simple" xlink:href="https://static.ukrinform.com/photos/2023_02/thumb_files/630_360_1676289797-474.jpg" text:style-name="Internet_20_link" text:visited-style-name="Visited_20_Internet_20_Link">
630_360_16762...</text:a>
"]</text:p>
      <text:p text:style-name="P4">
标签: ['Укрінформ']</text:p>
      <text:p text:style-name="P4">
类型: Article</text:p>
      <!--METADATA-->
      <text:p text:style-name="P4">
<draw:frame draw:style-name="fr1" draw:name="Image211" text:anchor-type="as-char" svg:width="6.9236in" svg:height="3.956343in" draw:z-index="0">
<draw:image xlink:href="../Images/yкринформ/2023-04-01T22-36-00-03-00/630_360_1676289797-474.jpg" xlink:type="simple" xlink:show="embed" xlink:actuate="onLoad" draw:mime-type="image/jpeg"/>
</draw:frame>
乌克兰乌克兰信息局“乌克林福姆”正在寻找该网站的分析版本的翻译人员(正式就业).</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Ukrenergo的头在明年冬天命名了四个准备组件</text:span>
</text:h>
      <text:p text:style-name="P4">
作者: Ukrinform (Person)</text:p>
      <text:p text:style-name="P4">
出版商: Укринформ (Organization)</text:p>
      <text:p text:style-name="P4">
出版时间: 2023-04-01T22:57:00+03:00</text:p>
      <text:p text:style-name="P4">
修改时间: 2023-04-01T22:57:00+03:00</text:p>
      <text:p text:style-name="P4">
描述: 需要四个关键组成部分来为乌克兰的电力系统准备下一个冬天和可能的恐怖袭击。  - 乌克林。</text:p>
      <text:p text:style-name="P4">
图片: ["<text:a xlink:type="simple" xlink:href="https://static.ukrinform.com/photos/2022_12/thumb_files/630_360_1671101060-438.jpg" text:style-name="Internet_20_link" text:visited-style-name="Visited_20_Internet_20_Link">
630_360_16711...</text:a>
"]</text:p>
      <text:p text:style-name="P4">
标签: ['Енергетика', 'Опалювальний сезон', 'Укренерго', 'Кудрицький']</text:p>
      <text:p text:style-name="P4">
类型: Article</text:p>
      <!--METADATA-->
      <text:p text:style-name="P4">
<draw:frame draw:style-name="fr1" draw:name="Image212" text:anchor-type="as-char" svg:width="6.9236in" svg:height="3.956343in" draw:z-index="0">
<draw:image xlink:href="../Images/yкринформ/2023-04-01T22-57-00-03-00/630_360_1671101060-438.jpg" xlink:type="simple" xlink:show="embed" xlink:actuate="onLoad" draw:mime-type="image/jpeg"/>
</draw:frame>
乌克兰电力系统在下一个冬天的准备和俄罗斯可能的恐怖袭击需要四个关键组成部分。</text:p>
      <text:p text:style-name="P4">
根据乌克林福姆的说法，Teleterna“ One News”的唯一新闻<text:a xlink:type="simple" xlink:href="https://t.me/s/Ukrenergo" text:style-name="Internet_20_link" text:visited-style-name="Visited_20_Internet_20_Link">
</text:a>
NEC“ Ukrenergo”委员会主席VolodyMyrkudrytsky</text:p>
      <text:p text:style-name="P4">
这样的关键组成部分是对能量对象的物理保护，生成，设备和金融的更新。</text:p>
      <text:p text:style-name="P4">
“我们正在积极准备下一个冬天，并做出可以保护我们的设施的决定。 我们非常感谢国家机构恢复乌克兰的基础设施，我们与此合作以保护医疗基础设施和至关重要的能源对象。”</text:p>
      <text:p text:style-name="P4">
<text:span text:style-name="T4">
另请阅读：</text:span>
 <text:a xlink:type="simple" xlink:href="https://www.ukrinform.ua/rubric-economy/3690265-generacia-elektroenergii-povnistu-zabezpecue-potrebi-spozivaciv-galusenko.html" text:style-name="Internet_20_link" text:visited-style-name="Visited_20_Internet_20_Link">
</text:a>
据他说，计划是有时间去下一个<text:a xlink:type="simple" xlink:href="https://www.ukrinform.ua/tag-opaluvalnij-sezon" text:style-name="Internet_20_link" text:visited-style-name="Visited_20_Internet_20_Link">
</text:a>
显着增强能源保护，并使变电站对冲击更具抵抗力。</text:p>
      <text:p text:style-name="P4">
除了对物体的物理保护外，还要恢复冬季的热电厂的热电厂，冬季制备冬季发电厂也很重要。</text:p>
      <text:p text:style-name="P4">
“对网络，发电厂维修所需的足够数量的设备进行调节并带给乌克兰也很重要。 货币成本对于修复损坏的能源，变电站，网络也很重要。 这些关键组成部分应该出现，以便准备并通过下个季节的压力和大规模分散注意力的情况。” Kudrytsky总结道。</text:p>
      <text:p text:style-name="P4">
<text:span text:style-name="T4">
另请阅读：</text:span>
 <text:a xlink:type="simple" xlink:href="https://www.ukrinform.ua/rubric-economy/3688653-u-najblizci-piv-roku-situacia-v-energosistemi-bude-zbalansovanou-ukrenergo.html" text:style-name="Internet_20_link" text:visited-style-name="Visited_20_Internet_20_Link">
</text:a>
作为 <text:a xlink:type="simple" xlink:href="https://www.ukrinform.ua/rubric-economy/3689105-ukraina-domovilasa-pro-zalucenna-ekstrenoi-energeticnoi-dopomogi-z-15-krain-es.html" text:style-name="Internet_20_link" text:visited-style-name="Visited_20_Internet_20_Link">
 </text:a>
，Ukrenergo NEC已与15位系统性运营商签署了一个Ento-e欧洲能源联盟，这将使公司能够寻求库存情况的帮助。</text:p>
      <text:p text:style-name="P4">
<text:span text:style-name="T5">
foto：dtek</text:span>
</text:p>
      <text:p text:style-name="P4">
News Source: <text:a xlink:type="simple" xlink:href="https://www.ukrinform.ua/rubric-economy/3690430-golova-ukrenergo-nazvav-cotiri-komponenti-pidgotovki-do-nastupnoi-zimi.html" text:style-name="Internet_20_link" text:visited-style-name="Visited_20_Internet_20_Link">
https://www.ukrinform.ua/rubric-economy/3690430-golova-ukrenergo-nazvav-cotiri-komponenti-pidgotovki-do-nastupnoi-zimi.html</text:a>
</text:p>
      <!--NEWS-->
      <text:h text:style-name="P10" text:outline-level="1">
<text:span text:style-name="T4">
我们知道谁将在查尔斯顿锦标赛上玩Svitolin</text:span>
</text:h>
      <text:p text:style-name="P4">
作者: Ukrinform (Person)</text:p>
      <text:p text:style-name="P4">
出版商: Укринформ (Organization)</text:p>
      <text:p text:style-name="P4">
出版时间: 2023-04-01T23:09:18+03:00</text:p>
      <text:p text:style-name="P4">
修改时间: 2023-04-01T23:09:18+03:00</text:p>
      <text:p text:style-name="P4">
描述: Angelina Kalinina和Lesya Turenko也将基于比赛。  - 乌克林。</text:p>
      <text:p text:style-name="P4">
图片: ["<text:a xlink:type="simple" xlink:href="https://static.ukrinform.com/photos/2023_04/thumb_files/630_360_1680379603-979.jpg" text:style-name="Internet_20_link" text:visited-style-name="Visited_20_Internet_20_Link">
630_360_16803...</text:a>
"]</text:p>
      <text:p text:style-name="P4">
标签: ['Світоліна', 'Теніс']</text:p>
      <text:p text:style-name="P4">
类型: Article</text:p>
      <!--METADATA-->
      <text:p text:style-name="P4">
<draw:frame draw:style-name="fr1" draw:name="Image213" text:anchor-type="as-char" svg:width="6.9236in" svg:height="3.956343in" draw:z-index="0">
<draw:image xlink:href="../Images/yкринформ/2023-04-01T23-09-18-03-00/630_360_1680379603-979.jpg" xlink:type="simple" xlink:show="embed" xlink:actuate="onLoad" draw:mime-type="image/jpeg"/>
</draw:frame>
锦标赛还将基于安吉丽娜·卡利娜(Angelina Kalinina)和莱西亚·图伦科(Lesya Turenko)。</text:p>
      <text:p text:style-name="P4">
查尔斯顿的WTA 500土壤锦标赛的主要网格<text:a xlink:type="simple" xlink:href="https://twitter.com/CharlestonOpen/status/1642248395690504194" text:style-name="Internet_20_link" text:visited-style-name="Visited_20_Internet_20_Link">
</text:a>
乌克林福姆报道，新闻服务。</text:p>
      <text:p text:style-name="P4">
在第一轮比赛中，乌克兰Elina Svitolina的基金会将与哈萨克斯坦的反代表性尤利亚·普特塞瓦(Yulia Putintseva)竞争。 早些时候，乌克兰赢得了8名目击者中的6个。 第二圈会议的获胜者将与第七播种的埃卡特琳娜·亚历山德罗夫(Ekaterina Alexandrov)对抗。</text:p>
      <text:p text:style-name="P4">
另一个乌克兰安吉丽娜·卡利尼娜(Angelina Kalinina)在一开始就收到了重新组织者的第11个播种人数，由安娜·卡林斯卡亚(Anna Kalinskaya)设计，他以前曾在三场比赛中打过两场比赛。</text:p>
      <text:p text:style-name="P4">
Lesya Tsurenko将在第一轮比赛中与竞争对手的资格赛竞争。</text:p>
      <text:p text:style-name="P4">
<text:span text:style-name="T4">
另请阅读：</text:span>
 <text:a xlink:type="simple" xlink:href="https://www.ukrinform.ua/rubric-sports/3689133-svitolina-vistupit-na-gruntovomu-turniri-itf-u-portugalii.html" text:style-name="Internet_20_link" text:visited-style-name="Visited_20_Internet_20_Link">
</text:a>
正如乌克林福姆(Ukrinform)报道的那样，斯维托利纳(Svitolina)在与怀孕有关和女儿的诞生的年度停顿后重返巡回演出，埃琳娜(Elina)将在第二个男人中扮演：2014年，她到达了第三个圈子，让路给了贝迪迪比奇奇(Belindibenchich)。</text:p>
      <text:p text:style-name="P4">
照片：btu.org.ua</text:p>
      <text:p text:style-name="P4">
News Source: <text:a xlink:type="simple" xlink:href="https://www.ukrinform.ua/rubric-sports/3690431-vidomo-z-kim-zigrae-svitolina-na-turniri-u-carlstoni.html" text:style-name="Internet_20_link" text:visited-style-name="Visited_20_Internet_20_Link">
https://www.ukrinform.ua/rubric-sports/3690431-vidomo-z-kim-zigrae-svitolina-na-turniri-u-carlstoni.html</text:a>
</text:p>
      <!--NEWS-->
      <text:h text:style-name="P10" text:outline-level="1">
<text:span text:style-name="T4">
明天在乌克兰将下雨，下午至12°</text:span>
</text:h>
      <text:p text:style-name="P4">
作者: Ukrinform (Person)</text:p>
      <text:p text:style-name="P4">
出版商: Укринформ (Organization)</text:p>
      <text:p text:style-name="P4">
出版时间: 2023-04-01T23:15:00+03:00</text:p>
      <text:p text:style-name="P4">
修改时间: 2023-04-01T23:15:00+03:00</text:p>
      <text:p text:style-name="P4">
描述: 在乌克兰，4月2日，在喀尔巴阡山脉的降雨，夜间温度为4-9°，东部的温度为4-9°，喀尔巴阡山脉的温度约为0°，下午7-12°。  - 乌克林。</text:p>
      <text:p text:style-name="P4">
图片: ["<text:a xlink:type="simple" xlink:href="https://static.ukrinform.com/photos/2020_12/thumb_files/630_360_1609431493-211.jpeg" text:style-name="Internet_20_link" text:visited-style-name="Visited_20_Internet_20_Link">
630_360_16094...</text:a>
"]</text:p>
      <text:p text:style-name="P4">
标签: ['Дощ', 'Погода', 'Прогноз']</text:p>
      <text:p text:style-name="P4">
类型: Article</text:p>
      <!--METADATA-->
      <text:p text:style-name="P4">
<draw:frame draw:style-name="fr1" draw:name="Image214" text:anchor-type="as-char" svg:width="6.9236in" svg:height="3.956343in" draw:z-index="0">
<draw:image xlink:href="../Images/yкринформ/2023-04-01T23-15-00-03-00/630_360_1609431493-211.jpeg" xlink:type="simple" xlink:show="embed" xlink:actuate="onLoad" draw:mime-type="image/jpeg"/>
</draw:frame>
在乌克兰，4月2日，在喀尔巴阡山脉的降雨，夜间温度为4-9°，东部的温度为4-9°，喀尔巴阡山脉的温度约为0°，下午7-12°。</text:p>
      <text:p text:style-name="P4">
乌克兰形式在乌克兰水文气象学中心报道。</text:p>
      <text:p text:style-name="P4">
“ <text:a xlink:type="simple" xlink:href="https://www.ukrinform.ua/tag-dos" text:style-name="Internet_20_link" text:visited-style-name="Visited_20_Internet_20_Link">
</text:a>
，在湿雪的喀尔巴阡山脉中，只有夜晚的末期没有降水。 东南风，在西北的西孔中，5-10 m/s。 晚上4-9°，东部和喀尔巴阡山脉大约0°； 在该国南部的7-12°下午，跨电视道高达15°。”</text:p>
      <text:p text:style-name="P4">
在基辅和周日该地区，预计降雨。 东南风，5-10m/s。 在首都，夜晚的温度为7-9°，白天约10°，在晚上4-9°的基辅地区，下午7-12°。</text:p>
      <text:p text:style-name="P4">
根据预测，南部地区的温和度预计将在4月3日晚上(下午在乌克兰)在潮湿的雪地西部的小雨； 4月4日，在西部的西部，中部地区的一个小湿地位于南部地区(下午和在右岸)中雨； 在不同的功率上没有明显的降水。</text:p>
      <text:p text:style-name="P4">
在该国西部的路上，在冰上。 在4月3日，在南部，西部地区的阵风为15-20 m/s。</text:p>
      <text:p text:style-name="P4">
该国南部和东部的温度在晚上1-6°温暖，第10-15°(4月4日在敖德萨和mykolaiv地区5-10°热); 4月3日，4月4日，4月4日，1-6°霜冻，在喀尔巴阡山脉，下午1-6°热的喀尔巴阡山脉人。 4月3日，4月3日，4月4日，下午3-8°，在4月3日，4月3日，4月3日，在夜晚的其余部分中。</text:p>
      <text:p text:style-name="P4">
在基辅和4月3日该地区，晚上是温和的，下午，4月4日下午的小雨可能会在下午的湿雪，中度降雨。 风主要是7-12 m/s。 在4月3日的首都，晚上3-5°的温度，下午5-7°，4月4日晚上，大约0°，下午3-5°热； 4月4日，在夜间3-6°热的基辅地区，热量从2°到3°霜； 下午3-8°。</text:p>
      <text:p text:style-name="P4">
预报员将于4月5日至6日在乌克兰举行，有时在西部，Zhytomyr和Vinnytsia地区有潮湿的雪地，仅在4月5日晚上在Transcarpathia，以及4月6日下午，4月6日下午，在南部地区没有降水。</text:p>
      <text:p text:style-name="P4">
<text:span text:style-name="T4">
另请阅读：</text:span>
 <text:a xlink:type="simple" xlink:href="https://www.ukrinform.ua/rubric-regions/3690235-ratuvalniki-poperedzaut-pro-znacnu-lavinnu-nebezpeku-u-gorah.html" text:style-name="Internet_20_link" text:visited-style-name="Visited_20_Internet_20_Link">
</text:a>
</text:p>
      <text:p text:style-name="P4">
在基辅和该地区，预计中度是温和的，4月6日。 晚上2-4°的丑陋温度在下午7-9°； 晚上在基辅地区，下午5-10°。</text:p>
      <text:p text:style-name="P4">
News Source: <text:a xlink:type="simple" xlink:href="https://www.ukrinform.ua/rubric-regions/3690324-v-ukraini-zavtra-dositime-vden-do-12.html" text:style-name="Internet_20_link" text:visited-style-name="Visited_20_Internet_20_Link">
https://www.ukrinform.ua/rubric-regions/3690324-v-ukraini-zavtra-dositime-vden-do-12.html</text:a>
</text:p>
      <!--NEWS-->
      <text:h text:style-name="P10" text:outline-level="1">
<text:span text:style-name="T4">
Yermak会见了国际体操联合会主席</text:span>
</text:h>
      <text:p text:style-name="P4">
作者: Ukrinform (Person)</text:p>
      <text:p text:style-name="P4">
出版商: Укринформ (Organization)</text:p>
      <text:p text:style-name="P4">
出版时间: 2023-04-01T23:36:00+03:00</text:p>
      <text:p text:style-name="P4">
修改时间: 2023-04-01T23:36:00+03:00</text:p>
      <text:p text:style-name="P4">
描述: 总统主管安德里·耶尔马克（Andriy Yermak）会见了国际体操联合会莫里纳里·瓦塔纳贝（Morinari Vatanabe），他正在乌克兰访问。  - 乌克林。</text:p>
      <text:p text:style-name="P4">
图片: ["<text:a xlink:type="simple" xlink:href="https://static.ukrinform.com/photos/2023_04/thumb_files/630_360_1680381218-549.jpeg" text:style-name="Internet_20_link" text:visited-style-name="Visited_20_Internet_20_Link">
630_360_16803...</text:a>
", "<text:a xlink:type="simple" xlink:href="https://static.ukrinform.com/photos/2023_04/1680381261-174.jpeg" text:style-name="Internet_20_link" text:visited-style-name="Visited_20_Internet_20_Link">
1680381261-17...</text:a>
", "<text:a xlink:type="simple" xlink:href="https://static.ukrinform.com/photos/2023_04/1680381368-497.jpeg" text:style-name="Internet_20_link" text:visited-style-name="Visited_20_Internet_20_Link">
1680381368-49...</text:a>
", "<text:a xlink:type="simple" xlink:href="https://static.ukrinform.com/photos/2023_04/1680381304-940.jpeg" text:style-name="Internet_20_link" text:visited-style-name="Visited_20_Internet_20_Link">
1680381304-94...</text:a>
", "<text:a xlink:type="simple" xlink:href="https://static.ukrinform.com/photos/2023_04/1680381171-663.jpeg" text:style-name="Internet_20_link" text:visited-style-name="Visited_20_Internet_20_Link">
1680381171-66...</text:a>
", "<text:a xlink:type="simple" xlink:href="https://static.ukrinform.com/photos/2023_04/1680381133-402.jpeg" text:style-name="Internet_20_link" text:visited-style-name="Visited_20_Internet_20_Link">
1680381133-40...</text:a>
"]</text:p>
      <text:p text:style-name="P4">
标签: ['Японія', 'Гімнастика', 'Олімпіада', 'Санкції', 'Спорт', 'Єрмак', 'Офіс Президента']</text:p>
      <text:p text:style-name="P4">
类型: Article</text:p>
      <!--METADATA-->
      <text:p text:style-name="P4">
<draw:frame draw:style-name="fr1" draw:name="Image215" text:anchor-type="as-char" svg:width="6.9236in" svg:height="3.956343in" draw:z-index="0">
<draw:image xlink:href="../Images/yкринформ/2023-04-01T23-36-00-03-00/630_360_1680381218-549.jpeg" xlink:type="simple" xlink:show="embed" xlink:actuate="onLoad" draw:mime-type="image/jpeg"/>
</draw:frame>
总统主管安德里·耶尔马克(Andriy Yermak)会见了乌克兰国际体操联合会莫里纳里沃特纳贝(Morinari Watanabe)的主席。</text:p>
      <text:p text:style-name="P4">
关于它报告<text:a xlink:type="simple" xlink:href="https://www.president.gov.ua/news/kerivnik-ofisu-prezidenta-ukrayini-zustrivsya-z-prezidentom-82029" text:style-name="Internet_20_link" text:visited-style-name="Visited_20_Internet_20_Link">
</text:a>
，报道乌克林福姆。</text:p>
      <text:p text:style-name="P4">
会议由顾问 - 儿童康复权利总统达里乌斯·格拉西姆楚克(Darius Gerasimchuk)，姐姐V.O.参加了会议。 第36 Brigadorsk步兵Sergiy Volynsky Tatiana Kharko的指挥官，青年和体育Gutzait部长，乌克兰运动员，奥林匹克Oleksa Olenagovorova。</text:p>
      <text:p text:style-name="P4">
会议的参与者告诉沃特那纳州莫利纳里俄罗斯反对乌克兰的侵略，包括针对乌克兰儿童的罪行，包括暴力驱逐出境。 乌克兰的代表强调，俄罗斯联邦利用运动员促进侵略，因此他们呼吁支持该计划，以防止俄罗斯和白俄罗斯运动员参加2024年的Volympiad。</text:p>
      <text:p text:style-name="P4">
<draw:frame draw:style-name="fr1" draw:name="Image216" text:anchor-type="as-char" svg:width="6.9236in" svg:height="4.613521in" draw:z-index="0">
<draw:image xlink:href="../Images/yкринформ/2023-04-01T23-36-00-03-00/1680381261-174.jpeg" xlink:type="simple" xlink:show="embed" xlink:actuate="onLoad" draw:mime-type="image/jpeg"/>
</draw:frame>
总统办公室负责人指出，俄罗斯体操代表中有90％是俄罗斯军队俱乐部的成员 -  CSKA，CSKA基本上由俄罗斯俄罗斯联邦代表，正是那些参与轰炸，毁灭乌克兰城市和杀戮的人每天的乌克兰人。</text:p>
      <text:p text:style-name="P4">
“我们知道制裁是最好的非致命方式。 因此，乌克兰人承担了继续制裁的必要性。 他们的物种之一不是让俄罗斯和白俄罗斯运动员有机会参加奥运会吉格拉姆和其他国际比赛。”耶尔马克说。</text:p>
      <text:p text:style-name="P4">
他强调，乌克兰试图将俄罗斯军队从其土地上驱逐出境，以恢复领土的完整性。 至于支持俄罗斯侵略的人，必须采取所有国际组织(包括不可商业组织)的适当步骤。</text:p>
      <text:p text:style-name="P4">
“我传达了总统的问候 - 他真诚地感谢您对Dukraine的个人访问，尤其是考虑在决定俄罗斯和白俄罗斯运动员参加比赛的框架内提供的信息。 我们希望您能理解我们的痛苦，纳术。”耶尔马克说。</text:p>
      <text:p text:style-name="P4">
<draw:frame draw:style-name="fr1" draw:name="Image217" text:anchor-type="as-char" svg:width="6.9236in" svg:height="4.613521in" draw:z-index="0">
<draw:image xlink:href="../Images/yкринформ/2023-04-01T23-36-00-03-00/1680381368-497.jpeg" xlink:type="simple" xlink:show="embed" xlink:actuate="onLoad" draw:mime-type="image/jpeg"/>
</draw:frame>
</text:p>
      <text:p text:style-name="P4">
如前所述，Daria Gerasimchuk更详细地讲述了俄罗斯与反乌克兰儿童的罪行。 她指出，自从全面入侵RF468以来，乌克兰的年轻公民被俄罗斯侵略者杀害，有944名儿童受伤，俄罗斯军队强奸了13名，俄罗斯军队强奸了数十万稳定，并强行从乌克兰出口，进一步出口了公民身份的变化。</text:p>
      <text:p text:style-name="P4">
<draw:frame draw:style-name="fr1" draw:name="Image218" text:anchor-type="as-char" svg:width="6.9236in" svg:height="4.613521in" draw:z-index="0">
<draw:image xlink:href="../Images/yкринформ/2023-04-01T23-36-00-03-00/1680381304-940.jpeg" xlink:type="simple" xlink:show="embed" xlink:actuate="onLoad" draw:mime-type="image/jpeg"/>
</draw:frame>
顾问 - 总统专员说：“我们了解，俄罗斯为了在乌克兰选择的目的而遵守其种族灭绝政策，以选择对我们最重要的孩子。”</text:p>
      <text:p text:style-name="P4">
她告诉渡边的年轻体操运动员亚历山德拉·帕斯卡(Alexandra Pascal)的故事，这是由于俄罗斯联邦的火箭袭击而导致的腿。 根据Mamadivchyk Maria在纳入期间的说法，她的女儿受到了许多麻烦的伤害，她受到了复杂的待遇，最重要的是 - 失去了甘草来通过截肢来完成她最喜欢的体操。 但是，电流有假体并逐渐返回课程。</text:p>
      <text:p text:style-name="P4">
玛丽亚·帕斯卡(Maria Pascal)还谈到了撤离俄罗斯运动员参加维德利姆竞赛的运动员，并呼吁国际体操联合会负责人支持这一呼吁。</text:p>
      <text:p text:style-name="P4">
青年和体育部长反过来强调，俄罗斯的262名运动员也梦想着<text:a xlink:type="simple" xlink:href="https://www.ukrinform.ua/tag-olimpiada" text:style-name="Internet_20_link" text:visited-style-name="Visited_20_Internet_20_Link">
</text:a>
和国际冠军。 RFTT军队还摧毁了乌克兰的363个体育设施。</text:p>
      <text:p text:style-name="P4">
Vadim Gutzait强调说：“对我们来说，重要的是，在体育比赛和奥运会的运动员中，他们都支持这场战争并参加支持这场战争的大小。”在这场战争中，乌克兰运动员的谋杀案很差。</text:p>
      <text:p text:style-name="P4">
<text:span text:style-name="T4">
另请阅读：</text:span>
 <text:a xlink:type="simple" xlink:href="https://www.ukrinform.ua/rubric-sports/3689051-minmolodsportu-vistupilo-iz-zaavou-stosovno-risenna-vikonkomu-mok-vid-28-berezna.html" text:style-name="Internet_20_link" text:visited-style-name="Visited_20_Internet_20_Link">
</text:a>
就她而言，埃琳娜·戈沃罗瓦(Elena Govorova)指出，乌克兰的运动员永远不会理解俄罗斯运动员国际比赛的存在，他们因侵略俄罗斯联邦而失去了亲戚和亲戚，访问了该职业，在储存设施中或与之相关。不断突破轰炸。</text:p>
      <text:p text:style-name="P4">
<draw:frame draw:style-name="fr1" draw:name="Image219" text:anchor-type="as-char" svg:width="6.9236in" svg:height="4.613521in" draw:z-index="0">
<draw:image xlink:href="../Images/yкринформ/2023-04-01T23-36-00-03-00/1680381171-663.jpeg" xlink:type="simple" xlink:show="embed" xlink:actuate="onLoad" draw:mime-type="image/jpeg"/>
</draw:frame>
</text:p>
      <text:p text:style-name="P4">
姐姐V.O. Sergey Voleynsky Tetianaharko的第36海军陆战队的指挥官提醒奥运会的基本原则是对和平世界社会的支持，俄罗斯违反了它，并将其军事派往和平的乌克兰人口，强奸妇女，儿童，儿童，侵犯了所有人，违反了人类，侵犯了人类，侵犯了人类，违反了人类，违反了人类，违反了人类，侵犯了人类，违反了人类，侵犯了人类，违反了人类，违反了人类，违反了人类，违反了人类，违反了人类，违反权利和规则。 个人强调了战俘问题，因为她的兄弟通过了俄罗斯的沃隆，他处于不人道的条件。</text:p>
      <text:p text:style-name="P4">
<draw:frame draw:style-name="fr1" draw:name="Image220" text:anchor-type="as-char" svg:width="6.9236in" svg:height="4.613521in" draw:z-index="0">
<draw:image xlink:href="../Images/yкринформ/2023-04-01T23-36-00-03-00/1680381133-402.jpeg" xlink:type="simple" xlink:show="embed" xlink:actuate="onLoad" draw:mime-type="image/jpeg"/>
</draw:frame>
“他的兄弟返回乌克兰瘫痪的人，他们的体重减少了40公斤，被囚禁的人死亡……这就是俄罗斯联邦之手的一切。 我认为阻止这种恐怖的方法是防止俄罗斯参加奥运会。文明世界应该表现出其真实价值观。”卡尔科说。</text:p>
      <text:p text:style-name="P4">
<text:span text:style-name="T4">
另请阅读：</text:span>
 <text:a xlink:type="simple" xlink:href="https://www.ukrinform.ua/rubric-polytics/3688989-mok-rizikue-uvijti-v-istoriu-ak-organizacia-so-poturae-agresoram-kuleba.html" text:style-name="Internet_20_link" text:visited-style-name="Visited_20_Internet_20_Link">
</text:a>
在会议上，瓦塔纳布指出，他是乌克兰和乌克兰体操的朋友。 他说，他访问了布查(Bucha)，在那里他用自己的眼睛看到了俄罗斯士兵的后果，并与当地居民进行了交流。</text:p>
      <text:p text:style-name="P4">
“我感到你的痛苦。 那些支持战争的人应该受到严厉的惩罚，”国际体操联合会主席总结道。</text:p>
      <text:p text:style-name="P4">
据报道，国际联合会<text:a xlink:type="simple" xlink:href="https://www.ukrinform.ua/rubric-sports/3689367-miznarodni-sportivni-federacii-prodovzuut-zberigati-sankcii-proti-rosian-i-bilorusiv.html" text:style-name="Internet_20_link" text:visited-style-name="Visited_20_Internet_20_Link">
</text:a>
尽管提出了IOC的建议，即使他们成为国际比赛。</text:p>
      <text:p text:style-name="P4">
_foto：op _</text:p>
      <text:p text:style-name="P4">
News Source: <text:a xlink:type="simple" xlink:href="https://www.ukrinform.ua/rubric-sports/3690436-ermak-zustrivsa-z-prezidentom-miznarodnoi-federacii-gimnastiki.html" text:style-name="Internet_20_link" text:visited-style-name="Visited_20_Internet_20_Link">
https://www.ukrinform.ua/rubric-sports/3690436-ermak-zustrivsa-z-prezidentom-miznarodnoi-federacii-gimnastiki.html</text:a>
</text:p>
      <!--NEWS-->
      <text:h text:style-name="P10" text:outline-level="1">
<text:span text:style-name="T4">
巴塞罗那在埃尔奇局外人击败了洛杉矶联赛</text:span>
</text:h>
      <text:p text:style-name="P4">
作者: Ukrinform (Person)</text:p>
      <text:p text:style-name="P4">
出版商: Укринформ (Organization)</text:p>
      <text:p text:style-name="P4">
出版时间: 2023-04-01T23:51:00+03:00</text:p>
      <text:p text:style-name="P4">
修改时间: 2023-04-01T23:51:00+03:00</text:p>
      <text:p text:style-name="P4">
描述: 巴塞罗那球员在西班牙锦标赛精英赛的第27轮比赛中击败了“埃尔奇”。  - 乌克林。</text:p>
      <text:p text:style-name="P4">
图片: ["<text:a xlink:type="simple" xlink:href="https://static.ukrinform.com/photos/2023_04/thumb_files/630_360_1680380338-193.jpg" text:style-name="Internet_20_link" text:visited-style-name="Visited_20_Internet_20_Link">
630_360_16803...</text:a>
"]</text:p>
      <text:p text:style-name="P4">
标签: ['Барселона', 'Футбол']</text:p>
      <text:p text:style-name="P4">
类型: Article</text:p>
      <!--METADATA-->
      <text:p text:style-name="P4">
<draw:frame draw:style-name="fr1" draw:name="Image221" text:anchor-type="as-char" svg:width="6.9236in" svg:height="3.956343in" draw:z-index="0">
<draw:image xlink:href="../Images/yкринформ/2023-04-01T23-51-00-03-00/630_360_1680380338-193.jpg" xlink:type="simple" xlink:show="embed" xlink:actuate="onLoad" draw:mime-type="image/jpeg"/>
</draw:frame>
在出口的巴塞罗那球员在西班牙冠军的精英Dyshizhum的第27轮中造成了灾难性的失败。</text:p>
      <text:p text:style-name="P4">
乌克林福姆报道，在Elche的Estadio Manuel Martinez Valero举行的比赛结束了以4：0的好处。</text:p>
      <text:p text:style-name="P4">
加泰罗尼亚人的成功带来了前锋罗伯特·勒万多夫斯基的目标(20，66分钟)，法蒂的Ans(56)你费拉纳·托雷萨(70).</text:p>
      <text:p text:style-name="P4">
<text:span text:style-name="T4">
Читайте також:</text:span>
 <text:a xlink:type="simple" xlink:href="https://www.ukrinform.ua/rubric-sports/3686465-barselonu-mozut-vidstoroniti-na-odin-sezon-vid-ucasti-u-evrokubkah.html" text:style-name="Internet_20_link" text:visited-style-name="Visited_20_Internet_20_Link">
 </text:a>
巴塞罗那获得了71分，并继续在拉利加(Laliga)的积分榜上领先。 第二个是“真实的”(56)，该，将于4月2日举办Valicolid。 埃尔奇(13)它仍然留在Primera，在第20名。</text:p>
      <text:p text:style-name="P4">
照片：法新社。</text:p>
      <text:p text:style-name="P4">
News Source: <text:a xlink:type="simple" xlink:href="https://www.ukrinform.ua/rubric-sports/3690439-barselona-rozgromila-autsajdera-la-ligi-v-elce.html" text:style-name="Internet_20_link" text:visited-style-name="Visited_20_Internet_20_Link">
https://www.ukrinform.ua/rubric-sports/3690439-barselona-rozgromila-autsajdera-la-ligi-v-elce.html</text:a>
</text:p>
      <!--NEWS-->
      <text:h text:style-name="P10" text:outline-level="1">
<text:span text:style-name="T4">
在奥德萨地区的卡车事故中，一对夫妇被杀</text:span>
</text:h>
      <text:p text:style-name="P4">
作者: Ukrinform (Person)</text:p>
      <text:p text:style-name="P4">
出版商: Укринформ (Organization)</text:p>
      <text:p text:style-name="P4">
出版时间: 2023-04-01T23:54:00+03:00</text:p>
      <text:p text:style-name="P4">
修改时间: 2023-04-01T23:54:00+03:00</text:p>
      <text:p text:style-name="P4">
描述: 由于汽车与卡车碰撞，两人在敖德萨地区的Berezov地区被杀。  - 乌克林。</text:p>
      <text:p text:style-name="P4">
图片: ["<text:a xlink:type="simple" xlink:href="https://static.ukrinform.com/photos/2023_04/thumb_files/630_360_1680381876-812.jpg" text:style-name="Internet_20_link" text:visited-style-name="Visited_20_Internet_20_Link">
630_360_16803...</text:a>
", "<text:a xlink:type="simple" xlink:href="https://static.ukrinform.com/photos/2023_04/1680381869-537.jpg" text:style-name="Internet_20_link" text:visited-style-name="Visited_20_Internet_20_Link">
1680381869-53...</text:a>
", "<text:a xlink:type="simple" xlink:href="https://static.ukrinform.com/photos/2023_04/1680381886-353.jpg" text:style-name="Internet_20_link" text:visited-style-name="Visited_20_Internet_20_Link">
1680381886-35...</text:a>
"]</text:p>
      <text:p text:style-name="P4">
标签: ['ДТП', 'Одещина', 'Загибель', 'Вантажівка']</text:p>
      <text:p text:style-name="P4">
类型: Article</text:p>
      <!--METADATA-->
      <text:p text:style-name="P4">
<draw:frame draw:style-name="fr1" draw:name="Image222" text:anchor-type="as-char" svg:width="6.9236in" svg:height="3.956343in" draw:z-index="0">
<draw:image xlink:href="../Images/yкринформ/2023-04-01T23-54-00-03-00/630_360_1680381876-812.jpg" xlink:type="simple" xlink:show="embed" xlink:actuate="onLoad" draw:mime-type="image/jpeg"/>
</draw:frame>
由于汽车碰撞，敖德萨地区的Ubereziv地区被两个人杀害。</text:p>
      <text:p text:style-name="P4">
关于它报告<text:a xlink:type="simple" xlink:href="http://od.npu.gov.ua/news/politseiski-vstanovliuiut-obstavyny-dtp-na-trasi-kyiv-odesa-u-berezivskomu-raioni" text:style-name="Internet_20_link" text:visited-style-name="Visited_20_Internet_20_Link">
</text:a>
敖德萨地区，报道乌克林福姆。</text:p>
      <text:p text:style-name="P4">
事故发生在基辅 - 奥德萨高速公路附近的斯塔拉·玛雅克(Stara Mayak)村附近。</text:p>
      <text:p text:style-name="P4">
“根据初步信息，Daewoo Lanos汽车的驾驶员试图绕过障碍，并没有应付驾驶并与骑车的DAF相撞，该车正在骑行。</text:p>
      <text:p text:style-name="P4">
<draw:frame draw:style-name="fr1" draw:name="Image223" text:anchor-type="as-char" svg:width="6.9236in" svg:height="6.66717in" draw:z-index="0">
<draw:image xlink:href="../Images/yкринформ/2023-04-01T23-54-00-03-00/1680381869-537.jpg" xlink:type="simple" xlink:show="embed" xlink:actuate="onLoad" draw:mime-type="image/jpeg"/>
</draw:frame>
值得注意的是，这位30岁的卡车司机是Vinnytsia地区的居民，并没有成为。</text:p>
      <text:p text:style-name="P4">
<draw:frame draw:style-name="fr1" draw:name="Image224" text:anchor-type="as-char" svg:width="6.9236in" svg:height="7.484973in" draw:z-index="0">
<draw:image xlink:href="../Images/yкринформ/2023-04-01T23-54-00-03-00/1680381886-353.jpg" xlink:type="simple" xlink:show="embed" xlink:actuate="onLoad" draw:mime-type="image/jpeg"/>
</draw:frame>
根据《艺术》第3部分的统一调查统一登记册中输入信息的问题。 《刑法》 286(违反交通安全或操作<text:a xlink:type="simple" xlink:href="https://www.ukrinform.ua/tag-transport" text:style-name="Internet_20_link" text:visited-style-name="Visited_20_Internet_20_Link">
</text:a>
由管理导致多个人死亡的传输设施的人).</text:p>
      <text:p text:style-name="P4">
<text:span text:style-name="T4">
Читайте також:</text:span>
 <text:a xlink:type="simple" xlink:href="https://www.ukrinform.ua/rubric-regions/3684105-na-prikarpatti-stalasa-dtp-za-ucastu-avtobusiv-odin-zagiblij-se-14-travmovanih.html" text:style-name="Internet_20_link" text:visited-style-name="Visited_20_Internet_20_Link">
 </text:a>
作为 <text:a xlink:type="simple" xlink:href="http://www.ukrinform.ua/rubric-regions/3686522-u-cernigovi-tavria-zitknulasa-z-marsrutkou-dvoe-zagiblih.html" text:style-name="Internet_20_link" text:visited-style-name="Visited_20_Internet_20_Link">
 </text:a>
在切尔尼夫(Chernihiv)，两人在道路事故中被杀。</text:p>
      <text:p text:style-name="P4">
<text:span text:style-name="T5">
foto：od.npu.gov.ua</text:span>
</text:p>
      <text:p text:style-name="P4">
News Source: <text:a xlink:type="simple" xlink:href="https://www.ukrinform.ua/rubric-regions/3690438-u-dtp-z-vantazivkou-na-odesini-zaginulo-podruzza.html" text:style-name="Internet_20_link" text:visited-style-name="Visited_20_Internet_20_Link">
https://www.ukrinform.ua/rubric-regions/3690438-u-dtp-z-vantazivkou-na-odesini-zaginulo-podruzza.html</text:a>
</text:p>
      <!--NEWS-->
      <text:h text:style-name="P10" text:outline-level="1">
<text:span text:style-name="T4">
“ Cyber​​war”概念的定义将使乘员应负责</text:span>
</text:h>
      <text:p text:style-name="P4">
作者: ['АРМІЯINFORM']</text:p>
      <text:p text:style-name="P4">
时间: 2023-04-01T58:00:00-04:00</text:p>
      <text:p text:style-name="P4">
描述: 秘书的代祷者是为了全国性的贝兹佩基，我为乌克兰谢尔盖·德米迪克·塔（Sergey Demedyuk ta）辩护...与乌克兰2022年的战争，与乌克兰的最新新闻，今天与乌克兰的新闻战争，今天与乌克兰2022年的新闻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whatsapp-image-2023-03-31-at-16.00.25-2.jpeg" text:style-name="Internet_20_link" text:visited-style-name="Visited_20_Internet_20_Link">
whatsapp-image-2023-03-31-at-16.00.25-2.jpeg</text:a>
', '<text:a xlink:type="simple" xlink:href="https://www.rnbo.gov.ua/files/%D0%94%D0%B5%D0%BC%D0%B5%D0%B4%D1%8E%D0%BA/31032023/WhatsApp%20Image%202023-03-31%20at%2016.00.25%20(1).jpeg" text:style-name="Internet_20_link" text:visited-style-name="Visited_20_Internet_20_Link">
WhatsApp%20Image%202023-03-31%20at%2016.00.25%20(1).jpeg</text:a>
']</text:p>
      <text:p text:style-name="P4">
标签: ['РНБО']</text:p>
      <text:p text:style-name="P4">
类别: News</text:p>
      <!--METADATA-->
      <text:p text:style-name="P4">
<draw:frame draw:style-name="fr1" draw:name="Image225" text:anchor-type="as-char" svg:width="6.9236in" svg:height="4.615733in" draw:z-index="0">
<draw:image xlink:href="../Images/AРМІЯINFORM/2023-04-01T58-00-00-04-00/whatsapp-image-2023-03-31-at-16.00.25-2.jpeg" xlink:type="simple" xlink:show="embed" xlink:actuate="onLoad" draw:mime-type="image/jpeg"/>
</draw:frame>
乌克兰Serhiy Demedukt国家安全与国防委员会副秘书副副主管，信息安全和网络安全服务负责人的信息安全部门。 关于这个<text:a xlink:type="simple" xlink:href="https://www.rnbo.gov.ua/ua/Diialnist/6222.html" text:style-name="Internet_20_link" text:visited-style-name="Visited_20_Internet_20_Link">
被引用</text:a>
在NSDC网站上。</text:p>
      <text:p text:style-name="P4">
乌克兰国防部，乌克兰的安全局，乌克兰总参谋部，乌克兰国家警察局，通讯国家秘书处，Verkhovna Rada委员会，乌克兰国家警察局，Verkhovna Rada委员会，乌克兰的安全局，乌克兰的安全局，乌克兰的安全局，乌克兰的安全局，乌克兰的安全局，乌克兰的安全局代表也参加了该活动。国家安全，国防与情报，基辅商业和工业，乌克兰的NAS，NAS，NAS，NAS，NAS，NAS，NAS，乌克兰HOV和媒体。</text:p>
      <text:p text:style-name="P4">
在会议期间讨论的问题中，特别关注了“ Cyber​​war”概念的规范定义的重要性。</text:p>
      <text:p text:style-name="P4">
“今天，根据他们的知识和经验，它定义了“ Cyber​​war”的概念。 所谓的世界国家仍然没有一个清晰的措辞。 我们必须定义“ Cyber​​war”及其解释的概念。 这将有助于参考那些对乌克兰及其公民犯下军事罪行的人，而无需踏上乌克兰土地。”</text:p>
      <text:p text:style-name="P4">
在会议期间，参与者讨论了如何抵消俄罗斯联合会对乌克兰军队的信息和心理影响的方法，并在战争中受到限制的机会来加强信息的保护。</text:p>
      <text:p text:style-name="P4">
还建议开始对网络处理的独特科学研究。为此，他们计划吸引Kibiber安全所有实体的代表，关键基础设施的对象以及Tanucco机构的公共组织。</text:p>
      <text:p text:style-name="P4">
News Source: <text:a xlink:type="simple" xlink:href="https://armyinform.com.ua/2023/04/01/s-demedyuk-vyznachennya-ponyattya-kibervijna-spryyatyme-prytyagnennyu-do-vidpovidalnosti-tyh-hto-chynyt-voyenni-zlochyny-proty-ukrayiny-ne-stupayuchy-na-yiyi-zemlyu/" text:style-name="Internet_20_link" text:visited-style-name="Visited_20_Internet_20_Link">
https://armyinform.com.ua/2023/04/01/s-demedyuk-vyznachennya-ponyattya-kibervijna-spryyatyme-prytyagnennyu-do-vidpovidalnosti-tyh-hto-chynyt-voyenni-zlochyny-proty-ukrayiny-ne-stupayuchy-na-yiyi-zemlyu/</text:a>
</text:p>
      <!--NEWS-->
      <text:h text:style-name="P10" text:outline-level="1">
<text:span text:style-name="T4">
Dmytro Kuleba敦促英国拒绝签证给俄罗斯联邦和白俄罗斯的运动员</text:span>
</text:h>
      <text:p text:style-name="P4">
作者: ['АРМІЯINFORM']</text:p>
      <text:p text:style-name="P4">
时间: 2023-04-01T59:00:00-04:00</text:p>
      <text:p text:style-name="P4">
描述: 法律部的组成dmitro kuleba khuleba卡住了维萨斯的伟大英国vidmoviti ...与乌克兰2022年的战争，与乌克兰的战争是今天的最新新闻，这是与乌克兰2022年的新闻，今天将有一场战争，将会发生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2/04/2022-02-07t155006z_1511779818_rc22fs91p03g_rtrmadp_3_ukraine-crisis-germany-pic_32ratio_900x600-900x600-79766.jpg" text:style-name="Internet_20_link" text:visited-style-name="Visited_20_Internet_20_Link">
2022-02-07t155006z_1511779818_rc22fs91p03g_rtrmadp_3_ukraine-crisis-germany-pic_32ratio_900x600-900x600-79766.jpg</text:a>
']</text:p>
      <text:p text:style-name="P4">
标签: ['STOPRUSSIA', 'АГРЕСІЯ РФ', 'ВТОРГНЕННЯ РФ', 'ДМИТРО КУЛЕБА']</text:p>
      <text:p text:style-name="P4">
类别: News</text:p>
      <!--METADATA-->
      <text:p text:style-name="P4">
<draw:frame draw:style-name="fr1" draw:name="Image227" text:anchor-type="as-char" svg:width="6.9236in" svg:height="4.615733in" draw:z-index="0">
<draw:image xlink:href="../Images/AРМІЯINFORM/2023-04-01T59-00-00-04-00/2022-02-07t155006z_1511779818_rc22fs91p03g_rtrmadp_3_ukraine-crisis-germany-pic_32ratio_900x600-900x600-79766.jpg" xlink:type="simple" xlink:show="embed" xlink:actuate="onLoad" draw:mime-type="image/jpeg"/>
</draw:frame>
外交大臣杜米特罗·库莱巴(Dmytro Kuleba)呼吁英国伟大的政府拒绝俄罗斯和白俄罗斯网球运动员，尽管俄罗斯在乌克兰犯罪，但他们在温网锦标赛中被允许参加兄弟。</text:p>
      <text:p text:style-name="P4">
Dmytro Kuleba <text:a xlink:type="simple" xlink:href="https://twitter.com/DmytroKuleba/status/1641790179567456259" text:style-name="Internet_20_link" text:visited-style-name="Visited_20_Internet_20_Link">
写</text:a>
紫罗兰。</text:p>
      <ul>
        <li>
温网决定允许俄罗斯和白俄罗斯球员与Eamora竞争。 俄罗斯是否停止了侵略性或暴行？ 不，我只是一个方法来结识两个犯罪的同谋。 他说，我敦促英国拒绝签证的球员。</li>
      </ul>
      <text:p text:style-name="P4">
News Source: <text:a xlink:type="simple" xlink:href="https://armyinform.com.ua/2023/04/01/dmytro-kuleba-zaklykav-brytaniyu-vidmovyty-u-vizah-sportsmenam-rf-ta-bilorusi/" text:style-name="Internet_20_link" text:visited-style-name="Visited_20_Internet_20_Link">
https://armyinform.com.ua/2023/04/01/dmytro-kuleba-zaklykav-brytaniyu-vidmovyty-u-vizah-sportsmenam-rf-ta-bilorusi/</text:a>
</text:p>
      <!--NEWS-->
      <text:h text:style-name="P10" text:outline-level="1">
<text:span text:style-name="T4">
乌克兰总理会见了斯洛伐克政府的负责人</text:span>
</text:h>
      <text:p text:style-name="P4">
作者: ['АРМІЯINFORM']</text:p>
      <text:p text:style-name="P4">
时间: 2023-04-01T60:00:00-04:00</text:p>
      <text:p text:style-name="P4">
描述: Prem and Ministrakhokhkhkhok丹尼斯·施米加尔·塞米加尔·苏斯蒂奇（Kiwi Zm'r Ministrom）在乌克兰2022年与乌克兰的战争，与乌克兰的最新新闻，《与乌克兰的新闻》，《与乌克兰2022年的新闻战争》，今天，乌克兰和俄罗斯和俄罗斯和俄罗斯和俄罗斯和俄罗斯和俄罗斯之间的战争将会发生俄罗斯和俄罗斯在2022年与乌克兰的战争将在不久的将来与乌克兰战争，乌克兰与乌克兰的战争，今天的乌克兰新闻，乌克兰的新闻，乌克兰媒体在俄罗斯的乌克兰新闻</text:p>
      <text:p text:style-name="P4">
图片: ['<text:a xlink:type="simple" xlink:href="https://armyinform.com.ua/wp-content/uploads/2023/03/thumb_201937_820_360_0_0_auto.jpg" text:style-name="Internet_20_link" text:visited-style-name="Visited_20_Internet_20_Link">
thumb_201937_820_360_0_0_auto.jpg</text:a>
']</text:p>
      <text:p text:style-name="P4">
标签: []</text:p>
      <text:p text:style-name="P4">
类别: News</text:p>
      <!--METADATA-->
      <text:p text:style-name="P4">
<draw:frame draw:style-name="fr1" draw:name="Image228" text:anchor-type="as-char" svg:width="6.9236in" svg:height="4.162603in" draw:z-index="0">
<draw:image xlink:href="../Images/AРМІЯINFORM/2023-04-01T60-00-00-04-00/thumb_201937_820_360_0_0_auto.jpg" xlink:type="simple" xlink:show="embed" xlink:actuate="onLoad" draw:mime-type="image/jpeg"/>
</draw:frame>
乌克兰丹尼斯·施米加尔(Denis Shmigal)总理在基辅与斯洛伐克共和国总理爱德华·赫格(Edward Heger)开会。 关于它<text:a xlink:type="simple" xlink:href="https://www.kmu.gov.ua/news/premier-ministr-ukrainy-proviv-zustrich-iz-hlavoiu-uriadu-slovachchyny" text:style-name="Internet_20_link" text:visited-style-name="Visited_20_Internet_20_Link">
报告</text:a>
政府门户。</text:p>
      <text:p text:style-name="P4">
Denisshmigal说：“斯洛伐克继续表现出对我们的团结，决心符合正义和民主价值观。”</text:p>
      <text:p text:style-name="P4">
乌克兰总理强调，今天的关键任务是赢得战场。 因此，乌克兰赞赏斯洛伐克政府将MIG-29飞机转移，推出Cub SPR和其他武器的决定。</text:p>
      <text:p text:style-name="P4">
Denis Shmigal强调说：“所有这一切都将帮助我们的战士解放乌克兰领土，此后，这是整个欧洲家庭和整个欧洲家庭的大陆恢复项目。”</text:p>
      <text:p text:style-name="P4">
乌克兰政府的负责人感谢在俄罗斯的全面侵略期间我们国家的全面援助。</text:p>
      <text:p text:style-name="P4">
News Source: <text:a xlink:type="simple" xlink:href="https://armyinform.com.ua/2023/04/01/premyer-ministr-ukrayiny-proviv-zustrich-iz-glavoyu-uryadu-slovachchyny/" text:style-name="Internet_20_link" text:visited-style-name="Visited_20_Internet_20_Link">
https://armyinform.com.ua/2023/04/01/premyer-ministr-ukrayiny-proviv-zustrich-iz-glavoyu-uryadu-slovachchyny/</text:a>
</text:p>
      <!--NEWS-->
      <text:h text:style-name="P10" text:outline-level="1">
<text:span text:style-name="T4">
在阿夫迪夫卡（Avdiivka），俄罗斯联邦军队杀死了一个5个月大的婴儿，他的祖母 - 诉讼被启动</text:span>
</text:h>
      <text:p text:style-name="P4">
作者: ['АРМІЯINFORM']</text:p>
      <text:p text:style-name="P4">
时间: 2023-04-01T61:00:00-04:00</text:p>
      <text:p text:style-name="P4">
描述: 对于专有的Kerivnitva，Donetsko的Rozdochatovo检察官办公室...与乌克兰2022年的战争，与乌克兰的最新新闻战争，今天与乌克兰2022年的新闻战争，今天与乌克兰之间的战争，乌克兰和俄罗斯之间的战争将与乌克兰之间的战争他们说，要么是在2022年，要么会有或不会，他们会在不久的将来与乌克兰战争，他们说，今天与乌克兰的战争，今天的乌克兰新闻，乌克兰新闻，乌克兰媒体在俄罗斯的乌克兰媒体</text:p>
      <text:p text:style-name="P4">
图片: ['<text:a xlink:type="simple" xlink:href="https://armyinform.com.ua/wp-content/uploads/2023/03/400_0_1646978005-2185.webp" text:style-name="Internet_20_link" text:visited-style-name="Visited_20_Internet_20_Link">
400_0_1646978005-2185.webp</text:a>
']</text:p>
      <text:p text:style-name="P4">
标签: ['STOPRUSSIA', 'АВДІЇВКА', 'АГРЕСІЯ РФ', 'ВТОРГНЕННЯ РФ', 'ЗЛОЧИНИ РФ', 'ОФІС ГЕНЕРАЛЬНОГО ПРОКУРОРА УКРАЇНИ']</text:p>
      <text:p text:style-name="P4">
类别: News</text:p>
      <!--METADATA-->
      <text:p text:style-name="P4">
<draw:frame draw:style-name="fr1" draw:name="Image229" text:anchor-type="as-char" svg:width="6.9236in" svg:height="4.656121in" draw:z-index="0">
<draw:image xlink:href="../ConvertedIMGs/AРМІЯINFORM/2023-04-01T61-00-00-04-00/400_0_1646978005-2185.png" xlink:type="simple" xlink:show="embed" xlink:actuate="onLoad" draw:mime-type="image/png"/>
</draw:frame>
说明性照片</text:p>
      <text:p text:style-name="P4">
在顿涅茨克地区检察官办公室的程序领导下，对违反战争法的刑事诉讼的案件调查，加上预谋谋杀(艺术的第2部分。 乌克兰《刑法》的438).</text:p>
      <text:p text:style-name="P4">
За даними слідства, ввечері 31 березня 2023 року окупаційні війська рфздійснили артилерійський обстріл м. Авдіївки. Снаряд влучив у приватнийбудинок, в якому проживала родина. У полум’ї, що охопило оселю, загинули69-річна жінка та її 5-місячний онук.</text:p>
      <text:p text:style-name="P4">
За попередніми даними, поранень також зазнали мати й батько малюка, якізнаходились на подвір’ї. Наразі пошуково-рятувальні роботи тривають.</text:p>
      <text:p text:style-name="P4">
На місці працюють правоохоронці та рятувальники.</text:p>
      <text:p text:style-name="P4">
Прокурори продовжують вживати всі належні та можливі заходи для документуваннявоєнних злочинів, вчинених представниками збройних сил рф.</text:p>
      <text:p text:style-name="P4">
<text:span text:style-name="T4">
Джерело:</text:span>
 <text:span text:style-name="T5">
<text:a xlink:type="simple" xlink:href="https://www.facebook.com/pgo.gov.ua/posts/pfbid02LRjh29szfpSGRhUXMuSeAycgToB1bzAJZZSLDVerkFBbhDXFuQ4Y24bsdm7WPy4vl" text:style-name="Internet_20_link" text:visited-style-name="Visited_20_Internet_20_Link">
Офіс Генеральногопрокурора</text:a>
</text:span>
</text:p>
      <text:p text:style-name="P4">
News Source: <text:a xlink:type="simple" xlink:href="https://armyinform.com.ua/2023/04/01/u-avdiyivczi-armiya-rf-vbyla-5-misyachne-nemovlya-ta-jogo-babusyu-rozpochato-provadzhennya/" text:style-name="Internet_20_link" text:visited-style-name="Visited_20_Internet_20_Link">
https://armyinform.com.ua/2023/04/01/u-avdiyivczi-armiya-rf-vbyla-5-misyachne-nemovlya-ta-jogo-babusyu-rozpochato-provadzhennya/</text:a>
</text:p>
      <!--NEWS-->
      <text:h text:style-name="P10" text:outline-level="1">
<text:span text:style-name="T4">
在组织“用钢制成的妇女”的倡议中，与当地战俘举行了会议</text:span>
</text:h>
      <text:p text:style-name="P4">
作者: ['АРМІЯINFORM']</text:p>
      <text:p text:style-name="P4">
时间: 2023-04-01T62:00:00-04:00</text:p>
      <text:p text:style-name="P4">
描述: 在组织“ Zhinki Zi stali”的巨大组织框架上，Vidbuli Zustychychi是……与乌克兰2022的战争，与乌克兰的最新新闻，今天与乌克兰的新闻，今天与乌克兰2022年的战争，今天，乌克兰和俄罗斯和俄罗斯和俄罗斯之间以及乌克兰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eb723868-fb90-4fdb-91a5-d8a391e0c251.jpg" text:style-name="Internet_20_link" text:visited-style-name="Visited_20_Internet_20_Link">
eb723868-fb90-4fdb-91a5-d8a391e0c251.jpg</text:a>
']</text:p>
      <text:p text:style-name="P4">
标签: ['STOPRUSSIA', 'АГРЕСІЯ РФ', 'ВІЙСЬКОВОПОЛОНЕНІ', 'ВТОРГНЕННЯ РФ']</text:p>
      <text:p text:style-name="P4">
类别: News</text:p>
      <!--METADATA-->
      <text:p text:style-name="P4">
<draw:frame draw:style-name="fr1" draw:name="Image230" text:anchor-type="as-char" svg:width="6.9236in" svg:height="3.894525in" draw:z-index="0">
<draw:image xlink:href="../Images/AРМІЯINFORM/2023-04-01T62-00-00-04-00/eb723868-fb90-4fdb-91a5-d8a391e0c251.jpg" xlink:type="simple" xlink:show="embed" xlink:actuate="onLoad" draw:mime-type="image/jpeg"/>
</draw:frame>
在非政府组织“用钢制成的妇女”的框架内，与当地军人会面，这些人于2022年春季被守护者的玛丽upol(Mariupol)运送，以帮助该市的捍卫者戴螺丝。</text:p>
      <text:p text:style-name="P4">
关于它<text:a xlink:type="simple" xlink:href="https://armyinform.com.ua/C:/Users/golov/Desktop/script%20async%20src=%22https:/telegram.org/js/telegram-widget.js" text:style-name="Internet_20_link" text:visited-style-name="Visited_20_Internet_20_Link">
报告</text:a>
协调楔形行为的总部。</text:p>
      <text:p text:style-name="P4">
工作组负责人对Zicka的相互作用以及协调总部Andriy Yusov的捍卫者的相互作用的负责人回答了这个问题。</text:p>
      <text:p text:style-name="P4">
特别是，他们讨论了现金问题，与伊普佐娃的俘虏在国际法院就非法维护公民提供的函件。</text:p>
      <text:p text:style-name="P4">
外交部和检察官办公室正在诉求索赔。人权活动家也参与了这一过程。</text:p>
      <text:p text:style-name="P4">
安德里斯说：“一些数据涉及开放执法器官的刑事诉讼，他们需要仔细的验证和处理。”</text:p>
      <text:p text:style-name="P4">
是否可以在俄罗斯被捕获在俄罗斯，可以在触发的律师和人权捍卫者的协助下找到。 就像俄罗斯法院的“刑期”一样，正在调查并不是交换的障碍。</text:p>
      <text:p text:style-name="P4">
News Source: <text:a xlink:type="simple" xlink:href="https://armyinform.com.ua/2023/04/01/za-inicziatyvy-organizacziyi-zhinky-zi-stali-vidbulasya-zustrich-z-ridnymy-vijskovopolonenyh/" text:style-name="Internet_20_link" text:visited-style-name="Visited_20_Internet_20_Link">
https://armyinform.com.ua/2023/04/01/za-inicziatyvy-organizacziyi-zhinky-zi-stali-vidbulasya-zustrich-z-ridnymy-vijskovopolonenyh/</text:a>
</text:p>
      <!--NEWS-->
      <text:h text:style-name="P10" text:outline-level="1">
<text:span text:style-name="T4">
在俄罗斯的愚人节，开始向军队征召服务的呼吁开始</text:span>
</text:h>
      <text:p text:style-name="P4">
作者: ['Володимир Поліщук']</text:p>
      <text:p text:style-name="P4">
时间: 2023-04-01T63:00:00-04:00</text:p>
      <text:p text:style-name="P4">
描述: 1 Kvynya，无所不能是愚人节，在莫斯科，《奖品奖》的新闻...与乌克兰2022年的战争，与乌克兰与乌克兰的最新新闻，今天与乌克兰的新闻战争，今天与乌克兰2022年的《新闻战》，将于今天与乌克兰2022乌克兰和俄罗斯，以及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3/03/pryzovnyky-rf.webp" text:style-name="Internet_20_link" text:visited-style-name="Visited_20_Internet_20_Link">
pryzovnyky-rf.webp</text:a>
']</text:p>
      <text:p text:style-name="P4">
标签: ['ДУТА ВЕЛИЧ РОСАРМІЇ', 'ДУТА ВЕЛИЧ РОСІЇ']</text:p>
      <text:p text:style-name="P4">
类别: News</text:p>
      <!--METADATA-->
      <text:p text:style-name="P4">
<draw:frame draw:style-name="fr1" draw:name="Image231" text:anchor-type="as-char" svg:width="6.9236in" svg:height="3.894525in" draw:z-index="0">
<draw:image xlink:href="../ConvertedIMGs/AРМІЯINFORM/2023-04-01T63-00-00-04-00/pryzovnyky-rf.png" xlink:type="simple" xlink:show="embed" xlink:actuate="onLoad" draw:mime-type="image/png"/>
</draw:frame>
4月1日，在世界假期 - 愚蠢的日子，在穆斯科维(Muscovy)，春季应征者开始军队。 它的总参谋部报告说，他已经开始以电子方式收到应征者。</text:p>
      <text:p text:style-name="P4">
前一天，恐怖主义联合会的总统弗拉基米尔·普京(Vladimir Putin)签署了春季呼吁，国民警卫队，紧急情况部和1.47千万俄罗斯年龄的18至27岁的法令。 未来的士兵将服务一年。</text:p>
      <text:p text:style-name="P4">
关于它<text:a xlink:type="simple" xlink:href="https://www.interfax.ru/russia/893772" text:style-name="Internet_20_link" text:visited-style-name="Visited_20_Internet_20_Link">
写作</text:a>
俄罗斯宣传资源Interfax.ru。</text:p>
      <text:p text:style-name="P4">
“没有军事军人将被派往特殊的军事行动。”  - 引用了反诉说弗拉基米尔(Vladimir)的首席组织和定居总参谋长的代表。</text:p>
      <text:p text:style-name="P4">
毫无疑问，俄罗斯最高军事政治领导人的承诺因与乌克兰的战争未能成为下一个优先事项。(https://www.youtube.com/watch?v=q2N39cjWYzE)关于违反此预言的行为。</text:p>
      <text:p text:style-name="P4">
特别是，去年的应征者处于职业等级的案件<text:a xlink:type="simple" xlink:href="https://ria.ru/20220309/srochniki-1777337029.html" text:style-name="Internet_20_link" text:visited-style-name="Visited_20_Internet_20_Link">
调查</text:a>
俄罗斯的主要军事检察官办公室。</text:p>
      <text:p text:style-name="P4">
sevreal.org网站<text:a xlink:type="simple" xlink:href="https://www.severreal.org/a/chisto-politika-i-nichego-horoshego-kak-srochniki-popadayut-na-voynu/31903249.html" text:style-name="Internet_20_link" text:visited-style-name="Visited_20_Internet_20_Link">
写</text:a>
，这是亚瑟·耶吉耶(Arthur Yegiyev)西部地区军事检察官的机构，至少有600名应征者参与了乌克兰的敌对行动。 他仍然为此惩罚了“大约12名军官”，一词工人很快被逆转到俄罗斯。</text:p>
      <text:p text:style-name="P4">
可能不站在这些耙子上，指挥官会说服(将迫使)要签下新来的士兵与Rosarmia。</text:p>
      <text:p text:style-name="P4">
News Source: <text:a xlink:type="simple" xlink:href="https://armyinform.com.ua/2023/04/01/u-den-durnya-v-rosiyi-rozpochavsya-pryzov-na-strokovu-sluzhbu-do-armiyi/" text:style-name="Internet_20_link" text:visited-style-name="Visited_20_Internet_20_Link">
https://armyinform.com.ua/2023/04/01/u-den-durnya-v-rosiyi-rozpochavsya-pryzov-na-strokovu-sluzhbu-do-armiyi/</text:a>
</text:p>
      <!--NEWS-->
      <text:h text:style-name="P10" text:outline-level="1">
<text:span text:style-name="T4">
乌克兰航班’企业在俄罗斯联邦监狱中没有得到适当的医疗援助-Lubinets</text:span>
</text:h>
      <text:p text:style-name="P4">
作者: ['АРМІЯINFORM']</text:p>
      <text:p text:style-name="P4">
时间: 2023-04-01T64:00:00-04:00</text:p>
      <text:p text:style-name="P4">
描述: </text:p>
      <text:p text:style-name="P4">
图片: ['<text:a xlink:type="simple" xlink:href="https://armyinform.com.ua/wp-content/uploads/2023/03/photo_2023-03-31_10-54-37.jpg" text:style-name="Internet_20_link" text:visited-style-name="Visited_20_Internet_20_Link">
photo_2023-03-31_10-54-37.jpg</text:a>
']</text:p>
      <text:p text:style-name="P4">
标签: []</text:p>
      <text:p text:style-name="P4">
类别: News</text:p>
      <!--METADATA-->
      <text:p text:style-name="P4">
<draw:frame draw:style-name="fr1" draw:name="Image232" text:anchor-type="as-char" svg:width="6.9236in" svg:height="6.9236in" draw:z-index="0">
<draw:image xlink:href="../Images/AРМІЯINFORM/2023-04-01T64-00-00-04-00/photo_2023-03-31_10-54-37.jpg" xlink:type="simple" xlink:show="embed" xlink:actuate="onLoad" draw:mime-type="image/jpeg"/>
</draw:frame>
“公民记者艾琳娜·丹尼洛维奇(Irina Danilovich)一周前宣布了一个干dry政府，再次拒绝了医学检查，没有进行计划的市场。几个月来，她患有严重的头痛和听力疼痛。伊琳娜(Irina)从3月20日起未知，因为她是拒绝与她的亲戚和保护交流，“  -  said [Verkhovna Rada的专员Dmitrylubinets]]]]](https://t.me/dmytro_lubinetzs/2033)在他的电报中。</text:p>
      <text:p text:style-name="P4">
申诉专员还指出，对另一名政治犯的健康 - 有足够的疾病和慢性内脏器官疾病的人的健康知之甚少。</text:p>
      <text:p text:style-name="P4">
一月份，殖民地政府在约会时否认了她的亲戚。 在被迫穿越Chuvashia期间，这也是一个未知的居住地。</text:p>
      <text:p text:style-name="P4">
“此外，根据亲戚的说法，现年64岁的Oleg Prikhodko因拒绝与FSB合作而受到新终止的威胁，这是对乌克兰公民的不支持的医疗援助，没有俄罗斯联邦自由。从政治动机中，是系统性的。致命的后果。”</text:p>
      <text:p text:style-name="P4">
他还回忆说，在2月初，克里米亚的两名erad夫死于俄罗斯监狱：Dzhemil Gafarov和Konstantin Shiring。 两者都没有提供健康和健康问题。</text:p>
      <text:p text:style-name="P4">
News Source: <text:a xlink:type="simple" xlink:href="https://armyinform.com.ua/2023/04/01/ukrayinski-politvyazni-ne-otrymuyut-nalezhnoyi-medychnoyi-dopomogy-v-tyurmah-rf-lubinecz/" text:style-name="Internet_20_link" text:visited-style-name="Visited_20_Internet_20_Link">
https://armyinform.com.ua/2023/04/01/ukrayinski-politvyazni-ne-otrymuyut-nalezhnoyi-medychnoyi-dopomogy-v-tyurmah-rf-lubinecz/</text:a>
</text:p>
      <!--NEWS-->
      <text:h text:style-name="P10" text:outline-level="1">
<text:span text:style-name="T4">
9名NFF参与者将由科尔森地区平民的酷刑来评判，包括SBU精致</text:span>
</text:h>
      <text:p text:style-name="P4">
作者: ['АРМІЯINFORM']</text:p>
      <text:p text:style-name="P4">
时间: 2023-04-01T65:00:00-04:00</text:p>
      <text:p text:style-name="P4">
描述: Khersonskoye地区检察官的检察官震惊了审判...与乌克兰2022的战争，与乌克兰的战争是今天的最新消息，今天与乌克兰的新闻战2022是今天的最后一场，乌克兰和俄罗斯之间的战争将是一场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3/339087699_241510001662141_1673767450587230515_n.jpg" text:style-name="Internet_20_link" text:visited-style-name="Visited_20_Internet_20_Link">
339087699_241510001662141_1673767450587230515_n.jpg</text:a>
']</text:p>
      <text:p text:style-name="P4">
标签: ['STOPRUSSIA', 'АГРЕСІЯ РФ', 'ВТОРГНЕННЯ РФ', 'ОФІС ГЕНЕРАЛЬНОГО ПРОКУРОРА УКРАЇНИ', 'ХЕРСОН']</text:p>
      <text:p text:style-name="P4">
类别: News</text:p>
      <!--METADATA-->
      <text:p text:style-name="P4">
<draw:frame draw:style-name="fr1" draw:name="Image233" text:anchor-type="as-char" svg:width="6.9236in" svg:height="5.580561in" draw:z-index="0">
<draw:image xlink:href="../Images/AРМІЯINFORM/2023-04-01T65-00-00-04-00/339087699_241510001662141_1673767450587230515_n.jpg" xlink:type="simple" xlink:show="embed" xlink:actuate="onLoad" draw:mime-type="image/jpeg"/>
</draw:frame>
说明性照片</text:p>
      <text:p text:style-name="P4">
赫尔森地区和赫森地区检察官办公室的检察官发出了一项前审判法案，以其参与者的非法武装成立负责人。 所有被告以前曾在执法部门工作。</text:p>
      <text:p text:style-name="P4">
调查发现，在临时占领霍尔森市期间，创建了非法武装部队 - “赫尔森地区的国家安全服务”。</text:p>
      <text:p text:style-name="P4">
该地层类似于Kherson地区被占领领土的FSB。 惩罚性机构的负责人由乌克兰地区地区的安全分离和加入俄罗斯联邦的分离。 为此，NFF参与者执行了抑制对该地区抵抗运动的运动以及对职业权力政策的任何表现的运动。</text:p>
      <text:p text:style-name="P4">
乌克兰安全局的前负责人是逃避时期。</text:p>
      <text:p text:style-name="P4">
被乌克兰公民，亲乌克兰激进主义者，占领权的反对者，其他平民发现并拘留了SO宣告服务的代表。</text:p>
      <text:p text:style-name="P4">
在赫尔森的一座被俘虏的建筑物中，该地层的参与者配备了非法监禁和人民酷刑的地方。</text:p>
      <text:p text:style-name="P4">
平民被保存在不人道的条件下，被心理tafhysical暴力使用。</text:p>
      <text:p text:style-name="P4">
他们每天都会遭受殴打，电酷刑。 它们仅限于营养，不给水。 NFF参与者模仿受害者的处决。</text:p>
      <text:p text:style-name="P4">
对平民的拘留是在各种原因下发生的，在某些情况下，他们只能支付“赎金”。</text:p>
      <text:p text:style-name="P4">
根据非法武装部队负责人收集的证据，他们将采取故意行动，以非法改变乌克兰塔尼卡边境领土的边界，国家背叛，非法武装部队的管理和对攻击的攻击企业和公民，不良治疗一群人(艺术的第2部分。 110，艺术第2部分。 111，第3部分，第260条第4部分，第2部分。 28小时1艺术。 乌克兰《刑法》的438).</text:p>
      <text:p text:style-name="P4">
现在已被告被通缉。</text:p>
      <text:p text:style-name="P4">
<text:span text:style-name="T4">
资料来源：</text:span>
 _ <text:a xlink:type="simple" xlink:href="https://www.facebook.com/pgo.gov.ua/posts/pfbid02oVrGAg4i13YcqYihWFoFVK92Fr3aRKaF1iNm6rW8wRL12LTy4Jgbw1hmuYfyai5jl" text:style-name="Internet_20_link" text:visited-style-name="Visited_20_Internet_20_Link">
总检察官办公室</text:a>
_</text:p>
      <text:p text:style-name="P4">
News Source: <text:a xlink:type="simple" xlink:href="https://armyinform.com.ua/2023/04/01/za-katuvannya-czyvilnyh-na-hersonshhyni-sudytymut-9-uchasnykiv-nzf-sered-yakyh-eksgolova-sbu/" text:style-name="Internet_20_link" text:visited-style-name="Visited_20_Internet_20_Link">
https://armyinform.com.ua/2023/04/01/za-katuvannya-czyvilnyh-na-hersonshhyni-sudytymut-9-uchasnykiv-nzf-sered-yakyh-eksgolova-sbu/</text:a>
</text:p>
      <!--NEWS-->
      <text:h text:style-name="P10" text:outline-level="1">
<text:span text:style-name="T4">
在过去的一天中，国防军的航空在占用者的重点领域取得了10次跳动</text:span>
</text:h>
      <text:p text:style-name="P4">
作者: ['АРМІЯINFORM']</text:p>
      <text:p text:style-name="P4">
时间: 2023-04-01T66:00:00-04:00</text:p>
      <text:p text:style-name="P4">
描述: 关于乌克兰兹布罗伊萨尼部队的总部。 -Avisiaziya国防军...与乌克兰2022年的战争，与乌克兰的最新新闻战争，与乌克兰的新闻战争，与乌克兰2022年的新闻战争，乌克兰和俄罗斯之间的战争以及俄罗斯之间的战争以及2022年与乌克兰的战争将是或不是，在不久的将来会与乌克兰发动战争，这是与乌克兰的战争，今天的乌克兰新闻，乌克兰新闻，乌克兰媒体在俄罗斯</text:p>
      <text:p text:style-name="P4">
图片: ['<text:a xlink:type="simple" xlink:href="https://armyinform.com.ua/wp-content/uploads/2023/03/war-1.jpg" text:style-name="Internet_20_link" text:visited-style-name="Visited_20_Internet_20_Link">
war-1.jpg</text:a>
']</text:p>
      <text:p text:style-name="P4">
标签: ['STOPRUSSIA', 'АГРЕСІЯ РФ', 'ВТОРГНЕННЯ РФ', 'ГШ ЗСУ']</text:p>
      <text:p text:style-name="P4">
类别: News</text:p>
      <!--METADATA-->
      <text:p text:style-name="P4">
<draw:frame draw:style-name="fr1" draw:name="Image234" text:anchor-type="as-char" svg:width="6.9236in" svg:height="4.501139in" draw:z-index="0">
<draw:image xlink:href="../Images/AРМІЯINFORM/2023-04-01T66-00-00-04-00/war-1.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fXEjWdYehd5ZG1wm7bscQHFH9y35jXr3BeSNAJJQBPo7qKVRbTxhFGTBwXXFRDaql" text:style-name="Internet_20_link" text:visited-style-name="Visited_20_Internet_20_Link">
报告</text:a>
乌克兰武装部队的总参谋部。</text:p>
      <ul>
        <li>
在过去的一天中，国防军的航空在集中度方面取得了10次节拍。 火箭部队和炮兵部队袭击了敌人的9个生活力量，武器和军事装备，折叠和润滑剂，2架防空导弹综合大楼，处于火灾位置的炮兵部队以及一个无线电电子斗争站。</li>
      </ul>
      <text:p text:style-name="P4">
News Source: <text:a xlink:type="simple" xlink:href="https://armyinform.com.ua/2023/04/01/aviacziya-syl-oborony-za-mynulu-dobu-zavdala-10-udariv-po-rajonah-zoseredzhennya-okupantiv/" text:style-name="Internet_20_link" text:visited-style-name="Visited_20_Internet_20_Link">
https://armyinform.com.ua/2023/04/01/aviacziya-syl-oborony-za-mynulu-dobu-zavdala-10-udariv-po-rajonah-zoseredzhennya-okupantiv/</text:a>
</text:p>
      <!--NEWS-->
      <text:h text:style-name="P10" text:outline-level="1">
<text:span text:style-name="T4">
我们的后卫击退了70次敌人攻击</text:span>
</text:h>
      <text:p text:style-name="P4">
作者: ['АРМІЯINFORM']</text:p>
      <text:p text:style-name="P4">
时间: 2023-04-01T67:00:00-04:00</text:p>
      <text:p text:style-name="P4">
描述: 敌人是Zoedzhuvati Basic Zusill在领先的Di ...与乌克兰2022年的战争，与乌克兰与乌克兰的最新消息，今天与乌克兰2022年的新闻战争，今天将在乌克兰和俄罗斯之间发生战争，以及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АГРЕСІЯ РФ', 'ВТОРГНЕННЯ РФ', 'ГШ ЗСУ', 'ХРОНІКА ОБОРОНИ']</text:p>
      <text:p text:style-name="P4">
类别: News</text:p>
      <!--METADATA-->
      <text:p text:style-name="P4">
<draw:frame draw:style-name="fr1" draw:name="Image235" text:anchor-type="as-char" svg:width="6.9236in" svg:height="3.956343in" draw:z-index="0">
<draw:image xlink:href="../Images/AРМІЯINFORM/2023-04-01T67-00-00-04-00/630_360_1676912332-614.jpg" xlink:type="simple" xlink:show="embed" xlink:actuate="onLoad" draw:mime-type="image/jpeg"/>
</draw:frame>
说明性照片<text:span text:style-name="T4">
🔥俄罗斯入侵</text:span>
</text:p>
      <text:p text:style-name="P4">
敌人继续将主要努力集中在进攻，代理利马，巴赫穆特，阿维迪夫和玛丽斯基的方向上。</text:p>
      <text:p text:style-name="P4">
关于它<text:a xlink:type="simple" xlink:href="https://www.facebook.com/GeneralStaff.ua/posts/pfbid0fXEjWdYehd5ZG1wm7bscQHFH9y35jXr3BeSNAJJQBPo7qKVRbTxhFGTBwXXFRDaql" text:style-name="Internet_20_link" text:visited-style-name="Visited_20_Internet_20_Link">
报告</text:a>
乌克兰武装部队的总参谋部。</text:p>
      <ul>
        <li>
在最后一天，由于有组织的和协调的行动，乌克兰的防御部门以及每个后卫的个人勇气，在这些地区发生了70名敌人的袭击。</li>
      </ul>
      <text:p text:style-name="P4">
News Source: <text:a xlink:type="simple" xlink:href="https://armyinform.com.ua/2023/04/01/nashi-zahysnyky-vidbyly-70-vorozhyh-atak/" text:style-name="Internet_20_link" text:visited-style-name="Visited_20_Internet_20_Link">
https://armyinform.com.ua/2023/04/01/nashi-zahysnyky-vidbyly-70-vorozhyh-atak/</text:a>
</text:p>
      <!--NEWS-->
      <text:h text:style-name="P10" text:outline-level="1">
<text:span text:style-name="T4">
在卢汉斯克地区，种族主义者从人们那里选择公寓</text:span>
</text:h>
      <text:p text:style-name="P4">
作者: ['АРМІЯINFORM']</text:p>
      <text:p text:style-name="P4">
时间: 2023-04-01T68:00:00-04:00</text:p>
      <text:p text:style-name="P4">
描述: 关于乌克兰兹布罗伊萨尼部队的总部。  - 下雪了feskksuvati ...与乌克兰2022年的战争，与乌克兰的战争是今天的最新消息，与乌克兰2022年的新闻战，今天的最后一场新闻，乌克兰和俄罗斯之间的战争，以及何时与俄罗斯之间的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4/37_main-v1660280985.jpg" text:style-name="Internet_20_link" text:visited-style-name="Visited_20_Internet_20_Link">
37_main-v1660280985.jpg</text:a>
']</text:p>
      <text:p text:style-name="P4">
标签: ['STOPRUSSIA', 'АГРЕСІЯ РФ', 'ВТОРГНЕННЯ РФ', 'ГШ ЗСУ']</text:p>
      <text:p text:style-name="P4">
类别: News</text:p>
      <!--METADATA-->
      <text:p text:style-name="P4">
<draw:frame draw:style-name="fr1" draw:name="Image236" text:anchor-type="as-char" svg:width="6.9236in" svg:height="4.61903in" draw:z-index="0">
<draw:image xlink:href="../Images/AРМІЯINFORM/2023-04-01T68-00-00-04-00/37_main-v1660280985.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fXEjWdYehd5ZG1wm7bscQHFH9y35jXr3BeSNAJJQBPo7qKVRbTxhFGTBwXXFRDaql" text:style-name="Internet_20_link" text:visited-style-name="Visited_20_Internet_20_Link">
报告</text:a>
乌克兰武装部队的总参谋部。</text:p>
      <ul>
        <li>
为自己目的使用民用基础设施和私有财产的案例继续记录。 特别是，在卢汉斯克地区的拉丁斯基地区人口稠密的地方，注意到人们从自己的家中驱逐人们以上传俄罗斯军人的军事人员。</li>
      </ul>
      <text:p text:style-name="P4">
同样，正如乌克兰武装部队的总人员指出，在有效的火灾之后，在敌人的活力和技术集中的领域中，卢汉斯克地区的乌特罗茨基地区侵略者加强了反诉。 检查了当地居民，在某些定居点中有区别移动通信。</text:p>
      <text:p text:style-name="P4">
News Source: <text:a xlink:type="simple" xlink:href="https://armyinform.com.ua/2023/04/01/na-luganshhyni-rashysty-vidbyrayut-kvartyry-u-lyudej/" text:style-name="Internet_20_link" text:visited-style-name="Visited_20_Internet_20_Link">
https://armyinform.com.ua/2023/04/01/na-luganshhyni-rashysty-vidbyrayut-kvartyry-u-lyudej/</text:a>
</text:p>
      <!--NEWS-->
      <text:h text:style-name="P10" text:outline-level="1">
<text:span text:style-name="T4">
乌克兰防守者每天消除了630名入侵者并摧毁了8个艺术家</text:span>
</text:h>
      <text:p text:style-name="P4">
作者: ['АРМІЯINFORM']</text:p>
      <text:p text:style-name="P4">
时间: 2023-04-01T69:00:00-04:00</text:p>
      <text:p text:style-name="P4">
描述: Zagalni Boyov，将敌人于02.24.22至01.04.23 Orintovo成为：...与乌克兰2022的战争，与乌克兰的最新新闻，今天与乌克兰2022年的新闻战争，今天与乌克兰的新闻战争，乌克兰和俄罗斯之间的战争将会当战争时，当战争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vtraty-rf-100-scaled.jpg" text:style-name="Internet_20_link" text:visited-style-name="Visited_20_Internet_20_Link">
vtraty-rf-100-scaled.jpg</text:a>
']</text:p>
      <text:p text:style-name="P4">
标签: ['STOPRUSSIA', 'АГРЕСІЯ РФ', 'ВІЙНА', 'ВТОРГНЕННЯ РФ', 'ВТРАТИ ВОРОГА', 'ІНФОГРАФІКА']</text:p>
      <text:p text:style-name="P4">
类别: News</text:p>
      <!--METADATA-->
      <text:p text:style-name="P4">
<draw:frame draw:style-name="fr1" draw:name="Image237" text:anchor-type="as-char" svg:width="6.9236in" svg:height="6.946679in" draw:z-index="0">
<draw:image xlink:href="../Images/AРМІЯINFORM/2023-04-01T69-00-00-04-00/vtraty-rf-100-scaled.jpg" xlink:type="simple" xlink:show="embed" xlink:actuate="onLoad" draw:mime-type="image/jpeg"/>
</draw:frame>
<text:span text:style-name="T4">
🔥俄罗斯入侵的情况</text:span>
</text:p>
      <text:p text:style-name="P4">
敌人从24.02.22到01.04.23的整体战斗损失将以朝向：</text:p>
      <text:p text:style-name="P4">
<text:span text:style-name="T4">
<text:span text:style-name="T5">
人员 -  </text:span>
* 173990(+630)淘汰的人</text:span>
<text:span text:style-name="T5">
坦克 -  </text:span>
<text:span text:style-name="T5">
 3616(+1)</text:span>
<text:span text:style-name="T4">
战斗装甲车 -  </text:span>
 6981(+4)<text:span text:style-name="T4">
<text:span text:style-name="T5">
炮兵系统 -  </text:span>
<text:span text:style-name="T5">
 2683(+8)</text:span>
 </text:span>
 rszv- <text:span text:style-name="T4">
 527(+1)</text:span>
<text:span text:style-name="T5">
防防防防空防 -  </text:span>
<text:span text:style-name="T5">
 279(+1)</text:span>
<text:span text:style-name="T4">
飞机 -  </text:span>
 306(0)<text:span text:style-name="T4">
<text:span text:style-name="T5">
直升机 -  </text:span>
* 291(0)</text:span>
<text:span text:style-name="T5">
无人机手术战术水平 -  </text:span>
<text:span text:style-name="T5">
 2248(0)</text:span>
<text:span text:style-name="T4">
有翼的导弹 -  </text:span>
 911(0)<text:span text:style-name="T4">
<text:span text:style-name="T5">
船 /船 -  </text:span>
* 18(0)</text:span>
<text:span text:style-name="T5">
汽车设备和坦克 -  </text:span>
<text:span text:style-name="T5">
 5528(+7)</text:span>
<text:span text:style-name="T4">
特殊设备 -  </text:span>
 296(+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1.04.23。</text:p>
      <text:p text:style-name="P4">
News Source: <text:a xlink:type="simple" xlink:href="https://armyinform.com.ua/2023/04/01/ukrayinski-zahysnyky-za-dobu-likviduvaly-570-okupantiv-znyshhyly-8-artsystem/" text:style-name="Internet_20_link" text:visited-style-name="Visited_20_Internet_20_Link">
https://armyinform.com.ua/2023/04/01/ukrayinski-zahysnyky-za-dobu-likviduvaly-570-okupantiv-znyshhyly-8-artsystem/</text:a>
</text:p>
      <!--NEWS-->
      <text:h text:style-name="P10" text:outline-level="1">
<text:span text:style-name="T4">
立陶宛继续支持乌克兰在军事教育系统的转变中</text:span>
</text:h>
      <text:p text:style-name="P4">
作者: ['АРМІЯINFORM']</text:p>
      <text:p text:style-name="P4">
时间: 2023-04-01T70:00:00-04:00</text:p>
      <text:p text:style-name="P4">
描述: Litovska共和国Prevavati Prevatno-Doradchu Pidrimku与Planitsy ...与乌克兰2022年的战争，与乌克兰的最新新闻战争，今天与乌克兰2022年的最新新闻，今天与乌克兰的新闻战争，乌克兰和俄罗斯之间的战争将与乌克兰之间发生战争他们说，2022年，是否会在不久的将来与乌克兰进行战争</text:p>
      <text:p text:style-name="P4">
图片: ['<text:a xlink:type="simple" xlink:href="https://armyinform.com.ua/wp-content/uploads/2023/04/337733367_991402285564225_815008231416570030_n.jpg" text:style-name="Internet_20_link" text:visited-style-name="Visited_20_Internet_20_Link">
337733367_991402285564225_815008231416570030_n.jpg</text:a>
', '<text:a xlink:type="simple" xlink:href="https://armyinform.com.ua/wp-content/uploads/2023/04/336378713_780101266960358_7323530839204266492_n.jpg" text:style-name="Internet_20_link" text:visited-style-name="Visited_20_Internet_20_Link">
336378713_780101266960358_7323530839204266492_n.jpg</text:a>
']</text:p>
      <text:p text:style-name="P4">
标签: ['ВОЛОДИМИР МІРНЕНКО', 'ДОПОМОГА ПАРТНЕРІВ']</text:p>
      <text:p text:style-name="P4">
类别: News</text:p>
      <!--METADATA-->
      <text:p text:style-name="P4">
<draw:frame draw:style-name="fr1" draw:name="Image238" text:anchor-type="as-char" svg:width="6.9236in" svg:height="7.31942in" draw:z-index="0">
<draw:image xlink:href="../Images/AРМІЯINFORM/2023-04-01T70-00-00-04-00/337733367_991402285564225_815008231416570030_n.jpg" xlink:type="simple" xlink:show="embed" xlink:actuate="onLoad" draw:mime-type="image/jpeg"/>
</draw:frame>
立陶宛共和国继续在军事教育和科学体系的交通问题中提供专家顾问的支持。</text:p>
      <text:p text:style-name="P4">
关于它<text:a xlink:type="simple" xlink:href="https://www.facebook.com/DepartmentMilitaryEducationScienceMOD.UA/posts/pfbid02osunvrAHNZyy2kpfF3zDXQG5qR7Cw5Aec86DGjkhpCLRT48auiYrj6jZYkhF5r8cl" text:style-name="Internet_20_link" text:visited-style-name="Visited_20_Internet_20_Link">
报告</text:a>
乌克兰国防部军事教育与科学系。</text:p>
      <text:p text:style-name="P4">
乌克兰国防部军事教育与科学系主任弗拉基米尔·米尔南科(Vladimir Mirnenko)在基辅与道库斯·波尔瓦卡斯(Daucreus Polevakas)立陶宛立陶宛共和国的国防计划顾问开会。</text:p>
      <text:p text:style-name="P4">
Volodymyr Mirnenko感谢立陶宛向乌克兰提供的重要军事，教育和咨询援助，并在实施军事教育和科学领域实施新的国家政策概念原则的过程中向对话者通报了对话者。</text:p>
      <ul>
        <li>
我们一直在努力创建现代的军事教育模式，北约标准的基础，并在专业军事教育体系中组织对军事人员的集中培训。 此外，根据联盟联盟所使用的能力，目前正在测试乌克兰国防部制度的科学和技术活动的新方法。</li>
      </ul>
      <text:p text:style-name="P4">
<draw:frame draw:style-name="fr1" draw:name="Image239" text:anchor-type="as-char" svg:width="6.9236in" svg:height="6.135079in" draw:z-index="0">
<draw:image xlink:href="../Images/AРМІЯINFORM/2023-04-01T70-00-00-04-00/336378713_780101266960358_7323530839204266492_n.jpg" xlink:type="simple" xlink:show="embed" xlink:actuate="onLoad" draw:mime-type="image/jpeg"/>
</draw:frame>
Dalius Polevauskas向他保证准备全面，包括专家咨询，协助在这场复杂的乌克兰战争中实施军事教育和科学体系的转型变化。</text:p>
      <text:p text:style-name="P4">
News Source: <text:a xlink:type="simple" xlink:href="https://armyinform.com.ua/2023/04/01/lytva-prodovzhuye-pidtrymuvaty-ukrayinu-u-pytannyah-transformacziyi-systemy-vijskovoyi-osvity/" text:style-name="Internet_20_link" text:visited-style-name="Visited_20_Internet_20_Link">
https://armyinform.com.ua/2023/04/01/lytva-prodovzhuye-pidtrymuvaty-ukrayinu-u-pytannyah-transformacziyi-systemy-vijskovoyi-osvity/</text:a>
</text:p>
      <!--NEWS-->
      <text:h text:style-name="P10" text:outline-level="1">
<text:span text:style-name="T4">
“俄罗斯联邦应负责侵略 - 作为主要犯罪”  - 安娜·马利亚（Anna Malyar）</text:span>
</text:h>
      <text:p text:style-name="P4">
作者: ['АРМІЯINFORM']</text:p>
      <text:p text:style-name="P4">
时间: 2023-04-01T71:00:00-04:00</text:p>
      <text:p text:style-name="P4">
描述: 关于乌克兰的辩护，加纳·马勒尔（Ganna Malel乌克兰和俄罗斯，以及何时，何时，何时，何时，何时，何时，何时，何时，何时，何时，何时与乌克兰在2022年进行战争，将在不久的将来与乌克兰发生战争，与乌克兰，乌克兰，乌克兰的战争今日新闻，乌克兰新闻在乌克兰媒体的俄罗斯新闻</text:p>
      <text:p text:style-name="P4">
图片: ['<text:a xlink:type="simple" xlink:href="https://armyinform.com.ua/wp-content/uploads/2023/03/ganna-malyar-zastupnyk-ministra-oborony.jpg" text:style-name="Internet_20_link" text:visited-style-name="Visited_20_Internet_20_Link">
ganna-malyar-zastupnyk-ministra-oborony.jpg</text:a>
']</text:p>
      <text:p text:style-name="P4">
标签: ['FACES OF JUSTICE', 'STOPRUSSIA', 'АГРЕСІЯ РФ', 'ВІЙНА', 'ВТОРГНЕННЯ РФ', 'ГАННА МАЛЯР']</text:p>
      <text:p text:style-name="P4">
类别: News</text:p>
      <!--METADATA-->
      <text:p text:style-name="P4">
<draw:frame draw:style-name="fr1" draw:name="Image240" text:anchor-type="as-char" svg:width="6.9236in" svg:height="4.480892in" draw:z-index="0">
<draw:image xlink:href="../Images/AРМІЯINFORM/2023-04-01T71-00-00-04-00/ganna-malyar-zastupnyk-ministra-oborony.jpg" xlink:type="simple" xlink:show="embed" xlink:actuate="onLoad" draw:mime-type="image/jpeg"/>
</draw:frame>
安娜画家</text:p>
      <text:p text:style-name="P4">
关于乌克兰国防部副部长安娜·马里亚尔<text:a xlink:type="simple" xlink:href="https://t.me/annamaliar/605" text:style-name="Internet_20_link" text:visited-style-name="Visited_20_Internet_20_Link">
写道</text:a>
在电报中：</text:p>
      <text:p text:style-name="P4">
“最终，自2014年以来，乌克兰提出了一个关于俄罗斯联邦对战争的信件的严格且具有法律胜任的问题。</text:p>
      <text:p text:style-name="P4">
昨天，在布坎的司法面孔峰会上，致力于讨论侵略者国家对乌克兰人民和人类全面责任的起诉，乌克兰乌克兰沃罗迪米尔泽斯基的总裁显然表达了我们在这个问题上的国家地位。</text:p>
      <text:p text:style-name="P4">
法院诉讼的三个级别是国际，国际刑事法院。</text:p>
      <text:p text:style-name="P4">
最重要的是，俄罗斯联邦的责任应主要是为了侵略而作为主要犯罪。</text:p>
      <text:p text:style-name="P4">
毕竟，自2014年以来俄罗斯联邦犯下的主要罪行是侵略罪(家庭 - 战争).</text:p>
      <text:p text:style-name="P4">
А воєнні злочини, злочини проти людяності, геноцид — похідні наразі.</text:p>
      <text:p text:style-name="P4">
На жаль, попереднє керівництво України займало непробачно м‘яку позицію щодопритягнення РФ до відповідальності і взагалі не подало нікуди жодного позовучи заяви щодо вчинення РФ саме агресії.</text:p>
      <text:p text:style-name="P4">
Влада і сама не називала це війною (Ato，oos)因此，我们仅限于国际机构关于恐怖主义和战争罪的陈述。</text:p>
      <text:p text:style-name="P4">
最后，我们只是花了几年的时间。 为了调查犯罪 - 几鸟类是致命的。</text:p>
      <text:p text:style-name="P4">
乌克兰要求对俄罗斯联邦侵略犯罪创建一个特别的先验事件的要求是非常强大的立场。 非常!</text:p>
      <text:p text:style-name="P4">
因为自纽伦堡程序以来，国际法院不再因侵略而开除。</text:p>
      <text:p text:style-name="P4">
仅是因为她的罪行。</text:p>
      <text:p text:style-name="P4">
国际法和国际法院的工作如此糟糕。</text:p>
      <text:p text:style-name="P4">
当然，从来没有足够的国际政治整合，而且总是有一场战争。</text:p>
      <text:p text:style-name="P4">
自2014年以来，唯一做的是勇敢的乌克兰法官在国家司法内部建立17项侵略的判决的力量。</text:p>
      <text:p text:style-name="P4">
勇敢 - 因为在法律上有一个ATO，而他们用句子写信 - “侵略”是适当的资格。</text:p>
      <text:p text:style-name="P4">
当时，我在分区行动中教了国立法官学院的犯罪资格，并且与这种方法的发展有关 - 如何根据《刑法》第437条规定的RFSAM行动“规划，准备，解决，解决和维护)积极的战争”。</text:p>
      <text:p text:style-name="P4">
我记得法律界有多少辩论，这些辩论与国际人道主义法的方法无关，认为犯罪的主题不是。此外，我们的法官随后做出了令人难以置信的，并记录了信息操作，这是战争的迹象之一。</text:p>
      <text:p text:style-name="P4">
最后，这不是大胆法官的单独立场，而是乌克兰明确而严格的国家地位。</text:p>
      <text:p text:style-name="P4">
这是一个困难的方法。 但是现在他将表现出色 - 世界是否准备为他们巩固和惩罚战争。”</text:p>
      <text:p text:style-name="P4">
News Source: <text:a xlink:type="simple" xlink:href="https://armyinform.com.ua/2023/04/01/rf-povynna-ponesty-vidpovidalnist-nasampered-za-agresiyu-yak-pervynnyj-zlochyn-ganna-malyar/" text:style-name="Internet_20_link" text:visited-style-name="Visited_20_Internet_20_Link">
https://armyinform.com.ua/2023/04/01/rf-povynna-ponesty-vidpovidalnist-nasampered-za-agresiyu-yak-pervynnyj-zlochyn-ganna-malyar/</text:a>
</text:p>
      <!--NEWS-->
      <text:h text:style-name="P10" text:outline-level="1">
<text:span text:style-name="T4">
乌克兰是一个被钉十字架：纽约展出了专门针对俄罗斯犯罪的展览</text:span>
</text:h>
      <text:p text:style-name="P4">
作者: ['Анастасія Олехнович']</text:p>
      <text:p text:style-name="P4">
时间: 2023-04-01T72:00:00-04:00</text:p>
      <text:p text:style-name="P4">
描述: Vistavka“乌克兰 - 劳斯的Atti” Vichel在道德上被折叠为最大的大蒜。 沃（Vaugh）...与乌克兰2022年的战争，与乌克兰的最新新闻战争，今天与乌克兰的新闻战争，今天的最后一次战争，乌克兰和俄罗斯之间的战争将在乌克兰和俄罗斯之间发生战争，当2022年与乌克兰的战争将是他们说，在不久的将来与乌克兰发动了战争</text:p>
      <text:p text:style-name="P4">
图片: ['<text:a xlink:type="simple" xlink:href="https://armyinform.com.ua/wp-content/uploads/2023/04/img_20220526_100318.jpg" text:style-name="Internet_20_link" text:visited-style-name="Visited_20_Internet_20_Link">
img_20220526_100318.jpg</text:a>
', '<text:a xlink:type="simple" xlink:href="https://armyinform.com.ua/wp-content/uploads/2023/04/dsc01529.jpg" text:style-name="Internet_20_link" text:visited-style-name="Visited_20_Internet_20_Link">
dsc01529.jpg</text:a>
', '<text:a xlink:type="simple" xlink:href="https://armyinform.com.ua/wp-content/uploads/2023/04/dsc01569-150x150.jpg" text:style-name="Internet_20_link" text:visited-style-name="Visited_20_Internet_20_Link">
dsc01569-150x150.jpg</text:a>
', '<text:a xlink:type="simple" xlink:href="https://armyinform.com.ua/wp-content/uploads/2023/04/dsc01570-150x150.jpg" text:style-name="Internet_20_link" text:visited-style-name="Visited_20_Internet_20_Link">
dsc01570-150x150.jpg</text:a>
', '<text:a xlink:type="simple" xlink:href="https://armyinform.com.ua/wp-content/uploads/2023/04/dsc01575-150x150.jpg" text:style-name="Internet_20_link" text:visited-style-name="Visited_20_Internet_20_Link">
dsc01575-150x150.jpg</text:a>
', '<text:a xlink:type="simple" xlink:href="https://armyinform.com.ua/wp-content/uploads/2023/04/img_20220509_151230-150x150.jpg" text:style-name="Internet_20_link" text:visited-style-name="Visited_20_Internet_20_Link">
img_20220509_151230-150x150.jpg</text:a>
', '<text:a xlink:type="simple" xlink:href="https://armyinform.com.ua/wp-content/uploads/2023/04/dsc01578-150x150.jpg" text:style-name="Internet_20_link" text:visited-style-name="Visited_20_Internet_20_Link">
dsc01578-150x150.jpg</text:a>
']</text:p>
      <text:p text:style-name="P4">
标签: ['STOPRUSSIA', 'АГРЕСІЯ РФ', 'ВИСТАВКА', 'ВІЙНА', 'ВТОРГНЕННЯ РФ', 'США']</text:p>
      <text:p text:style-name="P4">
类别: News</text:p>
      <!--METADATA-->
      <text:p text:style-name="P4">
<draw:frame draw:style-name="fr1" draw:name="Image241" text:anchor-type="as-char" svg:width="6.9236in" svg:height="5.1927in" draw:z-index="0">
<draw:image xlink:href="../Images/AРМІЯINFORM/2023-04-01T72-00-00-04-00/img_20220526_100318.jpg" xlink:type="simple" xlink:show="embed" xlink:actuate="onLoad" draw:mime-type="image/jpeg"/>
</draw:frame>
乌克兰 - 挑战的展览证明是道德上复杂和诚实的。它表明了入侵者的残酷及其带来的破坏。 所有参展商都在开业前几周收集。</text:p>
      <text:p text:style-name="P4">
她给乌克兰人和该国的客人留下了深刻的印象。 现在，它在距离联合国的一米中在纽约开业。 展览是在联合国考虑的前夕，由国际法庭的问题提出，该法庭将惩罚俄罗斯的侵略罪。</text:p>
      <text:p text:style-name="P4">
<draw:frame draw:style-name="fr1" draw:name="Image242" text:anchor-type="as-char" svg:width="6.9236in" svg:height="3.894525in" draw:z-index="0">
<draw:image xlink:href="../Images/AРМІЯINFORM/2023-04-01T72-00-00-04-00/dsc01529.jpg" xlink:type="simple" xlink:show="embed" xlink:actuate="onLoad" draw:mime-type="image/jpeg"/>
</draw:frame>
 - 对我们来说，重要的是，社会会看到占领的后果，狗是“俄罗斯措施”， - 第二次世界大战中乌克兰国家历史上的雇员Sergey Sudinovich说，这是“俄罗斯措施”。祖国。  - 所有人，2022年5月8日，我们在乌克兰开设了一个展览“乌克兰 - 危害”。博物馆工作人员的探险是由解放的点-IRPEN，Bucha，Borodyanka，Makarov，Makarov，Gostomel等人组织的。个人物品，鞋子，破碎的设备，弹药，干燥 -  ups ...主要情报部门的代表移交了一些展览。</text:p>
      <text:p text:style-name="P4">
<text:a xlink:type="simple" xlink:href="https://armyinform.com.ua/wp-content/uploads/2023/04/dsc01569.jpg" text:style-name="Internet_20_link" text:visited-style-name="Visited_20_Internet_20_Link">
!(Images/AРМІЯINFORM/2023-04-01T72-00-00-04-00/dsc01569-150x150.jpg)</text:a>
</text:p>
      <text:p text:style-name="P4">
<text:a xlink:type="simple" xlink:href="https://armyinform.com.ua/wp-content/uploads/2023/04/dsc01570.jpg" text:style-name="Internet_20_link" text:visited-style-name="Visited_20_Internet_20_Link">
<draw:frame draw:style-name="fr1" draw:name="Image243" text:anchor-type="as-char" svg:width="6.9236in" svg:height="6.9236in" draw:z-index="0">
<draw:image xlink:href="../Images/AРМІЯINFORM/2023-04-01T72-00-00-04-00/dsc01570-150x150.jpg" xlink:type="simple" xlink:show="embed" xlink:actuate="onLoad" draw:mime-type="image/jpeg"/>
</draw:frame>
</text:a>
</text:p>
      <text:p text:style-name="P4">
<text:a xlink:type="simple" xlink:href="https://armyinform.com.ua/wp-content/uploads/2023/04/dsc01575.jpg" text:style-name="Internet_20_link" text:visited-style-name="Visited_20_Internet_20_Link">
<draw:frame draw:style-name="fr1" draw:name="Image244" text:anchor-type="as-char" svg:width="6.9236in" svg:height="6.9236in" draw:z-index="0">
<draw:image xlink:href="../Images/AРМІЯINFORM/2023-04-01T72-00-00-04-00/dsc01575-150x150.jpg" xlink:type="simple" xlink:show="embed" xlink:actuate="onLoad" draw:mime-type="image/jpeg"/>
</draw:frame>
</text:a>
谢尔盖·斯维诺维奇(Sergey Svininovich)分享说，考虑到展品，游客无法包含情绪，许多分钟后出现了许多眼泪。 但是，这是今天的真相。 因此，展览在国外展出的事实极为重要。</text:p>
      <text:p text:style-name="P4">
主要展品之一是戈斯托梅尔炸弹庇护所的确切副本，包括儿童在内的许多当地人都被吞噬了。 多亏了真实的通风孔，气氛得到了尽可能准确的恢复。</text:p>
      <ul>
        <li>
在Selizhatuzhanka发现的俄罗斯军官的日记也令人震惊。 占领者把他留在当地学校的桌子上。 有些东西，例如基辅的弹车，这是俄罗斯矿山碎片被卡住的图标。</li>
      </ul>
      <text:p text:style-name="P4">
<text:a xlink:type="simple" xlink:href="https://armyinform.com.ua/wp-content/uploads/2023/04/dsc01578.jpg" text:style-name="Internet_20_link" text:visited-style-name="Visited_20_Internet_20_Link">
<draw:frame draw:style-name="fr1" draw:name="Image245" text:anchor-type="as-char" svg:width="6.9236in" svg:height="6.9236in" draw:z-index="0">
<draw:image xlink:href="../Images/AРМІЯINFORM/2023-04-01T72-00-00-04-00/dsc01578-150x150.jpg" xlink:type="simple" xlink:show="embed" xlink:actuate="onLoad" draw:mime-type="image/jpeg"/>
</draw:frame>
</text:a>
如今，博物馆工作人员正在准备献给乌克兰英雄的新展览，这些英雄们享有生命，保护该国。</text:p>
      <ul>
        <li>
我们收集他们的东西，有关他们的信息，与家人沟通。 这些人在世界各地都受到钦佩，他们应该知道并为他们感到骄傲。</li>
      </ul>
      <text:p text:style-name="P4">
News Source: <text:a xlink:type="simple" xlink:href="https://armyinform.com.ua/2023/04/01/ukrayina-rozpyattya-vystavku-pro-rosijski-zlochyny-pokazuyut-u-nyu-jorku/" text:style-name="Internet_20_link" text:visited-style-name="Visited_20_Internet_20_Link">
https://armyinform.com.ua/2023/04/01/ukrayina-rozpyattya-vystavku-pro-rosijski-zlochyny-pokazuyut-u-nyu-jorku/</text:a>
</text:p>
      <!--NEWS-->
      <text:h text:style-name="P10" text:outline-level="1">
<text:span text:style-name="T4">
白天，Rosarmia向乌克兰9个地区的100个定居点开火</text:span>
</text:h>
      <text:p text:style-name="P4">
作者: ['АРМІЯINFORM']</text:p>
      <text:p text:style-name="P4">
时间: 2023-04-01T73: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1680331962.jpeg" text:style-name="Internet_20_link" text:visited-style-name="Visited_20_Internet_20_Link">
photo1680331962.jpeg</text:a>
']</text:p>
      <text:p text:style-name="P4">
标签: ['STOPRUSSIA', 'АГРЕСІЯ РФ']</text:p>
      <text:p text:style-name="P4">
类别: News</text:p>
      <!--METADATA-->
      <text:p text:style-name="P4">
<draw:frame draw:style-name="fr1" draw:name="Image246" text:anchor-type="as-char" svg:width="6.9236in" svg:height="5.013404in" draw:z-index="0">
<draw:image xlink:href="../Images/AРМІЯINFORM/2023-04-01T73-00-00-04-00/photo1680331962.jpeg" xlink:type="simple" xlink:show="embed" xlink:actuate="onLoad" draw:mime-type="image/jpeg"/>
</draw:frame>
根据乌克兰国防部信息部的情境中心，在最后一天，俄罗斯军队解雇了乌克兰9个地区的领土。</text:p>
      <text:p text:style-name="P4">
关于它<text:a xlink:type="simple" xlink:href="https://t.me/militarymediacenter/1598" text:style-name="Internet_20_link" text:visited-style-name="Visited_20_Internet_20_Link">
告知</text:a>
军事媒体中心。</text:p>
      <text:p text:style-name="P4">
通常，来自不同类型的武器(砂浆，坦克，炮兵，RSZV，S-300 ZRK，ICSCANDER-M，无人机，战术航空)火灾被开火，确认了45个基础设施对象。</text:p>
      <text:p text:style-name="P4">
7人被杀，12人受伤。</text:p>
      <text:p text:style-name="P4">
News Source: <text:a xlink:type="simple" xlink:href="https://armyinform.com.ua/2023/04/01/za-dobu-rosarmiya-obstrilyala-terytoriyi-100-naselenyh-punktiv-u-9-oblastyah-ukrayiny/" text:style-name="Internet_20_link" text:visited-style-name="Visited_20_Internet_20_Link">
https://armyinform.com.ua/2023/04/01/za-dobu-rosarmiya-obstrilyala-terytoriyi-100-naselenyh-punktiv-u-9-oblastyah-ukrayiny/</text:a>
</text:p>
      <!--NEWS-->
      <text:h text:style-name="P10" text:outline-level="1">
<text:span text:style-name="T4">
在乌克兰南部，使用火炮越来越困难</text:span>
</text:h>
      <text:p text:style-name="P4">
作者: ['Андрій Агєєв']</text:p>
      <text:p text:style-name="P4">
时间: 2023-04-01T74:00:00-04:00</text:p>
      <text:p text:style-name="P4">
描述: 在自己对乌克兰的捍卫的长远桦树上，成为仓库中风的负责人……与乌克兰2022年的战争，与乌克兰的战争是今天的最新消息，今天与乌克兰2022年的新闻战，威尔，威尔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4/gumenyuk_3.jpg" text:style-name="Internet_20_link" text:visited-style-name="Visited_20_Internet_20_Link">
gumenyuk_3.jpg</text:a>
']</text:p>
      <text:p text:style-name="P4">
标签: ['STOPRUSSIA', 'АГРЕСІЯ РФ', 'ВІЙНА', 'ВТОРГНЕННЯ РФ', 'НАТАЛІЯ ГУМЕНЮК']</text:p>
      <text:p text:style-name="P4">
类别: News</text:p>
      <!--METADATA-->
      <text:p text:style-name="P4">
<draw:frame draw:style-name="fr1" draw:name="Image247" text:anchor-type="as-char" svg:width="6.9236in" svg:height="4.483031in" draw:z-index="0">
<draw:image xlink:href="../Images/AРМІЯINFORM/2023-04-01T74-00-00-04-00/gumenyuk_3.jpg" xlink:type="simple" xlink:show="embed" xlink:actuate="onLoad" draw:mime-type="image/jpeg"/>
</draw:frame>
在乌克兰国防军的左岸，敌方弹药的有效点。 使用火炮很难受到航空的攻击。 乌克兰纳塔利亚·汉尼克(Natalia Humeniuk)南部联合协调出版社中心负责人在电视“ judinovina”的现场广播中报道了这一点。</text:p>
      <ul>
        <li>
由于在霍森地区的左翼上进行了弹药的敌对仓库进行有效的消防工作，因此他们很难将Iarthillery迫击炮的射击位置放置在距离方便的距离上。 敌人诉诸于频繁的举止，不断的动作以找到最佳的火灾。 纳塔利亚·汉尼库克(Natalia Humeniuk)说，改变战术的策略是诉诸前线的使用，继续用托管航空炸弹袭击。</li>
      </ul>
      <text:p text:style-name="P4">
News Source: <text:a xlink:type="simple" xlink:href="https://armyinform.com.ua/2023/04/01/na-pivdni-ukrayiny-vorogu-dedali-vazhche-zastosovuvaty-artyleriyu-nataliya-gumenyuk/" text:style-name="Internet_20_link" text:visited-style-name="Visited_20_Internet_20_Link">
https://armyinform.com.ua/2023/04/01/na-pivdni-ukrayiny-vorogu-dedali-vazhche-zastosovuvaty-artyleriyu-nataliya-gumenyuk/</text:a>
</text:p>
      <!--NEWS-->
      <text:h text:style-name="P10" text:outline-level="1">
<text:span text:style-name="T4">
俄罗斯入侵者被迫逃离基辅地区 - 乌克兰总统关于远古时代的事件</text:span>
</text:h>
      <text:p text:style-name="P4">
作者: ['АРМІЯINFORM']</text:p>
      <text:p text:style-name="P4">
时间: 2023-04-01T75:00:00-04:00</text:p>
      <text:p text:style-name="P4">
描述: 关于Facebook-Storansi总统Volodymyr关于Facebook-Storans ...与乌克兰2022年的战争，与乌克兰的战争是今天的最新消息，今天与乌克兰2022年的战争是今天的最后一场新闻，乌克兰和乌克兰之间的战争是否会发生战争俄罗斯，当与乌克兰的战争将在不久的将来与乌克兰战争时，今天与乌克兰的战争，今天与乌克兰的战争，今天的乌克兰新闻，乌克兰的乌克兰新闻在俄罗斯乌克兰媒体，将在俄罗斯举行</text:p>
      <text:p text:style-name="P4">
图片: []</text:p>
      <text:p text:style-name="P4">
标签: ['STOPRUSSIA', 'АГРЕСІЯ РФ', 'ВОЛОДИМИР ЗЕЛЕНСЬКИЙ']</text:p>
      <text:p text:style-name="P4">
类别: News</text:p>
      <!--METADATA-->
      <text:p text:style-name="P4">
关于这个<text:a xlink:type="simple" xlink:href="https://www.facebook.com/zelenskiy.official/videos/868295267598113/" text:style-name="Internet_20_link" text:visited-style-name="Visited_20_Internet_20_Link">
被引用</text:a>
在乌克兰Volodymyr Zelensky的Facebook页面上的视频中：</text:p>
      <text:p text:style-name="P4">
“在乌克兰士兵的压力下，俄罗斯入侵者被迫逃离Zakivshchyna。 另一种秘密武器促进了这一点，该武器已被认为可以保护这些土地免受敌人入侵的影响。”</text:p>
      <text:p text:style-name="P4">
News Source: <text:a xlink:type="simple" xlink:href="https://armyinform.com.ua/2023/04/01/rosijski-okupanty-buly-zmusheni-tikaty-z-kyyivshhyny-prezydent-ukrayiny-pro-podiyi-richnoyi-davnyny/" text:style-name="Internet_20_link" text:visited-style-name="Visited_20_Internet_20_Link">
https://armyinform.com.ua/2023/04/01/rosijski-okupanty-buly-zmusheni-tikaty-z-kyyivshhyny-prezydent-ukrayiny-pro-podiyi-richnoyi-davnyny/</text:a>
</text:p>
      <!--NEWS-->
      <text:h text:style-name="P10" text:outline-level="1">
<text:span text:style-name="T4">
在战斗义务的黑海中 -  2架有翼导弹的敌方载体“机芯”</text:span>
</text:h>
      <text:p text:style-name="P4">
作者: ['АРМІЯINFORM']</text:p>
      <text:p text:style-name="P4">
时间: 2023-04-01T76:00:00-04:00</text:p>
      <text:p text:style-name="P4">
描述: 关于ZS乌克兰人海军的谷物：在01.04.2023的村庄：中国莫尔斯...与乌克兰2022年的战争，与乌克兰的战争是今天的最新消息，乌克兰2022的消息是最后一个消息。今天，乌克兰和俄罗斯之间是否会发生战争，何时在2022年与乌克兰的战争将是不久的在俄罗斯的乌克兰媒体</text:p>
      <text:p text:style-name="P4">
图片: ['<text:a xlink:type="simple" xlink:href="https://armyinform.com.ua/wp-content/uploads/2022/08/raketa-kalibr.jpg" text:style-name="Internet_20_link" text:visited-style-name="Visited_20_Internet_20_Link">
raketa-kalibr.jpg</text:a>
', '<text:a xlink:type="simple" xlink:href="https://armyinform.com.ua/wp-content/uploads/2023/04/339155880_617141826501915_7659111703541492213_n.jpg" text:style-name="Internet_20_link" text:visited-style-name="Visited_20_Internet_20_Link">
339155880_617141826501915_7659111703541492213_n.jpg</text:a>
']</text:p>
      <text:p text:style-name="P4">
标签: ['STOPRUSSIA', 'АГРЕСІЯ РФ', 'ВІЙНА', 'ВМС ЗС УКРАЇНИ', 'ВТОРГНЕННЯ РФ', 'ІНФОГРАФІКА']</text:p>
      <text:p text:style-name="P4">
类别: News</text:p>
      <!--METADATA-->
      <text:p text:style-name="P4">
<draw:frame draw:style-name="fr1" draw:name="Image248" text:anchor-type="as-char" svg:width="6.9236in" svg:height="4.609384in" draw:z-index="0">
<draw:image xlink:href="../Images/AРМІЯINFORM/2023-04-01T76-00-00-04-00/raketa-kalibr.jpg" xlink:type="simple" xlink:show="embed" xlink:actuate="onLoad" draw:mime-type="image/jpeg"/>
</draw:frame>
说明性照片</text:p>
      <text:p text:style-name="P4">
关于它<text:a xlink:type="simple" xlink:href="https://www.facebook.com/navy.mil.gov.ua/posts/pfbid0CUeqiwvnNGNSxqCFwVpyrZtdK6nY4GmfB1M9YiwsmPJbyec4Uc9HhhG4F36Fdiihl" text:style-name="Internet_20_link" text:visited-style-name="Visited_20_Internet_20_Link">
报告</text:a>
乌克兰武装部队的海军：</text:p>
      <text:p text:style-name="P4">
<text:span text:style-name="T4">
截至01.04.2023：</text:span>
</text:p>
      <text:p text:style-name="P4">
<text:span text:style-name="T5">
黑海有6艘敌船，其中包括2辆汽车载体，总计12枚导弹射击； </text:span>
在亚齐夫海-1艘敌军； *在地中海中，最多有7艘敌船，其中3艘是地毯载体“口径”，总面积为20只火箭。</text:p>
      <text:p text:style-name="P4">
<draw:frame draw:style-name="fr1" draw:name="Image249" text:anchor-type="as-char" svg:width="6.9236in" svg:height="9.639782in" draw:z-index="0">
<draw:image xlink:href="../Images/AРМІЯINFORM/2023-04-01T76-00-00-04-00/339155880_617141826501915_7659111703541492213_n.jpg" xlink:type="simple" xlink:show="embed" xlink:actuate="onLoad" draw:mime-type="image/jpeg"/>
</draw:frame>
<text:span text:style-name="T4">
为了俄罗斯联合会的利益，凯奇 - 元海峡的通过：</text:span>
</text:p>
      <text:p text:style-name="P4">
<text:span text:style-name="T5">
到Azov Sea -20艘船，其中有4艘船沿Bosphorus海峡的方向继续前进； </text:span>
到黑海 -  14艘船，其中3艘船沿Bosphorus海峡的方向继续前进。</text:p>
      <text:p text:style-name="P4">
俄罗斯联邦继续违反《 1974年海洋保护人类生命的国际公约》。(Solas)通过关闭自动识别系统(AIS)，纳粹船只在亚佐夫海。</text:p>
      <text:p text:style-name="P4">
News Source: <text:a xlink:type="simple" xlink:href="https://armyinform.com.ua/2023/04/01/u-chornomu-mori-na-bojovomu-cherguvanni-2-vorozhi-nosiyi-krylatyh-raket-kalibr/" text:style-name="Internet_20_link" text:visited-style-name="Visited_20_Internet_20_Link">
https://armyinform.com.ua/2023/04/01/u-chornomu-mori-na-bojovomu-cherguvanni-2-vorozhi-nosiyi-krylatyh-raket-kalibr/</text:a>
</text:p>
      <!--NEWS-->
      <text:h text:style-name="P10" text:outline-level="1">
<text:span text:style-name="T4">
上将米科拉·奥尔什丘克（Mykola Oleshchuk</text:span>
</text:h>
      <text:p text:style-name="P4">
作者: ['АРМІЯINFORM']</text:p>
      <text:p text:style-name="P4">
时间: 2023-04-01T77:00:00-04:00</text:p>
      <text:p text:style-name="P4">
描述: Zbroyshanya的总司令，中尉Mikola Oleshchuk Provitav中尉...与乌克兰2022年的战争，与乌克兰的最新新闻，今天与乌克兰的新闻，今天与乌克兰的新闻战争，今天上次与乌克兰2022年战争，乌克兰和俄罗斯之间的战争是否会发生战争与乌克兰的战争将是不久的</text:p>
      <text:p text:style-name="P4">
图片: ['<text:a xlink:type="simple" xlink:href="https://armyinform.com.ua/wp-content/uploads/2023/04/oleshhuk.jpg" text:style-name="Internet_20_link" text:visited-style-name="Visited_20_Internet_20_Link">
oleshhuk.jpg</text:a>
', '<text:a xlink:type="simple" xlink:href="https://armyinform.com.ua/wp-content/uploads/2023/04/yevrofajter-tajfun.jpg" text:style-name="Internet_20_link" text:visited-style-name="Visited_20_Internet_20_Link">
yevrofajter-tajfun.jpg</text:a>
']</text:p>
      <text:p text:style-name="P4">
标签: ['ВЕЛИКА БРИТАНІЯ', 'МИКОЛА ОЛЕЩУК', 'ПОВІТРЯНІ СИЛИ ЗС УКРАЇНИ']</text:p>
      <text:p text:style-name="P4">
类别: News</text:p>
      <!--METADATA-->
      <text:p text:style-name="P4">
<draw:frame draw:style-name="fr1" draw:name="Image250" text:anchor-type="as-char" svg:width="6.9236in" svg:height="6.9236in" draw:z-index="0">
<draw:image xlink:href="../Images/AРМІЯINFORM/2023-04-01T77-00-00-04-00/oleshhuk.jpg" xlink:type="simple" xlink:show="embed" xlink:actuate="onLoad" draw:mime-type="image/jpeg"/>
</draw:frame>
<text:span text:style-name="T4">
乌克兰武装部队空军的指挥官，米科莱尔什丘克中尉向皇家飞机的同事表示祝贺，<text:a xlink:type="simple" xlink:href="https://t.me/kpszsu/2434" text:style-name="Internet_20_link" text:visited-style-name="Visited_20_Internet_20_Link">
称为尼斯</text:a>
电报通道指挥官空军：</text:span>
</text:p>
      <text:p text:style-name="P4">
“ 2023年4月1日，英国皇家空军 -  105年!</text:p>
      <text:p text:style-name="P4">
在一百多年的历史中，皇家空军一直是世界上最镇静的空军之一，并在全球安全和稳定的运营中发挥了关键作用!</text:p>
      <text:p text:style-name="P4">
如今，英国以俄罗斯侵略者为乌克兰人民提供了前所未有的支持，乌克兰人民对英国人非常感激!</text:p>
      <text:p text:style-name="P4">
在乌克兰武装部队的空军人员中，我祝贺所有日期!”。</text:p>
      <text:p text:style-name="P4">
<draw:frame draw:style-name="fr1" draw:name="Image251" text:anchor-type="as-char" svg:width="6.9236in" svg:height="3.894525in" draw:z-index="0">
<draw:image xlink:href="../Images/AРМІЯINFORM/2023-04-01T77-00-00-04-00/yevrofajter-tajfun.jpg" xlink:type="simple" xlink:show="embed" xlink:actuate="onLoad" draw:mime-type="image/jpeg"/>
</draw:frame>
**</text:p>
      <text:p text:style-name="P4">
参考：<text:span text:style-name="T4">
英国皇家空军(英语。 皇家空军皇家空军) - 英国武装部队不可或缺的一部分。 自1918年4月1日正式成立以来，皇家PS一直在存储。 随着第一次世界大战的胜利，英国成为当时一个独立国家的最大空军。 从组建的那一刻起，他们在英国的军事历史上发挥了出色的作用，第二次世界大战期间，他们尤其是英国做出了特别的贡献。 回想一下，在2021年的乌克兰独立日航行游行中，欧洲台风的第四代欧洲台风与我们的战士一起在一个系统中通过了一个系统。 </text:span>
</text:p>
      <text:p text:style-name="P4">
**</text:p>
      <text:p text:style-name="P4">
_准备了Andrei Ageev。</text:p>
      <text:p text:style-name="P4">
News Source: <text:a xlink:type="simple" xlink:href="https://armyinform.com.ua/2023/04/01/general-lejtenant-mykola-oleshhuk-pryvitav-korolivski-povitryani-syly-velykoyi-brytaniyi-zi-105-yu-richnyczeyu/" text:style-name="Internet_20_link" text:visited-style-name="Visited_20_Internet_20_Link">
https://armyinform.com.ua/2023/04/01/general-lejtenant-mykola-oleshhuk-pryvitav-korolivski-povitryani-syly-velykoyi-brytaniyi-zi-105-yu-richnyczeyu/</text:a>
</text:p>
      <!--NEWS-->
      <text:h text:style-name="P10" text:outline-level="1">
<text:span text:style-name="T4">
在巴赫穆特的方向上，敌人继续遭受重大损失-Sergey Cherevaty</text:span>
</text:h>
      <text:p text:style-name="P4">
作者: ['Андрій Агєєв']</text:p>
      <text:p text:style-name="P4">
时间: 2023-04-01T78:00:00-04:00</text:p>
      <text:p text:style-name="P4">
描述: 莫斯托·巴赫穆特（Mosto Bakhmut）被vorog的崇拜之一踢了。 在Doba展示了Piabanding ...与乌克兰2022年的战争，与乌克兰的战争是今天的最新消息，与乌克兰2022的战争是今天的最后一场，乌克兰和俄罗斯之间的战争，以及何时，何时，，，与乌克兰的战争将是，将会有，这将是，这将是，是否将是在不久的将来与乌克兰的战争，这是与乌克兰的战争，今天的乌克兰新闻，乌克兰的新闻，乌克兰媒体上的乌克兰媒体新闻</text:p>
      <text:p text:style-name="P4">
图片: ['<text:a xlink:type="simple" xlink:href="https://armyinform.com.ua/wp-content/uploads/2023/04/20_main-v1677846681.jpg" text:style-name="Internet_20_link" text:visited-style-name="Visited_20_Internet_20_Link">
20_main-v1677846681.jpg</text:a>
']</text:p>
      <text:p text:style-name="P4">
标签: ['STOPRUSSIA', 'АГРЕСІЯ РФ', 'ВІЙНА', 'ВТОРГНЕННЯ РФ', 'ВТРАТИ ВОРОГА', 'СЕРГІЙ ЧЕРЕВАТИЙ']</text:p>
      <text:p text:style-name="P4">
类别: News</text:p>
      <!--METADATA-->
      <text:p text:style-name="P4">
<draw:frame draw:style-name="fr1" draw:name="Image252" text:anchor-type="as-char" svg:width="6.9236in" svg:height="4.61903in" draw:z-index="0">
<draw:image xlink:href="../Images/AРМІЯINFORM/2023-04-01T78-00-00-04-00/20_main-v1677846681.jpg" xlink:type="simple" xlink:show="embed" xlink:actuate="onLoad" draw:mime-type="image/jpeg"/>
</draw:frame>
说明性照片</text:p>
      <text:p text:style-name="P4">
巴赫穆特市仍然是敌人的优先目标之一。 在这一天，从正面的前面击中了170杆前部的前部，发生了25次战斗冲突。 乌克兰上校Sergey Cherevaty的东部分组的发言人在直接的EviriteTlephone“ Unified News”中告知了这一点。</text:p>
      <ul>
        <li>
在这些冲突期间，我们的乌克兰国防军摧毁了162个俄罗斯人 - 友好地局势，约有160人受伤。 就强度而言，最近两周的附件数量略有下降。 Sergey Cherevaty说，以前，我们的职位每天从35次或50次占据50次以上，然后其数量从17次减少到25次。</li>
      </ul>
      <text:p text:style-name="P4">
他还补充说，敌人试图重组。 令人难以置信的损失是“ Wagnerivtsi”。 敌人将无法显着改变其所谓的“按仪表”策略，这是非常广泛的。 而且，作为哈尔基夫(Kharkiv)手术，敌人占据的这些仪表很快恢复了。</text:p>
      <text:p text:style-name="P4">
News Source: <text:a xlink:type="simple" xlink:href="https://armyinform.com.ua/2023/04/01/na-bahmutskomu-napryamku-vorog-prodovzhuye-zaznavaty-znachnyh-vtrat-sergij-cherevatyj/" text:style-name="Internet_20_link" text:visited-style-name="Visited_20_Internet_20_Link">
https://armyinform.com.ua/2023/04/01/na-bahmutskomu-napryamku-vorog-prodovzhuye-zaznavaty-znachnyh-vtrat-sergij-cherevatyj/</text:a>
</text:p>
      <!--NEWS-->
      <text:h text:style-name="P10" text:outline-level="1">
<text:span text:style-name="T4">
在利马诺 - 古普兰的方向上，敌人应用了不同类型的炮兵塞尔维蒂</text:span>
</text:h>
      <text:p text:style-name="P4">
作者: ['Андрій Агєєв']</text:p>
      <text:p text:style-name="P4">
时间: 2023-04-01T79:00:00-04:00</text:p>
      <text:p text:style-name="P4">
描述: 在利马电流的林格（Liman-Current Linge）中，它们已经超过了，Yaki Warewell ...与乌克兰2022年的战争，与乌克兰的最新消息，今天与乌克兰的新闻战争，今天与乌克兰2022年的新闻战争，乌克兰和俄罗斯之间的战争是否会发生战争，什么时候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cherevatyj-960x540-1.jpg" text:style-name="Internet_20_link" text:visited-style-name="Visited_20_Internet_20_Link">
cherevatyj-960x540-1.jpg</text:a>
']</text:p>
      <text:p text:style-name="P4">
标签: ['STOPRUSSIA', 'АГРЕСІЯ РФ', 'ВІЙНА', 'ВТОРГНЕННЯ РФ', 'СЕРГІЙ ЧЕРЕВАТИЙ']</text:p>
      <text:p text:style-name="P4">
类别: News</text:p>
      <!--METADATA-->
      <text:p text:style-name="P4">
<draw:frame draw:style-name="fr1" draw:name="Image253" text:anchor-type="as-char" svg:width="6.9236in" svg:height="3.894525in" draw:z-index="0">
<draw:image xlink:href="../Images/AРМІЯINFORM/2023-04-01T79-00-00-04-00/cherevatyj-960x540-1.jpg" xlink:type="simple" xlink:show="embed" xlink:actuate="onLoad" draw:mime-type="image/jpeg"/>
</draw:frame>
在利马诺 - 库皮斯克方向上，有主要的单位，这些单位被动员到俄罗斯联合会的机动，机动的步枪部队，即所谓的LNR的军队。 乌克兰上校塞尔吉·奇雷维蒂(Sergiy Cherevaty)的武装部队东部武装部队的发言人讲述了它的直播在唯一新闻的现场广播中。</text:p>
      <ul>
        <li>
敌人在那里更多地使用了炮兵和喷气系统，试图打动我们部队的位置。 这一天，敌人一次施加了不同类型的火炮，发生了12次战斗冲突。 我们的战士正在摧毁坦克，炮兵自行装置，敌人的装甲人员载体，用弹药袭击物流中心和野外仓库。</li>
      </ul>
      <text:p text:style-name="P4">
News Source: <text:a xlink:type="simple" xlink:href="https://armyinform.com.ua/2023/04/01/na-lymano-kupyanskomu-napryamku-vorog-zastosovuye-rizni-typy-artyleriyi-sergij-cherevatyj/" text:style-name="Internet_20_link" text:visited-style-name="Visited_20_Internet_20_Link">
https://armyinform.com.ua/2023/04/01/na-lymano-kupyanskomu-napryamku-vorog-zastosovuye-rizni-typy-artyleriyi-sergij-cherevatyj/</text:a>
</text:p>
      <!--NEWS-->
      <text:h text:style-name="P10" text:outline-level="1">
<text:span text:style-name="T4">
特洛伊士兵在前线最热的部分执行任务-Sergey Sobko旅</text:span>
</text:h>
      <text:p text:style-name="P4">
作者: ['АРМІЯINFORM']</text:p>
      <text:p text:style-name="P4">
时间: 2023-04-01T80:00:00-04:00</text:p>
      <text:p text:style-name="P4">
描述: 参谋长的戒烟者 - 兹布鲁尼部队的特里特里克国防军指挥官的代祷...与乌克兰2022年的战争，与乌克兰与乌克兰的最新新闻，今天与乌克兰2022年的新闻战争，今天会有一场战争，会有一场战争他们说，在乌克兰和俄罗斯之间以及2022年与乌克兰的战争之间，无论是否有一年，他们是否会在不久的将来与乌克兰发生战争，他们说，与乌克兰的战争，今天的乌克兰新闻，乌克兰的新闻，乌克兰的新闻俄罗斯的媒体</text:p>
      <text:p text:style-name="P4">
图片: ['<text:a xlink:type="simple" xlink:href="https://armyinform.com.ua/wp-content/uploads/2023/04/photo1680347923.jpeg" text:style-name="Internet_20_link" text:visited-style-name="Visited_20_Internet_20_Link">
photo1680347923.jpeg</text:a>
']</text:p>
      <text:p text:style-name="P4">
标签: ['STOPRUSSIA', 'АГРЕСІЯ РФ', 'ВІЙНА', 'ВТОРГНЕННЯ РФ', 'СЕРГІЙ СОБКО', 'ТЕРОБОРОНА']</text:p>
      <text:p text:style-name="P4">
类别: News</text:p>
      <!--METADATA-->
      <text:p text:style-name="P4">
<draw:frame draw:style-name="fr1" draw:name="Image254" text:anchor-type="as-char" svg:width="6.9236in" svg:height="4.32725in" draw:z-index="0">
<draw:image xlink:href="../Images/AРМІЯINFORM/2023-04-01T80-00-00-04-00/photo1680347923.jpeg" xlink:type="simple" xlink:show="embed" xlink:actuate="onLoad" draw:mime-type="image/jpeg"/>
</draw:frame>
引用参谋长 - 乌克兰旅的领土国防军副指挥官谢尔盖·索博(Sergey Sobko)<text:a xlink:type="simple" xlink:href="https://t.me/militarymediacenter/1600" text:style-name="Internet_20_link" text:visited-style-name="Visited_20_Internet_20_Link">
军事媒体中心</text:a>
：</text:p>
      <text:p text:style-name="P4">
“在全面入侵领土国防军之前，刚好有6,000多名人员。 今天，我们有成千上万的人：有军事经验的人，大多数 - 昨天的平民。 但是我们结合起来击败占领者。</text:p>
      <text:p text:style-name="P4">
在俄罗斯入侵的反思开始时，并非每个单位都有足够的时间。 一些营不得不立即担任战斗。 其他人学习了必要的技能。</text:p>
      <text:p text:style-name="P4">
现在，我们几乎所有具有战斗经验的部队。 在哈尔基夫(Kharkiv)和顿涅茨克(Donetsk)地区的反攻态性的Terrobronivtsi Brandy。 基辅，哈尔基夫，苏米，切尼希夫辩护。 赫尔森，河口，伊兹，库皮斯克和其他城市被解放了。</text:p>
      <text:p text:style-name="P4">
如今，我们的部队正在最热门地区执行任务：在碳附近，Avdiivka，Bakhmut，Kreminna。</text:p>
      <text:p text:style-name="P4">
为了迅速解决中兰卡，排和嘴的合格指挥官缺乏合格指挥官的问题，我们已经为我们的武装步枪项目开始了一个名为“ Capital Vyshkil”的独特项目。</text:p>
      <text:p text:style-name="P4">
该课程基于教授北约成员国的标准，并考虑到鲁索·乌克兰战争。 课程讲师是在国外通过培训的战斗人员。 现在他们将经验传递给他人。</text:p>
      <text:p text:style-name="P4">
我们创建了一种新的军事文化，该文化基于兄弟情谊，凝聚力和赢得胜利的思想。</text:p>
      <text:p text:style-name="P4">
荣耀与乌克兰TRO!荣耀乌克兰!”</text:p>
      <text:p text:style-name="P4">
News Source: <text:a xlink:type="simple" xlink:href="https://armyinform.com.ua/2023/04/01/voyiny-tro-vykonuyut-zavdannya-na-najgaryachishyh-dilyankah-frontu-brygadnyj-general-sergij-sobko/" text:style-name="Internet_20_link" text:visited-style-name="Visited_20_Internet_20_Link">
https://armyinform.com.ua/2023/04/01/voyiny-tro-vykonuyut-zavdannya-na-najgaryachishyh-dilyankah-frontu-brygadnyj-general-sergij-sobko/</text:a>
</text:p>
      <!--NEWS-->
      <text:h text:style-name="P10" text:outline-level="1">
<text:span text:style-name="T4">
乌克兰和斯洛伐克国防部长在基辅见面</text:span>
</text:h>
      <text:p text:style-name="P4">
作者: ['АРМІЯINFORM']</text:p>
      <text:p text:style-name="P4">
时间: 2023-04-01T81:00:00-04:00</text:p>
      <text:p text:style-name="P4">
描述: 关于电报，捍卫乌克兰对奥希尔尼卡（Ochirnika）的防御……与乌克兰2022的战争，与乌克兰的战争是今天的最新消息，今天与乌克兰2022年的战争是今天的最后一场战争，乌克兰之间的战争是否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1-2.jpg" text:style-name="Internet_20_link" text:visited-style-name="Visited_20_Internet_20_Link">
1-2.jpg</text:a>
', '<text:a xlink:type="simple" xlink:href="https://armyinform.com.ua/wp-content/uploads/2023/04/2-2.jpg" text:style-name="Internet_20_link" text:visited-style-name="Visited_20_Internet_20_Link">
2-2.jpg</text:a>
']</text:p>
      <text:p text:style-name="P4">
标签: ['STOPRUSSIA', 'АГРЕСІЯ РФ', 'ВІЙНА', 'ВТОРГНЕННЯ РФ', 'ОЛЕКСІЙ РЕЗНІКОВ', 'СЛОВАЧЧИНА']</text:p>
      <text:p text:style-name="P4">
类别: News</text:p>
      <!--METADATA-->
      <text:p text:style-name="P4">
<draw:frame draw:style-name="fr1" draw:name="Image255" text:anchor-type="as-char" svg:width="6.9236in" svg:height="4.11947in" draw:z-index="0">
<draw:image xlink:href="../Images/AРМІЯINFORM/2023-04-01T81-00-00-04-00/1-2.jpg" xlink:type="simple" xlink:show="embed" xlink:actuate="onLoad" draw:mime-type="image/jpeg"/>
</draw:frame>
关于这在电报中<text:a xlink:type="simple" xlink:href="https://t.me/ministry_of_defense_ua/7366" text:style-name="Internet_20_link" text:visited-style-name="Visited_20_Internet_20_Link">
报告</text:a>
乌克兰国防部，并引用部门主管Alexei Reznikov：</text:p>
      <text:p text:style-name="P4">
“他很高兴接受我在基辅的斯洛伐克同事和朋友Yaroslav Nadia。我们正在参加大量的军事援助，包括转移MIG-29T飞机以为武装部队提供防空系统。 在如此伟大的邻居中，Yakslovakia击败俄罗斯侵略者是不可避免的。”</text:p>
      <text:p text:style-name="P4">
<draw:frame draw:style-name="fr1" draw:name="Image256" text:anchor-type="as-char" svg:width="6.9236in" svg:height="4.034564in" draw:z-index="0">
<draw:image xlink:href="../Images/AРМІЯINFORM/2023-04-01T81-00-00-04-00/2-2.jpg" xlink:type="simple" xlink:show="embed" xlink:actuate="onLoad" draw:mime-type="image/jpeg"/>
</draw:frame>
</text:p>
      <text:p text:style-name="P4">
News Source: <text:a xlink:type="simple" xlink:href="https://armyinform.com.ua/2023/04/01/ministry-oborony-ukrayiny-i-slovachchyny-zustrilysya-u-kyyevi/" text:style-name="Internet_20_link" text:visited-style-name="Visited_20_Internet_20_Link">
https://armyinform.com.ua/2023/04/01/ministry-oborony-ukrayiny-i-slovachchyny-zustrilysya-u-kyyevi/</text:a>
</text:p>
      <!--NEWS-->
      <text:h text:style-name="P10" text:outline-level="1">
<text:span text:style-name="T4">
SES每天进行了180多次旅行，以消除侵略者炮击的后果</text:span>
</text:h>
      <text:p text:style-name="P4">
作者: ['АРМІЯINFORM']</text:p>
      <text:p text:style-name="P4">
时间: 2023-04-01T82:00:00-04:00</text:p>
      <text:p text:style-name="P4">
描述: 关于CED Polidolya，乌克兰人，他自己的公司Storinzi在社交Merezhi Facebook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2/400_0_1665422622-4226.webp" text:style-name="Internet_20_link" text:visited-style-name="Visited_20_Internet_20_Link">
400_0_1665422622-4226.webp</text:a>
']</text:p>
      <text:p text:style-name="P4">
标签: ['STOPRUSSIA', 'АГРЕСІЯ РФ', 'ВІЙНА', 'ВТОРГНЕННЯ РФ', 'ДСНС УКРАЇНИ']</text:p>
      <text:p text:style-name="P4">
类别: News</text:p>
      <!--METADATA-->
      <text:p text:style-name="P4">
<draw:frame draw:style-name="fr1" draw:name="Image257" text:anchor-type="as-char" svg:width="6.9236in" svg:height="4.621503in" draw:z-index="0">
<draw:image xlink:href="../ConvertedIMGs/AРМІЯINFORM/2023-04-01T82-00-00-04-00/400_0_1665422622-4226.png" xlink:type="simple" xlink:show="embed" xlink:actuate="onLoad" draw:mime-type="image/png"/>
</draw:frame>
说明性照片</text:p>
      <text:p text:style-name="P4">
关于它<text:a xlink:type="simple" xlink:href="https://www.facebook.com/MNS.GOV.UA/posts/pfbid02casNJUuArLEanFskSpPduKXkJJtTot6YkoGjFfzB9dkRncaPRCFHxFBHt1EekV6Sl" text:style-name="Internet_20_link" text:visited-style-name="Visited_20_Internet_20_Link">
报告</text:a>
乌克兰的SES在社交网络Facebook上的官方页面上。</text:p>
      <text:p text:style-name="P4">
SES促使有关俄罗斯联邦作战行动后果的信息。</text:p>
      <text:p text:style-name="P4">
181年3月31日，在3月31日的那天消除了定居点和基础设施对象的居民炮击。</text:p>
      <text:p text:style-name="P4">
提供了心理帮助101。</text:p>
      <text:p text:style-name="P4">
背景：自战争开始以来，消除了8.7万90次炮击清算，清算了14,000240次大火，救出了3,000978人，并提供了207,000名927人的心理援助。</text:p>
      <text:p text:style-name="P4">
News Source: <text:a xlink:type="simple" xlink:href="https://armyinform.com.ua/2023/04/01/dsns-zdijsnyla-ponad-180-vyyizdiv-za-dobu-dlya-likvidacziyi-naslidkiv-obstriliv-agresora/" text:style-name="Internet_20_link" text:visited-style-name="Visited_20_Internet_20_Link">
https://armyinform.com.ua/2023/04/01/dsns-zdijsnyla-ponad-180-vyyizdiv-za-dobu-dlya-likvidacziyi-naslidkiv-obstriliv-agresora/</text:a>
</text:p>
      <!--NEWS-->
      <text:h text:style-name="P10" text:outline-level="1">
<text:span text:style-name="T4">
Volodymyr Zelenskyy与乌克兰和法国的Emmanuel Macron的防御互动讨论了</text:span>
</text:h>
      <text:p text:style-name="P4">
作者: ['АРМІЯINFORM']</text:p>
      <text:p text:style-name="P4">
时间: 2023-04-01T83:00:00-04:00</text:p>
      <text:p text:style-name="P4">
描述: 关于乌克兰总统Volodymyr Zelentsky，与Facebook写了写作：“ Godinas Rozmovis ...与乌克兰2022年的战争，与乌克兰的战争是今天的最新消息，这是与乌克兰2022年的新闻战争，今天将是今天的最后一场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339339817_611521384180989_6468973531319361869_n-e1680355105953.jpg" text:style-name="Internet_20_link" text:visited-style-name="Visited_20_Internet_20_Link">
339339817_611521384180989_6468973531319361869_n-e1680355105953.jpg</text:a>
']</text:p>
      <text:p text:style-name="P4">
标签: ['STOPRUSSIA', 'АГРЕСІЯ РФ', 'ВІЙНА', 'ВОЛОДИМИР ЗЕЛЕНСЬКИЙ', 'ВТОРГНЕННЯ РФ', 'ЕММАНУЕЛЬ МАКРОН']</text:p>
      <text:p text:style-name="P4">
类别: News</text:p>
      <!--METADATA-->
      <text:p text:style-name="P4">
<draw:frame draw:style-name="fr1" draw:name="Image258" text:anchor-type="as-char" svg:width="6.9236in" svg:height="5.330909in" draw:z-index="0">
<draw:image xlink:href="../Images/AРМІЯINFORM/2023-04-01T83-00-00-04-00/339339817_611521384180989_6468973531319361869_n-e1680355105953.jpg" xlink:type="simple" xlink:show="embed" xlink:actuate="onLoad" draw:mime-type="image/jpeg"/>
</draw:frame>
乌克兰Volodymyr Zelenskyy的总裁<text:a xlink:type="simple" xlink:href="https://www.facebook.com/zelenskiy.official/posts/pfbid02KHLXiAe84gTGUTVdxSh2NJduzvC8ZCHTUoJSdjZZ4Z7P68LzLCpnmDcYTaGswtBGl" text:style-name="Internet_20_link" text:visited-style-name="Visited_20_Internet_20_Link">
写</text:a>
在Facebook上：</text:p>
      <text:p text:style-name="P4">
“在与伊曼纽尔·马克龙(Emmanuel Macron)的每小时对话中，讨论并有效地讨论了乌克兰和法国的互动。 他详细介绍了纳弗伦的状况。 他们在实施和平公式的实施方面做出了进一步的步骤。</text:p>
      <text:p text:style-name="P4">
News Source: <text:a xlink:type="simple" xlink:href="https://armyinform.com.ua/2023/04/01/volodymyr-zelenskyj-obgovoryv-z-emmanuelem-makronom-oboronnu-vzayemodiyu-ukrayiny-ta-francziyi/" text:style-name="Internet_20_link" text:visited-style-name="Visited_20_Internet_20_Link">
https://armyinform.com.ua/2023/04/01/volodymyr-zelenskyj-obgovoryv-z-emmanuelem-makronom-oboronnu-vzayemodiyu-ukrayiny-ta-francziyi/</text:a>
</text:p>
      <!--NEWS-->
      <text:h text:style-name="P10" text:outline-level="1">
<text:span text:style-name="T4">
国防部的财产返回了超过7,000平方米的地区的房地产</text:span>
</text:h>
      <text:p text:style-name="P4">
作者: ['Назар Волошин']</text:p>
      <text:p text:style-name="P4">
时间: 2023-04-01T84:00:00-04:00</text:p>
      <text:p text:style-name="P4">
描述: 在2007年至2009年，同一主权的岩石服务的岩石岩石在乌克兰2022年与乌克兰的战争，与乌克兰与乌克兰的最新新闻，今天与乌克兰的新闻战争，今天上次与乌克兰的新闻战争，乌克兰和俄罗斯之间以及俄罗斯和俄罗斯之间的战争将发生，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02e284b9be58db3d46a9d31490538857a0693354.jpg" text:style-name="Internet_20_link" text:visited-style-name="Visited_20_Internet_20_Link">
02e284b9be58db3d46a9d31490538857a0693354.jpg</text:a>
']</text:p>
      <text:p text:style-name="P4">
标签: ['ЗЕМЛЯ МОУ', 'МОУ']</text:p>
      <text:p text:style-name="P4">
类别: News</text:p>
      <!--METADATA-->
      <text:p text:style-name="P4">
<draw:frame draw:style-name="fr1" draw:name="Image259" text:anchor-type="as-char" svg:width="6.9236in" svg:height="4.374912in" draw:z-index="0">
<draw:image xlink:href="../Images/AРМІЯINFORM/2023-04-01T84-00-00-04-00/02e284b9be58db3d46a9d31490538857a0693354.jpg" xlink:type="simple" xlink:show="embed" xlink:actuate="onLoad" draw:mime-type="image/jpeg"/>
</draw:frame>
在2007  -  2009年期间，国防部一家国有企业的前官员组织了一项刑事计划，以撤离该州不可移动的采矿。 她是国家拥有的企业首席执行官，虐待他的办公室，向下属企业宣布了授权书，以实现客观性。 凭借无效的授权书，地面官员将财产出售给商业结构。 该方案中实现的对象之一是总面积为7000平方米的物业综合体。 M在城市Ternopil。 国防部主要国防部的负责人鲍里斯·桑尼(Boris Zanny)讲述了这一点。</text:p>
      <text:p text:style-name="P4">
据他说，乌克兰国防部的官员利用失去有效性的权力以商业结构结束，在Mistenernopil历史悠久的中心的建筑物和结构综合体的签约和销售。 之后，“商人”被州财产非法抓住，这是市场的两倍。</text:p>
      <text:p text:style-name="P4">
国防部与执法机构一起采取了措施返回该财产，而是诉诸于企业附近个人对同一财产的新计划的商人。</text:p>
      <text:p text:style-name="P4">
但是，根据国防部抵制突袭办公室的措施，根据私人公司9的房地产对象，司法部是非法的国家对实际权利的注册，总面积为7000平方米。 结果，M在Ternopil市登记了国家对这些物体的所有权</text:p>
      <text:p text:style-name="P4">
应当指出的是，即使在戒严条件下，拨款和国防土地的案件也是Enevoidin。</text:p>
      <ul>
        <li>
在基辅市中部的一个不存在的地址，在虚拟的纪录片结构的基础上，商业结构注册了国防部拥有的建筑物。在此之后土地的费用。 人类行动中最糟糕的情况是第二次实施该计划。 毕竟，侵略者入侵我们的土地而不是帮助陆军的临时，一些人诉诸于享用财产和国防土地供餐点拨款的傲慢计划。国防部的防御。返回的财产和土地是特尔诺维尔和基辅的土地，为了我们的绩效，在乌克兰武装部队的单位中将有用，而执法机构在刑事诉讼框架内调查了非法扣押的情况国防部被公认为受害者。</li>
      </ul>
      <text:p text:style-name="P4">
乌克兰国防部将继续采取措施，以防止任何表现的国家权利。</text:p>
      <text:p text:style-name="P4">
News Source: <text:a xlink:type="simple" xlink:href="https://armyinform.com.ua/2023/04/01/u-vlasnist-minoborony-povernuto-neruhome-majno-ploshheyu-ponad-7000-kvadratnyh-metriv/" text:style-name="Internet_20_link" text:visited-style-name="Visited_20_Internet_20_Link">
https://armyinform.com.ua/2023/04/01/u-vlasnist-minoborony-povernuto-neruhome-majno-ploshheyu-ponad-7000-kvadratnyh-metriv/</text:a>
</text:p>
      <!--NEWS-->
      <text:h text:style-name="P10" text:outline-level="1">
<text:span text:style-name="T4">
乌克兰炮兵从英国枪L119摧毁敌人</text:span>
</text:h>
      <text:p text:style-name="P4">
作者: ['АРМІЯINFORM']</text:p>
      <text:p text:style-name="P4">
时间: 2023-04-01T85:00:00-04:00</text:p>
      <text:p text:style-name="P4">
描述: 关于CE，Valeriy Zaluzhny将军与Facebook一起写作。 博伊多夫·扎夫丹尼（Boydov Zavdannya）...与乌克兰2022年的战争，与乌克兰的最新消息，今天与乌克兰2022年的新闻战争，今天的最后一次战争，乌克兰和俄罗斯之间的战争以及俄罗斯之间的战争以及2022年与乌克兰的战争将是或不在将在不久的将来与乌克兰发动战争，说，与乌克兰的战争，今天的乌克兰新闻，乌克兰的新闻，乌克兰媒体的俄罗斯媒体</text:p>
      <text:p text:style-name="P4">
图片: []</text:p>
      <text:p text:style-name="P4">
标签: ['L119', 'STOPRUSSIA', 'АГРЕСІЯ РФ', 'ВАЛЕРІЙ ЗАЛУЖНИЙ', 'ВІЙНА', 'ВТОРГНЕННЯ РФ', 'ВТРАТИ ВОРОГА']</text:p>
      <text:p text:style-name="P4">
类别: News</text:p>
      <!--METADATA-->
      <text:p text:style-name="P4">
瓦莱里·扎卢兹(Valery Zaluzhny)<text:a xlink:type="simple" xlink:href="https://www.facebook.com/CinCAFU/videos/754853269612401/" text:style-name="Internet_20_link" text:visited-style-name="Visited_20_Internet_20_Link">
写</text:a>
在Facebook上。</text:p>
      <text:p text:style-name="P4">
战斗任务由我们的炮兵在英国枪L119的帮助下进行。 他们与弹药一起摧毁了敌人的LNG-9长矛。 还伤害了敌人的迫击炮2v9“罗勒”。</text:p>
      <text:p text:style-name="P4">
感谢所有捍卫的人。</text:p>
      <text:p text:style-name="P4">
News Source: <text:a xlink:type="simple" xlink:href="https://armyinform.com.ua/2023/04/01/brytanska-garmata-l119-znyshhuye-vorozhu-tehniku/" text:style-name="Internet_20_link" text:visited-style-name="Visited_20_Internet_20_Link">
https://armyinform.com.ua/2023/04/01/brytanska-garmata-l119-znyshhuye-vorozhu-tehniku/</text:a>
</text:p>
      <!--NEWS-->
      <text:h text:style-name="P10" text:outline-level="1">
<text:span text:style-name="T4">
第一期的军事牧师发生在基辅</text:span>
</text:h>
      <text:p text:style-name="P4">
作者: ['Світлана Кирган']</text:p>
      <text:p text:style-name="P4">
时间: 2023-04-01T86:00:00-04:00</text:p>
      <text:p text:style-name="P4">
描述: Sobodni在索菲亚圣索菲亚风暴大教堂中 - 战斗的智慧是一种易腐烂的充满活力...与乌克兰2022年的战争，与乌克兰的战争是今天的最新消息，今天与乌克兰的新闻战2022是今天的最后一场，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4/golovna_1.jpg" text:style-name="Internet_20_link" text:visited-style-name="Visited_20_Internet_20_Link">
golovna_1.jpg</text:a>
', '<text:a xlink:type="simple" xlink:href="https://armyinform.com.ua/wp-content/uploads/2023/04/foto_3.jpg" text:style-name="Internet_20_link" text:visited-style-name="Visited_20_Internet_20_Link">
foto_3.jpg</text:a>
', '<text:a xlink:type="simple" xlink:href="https://armyinform.com.ua/wp-content/uploads/2023/04/foto2-1.jpg" text:style-name="Internet_20_link" text:visited-style-name="Visited_20_Internet_20_Link">
foto2-1.jpg</text:a>
', '<text:a xlink:type="simple" xlink:href="https://armyinform.com.ua/wp-content/uploads/2023/04/foto-malyar-150x150.jpg" text:style-name="Internet_20_link" text:visited-style-name="Visited_20_Internet_20_Link">
foto-malyar-150x150.jpg</text:a>
', '<text:a xlink:type="simple" xlink:href="https://armyinform.com.ua/wp-content/uploads/2023/04/foto_9-150x150.jpg" text:style-name="Internet_20_link" text:visited-style-name="Visited_20_Internet_20_Link">
foto_9-150x150.jpg</text:a>
', '<text:a xlink:type="simple" xlink:href="https://armyinform.com.ua/wp-content/uploads/2023/04/foto_1.jpg" text:style-name="Internet_20_link" text:visited-style-name="Visited_20_Internet_20_Link">
foto_1.jpg</text:a>
', '<text:a xlink:type="simple" xlink:href="https://armyinform.com.ua/wp-content/uploads/2023/04/foto_6-150x150.jpg" text:style-name="Internet_20_link" text:visited-style-name="Visited_20_Internet_20_Link">
foto_6-150x150.jpg</text:a>
', '<text:a xlink:type="simple" xlink:href="https://armyinform.com.ua/wp-content/uploads/2023/04/foto_4-150x150.jpg" text:style-name="Internet_20_link" text:visited-style-name="Visited_20_Internet_20_Link">
foto_4-150x150.jpg</text:a>
', '<text:a xlink:type="simple" xlink:href="https://armyinform.com.ua/wp-content/uploads/2023/04/foto_5-150x150.jpg" text:style-name="Internet_20_link" text:visited-style-name="Visited_20_Internet_20_Link">
foto_5-150x150.jpg</text:a>
', '<text:a xlink:type="simple" xlink:href="https://armyinform.com.ua/wp-content/uploads/2023/04/foto_10.jpg" text:style-name="Internet_20_link" text:visited-style-name="Visited_20_Internet_20_Link">
foto_10.jpg</text:a>
']</text:p>
      <text:p text:style-name="P4">
标签: ['STOPRUSSIA', 'ВИПУСК КАПЕЛАНІВ', 'ВІЙСЬКОВІ КАПЕЛАНИ', 'ГАННА МАЛЯР', 'КИЇВЩИНА']</text:p>
      <text:p text:style-name="P4">
类别: News</text:p>
      <!--METADATA-->
      <text:p text:style-name="P4">
<draw:frame draw:style-name="fr1" draw:name="Image260" text:anchor-type="as-char" svg:width="6.9236in" svg:height="4.615733in" draw:z-index="0">
<draw:image xlink:href="../Images/AРМІЯINFORM/2023-04-01T86-00-00-04-00/golovna_1.jpg" xlink:type="simple" xlink:show="embed" xlink:actuate="onLoad" draw:mime-type="image/jpeg"/>
</draw:frame>
如今，第一期的军事牧师在圣索菲亚大教堂的墙壁上举行，这是上帝的智慧，该智慧完成了六个月的晋升，以乌克兰武装部队的军事牧师晋升。</text:p>
      <text:p text:style-name="P4">
<draw:frame draw:style-name="fr1" draw:name="Image261" text:anchor-type="as-char" svg:width="6.9236in" svg:height="4.615733in" draw:z-index="0">
<draw:image xlink:href="../Images/AРМІЯINFORM/2023-04-01T86-00-00-04-00/foto_3.jpg" xlink:type="simple" xlink:show="embed" xlink:actuate="onLoad" draw:mime-type="image/jpeg"/>
</draw:frame>
来自五个宗教组织的三十个军事牧师的准备工作已在基夫国民大学军事学院名为Taras Shevchenko。</text:p>
      <text:p text:style-name="P4">
关于军事牧师问题的庄严事件是由酋长的负责人和研究生牧师中提出的组织的宗教领袖作出的。</text:p>
      <text:p text:style-name="P4">
<draw:frame draw:style-name="fr1" draw:name="Image262" text:anchor-type="as-char" svg:width="6.9236in" svg:height="4.615733in" draw:z-index="0">
<draw:image xlink:href="../Images/AРМІЯINFORM/2023-04-01T86-00-00-04-00/foto2-1.jpg" xlink:type="simple" xlink:show="embed" xlink:actuate="onLoad" draw:mime-type="image/jpeg"/>
</draw:frame>
乌克兰东正教教堂的负责人对基辅大都会和所有乌克兰Epiphanius的欢迎演讲。</text:p>
      <ul>
        <li>
今天，我们聚集在基辅(Kyiv)的这个雄伟而古老的索菲亚索菲亚(Sophia)的拱顶下，以纪念我们的军事牧师，我们在最近的高级培训训练史上已经知道了这是第一个。 我看到自2014年以来一直在工作的牧师。 但是我们生活在现实中。 我们有一项新的乌克兰立法，根据该立法，牧师是犹太服务员。 因此，大家都必须获得适当的军事职位。乌克兰军事牧师是对我们的军事服务的精神盾牌和保护。 您必须在我们的战士的灵魂中激发希望和爱心。一旦对上帝，对上帝的信仰，以及对我们共同胜利的信仰，因为我们正在努力和努力拥有自己的独立，团结一致，民主的泰国 - 欧洲欧洲乌克兰。 我们选择了这个开发向量，现在我们为此支付了很高的价格。 毕竟，每天我们将人类的生命放在居住的祭坛上。 我们士兵，和平居民和儿童的生活。 因此，我希望主能启发你，愿意照顾勇士 - 伊普拉尼乌斯说。</li>
      </ul>
      <text:p text:style-name="P4">
乌克兰国防部副部长安娜·马里亚尔(Anna Malyar)向课程证书和雪佛龙(Chevron)的毕业生介绍了铭文“在附近”，这是一个重要的牧师。</text:p>
      <text:p text:style-name="P4">
<text:a xlink:type="simple" xlink:href="https://armyinform.com.ua/wp-content/uploads/2023/04/foto-malyar.jpg" text:style-name="Internet_20_link" text:visited-style-name="Visited_20_Internet_20_Link">
!(Images/AРМІЯINFORM/2023-04-01T86-00-00-04-00/foto-malyar-150x150.jpg)</text:a>
</text:p>
      <text:p text:style-name="P4">
<text:a xlink:type="simple" xlink:href="https://armyinform.com.ua/wp-content/uploads/2023/04/foto_9.jpg" text:style-name="Internet_20_link" text:visited-style-name="Visited_20_Internet_20_Link">
<draw:frame draw:style-name="fr1" draw:name="Image263" text:anchor-type="as-char" svg:width="6.9236in" svg:height="6.9236in" draw:z-index="0">
<draw:image xlink:href="../Images/AРМІЯINFORM/2023-04-01T86-00-00-04-00/foto_9-150x150.jpg" xlink:type="simple" xlink:show="embed" xlink:actuate="onLoad" draw:mime-type="image/jpeg"/>
</draw:frame>
</text:a>
</text:p>
      <text:p text:style-name="P4">
当您保护家人，国家，生存权时，您依靠的非常重要。 牧师和您的伟大都是我们的军队应该依靠的。 我希望落在您身上的巨大任务将使乌克兰取得胜利。 来自Vinubog!荣耀乌克兰! - 乌克兰国防副部长说。</text:p>
      <text:p text:style-name="P4">
<draw:frame draw:style-name="fr1" draw:name="Image264" text:anchor-type="as-char" svg:width="6.9236in" svg:height="4.615733in" draw:z-index="0">
<draw:image xlink:href="../Images/AРМІЯINFORM/2023-04-01T86-00-00-04-00/foto_1.jpg" xlink:type="simple" xlink:show="embed" xlink:actuate="onLoad" draw:mime-type="image/jpeg"/>
</draw:frame>
**</text:p>
      <text:p text:style-name="P4">
** _ _ 2021年底，乌克兰法律“在资本主义服务上”，该法将牧师在武装部队，国民警卫队，国家边境部门以及其他军事地层中标准化。 根据法律在乌克兰的武装部队中的规定，成立了一项军事牧师局，成为一个单独的结构，从属于武装部队的指挥官 - 司令。 收购牧师是根据武装部队中悔代表牧师的配额扣押的。</text:p>
      <text:p text:style-name="P4">
**</text:p>
      <text:p text:style-name="P4">
在阅读了军事牧师的祈祷之后，宗教组织的负责人意识到奉献了乌克兰武装部队武装部队武装部队武装部队武装部队的荣誉奴隶，并进行了祝福的仪式他们的代表通过了一个特别的准备计划，通过了第一个六周的培训。</text:p>
      <text:p text:style-name="P4">
<text:a xlink:type="simple" xlink:href="https://armyinform.com.ua/wp-content/uploads/2023/04/foto_6.jpg" text:style-name="Internet_20_link" text:visited-style-name="Visited_20_Internet_20_Link">
!(Images/AРМІЯINFORM/2023-04-01T86-00-00-04-00/foto_6-150x150.jpg)</text:a>
</text:p>
      <text:p text:style-name="P4">
<text:a xlink:type="simple" xlink:href="https://armyinform.com.ua/wp-content/uploads/2023/04/foto_4.jpg" text:style-name="Internet_20_link" text:visited-style-name="Visited_20_Internet_20_Link">
<draw:frame draw:style-name="fr1" draw:name="Image265" text:anchor-type="as-char" svg:width="6.9236in" svg:height="6.9236in" draw:z-index="0">
<draw:image xlink:href="../Images/AРМІЯINFORM/2023-04-01T86-00-00-04-00/foto_4-150x150.jpg" xlink:type="simple" xlink:show="embed" xlink:actuate="onLoad" draw:mime-type="image/jpeg"/>
</draw:frame>
</text:a>
</text:p>
      <text:p text:style-name="P4">
<text:a xlink:type="simple" xlink:href="https://armyinform.com.ua/wp-content/uploads/2023/04/foto_5.jpg" text:style-name="Internet_20_link" text:visited-style-name="Visited_20_Internet_20_Link">
<draw:frame draw:style-name="fr1" draw:name="Image266" text:anchor-type="as-char" svg:width="6.9236in" svg:height="6.9236in" draw:z-index="0">
<draw:image xlink:href="../Images/AРМІЯINFORM/2023-04-01T86-00-00-04-00/foto_5-150x150.jpg" xlink:type="simple" xlink:show="embed" xlink:actuate="onLoad" draw:mime-type="image/jpeg"/>
</draw:frame>
</text:a>
大多数毕业生已经处于敌对领域，这使战士的道德需要 - 保持人类，并支持乌克兰捍卫者的精神力量。</text:p>
      <text:p text:style-name="P4">
**</text:p>
      <text:p text:style-name="P4">
另请阅读：</text:p>
      <text:p text:style-name="P4">
** <text:a xlink:type="simple" xlink:href="https://armyinform.com.ua/2023/02/20/u-kyyevi-vpershe-navchatymut-vijskovyh-kapelaniv-za-speczialnoyu-programoyu/" text:style-name="Internet_20_link" text:visited-style-name="Visited_20_Internet_20_Link">
在基辅第一次通过特别计划培训军事牧师</text:a>
该课程的毕业生中有亚历山大·安德里亚珊(Alexander Andriyashin)中尉，他是“福音派基督徒”的代表，也是牧师完成课堂培训的第一位女人。</text:p>
      <text:p text:style-name="P4">
<draw:frame draw:style-name="fr1" draw:name="Image267" text:anchor-type="as-char" svg:width="6.9236in" svg:height="4.615733in" draw:z-index="0">
<draw:image xlink:href="../Images/AРМІЯINFORM/2023-04-01T86-00-00-04-00/foto_10.jpg" xlink:type="simple" xlink:show="embed" xlink:actuate="onLoad" draw:mime-type="image/jpeg"/>
</draw:frame>
</text:p>
      <text:p text:style-name="P4">
在活动期间，宣布，建立一个将在塔拉斯·舍申科·巴齐维安学院发挥作用的军事牧师培训中心的问题目前正在解决。</text:p>
      <text:p text:style-name="P4">
<text:span text:style-name="T5">
foto dmitry Yurchenko</text:span>
</text:p>
      <text:p text:style-name="P4">
News Source: <text:a xlink:type="simple" xlink:href="https://armyinform.com.ua/2023/04/01/u-kyyevi-vidbuvsya-pershyj-vypusk-vijskovyh-kapelaniv/" text:style-name="Internet_20_link" text:visited-style-name="Visited_20_Internet_20_Link">
https://armyinform.com.ua/2023/04/01/u-kyyevi-vidbuvsya-pershyj-vypusk-vijskovyh-kapelaniv/</text:a>
</text:p>
      <!--NEWS-->
      <text:h text:style-name="P10" text:outline-level="1">
<text:span text:style-name="T4">
俄罗斯人再次向切尔尼希夫和苏米地区的边界开火</text:span>
</text:h>
      <text:p text:style-name="P4">
作者: ['АРМІЯINFORM']</text:p>
      <text:p text:style-name="P4">
时间: 2023-04-01T87:00:00-04:00</text:p>
      <text:p text:style-name="P4">
描述: 关于操作司令部“ Pivnich”的谷物。 罗西斯基（Rosiyski）村...与乌克兰2022年的战争，与乌克兰的最新新闻，今天与乌克兰的新闻战争，今天与乌克兰的新闻战争，后者今天将在乌克兰和俄罗斯之间发生战争，当与乌克兰的战争将是，它将是，这将是，无论是否在不久的将来与乌克兰的战争，与乌克兰的战争，今天的乌克兰新闻，乌克兰新闻，乌克兰媒体的战争</text:p>
      <text:p text:style-name="P4">
图片: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标签: ['STOPRUSSIA', 'АГРЕСІЯ РФ', 'ВІЙНА', 'ВТОРГНЕННЯ РФ', 'СУМЩИНА', 'ЧЕРНІГІВЩИНА']</text:p>
      <text:p text:style-name="P4">
类别: News</text:p>
      <!--METADATA-->
      <text:p text:style-name="P4">
<draw:frame draw:style-name="fr1" draw:name="Image268" text:anchor-type="as-char" svg:width="6.9236in" svg:height="4.619339in" draw:z-index="0">
<draw:image xlink:href="../Images/AРМІЯINFORM/2023-04-01T87-00-00-04-00/2022-10-21-prykordonnya-chernigivshhyny-i-sumshhyny-armiya-rf-obstrilyala-z-artyleriyi.jpg" xlink:type="simple" xlink:show="embed" xlink:actuate="onLoad" draw:mime-type="image/jpeg"/>
</draw:frame>
说明性照片</text:p>
      <text:p text:style-name="P4">
关于它<text:a xlink:type="simple" xlink:href="https://www.facebook.com/kommander.nord/posts/pfbid023zDwBtvpv1iNFpTBkwNGfVQiRf3TrTRriq5pUoaL9HUwnZkVpZYa4J3NT2NLxbrpl" text:style-name="Internet_20_link" text:visited-style-name="Visited_20_Internet_20_Link">
报告</text:a>
操作命令“北”。</text:p>
      <text:p text:style-name="P4">
截至4月1日，俄罗斯军队向边境和苏米地区开火了三次。</text:p>
      <text:p text:style-name="P4">
<text:span text:style-name="T4">
从12:10到12：25 </text:span>
 4教区已被记录，可能来自UDA NP大炮。 卡尔波维奇。 没有关于当地居民损失或平民基础设施损害的信息。</text:p>
      <text:p text:style-name="P4">
<text:span text:style-name="T4">
从12:20到12：25 </text:span>
 3个教区被记录在NP Bronyiva地区。 没有关于当地群体损失或民用基础设施损失的信息。</text:p>
      <text:p text:style-name="P4">
<text:span text:style-name="T4">
从14:35到14：45 </text:span>
 7教区，可能是从SAU到N.Psidorivka地区。 没有关于当地群体损失或民用基础设施损失的信息。</text:p>
      <text:p text:style-name="P4">
News Source: <text:a xlink:type="simple" xlink:href="https://armyinform.com.ua/2023/04/01/rosiyany-vkotre-obstrilyaly-prykordonnya-chernigivshhyny-i-sumshhyny/" text:style-name="Internet_20_link" text:visited-style-name="Visited_20_Internet_20_Link">
https://armyinform.com.ua/2023/04/01/rosiyany-vkotre-obstrilyaly-prykordonnya-chernigivshhyny-i-sumshhyny/</text:a>
</text:p>
      <!--NEWS-->
      <text:h text:style-name="P10" text:outline-level="1">
<text:span text:style-name="T4">
感谢斯洛伐克共和国的军事援助和飞机MIG-29，这将保护我们的天空和埃尔克斯岛人的生命</text:span>
</text:h>
      <text:p text:style-name="P4">
作者: ['АРМІЯINFORM']</text:p>
      <text:p text:style-name="P4">
时间: 2023-04-01T88:00:00-04:00</text:p>
      <text:p text:style-name="P4">
描述: 大炮Ozbrinnya，Yogo Modornizatsya Zhekhvannyam dosvist of Boyovikh ...与乌克兰2022年的战争，与乌克兰的最新新闻，与乌克兰2022的新闻战争，与乌克兰的新闻战争，乌克兰和俄罗斯的新闻战争，以及2022年在2022年与乌克兰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4/1-2.jpg" text:style-name="Internet_20_link" text:visited-style-name="Visited_20_Internet_20_Link">
1-2.jpg</text:a>
']</text:p>
      <text:p text:style-name="P4">
标签: ['STOPRUSSIA', 'АГРЕСІЯ РФ', 'ВІЙНА', 'ВТОРГНЕННЯ РФ', 'ОЛЕКСІЙ РЕЗНІКОВ', 'СЛОВАЧЧИНИ', 'ЯРОСЛАВУ НАДЮ']</text:p>
      <text:p text:style-name="P4">
类别: News</text:p>
      <!--METADATA-->
      <text:p text:style-name="P4">
<draw:frame draw:style-name="fr1" draw:name="Image269" text:anchor-type="as-char" svg:width="6.9236in" svg:height="4.11947in" draw:z-index="0">
<draw:image xlink:href="../Images/AРМІЯINFORM/2023-04-01T88-00-00-04-00/1-2.jpg" xlink:type="simple" xlink:show="embed" xlink:actuate="onLoad" draw:mime-type="image/jpeg"/>
</draw:frame>
炮兵武器的操作，现代化，考虑到敌对行动的经验，对士兵的训练以及扩大不同军事专业的培训计划。 在乌克兰抗议阿列克谢·雷兹尼科夫(Alexei Reznikov)的辩护和斯洛伐克共和国雅罗斯拉夫·纳迪(Yaroslav Nady)国防部负责人时，讨论了这些问题。</text:p>
      <text:p text:style-name="P4">
Alexei Reznikov感谢政府个人Yaroslav Nadia和斯洛伐克人民，特别是将军事援助转移给了武装部队，尤其是 - 飞机可以29人使用其他资产保护我们的天空。</text:p>
      <ul>
        <li>
斯洛伐克共和国是那些友好的国家之一，我们的邻居真诚地履行乌克兰并尊重我们的主权。 我们记得全面武装侵略的头几天的所有好处。 如今，斯洛伐克提供的炮兵武器的剥削和现代化对我们来说也是一个重要的方向。 优先事项是训练我们的士兵和培训计划的扩展。 我们感谢乌克兰国防部长强调，乌克兰出生的共和国为乌克兰提供的军事援助以承受和击败。</li>
      </ul>
      <text:p text:style-name="P4">
Alexei Reznikov和Yaroslav Nady与武装部队战士进行了交流。 从第一位口中听到了外国代表团的代表，涉及在战斗中使用西方武器，尤其是斯洛伐克生产的经历。</text:p>
      <text:p text:style-name="P4">
斯洛伐克共和国国防部负责人对我们的军人表示钦佩，并庆祝了他们的英雄主义，勇气和真正的士气。</text:p>
      <ul>
        <li>
斯洛伐克共和国与今天一样支持乌克兰军队。 作为国防部长，我将尽一切努力使炮兵系统改善，因为我们还研究了您与战争提供的信息。 的确，最好的测试或测试是战场。 全世界与您同在 - 我可以。 斯洛伐克人将尽一切努力加快乌克兰的胜利，Yaroslav Nag保证。</li>
      </ul>
      <text:p text:style-name="P4">
为了在俄罗斯的武装侵略和与乌克兰国防部的富有成果的合作期间为乌克兰提供全面的援助，亚历克西伊·雷兹尼科夫(Alexei Reznikov)授予乌克兰媒体 - 乌克兰媒体 - 军事合作发展奖章。</text:p>
      <ul>
        <li>
我相信我们的进一步合作将尽可能有效。 赢得了占领国，因为我们坚持一个前线，-alexei reznikov强调了。</li>
      </ul>
      <text:p text:style-name="P4">
News Source: <text:a xlink:type="simple" xlink:href="https://armyinform.com.ua/2023/04/01/vdyachni-slovaczkij-respubliczi-za-vijskovu-dopomogu-ta-litaky-mig-29-yaki-zahyshhatymut-nashe-nebo-ta-zhyttya-lyudej-oleksij-reznikov/" text:style-name="Internet_20_link" text:visited-style-name="Visited_20_Internet_20_Link">
https://armyinform.com.ua/2023/04/01/vdyachni-slovaczkij-respubliczi-za-vijskovu-dopomogu-ta-litaky-mig-29-yaki-zahyshhatymut-nashe-nebo-ta-zhyttya-lyudej-oleksij-reznikov/</text:a>
</text:p>
      <!--NEWS-->
      <text:h text:style-name="P10" text:outline-level="1">
<text:span text:style-name="T4">
国防军的航空在敌人的集中区域打了8次。</text:span>
</text:h>
      <text:p text:style-name="P4">
作者: ['АРМІЯINFORM']</text:p>
      <text:p text:style-name="P4">
时间: 2023-04-01T89:00:00-04:00</text:p>
      <text:p text:style-name="P4">
描述: 关于TSE在Facebook，ZSU的总参谋部。 国防军的阿维奇亚（Dob）...与乌克兰2022年的战争，与乌克兰的最新消息，今天与乌克兰2022年的新闻战争，今天的最后一次战争，无论是乌克兰和俄罗斯之间的战争，何时，2022年与乌克兰的战争都将在2022年与乌克兰战争不管您是否会在不久的将来与乌克兰的战争，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ВТРАТИ ВОРОГА', 'ХРОНІКА ОБОРОНИ']</text:p>
      <text:p text:style-name="P4">
类别: News</text:p>
      <!--METADATA-->
      <text:p text:style-name="P4">
<draw:frame draw:style-name="fr1" draw:name="Image270" text:anchor-type="as-char" svg:width="6.9236in" svg:height="4.49457in" draw:z-index="0">
<draw:image xlink:href="../Images/AРМІЯINFORM/2023-04-01T89-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iuVENqYbPWYsmDuE8GA2B4GEN5i1JYWRK9dL2QZFKAtDn8c9mAvWy8ibJDVLWSKxl" text:style-name="Internet_20_link" text:visited-style-name="Visited_20_Internet_20_Link">
报告</text:a>
武装部队的总人员。</text:p>
      <text:p text:style-name="P4">
国防军每天的航空袭击了占领者的焦点，火箭部队和炮兵的单位击中了3个生命，武器和军事装备以及2个敌人的储藏室。</text:p>
      <text:p text:style-name="P4">
News Source: <text:a xlink:type="simple" xlink:href="https://armyinform.com.ua/2023/04/01/aviacziya-syl-oborony-zavdala-8-udariv-po-rajonah-zoseredzhennya-voroga/" text:style-name="Internet_20_link" text:visited-style-name="Visited_20_Internet_20_Link">
https://armyinform.com.ua/2023/04/01/aviacziya-syl-oborony-zavdala-8-udariv-po-rajonah-zoseredzhennya-voroga/</text:a>
</text:p>
      <!--NEWS-->
      <text:h text:style-name="P10" text:outline-level="1">
<text:span text:style-name="T4">
在托克马克（Tokmak），占领者威胁没有俄罗斯护照禁止进入城市</text:span>
</text:h>
      <text:p text:style-name="P4">
作者: ['АРМІЯINFORM']</text:p>
      <text:p text:style-name="P4">
时间: 2023-04-01T90:00:00-04:00</text:p>
      <text:p text:style-name="P4">
描述: 关于TSE在Facebook，ZSU的总参谋部。 Rosiskism tostant ...与乌克兰2022年的战争，与乌克兰的最新新闻战争，今天与乌克兰2022年的新闻战争，乌克兰和俄罗斯之间的战争以及俄罗斯之间的战争以及2022年与乌克兰的战争将会，或者将会在2022年与乌克兰进行战争，将会发生，威尔他们说，在不久的将来，与乌克兰发生了战争</text:p>
      <text:p text:style-name="P4">
图片: ['<text:a xlink:type="simple" xlink:href="https://armyinform.com.ua/wp-content/uploads/2023/03/okupant.jpg" text:style-name="Internet_20_link" text:visited-style-name="Visited_20_Internet_20_Link">
okupant.jpg</text:a>
']</text:p>
      <text:p text:style-name="P4">
标签: ['STOPRUSSIA', 'АГРЕСІЯ РФ']</text:p>
      <text:p text:style-name="P4">
类别: News</text:p>
      <!--METADATA-->
      <text:p text:style-name="P4">
<draw:frame draw:style-name="fr1" draw:name="Image271" text:anchor-type="as-char" svg:width="6.9236in" svg:height="3.893007in" draw:z-index="0">
<draw:image xlink:href="../Images/AРМІЯINFORM/2023-04-01T90-00-00-04-00/okupant.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iuVENqYbPWYsmDuE8GA2B4GEN5i1JYWRK9dL2QZFKAtDn8c9mAvWy8ibJDVLWSKxl" text:style-name="Internet_20_link" text:visited-style-name="Visited_20_Internet_20_Link">
报告</text:a>
武装部队的总人员。</text:p>
      <text:p text:style-name="P4">
俄罗斯入侵者继续对Zaporizhzhya地区暂时固定领土的人口进行强制认证。 特别是，在托克马克市，在检查站，入侵者限制了尚未收到俄罗斯联邦护照的乌克兰公民的运动。 入侵者有目的地故意搜索交通工具，这意味着没有进一步的机会进入城市。 在没有俄罗斯护照的情况下，他们威胁乌克兰公民进入这座城市。 反过来，FSB的代表在搜查场所时威胁着乌克兰的当地公民，工作丧失以及雇用俄罗斯护照的问题。</text:p>
      <text:p text:style-name="P4">
News Source: <text:a xlink:type="simple" xlink:href="https://armyinform.com.ua/2023/04/01/u-tokmaku-okupanty-pogrozhuyut-gromadyanam-ukrayiny-yaki-ne-mayut-rosijskogo-pasporta-zaboronyty-vyizd-u-misto/" text:style-name="Internet_20_link" text:visited-style-name="Visited_20_Internet_20_Link">
https://armyinform.com.ua/2023/04/01/u-tokmaku-okupanty-pogrozhuyut-gromadyanam-ukrayiny-yaki-ne-mayut-rosijskogo-pasporta-zaboronyty-vyizd-u-misto/</text:a>
</text:p>
      <!--NEWS-->
      <text:h text:style-name="P10" text:outline-level="1">
<text:span text:style-name="T4">
在顿涅茨克，国防军反映了50多次敌人攻击</text:span>
</text:h>
      <text:p text:style-name="P4">
作者: ['АРМІЯINFORM']</text:p>
      <text:p text:style-name="P4">
时间: 2023-04-01T91:00:00-04:00</text:p>
      <text:p text:style-name="P4">
描述: 关于TSE在Facebook，ZSU的总参谋部。 对手Zoservzhu，《与乌克兰2022年的战争》，与乌克兰的战争是今天的最新消息，今天与乌克兰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2/05/artyleriya-zsu.jpeg" text:style-name="Internet_20_link" text:visited-style-name="Visited_20_Internet_20_Link">
artyleriya-zsu.jpeg</text:a>
']</text:p>
      <text:p text:style-name="P4">
标签: ['STOPRUSSIA', 'АГРЕСІЯ РФ', 'ВІЙНА', 'ВТОРГНЕННЯ РФ', 'ВТРАТИ ВОРОГА']</text:p>
      <text:p text:style-name="P4">
类别: News</text:p>
      <!--METADATA-->
      <text:p text:style-name="P4">
<draw:frame draw:style-name="fr1" draw:name="Image272" text:anchor-type="as-char" svg:width="6.9236in" svg:height="4.370348in" draw:z-index="0">
<draw:image xlink:href="../Images/AРМІЯINFORM/2023-04-01T91-00-00-04-00/artyleriya-zsu.jpe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iuVENqYbPWYsmDuE8GA2B4GEN5i1JYWRK9dL2QZFKAtDn8c9mAvWy8ibJDVLWSKxl" text:style-name="Internet_20_link" text:visited-style-name="Visited_20_Internet_20_Link">
报告</text:a>
武装部队的总人员。</text:p>
      <text:p text:style-name="P4">
敌人专注于在纳利曼斯克，巴赫穆特，阿夫迪夫和玛丽斯基的方向上的进攻行动上的主要努力。 白天，乌克兰国防军部队反映了50多次袭击。 为巴赫穆特(Bakhmut)，阿夫迪夫卡(Avdiivka)和马林卡(Marinka)定居点而战仍然是最激烈的。</text:p>
      <text:p text:style-name="P4">
News Source: <text:a xlink:type="simple" xlink:href="https://armyinform.com.ua/2023/04/01/na-donechchyni-syly-oborony-vidbyly-ponad-50-atak-protyvnyka/" text:style-name="Internet_20_link" text:visited-style-name="Visited_20_Internet_20_Link">
https://armyinform.com.ua/2023/04/01/na-donechchyni-syly-oborony-vidbyly-ponad-50-atak-protyvnyka/</text:a>
</text:p>
      <!--NEWS-->
      <text:h text:style-name="P10" text:outline-level="1">
<text:span text:style-name="T4">
由于乌克兰俄罗斯联邦的武装侵略，有467名儿童被杀</text:span>
</text:h>
      <text:p text:style-name="P4">
作者: ['АРМІЯINFORM']</text:p>
      <text:p text:style-name="P4">
时间: 2023-04-01T92:00:00-04:00</text:p>
      <text:p text:style-name="P4">
描述: 关于电报的副检察官的总检察官。 拉诺克（Ranok）村是1 kvistyn ...与乌克兰2022年的战争，与乌克兰的战争是今天的最新消息，今天与乌克兰的战争新闻是今天的最后一场新闻，乌克兰和俄罗斯和俄罗斯和俄罗斯之间的战争是否会发生战争当与乌克兰的战争将会发生的战争，将会有是否会在不久的将来与乌克兰的战争是否说，与乌克兰的战争，今天的乌克兰新闻，乌克兰的新闻，乌克兰媒体在俄罗斯的乌克兰新闻</text:p>
      <text:p text:style-name="P4">
图片: ['<text:a xlink:type="simple" xlink:href="https://armyinform.com.ua/wp-content/uploads/2022/12/16_smert2.jpg" text:style-name="Internet_20_link" text:visited-style-name="Visited_20_Internet_20_Link">
16_smert2.jpg</text:a>
']</text:p>
      <text:p text:style-name="P4">
标签: ['STOPRUSSIA', 'АГРЕСІЯ РФ', 'ВІЙНА', 'ВТОРГНЕННЯ РФ', 'ДІТИ ВІЙНИ']</text:p>
      <text:p text:style-name="P4">
类别: News</text:p>
      <!--METADATA-->
      <text:p text:style-name="P4">
<draw:frame draw:style-name="fr1" draw:name="Image273" text:anchor-type="as-char" svg:width="6.9236in" svg:height="4.615733in" draw:z-index="0">
<draw:image xlink:href="../Images/AРМІЯINFORM/2023-04-01T92-00-00-04-00/16_smert2.jpg" xlink:type="simple" xlink:show="embed" xlink:actuate="onLoad" draw:mime-type="image/jpeg"/>
</draw:frame>
检察官办公室在[电报]中报告(https://t.me/pgo_gov_ua/10934).</text:p>
      <text:p text:style-name="P4">
Станом на ранок 1 квітня 2023 року більше ніж 1411 дітей постраждали в Українівнаслідок повномасштабної збройної агресії РФ. За офіційною інформацієюювенальних прокурорів 467 дітей загинуло та понад 944 отримали пораненнярізного ступеню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text:span text:style-name="T4">
Найбільше постраждало дітей у Донецькій області — 448, Харківській — 275,Київській — 127, Херсонській — 94, Запорізькій — 88, Миколаївській — 85,Чернігівській — 68, Луганській — 66, Дніпропетровській — 66.</text:span>
</text:p>
      <text:p text:style-name="P4">
<text:span text:style-name="T4">
31 березня</text:span>
 внаслідок артилерійського обстрілу ворогом м. АвдіївкаДонецької області загинув 5-місячний хлопчик.</text:p>
      <text:p text:style-name="P4">
<text:span text:style-name="T4">
28 березня</text:span>
 внаслідок обстрілу військами держави-агресора с. КолісниківкаХарківської області поранено 13-річного хлопчика.</text:p>
      <text:p text:style-name="P4">
News Source: <text:a xlink:type="simple" xlink:href="https://armyinform.com.ua/2023/04/01/467-ditej-zagynuly-v-ukrayini-vnaslidok-zbrojnoyi-agresiyi-rf/" text:style-name="Internet_20_link" text:visited-style-name="Visited_20_Internet_20_Link">
https://armyinform.com.ua/2023/04/01/467-ditej-zagynuly-v-ukrayini-vnaslidok-zbrojnoyi-agresiyi-rf/</text:a>
</text:p>
      <!--NEWS-->
      <text:h text:style-name="P10" text:outline-level="1">
<text:span text:style-name="T4">
今天，俄罗斯联邦开始主持联合国议会，昨天罗萨米亚杀死了另一个乌克兰儿童-Volodymyr Zelenskyy</text:span>
</text:h>
      <text:p text:style-name="P4">
作者: ['АРМІЯINFORM']</text:p>
      <text:p text:style-name="P4">
时间: 2023-04-01T93:00:00-04:00</text:p>
      <text:p text:style-name="P4">
描述: https://www.youtube.com/watch?v=1tttd-f4k3pg关于乌克兰Volodymyr总统...与乌克兰2022年的战争，与乌克兰与乌克兰的最新消息，今天与乌克兰的战争，与乌克兰2022年的战争，今天将有一场战争在乌克兰和俄罗斯之间以及2022年与乌克兰的战争之间，将在不久的将来与乌克兰战争，乌克兰的战争，今天的乌克兰新闻，乌克兰的新闻，乌克兰媒体在俄罗斯的乌克兰新闻</text:p>
      <text:p text:style-name="P4">
图片: []</text:p>
      <text:p text:style-name="P4">
标签: ['STOPRUSSIA', 'АГРЕСІЯ РФ', 'ВІЙНА', 'ВОЛОДИМИР ЗЕЛЕНСЬКИЙ', 'ВТОРГНЕННЯ РФ', 'ВТРАТИ ВОРОГА', 'ОФІС ПРЕЗИДЕНТА УКРАЇНИ']</text:p>
      <text:p text:style-name="P4">
类别: News</text:p>
      <!--METADATA-->
      <text:p text:style-name="P4">
乌克兰Volodymyr Zelenskyy总裁<text:a xlink:type="simple" xlink:href="https://www.president.gov.ua/news/sogodni-derzhava-terorist-pochala-golovuvati-v-radbezi-oon-v-82025" text:style-name="Internet_20_link" text:visited-style-name="Visited_20_Internet_20_Link">
Said</text:a>
在他的视频地址：</text:p>
      <text:p text:style-name="P4">
“我希望健康，亲爱的乌克兰人!</text:p>
      <text:p text:style-name="P4">
他针对那些为俄罗斯侵略的人签署了两项制裁法令。</text:p>
      <text:p text:style-name="P4">
这些是侵略者国家的官员，其麦克风五百公司和合作者。有650多个新制裁。</text:p>
      <text:p text:style-name="P4">
NSDC将继续这项工作。 那些帮助恐怖分子工作，提供或生产恐怖武器的人都没有责任。</text:p>
      <text:p text:style-name="P4">
阻止恐怖同伙，隔离恐怖分子，失败和司法程序是人们期望所有开始并以国际秩序对乌克兰发动战争的人。</text:p>
      <text:p text:style-name="P4">
顺便说一句，本周，瑞士加入了第十个制裁包。</text:p>
      <text:p text:style-name="P4">
这很重要，当在军事政治意义上是中立的国家，他们仍然明确地将俄罗斯恐怖的道德立场，以根据规则摧毁玫瑰花状秩序。</text:p>
      <text:p text:style-name="P4">
只有团结一致，我们才能维持和平作为国际关系的基础，我感谢维斯特兰的相关决定。</text:p>
      <text:p text:style-name="P4">
他今天与法国总统伊曼纽尔·马克龙(Emmanuel Macron)进行了交谈。 非常详细，一个小时。 关于我们的局势，我们的互动政治，关于我们如何在实施乌克兰和平公式中和平。 我感谢法国不变的支持。</text:p>
      <text:p text:style-name="P4">
总的来说，本周给乌克兰带来了许多积极的消息，以保护我们的所有自由国家的正常生活。</text:p>
      <text:p text:style-name="P4">
在欧安组织的框架内，第一份单独的国际报告的工作开始由俄罗斯儿童的暴力驱逐出境和试图被我们的孩子虐待。</text:p>
      <text:p text:style-name="P4">
俄罗斯的这一罪行是当时最愤世嫉俗，最反人类的犯罪之一。</text:p>
      <text:p text:style-name="P4">
俄罗斯在州一级有系统地并进行计算。 系统性将对他负责。 俄罗斯作为国家和所有参与的责任。</text:p>
      <text:p text:style-name="P4">
我感谢德国本周采取的防御性支持的新步骤。</text:p>
      <text:p text:style-name="P4">
我感谢克罗地亚的下一个军事支持计划。 我感谢北方管理层对直升机的决定。 斯洛伐克的斯洛伐克。</text:p>
      <text:p text:style-name="P4">
我感谢加拿大的财政支持，这些资金已经从乌克兰州的州预算中获得。</text:p>
      <text:p text:style-name="P4">
我感谢IMF为乌克兰提供的新计划。 该计划已获批准。 该卷超过150亿。 这将有助于我们保护社会稳定。</text:p>
      <text:p text:style-name="P4">
不幸的是，我们的消息也显然是荒谬而破坏性的。 如今，恐怖分子已经开始维护联合国安理会。同时，俄罗斯主持联合国安理会。</text:p>
      <text:p text:style-name="P4">
很难想象某些事实证明了这种机构更具破产的东西...</text:p>
      <text:p text:style-name="P4">
俄罗斯还没有这种恐怖形式。 没有这样的理由会阻止全球机构的改革，特别是联合国安理会，这显然是成熟的 - 恐怖分子国家和任何其他想成为恐怖分子的国家都无法破坏和平。</text:p>
      <text:p text:style-name="P4">
恐怖分子必须输掉，应负责恐怖，而不是在任何地方出现。</text:p>
      <text:p text:style-name="P4">
荣耀现在所有正在战斗的人!</text:p>
      <text:p text:style-name="P4">
我感谢所有帮助乌克兰的人。 谁根据规则保护国际秩序!谢谢所有拯救并帮助我们的人从俄罗斯炮击中拯救我们的人的人!</text:p>
      <text:p text:style-name="P4">
对所有成年人和儿童的永恒记忆，他们的生命已经消除了俄罗斯的恐怖!</text:p>
      <text:p text:style-name="P4">
荣耀乌克兰!”</text:p>
      <text:p text:style-name="P4">
News Source: <text:a xlink:type="simple" xlink:href="https://armyinform.com.ua/2023/04/01/sogodni-rf-pochala-golovuvaty-v-radbezi-oon-a-vchora-rosarmiya-vbyla-shhe-odnu-ukrayinsku-dytynu-volodymyr-zelenskyj/" text:style-name="Internet_20_link" text:visited-style-name="Visited_20_Internet_20_Link">
https://armyinform.com.ua/2023/04/01/sogodni-rf-pochala-golovuvaty-v-radbezi-oon-a-vchora-rosarmiya-vbyla-shhe-odnu-ukrayinsku-dytynu-volodymyr-zelenskyj/</text:a>
</text:p>
      <!--NEWS-->
      <text:h text:style-name="P10" text:outline-level="1">
<text:span text:style-name="T4">
SES单元白天中和270个爆炸性物品</text:span>
</text:h>
      <text:p text:style-name="P4">
作者: ['АРМІЯINFORM']</text:p>
      <text:p text:style-name="P4">
时间: 2023-04-01T94:00:00-04:00</text:p>
      <text:p text:style-name="P4">
描述: 关于CED Polidolya，乌克兰人，他自己的公司Storinzi在社交Merezhi Facebook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39019202_153520950681587_629333154905379327_n.jpg" text:style-name="Internet_20_link" text:visited-style-name="Visited_20_Internet_20_Link">
339019202_153520950681587_629333154905379327_n.jpg</text:a>
']</text:p>
      <text:p text:style-name="P4">
标签: ['STOPRUSSIA', 'АГРЕСІЯ РФ', 'ВІЙНА', 'ВТОРГНЕННЯ РФ', 'ДСНС УКРАЇНИ', 'ІНФОГРАФІКА', 'МІНИ']</text:p>
      <text:p text:style-name="P4">
类别: News</text:p>
      <!--METADATA-->
      <text:p text:style-name="P4">
关于它<text:a xlink:type="simple" xlink:href="https://www.facebook.com/MNS.GOV.UA/posts/pfbid02d3Wuhw4BNZqaBmqEvNQhV3H6vqrBH2v9wyNc3MyGagiLUCdkhJfMB1tZcughXQLyl" text:style-name="Internet_20_link" text:visited-style-name="Visited_20_Internet_20_Link">
报告</text:a>
乌克兰的SES在社交网络Facebook上的官方页面上。</text:p>
      <text:p text:style-name="P4">
白天，SES的烟火单元涉及150次，被鉴定，扣押和处置了270个单位。 爆炸物，43.93公顷。</text:p>
      <text:p text:style-name="P4">
<draw:frame draw:style-name="fr1" draw:name="Image274" text:anchor-type="as-char" svg:width="6.9236in" svg:height="5.804039in" draw:z-index="0">
<draw:image xlink:href="../Images/AРМІЯINFORM/2023-04-01T94-00-00-04-00/339019202_153520950681587_629333154905379327_n.jpg" xlink:type="simple" xlink:show="embed" xlink:actuate="onLoad" draw:mime-type="image/jpeg"/>
</draw:frame>
<text:span text:style-name="T4">
经常工作的烟火单元工作：在哈尔基夫地区16,000次，基辅地区-7,000 370，切尔尼希夫-4,0008 -408，顿涅茨克地区-4,000。 432，Mykolaiv地区-4,000 44，Kherson地区-3000 771，Sumy地区-1000755，Cherkasy地区-100083。</text:span>
 **</text:p>
      <text:p text:style-name="P4">
总体而言，自大规模军事入侵俄罗斯联邦以来，乌克兰领土已被处置为33.9千251个单位。 爆炸物为2,000千克爆炸物，包括200万个单位。 航空炸弹。 调查了约81,000 521公顷的领土。</text:p>
      <text:p text:style-name="P4">
如果检测到可疑物体或爆炸性，请立即通知数字的数量-101。</text:p>
      <text:p text:style-name="P4">
News Source: <text:a xlink:type="simple" xlink:href="https://armyinform.com.ua/2023/04/01/pidrozdilamy-dsns-zneshkodyly-270-vybuhonebezpechnyh-predmetiv-protyagom-doby/" text:style-name="Internet_20_link" text:visited-style-name="Visited_20_Internet_20_Link">
https://armyinform.com.ua/2023/04/01/pidrozdilamy-dsns-zneshkodyly-270-vybuhonebezpechnyh-predmetiv-protyagom-doby/</text:a>
</text:p>
      <!--NEWS-->
      <text:h text:style-name="P10" text:outline-level="1">
<text:span text:style-name="T4">
普京的唐巴斯计划失败 - 古尔</text:span>
</text:h>
      <text:p text:style-name="P4">
作者: ['АРМІЯINFORM']</text:p>
      <text:p text:style-name="P4">
时间: 2023-04-01T95:00:00-04:00</text:p>
      <text:p text:style-name="P4">
描述: 关于莫斯科的牛dopollop。 俄罗斯联合会的第一个人没有冬天的Zhadoi ...与乌克兰2022年的战争，与乌克兰与乌克兰的最新新闻战争，今天与乌克兰2022年的新闻战争，乌克兰和俄罗斯之间的战争将在乌克兰和俄罗斯之间发生战争他们说，与乌克兰在2022年将与乌克兰在不久的将来与乌克兰战争，他们说，今天与乌克兰的战争，今天的乌克兰新闻，乌克兰的新闻，乌克兰媒体在俄罗斯的乌克兰媒体</text:p>
      <text:p text:style-name="P4">
图片: ['<text:a xlink:type="simple" xlink:href="https://armyinform.com.ua/wp-content/uploads/2023/04/20230401-01.jpg" text:style-name="Internet_20_link" text:visited-style-name="Visited_20_Internet_20_Link">
20230401-01.jpg</text:a>
']</text:p>
      <text:p text:style-name="P4">
标签: ['STOPRUSSIA', 'АГРЕСІЯ РФ', 'АНДРІЙ ЮСОВ', 'ВІЙНА', 'ВТОРГНЕННЯ РФ', 'ГУР МО УКРАЇНИ']</text:p>
      <text:p text:style-name="P4">
类别: News</text:p>
      <!--METADATA-->
      <text:p text:style-name="P4">
<draw:frame draw:style-name="fr1" draw:name="Image275" text:anchor-type="as-char" svg:width="6.9236in" svg:height="3.894525in" draw:z-index="0">
<draw:image xlink:href="../Images/AРМІЯINFORM/2023-04-01T95-00-00-04-00/20230401-01.jpg" xlink:type="simple" xlink:show="embed" xlink:actuate="onLoad" draw:mime-type="image/jpeg"/>
</draw:frame>
关于它<text:a xlink:type="simple" xlink:href="https://gur.gov.ua/content/plan-putina-shchodo-donbasu-provalyvsia.html" text:style-name="Internet_20_link" text:visited-style-name="Visited_20_Internet_20_Link">
报告</text:a>
乌克兰国防部的宗师。</text:p>
      <text:p text:style-name="P4">
俄罗斯联邦的占领部队无法实现克里姆林宫以前设定的任何战略目标。 乌克兰国防部gur的代表在频道的AIR24中表示了这一点。</text:p>
      <text:p text:style-name="P4">
“目前，乌克兰是该运动的冠军，称为“新俄罗斯卫队”。 但是，值得提醒乌克兰和我们在2022年2月24日的全面入侵中所穿的世界。 他们说，这是一种试图使乌克兰社会士气低落，并使我们的伴侣和盟友士气士气低落，这是有这样的舰队，这是为了帮助他们提供帮助。”</text:p>
      <text:p text:style-name="P4">
根据乌克兰军事情报的代表，在他们所谓的“大进攻”的框架内，俄罗斯人无法履行普京的任务“将唐巴斯带到3月底”。</text:p>
      <text:p text:style-name="P4">
古尔·穆乌克拉(Gur Muuukra)的代表说：“普京在乌克兰的占领建筑物前的定期条款和任务是在瓦莱里·杰拉西莫夫(Valery Gerasimov)任命后负责乌克兰战争之前的。”</text:p>
      <text:p text:style-name="P4">
他还补充说，在战场上可以看到“大进攻”的结果 - 被清算入侵者和军事装备的数量增加了。</text:p>
      <text:p text:style-name="P4">
潘迪乌斯·尤索夫(Pandius Yusov)强调：“这意味着，俄罗斯人所说的这场可耻战争的战略目标都没有得到实现，并将被实现。”</text:p>
      <text:p text:style-name="P4">
News Source: <text:a xlink:type="simple" xlink:href="https://armyinform.com.ua/2023/04/01/plan-putina-shhodo-donbasu-provalyvsya/" text:style-name="Internet_20_link" text:visited-style-name="Visited_20_Internet_20_Link">
https://armyinform.com.ua/2023/04/01/plan-putina-shhodo-donbasu-provalyvsya/</text:a>
</text:p>
      <!--NEWS-->
      <text:h text:style-name="P10" text:outline-level="1">
<text:span text:style-name="T4">
武装部队的首席中士访问了美国欧洲司令部总部</text:span>
</text:h>
      <text:p text:style-name="P4">
作者: ['АРМІЯINFORM']</text:p>
      <text:p text:style-name="P4">
时间: 2023-04-01T96:00:00-04:00</text:p>
      <text:p text:style-name="P4">
描述: Zbroyshaya Khustrian Maister-Sergeant Kostyantin的Golovniye部队的首席中士...与乌克兰2022年的战争，与乌克兰与乌克兰的最新新闻，与乌克兰的新闻，与乌克兰2022的最新新闻进行战争，今天与乌克兰的2022年最后一次战争，乌克兰和俄罗斯与俄罗斯和俄罗斯之间的战争将会发生与乌克兰与乌克兰的战争将是不可行</text:p>
      <text:p text:style-name="P4">
图片: ['<text:a xlink:type="simple" xlink:href="https://armyinform.com.ua/wp-content/uploads/2023/04/339452123_1581190285727356_1394732922164779876_n.jpg" text:style-name="Internet_20_link" text:visited-style-name="Visited_20_Internet_20_Link">
339452123_1581190285727356_1394732922164779876_n.jpg</text:a>
', '<text:a xlink:type="simple" xlink:href="https://armyinform.com.ua/wp-content/uploads/2023/04/339417237_182521217467198_3728305491875515763_n-150x150.jpg" text:style-name="Internet_20_link" text:visited-style-name="Visited_20_Internet_20_Link">
339417237_182521217467198_3728305491875515763_n-150x150.jpg</text:a>
', '<text:a xlink:type="simple" xlink:href="https://armyinform.com.ua/wp-content/uploads/2023/04/339420921_769307518097153_374632329605517639_n-150x150.jpg" text:style-name="Internet_20_link" text:visited-style-name="Visited_20_Internet_20_Link">
339420921_769307518097153_374632329605517639_n-150x150.jpg</text:a>
']</text:p>
      <text:p text:style-name="P4">
标签: ['СЕРЖАНТИ ЗСУ', 'США']</text:p>
      <text:p text:style-name="P4">
类别: News</text:p>
      <!--METADATA-->
      <text:p text:style-name="P4">
<draw:frame draw:style-name="fr1" draw:name="Image276" text:anchor-type="as-char" svg:width="6.9236in" svg:height="4.615733in" draw:z-index="0">
<draw:image xlink:href="../Images/AРМІЯINFORM/2023-04-01T96-00-00-04-00/339452123_1581190285727356_1394732922164779876_n.jpg" xlink:type="simple" xlink:show="embed" xlink:actuate="onLoad" draw:mime-type="image/jpeg"/>
</draw:frame>
乌克兰武装部队空军的首席中士，首席大师斯托斯坦丁·斯坦尼斯拉夫楚克(Stoastantin Stanislavchuk)会见了最高的领导力，并在3月21日访问美国在德国斯图加特(Stuttgart)的美国欧洲司令部的总部进行了沟通。</text:p>
      <text:p text:style-name="P4">
关于它<text:a xlink:type="simple" xlink:href="https://www.facebook.com/GeneralStaff.ua/posts/pfbid0SA4hoL5SyPGYwAPQScGjg5uXfw8Sv6fsGe9zjHZYNRzweC7iXiAd8v5i3w38cznPl" text:style-name="Internet_20_link" text:visited-style-name="Visited_20_Internet_20_Link">
报告</text:a>
武装部队的总人员。</text:p>
      <text:p text:style-name="P4">
他在讲话中对乌克兰获得的支持和其他合伙人国家表示感谢。</text:p>
      <text:p text:style-name="P4">
他说，乌克兰军人的士气很高，并指出他们的可持续性和警惕有助于在迅速改变的战斗中灵活地灵活。</text:p>
      <text:p text:style-name="P4">
<text:a xlink:type="simple" xlink:href="https://armyinform.com.ua/wp-content/uploads/2023/04/339417237_182521217467198_3728305491875515763_n.jpg" text:style-name="Internet_20_link" text:visited-style-name="Visited_20_Internet_20_Link">
!(Images/AРМІЯINFORM/2023-04-01T96-00-00-04-00/339417237_182521217467198_3728305491875515763_n-150x150.jpg)</text:a>
</text:p>
      <text:p text:style-name="P4">
<text:a xlink:type="simple" xlink:href="https://armyinform.com.ua/wp-content/uploads/2023/04/339420921_769307518097153_374632329605517639_n.jpg" text:style-name="Internet_20_link" text:visited-style-name="Visited_20_Internet_20_Link">
<draw:frame draw:style-name="fr1" draw:name="Image277" text:anchor-type="as-char" svg:width="6.9236in" svg:height="6.9236in" draw:z-index="0">
<draw:image xlink:href="../Images/AРМІЯINFORM/2023-04-01T96-00-00-04-00/339420921_769307518097153_374632329605517639_n-150x150.jpg" xlink:type="simple" xlink:show="embed" xlink:actuate="onLoad" draw:mime-type="image/jpeg"/>
</draw:frame>
</text:a>
 - 乌克兰首席专家Konstantin Stanislavchuk的武装部队首席中士的访问证明并证实了与乌克兰武装部队在美国欧洲司令部所指出的二氧化硅永久伙伴关系。</text:p>
      <text:p text:style-name="P4">
News Source: <text:a xlink:type="simple" xlink:href="https://armyinform.com.ua/2023/04/01/golovnyj-serzhant-povitryanyh-syl-zsu-zdijsnyv-vizyt-do-shtab-kvartyry-yevropejskogo-komanduvannya-ssha/" text:style-name="Internet_20_link" text:visited-style-name="Visited_20_Internet_20_Link">
https://armyinform.com.ua/2023/04/01/golovnyj-serzhant-povitryanyh-syl-zsu-zdijsnyv-vizyt-do-shtab-kvartyry-yevropejskogo-komanduvannya-ssha/</text:a>
</text:p>
      <!--NEWS-->
      <text:h text:style-name="P10" text:outline-level="1">
<text:span text:style-name="T4">
协调总部与囚犯和失踪人员的家人在科洛利亚举行了一次出口会议</text:span>
</text:h>
      <text:p text:style-name="P4">
作者: ['АРМІЯINFORM']</text:p>
      <text:p text:style-name="P4">
时间: 2023-04-01T97:00:00-04:00</text:p>
      <text:p text:style-name="P4">
描述: Zakhidniy地区中心的坐标总部的Zakhidniy地区中心...与乌克兰2022年的战争，与乌克兰的最新新闻战争，今天与乌克兰2022年的新闻战争，乌克兰和俄罗斯之间的战争，乌克兰与乌克兰威尔·威尔·威尔（Ukraine Will Will）他们说，要么在2022年不，在不久的将来，是否会与乌克兰进行战争</text:p>
      <text:p text:style-name="P4">
图片: ['<text:a xlink:type="simple" xlink:href="https://armyinform.com.ua/wp-content/uploads/2023/04/44f9671e-c5aa-4ac4-a89e-cec8c4895172.jpg" text:style-name="Internet_20_link" text:visited-style-name="Visited_20_Internet_20_Link">
44f9671e-c5aa-4ac4-a89e-cec8c4895172.jpg</text:a>
', '<text:a xlink:type="simple" xlink:href="https://armyinform.com.ua/wp-content/uploads/2023/04/9d3849a4-d855-4dc9-93be-a9d6abdc9d16.jpg" text:style-name="Internet_20_link" text:visited-style-name="Visited_20_Internet_20_Link">
9d3849a4-d855-4dc9-93be-a9d6abdc9d16.jpg</text:a>
']</text:p>
      <text:p text:style-name="P4">
标签: ['STOPRUSSIA', 'АГРЕСІЯ РФ', 'ВІЙНА', 'ВТОРГНЕННЯ РФ']</text:p>
      <text:p text:style-name="P4">
类别: News</text:p>
      <!--METADATA-->
      <text:p text:style-name="P4">
<draw:frame draw:style-name="fr1" draw:name="Image278" text:anchor-type="as-char" svg:width="6.9236in" svg:height="5.1927in" draw:z-index="0">
<draw:image xlink:href="../Images/AРМІЯINFORM/2023-04-01T97-00-00-04-00/44f9671e-c5aa-4ac4-a89e-cec8c4895172.jpg" xlink:type="simple" xlink:show="embed" xlink:actuate="onLoad" draw:mime-type="image/jpeg"/>
</draw:frame>
西部地区协调员中心(https://t.me/Koord_shtab/760)囚犯的访问会议和科洛利亚失踪的军事人员</text:p>
      <text:p text:style-name="P4">
一个独立山和突击旅“ Edelweiss”的协调总部和军事部分的代表回答了这个问题。</text:p>
      <text:p text:style-name="P4">
<draw:frame draw:style-name="fr1" draw:name="Image279" text:anchor-type="as-char" svg:width="6.9236in" svg:height="5.1927in" draw:z-index="0">
<draw:image xlink:href="../Images/AРМІЯINFORM/2023-04-01T97-00-00-04-00/9d3849a4-d855-4dc9-93be-a9d6abdc9d16.jpg" xlink:type="simple" xlink:show="embed" xlink:actuate="onLoad" draw:mime-type="image/jpeg"/>
</draw:frame>
对捍卫者家族感兴趣的问题之一涉及官方调查和与军事部队的沟通。</text:p>
      <text:p text:style-name="P4">
军事部门和员工代表报告说，通过领土中心进行沟通(前军事办公室). Для отримання витягів ізслужбового розслідування необхідно звернутись до РТЦК та СП та подативідповідний запит. Однак, військова частина може не надати деякі матеріали,які мають обмежений доступ.</text:p>
      <text:p text:style-name="P4">
Зокрема, під час зустрічі обговорили питання облікування військовослужбовців вреєстрі Національного інформаційного бюро. Представник Штабу наголосив, щовійськовослужбовець може обліковуватись, як «військово полонений» лише заумови офіційного підтвердження від країни-агресора через Міжнародний КомітетЧервоного Хреста. Однак, не зважаючи на це, всі Захисники без винятку впроцеси обміну , незалежно від способу обліку у єдиному реєстрі.</text:p>
      <text:p text:style-name="P4">
Координаційний Штаб не зупиняє роботу над поверненням усіх Оборонців додому.Наша ціль — повернути всіх!</text:p>
      <text:p text:style-name="P4">
News Source: <text:a xlink:type="simple" xlink:href="https://armyinform.com.ua/2023/04/01/koordynaczijnyj-shtab-ne-zupynyaye-robotu-nad-povernennyam-usih-vijskovopolonenyh-dodomu/" text:style-name="Internet_20_link" text:visited-style-name="Visited_20_Internet_20_Link">
https://armyinform.com.ua/2023/04/01/koordynaczijnyj-shtab-ne-zupynyaye-robotu-nad-povernennyam-usih-vijskovopolonenyh-dodomu/</text:a>
</text:p>
      <!--NEWS-->
      <text:h text:style-name="P10" text:outline-level="1">
<text:span text:style-name="T4">
国家警察正在调查乌克兰俄罗斯联邦的69 572罪行</text:span>
</text:h>
      <text:p text:style-name="P4">
作者: ['АРМІЯINFORM']</text:p>
      <text:p text:style-name="P4">
时间: 2023-04-01T98:00:00-04:00</text:p>
      <text:p text:style-name="P4">
描述: 关于Cealemela，国家政治乌克兰人。 发票祸害的核心...与乌克兰2022年的战争，与乌克兰的战争是今天的最新新闻，即与乌克兰2022年的新闻战，今天的最后一场新闻，乌克兰和俄罗斯之间的战争是否会发生战争2022年将与乌克兰发生战争，无论它是否会，无论是否会，是否会，是否会在不久的将来与乌克兰进行战争，乌克兰，今日乌克兰新闻，乌克兰新闻在乌克兰媒体的俄罗斯人</text:p>
      <text:p text:style-name="P4">
图片: ['<text:a xlink:type="simple" xlink:href="https://armyinform.com.ua/wp-content/uploads/2023/04/339274960_235920305644906_1624593285688478769_n.jpg" text:style-name="Internet_20_link" text:visited-style-name="Visited_20_Internet_20_Link">
339274960_235920305644906_1624593285688478769_n.jpg</text:a>
']</text:p>
      <text:p text:style-name="P4">
标签: ['STOPRUSSIA', 'АГРЕСІЯ РФ', 'ВІЙНА', 'ВІЙСЬКОВІ ЗЛОЧИНИ РФ', 'ВТОРГНЕННЯ РФ', 'НАЦПОЛІЦІЯ']</text:p>
      <text:p text:style-name="P4">
类别: News</text:p>
      <!--METADATA-->
      <text:p text:style-name="P4">
关于它<text:a xlink:type="simple" xlink:href="https://www.facebook.com/UA.National.Police/posts/pfbid08wSuS8nFxj1N9VATiVJ1EYHWEYbGCX3rtRyToCmW11BmAEtwVWkBNfNQHkSnJaANl" text:style-name="Internet_20_link" text:visited-style-name="Visited_20_Internet_20_Link">
报告</text:a>
乌克兰国家警察。</text:p>
      <text:p text:style-name="P4">
自从乌克兰全面入侵俄罗斯以来，乌克兰国家警察的调查人员就俄罗斯联邦和俄罗斯联邦武装部队和乌克兰犯罪的事实提出了69 572次刑事诉讼。他们的同伙。</text:p>
      <text:p text:style-name="P4">
<draw:frame draw:style-name="fr1" draw:name="Image280" text:anchor-type="as-char" svg:width="6.9236in" svg:height="4.067615in" draw:z-index="0">
<draw:image xlink:href="../Images/AРМІЯINFORM/2023-04-01T98-00-00-04-00/339274960_235920305644906_1624593285688478769_n.jpg" xlink:type="simple" xlink:show="embed" xlink:actuate="onLoad" draw:mime-type="image/jpeg"/>
</draw:frame>
<text:span text:style-name="T4">
：</text:span>
</text:p>
      <ul>
        <li>
57 471-在艺术下。 乌克兰《刑法》的438(违反战争的法律和习俗)<text:span text:style-name="T5">
 9 188-在艺术下。 《乌克兰刑法》 110(侵占乌克兰的领土完整性和完整性)</text:span>
 2 671-在艺术下。 乌克兰刑法的111-1(合作)* 145-在艺术下。 《乌克兰刑法》 111(叛国罪)</li>
      </ul>
      <text:p text:style-name="P4">
News Source: <text:a xlink:type="simple" xlink:href="https://armyinform.com.ua/2023/04/01/naczpolicziya-rozsliduye-69-572-zlochyniv-vijskovyh-rf-v-ukrayini/" text:style-name="Internet_20_link" text:visited-style-name="Visited_20_Internet_20_Link">
https://armyinform.com.ua/2023/04/01/naczpolicziya-rozsliduye-69-572-zlochyniv-vijskovyh-rf-v-ukrayini/</text:a>
</text:p>
      <!--NEWS-->
      <text:h text:style-name="P10" text:outline-level="1">
<text:span text:style-name="T4">
短的。 战争。 第402天。视频</text:span>
</text:h>
      <text:p text:style-name="P4">
作者: ['АРМІЯINFORM']</text:p>
      <text:p text:style-name="P4">
时间: 2023-04-01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ЙНА', 'ВТОРГНЕННЯ РФ', 'ГШ ЗСУ']</text:p>
      <text:p text:style-name="P4">
类别: News</text:p>
      <!--METADATA-->
      <text:p text:style-name="P4">
<text:span text:style-name="T4">
来源：</text:span>
 <text:a xlink:type="simple" xlink:href="https://www.facebook.com/GeneralStaff.ua/videos/744442517392198/" text:style-name="Internet_20_link" text:visited-style-name="Visited_20_Internet_20_Link">
<text:span text:style-name="T5">
gshzu</text:span>
</text:a>
</text:p>
      <text:p text:style-name="P4">
News Source: <text:a xlink:type="simple" xlink:href="https://armyinform.com.ua/2023/04/01/korotko-vijna-den-402-videodajdzhest/" text:style-name="Internet_20_link" text:visited-style-name="Visited_20_Internet_20_Link">
https://armyinform.com.ua/2023/04/01/korotko-vijna-den-402-videodajdzhest/</text:a>
</text:p>
      <!--NEWS-->
      <text:h text:style-name="P10" text:outline-level="1">
<text:span text:style-name="T4">
纽约的乌克兰人开始抗议联合国理事会的俄罗斯总统</text:span>
</text:h>
      <text:p text:style-name="P4">
作者: Ukrinform (Person)</text:p>
      <text:p text:style-name="P4">
出版商: Укринформ (Organization)</text:p>
      <text:p text:style-name="P4">
出版时间: 2023-04-02T-30:18:00+03:00</text:p>
      <text:p text:style-name="P4">
修改时间: 2023-04-02T00:18:00+03:00</text:p>
      <text:p text:style-name="P4">
描述: 乌克兰纽约社区在4月1日开始对联合国安理会的俄罗斯总统发动抗议。  - 乌克林。</text:p>
      <text:p text:style-name="P4">
图片: ["<text:a xlink:type="simple" xlink:href="https://static.ukrinform.com/photos/2023_04/thumb_files/630_360_1680384388-590.jpg" text:style-name="Internet_20_link" text:visited-style-name="Visited_20_Internet_20_Link">
630_360_16803...</text:a>
", "<text:a xlink:type="simple" xlink:href="https://static.ukrinform.com/photos/2023_04/1680384387-906.jpg" text:style-name="Internet_20_link" text:visited-style-name="Visited_20_Internet_20_Link">
1680384387-90...</text:a>
", "<text:a xlink:type="simple" xlink:href="https://static.ukrinform.com/photos/2023_04/1680384387-662.jpg" text:style-name="Internet_20_link" text:visited-style-name="Visited_20_Internet_20_Link">
1680384387-66...</text:a>
", "<text:a xlink:type="simple" xlink:href="https://static.ukrinform.com/photos/2023_04/1680384387-866.jpg" text:style-name="Internet_20_link" text:visited-style-name="Visited_20_Internet_20_Link">
1680384387-86...</text:a>
"]</text:p>
      <text:p text:style-name="P4">
标签: ['Нью-Йорк', 'Протест', 'росія', 'Радбез ООН']</text:p>
      <text:p text:style-name="P4">
类型: Article</text:p>
      <!--METADATA-->
      <text:p text:style-name="P4">
<draw:frame draw:style-name="fr1" draw:name="Image281" text:anchor-type="as-char" svg:width="6.9236in" svg:height="3.956343in" draw:z-index="0">
<draw:image xlink:href="../Images/yкринформ/2023-04-02T-30-18-00-03-00/630_360_1680384388-590.jpg" xlink:type="simple" xlink:show="embed" xlink:actuate="onLoad" draw:mime-type="image/jpeg"/>
</draw:frame>
乌克兰纽约社区在4月1日开始对联合国安理会的俄罗斯主席进行抗议。</text:p>
      <text:p text:style-name="P4">
关于它报告了其自己在纽约的乌克林福称的通讯员。</text:p>
      <text:p text:style-name="P4">
乌克兰旗和口号的社区代表聚集在纽约市中心的时代广场，搬到联合国总部。</text:p>
      <text:p text:style-name="P4">
<draw:frame draw:style-name="fr1" draw:name="Image282" text:anchor-type="as-char" svg:width="6.9236in" svg:height="5.1927in" draw:z-index="0">
<draw:image xlink:href="../Images/yкринформ/2023-04-02T-30-18-00-03-00/1680384387-906.jpg" xlink:type="simple" xlink:show="embed" xlink:actuate="onLoad" draw:mime-type="image/jpeg"/>
</draw:frame>
行动的参与者带有铭文“停止轻率”，“俄罗斯 - 杀手”，“乌克兰人牺牲生命”，并大喊：“俄罗斯是恐怖分子国家!”</text:p>
      <text:p text:style-name="P4">
<draw:frame draw:style-name="fr1" draw:name="Image283" text:anchor-type="as-char" svg:width="6.9236in" svg:height="5.1927in" draw:z-index="0">
<draw:image xlink:href="../Images/yкринформ/2023-04-02T-30-18-00-03-00/1680384387-662.jpg" xlink:type="simple" xlink:show="embed" xlink:actuate="onLoad" draw:mime-type="image/jpeg"/>
</draw:frame>
根据该行动的组织者之一乌克林福姆(Ukrinform)的说法，它有一个帐篷，可以引起公众对几个问题的关注。</text:p>
      <text:p text:style-name="P4">
<draw:frame draw:style-name="fr1" draw:name="Image284" text:anchor-type="as-char" svg:width="6.9236in" svg:height="5.1927in" draw:z-index="0">
<draw:image xlink:href="../Images/yкринформ/2023-04-02T-30-18-00-03-00/1680384387-866.jpg" xlink:type="simple" xlink:show="embed" xlink:actuate="onLoad" draw:mime-type="image/jpeg"/>
</draw:frame>
他说：“我们反对在联合国安理会中保存恐怖分子国家，提醒我们布达悲剧的周年纪念日，并抗议俄罗斯俄罗斯和白俄罗斯人的杜洛里姆运动员的DO Olympic委员会。”</text:p>
      <text:p text:style-name="P4">
在Radbeza中回忆<text:a xlink:type="simple" xlink:href="https://www.ukrinform.ua/tag-oon" text:style-name="Internet_20_link" text:visited-style-name="Visited_20_Internet_20_Link">
</text:a>
它的每个成员椅子在一个月内。 现在，俄罗斯取代了执行此功能的莫桑比克。 5月，瑞士将保存。</text:p>
      <text:p text:style-name="P4">
<text:span text:style-name="T4">
另请阅读：</text:span>
 <text:a xlink:type="simple" xlink:href="https://www.ukrinform.ua/rubric-diaspora/3688415-u-seuli-ukrainci-proveli-akciu-protestu-pid-posolstvom-rf.html" text:style-name="Internet_20_link" text:visited-style-name="Visited_20_Internet_20_Link">
</text:a>
外交大臣 <text:a xlink:type="simple" xlink:href="https://www.ukrinform.ua/amp/rubric-polytics/3689308-dmitro-kuleba-golovuvanna-rosii-v-radbezi-oon-z-1-kvitna-ce-zlij-zart.html" text:style-name="Internet_20_link" text:visited-style-name="Visited_20_Internet_20_Link">
 </text:a>
一个邪恶的笑话。</text:p>
      <text:p text:style-name="P4">
据报道，3月28日<text:a xlink:type="simple" xlink:href="https://www.ukrinform.ua/amp/rubric-sports/3688669-mok-rekomenduvav-miznarodnim-federaciam-povernuti-rosian-i-bilorusiv-do-miznarodnih-zmagan.html" text:style-name="Internet_20_link" text:visited-style-name="Visited_20_Internet_20_Link">
</text:a>
允许俄罗斯塔比洛鲁斯到国际比赛的运动员。</text:p>
      <text:p text:style-name="P4">
News Source: <text:a xlink:type="simple" xlink:href="https://www.ukrinform.ua/rubric-diaspora/3690440-ukrainci-v-nujorku-vijsli-na-protest-proti-golovuvanna-rosii-u-radbezi-oon.html" text:style-name="Internet_20_link" text:visited-style-name="Visited_20_Internet_20_Link">
https://www.ukrinform.ua/rubric-diaspora/3690440-ukrainci-v-nujorku-vijsli-na-protest-proti-golovuvanna-rosii-u-radbezi-oon.html</text:a>
</text:p>
      <!--NEWS-->
      <text:h text:style-name="P10" text:outline-level="1">
<text:span text:style-name="T4">
纽约的乌克兰人开始抗议联合国理事会的俄罗斯总统</text:span>
</text:h>
      <text:p text:style-name="P4">
作者: Ukrinform (Person)</text:p>
      <text:p text:style-name="P4">
出版商: Укринформ (Organization)</text:p>
      <text:p text:style-name="P4">
出版时间: 2023-04-02T00:18:00+03:00</text:p>
      <text:p text:style-name="P4">
修改时间: 2023-04-02T00:18:00+03:00</text:p>
      <text:p text:style-name="P4">
描述: 乌克兰纽约社区在4月1日开始对联合国安理会的俄罗斯总统发动抗议。  - 乌克林。</text:p>
      <text:p text:style-name="P4">
图片: ["<text:a xlink:type="simple" xlink:href="https://static.ukrinform.com/photos/2023_04/thumb_files/630_360_1680384388-590.jpg" text:style-name="Internet_20_link" text:visited-style-name="Visited_20_Internet_20_Link">
630_360_16803...</text:a>
", "<text:a xlink:type="simple" xlink:href="https://static.ukrinform.com/photos/2023_04/1680384387-906.jpg" text:style-name="Internet_20_link" text:visited-style-name="Visited_20_Internet_20_Link">
1680384387-90...</text:a>
", "<text:a xlink:type="simple" xlink:href="https://static.ukrinform.com/photos/2023_04/1680384387-662.jpg" text:style-name="Internet_20_link" text:visited-style-name="Visited_20_Internet_20_Link">
1680384387-66...</text:a>
", "<text:a xlink:type="simple" xlink:href="https://static.ukrinform.com/photos/2023_04/1680384387-866.jpg" text:style-name="Internet_20_link" text:visited-style-name="Visited_20_Internet_20_Link">
1680384387-86...</text:a>
"]</text:p>
      <text:p text:style-name="P4">
标签: ['Нью-Йорк', 'Протест', 'росія', 'Радбез ООН']</text:p>
      <text:p text:style-name="P4">
类型: Article</text:p>
      <!--METADATA-->
      <text:p text:style-name="P4">
<draw:frame draw:style-name="fr1" draw:name="Image285" text:anchor-type="as-char" svg:width="6.9236in" svg:height="3.956343in" draw:z-index="0">
<draw:image xlink:href="../Images/yкринформ/2023-04-02T00-18-00-03-00/630_360_1680384388-590.jpg" xlink:type="simple" xlink:show="embed" xlink:actuate="onLoad" draw:mime-type="image/jpeg"/>
</draw:frame>
纽约乌克兰乌克兰人游泳了抗议俄罗斯联合国安全总统的抗议，该总统于4月1日开始。</text:p>
      <text:p text:style-name="P4">
关于它报告了其自己在纽约的乌克林福称的通讯员。</text:p>
      <text:p text:style-name="P4">
乌克兰旗和口号的社区代表聚集在纽约市中心的时代广场，搬到联合国总部。</text:p>
      <text:p text:style-name="P4">
<draw:frame draw:style-name="fr1" draw:name="Image286" text:anchor-type="as-char" svg:width="6.9236in" svg:height="5.1927in" draw:z-index="0">
<draw:image xlink:href="../Images/yкринформ/2023-04-02T00-18-00-03-00/1680384387-906.jpg" xlink:type="simple" xlink:show="embed" xlink:actuate="onLoad" draw:mime-type="image/jpeg"/>
</draw:frame>
行动的参与者带有铭文“停止轻率”，“俄罗斯 - 杀手”，“乌克兰人牺牲生命”，并大喊：“俄罗斯是恐怖分子国家!”</text:p>
      <text:p text:style-name="P4">
<draw:frame draw:style-name="fr1" draw:name="Image287" text:anchor-type="as-char" svg:width="6.9236in" svg:height="5.1927in" draw:z-index="0">
<draw:image xlink:href="../Images/yкринформ/2023-04-02T00-18-00-03-00/1680384387-662.jpg" xlink:type="simple" xlink:show="embed" xlink:actuate="onLoad" draw:mime-type="image/jpeg"/>
</draw:frame>
根据该行动的组织者之一乌克林福姆(Ukrinform)的说法，它有一个帐篷，可以引起公众对几个问题的关注。</text:p>
      <text:p text:style-name="P4">
<draw:frame draw:style-name="fr1" draw:name="Image288" text:anchor-type="as-char" svg:width="6.9236in" svg:height="5.1927in" draw:z-index="0">
<draw:image xlink:href="../Images/yкринформ/2023-04-02T00-18-00-03-00/1680384387-866.jpg" xlink:type="simple" xlink:show="embed" xlink:actuate="onLoad" draw:mime-type="image/jpeg"/>
</draw:frame>
他说：“我们反对在联合国安理会中保存恐怖分子国家，提醒我们布达悲剧的周年纪念日，并抗议俄罗斯俄罗斯和白俄罗斯人的杜洛里姆运动员的DO Olympic委员会。”</text:p>
      <text:p text:style-name="P4">
在Radbeza中回忆<text:a xlink:type="simple" xlink:href="https://www.ukrinform.ua/tag-oon" text:style-name="Internet_20_link" text:visited-style-name="Visited_20_Internet_20_Link">
</text:a>
它的每个成员椅子在一个月内。 现在，俄罗斯取代了执行此功能的莫桑比克。 5月，瑞士将保存。</text:p>
      <text:p text:style-name="P4">
<text:span text:style-name="T4">
另请阅读：</text:span>
 <text:a xlink:type="simple" xlink:href="https://www.ukrinform.ua/rubric-diaspora/3688415-u-seuli-ukrainci-proveli-akciu-protestu-pid-posolstvom-rf.html" text:style-name="Internet_20_link" text:visited-style-name="Visited_20_Internet_20_Link">
</text:a>
外交大臣 <text:a xlink:type="simple" xlink:href="https://www.ukrinform.ua/amp/rubric-polytics/3689308-dmitro-kuleba-golovuvanna-rosii-v-radbezi-oon-z-1-kvitna-ce-zlij-zart.html" text:style-name="Internet_20_link" text:visited-style-name="Visited_20_Internet_20_Link">
 </text:a>
一个邪恶的笑话。</text:p>
      <text:p text:style-name="P4">
据报道，3月28日<text:a xlink:type="simple" xlink:href="https://www.ukrinform.ua/amp/rubric-sports/3688669-mok-rekomenduvav-miznarodnim-federaciam-povernuti-rosian-i-bilorusiv-do-miznarodnih-zmagan.html" text:style-name="Internet_20_link" text:visited-style-name="Visited_20_Internet_20_Link">
</text:a>
允许俄罗斯塔比洛鲁斯到国际比赛的运动员。</text:p>
      <text:p text:style-name="P4">
News Source: <text:a xlink:type="simple" xlink:href="https://www.ukrinform.ua/rubric-diaspora/3690440-ukrainci-v-nujorku-vijsli-na-protest-proti-golovuvanna-rosii-u-radbezi-oon.html" text:style-name="Internet_20_link" text:visited-style-name="Visited_20_Internet_20_Link">
https://www.ukrinform.ua/rubric-diaspora/3690440-ukrainci-v-nujorku-vijsli-na-protest-proti-golovuvanna-rosii-u-radbezi-oon.html</text:a>
</text:p>
      <!--NEWS-->
      <text:h text:style-name="P10" text:outline-level="1">
<text:span text:style-name="T4">
部长的内阁回答了请愿书，并通话不要禁止UOC MP</text:span>
</text:h>
      <text:p text:style-name="P4">
作者: Ukrinform (Person)</text:p>
      <text:p text:style-name="P4">
出版商: Укринформ (Organization)</text:p>
      <text:p text:style-name="P4">
出版时间: 2023-04-02T00:49:00+03:00</text:p>
      <text:p text:style-name="P4">
修改时间: 2023-04-02T00:49:00+03:00</text:p>
      <text:p text:style-name="P4">
描述: 部长的内阁指示州政府服务民族政策和良心自由，以解决请愿书中提出的问题，不要禁止UOC -MP，该公司获得了超过25,000票的票数。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Петиція', 'УПЦ МП', 'Заборона']</text:p>
      <text:p text:style-name="P4">
类型: Article</text:p>
      <!--METADATA-->
      <text:p text:style-name="P4">
<draw:frame draw:style-name="fr1" draw:name="Image289" text:anchor-type="as-char" svg:width="6.9236in" svg:height="3.956343in" draw:z-index="0">
<draw:image xlink:href="../Images/yкринформ/2023-04-02T00-49-00-03-00/630_360_1678738628-217.jpg" xlink:type="simple" xlink:show="embed" xlink:actuate="onLoad" draw:mime-type="image/jpeg"/>
</draw:frame>
部长的内阁委托州政府服务部门，并委托良心的自由与请愿书合作，而不是禁止UOC -MP，该请愿书已获得超过25,000票。</text:p>
      <text:p text:style-name="P4">
根据乌克林福姆的说法，相关信息已发布在<text:a xlink:type="simple" xlink:href="https://petition.kmu.gov.ua/kmu/Petition/View/4953" text:style-name="Internet_20_link" text:visited-style-name="Visited_20_Internet_20_Link">
</text:a>
在政府门户网站上。</text:p>
      <text:p text:style-name="P4">
值得注意的是，电子请愿书№41/004953-23-23-23EP“不禁止乌克兰东正教教堂”被张贴在部长内阁的官方网站上13。 根据最新数据，它得到了25488名公民的支持。</text:p>
      <text:p text:style-name="P4">
“鉴于请愿书中提出的问题很复杂，指示民族政策和良心自由的国家服务，指示他们取得成果，并告知乌克兰部长的作者和乌克兰部长的内阁。”回应请愿书。</text:p>
      <text:p text:style-name="P4">
它的作者尤其指出，宪法保证了乌克兰良心和宗教自由的所有公民。</text:p>
      <text:p text:style-name="P4">
<text:span text:style-name="T4">
另请阅读：</text:span>
 <text:a xlink:type="simple" xlink:href="https://www.ukrinform.ua/rubric-society/3690250-pidozra-mitropolitu-upc-mp-pavlu-u-sbu-rozkrili-detali.html" text:style-name="Internet_20_link" text:visited-style-name="Visited_20_Internet_20_Link">
</text:a>
“因此，我们，信徒<text:a xlink:type="simple" xlink:href="https://www.ukrinform.ua/tag-upc-mp" text:style-name="Internet_20_link" text:visited-style-name="Visited_20_Internet_20_Link">
</text:a>
，我们敦促在代表NSDC制定相关法律的过程中，通过对话，寻找真理和保护宪法权利和自由来反映和解决教会问题的智慧。</text:p>
      <text:p text:style-name="P4">
如报道，<text:a xlink:type="simple" xlink:href="https://www.ukrinform.ua/rubric-society/3626241-zelenskij-vviv-u-diu-risenna-rnbo-pro-zaprovadzenna-sankcii-proti-cerkovnikiv-upc-mp.html" text:style-name="Internet_20_link" text:visited-style-name="Visited_20_Internet_20_Link">
</text:a>
“在乌克兰宗教组织的某些方面以及使用个人经济和其他限制性措施(制裁)”。</text:p>
      <text:p text:style-name="P4">
<text:span text:style-name="T4">
另请阅读：</text:span>
 <text:a xlink:type="simple" xlink:href="https://www.ukrinform.ua/rubric-society/3690409-sud-vidpraviv-mitropolita-upc-mp-pavla-pid-domasnij-arest-na-60-dib.html" text:style-name="Internet_20_link" text:visited-style-name="Visited_20_Internet_20_Link">
</text:a>
NSDC的相关决定指示部长的内阁向Verkhovna Rada提交一项法案，以防止乌克兰的活动与俄罗斯宗教组织联合会在俄罗斯宗教组织联合会中的依从于国际法规则，乌克兰良心的自由。</text:p>
      <text:p text:style-name="P4">
News Source: <text:a xlink:type="simple" xlink:href="https://www.ukrinform.ua/rubric-society/3690441-kabmin-dav-vidpovid-na-peticiu-iz-zaklikom-ne-zaboronati-upc-mp.html" text:style-name="Internet_20_link" text:visited-style-name="Visited_20_Internet_20_Link">
https://www.ukrinform.ua/rubric-society/3690441-kabmin-dav-vidpovid-na-peticiu-iz-zaklikom-ne-zaboronati-upc-mp.html</text:a>
</text:p>
      <!--NEWS-->
      <text:h text:style-name="P10" text:outline-level="1">
<text:span text:style-name="T4">
英国农民将22辆汽车交给乌克兰捍卫者</text:span>
</text:h>
      <text:p text:style-name="P4">
作者: Ukrinform (Person)</text:p>
      <text:p text:style-name="P4">
出版商: Укринформ (Organization)</text:p>
      <text:p text:style-name="P4">
出版时间: 2023-04-02T01:14:00+03:00</text:p>
      <text:p text:style-name="P4">
修改时间: 2023-04-02T01:14:00+03:00</text:p>
      <text:p text:style-name="P4">
描述: 来自英国的农民将22个皮卡带到了利维夫地区，汽车被移交给了国王丹尼洛的24个OMB。  - 乌克林。</text:p>
      <text:p text:style-name="P4">
图片: ["<text:a xlink:type="simple" xlink:href="https://static.ukrinform.com/photos/2023_04/thumb_files/630_360_1680347421-708.jpg" text:style-name="Internet_20_link" text:visited-style-name="Visited_20_Internet_20_Link">
630_360_16803...</text:a>
"]</text:p>
      <text:p text:style-name="P4">
标签: ['Автомобіль', 'Британія', 'Львівщина', 'Козицький ']</text:p>
      <text:p text:style-name="P4">
类型: Article</text:p>
      <!--METADATA-->
      <text:p text:style-name="P4">
<draw:frame draw:style-name="fr1" draw:name="Image290" text:anchor-type="as-char" svg:width="6.9236in" svg:height="3.956343in" draw:z-index="0">
<draw:image xlink:href="../Images/yкринформ/2023-04-02T01-14-00-03-00/630_360_1680347421-708.jpg" xlink:type="simple" xlink:show="embed" xlink:actuate="onLoad" draw:mime-type="image/jpeg"/>
</draw:frame>
Zelya Britain的农民将22个皮卡带到了Lviv地区，这些汽车被移交给了Danylo国王24日。</text:p>
      <text:p text:style-name="P4">
这是在[]中报道的(https://t.me/kozytskyy_maksym_official/7571)据LVIV地区军事管理部长Maxim Kozytsky。</text:p>
      <text:p text:style-name="P4">
“这是我们的苏格兰农民的第二批汽车，在接和和平的框架内。 在他们的计划中，以24辆以国王丹尼尔(King Daniel)命名的OMB，”  -  Kozozytsky说。</text:p>
      <text:p text:style-name="P4">
<text:span text:style-name="T4">
另请阅读：</text:span>
 <text:a xlink:type="simple" xlink:href="https://www.ukrinform.ua/rubric-ato/3690216-zsu-otrimali-se-10-pozaslahovikiv-dla-znisenna-povitranih-cilej-naev.html" text:style-name="Internet_20_link" text:visited-style-name="Visited_20_Internet_20_Link">
</text:a>
据他说，除了汽车外，英国还为IDP和前线居民带来了发电机和人文学科的帮助。</text:p>
      <text:p text:style-name="P4">
据报道，波兰已移交了下一批汽车，乌克兰捍卫者的tadron发电机，总共提供的援助量已经超过300万欧元。</text:p>
      <text:p text:style-name="P4">
News Source: <text:a xlink:type="simple" xlink:href="https://www.ukrinform.ua/rubric-regions/3690279-britanski-fermeri-peredali-22-avtivki-ukrainskim-zahisnikam.html" text:style-name="Internet_20_link" text:visited-style-name="Visited_20_Internet_20_Link">
https://www.ukrinform.ua/rubric-regions/3690279-britanski-fermeri-peredali-22-avtivki-ukrainskim-zahisnikam.html</text:a>
</text:p>
      <!--NEWS-->
      <text:h text:style-name="P10" text:outline-level="1">
<text:span text:style-name="T4">
在哈尔基夫（Kharkiv）中，支持支持支持已清除的145公顷农业用地</text:span>
</text:h>
      <text:p text:style-name="P4">
作者: ['АРМІЯINFORM']</text:p>
      <text:p text:style-name="P4">
时间: 2023-04-02T98:00:00-04:00</text:p>
      <text:p text:style-name="P4">
描述: 关于ZS乌克兰人的总部。 pidrodrols的震撼人物...与乌克兰2022年的战争，与乌克兰的最新新闻，今天与乌克兰2022年的新闻战争，乌克兰与乌克兰之间的战争，乌克兰和俄罗斯之间是否会发生战争，何时与乌克兰在2022年与乌克兰进行战争，无论是，无论是在不久的将来与乌克兰的战争》中说，与乌克兰的战争，今天的乌克兰新闻，乌克兰的新闻，乌克兰媒体在俄罗斯</text:p>
      <text:p text:style-name="P4">
图片: ['<text:a xlink:type="simple" xlink:href="https://armyinform.com.ua/wp-content/uploads/2023/04/4.jpg" text:style-name="Internet_20_link" text:visited-style-name="Visited_20_Internet_20_Link">
4.jpg</text:a>
', '<text:a xlink:type="simple" xlink:href="https://armyinform.com.ua/wp-content/uploads/2023/04/338283292_899316818011731_1709447214957619959_n.jpg" text:style-name="Internet_20_link" text:visited-style-name="Visited_20_Internet_20_Link">
338283292_899316818011731_1709447214957619959_n.jpg</text:a>
', '<text:a xlink:type="simple" xlink:href="https://armyinform.com.ua/wp-content/uploads/2023/04/338594153_108499712206764_3862288127389226495_n-150x150.jpg" text:style-name="Internet_20_link" text:visited-style-name="Visited_20_Internet_20_Link">
338594153_108499712206764_3862288127389226495_n-150x150.jpg</text:a>
', '<text:a xlink:type="simple" xlink:href="https://armyinform.com.ua/wp-content/uploads/2023/04/339428951_213765661340315_2825176506893096352_n-150x150.jpg" text:style-name="Internet_20_link" text:visited-style-name="Visited_20_Internet_20_Link">
339428951_213765661340315_2825176506893096352_n-150x150.jpg</text:a>
']</text:p>
      <text:p text:style-name="P4">
标签: ['STOPRUSSIA', 'АГРЕСІЯ РФ', 'ВІЙНА', 'ВТОРГНЕННЯ РФ', 'РОЗМІНУВАННЯ', 'СУХОПУТНІ ВІЙСЬКА ЗС УКРАЇНИ']</text:p>
      <text:p text:style-name="P4">
类别: News</text:p>
      <!--METADATA-->
      <text:p text:style-name="P4">
<draw:frame draw:style-name="fr1" draw:name="Image291" text:anchor-type="as-char" svg:width="6.9236in" svg:height="5.293508in" draw:z-index="0">
<draw:image xlink:href="../Images/AРМІЯINFORM/2023-04-02T98-00-00-04-00/4.jpg" xlink:type="simple" xlink:show="embed" xlink:actuate="onLoad" draw:mime-type="image/jpeg"/>
</draw:frame>
关于它<text:a xlink:type="simple" xlink:href="https://www.facebook.com/GeneralStaff.ua/posts/pfbid0929FTcbU3QRTLuxRNj1HmQSbvd4ZnHjEffuFqw6ApcRqwxEcD7oSJvLEffKt4vqBl" text:style-name="Internet_20_link" text:visited-style-name="Visited_20_Internet_20_Link">
报告</text:a>
乌克兰武装部队的总参谋部。</text:p>
      <text:p text:style-name="P4">
迄今为止，已经对武装部队支援部队的工程和支持部队进行了大量工作，以清洁从爆炸物体中清理解放的终结者(GNP).</text:p>
      <text:p text:style-name="P4">
<draw:frame draw:style-name="fr1" draw:name="Image292" text:anchor-type="as-char" svg:width="6.9236in" svg:height="6.9236in" draw:z-index="0">
<draw:image xlink:href="../Images/AРМІЯINFORM/2023-04-02T98-00-00-04-00/338283292_899316818011731_1709447214957619959_n.jpg" xlink:type="simple" xlink:show="embed" xlink:actuate="onLoad" draw:mime-type="image/jpeg"/>
</draw:frame>
因此，在哈尔基夫地区，有145个危险，21.33公顷的森林区域，近171公里的线 - 电动计划，40公里的燃气管道，192公里的道路，239 000平方米。 不同的建筑物。 6 044 GNP被处置并销毁。</text:p>
      <text:p text:style-name="P4">
武装部队武装部队的仆从也在赫尔森地区社区的领土上运作，这些地区被赎回了占领。 从国内生产总值中清除了1189多个船船土地，几乎78平方米的建筑物，检查了5个设施。4095 GNP损坏并摧毁了。</text:p>
      <text:p text:style-name="P4">
<text:a xlink:type="simple" xlink:href="https://armyinform.com.ua/wp-content/uploads/2023/04/338594153_108499712206764_3862288127389226495_n.jpg" text:style-name="Internet_20_link" text:visited-style-name="Visited_20_Internet_20_Link">
!(Images/AРМІЯINFORM/2023-04-02T98-00-00-04-00/338594153_108499712206764_3862288127389226495_n-150x150.jpg)</text:a>
</text:p>
      <text:p text:style-name="P4">
<text:a xlink:type="simple" xlink:href="https://armyinform.com.ua/wp-content/uploads/2023/04/339428951_213765661340315_2825176506893096352_n.jpg" text:style-name="Internet_20_link" text:visited-style-name="Visited_20_Internet_20_Link">
<draw:frame draw:style-name="fr1" draw:name="Image293" text:anchor-type="as-char" svg:width="6.9236in" svg:height="6.9236in" draw:z-index="0">
<draw:image xlink:href="../Images/AРМІЯINFORM/2023-04-02T98-00-00-04-00/339428951_213765661340315_2825176506893096352_n-150x150.jpg" xlink:type="simple" xlink:show="embed" xlink:actuate="onLoad" draw:mime-type="image/jpeg"/>
</draw:frame>
</text:a>
任务参与了20多个demining组，并且远程标记的Bozena-5脱粒系统的计算也将起作用。</text:p>
      <text:p text:style-name="P4">
在所有天气条件下，sapers昼夜工作，靠近营养!</text:p>
      <text:p text:style-name="P4">
News Source: <text:a xlink:type="simple" xlink:href="https://armyinform.com.ua/2023/04/02/sapery-syl-pidtrymky-zsu-ochyshhayut-zemli-vid-vybuhonebezpechnyh-predmetiv/" text:style-name="Internet_20_link" text:visited-style-name="Visited_20_Internet_20_Link">
https://armyinform.com.ua/2023/04/02/sapery-syl-pidtrymky-zsu-ochyshhayut-zemli-vid-vybuhonebezpechnyh-predmetiv/</text:a>
</text:p>
      <!--NEWS-->
      <text:h text:style-name="P10" text:outline-level="1">
<text:span text:style-name="T4">
欧洲刑警组织确定了150名乌克兰军事犯罪嫌疑人</text:span>
</text:h>
      <text:p text:style-name="P4">
作者: ['АРМІЯINFORM']</text:p>
      <text:p text:style-name="P4">
时间: 2023-04-02T99: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4f7bc74c-4f13-4286-b46f-93224a2cd50b.jpg" text:style-name="Internet_20_link" text:visited-style-name="Visited_20_Internet_20_Link">
4f7bc74c-4f13-4286-b46f-93224a2cd50b.jpg</text:a>
']</text:p>
      <text:p text:style-name="P4">
标签: ['STOPRUSSIA', 'АГРЕСІЯ РФ', 'ВІЙНА', 'ВТОРГНЕННЯ РФ']</text:p>
      <text:p text:style-name="P4">
类别: News</text:p>
      <!--METADATA-->
      <text:p text:style-name="P4">
<draw:frame draw:style-name="fr1" draw:name="Image294" text:anchor-type="as-char" svg:width="6.9236in" svg:height="4.615733in" draw:z-index="0">
<draw:image xlink:href="../Images/AРМІЯINFORM/2023-04-02T99-00-00-04-00/4f7bc74c-4f13-4286-b46f-93224a2cd50b.jpg" xlink:type="simple" xlink:show="embed" xlink:actuate="onLoad" draw:mime-type="image/jpeg"/>
</draw:frame>
说明性照片</text:p>
      <text:p text:style-name="P4">
关于它<text:a xlink:type="simple" xlink:href="https://www.facebook.com/SZRUkraine/posts/pfbid02kRcvJPcianA2Vk9CC1ZkU4gNG4YK7wRtwLTHrdHJJ3nohq7E4XvP4XbTZAEgXCr3l" text:style-name="Internet_20_link" text:visited-style-name="Visited_20_Internet_20_Link">
报告</text:a>
乌克兰在其官方Facebook页面上的外部情报服务。</text:p>
      <text:p text:style-name="P4">
欧洲刑警组织分析了7,000张照片和视频片段，并反映了乌克兰战争期间战争犯罪中的150名嫌疑犯。 欧洲刑警组织执行董事凯瑟琳·博莱(Catherine Bollee)在布恰举行的联合司法会议期间报道了这一点，并从俄罗斯入侵者致敬城市周年纪念日。</text:p>
      <text:p text:style-name="P4">
News Source: <text:a xlink:type="simple" xlink:href="https://armyinform.com.ua/2023/04/02/yevropol-proanalizuvav-7-tysyach-foto-ta-video-ta-znajshov-150-pidozryuvanyhrf-prychasnyh-u-voyennyh-zlochynah-v-ukrayini/" text:style-name="Internet_20_link" text:visited-style-name="Visited_20_Internet_20_Link">
https://armyinform.com.ua/2023/04/02/yevropol-proanalizuvav-7-tysyach-foto-ta-video-ta-znajshov-150-pidozryuvanyhrf-prychasnyh-u-voyennyh-zlochynah-v-ukrayi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